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88" calcext:value-type="float">
            <text:p>19988</text:p>
          </table:table-cell>
          <table:table-cell office:value-type="float" office:value="18936" calcext:value-type="float">
            <text:p>1893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19.005096" calcext:value-type="float">
            <text:p>19.005096</text:p>
          </table:table-cell>
          <table:table-cell office:value-type="float" office:value="16.994839" calcext:value-type="float">
            <text:p>16.994839</text:p>
          </table:table-cell>
          <table:table-cell office:value-type="float" office:value="0.008914" calcext:value-type="float">
            <text:p>0.008914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" calcext:value-type="float">
            <text:p>1998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19.02052" calcext:value-type="float">
            <text:p>19.02052</text:p>
          </table:table-cell>
          <table:table-cell office:value-type="float" office:value="16.996721" calcext:value-type="float">
            <text:p>16.996721</text:p>
          </table:table-cell>
          <table:table-cell office:value-type="float" office:value="0.009408" calcext:value-type="float">
            <text:p>0.009408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" calcext:value-type="float">
            <text:p>399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19.505108" calcext:value-type="float">
            <text:p>19.505108</text:p>
          </table:table-cell>
          <table:table-cell office:value-type="float" office:value="18.489875" calcext:value-type="float">
            <text:p>18.489875</text:p>
          </table:table-cell>
          <table:table-cell office:value-type="float" office:value="0.017296" calcext:value-type="float">
            <text:p>0.01729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" calcext:value-type="float">
            <text:p>399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.043099" calcext:value-type="float">
            <text:p>1.043099</text:p>
          </table:table-cell>
          <table:table-cell office:value-type="float" office:value="19.520532" calcext:value-type="float">
            <text:p>19.520532</text:p>
          </table:table-cell>
          <table:table-cell office:value-type="float" office:value="18.477433" calcext:value-type="float">
            <text:p>18.477433</text:p>
          </table:table-cell>
          <table:table-cell office:value-type="float" office:value="0.017308" calcext:value-type="float">
            <text:p>0.01730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85" calcext:value-type="float">
            <text:p>1.021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41" calcext:value-type="float">
            <text:p>1.01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015" calcext:value-type="float">
            <text:p>1.03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016" calcext:value-type="float">
            <text:p>610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.010382" calcext:value-type="float">
            <text:p>1.010382</text:p>
          </table:table-cell>
          <table:table-cell office:value-type="float" office:value="20.0051" calcext:value-type="float">
            <text:p>20.0051</text:p>
          </table:table-cell>
          <table:table-cell office:value-type="float" office:value="18.994718" calcext:value-type="float">
            <text:p>18.994718</text:p>
          </table:table-cell>
          <table:table-cell office:value-type="float" office:value="0.025698" calcext:value-type="float">
            <text:p>0.025698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964" calcext:value-type="float">
            <text:p>599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.051827" calcext:value-type="float">
            <text:p>1.051827</text:p>
          </table:table-cell>
          <table:table-cell office:value-type="float" office:value="19.687198" calcext:value-type="float">
            <text:p>19.687198</text:p>
          </table:table-cell>
          <table:table-cell office:value-type="float" office:value="18.63537" calcext:value-type="float">
            <text:p>18.63537</text:p>
          </table:table-cell>
          <table:table-cell office:value-type="float" office:value="0.025742" calcext:value-type="float">
            <text:p>0.025742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94" calcext:value-type="float">
            <text:p>1.029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1" calcext:value-type="float">
            <text:p>1.01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533" calcext:value-type="float">
            <text:p>1.039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" calcext:value-type="float">
            <text:p>799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15501" calcext:value-type="float">
            <text:p>1.015501</text:p>
          </table:table-cell>
          <table:table-cell office:value-type="float" office:value="19.755113" calcext:value-type="float">
            <text:p>19.755113</text:p>
          </table:table-cell>
          <table:table-cell office:value-type="float" office:value="18.739612" calcext:value-type="float">
            <text:p>18.739612</text:p>
          </table:table-cell>
          <table:table-cell office:value-type="float" office:value="0.034132" calcext:value-type="float">
            <text:p>0.034132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" calcext:value-type="float">
            <text:p>799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48647" calcext:value-type="float">
            <text:p>1.048647</text:p>
          </table:table-cell>
          <table:table-cell office:value-type="float" office:value="19.770517" calcext:value-type="float">
            <text:p>19.770517</text:p>
          </table:table-cell>
          <table:table-cell office:value-type="float" office:value="18.72187" calcext:value-type="float">
            <text:p>18.72187</text:p>
          </table:table-cell>
          <table:table-cell office:value-type="float" office:value="0.034164" calcext:value-type="float">
            <text:p>0.034164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203" calcext:value-type="float">
            <text:p>1.024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8" calcext:value-type="float">
            <text:p>1.0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602" calcext:value-type="float">
            <text:p>1.037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" calcext:value-type="float">
            <text:p>9994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.016261" calcext:value-type="float">
            <text:p>1.016261</text:p>
          </table:table-cell>
          <table:table-cell office:value-type="float" office:value="19.805111" calcext:value-type="float">
            <text:p>19.805111</text:p>
          </table:table-cell>
          <table:table-cell office:value-type="float" office:value="18.78885" calcext:value-type="float">
            <text:p>18.78885</text:p>
          </table:table-cell>
          <table:table-cell office:value-type="float" office:value="0.042553" calcext:value-type="float">
            <text:p>0.042553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" calcext:value-type="float">
            <text:p>9994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.050237" calcext:value-type="float">
            <text:p>1.050237</text:p>
          </table:table-cell>
          <table:table-cell office:value-type="float" office:value="19.820535" calcext:value-type="float">
            <text:p>19.820535</text:p>
          </table:table-cell>
          <table:table-cell office:value-type="float" office:value="18.770298" calcext:value-type="float">
            <text:p>18.770298</text:p>
          </table:table-cell>
          <table:table-cell office:value-type="float" office:value="0.042595" calcext:value-type="float">
            <text:p>0.042595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033" calcext:value-type="float">
            <text:p>1.025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152" calcext:value-type="float">
            <text:p>1.03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" calcext:value-type="float">
            <text:p>1199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19.838443" calcext:value-type="float">
            <text:p>19.838443</text:p>
          </table:table-cell>
          <table:table-cell office:value-type="float" office:value="18.82707" calcext:value-type="float">
            <text:p>18.82707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" calcext:value-type="float">
            <text:p>1199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.054288" calcext:value-type="float">
            <text:p>1.054288</text:p>
          </table:table-cell>
          <table:table-cell office:value-type="float" office:value="19.853867" calcext:value-type="float">
            <text:p>19.853867</text:p>
          </table:table-cell>
          <table:table-cell office:value-type="float" office:value="18.799579" calcext:value-type="float">
            <text:p>18.799579</text:p>
          </table:table-cell>
          <table:table-cell office:value-type="float" office:value="0.051034" calcext:value-type="float">
            <text:p>0.0510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65" calcext:value-type="float">
            <text:p>1.03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363" calcext:value-type="float">
            <text:p>1.04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9916" calcext:value-type="float">
            <text:p>13991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.016384" calcext:value-type="float">
            <text:p>1.016384</text:p>
          </table:table-cell>
          <table:table-cell office:value-type="float" office:value="19.86225" calcext:value-type="float">
            <text:p>19.86225</text:p>
          </table:table-cell>
          <table:table-cell office:value-type="float" office:value="18.845866" calcext:value-type="float">
            <text:p>18.845866</text:p>
          </table:table-cell>
          <table:table-cell office:value-type="float" office:value="0.059394" calcext:value-type="float">
            <text:p>0.059394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9916" calcext:value-type="float">
            <text:p>13991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.047469" calcext:value-type="float">
            <text:p>1.047469</text:p>
          </table:table-cell>
          <table:table-cell office:value-type="float" office:value="19.877674" calcext:value-type="float">
            <text:p>19.877674</text:p>
          </table:table-cell>
          <table:table-cell office:value-type="float" office:value="18.830205" calcext:value-type="float">
            <text:p>18.830205</text:p>
          </table:table-cell>
          <table:table-cell office:value-type="float" office:value="0.059443" calcext:value-type="float">
            <text:p>0.059443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226" calcext:value-type="float">
            <text:p>1.026226</text:p>
          </table:table-cell>
          <table:table-cell office:value-type="float" office:value="7.162926" calcext:value-type="float">
            <text:p>7.162926</text:p>
          </table:table-cell>
          <table:table-cell office:value-type="float" office:value="6.1367" calcext:value-type="float">
            <text:p>6.136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7.165746" calcext:value-type="float">
            <text:p>7.165746</text:p>
          </table:table-cell>
          <table:table-cell office:value-type="float" office:value="6.146673" calcext:value-type="float">
            <text:p>6.14667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6505" calcext:value-type="float">
            <text:p>1.036505</text:p>
          </table:table-cell>
          <table:table-cell office:value-type="float" office:value="7.16434" calcext:value-type="float">
            <text:p>7.16434</text:p>
          </table:table-cell>
          <table:table-cell office:value-type="float" office:value="6.127835" calcext:value-type="float">
            <text:p>6.127835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9904" calcext:value-type="float">
            <text:p>15990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.015373" calcext:value-type="float">
            <text:p>1.015373</text:p>
          </table:table-cell>
          <table:table-cell office:value-type="float" office:value="19.8801" calcext:value-type="float">
            <text:p>19.8801</text:p>
          </table:table-cell>
          <table:table-cell office:value-type="float" office:value="18.864727" calcext:value-type="float">
            <text:p>18.864727</text:p>
          </table:table-cell>
          <table:table-cell office:value-type="float" office:value="0.067811" calcext:value-type="float">
            <text:p>0.06781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9904" calcext:value-type="float">
            <text:p>15990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.055438" calcext:value-type="float">
            <text:p>1.055438</text:p>
          </table:table-cell>
          <table:table-cell office:value-type="float" office:value="19.895524" calcext:value-type="float">
            <text:p>19.895524</text:p>
          </table:table-cell>
          <table:table-cell office:value-type="float" office:value="18.840086" calcext:value-type="float">
            <text:p>18.840086</text:p>
          </table:table-cell>
          <table:table-cell office:value-type="float" office:value="0.067899" calcext:value-type="float">
            <text:p>0.067899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5" calcext:value-type="float">
            <text:p>1.031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33" calcext:value-type="float">
            <text:p>1.044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0944" calcext:value-type="float">
            <text:p>18094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20.005096" calcext:value-type="float">
            <text:p>20.005096</text:p>
          </table:table-cell>
          <table:table-cell office:value-type="float" office:value="18.994743" calcext:value-type="float">
            <text:p>18.994743</text:p>
          </table:table-cell>
          <table:table-cell office:value-type="float" office:value="0.076208" calcext:value-type="float">
            <text:p>0.076208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9892" calcext:value-type="float">
            <text:p>17989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.057578" calcext:value-type="float">
            <text:p>1.057578</text:p>
          </table:table-cell>
          <table:table-cell office:value-type="float" office:value="19.909413" calcext:value-type="float">
            <text:p>19.909413</text:p>
          </table:table-cell>
          <table:table-cell office:value-type="float" office:value="18.851835" calcext:value-type="float">
            <text:p>18.851835</text:p>
          </table:table-cell>
          <table:table-cell office:value-type="float" office:value="0.076339" calcext:value-type="float">
            <text:p>0.076339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35" calcext:value-type="float">
            <text:p>1.031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493" calcext:value-type="float">
            <text:p>1.04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0" calcext:value-type="float">
            <text:p>19988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19.905096" calcext:value-type="float">
            <text:p>19.905096</text:p>
          </table:table-cell>
          <table:table-cell office:value-type="float" office:value="18.888883" calcext:value-type="float">
            <text:p>18.888883</text:p>
          </table:table-cell>
          <table:table-cell office:value-type="float" office:value="0.084655" calcext:value-type="float">
            <text:p>0.084655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0" calcext:value-type="float">
            <text:p>19988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.058608" calcext:value-type="float">
            <text:p>1.058608</text:p>
          </table:table-cell>
          <table:table-cell office:value-type="float" office:value="19.92052" calcext:value-type="float">
            <text:p>19.92052</text:p>
          </table:table-cell>
          <table:table-cell office:value-type="float" office:value="18.861912" calcext:value-type="float">
            <text:p>18.861912</text:p>
          </table:table-cell>
          <table:table-cell office:value-type="float" office:value="0.084776" calcext:value-type="float">
            <text:p>0.084776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25" calcext:value-type="float">
            <text:p>1.032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623" calcext:value-type="float">
            <text:p>1.04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9868" calcext:value-type="float">
            <text:p>21986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16501" calcext:value-type="float">
            <text:p>1.016501</text:p>
          </table:table-cell>
          <table:table-cell office:value-type="float" office:value="19.914198" calcext:value-type="float">
            <text:p>19.914198</text:p>
          </table:table-cell>
          <table:table-cell office:value-type="float" office:value="18.897697" calcext:value-type="float">
            <text:p>18.897697</text:p>
          </table:table-cell>
          <table:table-cell office:value-type="float" office:value="0.093077" calcext:value-type="float">
            <text:p>0.093077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9868" calcext:value-type="float">
            <text:p>21986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43648" calcext:value-type="float">
            <text:p>1.043648</text:p>
          </table:table-cell>
          <table:table-cell office:value-type="float" office:value="19.929622" calcext:value-type="float">
            <text:p>19.929622</text:p>
          </table:table-cell>
          <table:table-cell office:value-type="float" office:value="18.885974" calcext:value-type="float">
            <text:p>18.885974</text:p>
          </table:table-cell>
          <table:table-cell office:value-type="float" office:value="0.093135" calcext:value-type="float">
            <text:p>0.093135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13" calcext:value-type="float">
            <text:p>1.022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3" calcext:value-type="float">
            <text:p>1.01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32" calcext:value-type="float">
            <text:p>1.03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908" calcext:value-type="float">
            <text:p>24090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.013482" calcext:value-type="float">
            <text:p>1.013482</text:p>
          </table:table-cell>
          <table:table-cell office:value-type="float" office:value="20.005099" calcext:value-type="float">
            <text:p>20.005099</text:p>
          </table:table-cell>
          <table:table-cell office:value-type="float" office:value="18.991617" calcext:value-type="float">
            <text:p>18.991617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856" calcext:value-type="float">
            <text:p>23985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.046757" calcext:value-type="float">
            <text:p>1.046757</text:p>
          </table:table-cell>
          <table:table-cell office:value-type="float" office:value="19.937197" calcext:value-type="float">
            <text:p>19.937197</text:p>
          </table:table-cell>
          <table:table-cell office:value-type="float" office:value="18.890439" calcext:value-type="float">
            <text:p>18.890439</text:p>
          </table:table-cell>
          <table:table-cell office:value-type="float" office:value="0.101578" calcext:value-type="float">
            <text:p>0.101578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374" calcext:value-type="float">
            <text:p>1.027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31" calcext:value-type="float">
            <text:p>1.016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633" calcext:value-type="float">
            <text:p>1.035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844" calcext:value-type="float">
            <text:p>25984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1.011393" calcext:value-type="float">
            <text:p>1.011393</text:p>
          </table:table-cell>
          <table:table-cell office:value-type="float" office:value="19.928191" calcext:value-type="float">
            <text:p>19.928191</text:p>
          </table:table-cell>
          <table:table-cell office:value-type="float" office:value="18.916798" calcext:value-type="float">
            <text:p>18.916798</text:p>
          </table:table-cell>
          <table:table-cell office:value-type="float" office:value="0.109889" calcext:value-type="float">
            <text:p>0.109889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844" calcext:value-type="float">
            <text:p>25984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1.046608" calcext:value-type="float">
            <text:p>1.046608</text:p>
          </table:table-cell>
          <table:table-cell office:value-type="float" office:value="19.943595" calcext:value-type="float">
            <text:p>19.943595</text:p>
          </table:table-cell>
          <table:table-cell office:value-type="float" office:value="18.896987" calcext:value-type="float">
            <text:p>18.896987</text:p>
          </table:table-cell>
          <table:table-cell office:value-type="float" office:value="0.110004" calcext:value-type="float">
            <text:p>0.110004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25" calcext:value-type="float">
            <text:p>1.026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3" calcext:value-type="float">
            <text:p>1.035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0884" calcext:value-type="float">
            <text:p>280884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1.015213" calcext:value-type="float">
            <text:p>1.015213</text:p>
          </table:table-cell>
          <table:table-cell office:value-type="float" office:value="20.005098" calcext:value-type="float">
            <text:p>20.005098</text:p>
          </table:table-cell>
          <table:table-cell office:value-type="float" office:value="18.989886" calcext:value-type="float">
            <text:p>18.989886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9832" calcext:value-type="float">
            <text:p>27983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1.056428" calcext:value-type="float">
            <text:p>1.056428</text:p>
          </table:table-cell>
          <table:table-cell office:value-type="float" office:value="19.949096" calcext:value-type="float">
            <text:p>19.949096</text:p>
          </table:table-cell>
          <table:table-cell office:value-type="float" office:value="18.892668" calcext:value-type="float">
            <text:p>18.892668</text:p>
          </table:table-cell>
          <table:table-cell office:value-type="float" office:value="0.118493" calcext:value-type="float">
            <text:p>0.118493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45" calcext:value-type="float">
            <text:p>1.030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383" calcext:value-type="float">
            <text:p>1.045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9820" calcext:value-type="float">
            <text:p>29982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.012353" calcext:value-type="float">
            <text:p>1.012353</text:p>
          </table:table-cell>
          <table:table-cell office:value-type="float" office:value="19.938434" calcext:value-type="float">
            <text:p>19.938434</text:p>
          </table:table-cell>
          <table:table-cell office:value-type="float" office:value="18.926081" calcext:value-type="float">
            <text:p>18.926081</text:p>
          </table:table-cell>
          <table:table-cell office:value-type="float" office:value="0.126733" calcext:value-type="float">
            <text:p>0.126733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9820" calcext:value-type="float">
            <text:p>29982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.053718" calcext:value-type="float">
            <text:p>1.053718</text:p>
          </table:table-cell>
          <table:table-cell office:value-type="float" office:value="19.953858" calcext:value-type="float">
            <text:p>19.953858</text:p>
          </table:table-cell>
          <table:table-cell office:value-type="float" office:value="18.90014" calcext:value-type="float">
            <text:p>18.90014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85" calcext:value-type="float">
            <text:p>1.026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03" calcext:value-type="float">
            <text:p>1.041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9808" calcext:value-type="float">
            <text:p>31980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19.942599" calcext:value-type="float">
            <text:p>19.942599</text:p>
          </table:table-cell>
          <table:table-cell office:value-type="float" office:value="18.933378" calcext:value-type="float">
            <text:p>18.933378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9808" calcext:value-type="float">
            <text:p>31980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.042481" calcext:value-type="float">
            <text:p>1.042481</text:p>
          </table:table-cell>
          <table:table-cell office:value-type="float" office:value="19.958023" calcext:value-type="float">
            <text:p>19.958023</text:p>
          </table:table-cell>
          <table:table-cell office:value-type="float" office:value="18.915542" calcext:value-type="float">
            <text:p>18.915542</text:p>
          </table:table-cell>
          <table:table-cell office:value-type="float" office:value="0.135257" calcext:value-type="float">
            <text:p>0.135257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53" calcext:value-type="float">
            <text:p>1.020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72" calcext:value-type="float">
            <text:p>1.03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0848" calcext:value-type="float">
            <text:p>340848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20.005103" calcext:value-type="float">
            <text:p>20.005103</text:p>
          </table:table-cell>
          <table:table-cell office:value-type="float" office:value="18.99589" calcext:value-type="float">
            <text:p>18.99589</text:p>
          </table:table-cell>
          <table:table-cell office:value-type="float" office:value="0.143546" calcext:value-type="float">
            <text:p>0.143546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9796" calcext:value-type="float">
            <text:p>33979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1.048472" calcext:value-type="float">
            <text:p>1.048472</text:p>
          </table:table-cell>
          <table:table-cell office:value-type="float" office:value="19.9617" calcext:value-type="float">
            <text:p>19.9617</text:p>
          </table:table-cell>
          <table:table-cell office:value-type="float" office:value="18.913228" calcext:value-type="float">
            <text:p>18.913228</text:p>
          </table:table-cell>
          <table:table-cell office:value-type="float" office:value="0.143728" calcext:value-type="float">
            <text:p>0.143728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85" calcext:value-type="float">
            <text:p>1.028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67" calcext:value-type="float">
            <text:p>1.037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9784" calcext:value-type="float">
            <text:p>359784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.008473" calcext:value-type="float">
            <text:p>1.008473</text:p>
          </table:table-cell>
          <table:table-cell office:value-type="float" office:value="19.949546" calcext:value-type="float">
            <text:p>19.949546</text:p>
          </table:table-cell>
          <table:table-cell office:value-type="float" office:value="18.941073" calcext:value-type="float">
            <text:p>18.941073</text:p>
          </table:table-cell>
          <table:table-cell office:value-type="float" office:value="0.151959" calcext:value-type="float">
            <text:p>0.151959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9784" calcext:value-type="float">
            <text:p>359784</text:p>
          </table:table-cell>
          <table:table-cell office:value-type="float" office:value="341900" calcext:value-type="float">
            <text:p>341900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2.049775" calcext:value-type="float">
            <text:p>2.049775</text:p>
          </table:table-cell>
          <table:table-cell office:value-type="float" office:value="19.96497" calcext:value-type="float">
            <text:p>19.96497</text:p>
          </table:table-cell>
          <table:table-cell office:value-type="float" office:value="17.915195" calcext:value-type="float">
            <text:p>17.915195</text:p>
          </table:table-cell>
          <table:table-cell office:value-type="float" office:value="0.152675" calcext:value-type="float">
            <text:p>0.15267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05" calcext:value-type="float">
            <text:p>1.031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3" calcext:value-type="float">
            <text:p>2.0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9772" calcext:value-type="float">
            <text:p>379772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.015353" calcext:value-type="float">
            <text:p>1.015353</text:p>
          </table:table-cell>
          <table:table-cell office:value-type="float" office:value="19.952475" calcext:value-type="float">
            <text:p>19.952475</text:p>
          </table:table-cell>
          <table:table-cell office:value-type="float" office:value="18.937123" calcext:value-type="float">
            <text:p>18.937123</text:p>
          </table:table-cell>
          <table:table-cell office:value-type="float" office:value="0.160435" calcext:value-type="float">
            <text:p>0.160435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9772" calcext:value-type="float">
            <text:p>379772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.052208" calcext:value-type="float">
            <text:p>1.052208</text:p>
          </table:table-cell>
          <table:table-cell office:value-type="float" office:value="19.967899" calcext:value-type="float">
            <text:p>19.967899</text:p>
          </table:table-cell>
          <table:table-cell office:value-type="float" office:value="18.915691" calcext:value-type="float">
            <text:p>18.915691</text:p>
          </table:table-cell>
          <table:table-cell office:value-type="float" office:value="0.160617" calcext:value-type="float">
            <text:p>0.160617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135" calcext:value-type="float">
            <text:p>1.033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63" calcext:value-type="float">
            <text:p>1.041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0" calcext:value-type="float">
            <text:p>39976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.016482" calcext:value-type="float">
            <text:p>1.016482</text:p>
          </table:table-cell>
          <table:table-cell office:value-type="float" office:value="19.955101" calcext:value-type="float">
            <text:p>19.955101</text:p>
          </table:table-cell>
          <table:table-cell office:value-type="float" office:value="18.938619" calcext:value-type="float">
            <text:p>18.938619</text:p>
          </table:table-cell>
          <table:table-cell office:value-type="float" office:value="0.168866" calcext:value-type="float">
            <text:p>0.168866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0" calcext:value-type="float">
            <text:p>39976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.042497" calcext:value-type="float">
            <text:p>1.042497</text:p>
          </table:table-cell>
          <table:table-cell office:value-type="float" office:value="19.970525" calcext:value-type="float">
            <text:p>19.970525</text:p>
          </table:table-cell>
          <table:table-cell office:value-type="float" office:value="18.928028" calcext:value-type="float">
            <text:p>18.928028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94" calcext:value-type="float">
            <text:p>1.022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11" calcext:value-type="float">
            <text:p>1.01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3" calcext:value-type="float">
            <text:p>1.03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9748" calcext:value-type="float">
            <text:p>419748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1.017871" calcext:value-type="float">
            <text:p>1.017871</text:p>
          </table:table-cell>
          <table:table-cell office:value-type="float" office:value="19.957481" calcext:value-type="float">
            <text:p>19.957481</text:p>
          </table:table-cell>
          <table:table-cell office:value-type="float" office:value="18.93961" calcext:value-type="float">
            <text:p>18.93961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9748" calcext:value-type="float">
            <text:p>419748</text:p>
          </table:table-cell>
          <table:table-cell office:value-type="float" office:value="415540" calcext:value-type="float">
            <text:p>415540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1.277619" calcext:value-type="float">
            <text:p>1.277619</text:p>
          </table:table-cell>
          <table:table-cell office:value-type="float" office:value="19.972905" calcext:value-type="float">
            <text:p>19.972905</text:p>
          </table:table-cell>
          <table:table-cell office:value-type="float" office:value="18.695285" calcext:value-type="float">
            <text:p>18.695285</text:p>
          </table:table-cell>
          <table:table-cell office:value-type="float" office:value="0.177816" calcext:value-type="float">
            <text:p>0.177816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356" calcext:value-type="float">
            <text:p>1.257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73" calcext:value-type="float">
            <text:p>1.25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595" calcext:value-type="float">
            <text:p>1.26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0788" calcext:value-type="float">
            <text:p>440788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1.009222" calcext:value-type="float">
            <text:p>1.009222</text:p>
          </table:table-cell>
          <table:table-cell office:value-type="float" office:value="20.005113" calcext:value-type="float">
            <text:p>20.005113</text:p>
          </table:table-cell>
          <table:table-cell office:value-type="float" office:value="18.995891" calcext:value-type="float">
            <text:p>18.995891</text:p>
          </table:table-cell>
          <table:table-cell office:value-type="float" office:value="0.185635" calcext:value-type="float">
            <text:p>0.185635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9736" calcext:value-type="float">
            <text:p>439736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1.046567" calcext:value-type="float">
            <text:p>1.046567</text:p>
          </table:table-cell>
          <table:table-cell office:value-type="float" office:value="19.975071" calcext:value-type="float">
            <text:p>19.975071</text:p>
          </table:table-cell>
          <table:table-cell office:value-type="float" office:value="18.928503" calcext:value-type="float">
            <text:p>18.928503</text:p>
          </table:table-cell>
          <table:table-cell office:value-type="float" office:value="0.185851" calcext:value-type="float">
            <text:p>0.185851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4" calcext:value-type="float">
            <text:p>1.02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3" calcext:value-type="float">
            <text:p>1.035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9724" calcext:value-type="float">
            <text:p>459724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9.961625" calcext:value-type="float">
            <text:p>19.961625</text:p>
          </table:table-cell>
          <table:table-cell office:value-type="float" office:value="18.947264" calcext:value-type="float">
            <text:p>18.947264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9724" calcext:value-type="float">
            <text:p>459724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1.045037" calcext:value-type="float">
            <text:p>1.045037</text:p>
          </table:table-cell>
          <table:table-cell office:value-type="float" office:value="19.977049" calcext:value-type="float">
            <text:p>19.977049</text:p>
          </table:table-cell>
          <table:table-cell office:value-type="float" office:value="18.932013" calcext:value-type="float">
            <text:p>18.932013</text:p>
          </table:table-cell>
          <table:table-cell office:value-type="float" office:value="0.194263" calcext:value-type="float">
            <text:p>0.194263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93" calcext:value-type="float">
            <text:p>1.02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92" calcext:value-type="float">
            <text:p>1.033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712" calcext:value-type="float">
            <text:p>479712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1.011462" calcext:value-type="float">
            <text:p>1.011462</text:p>
          </table:table-cell>
          <table:table-cell office:value-type="float" office:value="19.963428" calcext:value-type="float">
            <text:p>19.963428</text:p>
          </table:table-cell>
          <table:table-cell office:value-type="float" office:value="18.951966" calcext:value-type="float">
            <text:p>18.951966</text:p>
          </table:table-cell>
          <table:table-cell office:value-type="float" office:value="0.202496" calcext:value-type="float">
            <text:p>0.202496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712" calcext:value-type="float">
            <text:p>479712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1.046327" calcext:value-type="float">
            <text:p>1.046327</text:p>
          </table:table-cell>
          <table:table-cell office:value-type="float" office:value="19.978852" calcext:value-type="float">
            <text:p>19.978852</text:p>
          </table:table-cell>
          <table:table-cell office:value-type="float" office:value="18.932525" calcext:value-type="float">
            <text:p>18.932525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4" calcext:value-type="float">
            <text:p>1.026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73" calcext:value-type="float">
            <text:p>1.034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700" calcext:value-type="float">
            <text:p>49970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.016441" calcext:value-type="float">
            <text:p>1.016441</text:p>
          </table:table-cell>
          <table:table-cell office:value-type="float" office:value="19.965096" calcext:value-type="float">
            <text:p>19.965096</text:p>
          </table:table-cell>
          <table:table-cell office:value-type="float" office:value="18.948655" calcext:value-type="float">
            <text:p>18.948655</text:p>
          </table:table-cell>
          <table:table-cell office:value-type="float" office:value="0.21097" calcext:value-type="float">
            <text:p>0.21097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700" calcext:value-type="float">
            <text:p>49970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.061069" calcext:value-type="float">
            <text:p>1.061069</text:p>
          </table:table-cell>
          <table:table-cell office:value-type="float" office:value="19.98052" calcext:value-type="float">
            <text:p>19.98052</text:p>
          </table:table-cell>
          <table:table-cell office:value-type="float" office:value="18.919452" calcext:value-type="float">
            <text:p>18.919452</text:p>
          </table:table-cell>
          <table:table-cell office:value-type="float" office:value="0.211296" calcext:value-type="float">
            <text:p>0.211296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173" calcext:value-type="float">
            <text:p>1.029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9" calcext:value-type="float">
            <text:p>1.01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932" calcext:value-type="float">
            <text:p>1.035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461" calcext:value-type="float">
            <text:p>1.009461</text:p>
          </table:table-cell>
          <table:table-cell office:value-type="float" office:value="20.005096" calcext:value-type="float">
            <text:p>20.005096</text:p>
          </table:table-cell>
          <table:table-cell office:value-type="float" office:value="18.995634" calcext:value-type="float">
            <text:p>18.995634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9688" calcext:value-type="float">
            <text:p>519688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1.038017" calcext:value-type="float">
            <text:p>1.038017</text:p>
          </table:table-cell>
          <table:table-cell office:value-type="float" office:value="19.982073" calcext:value-type="float">
            <text:p>19.982073</text:p>
          </table:table-cell>
          <table:table-cell office:value-type="float" office:value="18.944056" calcext:value-type="float">
            <text:p>18.944056</text:p>
          </table:table-cell>
          <table:table-cell office:value-type="float" office:value="0.219462" calcext:value-type="float">
            <text:p>0.219462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33" calcext:value-type="float">
            <text:p>1.020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7" calcext:value-type="float">
            <text:p>1.0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72" calcext:value-type="float">
            <text:p>1.02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0728" calcext:value-type="float">
            <text:p>540728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1.011413" calcext:value-type="float">
            <text:p>1.011413</text:p>
          </table:table-cell>
          <table:table-cell office:value-type="float" office:value="20.005104" calcext:value-type="float">
            <text:p>20.005104</text:p>
          </table:table-cell>
          <table:table-cell office:value-type="float" office:value="18.993692" calcext:value-type="float">
            <text:p>18.993692</text:p>
          </table:table-cell>
          <table:table-cell office:value-type="float" office:value="0.227751" calcext:value-type="float">
            <text:p>0.227751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9676" calcext:value-type="float">
            <text:p>539676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1.05812" calcext:value-type="float">
            <text:p>1.05812</text:p>
          </table:table-cell>
          <table:table-cell office:value-type="float" office:value="19.983482" calcext:value-type="float">
            <text:p>19.983482</text:p>
          </table:table-cell>
          <table:table-cell office:value-type="float" office:value="18.925362" calcext:value-type="float">
            <text:p>18.925362</text:p>
          </table:table-cell>
          <table:table-cell office:value-type="float" office:value="0.228128" calcext:value-type="float">
            <text:p>0.228128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385" calcext:value-type="float">
            <text:p>1.026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23" calcext:value-type="float">
            <text:p>1.03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9664" calcext:value-type="float">
            <text:p>559664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1.008453" calcext:value-type="float">
            <text:p>1.008453</text:p>
          </table:table-cell>
          <table:table-cell office:value-type="float" office:value="19.969383" calcext:value-type="float">
            <text:p>19.969383</text:p>
          </table:table-cell>
          <table:table-cell office:value-type="float" office:value="18.96093" calcext:value-type="float">
            <text:p>18.96093</text:p>
          </table:table-cell>
          <table:table-cell office:value-type="float" office:value="0.236134" calcext:value-type="float">
            <text:p>0.236134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59664" calcext:value-type="float">
            <text:p>559664</text:p>
          </table:table-cell>
          <table:table-cell office:value-type="float" office:value="553352" calcext:value-type="float">
            <text:p>553352</text:p>
          </table:table-cell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office:value-type="float" office:value="1.285059" calcext:value-type="float">
            <text:p>1.285059</text:p>
          </table:table-cell>
          <table:table-cell office:value-type="float" office:value="19.984807" calcext:value-type="float">
            <text:p>19.984807</text:p>
          </table:table-cell>
          <table:table-cell office:value-type="float" office:value="18.699748" calcext:value-type="float">
            <text:p>18.699748</text:p>
          </table:table-cell>
          <table:table-cell office:value-type="float" office:value="0.236731" calcext:value-type="float">
            <text:p>0.23673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855" calcext:value-type="float">
            <text:p>1.263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592" calcext:value-type="float">
            <text:p>1.257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94" calcext:value-type="float">
            <text:p>1.273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9652" calcext:value-type="float">
            <text:p>579652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.007433" calcext:value-type="float">
            <text:p>1.007433</text:p>
          </table:table-cell>
          <table:table-cell office:value-type="float" office:value="19.970627" calcext:value-type="float">
            <text:p>19.970627</text:p>
          </table:table-cell>
          <table:table-cell office:value-type="float" office:value="18.963195" calcext:value-type="float">
            <text:p>18.963195</text:p>
          </table:table-cell>
          <table:table-cell office:value-type="float" office:value="0.244538" calcext:value-type="float">
            <text:p>0.244538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9652" calcext:value-type="float">
            <text:p>579652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.061641" calcext:value-type="float">
            <text:p>1.061641</text:p>
          </table:table-cell>
          <table:table-cell office:value-type="float" office:value="19.986051" calcext:value-type="float">
            <text:p>19.986051</text:p>
          </table:table-cell>
          <table:table-cell office:value-type="float" office:value="18.92441" calcext:value-type="float">
            <text:p>18.92441</text:p>
          </table:table-cell>
          <table:table-cell office:value-type="float" office:value="0.245039" calcext:value-type="float">
            <text:p>0.245039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45" calcext:value-type="float">
            <text:p>1.023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563" calcext:value-type="float">
            <text:p>1.034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0692" calcext:value-type="float">
            <text:p>600692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20.005103" calcext:value-type="float">
            <text:p>20.005103</text:p>
          </table:table-cell>
          <table:table-cell office:value-type="float" office:value="18.992781" calcext:value-type="float">
            <text:p>18.992781</text:p>
          </table:table-cell>
          <table:table-cell office:value-type="float" office:value="0.253019" calcext:value-type="float">
            <text:p>0.253019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9640" calcext:value-type="float">
            <text:p>599640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1.052715" calcext:value-type="float">
            <text:p>1.052715</text:p>
          </table:table-cell>
          <table:table-cell office:value-type="float" office:value="19.9872" calcext:value-type="float">
            <text:p>19.9872</text:p>
          </table:table-cell>
          <table:table-cell office:value-type="float" office:value="18.934485" calcext:value-type="float">
            <text:p>18.934485</text:p>
          </table:table-cell>
          <table:table-cell office:value-type="float" office:value="0.253354" calcext:value-type="float">
            <text:p>0.25335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73" calcext:value-type="float">
            <text:p>1.022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" calcext:value-type="float">
            <text:p>1.0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61" calcext:value-type="float">
            <text:p>1.04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9628" calcext:value-type="float">
            <text:p>619628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1.012222" calcext:value-type="float">
            <text:p>1.012222</text:p>
          </table:table-cell>
          <table:table-cell office:value-type="float" office:value="19.972847" calcext:value-type="float">
            <text:p>19.972847</text:p>
          </table:table-cell>
          <table:table-cell office:value-type="float" office:value="18.960625" calcext:value-type="float">
            <text:p>18.960625</text:p>
          </table:table-cell>
          <table:table-cell office:value-type="float" office:value="0.261438" calcext:value-type="float">
            <text:p>0.261438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9628" calcext:value-type="float">
            <text:p>619628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1.049095" calcext:value-type="float">
            <text:p>1.049095</text:p>
          </table:table-cell>
          <table:table-cell office:value-type="float" office:value="19.988271" calcext:value-type="float">
            <text:p>19.988271</text:p>
          </table:table-cell>
          <table:table-cell office:value-type="float" office:value="18.939175" calcext:value-type="float">
            <text:p>18.939175</text:p>
          </table:table-cell>
          <table:table-cell office:value-type="float" office:value="0.261734" calcext:value-type="float">
            <text:p>0.261734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84" calcext:value-type="float">
            <text:p>1.019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21" calcext:value-type="float">
            <text:p>1.016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6" calcext:value-type="float">
            <text:p>1.02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9616" calcext:value-type="float">
            <text:p>639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1.013262" calcext:value-type="float">
            <text:p>1.013262</text:p>
          </table:table-cell>
          <table:table-cell office:value-type="float" office:value="19.973857" calcext:value-type="float">
            <text:p>19.973857</text:p>
          </table:table-cell>
          <table:table-cell office:value-type="float" office:value="18.960595" calcext:value-type="float">
            <text:p>18.960595</text:p>
          </table:table-cell>
          <table:table-cell office:value-type="float" office:value="0.269872" calcext:value-type="float">
            <text:p>0.26987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9616" calcext:value-type="float">
            <text:p>639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1.05101" calcext:value-type="float">
            <text:p>1.05101</text:p>
          </table:table-cell>
          <table:table-cell office:value-type="float" office:value="19.989281" calcext:value-type="float">
            <text:p>19.989281</text:p>
          </table:table-cell>
          <table:table-cell office:value-type="float" office:value="18.938271" calcext:value-type="float">
            <text:p>18.938271</text:p>
          </table:table-cell>
          <table:table-cell office:value-type="float" office:value="0.27019" calcext:value-type="float">
            <text:p>0.27019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34" calcext:value-type="float">
            <text:p>1.02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93" calcext:value-type="float">
            <text:p>1.033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60656" calcext:value-type="float">
            <text:p>660656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1.019413" calcext:value-type="float">
            <text:p>1.019413</text:p>
          </table:table-cell>
          <table:table-cell office:value-type="float" office:value="20.005106" calcext:value-type="float">
            <text:p>20.005106</text:p>
          </table:table-cell>
          <table:table-cell office:value-type="float" office:value="18.985693" calcext:value-type="float">
            <text:p>18.985693</text:p>
          </table:table-cell>
          <table:table-cell office:value-type="float" office:value="0.278381" calcext:value-type="float">
            <text:p>0.278381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59604" calcext:value-type="float">
            <text:p>659604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1.053239" calcext:value-type="float">
            <text:p>1.053239</text:p>
          </table:table-cell>
          <table:table-cell office:value-type="float" office:value="19.990223" calcext:value-type="float">
            <text:p>19.990223</text:p>
          </table:table-cell>
          <table:table-cell office:value-type="float" office:value="18.936985" calcext:value-type="float">
            <text:p>18.936985</text:p>
          </table:table-cell>
          <table:table-cell office:value-type="float" office:value="0.278652" calcext:value-type="float">
            <text:p>0.278652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53" calcext:value-type="float">
            <text:p>1.025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69" calcext:value-type="float">
            <text:p>1.021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34" calcext:value-type="float">
            <text:p>1.042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9592" calcext:value-type="float">
            <text:p>679592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1.008453" calcext:value-type="float">
            <text:p>1.008453</text:p>
          </table:table-cell>
          <table:table-cell office:value-type="float" office:value="19.9757" calcext:value-type="float">
            <text:p>19.9757</text:p>
          </table:table-cell>
          <table:table-cell office:value-type="float" office:value="18.967247" calcext:value-type="float">
            <text:p>18.967247</text:p>
          </table:table-cell>
          <table:table-cell office:value-type="float" office:value="0.286638" calcext:value-type="float">
            <text:p>0.286638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9592" calcext:value-type="float">
            <text:p>679592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1.045079" calcext:value-type="float">
            <text:p>1.045079</text:p>
          </table:table-cell>
          <table:table-cell office:value-type="float" office:value="19.991124" calcext:value-type="float">
            <text:p>19.991124</text:p>
          </table:table-cell>
          <table:table-cell office:value-type="float" office:value="18.946045" calcext:value-type="float">
            <text:p>18.946045</text:p>
          </table:table-cell>
          <table:table-cell office:value-type="float" office:value="0.286959" calcext:value-type="float">
            <text:p>0.28695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05" calcext:value-type="float">
            <text:p>1.018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1" calcext:value-type="float">
            <text:p>1.01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63" calcext:value-type="float">
            <text:p>1.025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99580" calcext:value-type="float">
            <text:p>699580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1.009233" calcext:value-type="float">
            <text:p>1.009233</text:p>
          </table:table-cell>
          <table:table-cell office:value-type="float" office:value="19.976531" calcext:value-type="float">
            <text:p>19.976531</text:p>
          </table:table-cell>
          <table:table-cell office:value-type="float" office:value="18.967298" calcext:value-type="float">
            <text:p>18.967298</text:p>
          </table:table-cell>
          <table:table-cell office:value-type="float" office:value="0.295068" calcext:value-type="float">
            <text:p>0.295068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99580" calcext:value-type="float">
            <text:p>699580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1.052839" calcext:value-type="float">
            <text:p>1.052839</text:p>
          </table:table-cell>
          <table:table-cell office:value-type="float" office:value="19.991955" calcext:value-type="float">
            <text:p>19.991955</text:p>
          </table:table-cell>
          <table:table-cell office:value-type="float" office:value="18.939116" calcext:value-type="float">
            <text:p>18.939116</text:p>
          </table:table-cell>
          <table:table-cell office:value-type="float" office:value="0.295507" calcext:value-type="float">
            <text:p>0.295507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25" calcext:value-type="float">
            <text:p>1.02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43" calcext:value-type="float">
            <text:p>1.033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19568" calcext:value-type="float">
            <text:p>719568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1.007421" calcext:value-type="float">
            <text:p>1.007421</text:p>
          </table:table-cell>
          <table:table-cell office:value-type="float" office:value="19.977328" calcext:value-type="float">
            <text:p>19.977328</text:p>
          </table:table-cell>
          <table:table-cell office:value-type="float" office:value="18.969907" calcext:value-type="float">
            <text:p>18.969907</text:p>
          </table:table-cell>
          <table:table-cell office:value-type="float" office:value="0.303457" calcext:value-type="float">
            <text:p>0.303457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19568" calcext:value-type="float">
            <text:p>719568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1.053987" calcext:value-type="float">
            <text:p>1.053987</text:p>
          </table:table-cell>
          <table:table-cell office:value-type="float" office:value="19.992752" calcext:value-type="float">
            <text:p>19.992752</text:p>
          </table:table-cell>
          <table:table-cell office:value-type="float" office:value="18.938765" calcext:value-type="float">
            <text:p>18.938765</text:p>
          </table:table-cell>
          <table:table-cell office:value-type="float" office:value="0.303956" calcext:value-type="float">
            <text:p>0.303956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53" calcext:value-type="float">
            <text:p>1.027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35" calcext:value-type="float">
            <text:p>1.041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40608" calcext:value-type="float">
            <text:p>740608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20.005104" calcext:value-type="float">
            <text:p>20.005104</text:p>
          </table:table-cell>
          <table:table-cell office:value-type="float" office:value="18.995891" calcext:value-type="float">
            <text:p>18.995891</text:p>
          </table:table-cell>
          <table:table-cell office:value-type="float" office:value="0.311902" calcext:value-type="float">
            <text:p>0.311902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39556" calcext:value-type="float">
            <text:p>739556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1.055027" calcext:value-type="float">
            <text:p>1.055027</text:p>
          </table:table-cell>
          <table:table-cell office:value-type="float" office:value="19.993501" calcext:value-type="float">
            <text:p>19.993501</text:p>
          </table:table-cell>
          <table:table-cell office:value-type="float" office:value="18.938474" calcext:value-type="float">
            <text:p>18.938474</text:p>
          </table:table-cell>
          <table:table-cell office:value-type="float" office:value="0.312404" calcext:value-type="float">
            <text:p>0.312404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45" calcext:value-type="float">
            <text:p>1.018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83" calcext:value-type="float">
            <text:p>1.031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0596" calcext:value-type="float">
            <text:p>760596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20.005095" calcext:value-type="float">
            <text:p>20.005095</text:p>
          </table:table-cell>
          <table:table-cell office:value-type="float" office:value="18.997742" calcext:value-type="float">
            <text:p>18.997742</text:p>
          </table:table-cell>
          <table:table-cell office:value-type="float" office:value="0.320289" calcext:value-type="float">
            <text:p>0.320289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59544" calcext:value-type="float">
            <text:p>759544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.046009" calcext:value-type="float">
            <text:p>1.046009</text:p>
          </table:table-cell>
          <table:table-cell office:value-type="float" office:value="19.994212" calcext:value-type="float">
            <text:p>19.994212</text:p>
          </table:table-cell>
          <table:table-cell office:value-type="float" office:value="18.948203" calcext:value-type="float">
            <text:p>18.948203</text:p>
          </table:table-cell>
          <table:table-cell office:value-type="float" office:value="0.320682" calcext:value-type="float">
            <text:p>0.320682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85" calcext:value-type="float">
            <text:p>1.019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1" calcext:value-type="float">
            <text:p>1.01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03" calcext:value-type="float">
            <text:p>1.029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79532" calcext:value-type="float">
            <text:p>77953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.015473" calcext:value-type="float">
            <text:p>1.015473</text:p>
          </table:table-cell>
          <table:table-cell office:value-type="float" office:value="19.97946" calcext:value-type="float">
            <text:p>19.97946</text:p>
          </table:table-cell>
          <table:table-cell office:value-type="float" office:value="18.963988" calcext:value-type="float">
            <text:p>18.963988</text:p>
          </table:table-cell>
          <table:table-cell office:value-type="float" office:value="0.328847" calcext:value-type="float">
            <text:p>0.328847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79532" calcext:value-type="float">
            <text:p>77953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.08048" calcext:value-type="float">
            <text:p>1.08048</text:p>
          </table:table-cell>
          <table:table-cell office:value-type="float" office:value="19.994884" calcext:value-type="float">
            <text:p>19.994884</text:p>
          </table:table-cell>
          <table:table-cell office:value-type="float" office:value="18.914404" calcext:value-type="float">
            <text:p>18.914404</text:p>
          </table:table-cell>
          <table:table-cell office:value-type="float" office:value="0.329709" calcext:value-type="float">
            <text:p>0.329709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87" calcext:value-type="float">
            <text:p>1.034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666" calcext:value-type="float">
            <text:p>1.049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0" calcext:value-type="float">
            <text:p>79952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1.007413" calcext:value-type="float">
            <text:p>1.007413</text:p>
          </table:table-cell>
          <table:table-cell office:value-type="float" office:value="19.980113" calcext:value-type="float">
            <text:p>19.980113</text:p>
          </table:table-cell>
          <table:table-cell office:value-type="float" office:value="18.972701" calcext:value-type="float">
            <text:p>18.972701</text:p>
          </table:table-cell>
          <table:table-cell office:value-type="float" office:value="0.337124" calcext:value-type="float">
            <text:p>0.337124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0" calcext:value-type="float">
            <text:p>79952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1.052051" calcext:value-type="float">
            <text:p>1.052051</text:p>
          </table:table-cell>
          <table:table-cell office:value-type="float" office:value="19.995517" calcext:value-type="float">
            <text:p>19.995517</text:p>
          </table:table-cell>
          <table:table-cell office:value-type="float" office:value="18.943467" calcext:value-type="float">
            <text:p>18.943467</text:p>
          </table:table-cell>
          <table:table-cell office:value-type="float" office:value="0.337645" calcext:value-type="float">
            <text:p>0.337645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25" calcext:value-type="float">
            <text:p>1.025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966" calcext:value-type="float">
            <text:p>1.040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9508" calcext:value-type="float">
            <text:p>819508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9.980705" calcext:value-type="float">
            <text:p>19.980705</text:p>
          </table:table-cell>
          <table:table-cell office:value-type="float" office:value="18.972413" calcext:value-type="float">
            <text:p>18.972413</text:p>
          </table:table-cell>
          <table:table-cell office:value-type="float" office:value="0.345558" calcext:value-type="float">
            <text:p>0.345558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9508" calcext:value-type="float">
            <text:p>819508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1.075969" calcext:value-type="float">
            <text:p>1.075969</text:p>
          </table:table-cell>
          <table:table-cell office:value-type="float" office:value="19.996129" calcext:value-type="float">
            <text:p>19.996129</text:p>
          </table:table-cell>
          <table:table-cell office:value-type="float" office:value="18.92016" calcext:value-type="float">
            <text:p>18.92016</text:p>
          </table:table-cell>
          <table:table-cell office:value-type="float" office:value="0.346512" calcext:value-type="float">
            <text:p>0.346512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71" calcext:value-type="float">
            <text:p>1.034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39" calcext:value-type="float">
            <text:p>1.04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9496" calcext:value-type="float">
            <text:p>839496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19.981299" calcext:value-type="float">
            <text:p>19.981299</text:p>
          </table:table-cell>
          <table:table-cell office:value-type="float" office:value="18.970858" calcext:value-type="float">
            <text:p>18.970858</text:p>
          </table:table-cell>
          <table:table-cell office:value-type="float" office:value="0.354015" calcext:value-type="float">
            <text:p>0.35401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9496" calcext:value-type="float">
            <text:p>839496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1.047019" calcext:value-type="float">
            <text:p>1.047019</text:p>
          </table:table-cell>
          <table:table-cell office:value-type="float" office:value="19.996723" calcext:value-type="float">
            <text:p>19.996723</text:p>
          </table:table-cell>
          <table:table-cell office:value-type="float" office:value="18.949704" calcext:value-type="float">
            <text:p>18.949704</text:p>
          </table:table-cell>
          <table:table-cell office:value-type="float" office:value="0.35441" calcext:value-type="float">
            <text:p>0.35441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3" calcext:value-type="float">
            <text:p>1.022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75" calcext:value-type="float">
            <text:p>1.036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59484" calcext:value-type="float">
            <text:p>859484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1.012502" calcext:value-type="float">
            <text:p>1.012502</text:p>
          </table:table-cell>
          <table:table-cell office:value-type="float" office:value="19.981855" calcext:value-type="float">
            <text:p>19.981855</text:p>
          </table:table-cell>
          <table:table-cell office:value-type="float" office:value="18.969353" calcext:value-type="float">
            <text:p>18.969353</text:p>
          </table:table-cell>
          <table:table-cell office:value-type="float" office:value="0.362473" calcext:value-type="float">
            <text:p>0.362473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9484" calcext:value-type="float">
            <text:p>859484</text:p>
          </table:table-cell>
          <table:table-cell office:value-type="float" office:value="815300" calcext:value-type="float">
            <text:p>815300</text:p>
          </table:table-cell>
          <table:table-cell office:value-type="float" office:value="817" calcext:value-type="float">
            <text:p>817</text:p>
          </table:table-cell>
          <table:table-cell office:value-type="float" office:value="775" calcext:value-type="float">
            <text:p>775</text:p>
          </table:table-cell>
          <table:table-cell office:value-type="float" office:value="2.044976" calcext:value-type="float">
            <text:p>2.044976</text:p>
          </table:table-cell>
          <table:table-cell office:value-type="float" office:value="19.997279" calcext:value-type="float">
            <text:p>19.997279</text:p>
          </table:table-cell>
          <table:table-cell office:value-type="float" office:value="17.952303" calcext:value-type="float">
            <text:p>17.952303</text:p>
          </table:table-cell>
          <table:table-cell office:value-type="float" office:value="0.363318" calcext:value-type="float">
            <text:p>0.363318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54" calcext:value-type="float">
            <text:p>1.022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3891" calcext:value-type="float">
            <text:p>2.033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79472" calcext:value-type="float">
            <text:p>879472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1.008353" calcext:value-type="float">
            <text:p>1.008353</text:p>
          </table:table-cell>
          <table:table-cell office:value-type="float" office:value="19.98237" calcext:value-type="float">
            <text:p>19.98237</text:p>
          </table:table-cell>
          <table:table-cell office:value-type="float" office:value="18.974017" calcext:value-type="float">
            <text:p>18.974017</text:p>
          </table:table-cell>
          <table:table-cell office:value-type="float" office:value="0.370811" calcext:value-type="float">
            <text:p>0.37081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79472" calcext:value-type="float">
            <text:p>879472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1.048831" calcext:value-type="float">
            <text:p>1.048831</text:p>
          </table:table-cell>
          <table:table-cell office:value-type="float" office:value="19.997794" calcext:value-type="float">
            <text:p>19.997794</text:p>
          </table:table-cell>
          <table:table-cell office:value-type="float" office:value="18.948963" calcext:value-type="float">
            <text:p>18.948963</text:p>
          </table:table-cell>
          <table:table-cell office:value-type="float" office:value="0.371301" calcext:value-type="float">
            <text:p>0.37130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61" calcext:value-type="float">
            <text:p>1.01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706" calcext:value-type="float">
            <text:p>1.03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00512" calcext:value-type="float">
            <text:p>900512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20.005114" calcext:value-type="float">
            <text:p>20.005114</text:p>
          </table:table-cell>
          <table:table-cell office:value-type="float" office:value="18.996812" calcext:value-type="float">
            <text:p>18.996812</text:p>
          </table:table-cell>
          <table:table-cell office:value-type="float" office:value="0.379227" calcext:value-type="float">
            <text:p>0.379227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99460" calcext:value-type="float">
            <text:p>899460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1.04505" calcext:value-type="float">
            <text:p>1.04505</text:p>
          </table:table-cell>
          <table:table-cell office:value-type="float" office:value="19.998311" calcext:value-type="float">
            <text:p>19.998311</text:p>
          </table:table-cell>
          <table:table-cell office:value-type="float" office:value="18.953261" calcext:value-type="float">
            <text:p>18.953261</text:p>
          </table:table-cell>
          <table:table-cell office:value-type="float" office:value="0.379654" calcext:value-type="float">
            <text:p>0.379654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34" calcext:value-type="float">
            <text:p>1.018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45" calcext:value-type="float">
            <text:p>1.034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20500" calcext:value-type="float">
            <text:p>920500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1.012493" calcext:value-type="float">
            <text:p>1.012493</text:p>
          </table:table-cell>
          <table:table-cell office:value-type="float" office:value="20.00511" calcext:value-type="float">
            <text:p>20.00511</text:p>
          </table:table-cell>
          <table:table-cell office:value-type="float" office:value="18.992618" calcext:value-type="float">
            <text:p>18.992618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19448" calcext:value-type="float">
            <text:p>919448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1.068788" calcext:value-type="float">
            <text:p>1.068788</text:p>
          </table:table-cell>
          <table:table-cell office:value-type="float" office:value="19.998788" calcext:value-type="float">
            <text:p>19.998788</text:p>
          </table:table-cell>
          <table:table-cell office:value-type="float" office:value="18.93" calcext:value-type="float">
            <text:p>18.93</text:p>
          </table:table-cell>
          <table:table-cell office:value-type="float" office:value="0.388568" calcext:value-type="float">
            <text:p>0.388568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847" calcext:value-type="float">
            <text:p>1.03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986" calcext:value-type="float">
            <text:p>1.04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9436" calcext:value-type="float">
            <text:p>939436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19.983818" calcext:value-type="float">
            <text:p>19.983818</text:p>
          </table:table-cell>
          <table:table-cell office:value-type="float" office:value="18.970545" calcext:value-type="float">
            <text:p>18.970545</text:p>
          </table:table-cell>
          <table:table-cell office:value-type="float" office:value="0.396166" calcext:value-type="float">
            <text:p>0.396166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9436" calcext:value-type="float">
            <text:p>939436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1.052205" calcext:value-type="float">
            <text:p>1.052205</text:p>
          </table:table-cell>
          <table:table-cell office:value-type="float" office:value="19.999242" calcext:value-type="float">
            <text:p>19.999242</text:p>
          </table:table-cell>
          <table:table-cell office:value-type="float" office:value="18.947036" calcext:value-type="float">
            <text:p>18.947036</text:p>
          </table:table-cell>
          <table:table-cell office:value-type="float" office:value="0.396658" calcext:value-type="float">
            <text:p>0.396658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05" calcext:value-type="float">
            <text:p>1.019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21" calcext:value-type="float">
            <text:p>1.015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363" calcext:value-type="float">
            <text:p>1.026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476" calcext:value-type="float">
            <text:p>960476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20.005357" calcext:value-type="float">
            <text:p>20.005357</text:p>
          </table:table-cell>
          <table:table-cell office:value-type="float" office:value="18.997076" calcext:value-type="float">
            <text:p>18.997076</text:p>
          </table:table-cell>
          <table:table-cell office:value-type="float" office:value="0.404473" calcext:value-type="float">
            <text:p>0.404473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59424" calcext:value-type="float">
            <text:p>959424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1.043669" calcext:value-type="float">
            <text:p>1.043669</text:p>
          </table:table-cell>
          <table:table-cell office:value-type="float" office:value="19.999694" calcext:value-type="float">
            <text:p>19.999694</text:p>
          </table:table-cell>
          <table:table-cell office:value-type="float" office:value="18.956025" calcext:value-type="float">
            <text:p>18.956025</text:p>
          </table:table-cell>
          <table:table-cell office:value-type="float" office:value="0.404905" calcext:value-type="float">
            <text:p>0.40490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85" calcext:value-type="float">
            <text:p>1.032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80464" calcext:value-type="float">
            <text:p>980464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1.010482" calcext:value-type="float">
            <text:p>1.010482</text:p>
          </table:table-cell>
          <table:table-cell office:value-type="float" office:value="20.005635" calcext:value-type="float">
            <text:p>20.005635</text:p>
          </table:table-cell>
          <table:table-cell office:value-type="float" office:value="18.995153" calcext:value-type="float">
            <text:p>18.995153</text:p>
          </table:table-cell>
          <table:table-cell office:value-type="float" office:value="0.412932" calcext:value-type="float">
            <text:p>0.412932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79412" calcext:value-type="float">
            <text:p>979412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1.059619" calcext:value-type="float">
            <text:p>1.059619</text:p>
          </table:table-cell>
          <table:table-cell office:value-type="float" office:value="20.000112" calcext:value-type="float">
            <text:p>20.000112</text:p>
          </table:table-cell>
          <table:table-cell office:value-type="float" office:value="18.940494" calcext:value-type="float">
            <text:p>18.940494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27" calcext:value-type="float">
            <text:p>1.030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131" calcext:value-type="float">
            <text:p>1.013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885" calcext:value-type="float">
            <text:p>1.04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0" calcext:value-type="float">
            <text:p>9994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.010361" calcext:value-type="float">
            <text:p>1.010361</text:p>
          </table:table-cell>
          <table:table-cell office:value-type="float" office:value="19.986226" calcext:value-type="float">
            <text:p>19.986226</text:p>
          </table:table-cell>
          <table:table-cell office:value-type="float" office:value="18.975865" calcext:value-type="float">
            <text:p>18.975865</text:p>
          </table:table-cell>
          <table:table-cell office:value-type="float" office:value="0.421335" calcext:value-type="float">
            <text:p>0.421335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0" calcext:value-type="float">
            <text:p>9994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.042979" calcext:value-type="float">
            <text:p>1.042979</text:p>
          </table:table-cell>
          <table:table-cell office:value-type="float" office:value="20.00053" calcext:value-type="float">
            <text:p>20.00053</text:p>
          </table:table-cell>
          <table:table-cell office:value-type="float" office:value="18.957551" calcext:value-type="float">
            <text:p>18.957551</text:p>
          </table:table-cell>
          <table:table-cell office:value-type="float" office:value="0.421742" calcext:value-type="float">
            <text:p>0.42174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93" calcext:value-type="float">
            <text:p>1.016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875" calcext:value-type="float">
            <text:p>1.03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20440" calcext:value-type="float">
            <text:p>102044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20.006418" calcext:value-type="float">
            <text:p>20.006418</text:p>
          </table:table-cell>
          <table:table-cell office:value-type="float" office:value="18.989957" calcext:value-type="float">
            <text:p>18.989957</text:p>
          </table:table-cell>
          <table:table-cell office:value-type="float" office:value="0.429886" calcext:value-type="float">
            <text:p>0.429886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19388" calcext:value-type="float">
            <text:p>1019388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20.000915" calcext:value-type="float">
            <text:p>20.000915</text:p>
          </table:table-cell>
          <table:table-cell office:value-type="float" office:value="18.936369" calcext:value-type="float">
            <text:p>18.936369</text:p>
          </table:table-cell>
          <table:table-cell office:value-type="float" office:value="0.430658" calcext:value-type="float">
            <text:p>0.430658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06" calcext:value-type="float">
            <text:p>1.029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4" calcext:value-type="float">
            <text:p>1.0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85" calcext:value-type="float">
            <text:p>1.038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0428" calcext:value-type="float">
            <text:p>1040428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20.007743" calcext:value-type="float">
            <text:p>20.007743</text:p>
          </table:table-cell>
          <table:table-cell office:value-type="float" office:value="18.99849" calcext:value-type="float">
            <text:p>18.99849</text:p>
          </table:table-cell>
          <table:table-cell office:value-type="float" office:value="0.43811" calcext:value-type="float">
            <text:p>0.43811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39376" calcext:value-type="float">
            <text:p>1039376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1.059695" calcext:value-type="float">
            <text:p>1.059695</text:p>
          </table:table-cell>
          <table:table-cell office:value-type="float" office:value="20.00129" calcext:value-type="float">
            <text:p>20.00129</text:p>
          </table:table-cell>
          <table:table-cell office:value-type="float" office:value="18.941595" calcext:value-type="float">
            <text:p>18.941595</text:p>
          </table:table-cell>
          <table:table-cell office:value-type="float" office:value="0.438981" calcext:value-type="float">
            <text:p>0.438981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27" calcext:value-type="float">
            <text:p>1.027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67" calcext:value-type="float">
            <text:p>1.04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9364" calcext:value-type="float">
            <text:p>1059364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.008262" calcext:value-type="float">
            <text:p>1.008262</text:p>
          </table:table-cell>
          <table:table-cell office:value-type="float" office:value="19.988475" calcext:value-type="float">
            <text:p>19.988475</text:p>
          </table:table-cell>
          <table:table-cell office:value-type="float" office:value="18.980213" calcext:value-type="float">
            <text:p>18.980213</text:p>
          </table:table-cell>
          <table:table-cell office:value-type="float" office:value="0.446513" calcext:value-type="float">
            <text:p>0.446513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9364" calcext:value-type="float">
            <text:p>1059364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.060533" calcext:value-type="float">
            <text:p>1.060533</text:p>
          </table:table-cell>
          <table:table-cell office:value-type="float" office:value="20.001659" calcext:value-type="float">
            <text:p>20.001659</text:p>
          </table:table-cell>
          <table:table-cell office:value-type="float" office:value="18.941127" calcext:value-type="float">
            <text:p>18.941127</text:p>
          </table:table-cell>
          <table:table-cell office:value-type="float" office:value="0.447434" calcext:value-type="float">
            <text:p>0.447434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47" calcext:value-type="float">
            <text:p>1.036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823" calcext:value-type="float">
            <text:p>1.027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608" calcext:value-type="float">
            <text:p>1.04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79352" calcext:value-type="float">
            <text:p>107935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.012341" calcext:value-type="float">
            <text:p>1.012341</text:p>
          </table:table-cell>
          <table:table-cell office:value-type="float" office:value="19.988959" calcext:value-type="float">
            <text:p>19.988959</text:p>
          </table:table-cell>
          <table:table-cell office:value-type="float" office:value="18.976618" calcext:value-type="float">
            <text:p>18.976618</text:p>
          </table:table-cell>
          <table:table-cell office:value-type="float" office:value="0.455024" calcext:value-type="float">
            <text:p>0.455024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79352" calcext:value-type="float">
            <text:p>107935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.065111" calcext:value-type="float">
            <text:p>1.065111</text:p>
          </table:table-cell>
          <table:table-cell office:value-type="float" office:value="20.002003" calcext:value-type="float">
            <text:p>20.002003</text:p>
          </table:table-cell>
          <table:table-cell office:value-type="float" office:value="18.936892" calcext:value-type="float">
            <text:p>18.936892</text:p>
          </table:table-cell>
          <table:table-cell office:value-type="float" office:value="0.455979" calcext:value-type="float">
            <text:p>0.455979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56" calcext:value-type="float">
            <text:p>1.026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55" calcext:value-type="float">
            <text:p>1.040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0392" calcext:value-type="float">
            <text:p>1100392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20.007821" calcext:value-type="float">
            <text:p>20.007821</text:p>
          </table:table-cell>
          <table:table-cell office:value-type="float" office:value="18.991559" calcext:value-type="float">
            <text:p>18.991559</text:p>
          </table:table-cell>
          <table:table-cell office:value-type="float" office:value="0.463529" calcext:value-type="float">
            <text:p>0.463529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99340" calcext:value-type="float">
            <text:p>1099340</text:p>
          </table:table-cell>
          <table:table-cell table:number-columns-repeated="2" office:value-type="float" office:value="1045" calcext:value-type="float">
            <text:p>1045</text:p>
          </table:table-cell>
          <table:table-cell office:value-type="float" office:value="1.058924" calcext:value-type="float">
            <text:p>1.058924</text:p>
          </table:table-cell>
          <table:table-cell office:value-type="float" office:value="20.002338" calcext:value-type="float">
            <text:p>20.002338</text:p>
          </table:table-cell>
          <table:table-cell office:value-type="float" office:value="18.943414" calcext:value-type="float">
            <text:p>18.943414</text:p>
          </table:table-cell>
          <table:table-cell office:value-type="float" office:value="0.464263" calcext:value-type="float">
            <text:p>0.464263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58" calcext:value-type="float">
            <text:p>1.034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75" calcext:value-type="float">
            <text:p>1.026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979" calcext:value-type="float">
            <text:p>1.047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19328" calcext:value-type="float">
            <text:p>1119328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1.014262" calcext:value-type="float">
            <text:p>1.014262</text:p>
          </table:table-cell>
          <table:table-cell office:value-type="float" office:value="19.99025" calcext:value-type="float">
            <text:p>19.99025</text:p>
          </table:table-cell>
          <table:table-cell office:value-type="float" office:value="18.975988" calcext:value-type="float">
            <text:p>18.975988</text:p>
          </table:table-cell>
          <table:table-cell office:value-type="float" office:value="0.471892" calcext:value-type="float">
            <text:p>0.471892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19328" calcext:value-type="float">
            <text:p>1119328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1.054992" calcext:value-type="float">
            <text:p>1.054992</text:p>
          </table:table-cell>
          <table:table-cell office:value-type="float" office:value="20.002674" calcext:value-type="float">
            <text:p>20.002674</text:p>
          </table:table-cell>
          <table:table-cell office:value-type="float" office:value="18.947682" calcext:value-type="float">
            <text:p>18.947682</text:p>
          </table:table-cell>
          <table:table-cell office:value-type="float" office:value="0.472597" calcext:value-type="float">
            <text:p>0.472597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06" calcext:value-type="float">
            <text:p>1.031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23" calcext:value-type="float">
            <text:p>1.027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087" calcext:value-type="float">
            <text:p>1.044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39316" calcext:value-type="float">
            <text:p>1139316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.010261" calcext:value-type="float">
            <text:p>1.010261</text:p>
          </table:table-cell>
          <table:table-cell office:value-type="float" office:value="19.99086" calcext:value-type="float">
            <text:p>19.99086</text:p>
          </table:table-cell>
          <table:table-cell office:value-type="float" office:value="18.980598" calcext:value-type="float">
            <text:p>18.980598</text:p>
          </table:table-cell>
          <table:table-cell office:value-type="float" office:value="0.480202" calcext:value-type="float">
            <text:p>0.480202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39316" calcext:value-type="float">
            <text:p>1139316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.056061" calcext:value-type="float">
            <text:p>1.056061</text:p>
          </table:table-cell>
          <table:table-cell office:value-type="float" office:value="20.002984" calcext:value-type="float">
            <text:p>20.002984</text:p>
          </table:table-cell>
          <table:table-cell office:value-type="float" office:value="18.946922" calcext:value-type="float">
            <text:p>18.946922</text:p>
          </table:table-cell>
          <table:table-cell office:value-type="float" office:value="0.481056" calcext:value-type="float">
            <text:p>0.481056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93" calcext:value-type="float">
            <text:p>1.01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7" calcext:value-type="float">
            <text:p>1.0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05" calcext:value-type="float">
            <text:p>1.031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60356" calcext:value-type="float">
            <text:p>1160356</text:p>
          </table:table-cell>
          <table:table-cell table:number-columns-repeated="2" office:value-type="float" office:value="1103" calcext:value-type="float">
            <text:p>1103</text:p>
          </table:table-cell>
          <table:table-cell office:value-type="float" office:value="1.015362" calcext:value-type="float">
            <text:p>1.015362</text:p>
          </table:table-cell>
          <table:table-cell office:value-type="float" office:value="20.008738" calcext:value-type="float">
            <text:p>20.008738</text:p>
          </table:table-cell>
          <table:table-cell office:value-type="float" office:value="18.993376" calcext:value-type="float">
            <text:p>18.993376</text:p>
          </table:table-cell>
          <table:table-cell office:value-type="float" office:value="0.488741" calcext:value-type="float">
            <text:p>0.488741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9304" calcext:value-type="float">
            <text:p>1159304</text:p>
          </table:table-cell>
          <table:table-cell table:number-columns-repeated="2" office:value-type="float" office:value="1102" calcext:value-type="float">
            <text:p>1102</text:p>
          </table:table-cell>
          <table:table-cell office:value-type="float" office:value="1.069431" calcext:value-type="float">
            <text:p>1.069431</text:p>
          </table:table-cell>
          <table:table-cell office:value-type="float" office:value="20.003276" calcext:value-type="float">
            <text:p>20.003276</text:p>
          </table:table-cell>
          <table:table-cell office:value-type="float" office:value="18.933844" calcext:value-type="float">
            <text:p>18.933844</text:p>
          </table:table-cell>
          <table:table-cell office:value-type="float" office:value="0.489834" calcext:value-type="float">
            <text:p>0.489834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76" calcext:value-type="float">
            <text:p>1.03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313" calcext:value-type="float">
            <text:p>1.027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401" calcext:value-type="float">
            <text:p>1.047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79292" calcext:value-type="float">
            <text:p>1179292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.010313" calcext:value-type="float">
            <text:p>1.010313</text:p>
          </table:table-cell>
          <table:table-cell office:value-type="float" office:value="19.992172" calcext:value-type="float">
            <text:p>19.992172</text:p>
          </table:table-cell>
          <table:table-cell office:value-type="float" office:value="18.981859" calcext:value-type="float">
            <text:p>18.981859</text:p>
          </table:table-cell>
          <table:table-cell office:value-type="float" office:value="0.497019" calcext:value-type="float">
            <text:p>0.497019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79292" calcext:value-type="float">
            <text:p>1179292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.069015" calcext:value-type="float">
            <text:p>1.069015</text:p>
          </table:table-cell>
          <table:table-cell office:value-type="float" office:value="20.003576" calcext:value-type="float">
            <text:p>20.003576</text:p>
          </table:table-cell>
          <table:table-cell office:value-type="float" office:value="18.93456" calcext:value-type="float">
            <text:p>18.93456</text:p>
          </table:table-cell>
          <table:table-cell office:value-type="float" office:value="0.49826" calcext:value-type="float">
            <text:p>0.49826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85" calcext:value-type="float">
            <text:p>1.03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9" calcext:value-type="float">
            <text:p>1.02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907" calcext:value-type="float">
            <text:p>1.046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0" calcext:value-type="float">
            <text:p>1199280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9.992481" calcext:value-type="float">
            <text:p>19.992481</text:p>
          </table:table-cell>
          <table:table-cell office:value-type="float" office:value="18.98426" calcext:value-type="float">
            <text:p>18.98426</text:p>
          </table:table-cell>
          <table:table-cell office:value-type="float" office:value="0.505379" calcext:value-type="float">
            <text:p>0.50537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0" calcext:value-type="float">
            <text:p>1199280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.064603" calcext:value-type="float">
            <text:p>1.064603</text:p>
          </table:table-cell>
          <table:table-cell office:value-type="float" office:value="20.008828" calcext:value-type="float">
            <text:p>20.008828</text:p>
          </table:table-cell>
          <table:table-cell office:value-type="float" office:value="18.944225" calcext:value-type="float">
            <text:p>18.944225</text:p>
          </table:table-cell>
          <table:table-cell office:value-type="float" office:value="0.506447" calcext:value-type="float">
            <text:p>0.506447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76" calcext:value-type="float">
            <text:p>1.026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047" calcext:value-type="float">
            <text:p>1.045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19268" calcext:value-type="float">
            <text:p>1219268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1.016421" calcext:value-type="float">
            <text:p>1.016421</text:p>
          </table:table-cell>
          <table:table-cell office:value-type="float" office:value="20.286529" calcext:value-type="float">
            <text:p>20.286529</text:p>
          </table:table-cell>
          <table:table-cell office:value-type="float" office:value="19.270107" calcext:value-type="float">
            <text:p>19.270107</text:p>
          </table:table-cell>
          <table:table-cell office:value-type="float" office:value="0.50618" calcext:value-type="float">
            <text:p>0.50618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19268" calcext:value-type="float">
            <text:p>1219268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1.068314" calcext:value-type="float">
            <text:p>1.068314</text:p>
          </table:table-cell>
          <table:table-cell office:value-type="float" office:value="20.292231" calcext:value-type="float">
            <text:p>20.292231</text:p>
          </table:table-cell>
          <table:table-cell office:value-type="float" office:value="19.223917" calcext:value-type="float">
            <text:p>19.223917</text:p>
          </table:table-cell>
          <table:table-cell office:value-type="float" office:value="0.507396" calcext:value-type="float">
            <text:p>0.507396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014" calcext:value-type="float">
            <text:p>1.032014</text:p>
          </table:table-cell>
          <table:table-cell office:value-type="float" office:value="6.156701" calcext:value-type="float">
            <text:p>6.156701</text:p>
          </table:table-cell>
          <table:table-cell office:value-type="float" office:value="5.124687" calcext:value-type="float">
            <text:p>5.1246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321" calcext:value-type="float">
            <text:p>1.027321</text:p>
          </table:table-cell>
          <table:table-cell office:value-type="float" office:value="6.164944" calcext:value-type="float">
            <text:p>6.164944</text:p>
          </table:table-cell>
          <table:table-cell office:value-type="float" office:value="5.137623" calcext:value-type="float">
            <text:p>5.13762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4835" calcext:value-type="float">
            <text:p>1.044835</text:p>
          </table:table-cell>
          <table:table-cell office:value-type="float" office:value="6.158035" calcext:value-type="float">
            <text:p>6.158035</text:p>
          </table:table-cell>
          <table:table-cell office:value-type="float" office:value="5.1132" calcext:value-type="float">
            <text:p>5.113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1239256" calcext:value-type="float">
            <text:p>1239256</text:p>
          </table:table-cell>
          <table:table-cell office:value-type="float" office:value="1179" calcext:value-type="float">
            <text:p>1179</text:p>
          </table:table-cell>
          <table:table-cell office:value-type="float" office:value="1178" calcext:value-type="float">
            <text:p>1178</text:p>
          </table:table-cell>
          <table:table-cell office:value-type="float" office:value="1.014382" calcext:value-type="float">
            <text:p>1.014382</text:p>
          </table:table-cell>
          <table:table-cell office:value-type="float" office:value="20.380439" calcext:value-type="float">
            <text:p>20.380439</text:p>
          </table:table-cell>
          <table:table-cell office:value-type="float" office:value="19.366057" calcext:value-type="float">
            <text:p>19.366057</text:p>
          </table:table-cell>
          <table:table-cell office:value-type="float" office:value="0.511929" calcext:value-type="float">
            <text:p>0.511929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" calcext:value-type="float">
            <text:p>1239256</text:p>
          </table:table-cell>
          <table:table-cell office:value-type="float" office:value="1156148" calcext:value-type="float">
            <text:p>1156148</text:p>
          </table:table-cell>
          <table:table-cell office:value-type="float" office:value="1178" calcext:value-type="float">
            <text:p>1178</text:p>
          </table:table-cell>
          <table:table-cell office:value-type="float" office:value="1099" calcext:value-type="float">
            <text:p>1099</text:p>
          </table:table-cell>
          <table:table-cell office:value-type="float" office:value="1.060883" calcext:value-type="float">
            <text:p>1.060883</text:p>
          </table:table-cell>
          <table:table-cell office:value-type="float" office:value="20.400327" calcext:value-type="float">
            <text:p>20.400327</text:p>
          </table:table-cell>
          <table:table-cell office:value-type="float" office:value="19.339443" calcext:value-type="float">
            <text:p>19.339443</text:p>
          </table:table-cell>
          <table:table-cell office:value-type="float" office:value="0.478255" calcext:value-type="float">
            <text:p>0.47825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064" calcext:value-type="float">
            <text:p>3064</text:p>
          </table:table-cell>
          <table:table-cell office:value-type="float" office:value="2984" calcext:value-type="float">
            <text:p>29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.031915" calcext:value-type="float">
            <text:p>1.031915</text:p>
          </table:table-cell>
          <table:table-cell office:value-type="float" office:value="20.251997" calcext:value-type="float">
            <text:p>20.251997</text:p>
          </table:table-cell>
          <table:table-cell office:value-type="float" office:value="19.220083" calcext:value-type="float">
            <text:p>19.220083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16.075975" calcext:value-type="float">
            <text:p>16.075975</text:p>
          </table:table-cell>
          <table:table-cell office:value-type="float" office:value="15.049093" calcext:value-type="float">
            <text:p>15.04909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4276" calcext:value-type="float">
            <text:p>1.044276</text:p>
          </table:table-cell>
          <table:table-cell office:value-type="float" office:value="16.088694" calcext:value-type="float">
            <text:p>16.088694</text:p>
          </table:table-cell>
          <table:table-cell office:value-type="float" office:value="15.044418" calcext:value-type="float">
            <text:p>15.04441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40786" calcext:value-type="float">
            <text:p>12.40786</text:p>
          </table:table-cell>
          <table:table-cell office:value-type="float" office:value="20.230353" calcext:value-type="float">
            <text:p>20.230353</text:p>
          </table:table-cell>
          <table:table-cell office:value-type="float" office:value="7.822492" calcext:value-type="float">
            <text:p>7.822492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1197" calcext:value-type="float">
            <text:p>1197</text:p>
          </table:table-cell>
          <table:table-cell office:value-type="float" office:value="1179" calcext:value-type="float">
            <text:p>1179</text:p>
          </table:table-cell>
          <table:table-cell office:value-type="float" office:value="1.007501" calcext:value-type="float">
            <text:p>1.007501</text:p>
          </table:table-cell>
          <table:table-cell office:value-type="float" office:value="20.050873" calcext:value-type="float">
            <text:p>20.050873</text:p>
          </table:table-cell>
          <table:table-cell office:value-type="float" office:value="19.043371" calcext:value-type="float">
            <text:p>19.043371</text:p>
          </table:table-cell>
          <table:table-cell office:value-type="float" office:value="0.521046" calcext:value-type="float">
            <text:p>0.521046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1071988" calcext:value-type="float">
            <text:p>1071988</text:p>
          </table:table-cell>
          <table:table-cell office:value-type="float" office:value="1197" calcext:value-type="float">
            <text:p>1197</text:p>
          </table:table-cell>
          <table:table-cell office:value-type="float" office:value="1019" calcext:value-type="float">
            <text:p>1019</text:p>
          </table:table-cell>
          <table:table-cell office:value-type="float" office:value="1.063053" calcext:value-type="float">
            <text:p>1.063053</text:p>
          </table:table-cell>
          <table:table-cell office:value-type="float" office:value="20.445944" calcext:value-type="float">
            <text:p>20.445944</text:p>
          </table:table-cell>
          <table:table-cell office:value-type="float" office:value="19.382892" calcext:value-type="float">
            <text:p>19.382892</text:p>
          </table:table-cell>
          <table:table-cell office:value-type="float" office:value="0.442447" calcext:value-type="float">
            <text:p>0.442447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28" calcext:value-type="float">
            <text:p>6528</text:p>
          </table:table-cell>
          <table:table-cell office:value-type="float" office:value="6488" calcext:value-type="float">
            <text:p>6488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.025576" calcext:value-type="float">
            <text:p>1.025576</text:p>
          </table:table-cell>
          <table:table-cell office:value-type="float" office:value="19.867141" calcext:value-type="float">
            <text:p>19.867141</text:p>
          </table:table-cell>
          <table:table-cell office:value-type="float" office:value="18.841565" calcext:value-type="float">
            <text:p>18.84156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607" calcext:value-type="float">
            <text:p>1.01607</text:p>
          </table:table-cell>
          <table:table-cell office:value-type="float" office:value="19.869921" calcext:value-type="float">
            <text:p>19.869921</text:p>
          </table:table-cell>
          <table:table-cell office:value-type="float" office:value="18.853851" calcext:value-type="float">
            <text:p>18.85385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3497" calcext:value-type="float">
            <text:p>1.043497</text:p>
          </table:table-cell>
          <table:table-cell office:value-type="float" office:value="19.868495" calcext:value-type="float">
            <text:p>19.868495</text:p>
          </table:table-cell>
          <table:table-cell office:value-type="float" office:value="18.824997" calcext:value-type="float">
            <text:p>18.82499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.653203" calcext:value-type="float">
            <text:p>8.653203</text:p>
          </table:table-cell>
          <table:table-cell office:value-type="float" office:value="19.423474" calcext:value-type="float">
            <text:p>19.423474</text:p>
          </table:table-cell>
          <table:table-cell office:value-type="float" office:value="10.770271" calcext:value-type="float">
            <text:p>10.770271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1245568" calcext:value-type="float">
            <text:p>1245568</text:p>
          </table:table-cell>
          <table:table-cell office:value-type="float" office:value="1216" calcext:value-type="float">
            <text:p>1216</text:p>
          </table:table-cell>
          <table:table-cell office:value-type="float" office:value="1184" calcext:value-type="float">
            <text:p>1184</text:p>
          </table:table-cell>
          <table:table-cell office:value-type="float" office:value="1.007293" calcext:value-type="float">
            <text:p>1.007293</text:p>
          </table:table-cell>
          <table:table-cell office:value-type="float" office:value="20.31251" calcext:value-type="float">
            <text:p>20.31251</text:p>
          </table:table-cell>
          <table:table-cell office:value-type="float" office:value="19.305218" calcext:value-type="float">
            <text:p>19.305218</text:p>
          </table:table-cell>
          <table:table-cell office:value-type="float" office:value="0.516158" calcext:value-type="float">
            <text:p>0.516158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1063572" calcext:value-type="float">
            <text:p>1063572</text:p>
          </table:table-cell>
          <table:table-cell office:value-type="float" office:value="1216" calcext:value-type="float">
            <text:p>1216</text:p>
          </table:table-cell>
          <table:table-cell office:value-type="float" office:value="1011" calcext:value-type="float">
            <text:p>1011</text:p>
          </table:table-cell>
          <table:table-cell office:value-type="float" office:value="1.085595" calcext:value-type="float">
            <text:p>1.085595</text:p>
          </table:table-cell>
          <table:table-cell office:value-type="float" office:value="20.068541" calcext:value-type="float">
            <text:p>20.068541</text:p>
          </table:table-cell>
          <table:table-cell office:value-type="float" office:value="18.982946" calcext:value-type="float">
            <text:p>18.982946</text:p>
          </table:table-cell>
          <table:table-cell office:value-type="float" office:value="0.448222" calcext:value-type="float">
            <text:p>0.44822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28" calcext:value-type="float">
            <text:p>7728</text:p>
          </table:table-cell>
          <table:table-cell office:value-type="float" office:value="7648" calcext:value-type="float">
            <text:p>764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.029237" calcext:value-type="float">
            <text:p>1.029237</text:p>
          </table:table-cell>
          <table:table-cell office:value-type="float" office:value="20.123797" calcext:value-type="float">
            <text:p>20.123797</text:p>
          </table:table-cell>
          <table:table-cell office:value-type="float" office:value="19.09456" calcext:value-type="float">
            <text:p>19.09456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3194" calcext:value-type="float">
            <text:p>1.023194</text:p>
          </table:table-cell>
          <table:table-cell office:value-type="float" office:value="17.811506" calcext:value-type="float">
            <text:p>17.811506</text:p>
          </table:table-cell>
          <table:table-cell office:value-type="float" office:value="16.788312" calcext:value-type="float">
            <text:p>16.7883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411" calcext:value-type="float">
            <text:p>1.04411</text:p>
          </table:table-cell>
          <table:table-cell office:value-type="float" office:value="17.804517" calcext:value-type="float">
            <text:p>17.804517</text:p>
          </table:table-cell>
          <table:table-cell office:value-type="float" office:value="16.760407" calcext:value-type="float">
            <text:p>16.76040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.719213" calcext:value-type="float">
            <text:p>6.719213</text:p>
          </table:table-cell>
          <table:table-cell office:value-type="float" office:value="20.122203" calcext:value-type="float">
            <text:p>20.122203</text:p>
          </table:table-cell>
          <table:table-cell office:value-type="float" office:value="13.40299" calcext:value-type="float">
            <text:p>13.40299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1262400" calcext:value-type="float">
            <text:p>1262400</text:p>
          </table:table-cell>
          <table:table-cell office:value-type="float" office:value="1236" calcext:value-type="float">
            <text:p>1236</text:p>
          </table:table-cell>
          <table:table-cell office:value-type="float" office:value="1200" calcext:value-type="float">
            <text:p>1200</text:p>
          </table:table-cell>
          <table:table-cell office:value-type="float" office:value="1.013313" calcext:value-type="float">
            <text:p>1.013313</text:p>
          </table:table-cell>
          <table:table-cell office:value-type="float" office:value="20.307166" calcext:value-type="float">
            <text:p>20.307166</text:p>
          </table:table-cell>
          <table:table-cell office:value-type="float" office:value="19.293853" calcext:value-type="float">
            <text:p>19.293853</text:p>
          </table:table-cell>
          <table:table-cell office:value-type="float" office:value="0.523441" calcext:value-type="float">
            <text:p>0.523441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9220" calcext:value-type="float">
            <text:p>1299220</text:p>
          </table:table-cell>
          <table:table-cell office:value-type="float" office:value="1000452" calcext:value-type="float">
            <text:p>1000452</text:p>
          </table:table-cell>
          <table:table-cell office:value-type="float" office:value="1235" calcext:value-type="float">
            <text:p>1235</text:p>
          </table:table-cell>
          <table:table-cell office:value-type="float" office:value="951" calcext:value-type="float">
            <text:p>951</text:p>
          </table:table-cell>
          <table:table-cell office:value-type="float" office:value="1.062004" calcext:value-type="float">
            <text:p>1.062004</text:p>
          </table:table-cell>
          <table:table-cell office:value-type="float" office:value="20.046449" calcext:value-type="float">
            <text:p>20.046449</text:p>
          </table:table-cell>
          <table:table-cell office:value-type="float" office:value="18.984445" calcext:value-type="float">
            <text:p>18.984445</text:p>
          </table:table-cell>
          <table:table-cell office:value-type="float" office:value="0.421588" calcext:value-type="float">
            <text:p>0.421588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76" calcext:value-type="float">
            <text:p>9776</text:p>
          </table:table-cell>
          <table:table-cell office:value-type="float" office:value="9736" calcext:value-type="float">
            <text:p>9736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.026927" calcext:value-type="float">
            <text:p>1.026927</text:p>
          </table:table-cell>
          <table:table-cell office:value-type="float" office:value="20.109356" calcext:value-type="float">
            <text:p>20.109356</text:p>
          </table:table-cell>
          <table:table-cell office:value-type="float" office:value="19.082429" calcext:value-type="float">
            <text:p>19.082429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22964" calcext:value-type="float">
            <text:p>1.022964</text:p>
          </table:table-cell>
          <table:table-cell office:value-type="float" office:value="17.822924" calcext:value-type="float">
            <text:p>17.822924</text:p>
          </table:table-cell>
          <table:table-cell office:value-type="float" office:value="16.79996" calcext:value-type="float">
            <text:p>16.7999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42609" calcext:value-type="float">
            <text:p>1.042609</text:p>
          </table:table-cell>
          <table:table-cell office:value-type="float" office:value="17.821478" calcext:value-type="float">
            <text:p>17.821478</text:p>
          </table:table-cell>
          <table:table-cell office:value-type="float" office:value="16.778869" calcext:value-type="float">
            <text:p>16.7788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.8063" calcext:value-type="float">
            <text:p>5.8063</text:p>
          </table:table-cell>
          <table:table-cell office:value-type="float" office:value="20.106448" calcext:value-type="float">
            <text:p>20.106448</text:p>
          </table:table-cell>
          <table:table-cell office:value-type="float" office:value="14.300148" calcext:value-type="float">
            <text:p>14.300148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0260" calcext:value-type="float">
            <text:p>1320260</text:p>
          </table:table-cell>
          <table:table-cell office:value-type="float" office:value="1273972" calcext:value-type="float">
            <text:p>1273972</text:p>
          </table:table-cell>
          <table:table-cell office:value-type="float" office:value="1255" calcext:value-type="float">
            <text:p>1255</text:p>
          </table:table-cell>
          <table:table-cell office:value-type="float" office:value="1211" calcext:value-type="float">
            <text:p>1211</text:p>
          </table:table-cell>
          <table:table-cell office:value-type="float" office:value="1.018061" calcext:value-type="float">
            <text:p>1.018061</text:p>
          </table:table-cell>
          <table:table-cell office:value-type="float" office:value="20.158196" calcext:value-type="float">
            <text:p>20.158196</text:p>
          </table:table-cell>
          <table:table-cell office:value-type="float" office:value="19.140135" calcext:value-type="float">
            <text:p>19.140135</text:p>
          </table:table-cell>
          <table:table-cell office:value-type="float" office:value="0.532482" calcext:value-type="float">
            <text:p>0.5324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9208" calcext:value-type="float">
            <text:p>1319208</text:p>
          </table:table-cell>
          <table:table-cell office:value-type="float" office:value="977308" calcext:value-type="float">
            <text:p>977308</text:p>
          </table:table-cell>
          <table:table-cell office:value-type="float" office:value="1254" calcext:value-type="float">
            <text:p>1254</text:p>
          </table:table-cell>
          <table:table-cell office:value-type="float" office:value="929" calcext:value-type="float">
            <text:p>929</text:p>
          </table:table-cell>
          <table:table-cell office:value-type="float" office:value="1.302305" calcext:value-type="float">
            <text:p>1.302305</text:p>
          </table:table-cell>
          <table:table-cell office:value-type="float" office:value="20.466472" calcext:value-type="float">
            <text:p>20.466472</text:p>
          </table:table-cell>
          <table:table-cell office:value-type="float" office:value="19.164167" calcext:value-type="float">
            <text:p>19.164167</text:p>
          </table:table-cell>
          <table:table-cell office:value-type="float" office:value="0.407973" calcext:value-type="float">
            <text:p>0.407973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32" calcext:value-type="float">
            <text:p>6632</text:p>
          </table:table-cell>
          <table:table-cell office:value-type="float" office:value="6512" calcext:value-type="float">
            <text:p>6512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.266269" calcext:value-type="float">
            <text:p>1.266269</text:p>
          </table:table-cell>
          <table:table-cell office:value-type="float" office:value="20.215661" calcext:value-type="float">
            <text:p>20.215661</text:p>
          </table:table-cell>
          <table:table-cell office:value-type="float" office:value="18.949392" calcext:value-type="float">
            <text:p>18.949392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57063" calcext:value-type="float">
            <text:p>1.257063</text:p>
          </table:table-cell>
          <table:table-cell office:value-type="float" office:value="19.728427" calcext:value-type="float">
            <text:p>19.728427</text:p>
          </table:table-cell>
          <table:table-cell office:value-type="float" office:value="18.471364" calcext:value-type="float">
            <text:p>18.47136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285" calcext:value-type="float">
            <text:p>1.28285</text:p>
          </table:table-cell>
          <table:table-cell office:value-type="float" office:value="20.46105" calcext:value-type="float">
            <text:p>20.46105</text:p>
          </table:table-cell>
          <table:table-cell office:value-type="float" office:value="19.1782" calcext:value-type="float">
            <text:p>19.178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.449024" calcext:value-type="float">
            <text:p>6.449024</text:p>
          </table:table-cell>
          <table:table-cell office:value-type="float" office:value="17.33409" calcext:value-type="float">
            <text:p>17.33409</text:p>
          </table:table-cell>
          <table:table-cell office:value-type="float" office:value="10.885066" calcext:value-type="float">
            <text:p>10.88506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0248" calcext:value-type="float">
            <text:p>1340248</text:p>
          </table:table-cell>
          <table:table-cell office:value-type="float" office:value="1332884" calcext:value-type="float">
            <text:p>1332884</text:p>
          </table:table-cell>
          <table:table-cell office:value-type="float" office:value="1274" calcext:value-type="float">
            <text:p>1274</text:p>
          </table:table-cell>
          <table:table-cell office:value-type="float" office:value="1267" calcext:value-type="float">
            <text:p>1267</text:p>
          </table:table-cell>
          <table:table-cell office:value-type="float" office:value="1.013473" calcext:value-type="float">
            <text:p>1.013473</text:p>
          </table:table-cell>
          <table:table-cell office:value-type="float" office:value="20.343867" calcext:value-type="float">
            <text:p>20.343867</text:p>
          </table:table-cell>
          <table:table-cell office:value-type="float" office:value="19.330395" calcext:value-type="float">
            <text:p>19.330395</text:p>
          </table:table-cell>
          <table:table-cell office:value-type="float" office:value="0.551622" calcext:value-type="float">
            <text:p>0.551622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119328" calcext:value-type="float">
            <text:p>1119328</text:p>
          </table:table-cell>
          <table:table-cell office:value-type="float" office:value="1273" calcext:value-type="float">
            <text:p>1273</text:p>
          </table:table-cell>
          <table:table-cell office:value-type="float" office:value="1064" calcext:value-type="float">
            <text:p>1064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20.587569" calcext:value-type="float">
            <text:p>20.587569</text:p>
          </table:table-cell>
          <table:table-cell office:value-type="float" office:value="19.515928" calcext:value-type="float">
            <text:p>19.515928</text:p>
          </table:table-cell>
          <table:table-cell office:value-type="float" office:value="0.458837" calcext:value-type="float">
            <text:p>0.458837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48" calcext:value-type="float">
            <text:p>2848</text:p>
          </table:table-cell>
          <table:table-cell office:value-type="float" office:value="2808" calcext:value-type="float">
            <text:p>280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.028075" calcext:value-type="float">
            <text:p>1.028075</text:p>
          </table:table-cell>
          <table:table-cell office:value-type="float" office:value="20.734036" calcext:value-type="float">
            <text:p>20.734036</text:p>
          </table:table-cell>
          <table:table-cell office:value-type="float" office:value="19.705961" calcext:value-type="float">
            <text:p>19.70596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19009" calcext:value-type="float">
            <text:p>1.019009</text:p>
          </table:table-cell>
          <table:table-cell office:value-type="float" office:value="20.762316" calcext:value-type="float">
            <text:p>20.762316</text:p>
          </table:table-cell>
          <table:table-cell office:value-type="float" office:value="19.743306" calcext:value-type="float">
            <text:p>19.74330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0" calcext:value-type="float">
            <text:p>540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043869" calcext:value-type="float">
            <text:p>1.043869</text:p>
          </table:table-cell>
          <table:table-cell office:value-type="float" office:value="20.244984" calcext:value-type="float">
            <text:p>20.244984</text:p>
          </table:table-cell>
          <table:table-cell office:value-type="float" office:value="19.201115" calcext:value-type="float">
            <text:p>19.20111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66" calcext:value-type="float">
            <text:p>366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217745" calcext:value-type="float">
            <text:p>7.217745</text:p>
          </table:table-cell>
          <table:table-cell office:value-type="float" office:value="20.76369" calcext:value-type="float">
            <text:p>20.76369</text:p>
          </table:table-cell>
          <table:table-cell office:value-type="float" office:value="13.545945" calcext:value-type="float">
            <text:p>13.54594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0236" calcext:value-type="float">
            <text:p>1360236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1293" calcext:value-type="float">
            <text:p>1293</text:p>
          </table:table-cell>
          <table:table-cell office:value-type="float" office:value="1232" calcext:value-type="float">
            <text:p>1232</text:p>
          </table:table-cell>
          <table:table-cell office:value-type="float" office:value="1.011433" calcext:value-type="float">
            <text:p>1.011433</text:p>
          </table:table-cell>
          <table:table-cell office:value-type="float" office:value="20.324988" calcext:value-type="float">
            <text:p>20.324988</text:p>
          </table:table-cell>
          <table:table-cell office:value-type="float" office:value="19.313555" calcext:value-type="float">
            <text:p>19.313555</text:p>
          </table:table-cell>
          <table:table-cell office:value-type="float" office:value="0.536852" calcext:value-type="float">
            <text:p>0.53685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9184" calcext:value-type="float">
            <text:p>1359184</text:p>
          </table:table-cell>
          <table:table-cell office:value-type="float" office:value="985724" calcext:value-type="float">
            <text:p>985724</text:p>
          </table:table-cell>
          <table:table-cell office:value-type="float" office:value="1292" calcext:value-type="float">
            <text:p>1292</text:p>
          </table:table-cell>
          <table:table-cell office:value-type="float" office:value="937" calcext:value-type="float">
            <text:p>937</text:p>
          </table:table-cell>
          <table:table-cell office:value-type="float" office:value="1.083023" calcext:value-type="float">
            <text:p>1.083023</text:p>
          </table:table-cell>
          <table:table-cell office:value-type="float" office:value="21.115008" calcext:value-type="float">
            <text:p>21.115008</text:p>
          </table:table-cell>
          <table:table-cell office:value-type="float" office:value="20.031985" calcext:value-type="float">
            <text:p>20.031985</text:p>
          </table:table-cell>
          <table:table-cell office:value-type="float" office:value="0.39366" calcext:value-type="float">
            <text:p>0.39366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12" calcext:value-type="float">
            <text:p>9712</text:p>
          </table:table-cell>
          <table:table-cell office:value-type="float" office:value="9312" calcext:value-type="float">
            <text:p>9312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.026377" calcext:value-type="float">
            <text:p>1.026377</text:p>
          </table:table-cell>
          <table:table-cell office:value-type="float" office:value="20.892076" calcext:value-type="float">
            <text:p>20.892076</text:p>
          </table:table-cell>
          <table:table-cell office:value-type="float" office:value="19.865698" calcext:value-type="float">
            <text:p>19.8656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2334" calcext:value-type="float">
            <text:p>1.022334</text:p>
          </table:table-cell>
          <table:table-cell office:value-type="float" office:value="20.893502" calcext:value-type="float">
            <text:p>20.893502</text:p>
          </table:table-cell>
          <table:table-cell office:value-type="float" office:value="19.871168" calcext:value-type="float">
            <text:p>19.87116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1639" calcext:value-type="float">
            <text:p>1.041639</text:p>
          </table:table-cell>
          <table:table-cell office:value-type="float" office:value="20.901276" calcext:value-type="float">
            <text:p>20.901276</text:p>
          </table:table-cell>
          <table:table-cell office:value-type="float" office:value="19.859638" calcext:value-type="float">
            <text:p>19.85963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.903896" calcext:value-type="float">
            <text:p>4.903896</text:p>
          </table:table-cell>
          <table:table-cell office:value-type="float" office:value="17.623263" calcext:value-type="float">
            <text:p>17.623263</text:p>
          </table:table-cell>
          <table:table-cell office:value-type="float" office:value="12.719367" calcext:value-type="float">
            <text:p>12.719367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9172" calcext:value-type="float">
            <text:p>1379172</text:p>
          </table:table-cell>
          <table:table-cell office:value-type="float" office:value="1306584" calcext:value-type="float">
            <text:p>1306584</text:p>
          </table:table-cell>
          <table:table-cell office:value-type="float" office:value="1311" calcext:value-type="float">
            <text:p>1311</text:p>
          </table:table-cell>
          <table:table-cell office:value-type="float" office:value="1242" calcext:value-type="float">
            <text:p>1242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20.410571" calcext:value-type="float">
            <text:p>20.410571</text:p>
          </table:table-cell>
          <table:table-cell office:value-type="float" office:value="19.398358" calcext:value-type="float">
            <text:p>19.398358</text:p>
          </table:table-cell>
          <table:table-cell office:value-type="float" office:value="0.538843" calcext:value-type="float">
            <text:p>0.53884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9172" calcext:value-type="float">
            <text:p>1379172</text:p>
          </table:table-cell>
          <table:table-cell office:value-type="float" office:value="914188" calcext:value-type="float">
            <text:p>914188</text:p>
          </table:table-cell>
          <table:table-cell office:value-type="float" office:value="1311" calcext:value-type="float">
            <text:p>1311</text:p>
          </table:table-cell>
          <table:table-cell office:value-type="float" office:value="869" calcext:value-type="float">
            <text:p>869</text:p>
          </table:table-cell>
          <table:table-cell office:value-type="float" office:value="1.091587" calcext:value-type="float">
            <text:p>1.091587</text:p>
          </table:table-cell>
          <table:table-cell office:value-type="float" office:value="20.536868" calcext:value-type="float">
            <text:p>20.536868</text:p>
          </table:table-cell>
          <table:table-cell office:value-type="float" office:value="19.445281" calcext:value-type="float">
            <text:p>19.445281</text:p>
          </table:table-cell>
          <table:table-cell office:value-type="float" office:value="0.376107" calcext:value-type="float">
            <text:p>0.376107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080" calcext:value-type="float">
            <text:p>13080</text:p>
          </table:table-cell>
          <table:table-cell office:value-type="float" office:value="12800" calcext:value-type="float">
            <text:p>12800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1.03781" calcext:value-type="float">
            <text:p>1.03781</text:p>
          </table:table-cell>
          <table:table-cell office:value-type="float" office:value="19.477472" calcext:value-type="float">
            <text:p>19.477472</text:p>
          </table:table-cell>
          <table:table-cell office:value-type="float" office:value="18.439662" calcext:value-type="float">
            <text:p>18.439662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22184" calcext:value-type="float">
            <text:p>1.022184</text:p>
          </table:table-cell>
          <table:table-cell office:value-type="float" office:value="19.495306" calcext:value-type="float">
            <text:p>19.495306</text:p>
          </table:table-cell>
          <table:table-cell office:value-type="float" office:value="18.473122" calcext:value-type="float">
            <text:p>18.47312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55251" calcext:value-type="float">
            <text:p>1.055251</text:p>
          </table:table-cell>
          <table:table-cell office:value-type="float" office:value="19.936458" calcext:value-type="float">
            <text:p>19.936458</text:p>
          </table:table-cell>
          <table:table-cell office:value-type="float" office:value="18.881207" calcext:value-type="float">
            <text:p>18.881207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.176003" calcext:value-type="float">
            <text:p>4.176003</text:p>
          </table:table-cell>
          <table:table-cell office:value-type="float" office:value="18.783191" calcext:value-type="float">
            <text:p>18.783191</text:p>
          </table:table-cell>
          <table:table-cell office:value-type="float" office:value="14.607189" calcext:value-type="float">
            <text:p>14.607189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0212" calcext:value-type="float">
            <text:p>1400212</text:p>
          </table:table-cell>
          <table:table-cell office:value-type="float" office:value="1329728" calcext:value-type="float">
            <text:p>1329728</text:p>
          </table:table-cell>
          <table:table-cell office:value-type="float" office:value="1331" calcext:value-type="float">
            <text:p>1331</text:p>
          </table:table-cell>
          <table:table-cell office:value-type="float" office:value="1264" calcext:value-type="float">
            <text:p>1264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20.389269" calcext:value-type="float">
            <text:p>20.389269</text:p>
          </table:table-cell>
          <table:table-cell office:value-type="float" office:value="19.381867" calcext:value-type="float">
            <text:p>19.381867</text:p>
          </table:table-cell>
          <table:table-cell office:value-type="float" office:value="0.548854" calcext:value-type="float">
            <text:p>0.548854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9160" calcext:value-type="float">
            <text:p>1399160</text:p>
          </table:table-cell>
          <table:table-cell office:value-type="float" office:value="957320" calcext:value-type="float">
            <text:p>957320</text:p>
          </table:table-cell>
          <table:table-cell office:value-type="float" office:value="1330" calcext:value-type="float">
            <text:p>1330</text:p>
          </table:table-cell>
          <table:table-cell office:value-type="float" office:value="910" calcext:value-type="float">
            <text:p>910</text:p>
          </table:table-cell>
          <table:table-cell office:value-type="float" office:value="1.059062" calcext:value-type="float">
            <text:p>1.059062</text:p>
          </table:table-cell>
          <table:table-cell office:value-type="float" office:value="20.697144" calcext:value-type="float">
            <text:p>20.697144</text:p>
          </table:table-cell>
          <table:table-cell office:value-type="float" office:value="19.638082" calcext:value-type="float">
            <text:p>19.638082</text:p>
          </table:table-cell>
          <table:table-cell office:value-type="float" office:value="0.389985" calcext:value-type="float">
            <text:p>0.389985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920" calcext:value-type="float">
            <text:p>10920</text:p>
          </table:table-cell>
          <table:table-cell office:value-type="float" office:value="10640" calcext:value-type="float">
            <text:p>10640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1.029025" calcext:value-type="float">
            <text:p>1.029025</text:p>
          </table:table-cell>
          <table:table-cell office:value-type="float" office:value="20.50596" calcext:value-type="float">
            <text:p>20.50596</text:p>
          </table:table-cell>
          <table:table-cell office:value-type="float" office:value="19.476935" calcext:value-type="float">
            <text:p>19.47693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25041" calcext:value-type="float">
            <text:p>1.025041</text:p>
          </table:table-cell>
          <table:table-cell office:value-type="float" office:value="20.512908" calcext:value-type="float">
            <text:p>20.512908</text:p>
          </table:table-cell>
          <table:table-cell office:value-type="float" office:value="19.487866" calcext:value-type="float">
            <text:p>19.48786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2456" calcext:value-type="float">
            <text:p>1.042456</text:p>
          </table:table-cell>
          <table:table-cell office:value-type="float" office:value="20.906978" calcext:value-type="float">
            <text:p>20.906978</text:p>
          </table:table-cell>
          <table:table-cell office:value-type="float" office:value="19.864522" calcext:value-type="float">
            <text:p>19.86452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959067" calcext:value-type="float">
            <text:p>3.959067</text:p>
          </table:table-cell>
          <table:table-cell office:value-type="float" office:value="17.824905" calcext:value-type="float">
            <text:p>17.824905</text:p>
          </table:table-cell>
          <table:table-cell office:value-type="float" office:value="13.865838" calcext:value-type="float">
            <text:p>13.865838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0200" calcext:value-type="float">
            <text:p>1420200</text:p>
          </table:table-cell>
          <table:table-cell office:value-type="float" office:value="1392848" calcext:value-type="float">
            <text:p>1392848</text:p>
          </table:table-cell>
          <table:table-cell office:value-type="float" office:value="1350" calcext:value-type="float">
            <text:p>1350</text:p>
          </table:table-cell>
          <table:table-cell office:value-type="float" office:value="1324" calcext:value-type="float">
            <text:p>1324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20.398858" calcext:value-type="float">
            <text:p>20.398858</text:p>
          </table:table-cell>
          <table:table-cell office:value-type="float" office:value="19.387556" calcext:value-type="float">
            <text:p>19.387556</text:p>
          </table:table-cell>
          <table:table-cell office:value-type="float" office:value="0.574739" calcext:value-type="float">
            <text:p>0.57473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9148" calcext:value-type="float">
            <text:p>1419148</text:p>
          </table:table-cell>
          <table:table-cell office:value-type="float" office:value="1070936" calcext:value-type="float">
            <text:p>1070936</text:p>
          </table:table-cell>
          <table:table-cell office:value-type="float" office:value="1349" calcext:value-type="float">
            <text:p>1349</text:p>
          </table:table-cell>
          <table:table-cell office:value-type="float" office:value="1018" calcext:value-type="float">
            <text:p>1018</text:p>
          </table:table-cell>
          <table:table-cell office:value-type="float" office:value="1.076683" calcext:value-type="float">
            <text:p>1.076683</text:p>
          </table:table-cell>
          <table:table-cell office:value-type="float" office:value="21.089532" calcext:value-type="float">
            <text:p>21.089532</text:p>
          </table:table-cell>
          <table:table-cell office:value-type="float" office:value="20.012849" calcext:value-type="float">
            <text:p>20.012849</text:p>
          </table:table-cell>
          <table:table-cell office:value-type="float" office:value="0.428099" calcext:value-type="float">
            <text:p>0.42809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52" calcext:value-type="float">
            <text:p>4552</text:p>
          </table:table-cell>
          <table:table-cell office:value-type="float" office:value="4512" calcext:value-type="float">
            <text:p>4512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.025416" calcext:value-type="float">
            <text:p>1.025416</text:p>
          </table:table-cell>
          <table:table-cell office:value-type="float" office:value="20.880554" calcext:value-type="float">
            <text:p>20.880554</text:p>
          </table:table-cell>
          <table:table-cell office:value-type="float" office:value="19.855138" calcext:value-type="float">
            <text:p>19.855138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1733" calcext:value-type="float">
            <text:p>1.021733</text:p>
          </table:table-cell>
          <table:table-cell office:value-type="float" office:value="20.88198" calcext:value-type="float">
            <text:p>20.88198</text:p>
          </table:table-cell>
          <table:table-cell office:value-type="float" office:value="19.860248" calcext:value-type="float">
            <text:p>19.860248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0" calcext:value-type="float">
            <text:p>510</text:p>
          </table:table-cell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040117" calcext:value-type="float">
            <text:p>1.040117</text:p>
          </table:table-cell>
          <table:table-cell office:value-type="float" office:value="20.889014" calcext:value-type="float">
            <text:p>20.889014</text:p>
          </table:table-cell>
          <table:table-cell office:value-type="float" office:value="19.848897" calcext:value-type="float">
            <text:p>19.84889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86475" calcext:value-type="float">
            <text:p>3.86475</text:p>
          </table:table-cell>
          <table:table-cell office:value-type="float" office:value="17.97621" calcext:value-type="float">
            <text:p>17.97621</text:p>
          </table:table-cell>
          <table:table-cell office:value-type="float" office:value="14.11146" calcext:value-type="float">
            <text:p>14.11146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9136" calcext:value-type="float">
            <text:p>1439136</text:p>
          </table:table-cell>
          <table:table-cell office:value-type="float" office:value="1415992" calcext:value-type="float">
            <text:p>1415992</text:p>
          </table:table-cell>
          <table:table-cell office:value-type="float" office:value="1368" calcext:value-type="float">
            <text:p>1368</text:p>
          </table:table-cell>
          <table:table-cell office:value-type="float" office:value="1346" calcext:value-type="float">
            <text:p>1346</text:p>
          </table:table-cell>
          <table:table-cell office:value-type="float" office:value="1.011253" calcext:value-type="float">
            <text:p>1.011253</text:p>
          </table:table-cell>
          <table:table-cell office:value-type="float" office:value="20.197228" calcext:value-type="float">
            <text:p>20.197228</text:p>
          </table:table-cell>
          <table:table-cell office:value-type="float" office:value="19.185975" calcext:value-type="float">
            <text:p>19.185975</text:p>
          </table:table-cell>
          <table:table-cell office:value-type="float" office:value="0.590428" calcext:value-type="float">
            <text:p>0.59042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9136" calcext:value-type="float">
            <text:p>1439136</text:p>
          </table:table-cell>
          <table:table-cell office:value-type="float" office:value="1016232" calcext:value-type="float">
            <text:p>1016232</text:p>
          </table:table-cell>
          <table:table-cell office:value-type="float" office:value="1368" calcext:value-type="float">
            <text:p>1368</text:p>
          </table:table-cell>
          <table:table-cell office:value-type="float" office:value="966" calcext:value-type="float">
            <text:p>966</text:p>
          </table:table-cell>
          <table:table-cell office:value-type="float" office:value="1.297165" calcext:value-type="float">
            <text:p>1.297165</text:p>
          </table:table-cell>
          <table:table-cell office:value-type="float" office:value="20.538573" calcext:value-type="float">
            <text:p>20.538573</text:p>
          </table:table-cell>
          <table:table-cell office:value-type="float" office:value="19.241408" calcext:value-type="float">
            <text:p>19.241408</text:p>
          </table:table-cell>
          <table:table-cell office:value-type="float" office:value="0.422519" calcext:value-type="float">
            <text:p>0.422519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40" calcext:value-type="float">
            <text:p>4040</text:p>
          </table:table-cell>
          <table:table-cell office:value-type="float" office:value="3960" calcext:value-type="float">
            <text:p>396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.261885" calcext:value-type="float">
            <text:p>1.261885</text:p>
          </table:table-cell>
          <table:table-cell office:value-type="float" office:value="19.808985" calcext:value-type="float">
            <text:p>19.808985</text:p>
          </table:table-cell>
          <table:table-cell office:value-type="float" office:value="18.547101" calcext:value-type="float">
            <text:p>18.54710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57681" calcext:value-type="float">
            <text:p>1.257681</text:p>
          </table:table-cell>
          <table:table-cell office:value-type="float" office:value="18.347193" calcext:value-type="float">
            <text:p>18.347193</text:p>
          </table:table-cell>
          <table:table-cell office:value-type="float" office:value="17.089512" calcext:value-type="float">
            <text:p>17.08951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77046" calcext:value-type="float">
            <text:p>1.277046</text:p>
          </table:table-cell>
          <table:table-cell office:value-type="float" office:value="18.298716" calcext:value-type="float">
            <text:p>18.298716</text:p>
          </table:table-cell>
          <table:table-cell office:value-type="float" office:value="17.02167" calcext:value-type="float">
            <text:p>17.02167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.062539" calcext:value-type="float">
            <text:p>6.062539</text:p>
          </table:table-cell>
          <table:table-cell office:value-type="float" office:value="19.622626" calcext:value-type="float">
            <text:p>19.622626</text:p>
          </table:table-cell>
          <table:table-cell office:value-type="float" office:value="13.560087" calcext:value-type="float">
            <text:p>13.560087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0176" calcext:value-type="float">
            <text:p>1460176</text:p>
          </table:table-cell>
          <table:table-cell office:value-type="float" office:value="1428616" calcext:value-type="float">
            <text:p>1428616</text:p>
          </table:table-cell>
          <table:table-cell office:value-type="float" office:value="1388" calcext:value-type="float">
            <text:p>1388</text:p>
          </table:table-cell>
          <table:table-cell office:value-type="float" office:value="1358" calcext:value-type="float">
            <text:p>1358</text:p>
          </table:table-cell>
          <table:table-cell office:value-type="float" office:value="1.009322" calcext:value-type="float">
            <text:p>1.009322</text:p>
          </table:table-cell>
          <table:table-cell office:value-type="float" office:value="20.223436" calcext:value-type="float">
            <text:p>20.223436</text:p>
          </table:table-cell>
          <table:table-cell office:value-type="float" office:value="19.214114" calcext:value-type="float">
            <text:p>19.214114</text:p>
          </table:table-cell>
          <table:table-cell office:value-type="float" office:value="0.594819" calcext:value-type="float">
            <text:p>0.594819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387" calcext:value-type="float">
            <text:p>1387</text:p>
          </table:table-cell>
          <table:table-cell office:value-type="float" office:value="990" calcext:value-type="float">
            <text:p>990</text:p>
          </table:table-cell>
          <table:table-cell office:value-type="float" office:value="1.060886" calcext:value-type="float">
            <text:p>1.060886</text:p>
          </table:table-cell>
          <table:table-cell office:value-type="float" office:value="20.634118" calcext:value-type="float">
            <text:p>20.634118</text:p>
          </table:table-cell>
          <table:table-cell office:value-type="float" office:value="19.573232" calcext:value-type="float">
            <text:p>19.573232</text:p>
          </table:table-cell>
          <table:table-cell office:value-type="float" office:value="0.425675" calcext:value-type="float">
            <text:p>0.425675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72" calcext:value-type="float">
            <text:p>5072</text:p>
          </table:table-cell>
          <table:table-cell office:value-type="float" office:value="5032" calcext:value-type="float">
            <text:p>5032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.022557" calcext:value-type="float">
            <text:p>1.022557</text:p>
          </table:table-cell>
          <table:table-cell office:value-type="float" office:value="20.112066" calcext:value-type="float">
            <text:p>20.112066</text:p>
          </table:table-cell>
          <table:table-cell office:value-type="float" office:value="19.089509" calcext:value-type="float">
            <text:p>19.089509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20.120408" calcext:value-type="float">
            <text:p>20.120408</text:p>
          </table:table-cell>
          <table:table-cell office:value-type="float" office:value="19.107338" calcext:value-type="float">
            <text:p>19.107338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0" calcext:value-type="float">
            <text:p>570</text:p>
          </table:table-cell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.030347" calcext:value-type="float">
            <text:p>1.030347</text:p>
          </table:table-cell>
          <table:table-cell office:value-type="float" office:value="20.1134" calcext:value-type="float">
            <text:p>20.1134</text:p>
          </table:table-cell>
          <table:table-cell office:value-type="float" office:value="19.083053" calcext:value-type="float">
            <text:p>19.08305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457181" calcext:value-type="float">
            <text:p>3.457181</text:p>
          </table:table-cell>
          <table:table-cell office:value-type="float" office:value="18.60866" calcext:value-type="float">
            <text:p>18.60866</text:p>
          </table:table-cell>
          <table:table-cell office:value-type="float" office:value="15.151479" calcext:value-type="float">
            <text:p>15.15147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9112" calcext:value-type="float">
            <text:p>1479112</text:p>
          </table:table-cell>
          <table:table-cell office:value-type="float" office:value="1440188" calcext:value-type="float">
            <text:p>1440188</text:p>
          </table:table-cell>
          <table:table-cell office:value-type="float" office:value="1406" calcext:value-type="float">
            <text:p>1406</text:p>
          </table:table-cell>
          <table:table-cell office:value-type="float" office:value="1369" calcext:value-type="float">
            <text:p>1369</text:p>
          </table:table-cell>
          <table:table-cell office:value-type="float" office:value="1.009462" calcext:value-type="float">
            <text:p>1.009462</text:p>
          </table:table-cell>
          <table:table-cell office:value-type="float" office:value="20.486515" calcext:value-type="float">
            <text:p>20.486515</text:p>
          </table:table-cell>
          <table:table-cell office:value-type="float" office:value="19.477053" calcext:value-type="float">
            <text:p>19.477053</text:p>
          </table:table-cell>
          <table:table-cell office:value-type="float" office:value="0.591542" calcext:value-type="float">
            <text:p>0.591542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9112" calcext:value-type="float">
            <text:p>1479112</text:p>
          </table:table-cell>
          <table:table-cell office:value-type="float" office:value="1013076" calcext:value-type="float">
            <text:p>1013076</text:p>
          </table:table-cell>
          <table:table-cell office:value-type="float" office:value="1406" calcext:value-type="float">
            <text:p>1406</text:p>
          </table:table-cell>
          <table:table-cell office:value-type="float" office:value="963" calcext:value-type="float">
            <text:p>963</text:p>
          </table:table-cell>
          <table:table-cell office:value-type="float" office:value="1.072059" calcext:value-type="float">
            <text:p>1.072059</text:p>
          </table:table-cell>
          <table:table-cell office:value-type="float" office:value="21.045918" calcext:value-type="float">
            <text:p>21.045918</text:p>
          </table:table-cell>
          <table:table-cell office:value-type="float" office:value="19.973859" calcext:value-type="float">
            <text:p>19.973859</text:p>
          </table:table-cell>
          <table:table-cell office:value-type="float" office:value="0.405761" calcext:value-type="float">
            <text:p>0.40576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80" calcext:value-type="float">
            <text:p>4280</text:p>
          </table:table-cell>
          <table:table-cell office:value-type="float" office:value="4240" calcext:value-type="float">
            <text:p>424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.025097" calcext:value-type="float">
            <text:p>1.025097</text:p>
          </table:table-cell>
          <table:table-cell office:value-type="float" office:value="20.578223" calcext:value-type="float">
            <text:p>20.578223</text:p>
          </table:table-cell>
          <table:table-cell office:value-type="float" office:value="19.553126" calcext:value-type="float">
            <text:p>19.553126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1273" calcext:value-type="float">
            <text:p>1.021273</text:p>
          </table:table-cell>
          <table:table-cell office:value-type="float" office:value="17.553426" calcext:value-type="float">
            <text:p>17.553426</text:p>
          </table:table-cell>
          <table:table-cell office:value-type="float" office:value="16.532153" calcext:value-type="float">
            <text:p>16.53215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9158" calcext:value-type="float">
            <text:p>1.039158</text:p>
          </table:table-cell>
          <table:table-cell office:value-type="float" office:value="18.044035" calcext:value-type="float">
            <text:p>18.044035</text:p>
          </table:table-cell>
          <table:table-cell office:value-type="float" office:value="17.004877" calcext:value-type="float">
            <text:p>17.00487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" calcext:value-type="float">
            <text:p>960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.538937" calcext:value-type="float">
            <text:p>4.538937</text:p>
          </table:table-cell>
          <table:table-cell office:value-type="float" office:value="20.523142" calcext:value-type="float">
            <text:p>20.523142</text:p>
          </table:table-cell>
          <table:table-cell office:value-type="float" office:value="15.984205" calcext:value-type="float">
            <text:p>15.98420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00152" calcext:value-type="float">
            <text:p>1500152</text:p>
          </table:table-cell>
          <table:table-cell office:value-type="float" office:value="1461228" calcext:value-type="float">
            <text:p>1461228</text:p>
          </table:table-cell>
          <table:table-cell office:value-type="float" office:value="1426" calcext:value-type="float">
            <text:p>1426</text:p>
          </table:table-cell>
          <table:table-cell office:value-type="float" office:value="1389" calcext:value-type="float">
            <text:p>1389</text:p>
          </table:table-cell>
          <table:table-cell office:value-type="float" office:value="1.012461" calcext:value-type="float">
            <text:p>1.012461</text:p>
          </table:table-cell>
          <table:table-cell office:value-type="float" office:value="20.373411" calcext:value-type="float">
            <text:p>20.373411</text:p>
          </table:table-cell>
          <table:table-cell office:value-type="float" office:value="19.36095" calcext:value-type="float">
            <text:p>19.36095</text:p>
          </table:table-cell>
          <table:table-cell office:value-type="float" office:value="0.603784" calcext:value-type="float">
            <text:p>0.603784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100" calcext:value-type="float">
            <text:p>1499100</text:p>
          </table:table-cell>
          <table:table-cell office:value-type="float" office:value="1002556" calcext:value-type="float">
            <text:p>1002556</text:p>
          </table:table-cell>
          <table:table-cell office:value-type="float" office:value="1425" calcext:value-type="float">
            <text:p>1425</text:p>
          </table:table-cell>
          <table:table-cell office:value-type="float" office:value="953" calcext:value-type="float">
            <text:p>953</text:p>
          </table:table-cell>
          <table:table-cell office:value-type="float" office:value="1.075067" calcext:value-type="float">
            <text:p>1.075067</text:p>
          </table:table-cell>
          <table:table-cell office:value-type="float" office:value="20.568032" calcext:value-type="float">
            <text:p>20.568032</text:p>
          </table:table-cell>
          <table:table-cell office:value-type="float" office:value="19.492966" calcext:value-type="float">
            <text:p>19.492966</text:p>
          </table:table-cell>
          <table:table-cell office:value-type="float" office:value="0.411453" calcext:value-type="float">
            <text:p>0.411453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56" calcext:value-type="float">
            <text:p>6056</text:p>
          </table:table-cell>
          <table:table-cell office:value-type="float" office:value="6016" calcext:value-type="float">
            <text:p>601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.035509" calcext:value-type="float">
            <text:p>1.035509</text:p>
          </table:table-cell>
          <table:table-cell office:value-type="float" office:value="19.922047" calcext:value-type="float">
            <text:p>19.922047</text:p>
          </table:table-cell>
          <table:table-cell office:value-type="float" office:value="18.886538" calcext:value-type="float">
            <text:p>18.886538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20.73003" calcext:value-type="float">
            <text:p>20.73003</text:p>
          </table:table-cell>
          <table:table-cell office:value-type="float" office:value="19.707958" calcext:value-type="float">
            <text:p>19.70795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44687" calcext:value-type="float">
            <text:p>1.044687</text:p>
          </table:table-cell>
          <table:table-cell office:value-type="float" office:value="20.728484" calcext:value-type="float">
            <text:p>20.728484</text:p>
          </table:table-cell>
          <table:table-cell office:value-type="float" office:value="19.683797" calcext:value-type="float">
            <text:p>19.68379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.328163" calcext:value-type="float">
            <text:p>3.328163</text:p>
          </table:table-cell>
          <table:table-cell office:value-type="float" office:value="15.564741" calcext:value-type="float">
            <text:p>15.564741</text:p>
          </table:table-cell>
          <table:table-cell office:value-type="float" office:value="12.236579" calcext:value-type="float">
            <text:p>12.236579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9088" calcext:value-type="float">
            <text:p>1519088</text:p>
          </table:table-cell>
          <table:table-cell office:value-type="float" office:value="1491736" calcext:value-type="float">
            <text:p>1491736</text:p>
          </table:table-cell>
          <table:table-cell office:value-type="float" office:value="1444" calcext:value-type="float">
            <text:p>1444</text:p>
          </table:table-cell>
          <table:table-cell office:value-type="float" office:value="1418" calcext:value-type="float">
            <text:p>1418</text:p>
          </table:table-cell>
          <table:table-cell office:value-type="float" office:value="1.011381" calcext:value-type="float">
            <text:p>1.011381</text:p>
          </table:table-cell>
          <table:table-cell office:value-type="float" office:value="20.287819" calcext:value-type="float">
            <text:p>20.287819</text:p>
          </table:table-cell>
          <table:table-cell office:value-type="float" office:value="19.276438" calcext:value-type="float">
            <text:p>19.276438</text:p>
          </table:table-cell>
          <table:table-cell office:value-type="float" office:value="0.619092" calcext:value-type="float">
            <text:p>0.61909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9088" calcext:value-type="float">
            <text:p>1519088</text:p>
          </table:table-cell>
          <table:table-cell office:value-type="float" office:value="977308" calcext:value-type="float">
            <text:p>977308</text:p>
          </table:table-cell>
          <table:table-cell office:value-type="float" office:value="1444" calcext:value-type="float">
            <text:p>1444</text:p>
          </table:table-cell>
          <table:table-cell office:value-type="float" office:value="929" calcext:value-type="float">
            <text:p>929</text:p>
          </table:table-cell>
          <table:table-cell office:value-type="float" office:value="1.062677" calcext:value-type="float">
            <text:p>1.062677</text:p>
          </table:table-cell>
          <table:table-cell office:value-type="float" office:value="20.741462" calcext:value-type="float">
            <text:p>20.741462</text:p>
          </table:table-cell>
          <table:table-cell office:value-type="float" office:value="19.678785" calcext:value-type="float">
            <text:p>19.678785</text:p>
          </table:table-cell>
          <table:table-cell office:value-type="float" office:value="0.397304" calcext:value-type="float">
            <text:p>0.397304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88" calcext:value-type="float">
            <text:p>7088</text:p>
          </table:table-cell>
          <table:table-cell office:value-type="float" office:value="7008" calcext:value-type="float">
            <text:p>700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.023516" calcext:value-type="float">
            <text:p>1.023516</text:p>
          </table:table-cell>
          <table:table-cell office:value-type="float" office:value="20.24608" calcext:value-type="float">
            <text:p>20.24608</text:p>
          </table:table-cell>
          <table:table-cell office:value-type="float" office:value="19.222564" calcext:value-type="float">
            <text:p>19.222564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1391" calcext:value-type="float">
            <text:p>1.01391</text:p>
          </table:table-cell>
          <table:table-cell office:value-type="float" office:value="20.875392" calcext:value-type="float">
            <text:p>20.875392</text:p>
          </table:table-cell>
          <table:table-cell office:value-type="float" office:value="19.861482" calcext:value-type="float">
            <text:p>19.861482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38177" calcext:value-type="float">
            <text:p>1.038177</text:p>
          </table:table-cell>
          <table:table-cell office:value-type="float" office:value="20.873866" calcext:value-type="float">
            <text:p>20.873866</text:p>
          </table:table-cell>
          <table:table-cell office:value-type="float" office:value="19.835689" calcext:value-type="float">
            <text:p>19.835689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.113126" calcext:value-type="float">
            <text:p>3.113126</text:p>
          </table:table-cell>
          <table:table-cell office:value-type="float" office:value="17.329931" calcext:value-type="float">
            <text:p>17.329931</text:p>
          </table:table-cell>
          <table:table-cell office:value-type="float" office:value="14.216805" calcext:value-type="float">
            <text:p>14.216805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9076" calcext:value-type="float">
            <text:p>1539076</text:p>
          </table:table-cell>
          <table:table-cell office:value-type="float" office:value="1452812" calcext:value-type="float">
            <text:p>1452812</text:p>
          </table:table-cell>
          <table:table-cell office:value-type="float" office:value="1463" calcext:value-type="float">
            <text:p>1463</text:p>
          </table:table-cell>
          <table:table-cell office:value-type="float" office:value="1381" calcext:value-type="float">
            <text:p>1381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20.225266" calcext:value-type="float">
            <text:p>20.225266</text:p>
          </table:table-cell>
          <table:table-cell office:value-type="float" office:value="19.216045" calcext:value-type="float">
            <text:p>19.216045</text:p>
          </table:table-cell>
          <table:table-cell office:value-type="float" office:value="0.604833" calcext:value-type="float">
            <text:p>0.60483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9076" calcext:value-type="float">
            <text:p>1539076</text:p>
          </table:table-cell>
          <table:table-cell office:value-type="float" office:value="919448" calcext:value-type="float">
            <text:p>919448</text:p>
          </table:table-cell>
          <table:table-cell office:value-type="float" office:value="1463" calcext:value-type="float">
            <text:p>1463</text:p>
          </table:table-cell>
          <table:table-cell office:value-type="float" office:value="874" calcext:value-type="float">
            <text:p>874</text:p>
          </table:table-cell>
          <table:table-cell office:value-type="float" office:value="1.070375" calcext:value-type="float">
            <text:p>1.070375</text:p>
          </table:table-cell>
          <table:table-cell office:value-type="float" office:value="20.496876" calcext:value-type="float">
            <text:p>20.496876</text:p>
          </table:table-cell>
          <table:table-cell office:value-type="float" office:value="19.426501" calcext:value-type="float">
            <text:p>19.426501</text:p>
          </table:table-cell>
          <table:table-cell office:value-type="float" office:value="0.378637" calcext:value-type="float">
            <text:p>0.378637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84" calcext:value-type="float">
            <text:p>5384</text:p>
          </table:table-cell>
          <table:table-cell office:value-type="float" office:value="5304" calcext:value-type="float">
            <text:p>530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.034419" calcext:value-type="float">
            <text:p>1.034419</text:p>
          </table:table-cell>
          <table:table-cell office:value-type="float" office:value="20.01366" calcext:value-type="float">
            <text:p>20.01366</text:p>
          </table:table-cell>
          <table:table-cell office:value-type="float" office:value="18.979241" calcext:value-type="float">
            <text:p>18.979241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20593" calcext:value-type="float">
            <text:p>1.020593</text:p>
          </table:table-cell>
          <table:table-cell office:value-type="float" office:value="20.015107" calcext:value-type="float">
            <text:p>20.015107</text:p>
          </table:table-cell>
          <table:table-cell office:value-type="float" office:value="18.994514" calcext:value-type="float">
            <text:p>18.994514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0509" calcext:value-type="float">
            <text:p>1.0509</text:p>
          </table:table-cell>
          <table:table-cell office:value-type="float" office:value="20.502446" calcext:value-type="float">
            <text:p>20.502446</text:p>
          </table:table-cell>
          <table:table-cell office:value-type="float" office:value="19.451546" calcext:value-type="float">
            <text:p>19.45154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.180733" calcext:value-type="float">
            <text:p>4.180733</text:p>
          </table:table-cell>
          <table:table-cell office:value-type="float" office:value="18.39884" calcext:value-type="float">
            <text:p>18.39884</text:p>
          </table:table-cell>
          <table:table-cell office:value-type="float" office:value="14.218108" calcext:value-type="float">
            <text:p>14.218108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9064" calcext:value-type="float">
            <text:p>1559064</text:p>
          </table:table-cell>
          <table:table-cell office:value-type="float" office:value="1479112" calcext:value-type="float">
            <text:p>1479112</text:p>
          </table:table-cell>
          <table:table-cell office:value-type="float" office:value="1482" calcext:value-type="float">
            <text:p>1482</text:p>
          </table:table-cell>
          <table:table-cell office:value-type="float" office:value="1406" calcext:value-type="float">
            <text:p>1406</text:p>
          </table:table-cell>
          <table:table-cell office:value-type="float" office:value="1.015422" calcext:value-type="float">
            <text:p>1.015422</text:p>
          </table:table-cell>
          <table:table-cell office:value-type="float" office:value="20.381525" calcext:value-type="float">
            <text:p>20.381525</text:p>
          </table:table-cell>
          <table:table-cell office:value-type="float" office:value="19.366103" calcext:value-type="float">
            <text:p>19.366103</text:p>
          </table:table-cell>
          <table:table-cell office:value-type="float" office:value="0.611011" calcext:value-type="float">
            <text:p>0.61101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9064" calcext:value-type="float">
            <text:p>1559064</text:p>
          </table:table-cell>
          <table:table-cell office:value-type="float" office:value="931020" calcext:value-type="float">
            <text:p>931020</text:p>
          </table:table-cell>
          <table:table-cell office:value-type="float" office:value="1482" calcext:value-type="float">
            <text:p>1482</text:p>
          </table:table-cell>
          <table:table-cell office:value-type="float" office:value="885" calcext:value-type="float">
            <text:p>885</text:p>
          </table:table-cell>
          <table:table-cell office:value-type="float" office:value="1.080287" calcext:value-type="float">
            <text:p>1.080287</text:p>
          </table:table-cell>
          <table:table-cell office:value-type="float" office:value="20.619332" calcext:value-type="float">
            <text:p>20.619332</text:p>
          </table:table-cell>
          <table:table-cell office:value-type="float" office:value="19.539045" calcext:value-type="float">
            <text:p>19.539045</text:p>
          </table:table-cell>
          <table:table-cell office:value-type="float" office:value="0.381194" calcext:value-type="float">
            <text:p>0.381194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24" calcext:value-type="float">
            <text:p>5624</text:p>
          </table:table-cell>
          <table:table-cell office:value-type="float" office:value="5584" calcext:value-type="float">
            <text:p>558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.034009" calcext:value-type="float">
            <text:p>1.034009</text:p>
          </table:table-cell>
          <table:table-cell office:value-type="float" office:value="20.620798" calcext:value-type="float">
            <text:p>20.620798</text:p>
          </table:table-cell>
          <table:table-cell office:value-type="float" office:value="19.586789" calcext:value-type="float">
            <text:p>19.58678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24543" calcext:value-type="float">
            <text:p>1.024543</text:p>
          </table:table-cell>
          <table:table-cell office:value-type="float" office:value="20.594686" calcext:value-type="float">
            <text:p>20.594686</text:p>
          </table:table-cell>
          <table:table-cell office:value-type="float" office:value="19.570142" calcext:value-type="float">
            <text:p>19.57014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50251" calcext:value-type="float">
            <text:p>1.050251</text:p>
          </table:table-cell>
          <table:table-cell office:value-type="float" office:value="20.622152" calcext:value-type="float">
            <text:p>20.622152</text:p>
          </table:table-cell>
          <table:table-cell office:value-type="float" office:value="19.571902" calcext:value-type="float">
            <text:p>19.57190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.200021" calcext:value-type="float">
            <text:p>4.200021</text:p>
          </table:table-cell>
          <table:table-cell office:value-type="float" office:value="19.224894" calcext:value-type="float">
            <text:p>19.224894</text:p>
          </table:table-cell>
          <table:table-cell office:value-type="float" office:value="15.024873" calcext:value-type="float">
            <text:p>15.024873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9052" calcext:value-type="float">
            <text:p>1579052</text:p>
          </table:table-cell>
          <table:table-cell office:value-type="float" office:value="1531712" calcext:value-type="float">
            <text:p>1531712</text:p>
          </table:table-cell>
          <table:table-cell office:value-type="float" office:value="1501" calcext:value-type="float">
            <text:p>1501</text:p>
          </table:table-cell>
          <table:table-cell office:value-type="float" office:value="1456" calcext:value-type="float">
            <text:p>1456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20.413572" calcext:value-type="float">
            <text:p>20.413572</text:p>
          </table:table-cell>
          <table:table-cell office:value-type="float" office:value="19.40321" calcext:value-type="float">
            <text:p>19.40321</text:p>
          </table:table-cell>
          <table:table-cell office:value-type="float" office:value="0.631529" calcext:value-type="float">
            <text:p>0.631529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9052" calcext:value-type="float">
            <text:p>1579052</text:p>
          </table:table-cell>
          <table:table-cell office:value-type="float" office:value="935228" calcext:value-type="float">
            <text:p>935228</text:p>
          </table:table-cell>
          <table:table-cell office:value-type="float" office:value="1501" calcext:value-type="float">
            <text:p>1501</text:p>
          </table:table-cell>
          <table:table-cell office:value-type="float" office:value="889" calcext:value-type="float">
            <text:p>889</text:p>
          </table:table-cell>
          <table:table-cell office:value-type="float" office:value="1.06831" calcext:value-type="float">
            <text:p>1.06831</text:p>
          </table:table-cell>
          <table:table-cell office:value-type="float" office:value="20.721844" calcext:value-type="float">
            <text:p>20.721844</text:p>
          </table:table-cell>
          <table:table-cell office:value-type="float" office:value="19.653534" calcext:value-type="float">
            <text:p>19.653534</text:p>
          </table:table-cell>
          <table:table-cell office:value-type="float" office:value="0.380686" calcext:value-type="float">
            <text:p>0.38068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04" calcext:value-type="float">
            <text:p>4104</text:p>
          </table:table-cell>
          <table:table-cell office:value-type="float" office:value="4024" calcext:value-type="float">
            <text:p>402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.034459" calcext:value-type="float">
            <text:p>1.034459</text:p>
          </table:table-cell>
          <table:table-cell office:value-type="float" office:value="20.508319" calcext:value-type="float">
            <text:p>20.508319</text:p>
          </table:table-cell>
          <table:table-cell office:value-type="float" office:value="19.47386" calcext:value-type="float">
            <text:p>19.47386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20333" calcext:value-type="float">
            <text:p>1.020333</text:p>
          </table:table-cell>
          <table:table-cell office:value-type="float" office:value="20.52077" calcext:value-type="float">
            <text:p>20.52077</text:p>
          </table:table-cell>
          <table:table-cell office:value-type="float" office:value="19.500436" calcext:value-type="float">
            <text:p>19.500436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41698" calcext:value-type="float">
            <text:p>1.041698</text:p>
          </table:table-cell>
          <table:table-cell office:value-type="float" office:value="20.605045" calcext:value-type="float">
            <text:p>20.605045</text:p>
          </table:table-cell>
          <table:table-cell office:value-type="float" office:value="19.563347" calcext:value-type="float">
            <text:p>19.56334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1104" calcext:value-type="float">
            <text:p>110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.529868" calcext:value-type="float">
            <text:p>4.529868</text:p>
          </table:table-cell>
          <table:table-cell office:value-type="float" office:value="19.10849" calcext:value-type="float">
            <text:p>19.10849</text:p>
          </table:table-cell>
          <table:table-cell office:value-type="float" office:value="14.578622" calcext:value-type="float">
            <text:p>14.57862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1558012" calcext:value-type="float">
            <text:p>1558012</text:p>
          </table:table-cell>
          <table:table-cell office:value-type="float" office:value="1520" calcext:value-type="float">
            <text:p>1520</text:p>
          </table:table-cell>
          <table:table-cell office:value-type="float" office:value="1481" calcext:value-type="float">
            <text:p>1481</text:p>
          </table:table-cell>
          <table:table-cell office:value-type="float" office:value="1.009242" calcext:value-type="float">
            <text:p>1.009242</text:p>
          </table:table-cell>
          <table:table-cell office:value-type="float" office:value="20.463162" calcext:value-type="float">
            <text:p>20.463162</text:p>
          </table:table-cell>
          <table:table-cell office:value-type="float" office:value="19.45392" calcext:value-type="float">
            <text:p>19.45392</text:p>
          </table:table-cell>
          <table:table-cell office:value-type="float" office:value="0.640698" calcext:value-type="float">
            <text:p>0.64069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944696" calcext:value-type="float">
            <text:p>944696</text:p>
          </table:table-cell>
          <table:table-cell office:value-type="float" office:value="1520" calcext:value-type="float">
            <text:p>1520</text:p>
          </table:table-cell>
          <table:table-cell office:value-type="float" office:value="898" calcext:value-type="float">
            <text:p>898</text:p>
          </table:table-cell>
          <table:table-cell office:value-type="float" office:value="1.067077" calcext:value-type="float">
            <text:p>1.067077</text:p>
          </table:table-cell>
          <table:table-cell office:value-type="float" office:value="20.482665" calcext:value-type="float">
            <text:p>20.482665</text:p>
          </table:table-cell>
          <table:table-cell office:value-type="float" office:value="19.415588" calcext:value-type="float">
            <text:p>19.415588</text:p>
          </table:table-cell>
          <table:table-cell office:value-type="float" office:value="0.389253" calcext:value-type="float">
            <text:p>0.38925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5864" calcext:value-type="float">
            <text:p>586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.033879" calcext:value-type="float">
            <text:p>1.033879</text:p>
          </table:table-cell>
          <table:table-cell office:value-type="float" office:value="19.594459" calcext:value-type="float">
            <text:p>19.594459</text:p>
          </table:table-cell>
          <table:table-cell office:value-type="float" office:value="18.560579" calcext:value-type="float">
            <text:p>18.560579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18.052512" calcext:value-type="float">
            <text:p>18.052512</text:p>
          </table:table-cell>
          <table:table-cell office:value-type="float" office:value="17.030438" calcext:value-type="float">
            <text:p>17.03043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50611" calcext:value-type="float">
            <text:p>1.050611</text:p>
          </table:table-cell>
          <table:table-cell office:value-type="float" office:value="18.54268" calcext:value-type="float">
            <text:p>18.54268</text:p>
          </table:table-cell>
          <table:table-cell office:value-type="float" office:value="17.492069" calcext:value-type="float">
            <text:p>17.49206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.420874" calcext:value-type="float">
            <text:p>3.420874</text:p>
          </table:table-cell>
          <table:table-cell office:value-type="float" office:value="19.335321" calcext:value-type="float">
            <text:p>19.335321</text:p>
          </table:table-cell>
          <table:table-cell office:value-type="float" office:value="15.914447" calcext:value-type="float">
            <text:p>15.91444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0080" calcext:value-type="float">
            <text:p>1620080</text:p>
          </table:table-cell>
          <table:table-cell office:value-type="float" office:value="1554856" calcext:value-type="float">
            <text:p>1554856</text:p>
          </table:table-cell>
          <table:table-cell office:value-type="float" office:value="1540" calcext:value-type="float">
            <text:p>1540</text:p>
          </table:table-cell>
          <table:table-cell office:value-type="float" office:value="1478" calcext:value-type="float">
            <text:p>1478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20.374048" calcext:value-type="float">
            <text:p>20.374048</text:p>
          </table:table-cell>
          <table:table-cell office:value-type="float" office:value="19.365826" calcext:value-type="float">
            <text:p>19.365826</text:p>
          </table:table-cell>
          <table:table-cell office:value-type="float" office:value="0.642309" calcext:value-type="float">
            <text:p>0.642309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9028" calcext:value-type="float">
            <text:p>1619028</text:p>
          </table:table-cell>
          <table:table-cell office:value-type="float" office:value="897356" calcext:value-type="float">
            <text:p>897356</text:p>
          </table:table-cell>
          <table:table-cell office:value-type="float" office:value="1539" calcext:value-type="float">
            <text:p>1539</text:p>
          </table:table-cell>
          <table:table-cell office:value-type="float" office:value="853" calcext:value-type="float">
            <text:p>853</text:p>
          </table:table-cell>
          <table:table-cell office:value-type="float" office:value="1.066418" calcext:value-type="float">
            <text:p>1.066418</text:p>
          </table:table-cell>
          <table:table-cell office:value-type="float" office:value="20.503364" calcext:value-type="float">
            <text:p>20.503364</text:p>
          </table:table-cell>
          <table:table-cell office:value-type="float" office:value="19.436946" calcext:value-type="float">
            <text:p>19.436946</text:p>
          </table:table-cell>
          <table:table-cell office:value-type="float" office:value="0.36934" calcext:value-type="float">
            <text:p>0.36934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32" calcext:value-type="float">
            <text:p>7432</text:p>
          </table:table-cell>
          <table:table-cell office:value-type="float" office:value="7392" calcext:value-type="float">
            <text:p>7392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.033759" calcext:value-type="float">
            <text:p>1.033759</text:p>
          </table:table-cell>
          <table:table-cell office:value-type="float" office:value="19.601034" calcext:value-type="float">
            <text:p>19.601034</text:p>
          </table:table-cell>
          <table:table-cell office:value-type="float" office:value="18.567274" calcext:value-type="float">
            <text:p>18.567274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0073" calcext:value-type="float">
            <text:p>1.020073</text:p>
          </table:table-cell>
          <table:table-cell office:value-type="float" office:value="19.603874" calcext:value-type="float">
            <text:p>19.603874</text:p>
          </table:table-cell>
          <table:table-cell office:value-type="float" office:value="18.5838" calcext:value-type="float">
            <text:p>18.583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9892" calcext:value-type="float">
            <text:p>1.049892</text:p>
          </table:table-cell>
          <table:table-cell office:value-type="float" office:value="19.602368" calcext:value-type="float">
            <text:p>19.602368</text:p>
          </table:table-cell>
          <table:table-cell office:value-type="float" office:value="18.552476" calcext:value-type="float">
            <text:p>18.55247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.311285" calcext:value-type="float">
            <text:p>3.311285</text:p>
          </table:table-cell>
          <table:table-cell office:value-type="float" office:value="17.984768" calcext:value-type="float">
            <text:p>17.984768</text:p>
          </table:table-cell>
          <table:table-cell office:value-type="float" office:value="14.673483" calcext:value-type="float">
            <text:p>14.673483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1602196" calcext:value-type="float">
            <text:p>1602196</text:p>
          </table:table-cell>
          <table:table-cell office:value-type="float" office:value="1558" calcext:value-type="float">
            <text:p>1558</text:p>
          </table:table-cell>
          <table:table-cell office:value-type="float" office:value="1523" calcext:value-type="float">
            <text:p>1523</text:p>
          </table:table-cell>
          <table:table-cell office:value-type="float" office:value="1.016473" calcext:value-type="float">
            <text:p>1.016473</text:p>
          </table:table-cell>
          <table:table-cell office:value-type="float" office:value="20.317123" calcext:value-type="float">
            <text:p>20.317123</text:p>
          </table:table-cell>
          <table:table-cell office:value-type="float" office:value="19.30065" calcext:value-type="float">
            <text:p>19.30065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812144" calcext:value-type="float">
            <text:p>812144</text:p>
          </table:table-cell>
          <table:table-cell office:value-type="float" office:value="1558" calcext:value-type="float">
            <text:p>1558</text:p>
          </table:table-cell>
          <table:table-cell office:value-type="float" office:value="772" calcext:value-type="float">
            <text:p>772</text:p>
          </table:table-cell>
          <table:table-cell office:value-type="float" office:value="1.064927" calcext:value-type="float">
            <text:p>1.064927</text:p>
          </table:table-cell>
          <table:table-cell office:value-type="float" office:value="20.565259" calcext:value-type="float">
            <text:p>20.565259</text:p>
          </table:table-cell>
          <table:table-cell office:value-type="float" office:value="19.500331" calcext:value-type="float">
            <text:p>19.500331</text:p>
          </table:table-cell>
          <table:table-cell office:value-type="float" office:value="0.333182" calcext:value-type="float">
            <text:p>0.333182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32" calcext:value-type="float">
            <text:p>4632</text:p>
          </table:table-cell>
          <table:table-cell office:value-type="float" office:value="4552" calcext:value-type="float">
            <text:p>4552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.0352" calcext:value-type="float">
            <text:p>1.0352</text:p>
          </table:table-cell>
          <table:table-cell office:value-type="float" office:value="20.710581" calcext:value-type="float">
            <text:p>20.710581</text:p>
          </table:table-cell>
          <table:table-cell office:value-type="float" office:value="19.675381" calcext:value-type="float">
            <text:p>19.675381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4784" calcext:value-type="float">
            <text:p>1.024784</text:p>
          </table:table-cell>
          <table:table-cell office:value-type="float" office:value="20.735865" calcext:value-type="float">
            <text:p>20.735865</text:p>
          </table:table-cell>
          <table:table-cell office:value-type="float" office:value="19.711081" calcext:value-type="float">
            <text:p>19.71108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8301" calcext:value-type="float">
            <text:p>1.048301</text:p>
          </table:table-cell>
          <table:table-cell office:value-type="float" office:value="20.340406" calcext:value-type="float">
            <text:p>20.340406</text:p>
          </table:table-cell>
          <table:table-cell office:value-type="float" office:value="19.292105" calcext:value-type="float">
            <text:p>19.29210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02" calcext:value-type="float">
            <text:p>70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565205" calcext:value-type="float">
            <text:p>3.565205</text:p>
          </table:table-cell>
          <table:table-cell office:value-type="float" office:value="20.737259" calcext:value-type="float">
            <text:p>20.737259</text:p>
          </table:table-cell>
          <table:table-cell office:value-type="float" office:value="17.172054" calcext:value-type="float">
            <text:p>17.172054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1607456" calcext:value-type="float">
            <text:p>1607456</text:p>
          </table:table-cell>
          <table:table-cell office:value-type="float" office:value="1577" calcext:value-type="float">
            <text:p>1577</text:p>
          </table:table-cell>
          <table:table-cell office:value-type="float" office:value="1528" calcext:value-type="float">
            <text:p>1528</text:p>
          </table:table-cell>
          <table:table-cell office:value-type="float" office:value="1.016502" calcext:value-type="float">
            <text:p>1.016502</text:p>
          </table:table-cell>
          <table:table-cell office:value-type="float" office:value="20.467156" calcext:value-type="float">
            <text:p>20.467156</text:p>
          </table:table-cell>
          <table:table-cell office:value-type="float" office:value="19.450654" calcext:value-type="float">
            <text:p>19.450654</text:p>
          </table:table-cell>
          <table:table-cell office:value-type="float" office:value="0.661142" calcext:value-type="float">
            <text:p>0.661142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911032" calcext:value-type="float">
            <text:p>911032</text:p>
          </table:table-cell>
          <table:table-cell office:value-type="float" office:value="1577" calcext:value-type="float">
            <text:p>1577</text:p>
          </table:table-cell>
          <table:table-cell office:value-type="float" office:value="866" calcext:value-type="float">
            <text:p>866</text:p>
          </table:table-cell>
          <table:table-cell office:value-type="float" office:value="1.07388" calcext:value-type="float">
            <text:p>1.07388</text:p>
          </table:table-cell>
          <table:table-cell office:value-type="float" office:value="20.83872" calcext:value-type="float">
            <text:p>20.83872</text:p>
          </table:table-cell>
          <table:table-cell office:value-type="float" office:value="19.76484" calcext:value-type="float">
            <text:p>19.76484</text:p>
          </table:table-cell>
          <table:table-cell office:value-type="float" office:value="0.368749" calcext:value-type="float">
            <text:p>0.368749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96" calcext:value-type="float">
            <text:p>7096</text:p>
          </table:table-cell>
          <table:table-cell office:value-type="float" office:value="6976" calcext:value-type="float">
            <text:p>6976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.034929" calcext:value-type="float">
            <text:p>1.034929</text:p>
          </table:table-cell>
          <table:table-cell office:value-type="float" office:value="20.848712" calcext:value-type="float">
            <text:p>20.848712</text:p>
          </table:table-cell>
          <table:table-cell office:value-type="float" office:value="19.813783" calcext:value-type="float">
            <text:p>19.813783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24633" calcext:value-type="float">
            <text:p>1.024633</text:p>
          </table:table-cell>
          <table:table-cell office:value-type="float" office:value="19.337784" calcext:value-type="float">
            <text:p>19.337784</text:p>
          </table:table-cell>
          <table:table-cell office:value-type="float" office:value="18.313151" calcext:value-type="float">
            <text:p>18.31315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7791" calcext:value-type="float">
            <text:p>1.047791</text:p>
          </table:table-cell>
          <table:table-cell office:value-type="float" office:value="19.325353" calcext:value-type="float">
            <text:p>19.325353</text:p>
          </table:table-cell>
          <table:table-cell office:value-type="float" office:value="18.277562" calcext:value-type="float">
            <text:p>18.27756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.923164" calcext:value-type="float">
            <text:p>2.923164</text:p>
          </table:table-cell>
          <table:table-cell office:value-type="float" office:value="20.847306" calcext:value-type="float">
            <text:p>20.847306</text:p>
          </table:table-cell>
          <table:table-cell office:value-type="float" office:value="17.924142" calcext:value-type="float">
            <text:p>17.92414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8992" calcext:value-type="float">
            <text:p>1678992</text:p>
          </table:table-cell>
          <table:table-cell office:value-type="float" office:value="1470696" calcext:value-type="float">
            <text:p>1470696</text:p>
          </table:table-cell>
          <table:table-cell office:value-type="float" office:value="1596" calcext:value-type="float">
            <text:p>1596</text:p>
          </table:table-cell>
          <table:table-cell office:value-type="float" office:value="1398" calcext:value-type="float">
            <text:p>1398</text:p>
          </table:table-cell>
          <table:table-cell office:value-type="float" office:value="1.013282" calcext:value-type="float">
            <text:p>1.013282</text:p>
          </table:table-cell>
          <table:table-cell office:value-type="float" office:value="20.187507" calcext:value-type="float">
            <text:p>20.187507</text:p>
          </table:table-cell>
          <table:table-cell office:value-type="float" office:value="19.174225" calcext:value-type="float">
            <text:p>19.174225</text:p>
          </table:table-cell>
          <table:table-cell office:value-type="float" office:value="0.613614" calcext:value-type="float">
            <text:p>0.613614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8992" calcext:value-type="float">
            <text:p>1678992</text:p>
          </table:table-cell>
          <table:table-cell office:value-type="float" office:value="787948" calcext:value-type="float">
            <text:p>787948</text:p>
          </table:table-cell>
          <table:table-cell office:value-type="float" office:value="1596" calcext:value-type="float">
            <text:p>1596</text:p>
          </table:table-cell>
          <table:table-cell office:value-type="float" office:value="749" calcext:value-type="float">
            <text:p>749</text:p>
          </table:table-cell>
          <table:table-cell office:value-type="float" office:value="1.301831" calcext:value-type="float">
            <text:p>1.301831</text:p>
          </table:table-cell>
          <table:table-cell office:value-type="float" office:value="20.6679" calcext:value-type="float">
            <text:p>20.6679</text:p>
          </table:table-cell>
          <table:table-cell office:value-type="float" office:value="19.366068" calcext:value-type="float">
            <text:p>19.366068</text:p>
          </table:table-cell>
          <table:table-cell office:value-type="float" office:value="0.325496" calcext:value-type="float">
            <text:p>0.325496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280" calcext:value-type="float">
            <text:p>13280</text:p>
          </table:table-cell>
          <table:table-cell office:value-type="float" office:value="13064" calcext:value-type="float">
            <text:p>13064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1.261272" calcext:value-type="float">
            <text:p>1.261272</text:p>
          </table:table-cell>
          <table:table-cell office:value-type="float" office:value="20.103887" calcext:value-type="float">
            <text:p>20.103887</text:p>
          </table:table-cell>
          <table:table-cell office:value-type="float" office:value="18.842615" calcext:value-type="float">
            <text:p>18.842615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57569" calcext:value-type="float">
            <text:p>1.257569</text:p>
          </table:table-cell>
          <table:table-cell office:value-type="float" office:value="18.631423" calcext:value-type="float">
            <text:p>18.631423</text:p>
          </table:table-cell>
          <table:table-cell office:value-type="float" office:value="17.373854" calcext:value-type="float">
            <text:p>17.37385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82036" calcext:value-type="float">
            <text:p>1.282036</text:p>
          </table:table-cell>
          <table:table-cell office:value-type="float" office:value="18.848388" calcext:value-type="float">
            <text:p>18.848388</text:p>
          </table:table-cell>
          <table:table-cell office:value-type="float" office:value="17.566352" calcext:value-type="float">
            <text:p>17.56635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536" calcext:value-type="float">
            <text:p>15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.028457" calcext:value-type="float">
            <text:p>5.028457</text:p>
          </table:table-cell>
          <table:table-cell office:value-type="float" office:value="19.85701" calcext:value-type="float">
            <text:p>19.85701</text:p>
          </table:table-cell>
          <table:table-cell office:value-type="float" office:value="14.828553" calcext:value-type="float">
            <text:p>14.828553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8980" calcext:value-type="float">
            <text:p>1698980</text:p>
          </table:table-cell>
          <table:table-cell office:value-type="float" office:value="1611664" calcext:value-type="float">
            <text:p>1611664</text:p>
          </table:table-cell>
          <table:table-cell office:value-type="float" office:value="1615" calcext:value-type="float">
            <text:p>1615</text:p>
          </table:table-cell>
          <table:table-cell office:value-type="float" office:value="1532" calcext:value-type="float">
            <text:p>1532</text:p>
          </table:table-cell>
          <table:table-cell office:value-type="float" office:value="1.008233" calcext:value-type="float">
            <text:p>1.008233</text:p>
          </table:table-cell>
          <table:table-cell office:value-type="float" office:value="20.478536" calcext:value-type="float">
            <text:p>20.478536</text:p>
          </table:table-cell>
          <table:table-cell office:value-type="float" office:value="19.470304" calcext:value-type="float">
            <text:p>19.470304</text:p>
          </table:table-cell>
          <table:table-cell office:value-type="float" office:value="0.662204" calcext:value-type="float">
            <text:p>0.66220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8980" calcext:value-type="float">
            <text:p>1698980</text:p>
          </table:table-cell>
          <table:table-cell office:value-type="float" office:value="823716" calcext:value-type="float">
            <text:p>823716</text:p>
          </table:table-cell>
          <table:table-cell office:value-type="float" office:value="1615" calcext:value-type="float">
            <text:p>1615</text:p>
          </table:table-cell>
          <table:table-cell office:value-type="float" office:value="783" calcext:value-type="float">
            <text:p>783</text:p>
          </table:table-cell>
          <table:table-cell office:value-type="float" office:value="1.073408" calcext:value-type="float">
            <text:p>1.073408</text:p>
          </table:table-cell>
          <table:table-cell office:value-type="float" office:value="20.494155" calcext:value-type="float">
            <text:p>20.494155</text:p>
          </table:table-cell>
          <table:table-cell office:value-type="float" office:value="19.420747" calcext:value-type="float">
            <text:p>19.420747</text:p>
          </table:table-cell>
          <table:table-cell office:value-type="float" office:value="0.339314" calcext:value-type="float">
            <text:p>0.33931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96" calcext:value-type="float">
            <text:p>8696</text:p>
          </table:table-cell>
          <table:table-cell office:value-type="float" office:value="8656" calcext:value-type="float">
            <text:p>8656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1.03141" calcext:value-type="float">
            <text:p>1.03141</text:p>
          </table:table-cell>
          <table:table-cell office:value-type="float" office:value="20.756227" calcext:value-type="float">
            <text:p>20.756227</text:p>
          </table:table-cell>
          <table:table-cell office:value-type="float" office:value="19.724817" calcext:value-type="float">
            <text:p>19.724817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19504" calcext:value-type="float">
            <text:p>1.019504</text:p>
          </table:table-cell>
          <table:table-cell office:value-type="float" office:value="20.510663" calcext:value-type="float">
            <text:p>20.510663</text:p>
          </table:table-cell>
          <table:table-cell office:value-type="float" office:value="19.491159" calcext:value-type="float">
            <text:p>19.49115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047241" calcext:value-type="float">
            <text:p>1.047241</text:p>
          </table:table-cell>
          <table:table-cell office:value-type="float" office:value="20.513404" calcext:value-type="float">
            <text:p>20.513404</text:p>
          </table:table-cell>
          <table:table-cell office:value-type="float" office:value="19.466162" calcext:value-type="float">
            <text:p>19.46616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.409463" calcext:value-type="float">
            <text:p>6.409463</text:p>
          </table:table-cell>
          <table:table-cell office:value-type="float" office:value="18.823639" calcext:value-type="float">
            <text:p>18.823639</text:p>
          </table:table-cell>
          <table:table-cell office:value-type="float" office:value="12.414176" calcext:value-type="float">
            <text:p>12.41417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968" calcext:value-type="float">
            <text:p>1718968</text:p>
          </table:table-cell>
          <table:table-cell office:value-type="float" office:value="1646380" calcext:value-type="float">
            <text:p>1646380</text:p>
          </table:table-cell>
          <table:table-cell office:value-type="float" office:value="1634" calcext:value-type="float">
            <text:p>1634</text:p>
          </table:table-cell>
          <table:table-cell office:value-type="float" office:value="1565" calcext:value-type="float">
            <text:p>1565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20.507183" calcext:value-type="float">
            <text:p>20.507183</text:p>
          </table:table-cell>
          <table:table-cell office:value-type="float" office:value="19.498821" calcext:value-type="float">
            <text:p>19.498821</text:p>
          </table:table-cell>
          <table:table-cell office:value-type="float" office:value="0.675479" calcext:value-type="float">
            <text:p>0.67547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968" calcext:value-type="float">
            <text:p>1718968</text:p>
          </table:table-cell>
          <table:table-cell office:value-type="float" office:value="769012" calcext:value-type="float">
            <text:p>769012</text:p>
          </table:table-cell>
          <table:table-cell office:value-type="float" office:value="1634" calcext:value-type="float">
            <text:p>1634</text:p>
          </table:table-cell>
          <table:table-cell office:value-type="float" office:value="731" calcext:value-type="float">
            <text:p>731</text:p>
          </table:table-cell>
          <table:table-cell office:value-type="float" office:value="1.067039" calcext:value-type="float">
            <text:p>1.067039</text:p>
          </table:table-cell>
          <table:table-cell office:value-type="float" office:value="20.824441" calcext:value-type="float">
            <text:p>20.824441</text:p>
          </table:table-cell>
          <table:table-cell office:value-type="float" office:value="19.757402" calcext:value-type="float">
            <text:p>19.757402</text:p>
          </table:table-cell>
          <table:table-cell office:value-type="float" office:value="0.311382" calcext:value-type="float">
            <text:p>0.31138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200" calcext:value-type="float">
            <text:p>12200</text:p>
          </table:table-cell>
          <table:table-cell office:value-type="float" office:value="12160" calcext:value-type="float">
            <text:p>12160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1.021517" calcext:value-type="float">
            <text:p>1.021517</text:p>
          </table:table-cell>
          <table:table-cell office:value-type="float" office:value="20.315678" calcext:value-type="float">
            <text:p>20.315678</text:p>
          </table:table-cell>
          <table:table-cell office:value-type="float" office:value="19.294161" calcext:value-type="float">
            <text:p>19.294161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19.150492" calcext:value-type="float">
            <text:p>19.150492</text:p>
          </table:table-cell>
          <table:table-cell office:value-type="float" office:value="18.138421" calcext:value-type="float">
            <text:p>18.13842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2061" calcext:value-type="float">
            <text:p>1.042061</text:p>
          </table:table-cell>
          <table:table-cell office:value-type="float" office:value="19.640226" calcext:value-type="float">
            <text:p>19.640226</text:p>
          </table:table-cell>
          <table:table-cell office:value-type="float" office:value="18.598166" calcext:value-type="float">
            <text:p>18.59816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392" calcext:value-type="float">
            <text:p>1392</text:p>
          </table:table-cell>
          <table:table-cell office:value-type="float" office:value="1200" calcext:value-type="float">
            <text:p>120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.996354" calcext:value-type="float">
            <text:p>4.996354</text:p>
          </table:table-cell>
          <table:table-cell office:value-type="float" office:value="20.292546" calcext:value-type="float">
            <text:p>20.292546</text:p>
          </table:table-cell>
          <table:table-cell office:value-type="float" office:value="15.296193" calcext:value-type="float">
            <text:p>15.296193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8956" calcext:value-type="float">
            <text:p>1738956</text:p>
          </table:table-cell>
          <table:table-cell office:value-type="float" office:value="1673732" calcext:value-type="float">
            <text:p>1673732</text:p>
          </table:table-cell>
          <table:table-cell office:value-type="float" office:value="1653" calcext:value-type="float">
            <text:p>1653</text:p>
          </table:table-cell>
          <table:table-cell office:value-type="float" office:value="1591" calcext:value-type="float">
            <text:p>1591</text:p>
          </table:table-cell>
          <table:table-cell office:value-type="float" office:value="1.009381" calcext:value-type="float">
            <text:p>1.009381</text:p>
          </table:table-cell>
          <table:table-cell office:value-type="float" office:value="20.189308" calcext:value-type="float">
            <text:p>20.189308</text:p>
          </table:table-cell>
          <table:table-cell office:value-type="float" office:value="19.179926" calcext:value-type="float">
            <text:p>19.179926</text:p>
          </table:table-cell>
          <table:table-cell office:value-type="float" office:value="0.698118" calcext:value-type="float">
            <text:p>0.698118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8956" calcext:value-type="float">
            <text:p>1738956</text:p>
          </table:table-cell>
          <table:table-cell office:value-type="float" office:value="776376" calcext:value-type="float">
            <text:p>776376</text:p>
          </table:table-cell>
          <table:table-cell office:value-type="float" office:value="1653" calcext:value-type="float">
            <text:p>1653</text:p>
          </table:table-cell>
          <table:table-cell office:value-type="float" office:value="738" calcext:value-type="float">
            <text:p>738</text:p>
          </table:table-cell>
          <table:table-cell office:value-type="float" office:value="1.087885" calcext:value-type="float">
            <text:p>1.087885</text:p>
          </table:table-cell>
          <table:table-cell office:value-type="float" office:value="20.50578" calcext:value-type="float">
            <text:p>20.50578</text:p>
          </table:table-cell>
          <table:table-cell office:value-type="float" office:value="19.417895" calcext:value-type="float">
            <text:p>19.417895</text:p>
          </table:table-cell>
          <table:table-cell office:value-type="float" office:value="0.31986" calcext:value-type="float">
            <text:p>0.31986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80" calcext:value-type="float">
            <text:p>9280</text:p>
          </table:table-cell>
          <table:table-cell office:value-type="float" office:value="9192" calcext:value-type="float">
            <text:p>9192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1.030439" calcext:value-type="float">
            <text:p>1.030439</text:p>
          </table:table-cell>
          <table:table-cell office:value-type="float" office:value="19.95348" calcext:value-type="float">
            <text:p>19.95348</text:p>
          </table:table-cell>
          <table:table-cell office:value-type="float" office:value="18.923042" calcext:value-type="float">
            <text:p>18.923042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528" calcext:value-type="float">
            <text:p>5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021073" calcext:value-type="float">
            <text:p>1.021073</text:p>
          </table:table-cell>
          <table:table-cell office:value-type="float" office:value="18.638094" calcext:value-type="float">
            <text:p>18.638094</text:p>
          </table:table-cell>
          <table:table-cell office:value-type="float" office:value="17.617021" calcext:value-type="float">
            <text:p>17.61702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04644" calcext:value-type="float">
            <text:p>1.04644</text:p>
          </table:table-cell>
          <table:table-cell office:value-type="float" office:value="19.123315" calcext:value-type="float">
            <text:p>19.123315</text:p>
          </table:table-cell>
          <table:table-cell office:value-type="float" office:value="18.076875" calcext:value-type="float">
            <text:p>18.07687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.003177" calcext:value-type="float">
            <text:p>3.003177</text:p>
          </table:table-cell>
          <table:table-cell office:value-type="float" office:value="19.677338" calcext:value-type="float">
            <text:p>19.677338</text:p>
          </table:table-cell>
          <table:table-cell office:value-type="float" office:value="16.674161" calcext:value-type="float">
            <text:p>16.674161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59996" calcext:value-type="float">
            <text:p>1759996</text:p>
          </table:table-cell>
          <table:table-cell office:value-type="float" office:value="1682148" calcext:value-type="float">
            <text:p>1682148</text:p>
          </table:table-cell>
          <table:table-cell office:value-type="float" office:value="1673" calcext:value-type="float">
            <text:p>1673</text:p>
          </table:table-cell>
          <table:table-cell office:value-type="float" office:value="1599" calcext:value-type="float">
            <text:p>1599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20.496578" calcext:value-type="float">
            <text:p>20.496578</text:p>
          </table:table-cell>
          <table:table-cell office:value-type="float" office:value="19.485316" calcext:value-type="float">
            <text:p>19.485316</text:p>
          </table:table-cell>
          <table:table-cell office:value-type="float" office:value="0.690632" calcext:value-type="float">
            <text:p>0.690632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8944" calcext:value-type="float">
            <text:p>1758944</text:p>
          </table:table-cell>
          <table:table-cell office:value-type="float" office:value="883680" calcext:value-type="float">
            <text:p>883680</text:p>
          </table:table-cell>
          <table:table-cell office:value-type="float" office:value="1672" calcext:value-type="float">
            <text:p>1672</text:p>
          </table:table-cell>
          <table:table-cell office:value-type="float" office:value="840" calcext:value-type="float">
            <text:p>840</text:p>
          </table:table-cell>
          <table:table-cell office:value-type="float" office:value="1.080979" calcext:value-type="float">
            <text:p>1.080979</text:p>
          </table:table-cell>
          <table:table-cell office:value-type="float" office:value="21.018206" calcext:value-type="float">
            <text:p>21.018206</text:p>
          </table:table-cell>
          <table:table-cell office:value-type="float" office:value="19.937227" calcext:value-type="float">
            <text:p>19.937227</text:p>
          </table:table-cell>
          <table:table-cell office:value-type="float" office:value="0.354585" calcext:value-type="float">
            <text:p>0.35458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00" calcext:value-type="float">
            <text:p>7400</text:p>
          </table:table-cell>
          <table:table-cell office:value-type="float" office:value="7360" calcext:value-type="float">
            <text:p>7360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.031829" calcext:value-type="float">
            <text:p>1.031829</text:p>
          </table:table-cell>
          <table:table-cell office:value-type="float" office:value="21.021098" calcext:value-type="float">
            <text:p>21.021098</text:p>
          </table:table-cell>
          <table:table-cell office:value-type="float" office:value="19.989269" calcext:value-type="float">
            <text:p>19.989269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20743" calcext:value-type="float">
            <text:p>1.020743</text:p>
          </table:table-cell>
          <table:table-cell office:value-type="float" office:value="17.722758" calcext:value-type="float">
            <text:p>17.722758</text:p>
          </table:table-cell>
          <table:table-cell office:value-type="float" office:value="16.702015" calcext:value-type="float">
            <text:p>16.70201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044611" calcext:value-type="float">
            <text:p>1.044611</text:p>
          </table:table-cell>
          <table:table-cell office:value-type="float" office:value="18.214808" calcext:value-type="float">
            <text:p>18.214808</text:p>
          </table:table-cell>
          <table:table-cell office:value-type="float" office:value="17.170197" calcext:value-type="float">
            <text:p>17.170197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98114" calcext:value-type="float">
            <text:p>2.98114</text:p>
          </table:table-cell>
          <table:table-cell office:value-type="float" office:value="21.019692" calcext:value-type="float">
            <text:p>21.019692</text:p>
          </table:table-cell>
          <table:table-cell office:value-type="float" office:value="18.038551" calcext:value-type="float">
            <text:p>18.038551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9984" calcext:value-type="float">
            <text:p>1779984</text:p>
          </table:table-cell>
          <table:table-cell office:value-type="float" office:value="1712656" calcext:value-type="float">
            <text:p>1712656</text:p>
          </table:table-cell>
          <table:table-cell office:value-type="float" office:value="1692" calcext:value-type="float">
            <text:p>1692</text:p>
          </table:table-cell>
          <table:table-cell office:value-type="float" office:value="1628" calcext:value-type="float">
            <text:p>1628</text:p>
          </table:table-cell>
          <table:table-cell office:value-type="float" office:value="1.011233" calcext:value-type="float">
            <text:p>1.011233</text:p>
          </table:table-cell>
          <table:table-cell office:value-type="float" office:value="20.203652" calcext:value-type="float">
            <text:p>20.203652</text:p>
          </table:table-cell>
          <table:table-cell office:value-type="float" office:value="19.19242" calcext:value-type="float">
            <text:p>19.19242</text:p>
          </table:table-cell>
          <table:table-cell office:value-type="float" office:value="0.713889" calcext:value-type="float">
            <text:p>0.713889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8932" calcext:value-type="float">
            <text:p>1778932</text:p>
          </table:table-cell>
          <table:table-cell office:value-type="float" office:value="819508" calcext:value-type="float">
            <text:p>819508</text:p>
          </table:table-cell>
          <table:table-cell office:value-type="float" office:value="1691" calcext:value-type="float">
            <text:p>1691</text:p>
          </table:table-cell>
          <table:table-cell office:value-type="float" office:value="779" calcext:value-type="float">
            <text:p>779</text:p>
          </table:table-cell>
          <table:table-cell office:value-type="float" office:value="1.068349" calcext:value-type="float">
            <text:p>1.068349</text:p>
          </table:table-cell>
          <table:table-cell office:value-type="float" office:value="20.786152" calcext:value-type="float">
            <text:p>20.786152</text:p>
          </table:table-cell>
          <table:table-cell office:value-type="float" office:value="19.717803" calcext:value-type="float">
            <text:p>19.717803</text:p>
          </table:table-cell>
          <table:table-cell office:value-type="float" office:value="0.332495" calcext:value-type="float">
            <text:p>0.332495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84" calcext:value-type="float">
            <text:p>7984</text:p>
          </table:table-cell>
          <table:table-cell office:value-type="float" office:value="7944" calcext:value-type="float">
            <text:p>794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.023727" calcext:value-type="float">
            <text:p>1.023727</text:p>
          </table:table-cell>
          <table:table-cell office:value-type="float" office:value="20.266894" calcext:value-type="float">
            <text:p>20.266894</text:p>
          </table:table-cell>
          <table:table-cell office:value-type="float" office:value="19.243167" calcext:value-type="float">
            <text:p>19.243167</text:p>
          </table:table-cell>
          <table:table-cell office:value-type="float" office:value="0.003303" calcext:value-type="float">
            <text:p>0.003303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19564" calcext:value-type="float">
            <text:p>1.019564</text:p>
          </table:table-cell>
          <table:table-cell office:value-type="float" office:value="20.269874" calcext:value-type="float">
            <text:p>20.269874</text:p>
          </table:table-cell>
          <table:table-cell office:value-type="float" office:value="19.25031" calcext:value-type="float">
            <text:p>19.2503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43371" calcext:value-type="float">
            <text:p>1.043371</text:p>
          </table:table-cell>
          <table:table-cell office:value-type="float" office:value="20.268368" calcext:value-type="float">
            <text:p>20.268368</text:p>
          </table:table-cell>
          <table:table-cell office:value-type="float" office:value="19.224997" calcext:value-type="float">
            <text:p>19.22499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964772" calcext:value-type="float">
            <text:p>2.964772</text:p>
          </table:table-cell>
          <table:table-cell office:value-type="float" office:value="19.792676" calcext:value-type="float">
            <text:p>19.792676</text:p>
          </table:table-cell>
          <table:table-cell office:value-type="float" office:value="16.827904" calcext:value-type="float">
            <text:p>16.827904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9972" calcext:value-type="float">
            <text:p>1799972</text:p>
          </table:table-cell>
          <table:table-cell office:value-type="float" office:value="1721072" calcext:value-type="float">
            <text:p>1721072</text:p>
          </table:table-cell>
          <table:table-cell office:value-type="float" office:value="1711" calcext:value-type="float">
            <text:p>1711</text:p>
          </table:table-cell>
          <table:table-cell office:value-type="float" office:value="1636" calcext:value-type="float">
            <text:p>1636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20.573829" calcext:value-type="float">
            <text:p>20.573829</text:p>
          </table:table-cell>
          <table:table-cell office:value-type="float" office:value="19.564467" calcext:value-type="float">
            <text:p>19.564467</text:p>
          </table:table-cell>
          <table:table-cell office:value-type="float" office:value="0.703754" calcext:value-type="float">
            <text:p>0.70375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8920" calcext:value-type="float">
            <text:p>1798920</text:p>
          </table:table-cell>
          <table:table-cell office:value-type="float" office:value="817404" calcext:value-type="float">
            <text:p>817404</text:p>
          </table:table-cell>
          <table:table-cell office:value-type="float" office:value="1710" calcext:value-type="float">
            <text:p>1710</text:p>
          </table:table-cell>
          <table:table-cell office:value-type="float" office:value="777" calcext:value-type="float">
            <text:p>777</text:p>
          </table:table-cell>
          <table:table-cell office:value-type="float" office:value="1.080654" calcext:value-type="float">
            <text:p>1.080654</text:p>
          </table:table-cell>
          <table:table-cell office:value-type="float" office:value="20.804067" calcext:value-type="float">
            <text:p>20.804067</text:p>
          </table:table-cell>
          <table:table-cell office:value-type="float" office:value="19.723413" calcext:value-type="float">
            <text:p>19.723413</text:p>
          </table:table-cell>
          <table:table-cell office:value-type="float" office:value="0.331547" calcext:value-type="float">
            <text:p>0.331547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88" calcext:value-type="float">
            <text:p>7888</text:p>
          </table:table-cell>
          <table:table-cell office:value-type="float" office:value="7808" calcext:value-type="float">
            <text:p>780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.031239" calcext:value-type="float">
            <text:p>1.031239</text:p>
          </table:table-cell>
          <table:table-cell office:value-type="float" office:value="20.594606" calcext:value-type="float">
            <text:p>20.594606</text:p>
          </table:table-cell>
          <table:table-cell office:value-type="float" office:value="19.563367" calcext:value-type="float">
            <text:p>19.563367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9.310129" calcext:value-type="float">
            <text:p>19.310129</text:p>
          </table:table-cell>
          <table:table-cell office:value-type="float" office:value="18.291055" calcext:value-type="float">
            <text:p>18.29105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44872" calcext:value-type="float">
            <text:p>1.044872</text:p>
          </table:table-cell>
          <table:table-cell office:value-type="float" office:value="19.799959" calcext:value-type="float">
            <text:p>19.799959</text:p>
          </table:table-cell>
          <table:table-cell office:value-type="float" office:value="18.755087" calcext:value-type="float">
            <text:p>18.75508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11815" calcext:value-type="float">
            <text:p>3.11815</text:p>
          </table:table-cell>
          <table:table-cell office:value-type="float" office:value="20.484599" calcext:value-type="float">
            <text:p>20.484599</text:p>
          </table:table-cell>
          <table:table-cell office:value-type="float" office:value="17.366449" calcext:value-type="float">
            <text:p>17.366449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1743164" calcext:value-type="float">
            <text:p>1743164</text:p>
          </table:table-cell>
          <table:table-cell office:value-type="float" office:value="1729" calcext:value-type="float">
            <text:p>1729</text:p>
          </table:table-cell>
          <table:table-cell office:value-type="float" office:value="1657" calcext:value-type="float">
            <text:p>1657</text:p>
          </table:table-cell>
          <table:table-cell office:value-type="float" office:value="1.013262" calcext:value-type="float">
            <text:p>1.013262</text:p>
          </table:table-cell>
          <table:table-cell office:value-type="float" office:value="20.191394" calcext:value-type="float">
            <text:p>20.191394</text:p>
          </table:table-cell>
          <table:table-cell office:value-type="float" office:value="19.178132" calcext:value-type="float">
            <text:p>19.178132</text:p>
          </table:table-cell>
          <table:table-cell office:value-type="float" office:value="0.727147" calcext:value-type="float">
            <text:p>0.727147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832132" calcext:value-type="float">
            <text:p>832132</text:p>
          </table:table-cell>
          <table:table-cell office:value-type="float" office:value="1729" calcext:value-type="float">
            <text:p>1729</text:p>
          </table:table-cell>
          <table:table-cell office:value-type="float" office:value="791" calcext:value-type="float">
            <text:p>791</text:p>
          </table:table-cell>
          <table:table-cell office:value-type="float" office:value="1.068849" calcext:value-type="float">
            <text:p>1.068849</text:p>
          </table:table-cell>
          <table:table-cell office:value-type="float" office:value="20.503497" calcext:value-type="float">
            <text:p>20.503497</text:p>
          </table:table-cell>
          <table:table-cell office:value-type="float" office:value="19.434648" calcext:value-type="float">
            <text:p>19.434648</text:p>
          </table:table-cell>
          <table:table-cell office:value-type="float" office:value="0.342535" calcext:value-type="float">
            <text:p>0.342535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68" calcext:value-type="float">
            <text:p>6368</text:p>
          </table:table-cell>
          <table:table-cell office:value-type="float" office:value="6288" calcext:value-type="float">
            <text:p>628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.031771" calcext:value-type="float">
            <text:p>1.031771</text:p>
          </table:table-cell>
          <table:table-cell office:value-type="float" office:value="19.906289" calcext:value-type="float">
            <text:p>19.906289</text:p>
          </table:table-cell>
          <table:table-cell office:value-type="float" office:value="18.874518" calcext:value-type="float">
            <text:p>18.874518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2385" calcext:value-type="float">
            <text:p>1.022385</text:p>
          </table:table-cell>
          <table:table-cell office:value-type="float" office:value="19.909109" calcext:value-type="float">
            <text:p>19.909109</text:p>
          </table:table-cell>
          <table:table-cell office:value-type="float" office:value="18.886724" calcext:value-type="float">
            <text:p>18.88672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3972" calcext:value-type="float">
            <text:p>1.043972</text:p>
          </table:table-cell>
          <table:table-cell office:value-type="float" office:value="19.907623" calcext:value-type="float">
            <text:p>19.907623</text:p>
          </table:table-cell>
          <table:table-cell office:value-type="float" office:value="18.863651" calcext:value-type="float">
            <text:p>18.863651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.089368" calcext:value-type="float">
            <text:p>3.089368</text:p>
          </table:table-cell>
          <table:table-cell office:value-type="float" office:value="19.553093" calcext:value-type="float">
            <text:p>19.553093</text:p>
          </table:table-cell>
          <table:table-cell office:value-type="float" office:value="16.463724" calcext:value-type="float">
            <text:p>16.463724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9948" calcext:value-type="float">
            <text:p>1839948</text:p>
          </table:table-cell>
          <table:table-cell office:value-type="float" office:value="1693720" calcext:value-type="float">
            <text:p>1693720</text:p>
          </table:table-cell>
          <table:table-cell office:value-type="float" office:value="1749" calcext:value-type="float">
            <text:p>1749</text:p>
          </table:table-cell>
          <table:table-cell office:value-type="float" office:value="1610" calcext:value-type="float">
            <text:p>1610</text:p>
          </table:table-cell>
          <table:table-cell office:value-type="float" office:value="1.010261" calcext:value-type="float">
            <text:p>1.010261</text:p>
          </table:table-cell>
          <table:table-cell office:value-type="float" office:value="20.437546" calcext:value-type="float">
            <text:p>20.437546</text:p>
          </table:table-cell>
          <table:table-cell office:value-type="float" office:value="19.427285" calcext:value-type="float">
            <text:p>19.427285</text:p>
          </table:table-cell>
          <table:table-cell office:value-type="float" office:value="0.69746" calcext:value-type="float">
            <text:p>0.6974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8896" calcext:value-type="float">
            <text:p>1838896</text:p>
          </table:table-cell>
          <table:table-cell office:value-type="float" office:value="697476" calcext:value-type="float">
            <text:p>697476</text:p>
          </table:table-cell>
          <table:table-cell office:value-type="float" office:value="1748" calcext:value-type="float">
            <text:p>1748</text:p>
          </table:table-cell>
          <table:table-cell office:value-type="float" office:value="663" calcext:value-type="float">
            <text:p>663</text:p>
          </table:table-cell>
          <table:table-cell office:value-type="float" office:value="2.069679" calcext:value-type="float">
            <text:p>2.069679</text:p>
          </table:table-cell>
          <table:table-cell office:value-type="float" office:value="20.543639" calcext:value-type="float">
            <text:p>20.543639</text:p>
          </table:table-cell>
          <table:table-cell office:value-type="float" office:value="18.473959" calcext:value-type="float">
            <text:p>18.473959</text:p>
          </table:table-cell>
          <table:table-cell office:value-type="float" office:value="0.302036" calcext:value-type="float">
            <text:p>0.30203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56" calcext:value-type="float">
            <text:p>7256</text:p>
          </table:table-cell>
          <table:table-cell office:value-type="float" office:value="7216" calcext:value-type="float">
            <text:p>7216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20.904865" calcext:value-type="float">
            <text:p>20.904865</text:p>
          </table:table-cell>
          <table:table-cell office:value-type="float" office:value="19.874196" calcext:value-type="float">
            <text:p>19.874196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20.499475" calcext:value-type="float">
            <text:p>20.499475</text:p>
          </table:table-cell>
          <table:table-cell office:value-type="float" office:value="19.478412" calcext:value-type="float">
            <text:p>19.4784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044363" calcext:value-type="float">
            <text:p>2.044363</text:p>
          </table:table-cell>
          <table:table-cell office:value-type="float" office:value="20.906199" calcext:value-type="float">
            <text:p>20.906199</text:p>
          </table:table-cell>
          <table:table-cell office:value-type="float" office:value="18.861836" calcext:value-type="float">
            <text:p>18.86183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536" calcext:value-type="float">
            <text:p>15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.963679" calcext:value-type="float">
            <text:p>4.963679</text:p>
          </table:table-cell>
          <table:table-cell office:value-type="float" office:value="19.230235" calcext:value-type="float">
            <text:p>19.230235</text:p>
          </table:table-cell>
          <table:table-cell office:value-type="float" office:value="14.266556" calcext:value-type="float">
            <text:p>14.266556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9936" calcext:value-type="float">
            <text:p>1859936</text:p>
          </table:table-cell>
          <table:table-cell office:value-type="float" office:value="1779984" calcext:value-type="float">
            <text:p>1779984</text:p>
          </table:table-cell>
          <table:table-cell office:value-type="float" office:value="1768" calcext:value-type="float">
            <text:p>1768</text:p>
          </table:table-cell>
          <table:table-cell office:value-type="float" office:value="1692" calcext:value-type="float">
            <text:p>1692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20.45253" calcext:value-type="float">
            <text:p>20.45253</text:p>
          </table:table-cell>
          <table:table-cell office:value-type="float" office:value="19.438249" calcext:value-type="float">
            <text:p>19.438249</text:p>
          </table:table-cell>
          <table:table-cell office:value-type="float" office:value="0.73257" calcext:value-type="float">
            <text:p>0.73257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8884" calcext:value-type="float">
            <text:p>1858884</text:p>
          </table:table-cell>
          <table:table-cell office:value-type="float" office:value="801624" calcext:value-type="float">
            <text:p>801624</text:p>
          </table:table-cell>
          <table:table-cell office:value-type="float" office:value="1767" calcext:value-type="float">
            <text:p>1767</text:p>
          </table:table-cell>
          <table:table-cell office:value-type="float" office:value="762" calcext:value-type="float">
            <text:p>762</text:p>
          </table:table-cell>
          <table:table-cell office:value-type="float" office:value="1.305789" calcext:value-type="float">
            <text:p>1.305789</text:p>
          </table:table-cell>
          <table:table-cell office:value-type="float" office:value="20.660982" calcext:value-type="float">
            <text:p>20.660982</text:p>
          </table:table-cell>
          <table:table-cell office:value-type="float" office:value="19.355194" calcext:value-type="float">
            <text:p>19.355194</text:p>
          </table:table-cell>
          <table:table-cell office:value-type="float" office:value="0.331332" calcext:value-type="float">
            <text:p>0.331332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84" calcext:value-type="float">
            <text:p>6384</text:p>
          </table:table-cell>
          <table:table-cell office:value-type="float" office:value="6224" calcext:value-type="float">
            <text:p>6224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.266949" calcext:value-type="float">
            <text:p>1.266949</text:p>
          </table:table-cell>
          <table:table-cell office:value-type="float" office:value="19.920256" calcext:value-type="float">
            <text:p>19.920256</text:p>
          </table:table-cell>
          <table:table-cell office:value-type="float" office:value="18.653307" calcext:value-type="float">
            <text:p>18.653307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255023" calcext:value-type="float">
            <text:p>1.255023</text:p>
          </table:table-cell>
          <table:table-cell office:value-type="float" office:value="19.921723" calcext:value-type="float">
            <text:p>19.921723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8" calcext:value-type="float">
            <text:p>318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280731" calcext:value-type="float">
            <text:p>1.280731</text:p>
          </table:table-cell>
          <table:table-cell office:value-type="float" office:value="17.257421" calcext:value-type="float">
            <text:p>17.257421</text:p>
          </table:table-cell>
          <table:table-cell office:value-type="float" office:value="15.97669" calcext:value-type="float">
            <text:p>15.9766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434657" calcext:value-type="float">
            <text:p>3.434657</text:p>
          </table:table-cell>
          <table:table-cell office:value-type="float" office:value="19.470853" calcext:value-type="float">
            <text:p>19.470853</text:p>
          </table:table-cell>
          <table:table-cell office:value-type="float" office:value="16.036197" calcext:value-type="float">
            <text:p>16.036197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8872" calcext:value-type="float">
            <text:p>1878872</text:p>
          </table:table-cell>
          <table:table-cell office:value-type="float" office:value="1723176" calcext:value-type="float">
            <text:p>1723176</text:p>
          </table:table-cell>
          <table:table-cell office:value-type="float" office:value="1786" calcext:value-type="float">
            <text:p>1786</text:p>
          </table:table-cell>
          <table:table-cell office:value-type="float" office:value="1638" calcext:value-type="float">
            <text:p>1638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20.434163" calcext:value-type="float">
            <text:p>20.434163</text:p>
          </table:table-cell>
          <table:table-cell office:value-type="float" office:value="19.42589" calcext:value-type="float">
            <text:p>19.42589</text:p>
          </table:table-cell>
          <table:table-cell office:value-type="float" office:value="0.709641" calcext:value-type="float">
            <text:p>0.70964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8872" calcext:value-type="float">
            <text:p>1878872</text:p>
          </table:table-cell>
          <table:table-cell office:value-type="float" office:value="791104" calcext:value-type="float">
            <text:p>791104</text:p>
          </table:table-cell>
          <table:table-cell office:value-type="float" office:value="1786" calcext:value-type="float">
            <text:p>1786</text:p>
          </table:table-cell>
          <table:table-cell office:value-type="float" office:value="752" calcext:value-type="float">
            <text:p>752</text:p>
          </table:table-cell>
          <table:table-cell office:value-type="float" office:value="1.075328" calcext:value-type="float">
            <text:p>1.075328</text:p>
          </table:table-cell>
          <table:table-cell office:value-type="float" office:value="20.959088" calcext:value-type="float">
            <text:p>20.959088</text:p>
          </table:table-cell>
          <table:table-cell office:value-type="float" office:value="19.88376" calcext:value-type="float">
            <text:p>19.88376</text:p>
          </table:table-cell>
          <table:table-cell office:value-type="float" office:value="0.318292" calcext:value-type="float">
            <text:p>0.318292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20" calcext:value-type="float">
            <text:p>9720</text:p>
          </table:table-cell>
          <table:table-cell office:value-type="float" office:value="9640" calcext:value-type="float">
            <text:p>96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.030109" calcext:value-type="float">
            <text:p>1.030109</text:p>
          </table:table-cell>
          <table:table-cell office:value-type="float" office:value="21.598987" calcext:value-type="float">
            <text:p>21.598987</text:p>
          </table:table-cell>
          <table:table-cell office:value-type="float" office:value="20.568879" calcext:value-type="float">
            <text:p>20.568879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18224" calcext:value-type="float">
            <text:p>1.018224</text:p>
          </table:table-cell>
          <table:table-cell office:value-type="float" office:value="21.594709" calcext:value-type="float">
            <text:p>21.594709</text:p>
          </table:table-cell>
          <table:table-cell office:value-type="float" office:value="20.576485" calcext:value-type="float">
            <text:p>20.57648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48" calcext:value-type="float">
            <text:p>348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4489" calcext:value-type="float">
            <text:p>1.04489</text:p>
          </table:table-cell>
          <table:table-cell office:value-type="float" office:value="20.450025" calcext:value-type="float">
            <text:p>20.450025</text:p>
          </table:table-cell>
          <table:table-cell office:value-type="float" office:value="19.405135" calcext:value-type="float">
            <text:p>19.40513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14" calcext:value-type="float">
            <text:p>161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.452864" calcext:value-type="float">
            <text:p>3.452864</text:p>
          </table:table-cell>
          <table:table-cell office:value-type="float" office:value="21.596043" calcext:value-type="float">
            <text:p>21.596043</text:p>
          </table:table-cell>
          <table:table-cell office:value-type="float" office:value="18.143179" calcext:value-type="float">
            <text:p>18.143179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8860" calcext:value-type="float">
            <text:p>1898860</text:p>
          </table:table-cell>
          <table:table-cell office:value-type="float" office:value="1806284" calcext:value-type="float">
            <text:p>1806284</text:p>
          </table:table-cell>
          <table:table-cell office:value-type="float" office:value="1805" calcext:value-type="float">
            <text:p>1805</text:p>
          </table:table-cell>
          <table:table-cell office:value-type="float" office:value="1717" calcext:value-type="float">
            <text:p>1717</text:p>
          </table:table-cell>
          <table:table-cell office:value-type="float" office:value="1.012353" calcext:value-type="float">
            <text:p>1.012353</text:p>
          </table:table-cell>
          <table:table-cell office:value-type="float" office:value="20.486588" calcext:value-type="float">
            <text:p>20.486588</text:p>
          </table:table-cell>
          <table:table-cell office:value-type="float" office:value="19.474236" calcext:value-type="float">
            <text:p>19.474236</text:p>
          </table:table-cell>
          <table:table-cell office:value-type="float" office:value="0.74202" calcext:value-type="float">
            <text:p>0.74202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8860" calcext:value-type="float">
            <text:p>1898860</text:p>
          </table:table-cell>
          <table:table-cell office:value-type="float" office:value="801624" calcext:value-type="float">
            <text:p>801624</text:p>
          </table:table-cell>
          <table:table-cell office:value-type="float" office:value="1805" calcext:value-type="float">
            <text:p>1805</text:p>
          </table:table-cell>
          <table:table-cell office:value-type="float" office:value="762" calcext:value-type="float">
            <text:p>762</text:p>
          </table:table-cell>
          <table:table-cell office:value-type="float" office:value="1.075408" calcext:value-type="float">
            <text:p>1.075408</text:p>
          </table:table-cell>
          <table:table-cell office:value-type="float" office:value="21.095029" calcext:value-type="float">
            <text:p>21.095029</text:p>
          </table:table-cell>
          <table:table-cell office:value-type="float" office:value="20.019621" calcext:value-type="float">
            <text:p>20.019621</text:p>
          </table:table-cell>
          <table:table-cell office:value-type="float" office:value="0.320335" calcext:value-type="float">
            <text:p>0.320335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36" calcext:value-type="float">
            <text:p>7936</text:p>
          </table:table-cell>
          <table:table-cell office:value-type="float" office:value="7776" calcext:value-type="float">
            <text:p>7776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20.588349" calcext:value-type="float">
            <text:p>20.588349</text:p>
          </table:table-cell>
          <table:table-cell office:value-type="float" office:value="19.558559" calcext:value-type="float">
            <text:p>19.558559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20464" calcext:value-type="float">
            <text:p>1.020464</text:p>
          </table:table-cell>
          <table:table-cell office:value-type="float" office:value="17.734262" calcext:value-type="float">
            <text:p>17.734262</text:p>
          </table:table-cell>
          <table:table-cell office:value-type="float" office:value="16.713798" calcext:value-type="float">
            <text:p>16.71379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0211" calcext:value-type="float">
            <text:p>1.050211</text:p>
          </table:table-cell>
          <table:table-cell office:value-type="float" office:value="18.231301" calcext:value-type="float">
            <text:p>18.231301</text:p>
          </table:table-cell>
          <table:table-cell office:value-type="float" office:value="17.181089" calcext:value-type="float">
            <text:p>17.18108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.723155" calcext:value-type="float">
            <text:p>2.723155</text:p>
          </table:table-cell>
          <table:table-cell office:value-type="float" office:value="20.547613" calcext:value-type="float">
            <text:p>20.547613</text:p>
          </table:table-cell>
          <table:table-cell office:value-type="float" office:value="17.824457" calcext:value-type="float">
            <text:p>17.82445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8848" calcext:value-type="float">
            <text:p>1918848</text:p>
          </table:table-cell>
          <table:table-cell office:value-type="float" office:value="1755788" calcext:value-type="float">
            <text:p>1755788</text:p>
          </table:table-cell>
          <table:table-cell office:value-type="float" office:value="1824" calcext:value-type="float">
            <text:p>1824</text:p>
          </table:table-cell>
          <table:table-cell office:value-type="float" office:value="1669" calcext:value-type="float">
            <text:p>1669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20.372691" calcext:value-type="float">
            <text:p>20.372691</text:p>
          </table:table-cell>
          <table:table-cell office:value-type="float" office:value="19.361429" calcext:value-type="float">
            <text:p>19.361429</text:p>
          </table:table-cell>
          <table:table-cell office:value-type="float" office:value="0.725479" calcext:value-type="float">
            <text:p>0.725479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8848" calcext:value-type="float">
            <text:p>1918848</text:p>
          </table:table-cell>
          <table:table-cell office:value-type="float" office:value="651188" calcext:value-type="float">
            <text:p>651188</text:p>
          </table:table-cell>
          <table:table-cell office:value-type="float" office:value="1824" calcext:value-type="float">
            <text:p>1824</text:p>
          </table:table-cell>
          <table:table-cell office:value-type="float" office:value="619" calcext:value-type="float">
            <text:p>619</text:p>
          </table:table-cell>
          <table:table-cell office:value-type="float" office:value="1.080793" calcext:value-type="float">
            <text:p>1.080793</text:p>
          </table:table-cell>
          <table:table-cell office:value-type="float" office:value="20.509256" calcext:value-type="float">
            <text:p>20.509256</text:p>
          </table:table-cell>
          <table:table-cell office:value-type="float" office:value="19.428463" calcext:value-type="float">
            <text:p>19.428463</text:p>
          </table:table-cell>
          <table:table-cell office:value-type="float" office:value="0.268138" calcext:value-type="float">
            <text:p>0.268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520" calcext:value-type="float">
            <text:p>11520</text:p>
          </table:table-cell>
          <table:table-cell office:value-type="float" office:value="11440" calcext:value-type="float">
            <text:p>11440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1.029839" calcext:value-type="float">
            <text:p>1.029839</text:p>
          </table:table-cell>
          <table:table-cell office:value-type="float" office:value="20.174108" calcext:value-type="float">
            <text:p>20.174108</text:p>
          </table:table-cell>
          <table:table-cell office:value-type="float" office:value="19.144269" calcext:value-type="float">
            <text:p>19.144269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19533" calcext:value-type="float">
            <text:p>1.019533</text:p>
          </table:table-cell>
          <table:table-cell office:value-type="float" office:value="20.035835" calcext:value-type="float">
            <text:p>20.035835</text:p>
          </table:table-cell>
          <table:table-cell office:value-type="float" office:value="19.016302" calcext:value-type="float">
            <text:p>19.01630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50363" calcext:value-type="float">
            <text:p>1.050363</text:p>
          </table:table-cell>
          <table:table-cell office:value-type="float" office:value="20.498372" calcext:value-type="float">
            <text:p>20.498372</text:p>
          </table:table-cell>
          <table:table-cell office:value-type="float" office:value="19.448008" calcext:value-type="float">
            <text:p>19.44800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584" calcext:value-type="float">
            <text:p>158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.906774" calcext:value-type="float">
            <text:p>4.906774</text:p>
          </table:table-cell>
          <table:table-cell office:value-type="float" office:value="20.16809" calcext:value-type="float">
            <text:p>20.16809</text:p>
          </table:table-cell>
          <table:table-cell office:value-type="float" office:value="15.261316" calcext:value-type="float">
            <text:p>15.26131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9888" calcext:value-type="float">
            <text:p>1939888</text:p>
          </table:table-cell>
          <table:table-cell office:value-type="float" office:value="1779984" calcext:value-type="float">
            <text:p>1779984</text:p>
          </table:table-cell>
          <table:table-cell office:value-type="float" office:value="1844" calcext:value-type="float">
            <text:p>1844</text:p>
          </table:table-cell>
          <table:table-cell office:value-type="float" office:value="1692" calcext:value-type="float">
            <text:p>1692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20.338439" calcext:value-type="float">
            <text:p>20.338439</text:p>
          </table:table-cell>
          <table:table-cell office:value-type="float" office:value="19.329226" calcext:value-type="float">
            <text:p>19.329226</text:p>
          </table:table-cell>
          <table:table-cell office:value-type="float" office:value="0.736702" calcext:value-type="float">
            <text:p>0.736702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8836" calcext:value-type="float">
            <text:p>1938836</text:p>
          </table:table-cell>
          <table:table-cell office:value-type="float" office:value="692216" calcext:value-type="float">
            <text:p>692216</text:p>
          </table:table-cell>
          <table:table-cell office:value-type="float" office:value="1843" calcext:value-type="float">
            <text:p>1843</text:p>
          </table:table-cell>
          <table:table-cell office:value-type="float" office:value="658" calcext:value-type="float">
            <text:p>658</text:p>
          </table:table-cell>
          <table:table-cell office:value-type="float" office:value="2.066947" calcext:value-type="float">
            <text:p>2.066947</text:p>
          </table:table-cell>
          <table:table-cell office:value-type="float" office:value="20.939456" calcext:value-type="float">
            <text:p>20.939456</text:p>
          </table:table-cell>
          <table:table-cell office:value-type="float" office:value="18.872509" calcext:value-type="float">
            <text:p>18.872509</text:p>
          </table:table-cell>
          <table:table-cell office:value-type="float" office:value="0.293428" calcext:value-type="float">
            <text:p>0.293428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8" calcext:value-type="float">
            <text:p>1024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.02936" calcext:value-type="float">
            <text:p>1.02936</text:p>
          </table:table-cell>
          <table:table-cell office:value-type="float" office:value="20.417514" calcext:value-type="float">
            <text:p>20.417514</text:p>
          </table:table-cell>
          <table:table-cell office:value-type="float" office:value="19.388154" calcext:value-type="float">
            <text:p>19.388154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18674" calcext:value-type="float">
            <text:p>1.018674</text:p>
          </table:table-cell>
          <table:table-cell office:value-type="float" office:value="19.331552" calcext:value-type="float">
            <text:p>19.331552</text:p>
          </table:table-cell>
          <table:table-cell office:value-type="float" office:value="18.312878" calcext:value-type="float">
            <text:p>18.31287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035577" calcext:value-type="float">
            <text:p>2.035577</text:p>
          </table:table-cell>
          <table:table-cell office:value-type="float" office:value="19.329926" calcext:value-type="float">
            <text:p>19.329926</text:p>
          </table:table-cell>
          <table:table-cell office:value-type="float" office:value="17.294349" calcext:value-type="float">
            <text:p>17.294349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.028285" calcext:value-type="float">
            <text:p>4.028285</text:p>
          </table:table-cell>
          <table:table-cell office:value-type="float" office:value="20.391175" calcext:value-type="float">
            <text:p>20.391175</text:p>
          </table:table-cell>
          <table:table-cell office:value-type="float" office:value="16.36289" calcext:value-type="float">
            <text:p>16.36289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1830480" calcext:value-type="float">
            <text:p>1830480</text:p>
          </table:table-cell>
          <table:table-cell office:value-type="float" office:value="1862" calcext:value-type="float">
            <text:p>1862</text:p>
          </table:table-cell>
          <table:table-cell office:value-type="float" office:value="1740" calcext:value-type="float">
            <text:p>1740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20.48071" calcext:value-type="float">
            <text:p>20.48071</text:p>
          </table:table-cell>
          <table:table-cell office:value-type="float" office:value="19.4595" calcext:value-type="float">
            <text:p>19.4595</text:p>
          </table:table-cell>
          <table:table-cell office:value-type="float" office:value="0.752529" calcext:value-type="float">
            <text:p>0.752529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686956" calcext:value-type="float">
            <text:p>686956</text:p>
          </table:table-cell>
          <table:table-cell office:value-type="float" office:value="1862" calcext:value-type="float">
            <text:p>1862</text:p>
          </table:table-cell>
          <table:table-cell office:value-type="float" office:value="653" calcext:value-type="float">
            <text:p>653</text:p>
          </table:table-cell>
          <table:table-cell office:value-type="float" office:value="1.30429" calcext:value-type="float">
            <text:p>1.30429</text:p>
          </table:table-cell>
          <table:table-cell office:value-type="float" office:value="20.940049" calcext:value-type="float">
            <text:p>20.940049</text:p>
          </table:table-cell>
          <table:table-cell office:value-type="float" office:value="19.635759" calcext:value-type="float">
            <text:p>19.635759</text:p>
          </table:table-cell>
          <table:table-cell office:value-type="float" office:value="0.27988" calcext:value-type="float">
            <text:p>0.2798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92" calcext:value-type="float">
            <text:p>9992</text:p>
          </table:table-cell>
          <table:table-cell office:value-type="float" office:value="9904" calcext:value-type="float">
            <text:p>9904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1.262699" calcext:value-type="float">
            <text:p>1.262699</text:p>
          </table:table-cell>
          <table:table-cell office:value-type="float" office:value="20.664495" calcext:value-type="float">
            <text:p>20.664495</text:p>
          </table:table-cell>
          <table:table-cell office:value-type="float" office:value="19.401796" calcext:value-type="float">
            <text:p>19.401796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3073" calcext:value-type="float">
            <text:p>1.253073</text:p>
          </table:table-cell>
          <table:table-cell office:value-type="float" office:value="14.750549" calcext:value-type="float">
            <text:p>14.750549</text:p>
          </table:table-cell>
          <table:table-cell office:value-type="float" office:value="13.497476" calcext:value-type="float">
            <text:p>13.49747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7656" calcext:value-type="float">
            <text:p>1.27656</text:p>
          </table:table-cell>
          <table:table-cell office:value-type="float" office:value="15.236712" calcext:value-type="float">
            <text:p>15.236712</text:p>
          </table:table-cell>
          <table:table-cell office:value-type="float" office:value="13.960152" calcext:value-type="float">
            <text:p>13.96015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.208721" calcext:value-type="float">
            <text:p>3.208721</text:p>
          </table:table-cell>
          <table:table-cell office:value-type="float" office:value="20.66131" calcext:value-type="float">
            <text:p>20.66131</text:p>
          </table:table-cell>
          <table:table-cell office:value-type="float" office:value="17.452589" calcext:value-type="float">
            <text:p>17.45258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9864" calcext:value-type="float">
            <text:p>1979864</text:p>
          </table:table-cell>
          <table:table-cell office:value-type="float" office:value="1774724" calcext:value-type="float">
            <text:p>1774724</text:p>
          </table:table-cell>
          <table:table-cell office:value-type="float" office:value="1882" calcext:value-type="float">
            <text:p>1882</text:p>
          </table:table-cell>
          <table:table-cell office:value-type="float" office:value="1687" calcext:value-type="float">
            <text:p>1687</text:p>
          </table:table-cell>
          <table:table-cell office:value-type="float" office:value="1.007493" calcext:value-type="float">
            <text:p>1.007493</text:p>
          </table:table-cell>
          <table:table-cell office:value-type="float" office:value="20.483722" calcext:value-type="float">
            <text:p>20.483722</text:p>
          </table:table-cell>
          <table:table-cell office:value-type="float" office:value="19.47623" calcext:value-type="float">
            <text:p>19.47623</text:p>
          </table:table-cell>
          <table:table-cell office:value-type="float" office:value="0.728981" calcext:value-type="float">
            <text:p>0.728981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" calcext:value-type="float">
            <text:p>1978812</text:p>
          </table:table-cell>
          <table:table-cell office:value-type="float" office:value="710100" calcext:value-type="float">
            <text:p>710100</text:p>
          </table:table-cell>
          <table:table-cell office:value-type="float" office:value="1881" calcext:value-type="float">
            <text:p>1881</text:p>
          </table:table-cell>
          <table:table-cell office:value-type="float" office:value="675" calcext:value-type="float">
            <text:p>675</text:p>
          </table:table-cell>
          <table:table-cell office:value-type="float" office:value="1.095521" calcext:value-type="float">
            <text:p>1.095521</text:p>
          </table:table-cell>
          <table:table-cell office:value-type="float" office:value="20.725622" calcext:value-type="float">
            <text:p>20.725622</text:p>
          </table:table-cell>
          <table:table-cell office:value-type="float" office:value="19.6301" calcext:value-type="float">
            <text:p>19.6301</text:p>
          </table:table-cell>
          <table:table-cell office:value-type="float" office:value="0.289392" calcext:value-type="float">
            <text:p>0.289392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76" calcext:value-type="float">
            <text:p>8776</text:p>
          </table:table-cell>
          <table:table-cell office:value-type="float" office:value="8736" calcext:value-type="float">
            <text:p>873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.02993" calcext:value-type="float">
            <text:p>1.02993</text:p>
          </table:table-cell>
          <table:table-cell office:value-type="float" office:value="20.815746" calcext:value-type="float">
            <text:p>20.815746</text:p>
          </table:table-cell>
          <table:table-cell office:value-type="float" office:value="19.785816" calcext:value-type="float">
            <text:p>19.785816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17734" calcext:value-type="float">
            <text:p>1.017734</text:p>
          </table:table-cell>
          <table:table-cell office:value-type="float" office:value="20.917675" calcext:value-type="float">
            <text:p>20.917675</text:p>
          </table:table-cell>
          <table:table-cell office:value-type="float" office:value="19.899941" calcext:value-type="float">
            <text:p>19.89994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8774" calcext:value-type="float">
            <text:p>1.048774</text:p>
          </table:table-cell>
          <table:table-cell office:value-type="float" office:value="19.763367" calcext:value-type="float">
            <text:p>19.763367</text:p>
          </table:table-cell>
          <table:table-cell office:value-type="float" office:value="18.714593" calcext:value-type="float">
            <text:p>18.71459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06" calcext:value-type="float">
            <text:p>1806</text:p>
          </table:table-cell>
          <table:table-cell office:value-type="float" office:value="1758" calcext:value-type="float">
            <text:p>175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.741544" calcext:value-type="float">
            <text:p>3.741544</text:p>
          </table:table-cell>
          <table:table-cell office:value-type="float" office:value="20.919089" calcext:value-type="float">
            <text:p>20.919089</text:p>
          </table:table-cell>
          <table:table-cell office:value-type="float" office:value="17.177545" calcext:value-type="float">
            <text:p>17.177545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8800" calcext:value-type="float">
            <text:p>1998800</text:p>
          </table:table-cell>
          <table:table-cell office:value-type="float" office:value="1852572" calcext:value-type="float">
            <text:p>1852572</text:p>
          </table:table-cell>
          <table:table-cell office:value-type="float" office:value="1900" calcext:value-type="float">
            <text:p>1900</text:p>
          </table:table-cell>
          <table:table-cell office:value-type="float" office:value="1761" calcext:value-type="float">
            <text:p>1761</text:p>
          </table:table-cell>
          <table:table-cell office:value-type="float" office:value="1.008373" calcext:value-type="float">
            <text:p>1.008373</text:p>
          </table:table-cell>
          <table:table-cell office:value-type="float" office:value="20.394117" calcext:value-type="float">
            <text:p>20.394117</text:p>
          </table:table-cell>
          <table:table-cell office:value-type="float" office:value="19.385744" calcext:value-type="float">
            <text:p>19.385744</text:p>
          </table:table-cell>
          <table:table-cell office:value-type="float" office:value="0.764509" calcext:value-type="float">
            <text:p>0.76450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652240" calcext:value-type="float">
            <text:p>652240</text:p>
          </table:table-cell>
          <table:table-cell office:value-type="float" office:value="1899" calcext:value-type="float">
            <text:p>1899</text:p>
          </table:table-cell>
          <table:table-cell office:value-type="float" office:value="620" calcext:value-type="float">
            <text:p>620</text:p>
          </table:table-cell>
          <table:table-cell office:value-type="float" office:value="1.065428" calcext:value-type="float">
            <text:p>1.065428</text:p>
          </table:table-cell>
          <table:table-cell office:value-type="float" office:value="20.563591" calcext:value-type="float">
            <text:p>20.563591</text:p>
          </table:table-cell>
          <table:table-cell office:value-type="float" office:value="19.498163" calcext:value-type="float">
            <text:p>19.498163</text:p>
          </table:table-cell>
          <table:table-cell office:value-type="float" office:value="0.267611" calcext:value-type="float">
            <text:p>0.26761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68" calcext:value-type="float">
            <text:p>9568</text:p>
          </table:table-cell>
          <table:table-cell office:value-type="float" office:value="9400" calcext:value-type="float">
            <text:p>9400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20.147658" calcext:value-type="float">
            <text:p>20.147658</text:p>
          </table:table-cell>
          <table:table-cell office:value-type="float" office:value="19.119168" calcext:value-type="float">
            <text:p>19.119168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17644" calcext:value-type="float">
            <text:p>1.017644</text:p>
          </table:table-cell>
          <table:table-cell office:value-type="float" office:value="20.140721" calcext:value-type="float">
            <text:p>20.140721</text:p>
          </table:table-cell>
          <table:table-cell office:value-type="float" office:value="19.123077" calcext:value-type="float">
            <text:p>19.123077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34969" calcext:value-type="float">
            <text:p>1.034969</text:p>
          </table:table-cell>
          <table:table-cell office:value-type="float" office:value="20.564985" calcext:value-type="float">
            <text:p>20.564985</text:p>
          </table:table-cell>
          <table:table-cell office:value-type="float" office:value="19.530016" calcext:value-type="float">
            <text:p>19.53001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.884716" calcext:value-type="float">
            <text:p>2.884716</text:p>
          </table:table-cell>
          <table:table-cell office:value-type="float" office:value="20.160668" calcext:value-type="float">
            <text:p>20.160668</text:p>
          </table:table-cell>
          <table:table-cell office:value-type="float" office:value="17.275952" calcext:value-type="float">
            <text:p>17.27595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9840" calcext:value-type="float">
            <text:p>2019840</text:p>
          </table:table-cell>
          <table:table-cell office:value-type="float" office:value="1786296" calcext:value-type="float">
            <text:p>1786296</text:p>
          </table:table-cell>
          <table:table-cell office:value-type="float" office:value="1920" calcext:value-type="float">
            <text:p>1920</text:p>
          </table:table-cell>
          <table:table-cell office:value-type="float" office:value="1698" calcext:value-type="float">
            <text:p>1698</text:p>
          </table:table-cell>
          <table:table-cell office:value-type="float" office:value="1.012313" calcext:value-type="float">
            <text:p>1.012313</text:p>
          </table:table-cell>
          <table:table-cell office:value-type="float" office:value="20.219502" calcext:value-type="float">
            <text:p>20.219502</text:p>
          </table:table-cell>
          <table:table-cell office:value-type="float" office:value="19.20719" calcext:value-type="float">
            <text:p>19.20719</text:p>
          </table:table-cell>
          <table:table-cell office:value-type="float" office:value="0.744011" calcext:value-type="float">
            <text:p>0.74401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7736" calcext:value-type="float">
            <text:p>2017736</text:p>
          </table:table-cell>
          <table:table-cell office:value-type="float" office:value="601744" calcext:value-type="float">
            <text:p>601744</text:p>
          </table:table-cell>
          <table:table-cell office:value-type="float" office:value="1918" calcext:value-type="float">
            <text:p>1918</text:p>
          </table:table-cell>
          <table:table-cell office:value-type="float" office:value="572" calcext:value-type="float">
            <text:p>572</text:p>
          </table:table-cell>
          <table:table-cell office:value-type="float" office:value="1.089118" calcext:value-type="float">
            <text:p>1.089118</text:p>
          </table:table-cell>
          <table:table-cell office:value-type="float" office:value="20.566682" calcext:value-type="float">
            <text:p>20.566682</text:p>
          </table:table-cell>
          <table:table-cell office:value-type="float" office:value="19.477564" calcext:value-type="float">
            <text:p>19.477564</text:p>
          </table:table-cell>
          <table:table-cell office:value-type="float" office:value="0.247154" calcext:value-type="float">
            <text:p>0.247154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896" calcext:value-type="float">
            <text:p>10896</text:p>
          </table:table-cell>
          <table:table-cell office:value-type="float" office:value="10856" calcext:value-type="float">
            <text:p>10856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1.032558" calcext:value-type="float">
            <text:p>1.032558</text:p>
          </table:table-cell>
          <table:table-cell office:value-type="float" office:value="20.719484" calcext:value-type="float">
            <text:p>20.719484</text:p>
          </table:table-cell>
          <table:table-cell office:value-type="float" office:value="19.686926" calcext:value-type="float">
            <text:p>19.686926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3232" calcext:value-type="float">
            <text:p>1.023232</text:p>
          </table:table-cell>
          <table:table-cell office:value-type="float" office:value="20.715085" calcext:value-type="float">
            <text:p>20.715085</text:p>
          </table:table-cell>
          <table:table-cell office:value-type="float" office:value="19.691853" calcext:value-type="float">
            <text:p>19.691853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44859" calcext:value-type="float">
            <text:p>1.044859</text:p>
          </table:table-cell>
          <table:table-cell office:value-type="float" office:value="7.795559" calcext:value-type="float">
            <text:p>7.795559</text:p>
          </table:table-cell>
          <table:table-cell office:value-type="float" office:value="6.750699" calcext:value-type="float">
            <text:p>6.750699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06" calcext:value-type="float">
            <text:p>1806</text:p>
          </table:table-cell>
          <table:table-cell office:value-type="float" office:value="1662" calcext:value-type="float">
            <text:p>166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.106467" calcext:value-type="float">
            <text:p>4.106467</text:p>
          </table:table-cell>
          <table:table-cell office:value-type="float" office:value="20.716439" calcext:value-type="float">
            <text:p>20.716439</text:p>
          </table:table-cell>
          <table:table-cell office:value-type="float" office:value="16.609972" calcext:value-type="float">
            <text:p>16.60997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873612" calcext:value-type="float">
            <text:p>1873612</text:p>
          </table:table-cell>
          <table:table-cell office:value-type="float" office:value="1938" calcext:value-type="float">
            <text:p>1938</text:p>
          </table:table-cell>
          <table:table-cell office:value-type="float" office:value="1781" calcext:value-type="float">
            <text:p>1781</text:p>
          </table:table-cell>
          <table:table-cell office:value-type="float" office:value="1.037863" calcext:value-type="float">
            <text:p>1.037863</text:p>
          </table:table-cell>
          <table:table-cell office:value-type="float" office:value="20.478403" calcext:value-type="float">
            <text:p>20.478403</text:p>
          </table:table-cell>
          <table:table-cell office:value-type="float" office:value="19.44054" calcext:value-type="float">
            <text:p>19.44054</text:p>
          </table:table-cell>
          <table:table-cell office:value-type="float" office:value="0.771012" calcext:value-type="float">
            <text:p>0.771012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017309" calcext:value-type="float">
            <text:p>1.017309</text:p>
          </table:table-cell>
          <table:table-cell office:value-type="float" office:value="20.631198" calcext:value-type="float">
            <text:p>20.631198</text:p>
          </table:table-cell>
          <table:table-cell office:value-type="float" office:value="19.613888" calcext:value-type="float">
            <text:p>19.613888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7724" calcext:value-type="float">
            <text:p>2037724</text:p>
          </table:table-cell>
          <table:table-cell office:value-type="float" office:value="702736" calcext:value-type="float">
            <text:p>702736</text:p>
          </table:table-cell>
          <table:table-cell office:value-type="float" office:value="1937" calcext:value-type="float">
            <text:p>1937</text:p>
          </table:table-cell>
          <table:table-cell office:value-type="float" office:value="668" calcext:value-type="float">
            <text:p>668</text:p>
          </table:table-cell>
          <table:table-cell office:value-type="float" office:value="2.068688" calcext:value-type="float">
            <text:p>2.068688</text:p>
          </table:table-cell>
          <table:table-cell office:value-type="float" office:value="21.147774" calcext:value-type="float">
            <text:p>21.147774</text:p>
          </table:table-cell>
          <table:table-cell office:value-type="float" office:value="19.079086" calcext:value-type="float">
            <text:p>19.079086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96" calcext:value-type="float">
            <text:p>9296</text:p>
          </table:table-cell>
          <table:table-cell office:value-type="float" office:value="9168" calcext:value-type="float">
            <text:p>9168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1.029532" calcext:value-type="float">
            <text:p>1.029532</text:p>
          </table:table-cell>
          <table:table-cell office:value-type="float" office:value="20.632784" calcext:value-type="float">
            <text:p>20.632784</text:p>
          </table:table-cell>
          <table:table-cell office:value-type="float" office:value="19.603252" calcext:value-type="float">
            <text:p>19.60325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45662" calcext:value-type="float">
            <text:p>1.045662</text:p>
          </table:table-cell>
          <table:table-cell office:value-type="float" office:value="13.033396" calcext:value-type="float">
            <text:p>13.033396</text:p>
          </table:table-cell>
          <table:table-cell office:value-type="float" office:value="11.987734" calcext:value-type="float">
            <text:p>11.98773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46619" calcext:value-type="float">
            <text:p>2.046619</text:p>
          </table:table-cell>
          <table:table-cell office:value-type="float" office:value="4.742243" calcext:value-type="float">
            <text:p>4.742243</text:p>
          </table:table-cell>
          <table:table-cell office:value-type="float" office:value="2.695623" calcext:value-type="float">
            <text:p>2.69562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8764" calcext:value-type="float">
            <text:p>2058764</text:p>
          </table:table-cell>
          <table:table-cell office:value-type="float" office:value="1851520" calcext:value-type="float">
            <text:p>1851520</text:p>
          </table:table-cell>
          <table:table-cell office:value-type="float" office:value="1957" calcext:value-type="float">
            <text:p>1957</text:p>
          </table:table-cell>
          <table:table-cell office:value-type="float" office:value="1760" calcext:value-type="float">
            <text:p>1760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20.334035" calcext:value-type="float">
            <text:p>20.334035</text:p>
          </table:table-cell>
          <table:table-cell office:value-type="float" office:value="19.319822" calcext:value-type="float">
            <text:p>19.319822</text:p>
          </table:table-cell>
          <table:table-cell office:value-type="float" office:value="0.766682" calcext:value-type="float">
            <text:p>0.766682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7712" calcext:value-type="float">
            <text:p>2057712</text:p>
          </table:table-cell>
          <table:table-cell office:value-type="float" office:value="593328" calcext:value-type="float">
            <text:p>593328</text:p>
          </table:table-cell>
          <table:table-cell office:value-type="float" office:value="1956" calcext:value-type="float">
            <text:p>1956</text:p>
          </table:table-cell>
          <table:table-cell office:value-type="float" office:value="564" calcext:value-type="float">
            <text:p>564</text:p>
          </table:table-cell>
          <table:table-cell office:value-type="float" office:value="1.075662" calcext:value-type="float">
            <text:p>1.075662</text:p>
          </table:table-cell>
          <table:table-cell office:value-type="float" office:value="20.518735" calcext:value-type="float">
            <text:p>20.518735</text:p>
          </table:table-cell>
          <table:table-cell office:value-type="float" office:value="19.443073" calcext:value-type="float">
            <text:p>19.443073</text:p>
          </table:table-cell>
          <table:table-cell office:value-type="float" office:value="0.244129" calcext:value-type="float">
            <text:p>0.244129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00" calcext:value-type="float">
            <text:p>12800</text:p>
          </table:table-cell>
          <table:table-cell office:value-type="float" office:value="12680" calcext:value-type="float">
            <text:p>12680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1.041271" calcext:value-type="float">
            <text:p>1.041271</text:p>
          </table:table-cell>
          <table:table-cell office:value-type="float" office:value="20.869808" calcext:value-type="float">
            <text:p>20.869808</text:p>
          </table:table-cell>
          <table:table-cell office:value-type="float" office:value="19.828537" calcext:value-type="float">
            <text:p>19.828537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30695" calcext:value-type="float">
            <text:p>1.030695</text:p>
          </table:table-cell>
          <table:table-cell office:value-type="float" office:value="20.463296" calcext:value-type="float">
            <text:p>20.463296</text:p>
          </table:table-cell>
          <table:table-cell office:value-type="float" office:value="19.432601" calcext:value-type="float">
            <text:p>19.43260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059035" calcext:value-type="float">
            <text:p>1.059035</text:p>
          </table:table-cell>
          <table:table-cell office:value-type="float" office:value="20.871342" calcext:value-type="float">
            <text:p>20.871342</text:p>
          </table:table-cell>
          <table:table-cell office:value-type="float" office:value="19.812307" calcext:value-type="float">
            <text:p>19.81230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.077604" calcext:value-type="float">
            <text:p>3.077604</text:p>
          </table:table-cell>
          <table:table-cell office:value-type="float" office:value="19.140396" calcext:value-type="float">
            <text:p>19.140396</text:p>
          </table:table-cell>
          <table:table-cell office:value-type="float" office:value="16.062792" calcext:value-type="float">
            <text:p>16.062792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868352" calcext:value-type="float">
            <text:p>1868352</text:p>
          </table:table-cell>
          <table:table-cell office:value-type="float" office:value="1976" calcext:value-type="float">
            <text:p>1976</text:p>
          </table:table-cell>
          <table:table-cell office:value-type="float" office:value="1776" calcext:value-type="float">
            <text:p>1776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20.409416" calcext:value-type="float">
            <text:p>20.409416</text:p>
          </table:table-cell>
          <table:table-cell office:value-type="float" office:value="19.395003" calcext:value-type="float">
            <text:p>19.395003</text:p>
          </table:table-cell>
          <table:table-cell office:value-type="float" office:value="0.770653" calcext:value-type="float">
            <text:p>0.77065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7700" calcext:value-type="float">
            <text:p>2077700</text:p>
          </table:table-cell>
          <table:table-cell office:value-type="float" office:value="613316" calcext:value-type="float">
            <text:p>613316</text:p>
          </table:table-cell>
          <table:table-cell office:value-type="float" office:value="1975" calcext:value-type="float">
            <text:p>1975</text:p>
          </table:table-cell>
          <table:table-cell office:value-type="float" office:value="583" calcext:value-type="float">
            <text:p>583</text:p>
          </table:table-cell>
          <table:table-cell office:value-type="float" office:value="1.092044" calcext:value-type="float">
            <text:p>1.092044</text:p>
          </table:table-cell>
          <table:table-cell office:value-type="float" office:value="20.912224" calcext:value-type="float">
            <text:p>20.912224</text:p>
          </table:table-cell>
          <table:table-cell office:value-type="float" office:value="19.82018" calcext:value-type="float">
            <text:p>19.82018</text:p>
          </table:table-cell>
          <table:table-cell office:value-type="float" office:value="0.247552" calcext:value-type="float">
            <text:p>0.247552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08" calcext:value-type="float">
            <text:p>12808</text:p>
          </table:table-cell>
          <table:table-cell office:value-type="float" office:value="12640" calcext:value-type="float">
            <text:p>12640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1.038423" calcext:value-type="float">
            <text:p>1.038423</text:p>
          </table:table-cell>
          <table:table-cell office:value-type="float" office:value="20.41246" calcext:value-type="float">
            <text:p>20.41246</text:p>
          </table:table-cell>
          <table:table-cell office:value-type="float" office:value="19.374037" calcext:value-type="float">
            <text:p>19.374037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28997" calcext:value-type="float">
            <text:p>1.028997</text:p>
          </table:table-cell>
          <table:table-cell office:value-type="float" office:value="3.538751" calcext:value-type="float">
            <text:p>3.538751</text:p>
          </table:table-cell>
          <table:table-cell office:value-type="float" office:value="2.509754" calcext:value-type="float">
            <text:p>2.50975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0944" calcext:value-type="float">
            <text:p>1.050944</text:p>
          </table:table-cell>
          <table:table-cell office:value-type="float" office:value="3.537125" calcext:value-type="float">
            <text:p>3.537125</text:p>
          </table:table-cell>
          <table:table-cell office:value-type="float" office:value="2.486181" calcext:value-type="float">
            <text:p>2.48618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12" calcext:value-type="float">
            <text:p>211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.873433" calcext:value-type="float">
            <text:p>2.873433</text:p>
          </table:table-cell>
          <table:table-cell office:value-type="float" office:value="20.04724" calcext:value-type="float">
            <text:p>20.04724</text:p>
          </table:table-cell>
          <table:table-cell office:value-type="float" office:value="17.173807" calcext:value-type="float">
            <text:p>17.173807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8740" calcext:value-type="float">
            <text:p>2098740</text:p>
          </table:table-cell>
          <table:table-cell office:value-type="float" office:value="1880976" calcext:value-type="float">
            <text:p>1880976</text:p>
          </table:table-cell>
          <table:table-cell office:value-type="float" office:value="1995" calcext:value-type="float">
            <text:p>1995</text:p>
          </table:table-cell>
          <table:table-cell office:value-type="float" office:value="1788" calcext:value-type="float">
            <text:p>1788</text:p>
          </table:table-cell>
          <table:table-cell office:value-type="float" office:value="1.019089" calcext:value-type="float">
            <text:p>1.019089</text:p>
          </table:table-cell>
          <table:table-cell office:value-type="float" office:value="20.492197" calcext:value-type="float">
            <text:p>20.492197</text:p>
          </table:table-cell>
          <table:table-cell office:value-type="float" office:value="19.473108" calcext:value-type="float">
            <text:p>19.473108</text:p>
          </table:table-cell>
          <table:table-cell office:value-type="float" office:value="0.772748" calcext:value-type="float">
            <text:p>0.772748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7688" calcext:value-type="float">
            <text:p>2097688</text:p>
          </table:table-cell>
          <table:table-cell office:value-type="float" office:value="629096" calcext:value-type="float">
            <text:p>629096</text:p>
          </table:table-cell>
          <table:table-cell office:value-type="float" office:value="1994" calcext:value-type="float">
            <text:p>1994</text:p>
          </table:table-cell>
          <table:table-cell office:value-type="float" office:value="598" calcext:value-type="float">
            <text:p>598</text:p>
          </table:table-cell>
          <table:table-cell office:value-type="float" office:value="1.329054" calcext:value-type="float">
            <text:p>1.329054</text:p>
          </table:table-cell>
          <table:table-cell office:value-type="float" office:value="20.659551" calcext:value-type="float">
            <text:p>20.659551</text:p>
          </table:table-cell>
          <table:table-cell office:value-type="float" office:value="19.330496" calcext:value-type="float">
            <text:p>19.330496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40" calcext:value-type="float">
            <text:p>11640</text:p>
          </table:table-cell>
          <table:table-cell office:value-type="float" office:value="11392" calcext:value-type="float">
            <text:p>11392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1.275337" calcext:value-type="float">
            <text:p>1.275337</text:p>
          </table:table-cell>
          <table:table-cell office:value-type="float" office:value="20.789419" calcext:value-type="float">
            <text:p>20.789419</text:p>
          </table:table-cell>
          <table:table-cell office:value-type="float" office:value="19.514082" calcext:value-type="float">
            <text:p>19.51408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264731" calcext:value-type="float">
            <text:p>1.264731</text:p>
          </table:table-cell>
          <table:table-cell office:value-type="float" office:value="20.840029" calcext:value-type="float">
            <text:p>20.840029</text:p>
          </table:table-cell>
          <table:table-cell office:value-type="float" office:value="19.575298" calcext:value-type="float">
            <text:p>19.57529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" calcext:value-type="float">
            <text:p>246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96001" calcext:value-type="float">
            <text:p>1.296001</text:p>
          </table:table-cell>
          <table:table-cell office:value-type="float" office:value="18.803917" calcext:value-type="float">
            <text:p>18.803917</text:p>
          </table:table-cell>
          <table:table-cell office:value-type="float" office:value="17.507916" calcext:value-type="float">
            <text:p>17.50791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998" calcext:value-type="float">
            <text:p>199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.24685" calcext:value-type="float">
            <text:p>3.24685</text:p>
          </table:table-cell>
          <table:table-cell office:value-type="float" office:value="20.841383" calcext:value-type="float">
            <text:p>20.841383</text:p>
          </table:table-cell>
          <table:table-cell office:value-type="float" office:value="17.594533" calcext:value-type="float">
            <text:p>17.594533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9780" calcext:value-type="float">
            <text:p>2119780</text:p>
          </table:table-cell>
          <table:table-cell office:value-type="float" office:value="1929368" calcext:value-type="float">
            <text:p>1929368</text:p>
          </table:table-cell>
          <table:table-cell office:value-type="float" office:value="2015" calcext:value-type="float">
            <text:p>2015</text:p>
          </table:table-cell>
          <table:table-cell office:value-type="float" office:value="1834" calcext:value-type="float">
            <text:p>1834</text:p>
          </table:table-cell>
          <table:table-cell office:value-type="float" office:value="1.012481" calcext:value-type="float">
            <text:p>1.012481</text:p>
          </table:table-cell>
          <table:table-cell office:value-type="float" office:value="20.496211" calcext:value-type="float">
            <text:p>20.496211</text:p>
          </table:table-cell>
          <table:table-cell office:value-type="float" office:value="19.48373" calcext:value-type="float">
            <text:p>19.48373</text:p>
          </table:table-cell>
          <table:table-cell office:value-type="float" office:value="0.792197" calcext:value-type="float">
            <text:p>0.79219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7676" calcext:value-type="float">
            <text:p>2117676</text:p>
          </table:table-cell>
          <table:table-cell office:value-type="float" office:value="584912" calcext:value-type="float">
            <text:p>584912</text:p>
          </table:table-cell>
          <table:table-cell office:value-type="float" office:value="2013" calcext:value-type="float">
            <text:p>2013</text:p>
          </table:table-cell>
          <table:table-cell office:value-type="float" office:value="556" calcext:value-type="float">
            <text:p>556</text:p>
          </table:table-cell>
          <table:table-cell office:value-type="float" office:value="1.096599" calcext:value-type="float">
            <text:p>1.096599</text:p>
          </table:table-cell>
          <table:table-cell office:value-type="float" office:value="20.61966" calcext:value-type="float">
            <text:p>20.61966</text:p>
          </table:table-cell>
          <table:table-cell office:value-type="float" office:value="19.523061" calcext:value-type="float">
            <text:p>19.523061</text:p>
          </table:table-cell>
          <table:table-cell office:value-type="float" office:value="0.23968" calcext:value-type="float">
            <text:p>0.2396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504" calcext:value-type="float">
            <text:p>12504</text:p>
          </table:table-cell>
          <table:table-cell office:value-type="float" office:value="12384" calcext:value-type="float">
            <text:p>12384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1.040239" calcext:value-type="float">
            <text:p>1.040239</text:p>
          </table:table-cell>
          <table:table-cell office:value-type="float" office:value="20.653949" calcext:value-type="float">
            <text:p>20.653949</text:p>
          </table:table-cell>
          <table:table-cell office:value-type="float" office:value="19.613709" calcext:value-type="float">
            <text:p>19.613709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29523" calcext:value-type="float">
            <text:p>1.029523</text:p>
          </table:table-cell>
          <table:table-cell office:value-type="float" office:value="20.667717" calcext:value-type="float">
            <text:p>20.667717</text:p>
          </table:table-cell>
          <table:table-cell office:value-type="float" office:value="19.638194" calcext:value-type="float">
            <text:p>19.63819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058243" calcext:value-type="float">
            <text:p>1.058243</text:p>
          </table:table-cell>
          <table:table-cell office:value-type="float" office:value="19.301557" calcext:value-type="float">
            <text:p>19.301557</text:p>
          </table:table-cell>
          <table:table-cell office:value-type="float" office:value="18.243314" calcext:value-type="float">
            <text:p>18.24331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824" calcext:value-type="float">
            <text:p>18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.887822" calcext:value-type="float">
            <text:p>2.887822</text:p>
          </table:table-cell>
          <table:table-cell office:value-type="float" office:value="18.968761" calcext:value-type="float">
            <text:p>18.968761</text:p>
          </table:table-cell>
          <table:table-cell office:value-type="float" office:value="16.080938" calcext:value-type="float">
            <text:p>16.080938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9768" calcext:value-type="float">
            <text:p>2139768</text:p>
          </table:table-cell>
          <table:table-cell office:value-type="float" office:value="1931472" calcext:value-type="float">
            <text:p>1931472</text:p>
          </table:table-cell>
          <table:table-cell office:value-type="float" office:value="2034" calcext:value-type="float">
            <text:p>2034</text:p>
          </table:table-cell>
          <table:table-cell office:value-type="float" office:value="1836" calcext:value-type="float">
            <text:p>1836</text:p>
          </table:table-cell>
          <table:table-cell office:value-type="float" office:value="1.012493" calcext:value-type="float">
            <text:p>1.012493</text:p>
          </table:table-cell>
          <table:table-cell office:value-type="float" office:value="20.494399" calcext:value-type="float">
            <text:p>20.494399</text:p>
          </table:table-cell>
          <table:table-cell office:value-type="float" office:value="19.481907" calcext:value-type="float">
            <text:p>19.481907</text:p>
          </table:table-cell>
          <table:table-cell office:value-type="float" office:value="0.793135" calcext:value-type="float">
            <text:p>0.793135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7664" calcext:value-type="float">
            <text:p>2137664</text:p>
          </table:table-cell>
          <table:table-cell office:value-type="float" office:value="569132" calcext:value-type="float">
            <text:p>569132</text:p>
          </table:table-cell>
          <table:table-cell office:value-type="float" office:value="2032" calcext:value-type="float">
            <text:p>2032</text:p>
          </table:table-cell>
          <table:table-cell office:value-type="float" office:value="541" calcext:value-type="float">
            <text:p>541</text:p>
          </table:table-cell>
          <table:table-cell office:value-type="float" office:value="1.100643" calcext:value-type="float">
            <text:p>1.100643</text:p>
          </table:table-cell>
          <table:table-cell office:value-type="float" office:value="20.754602" calcext:value-type="float">
            <text:p>20.754602</text:p>
          </table:table-cell>
          <table:table-cell office:value-type="float" office:value="19.653959" calcext:value-type="float">
            <text:p>19.653959</text:p>
          </table:table-cell>
          <table:table-cell office:value-type="float" office:value="0.231661" calcext:value-type="float">
            <text:p>0.23166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616" calcext:value-type="float">
            <text:p>12616</text:p>
          </table:table-cell>
          <table:table-cell office:value-type="float" office:value="12456" calcext:value-type="float">
            <text:p>12456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1.035893" calcext:value-type="float">
            <text:p>1.035893</text:p>
          </table:table-cell>
          <table:table-cell office:value-type="float" office:value="20.762194" calcext:value-type="float">
            <text:p>20.762194</text:p>
          </table:table-cell>
          <table:table-cell office:value-type="float" office:value="19.726301" calcext:value-type="float">
            <text:p>19.726301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26387" calcext:value-type="float">
            <text:p>1.026387</text:p>
          </table:table-cell>
          <table:table-cell office:value-type="float" office:value="20.740226" calcext:value-type="float">
            <text:p>20.740226</text:p>
          </table:table-cell>
          <table:table-cell office:value-type="float" office:value="19.713839" calcext:value-type="float">
            <text:p>19.71383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4" calcext:value-type="float">
            <text:p>294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043011" calcext:value-type="float">
            <text:p>1.043011</text:p>
          </table:table-cell>
          <table:table-cell office:value-type="float" office:value="20.73874" calcext:value-type="float">
            <text:p>20.73874</text:p>
          </table:table-cell>
          <table:table-cell office:value-type="float" office:value="19.695729" calcext:value-type="float">
            <text:p>19.69572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.88742" calcext:value-type="float">
            <text:p>2.88742</text:p>
          </table:table-cell>
          <table:table-cell office:value-type="float" office:value="20.760788" calcext:value-type="float">
            <text:p>20.760788</text:p>
          </table:table-cell>
          <table:table-cell office:value-type="float" office:value="17.873368" calcext:value-type="float">
            <text:p>17.873368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9756" calcext:value-type="float">
            <text:p>2159756</text:p>
          </table:table-cell>
          <table:table-cell office:value-type="float" office:value="1844156" calcext:value-type="float">
            <text:p>1844156</text:p>
          </table:table-cell>
          <table:table-cell office:value-type="float" office:value="2053" calcext:value-type="float">
            <text:p>2053</text:p>
          </table:table-cell>
          <table:table-cell office:value-type="float" office:value="1753" calcext:value-type="float">
            <text:p>1753</text:p>
          </table:table-cell>
          <table:table-cell office:value-type="float" office:value="1.010413" calcext:value-type="float">
            <text:p>1.010413</text:p>
          </table:table-cell>
          <table:table-cell office:value-type="float" office:value="20.394198" calcext:value-type="float">
            <text:p>20.394198</text:p>
          </table:table-cell>
          <table:table-cell office:value-type="float" office:value="19.383785" calcext:value-type="float">
            <text:p>19.383785</text:p>
          </table:table-cell>
          <table:table-cell office:value-type="float" office:value="0.761113" calcext:value-type="float">
            <text:p>0.761113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7652" calcext:value-type="float">
            <text:p>2157652</text:p>
          </table:table-cell>
          <table:table-cell office:value-type="float" office:value="556508" calcext:value-type="float">
            <text:p>556508</text:p>
          </table:table-cell>
          <table:table-cell office:value-type="float" office:value="2051" calcext:value-type="float">
            <text:p>2051</text:p>
          </table:table-cell>
          <table:table-cell office:value-type="float" office:value="529" calcext:value-type="float">
            <text:p>529</text:p>
          </table:table-cell>
          <table:table-cell office:value-type="float" office:value="1.065309" calcext:value-type="float">
            <text:p>1.065309</text:p>
          </table:table-cell>
          <table:table-cell office:value-type="float" office:value="21.011636" calcext:value-type="float">
            <text:p>21.011636</text:p>
          </table:table-cell>
          <table:table-cell office:value-type="float" office:value="19.946327" calcext:value-type="float">
            <text:p>19.946327</text:p>
          </table:table-cell>
          <table:table-cell office:value-type="float" office:value="0.223202" calcext:value-type="float">
            <text:p>0.22320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408" calcext:value-type="float">
            <text:p>17408</text:p>
          </table:table-cell>
          <table:table-cell office:value-type="float" office:value="17192" calcext:value-type="float">
            <text:p>17192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1.02823" calcext:value-type="float">
            <text:p>1.02823</text:p>
          </table:table-cell>
          <table:table-cell office:value-type="float" office:value="20.540995" calcext:value-type="float">
            <text:p>20.540995</text:p>
          </table:table-cell>
          <table:table-cell office:value-type="float" office:value="19.512765" calcext:value-type="float">
            <text:p>19.512765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18764" calcext:value-type="float">
            <text:p>1.018764</text:p>
          </table:table-cell>
          <table:table-cell office:value-type="float" office:value="9.869678" calcext:value-type="float">
            <text:p>9.869678</text:p>
          </table:table-cell>
          <table:table-cell office:value-type="float" office:value="8.850914" calcext:value-type="float">
            <text:p>8.850914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45914" calcext:value-type="float">
            <text:p>1.045914</text:p>
          </table:table-cell>
          <table:table-cell office:value-type="float" office:value="9.868232" calcext:value-type="float">
            <text:p>9.868232</text:p>
          </table:table-cell>
          <table:table-cell office:value-type="float" office:value="8.822318" calcext:value-type="float">
            <text:p>8.82231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.88202" calcext:value-type="float">
            <text:p>2.88202</text:p>
          </table:table-cell>
          <table:table-cell office:value-type="float" office:value="20.520951" calcext:value-type="float">
            <text:p>20.520951</text:p>
          </table:table-cell>
          <table:table-cell office:value-type="float" office:value="17.638931" calcext:value-type="float">
            <text:p>17.638931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8692" calcext:value-type="float">
            <text:p>2178692</text:p>
          </table:table-cell>
          <table:table-cell office:value-type="float" office:value="1947252" calcext:value-type="float">
            <text:p>1947252</text:p>
          </table:table-cell>
          <table:table-cell office:value-type="float" office:value="2071" calcext:value-type="float">
            <text:p>2071</text:p>
          </table:table-cell>
          <table:table-cell office:value-type="float" office:value="1851" calcext:value-type="float">
            <text:p>1851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20.232238" calcext:value-type="float">
            <text:p>20.232238</text:p>
          </table:table-cell>
          <table:table-cell office:value-type="float" office:value="19.223776" calcext:value-type="float">
            <text:p>19.223776</text:p>
          </table:table-cell>
          <table:table-cell office:value-type="float" office:value="0.810351" calcext:value-type="float">
            <text:p>0.810351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7640" calcext:value-type="float">
            <text:p>2177640</text:p>
          </table:table-cell>
          <table:table-cell office:value-type="float" office:value="549144" calcext:value-type="float">
            <text:p>549144</text:p>
          </table:table-cell>
          <table:table-cell office:value-type="float" office:value="2070" calcext:value-type="float">
            <text:p>2070</text:p>
          </table:table-cell>
          <table:table-cell office:value-type="float" office:value="522" calcext:value-type="float">
            <text:p>522</text:p>
          </table:table-cell>
          <table:table-cell office:value-type="float" office:value="1.072643" calcext:value-type="float">
            <text:p>1.072643</text:p>
          </table:table-cell>
          <table:table-cell office:value-type="float" office:value="20.839689" calcext:value-type="float">
            <text:p>20.839689</text:p>
          </table:table-cell>
          <table:table-cell office:value-type="float" office:value="19.767047" calcext:value-type="float">
            <text:p>19.767047</text:p>
          </table:table-cell>
          <table:table-cell office:value-type="float" office:value="0.222246" calcext:value-type="float">
            <text:p>0.222246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56" calcext:value-type="float">
            <text:p>13856</text:p>
          </table:table-cell>
          <table:table-cell office:value-type="float" office:value="13816" calcext:value-type="float">
            <text:p>13816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1.028571" calcext:value-type="float">
            <text:p>1.028571</text:p>
          </table:table-cell>
          <table:table-cell office:value-type="float" office:value="20.330065" calcext:value-type="float">
            <text:p>20.330065</text:p>
          </table:table-cell>
          <table:table-cell office:value-type="float" office:value="19.301495" calcext:value-type="float">
            <text:p>19.301495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065" calcext:value-type="float">
            <text:p>1.019065</text:p>
          </table:table-cell>
          <table:table-cell office:value-type="float" office:value="9.986803" calcext:value-type="float">
            <text:p>9.986803</text:p>
          </table:table-cell>
          <table:table-cell office:value-type="float" office:value="8.967739" calcext:value-type="float">
            <text:p>8.96773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52397" calcext:value-type="float">
            <text:p>1.052397</text:p>
          </table:table-cell>
          <table:table-cell office:value-type="float" office:value="3.408861" calcext:value-type="float">
            <text:p>3.408861</text:p>
          </table:table-cell>
          <table:table-cell office:value-type="float" office:value="2.356464" calcext:value-type="float">
            <text:p>2.35646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12" calcext:value-type="float">
            <text:p>211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.99582" calcext:value-type="float">
            <text:p>2.99582</text:p>
          </table:table-cell>
          <table:table-cell office:value-type="float" office:value="20.304527" calcext:value-type="float">
            <text:p>20.304527</text:p>
          </table:table-cell>
          <table:table-cell office:value-type="float" office:value="17.308707" calcext:value-type="float">
            <text:p>17.308707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9732" calcext:value-type="float">
            <text:p>2199732</text:p>
          </table:table-cell>
          <table:table-cell office:value-type="float" office:value="1957772" calcext:value-type="float">
            <text:p>1957772</text:p>
          </table:table-cell>
          <table:table-cell office:value-type="float" office:value="2091" calcext:value-type="float">
            <text:p>2091</text:p>
          </table:table-cell>
          <table:table-cell office:value-type="float" office:value="1861" calcext:value-type="float">
            <text:p>1861</text:p>
          </table:table-cell>
          <table:table-cell office:value-type="float" office:value="1.010402" calcext:value-type="float">
            <text:p>1.010402</text:p>
          </table:table-cell>
          <table:table-cell office:value-type="float" office:value="20.643315" calcext:value-type="float">
            <text:p>20.643315</text:p>
          </table:table-cell>
          <table:table-cell office:value-type="float" office:value="19.632913" calcext:value-type="float">
            <text:p>19.632913</text:p>
          </table:table-cell>
          <table:table-cell office:value-type="float" office:value="0.797751" calcext:value-type="float">
            <text:p>0.79775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" calcext:value-type="float">
            <text:p>2197628</text:p>
          </table:table-cell>
          <table:table-cell office:value-type="float" office:value="544936" calcext:value-type="float">
            <text:p>544936</text:p>
          </table:table-cell>
          <table:table-cell office:value-type="float" office:value="2089" calcext:value-type="float">
            <text:p>2089</text:p>
          </table:table-cell>
          <table:table-cell office:value-type="float" office:value="518" calcext:value-type="float">
            <text:p>518</text:p>
          </table:table-cell>
          <table:table-cell office:value-type="float" office:value="1.079034" calcext:value-type="float">
            <text:p>1.079034</text:p>
          </table:table-cell>
          <table:table-cell office:value-type="float" office:value="20.859515" calcext:value-type="float">
            <text:p>20.859515</text:p>
          </table:table-cell>
          <table:table-cell office:value-type="float" office:value="19.780481" calcext:value-type="float">
            <text:p>19.780481</text:p>
          </table:table-cell>
          <table:table-cell office:value-type="float" office:value="0.220393" calcext:value-type="float">
            <text:p>0.22039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76" calcext:value-type="float">
            <text:p>13976</text:p>
          </table:table-cell>
          <table:table-cell office:value-type="float" office:value="13808" calcext:value-type="float">
            <text:p>13808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1.03738" calcext:value-type="float">
            <text:p>1.03738</text:p>
          </table:table-cell>
          <table:table-cell office:value-type="float" office:value="20.644801" calcext:value-type="float">
            <text:p>20.644801</text:p>
          </table:table-cell>
          <table:table-cell office:value-type="float" office:value="19.607421" calcext:value-type="float">
            <text:p>19.607421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22631" calcext:value-type="float">
            <text:p>1.022631</text:p>
          </table:table-cell>
          <table:table-cell office:value-type="float" office:value="16.551272" calcext:value-type="float">
            <text:p>16.551272</text:p>
          </table:table-cell>
          <table:table-cell office:value-type="float" office:value="15.52864" calcext:value-type="float">
            <text:p>15.52864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" calcext:value-type="float">
            <text:p>216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62627" calcext:value-type="float">
            <text:p>1.062627</text:p>
          </table:table-cell>
          <table:table-cell office:value-type="float" office:value="15.205435" calcext:value-type="float">
            <text:p>15.205435</text:p>
          </table:table-cell>
          <table:table-cell office:value-type="float" office:value="14.142809" calcext:value-type="float">
            <text:p>14.14280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12" calcext:value-type="float">
            <text:p>211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.8728" calcext:value-type="float">
            <text:p>2.8728</text:p>
          </table:table-cell>
          <table:table-cell office:value-type="float" office:value="20.619123" calcext:value-type="float">
            <text:p>20.619123</text:p>
          </table:table-cell>
          <table:table-cell office:value-type="float" office:value="17.746324" calcext:value-type="float">
            <text:p>17.746324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9720" calcext:value-type="float">
            <text:p>2219720</text:p>
          </table:table-cell>
          <table:table-cell office:value-type="float" office:value="1956720" calcext:value-type="float">
            <text:p>1956720</text:p>
          </table:table-cell>
          <table:table-cell office:value-type="float" office:value="2110" calcext:value-type="float">
            <text:p>2110</text:p>
          </table:table-cell>
          <table:table-cell office:value-type="float" office:value="1860" calcext:value-type="float">
            <text:p>1860</text:p>
          </table:table-cell>
          <table:table-cell office:value-type="float" office:value="1.007461" calcext:value-type="float">
            <text:p>1.007461</text:p>
          </table:table-cell>
          <table:table-cell office:value-type="float" office:value="20.488043" calcext:value-type="float">
            <text:p>20.488043</text:p>
          </table:table-cell>
          <table:table-cell office:value-type="float" office:value="19.480582" calcext:value-type="float">
            <text:p>19.480582</text:p>
          </table:table-cell>
          <table:table-cell office:value-type="float" office:value="0.803557" calcext:value-type="float">
            <text:p>0.803557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7616" calcext:value-type="float">
            <text:p>2217616</text:p>
          </table:table-cell>
          <table:table-cell office:value-type="float" office:value="484972" calcext:value-type="float">
            <text:p>484972</text:p>
          </table:table-cell>
          <table:table-cell office:value-type="float" office:value="2108" calcext:value-type="float">
            <text:p>2108</text:p>
          </table:table-cell>
          <table:table-cell office:value-type="float" office:value="461" calcext:value-type="float">
            <text:p>461</text:p>
          </table:table-cell>
          <table:table-cell office:value-type="float" office:value="1.075682" calcext:value-type="float">
            <text:p>1.075682</text:p>
          </table:table-cell>
          <table:table-cell office:value-type="float" office:value="20.651176" calcext:value-type="float">
            <text:p>20.651176</text:p>
          </table:table-cell>
          <table:table-cell office:value-type="float" office:value="19.575494" calcext:value-type="float">
            <text:p>19.575494</text:p>
          </table:table-cell>
          <table:table-cell office:value-type="float" office:value="0.198196" calcext:value-type="float">
            <text:p>0.198196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744" calcext:value-type="float">
            <text:p>13744</text:p>
          </table:table-cell>
          <table:table-cell office:value-type="float" office:value="13624" calcext:value-type="float">
            <text:p>13624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1.027559" calcext:value-type="float">
            <text:p>1.027559</text:p>
          </table:table-cell>
          <table:table-cell office:value-type="float" office:value="19.546817" calcext:value-type="float">
            <text:p>19.546817</text:p>
          </table:table-cell>
          <table:table-cell office:value-type="float" office:value="18.519258" calcext:value-type="float">
            <text:p>18.519258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6653" calcext:value-type="float">
            <text:p>1.016653</text:p>
          </table:table-cell>
          <table:table-cell office:value-type="float" office:value="10.782944" calcext:value-type="float">
            <text:p>10.782944</text:p>
          </table:table-cell>
          <table:table-cell office:value-type="float" office:value="9.766292" calcext:value-type="float">
            <text:p>9.76629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399" calcext:value-type="float">
            <text:p>1.0399</text:p>
          </table:table-cell>
          <table:table-cell office:value-type="float" office:value="8.772895" calcext:value-type="float">
            <text:p>8.772895</text:p>
          </table:table-cell>
          <table:table-cell office:value-type="float" office:value="7.732995" calcext:value-type="float">
            <text:p>7.732995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728" calcext:value-type="float">
            <text:p>172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.579785" calcext:value-type="float">
            <text:p>3.579785</text:p>
          </table:table-cell>
          <table:table-cell office:value-type="float" office:value="19.209626" calcext:value-type="float">
            <text:p>19.209626</text:p>
          </table:table-cell>
          <table:table-cell office:value-type="float" office:value="15.629841" calcext:value-type="float">
            <text:p>15.629841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708" calcext:value-type="float">
            <text:p>2239708</text:p>
          </table:table-cell>
          <table:table-cell office:value-type="float" office:value="1974604" calcext:value-type="float">
            <text:p>1974604</text:p>
          </table:table-cell>
          <table:table-cell office:value-type="float" office:value="2129" calcext:value-type="float">
            <text:p>2129</text:p>
          </table:table-cell>
          <table:table-cell office:value-type="float" office:value="1877" calcext:value-type="float">
            <text:p>1877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20.504157" calcext:value-type="float">
            <text:p>20.504157</text:p>
          </table:table-cell>
          <table:table-cell office:value-type="float" office:value="19.494936" calcext:value-type="float">
            <text:p>19.494936</text:p>
          </table:table-cell>
          <table:table-cell office:value-type="float" office:value="0.810304" calcext:value-type="float">
            <text:p>0.810304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7604" calcext:value-type="float">
            <text:p>2237604</text:p>
          </table:table-cell>
          <table:table-cell office:value-type="float" office:value="520740" calcext:value-type="float">
            <text:p>520740</text:p>
          </table:table-cell>
          <table:table-cell office:value-type="float" office:value="2127" calcext:value-type="float">
            <text:p>2127</text:p>
          </table:table-cell>
          <table:table-cell office:value-type="float" office:value="495" calcext:value-type="float">
            <text:p>495</text:p>
          </table:table-cell>
          <table:table-cell office:value-type="float" office:value="1.072429" calcext:value-type="float">
            <text:p>1.072429</text:p>
          </table:table-cell>
          <table:table-cell office:value-type="float" office:value="20.615371" calcext:value-type="float">
            <text:p>20.615371</text:p>
          </table:table-cell>
          <table:table-cell office:value-type="float" office:value="19.542941" calcext:value-type="float">
            <text:p>19.542941</text:p>
          </table:table-cell>
          <table:table-cell office:value-type="float" office:value="0.213168" calcext:value-type="float">
            <text:p>0.21316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064" calcext:value-type="float">
            <text:p>15064</text:p>
          </table:table-cell>
          <table:table-cell office:value-type="float" office:value="14936" calcext:value-type="float">
            <text:p>14936</text:p>
          </table:table-cell>
          <table:table-cell office:value-type="float" office:value="372" calcext:value-type="float">
            <text:p>372</text:p>
          </table:table-cell>
          <table:table-cell office:value-type="float" office:value="369" calcext:value-type="float">
            <text:p>369</text:p>
          </table:table-cell>
          <table:table-cell office:value-type="float" office:value="1.028129" calcext:value-type="float">
            <text:p>1.028129</text:p>
          </table:table-cell>
          <table:table-cell office:value-type="float" office:value="20.748637" calcext:value-type="float">
            <text:p>20.748637</text:p>
          </table:table-cell>
          <table:table-cell office:value-type="float" office:value="19.720508" calcext:value-type="float">
            <text:p>19.720508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18763" calcext:value-type="float">
            <text:p>1.018763</text:p>
          </table:table-cell>
          <table:table-cell office:value-type="float" office:value="20.744238" calcext:value-type="float">
            <text:p>20.744238</text:p>
          </table:table-cell>
          <table:table-cell office:value-type="float" office:value="19.725475" calcext:value-type="float">
            <text:p>19.72547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7453" calcext:value-type="float">
            <text:p>1.047453</text:p>
          </table:table-cell>
          <table:table-cell office:value-type="float" office:value="20.233335" calcext:value-type="float">
            <text:p>20.233335</text:p>
          </table:table-cell>
          <table:table-cell office:value-type="float" office:value="19.185882" calcext:value-type="float">
            <text:p>19.18588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62" calcext:value-type="float">
            <text:p>166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704504" calcext:value-type="float">
            <text:p>2.704504</text:p>
          </table:table-cell>
          <table:table-cell office:value-type="float" office:value="20.745652" calcext:value-type="float">
            <text:p>20.745652</text:p>
          </table:table-cell>
          <table:table-cell office:value-type="float" office:value="18.041148" calcext:value-type="float">
            <text:p>18.041148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58644" calcext:value-type="float">
            <text:p>2258644</text:p>
          </table:table-cell>
          <table:table-cell office:value-type="float" office:value="1986176" calcext:value-type="float">
            <text:p>1986176</text:p>
          </table:table-cell>
          <table:table-cell office:value-type="float" office:value="2147" calcext:value-type="float">
            <text:p>2147</text:p>
          </table:table-cell>
          <table:table-cell office:value-type="float" office:value="1888" calcext:value-type="float">
            <text:p>1888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20.483368" calcext:value-type="float">
            <text:p>20.483368</text:p>
          </table:table-cell>
          <table:table-cell office:value-type="float" office:value="19.473146" calcext:value-type="float">
            <text:p>19.473146</text:p>
          </table:table-cell>
          <table:table-cell office:value-type="float" office:value="0.815965" calcext:value-type="float">
            <text:p>0.815965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7592" calcext:value-type="float">
            <text:p>2257592</text:p>
          </table:table-cell>
          <table:table-cell office:value-type="float" office:value="477608" calcext:value-type="float">
            <text:p>477608</text:p>
          </table:table-cell>
          <table:table-cell office:value-type="float" office:value="2146" calcext:value-type="float">
            <text:p>2146</text:p>
          </table:table-cell>
          <table:table-cell office:value-type="float" office:value="454" calcext:value-type="float">
            <text:p>454</text:p>
          </table:table-cell>
          <table:table-cell office:value-type="float" office:value="1.097423" calcext:value-type="float">
            <text:p>1.097423</text:p>
          </table:table-cell>
          <table:table-cell office:value-type="float" office:value="20.994529" calcext:value-type="float">
            <text:p>20.994529</text:p>
          </table:table-cell>
          <table:table-cell office:value-type="float" office:value="19.897106" calcext:value-type="float">
            <text:p>19.897106</text:p>
          </table:table-cell>
          <table:table-cell office:value-type="float" office:value="0.192031" calcext:value-type="float">
            <text:p>0.192031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52" calcext:value-type="float">
            <text:p>18952</text:p>
          </table:table-cell>
          <table:table-cell office:value-type="float" office:value="18872" calcext:value-type="float">
            <text:p>18872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1.033562" calcext:value-type="float">
            <text:p>1.033562</text:p>
          </table:table-cell>
          <table:table-cell office:value-type="float" office:value="21.02014" calcext:value-type="float">
            <text:p>21.02014</text:p>
          </table:table-cell>
          <table:table-cell office:value-type="float" office:value="19.986577" calcext:value-type="float">
            <text:p>19.986577</text:p>
          </table:table-cell>
          <table:table-cell office:value-type="float" office:value="0.007554" calcext:value-type="float">
            <text:p>0.007554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18613" calcext:value-type="float">
            <text:p>1.018613</text:p>
          </table:table-cell>
          <table:table-cell office:value-type="float" office:value="21.018433" calcext:value-type="float">
            <text:p>21.018433</text:p>
          </table:table-cell>
          <table:table-cell office:value-type="float" office:value="19.999819" calcext:value-type="float">
            <text:p>19.9998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6" calcext:value-type="float">
            <text:p>276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040681" calcext:value-type="float">
            <text:p>1.040681</text:p>
          </table:table-cell>
          <table:table-cell office:value-type="float" office:value="20.485797" calcext:value-type="float">
            <text:p>20.485797</text:p>
          </table:table-cell>
          <table:table-cell office:value-type="float" office:value="19.445117" calcext:value-type="float">
            <text:p>19.445117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76" calcext:value-type="float">
            <text:p>207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.897994" calcext:value-type="float">
            <text:p>2.897994</text:p>
          </table:table-cell>
          <table:table-cell office:value-type="float" office:value="21.176684" calcext:value-type="float">
            <text:p>21.176684</text:p>
          </table:table-cell>
          <table:table-cell office:value-type="float" office:value="18.278689" calcext:value-type="float">
            <text:p>18.278689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8632" calcext:value-type="float">
            <text:p>2278632</text:p>
          </table:table-cell>
          <table:table-cell office:value-type="float" office:value="2071388" calcext:value-type="float">
            <text:p>2071388</text:p>
          </table:table-cell>
          <table:table-cell office:value-type="float" office:value="2166" calcext:value-type="float">
            <text:p>2166</text:p>
          </table:table-cell>
          <table:table-cell office:value-type="float" office:value="1969" calcext:value-type="float">
            <text:p>1969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20.491527" calcext:value-type="float">
            <text:p>20.491527</text:p>
          </table:table-cell>
          <table:table-cell office:value-type="float" office:value="19.482155" calcext:value-type="float">
            <text:p>19.482155</text:p>
          </table:table-cell>
          <table:table-cell office:value-type="float" office:value="0.850579" calcext:value-type="float">
            <text:p>0.850579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7580" calcext:value-type="float">
            <text:p>2277580</text:p>
          </table:table-cell>
          <table:table-cell office:value-type="float" office:value="588068" calcext:value-type="float">
            <text:p>588068</text:p>
          </table:table-cell>
          <table:table-cell office:value-type="float" office:value="2165" calcext:value-type="float">
            <text:p>2165</text:p>
          </table:table-cell>
          <table:table-cell office:value-type="float" office:value="559" calcext:value-type="float">
            <text:p>559</text:p>
          </table:table-cell>
          <table:table-cell office:value-type="float" office:value="1.081036" calcext:value-type="float">
            <text:p>1.081036</text:p>
          </table:table-cell>
          <table:table-cell office:value-type="float" office:value="21.045495" calcext:value-type="float">
            <text:p>21.045495</text:p>
          </table:table-cell>
          <table:table-cell office:value-type="float" office:value="19.964459" calcext:value-type="float">
            <text:p>19.964459</text:p>
          </table:table-cell>
          <table:table-cell office:value-type="float" office:value="0.235646" calcext:value-type="float">
            <text:p>0.235646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92" calcext:value-type="float">
            <text:p>9792</text:p>
          </table:table-cell>
          <table:table-cell office:value-type="float" office:value="9552" calcext:value-type="float">
            <text:p>9552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.02677" calcext:value-type="float">
            <text:p>1.02677</text:p>
          </table:table-cell>
          <table:table-cell office:value-type="float" office:value="20.566929" calcext:value-type="float">
            <text:p>20.566929</text:p>
          </table:table-cell>
          <table:table-cell office:value-type="float" office:value="19.540159" calcext:value-type="float">
            <text:p>19.54015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17504" calcext:value-type="float">
            <text:p>1.017504</text:p>
          </table:table-cell>
          <table:table-cell office:value-type="float" office:value="21.074492" calcext:value-type="float">
            <text:p>21.074492</text:p>
          </table:table-cell>
          <table:table-cell office:value-type="float" office:value="20.056988" calcext:value-type="float">
            <text:p>20.056988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2" calcext:value-type="float">
            <text:p>492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45434" calcext:value-type="float">
            <text:p>1.045434</text:p>
          </table:table-cell>
          <table:table-cell office:value-type="float" office:value="21.072806" calcext:value-type="float">
            <text:p>21.072806</text:p>
          </table:table-cell>
          <table:table-cell office:value-type="float" office:value="20.027372" calcext:value-type="float">
            <text:p>20.02737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.995396" calcext:value-type="float">
            <text:p>2.995396</text:p>
          </table:table-cell>
          <table:table-cell office:value-type="float" office:value="20.549816" calcext:value-type="float">
            <text:p>20.549816</text:p>
          </table:table-cell>
          <table:table-cell office:value-type="float" office:value="17.554419" calcext:value-type="float">
            <text:p>17.554419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9672" calcext:value-type="float">
            <text:p>2299672</text:p>
          </table:table-cell>
          <table:table-cell office:value-type="float" office:value="1924108" calcext:value-type="float">
            <text:p>1924108</text:p>
          </table:table-cell>
          <table:table-cell office:value-type="float" office:value="2186" calcext:value-type="float">
            <text:p>2186</text:p>
          </table:table-cell>
          <table:table-cell office:value-type="float" office:value="1829" calcext:value-type="float">
            <text:p>1829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20.425358" calcext:value-type="float">
            <text:p>20.425358</text:p>
          </table:table-cell>
          <table:table-cell office:value-type="float" office:value="19.411856" calcext:value-type="float">
            <text:p>19.411856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7568" calcext:value-type="float">
            <text:p>2297568</text:p>
          </table:table-cell>
          <table:table-cell office:value-type="float" office:value="484972" calcext:value-type="float">
            <text:p>484972</text:p>
          </table:table-cell>
          <table:table-cell office:value-type="float" office:value="2184" calcext:value-type="float">
            <text:p>2184</text:p>
          </table:table-cell>
          <table:table-cell office:value-type="float" office:value="461" calcext:value-type="float">
            <text:p>461</text:p>
          </table:table-cell>
          <table:table-cell office:value-type="float" office:value="1.085915" calcext:value-type="float">
            <text:p>1.085915</text:p>
          </table:table-cell>
          <table:table-cell office:value-type="float" office:value="20.638552" calcext:value-type="float">
            <text:p>20.638552</text:p>
          </table:table-cell>
          <table:table-cell office:value-type="float" office:value="19.552637" calcext:value-type="float">
            <text:p>19.552637</text:p>
          </table:table-cell>
          <table:table-cell office:value-type="float" office:value="0.198427" calcext:value-type="float">
            <text:p>0.198427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040" calcext:value-type="float">
            <text:p>13040</text:p>
          </table:table-cell>
          <table:table-cell office:value-type="float" office:value="13000" calcext:value-type="float">
            <text:p>1300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.04032" calcext:value-type="float">
            <text:p>1.04032</text:p>
          </table:table-cell>
          <table:table-cell office:value-type="float" office:value="19.941624" calcext:value-type="float">
            <text:p>19.941624</text:p>
          </table:table-cell>
          <table:table-cell office:value-type="float" office:value="18.901304" calcext:value-type="float">
            <text:p>18.901304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974" calcext:value-type="float">
            <text:p>1.030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827" calcext:value-type="float">
            <text:p>1.063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728" calcext:value-type="float">
            <text:p>17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.947507" calcext:value-type="float">
            <text:p>3.947507</text:p>
          </table:table-cell>
          <table:table-cell office:value-type="float" office:value="19.556174" calcext:value-type="float">
            <text:p>19.556174</text:p>
          </table:table-cell>
          <table:table-cell office:value-type="float" office:value="15.608667" calcext:value-type="float">
            <text:p>15.60866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8608" calcext:value-type="float">
            <text:p>2318608</text:p>
          </table:table-cell>
          <table:table-cell office:value-type="float" office:value="2062972" calcext:value-type="float">
            <text:p>2062972</text:p>
          </table:table-cell>
          <table:table-cell office:value-type="float" office:value="2204" calcext:value-type="float">
            <text:p>2204</text:p>
          </table:table-cell>
          <table:table-cell office:value-type="float" office:value="1961" calcext:value-type="float">
            <text:p>1961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20.656397" calcext:value-type="float">
            <text:p>20.656397</text:p>
          </table:table-cell>
          <table:table-cell office:value-type="float" office:value="19.635924" calcext:value-type="float">
            <text:p>19.635924</text:p>
          </table:table-cell>
          <table:table-cell office:value-type="float" office:value="0.840489" calcext:value-type="float">
            <text:p>0.840489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7556" calcext:value-type="float">
            <text:p>2317556</text:p>
          </table:table-cell>
          <table:table-cell office:value-type="float" office:value="472348" calcext:value-type="float">
            <text:p>472348</text:p>
          </table:table-cell>
          <table:table-cell office:value-type="float" office:value="2203" calcext:value-type="float">
            <text:p>2203</text:p>
          </table:table-cell>
          <table:table-cell office:value-type="float" office:value="449" calcext:value-type="float">
            <text:p>449</text:p>
          </table:table-cell>
          <table:table-cell office:value-type="float" office:value="1.101328" calcext:value-type="float">
            <text:p>1.101328</text:p>
          </table:table-cell>
          <table:table-cell office:value-type="float" office:value="20.921055" calcext:value-type="float">
            <text:p>20.921055</text:p>
          </table:table-cell>
          <table:table-cell office:value-type="float" office:value="19.819727" calcext:value-type="float">
            <text:p>19.819727</text:p>
          </table:table-cell>
          <table:table-cell office:value-type="float" office:value="0.190658" calcext:value-type="float">
            <text:p>0.19065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424" calcext:value-type="float">
            <text:p>15424</text:p>
          </table:table-cell>
          <table:table-cell office:value-type="float" office:value="15264" calcext:value-type="float">
            <text:p>15264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1.047914" calcext:value-type="float">
            <text:p>1.047914</text:p>
          </table:table-cell>
          <table:table-cell office:value-type="float" office:value="20.666289" calcext:value-type="float">
            <text:p>20.666289</text:p>
          </table:table-cell>
          <table:table-cell office:value-type="float" office:value="19.618375" calcext:value-type="float">
            <text:p>19.618375</text:p>
          </table:table-cell>
          <table:table-cell office:value-type="float" office:value="0.006224" calcext:value-type="float">
            <text:p>0.0062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7683" calcext:value-type="float">
            <text:p>1.027683</text:p>
          </table:table-cell>
          <table:table-cell office:value-type="float" office:value="19.81236" calcext:value-type="float">
            <text:p>19.81236</text:p>
          </table:table-cell>
          <table:table-cell office:value-type="float" office:value="18.784678" calcext:value-type="float">
            <text:p>18.78467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" calcext:value-type="float">
            <text:p>198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78249" calcext:value-type="float">
            <text:p>1.078249</text:p>
          </table:table-cell>
          <table:table-cell office:value-type="float" office:value="20.299224" calcext:value-type="float">
            <text:p>20.299224</text:p>
          </table:table-cell>
          <table:table-cell office:value-type="float" office:value="19.220975" calcext:value-type="float">
            <text:p>19.22097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938784" calcext:value-type="float">
            <text:p>2.938784</text:p>
          </table:table-cell>
          <table:table-cell office:value-type="float" office:value="20.545634" calcext:value-type="float">
            <text:p>20.545634</text:p>
          </table:table-cell>
          <table:table-cell office:value-type="float" office:value="17.60685" calcext:value-type="float">
            <text:p>17.60685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8596" calcext:value-type="float">
            <text:p>2338596</text:p>
          </table:table-cell>
          <table:table-cell office:value-type="float" office:value="2035620" calcext:value-type="float">
            <text:p>2035620</text:p>
          </table:table-cell>
          <table:table-cell office:value-type="float" office:value="2223" calcext:value-type="float">
            <text:p>2223</text:p>
          </table:table-cell>
          <table:table-cell office:value-type="float" office:value="1935" calcext:value-type="float">
            <text:p>1935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20.490103" calcext:value-type="float">
            <text:p>20.490103</text:p>
          </table:table-cell>
          <table:table-cell office:value-type="float" office:value="19.479661" calcext:value-type="float">
            <text:p>19.479661</text:p>
          </table:table-cell>
          <table:table-cell office:value-type="float" office:value="0.835998" calcext:value-type="float">
            <text:p>0.835998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7544" calcext:value-type="float">
            <text:p>2337544</text:p>
          </table:table-cell>
          <table:table-cell office:value-type="float" office:value="375564" calcext:value-type="float">
            <text:p>375564</text:p>
          </table:table-cell>
          <table:table-cell office:value-type="float" office:value="2222" calcext:value-type="float">
            <text:p>2222</text:p>
          </table:table-cell>
          <table:table-cell office:value-type="float" office:value="357" calcext:value-type="float">
            <text:p>357</text:p>
          </table:table-cell>
          <table:table-cell office:value-type="float" office:value="1.095526" calcext:value-type="float">
            <text:p>1.095526</text:p>
          </table:table-cell>
          <table:table-cell office:value-type="float" office:value="20.739157" calcext:value-type="float">
            <text:p>20.739157</text:p>
          </table:table-cell>
          <table:table-cell office:value-type="float" office:value="19.643631" calcext:value-type="float">
            <text:p>19.643631</text:p>
          </table:table-cell>
          <table:table-cell office:value-type="float" office:value="0.152951" calcext:value-type="float">
            <text:p>0.152951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28" calcext:value-type="float">
            <text:p>18928</text:p>
          </table:table-cell>
          <table:table-cell office:value-type="float" office:value="18848" calcext:value-type="float">
            <text:p>18848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1.037009" calcext:value-type="float">
            <text:p>1.037009</text:p>
          </table:table-cell>
          <table:table-cell office:value-type="float" office:value="20.846927" calcext:value-type="float">
            <text:p>20.846927</text:p>
          </table:table-cell>
          <table:table-cell office:value-type="float" office:value="19.809918" calcext:value-type="float">
            <text:p>19.809918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72" calcext:value-type="float">
            <text:p>1.02972</text:p>
          </table:table-cell>
          <table:table-cell office:value-type="float" office:value="20.84111" calcext:value-type="float">
            <text:p>20.84111</text:p>
          </table:table-cell>
          <table:table-cell office:value-type="float" office:value="19.81139" calcext:value-type="float">
            <text:p>19.81139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7915" calcext:value-type="float">
            <text:p>1.067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46" calcext:value-type="float">
            <text:p>20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93124" calcext:value-type="float">
            <text:p>2.93124</text:p>
          </table:table-cell>
          <table:table-cell office:value-type="float" office:value="20.842444" calcext:value-type="float">
            <text:p>20.842444</text:p>
          </table:table-cell>
          <table:table-cell office:value-type="float" office:value="17.911204" calcext:value-type="float">
            <text:p>17.911204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9636" calcext:value-type="float">
            <text:p>2359636</text:p>
          </table:table-cell>
          <table:table-cell office:value-type="float" office:value="2045088" calcext:value-type="float">
            <text:p>2045088</text:p>
          </table:table-cell>
          <table:table-cell office:value-type="float" office:value="2243" calcext:value-type="float">
            <text:p>2243</text:p>
          </table:table-cell>
          <table:table-cell office:value-type="float" office:value="1944" calcext:value-type="float">
            <text:p>1944</text:p>
          </table:table-cell>
          <table:table-cell office:value-type="float" office:value="1.012301" calcext:value-type="float">
            <text:p>1.012301</text:p>
          </table:table-cell>
          <table:table-cell office:value-type="float" office:value="20.584287" calcext:value-type="float">
            <text:p>20.584287</text:p>
          </table:table-cell>
          <table:table-cell office:value-type="float" office:value="19.571985" calcext:value-type="float">
            <text:p>19.571985</text:p>
          </table:table-cell>
          <table:table-cell office:value-type="float" office:value="0.835925" calcext:value-type="float">
            <text:p>0.83592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7532" calcext:value-type="float">
            <text:p>2357532</text:p>
          </table:table-cell>
          <table:table-cell office:value-type="float" office:value="413436" calcext:value-type="float">
            <text:p>413436</text:p>
          </table:table-cell>
          <table:table-cell office:value-type="float" office:value="2241" calcext:value-type="float">
            <text:p>2241</text:p>
          </table:table-cell>
          <table:table-cell office:value-type="float" office:value="393" calcext:value-type="float">
            <text:p>393</text:p>
          </table:table-cell>
          <table:table-cell office:value-type="float" office:value="1.319051" calcext:value-type="float">
            <text:p>1.319051</text:p>
          </table:table-cell>
          <table:table-cell office:value-type="float" office:value="21.272482" calcext:value-type="float">
            <text:p>21.272482</text:p>
          </table:table-cell>
          <table:table-cell office:value-type="float" office:value="19.95343" calcext:value-type="float">
            <text:p>19.95343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152" calcext:value-type="float">
            <text:p>17152</text:p>
          </table:table-cell>
          <table:table-cell office:value-type="float" office:value="17112" calcext:value-type="float">
            <text:p>17112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1.263225" calcext:value-type="float">
            <text:p>1.263225</text:p>
          </table:table-cell>
          <table:table-cell office:value-type="float" office:value="20.771671" calcext:value-type="float">
            <text:p>20.771671</text:p>
          </table:table-cell>
          <table:table-cell office:value-type="float" office:value="19.508446" calcext:value-type="float">
            <text:p>19.508446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4079" calcext:value-type="float">
            <text:p>1.254079</text:p>
          </table:table-cell>
          <table:table-cell office:value-type="float" office:value="20.773378" calcext:value-type="float">
            <text:p>20.773378</text:p>
          </table:table-cell>
          <table:table-cell office:value-type="float" office:value="19.519299" calcext:value-type="float">
            <text:p>19.51929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83149" calcext:value-type="float">
            <text:p>1.283149</text:p>
          </table:table-cell>
          <table:table-cell office:value-type="float" office:value="20.775532" calcext:value-type="float">
            <text:p>20.775532</text:p>
          </table:table-cell>
          <table:table-cell office:value-type="float" office:value="19.492383" calcext:value-type="float">
            <text:p>19.49238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.248818" calcext:value-type="float">
            <text:p>3.248818</text:p>
          </table:table-cell>
          <table:table-cell office:value-type="float" office:value="20.530734" calcext:value-type="float">
            <text:p>20.530734</text:p>
          </table:table-cell>
          <table:table-cell office:value-type="float" office:value="17.281916" calcext:value-type="float">
            <text:p>17.281916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9624" calcext:value-type="float">
            <text:p>2379624</text:p>
          </table:table-cell>
          <table:table-cell office:value-type="float" office:value="2076648" calcext:value-type="float">
            <text:p>2076648</text:p>
          </table:table-cell>
          <table:table-cell office:value-type="float" office:value="2262" calcext:value-type="float">
            <text:p>2262</text:p>
          </table:table-cell>
          <table:table-cell office:value-type="float" office:value="1974" calcext:value-type="float">
            <text:p>1974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20.480016" calcext:value-type="float">
            <text:p>20.480016</text:p>
          </table:table-cell>
          <table:table-cell office:value-type="float" office:value="19.469594" calcext:value-type="float">
            <text:p>19.469594</text:p>
          </table:table-cell>
          <table:table-cell office:value-type="float" office:value="0.853289" calcext:value-type="float">
            <text:p>0.853289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7520" calcext:value-type="float">
            <text:p>2377520</text:p>
          </table:table-cell>
          <table:table-cell office:value-type="float" office:value="408176" calcext:value-type="float">
            <text:p>408176</text:p>
          </table:table-cell>
          <table:table-cell office:value-type="float" office:value="2260" calcext:value-type="float">
            <text:p>2260</text:p>
          </table:table-cell>
          <table:table-cell office:value-type="float" office:value="388" calcext:value-type="float">
            <text:p>388</text:p>
          </table:table-cell>
          <table:table-cell office:value-type="float" office:value="1.088759" calcext:value-type="float">
            <text:p>1.088759</text:p>
          </table:table-cell>
          <table:table-cell office:value-type="float" office:value="20.744259" calcext:value-type="float">
            <text:p>20.744259</text:p>
          </table:table-cell>
          <table:table-cell office:value-type="float" office:value="19.6555" calcext:value-type="float">
            <text:p>19.6555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448" calcext:value-type="float">
            <text:p>16448</text:p>
          </table:table-cell>
          <table:table-cell office:value-type="float" office:value="16224" calcext:value-type="float">
            <text:p>16224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1.03766" calcext:value-type="float">
            <text:p>1.03766</text:p>
          </table:table-cell>
          <table:table-cell office:value-type="float" office:value="21.001975" calcext:value-type="float">
            <text:p>21.001975</text:p>
          </table:table-cell>
          <table:table-cell office:value-type="float" office:value="19.964315" calcext:value-type="float">
            <text:p>19.964315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27224" calcext:value-type="float">
            <text:p>1.027224</text:p>
          </table:table-cell>
          <table:table-cell office:value-type="float" office:value="21.016803" calcext:value-type="float">
            <text:p>21.016803</text:p>
          </table:table-cell>
          <table:table-cell office:value-type="float" office:value="19.989579" calcext:value-type="float">
            <text:p>19.98957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7009" calcext:value-type="float">
            <text:p>1.067009</text:p>
          </table:table-cell>
          <table:table-cell office:value-type="float" office:value="9.071105" calcext:value-type="float">
            <text:p>9.071105</text:p>
          </table:table-cell>
          <table:table-cell office:value-type="float" office:value="8.004095" calcext:value-type="float">
            <text:p>8.00409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02" calcext:value-type="float">
            <text:p>1902</text:p>
          </table:table-cell>
          <table:table-cell office:value-type="float" office:value="1872" calcext:value-type="float">
            <text:p>187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.932042" calcext:value-type="float">
            <text:p>2.932042</text:p>
          </table:table-cell>
          <table:table-cell office:value-type="float" office:value="19.641118" calcext:value-type="float">
            <text:p>19.641118</text:p>
          </table:table-cell>
          <table:table-cell office:value-type="float" office:value="16.709076" calcext:value-type="float">
            <text:p>16.709076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9612" calcext:value-type="float">
            <text:p>2399612</text:p>
          </table:table-cell>
          <table:table-cell office:value-type="float" office:value="2024048" calcext:value-type="float">
            <text:p>2024048</text:p>
          </table:table-cell>
          <table:table-cell office:value-type="float" office:value="2281" calcext:value-type="float">
            <text:p>2281</text:p>
          </table:table-cell>
          <table:table-cell office:value-type="float" office:value="1924" calcext:value-type="float">
            <text:p>1924</text:p>
          </table:table-cell>
          <table:table-cell office:value-type="float" office:value="1.011353" calcext:value-type="float">
            <text:p>1.011353</text:p>
          </table:table-cell>
          <table:table-cell office:value-type="float" office:value="20.337417" calcext:value-type="float">
            <text:p>20.337417</text:p>
          </table:table-cell>
          <table:table-cell office:value-type="float" office:value="19.326064" calcext:value-type="float">
            <text:p>19.326064</text:p>
          </table:table-cell>
          <table:table-cell office:value-type="float" office:value="0.837852" calcext:value-type="float">
            <text:p>0.83785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7508" calcext:value-type="float">
            <text:p>2397508</text:p>
          </table:table-cell>
          <table:table-cell office:value-type="float" office:value="431320" calcext:value-type="float">
            <text:p>431320</text:p>
          </table:table-cell>
          <table:table-cell office:value-type="float" office:value="2279" calcext:value-type="float">
            <text:p>2279</text:p>
          </table:table-cell>
          <table:table-cell office:value-type="float" office:value="410" calcext:value-type="float">
            <text:p>410</text:p>
          </table:table-cell>
          <table:table-cell office:value-type="float" office:value="1.100514" calcext:value-type="float">
            <text:p>1.100514</text:p>
          </table:table-cell>
          <table:table-cell office:value-type="float" office:value="20.949981" calcext:value-type="float">
            <text:p>20.949981</text:p>
          </table:table-cell>
          <table:table-cell office:value-type="float" office:value="19.849467" calcext:value-type="float">
            <text:p>19.849467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08" calcext:value-type="float">
            <text:p>17608</text:p>
          </table:table-cell>
          <table:table-cell office:value-type="float" office:value="17400" calcext:value-type="float">
            <text:p>17400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1.044193" calcext:value-type="float">
            <text:p>1.044193</text:p>
          </table:table-cell>
          <table:table-cell office:value-type="float" office:value="20.44764" calcext:value-type="float">
            <text:p>20.44764</text:p>
          </table:table-cell>
          <table:table-cell office:value-type="float" office:value="19.403447" calcext:value-type="float">
            <text:p>19.403447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029185" calcext:value-type="float">
            <text:p>1.029185</text:p>
          </table:table-cell>
          <table:table-cell office:value-type="float" office:value="18.982926" calcext:value-type="float">
            <text:p>18.982926</text:p>
          </table:table-cell>
          <table:table-cell office:value-type="float" office:value="17.953742" calcext:value-type="float">
            <text:p>17.9537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61977" calcext:value-type="float">
            <text:p>1.061977</text:p>
          </table:table-cell>
          <table:table-cell office:value-type="float" office:value="18.995626" calcext:value-type="float">
            <text:p>18.995626</text:p>
          </table:table-cell>
          <table:table-cell office:value-type="float" office:value="17.933648" calcext:value-type="float">
            <text:p>17.93364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.95445" calcext:value-type="float">
            <text:p>2.95445</text:p>
          </table:table-cell>
          <table:table-cell office:value-type="float" office:value="20.419161" calcext:value-type="float">
            <text:p>20.419161</text:p>
          </table:table-cell>
          <table:table-cell office:value-type="float" office:value="17.464711" calcext:value-type="float">
            <text:p>17.464711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8548" calcext:value-type="float">
            <text:p>2418548</text:p>
          </table:table-cell>
          <table:table-cell office:value-type="float" office:value="2013528" calcext:value-type="float">
            <text:p>2013528</text:p>
          </table:table-cell>
          <table:table-cell office:value-type="float" office:value="2299" calcext:value-type="float">
            <text:p>2299</text:p>
          </table:table-cell>
          <table:table-cell office:value-type="float" office:value="1914" calcext:value-type="float">
            <text:p>1914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20.468433" calcext:value-type="float">
            <text:p>20.468433</text:p>
          </table:table-cell>
          <table:table-cell office:value-type="float" office:value="19.450152" calcext:value-type="float">
            <text:p>19.450152</text:p>
          </table:table-cell>
          <table:table-cell office:value-type="float" office:value="0.82818" calcext:value-type="float">
            <text:p>0.82818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7496" calcext:value-type="float">
            <text:p>2417496</text:p>
          </table:table-cell>
          <table:table-cell office:value-type="float" office:value="405020" calcext:value-type="float">
            <text:p>405020</text:p>
          </table:table-cell>
          <table:table-cell office:value-type="float" office:value="2298" calcext:value-type="float">
            <text:p>2298</text:p>
          </table:table-cell>
          <table:table-cell office:value-type="float" office:value="385" calcext:value-type="float">
            <text:p>385</text:p>
          </table:table-cell>
          <table:table-cell office:value-type="float" office:value="1.11196" calcext:value-type="float">
            <text:p>1.11196</text:p>
          </table:table-cell>
          <table:table-cell office:value-type="float" office:value="20.99581" calcext:value-type="float">
            <text:p>20.99581</text:p>
          </table:table-cell>
          <table:table-cell office:value-type="float" office:value="19.88385" calcext:value-type="float">
            <text:p>19.88385</text:p>
          </table:table-cell>
          <table:table-cell office:value-type="float" office:value="0.162954" calcext:value-type="float">
            <text:p>0.162954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16" calcext:value-type="float">
            <text:p>20616</text:p>
          </table:table-cell>
          <table:table-cell office:value-type="float" office:value="20440" calcext:value-type="float">
            <text:p>20440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1.058049" calcext:value-type="float">
            <text:p>1.058049</text:p>
          </table:table-cell>
          <table:table-cell office:value-type="float" office:value="20.476583" calcext:value-type="float">
            <text:p>20.476583</text:p>
          </table:table-cell>
          <table:table-cell office:value-type="float" office:value="19.418534" calcext:value-type="float">
            <text:p>19.418534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429" calcext:value-type="float">
            <text:p>1.0429</text:p>
          </table:table-cell>
          <table:table-cell office:value-type="float" office:value="10.128055" calcext:value-type="float">
            <text:p>10.128055</text:p>
          </table:table-cell>
          <table:table-cell office:value-type="float" office:value="9.085155" calcext:value-type="float">
            <text:p>9.08515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090049" calcext:value-type="float">
            <text:p>1.090049</text:p>
          </table:table-cell>
          <table:table-cell office:value-type="float" office:value="7.063729" calcext:value-type="float">
            <text:p>7.063729</text:p>
          </table:table-cell>
          <table:table-cell office:value-type="float" office:value="5.973679" calcext:value-type="float">
            <text:p>5.973679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889839" calcext:value-type="float">
            <text:p>2.889839</text:p>
          </table:table-cell>
          <table:table-cell office:value-type="float" office:value="20.056326" calcext:value-type="float">
            <text:p>20.056326</text:p>
          </table:table-cell>
          <table:table-cell office:value-type="float" office:value="17.166487" calcext:value-type="float">
            <text:p>17.166487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9588" calcext:value-type="float">
            <text:p>2439588</text:p>
          </table:table-cell>
          <table:table-cell office:value-type="float" office:value="1916744" calcext:value-type="float">
            <text:p>1916744</text:p>
          </table:table-cell>
          <table:table-cell office:value-type="float" office:value="2319" calcext:value-type="float">
            <text:p>2319</text:p>
          </table:table-cell>
          <table:table-cell office:value-type="float" office:value="1822" calcext:value-type="float">
            <text:p>1822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20.503285" calcext:value-type="float">
            <text:p>20.503285</text:p>
          </table:table-cell>
          <table:table-cell office:value-type="float" office:value="19.496032" calcext:value-type="float">
            <text:p>19.496032</text:p>
          </table:table-cell>
          <table:table-cell office:value-type="float" office:value="0.786517" calcext:value-type="float">
            <text:p>0.78651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484" calcext:value-type="float">
            <text:p>2437484</text:p>
          </table:table-cell>
          <table:table-cell office:value-type="float" office:value="378720" calcext:value-type="float">
            <text:p>378720</text:p>
          </table:table-cell>
          <table:table-cell office:value-type="float" office:value="2317" calcext:value-type="float">
            <text:p>2317</text:p>
          </table:table-cell>
          <table:table-cell office:value-type="float" office:value="360" calcext:value-type="float">
            <text:p>360</text:p>
          </table:table-cell>
          <table:table-cell office:value-type="float" office:value="1.070111" calcext:value-type="float">
            <text:p>1.070111</text:p>
          </table:table-cell>
          <table:table-cell office:value-type="float" office:value="20.497782" calcext:value-type="float">
            <text:p>20.497782</text:p>
          </table:table-cell>
          <table:table-cell office:value-type="float" office:value="19.427672" calcext:value-type="float">
            <text:p>19.427672</text:p>
          </table:table-cell>
          <table:table-cell office:value-type="float" office:value="0.155951" calcext:value-type="float">
            <text:p>0.15595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160" calcext:value-type="float">
            <text:p>15160</text:p>
          </table:table-cell>
          <table:table-cell office:value-type="float" office:value="14704" calcext:value-type="float">
            <text:p>14704</text:p>
          </table:table-cell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1.02622" calcext:value-type="float">
            <text:p>1.02622</text:p>
          </table:table-cell>
          <table:table-cell office:value-type="float" office:value="20.550879" calcext:value-type="float">
            <text:p>20.550879</text:p>
          </table:table-cell>
          <table:table-cell office:value-type="float" office:value="19.524659" calcext:value-type="float">
            <text:p>19.524659</text:p>
          </table:table-cell>
          <table:table-cell office:value-type="float" office:value="0.006025" calcext:value-type="float">
            <text:p>0.00602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08" calcext:value-type="float">
            <text:p>608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15804" calcext:value-type="float">
            <text:p>1.015804</text:p>
          </table:table-cell>
          <table:table-cell office:value-type="float" office:value="20.035775" calcext:value-type="float">
            <text:p>20.035775</text:p>
          </table:table-cell>
          <table:table-cell office:value-type="float" office:value="19.019971" calcext:value-type="float">
            <text:p>19.019971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45074" calcext:value-type="float">
            <text:p>1.045074</text:p>
          </table:table-cell>
          <table:table-cell office:value-type="float" office:value="20.504619" calcext:value-type="float">
            <text:p>20.504619</text:p>
          </table:table-cell>
          <table:table-cell office:value-type="float" office:value="19.459545" calcext:value-type="float">
            <text:p>19.459545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584" calcext:value-type="float">
            <text:p>158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.038536" calcext:value-type="float">
            <text:p>4.038536</text:p>
          </table:table-cell>
          <table:table-cell office:value-type="float" office:value="19.364103" calcext:value-type="float">
            <text:p>19.364103</text:p>
          </table:table-cell>
          <table:table-cell office:value-type="float" office:value="15.325567" calcext:value-type="float">
            <text:p>15.325567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9576" calcext:value-type="float">
            <text:p>2459576</text:p>
          </table:table-cell>
          <table:table-cell office:value-type="float" office:value="1980916" calcext:value-type="float">
            <text:p>1980916</text:p>
          </table:table-cell>
          <table:table-cell office:value-type="float" office:value="2338" calcext:value-type="float">
            <text:p>2338</text:p>
          </table:table-cell>
          <table:table-cell office:value-type="float" office:value="1883" calcext:value-type="float">
            <text:p>1883</text:p>
          </table:table-cell>
          <table:table-cell office:value-type="float" office:value="1.016269" calcext:value-type="float">
            <text:p>1.016269</text:p>
          </table:table-cell>
          <table:table-cell office:value-type="float" office:value="20.488716" calcext:value-type="float">
            <text:p>20.488716</text:p>
          </table:table-cell>
          <table:table-cell office:value-type="float" office:value="19.472447" calcext:value-type="float">
            <text:p>19.472447</text:p>
          </table:table-cell>
          <table:table-cell office:value-type="float" office:value="0.813833" calcext:value-type="float">
            <text:p>0.813833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472" calcext:value-type="float">
            <text:p>2457472</text:p>
          </table:table-cell>
          <table:table-cell office:value-type="float" office:value="357680" calcext:value-type="float">
            <text:p>357680</text:p>
          </table:table-cell>
          <table:table-cell office:value-type="float" office:value="2336" calcext:value-type="float">
            <text:p>2336</text:p>
          </table:table-cell>
          <table:table-cell office:value-type="float" office:value="340" calcext:value-type="float">
            <text:p>340</text:p>
          </table:table-cell>
          <table:table-cell office:value-type="float" office:value="1.097591" calcext:value-type="float">
            <text:p>1.097591</text:p>
          </table:table-cell>
          <table:table-cell office:value-type="float" office:value="20.58818" calcext:value-type="float">
            <text:p>20.58818</text:p>
          </table:table-cell>
          <table:table-cell office:value-type="float" office:value="19.490589" calcext:value-type="float">
            <text:p>19.490589</text:p>
          </table:table-cell>
          <table:table-cell office:value-type="float" office:value="0.146811" calcext:value-type="float">
            <text:p>0.146811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56" calcext:value-type="float">
            <text:p>17856</text:p>
          </table:table-cell>
          <table:table-cell office:value-type="float" office:value="17512" calcext:value-type="float">
            <text:p>17512</text:p>
          </table:table-cell>
          <table:table-cell office:value-type="float" office:value="441" calcext:value-type="float">
            <text:p>441</text:p>
          </table:table-cell>
          <table:table-cell office:value-type="float" office:value="433" calcext:value-type="float">
            <text:p>433</text:p>
          </table:table-cell>
          <table:table-cell office:value-type="float" office:value="1.045782" calcext:value-type="float">
            <text:p>1.045782</text:p>
          </table:table-cell>
          <table:table-cell office:value-type="float" office:value="20.632736" calcext:value-type="float">
            <text:p>20.632736</text:p>
          </table:table-cell>
          <table:table-cell office:value-type="float" office:value="19.586954" calcext:value-type="float">
            <text:p>19.586954</text:p>
          </table:table-cell>
          <table:table-cell office:value-type="float" office:value="0.007153" calcext:value-type="float">
            <text:p>0.007153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29883" calcext:value-type="float">
            <text:p>1.029883</text:p>
          </table:table-cell>
          <table:table-cell office:value-type="float" office:value="20.610412" calcext:value-type="float">
            <text:p>20.610412</text:p>
          </table:table-cell>
          <table:table-cell office:value-type="float" office:value="19.580529" calcext:value-type="float">
            <text:p>19.58052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68869" calcext:value-type="float">
            <text:p>1.068869</text:p>
          </table:table-cell>
          <table:table-cell office:value-type="float" office:value="20.668815" calcext:value-type="float">
            <text:p>20.668815</text:p>
          </table:table-cell>
          <table:table-cell office:value-type="float" office:value="19.599947" calcext:value-type="float">
            <text:p>19.59994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1824" calcext:value-type="float">
            <text:p>182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.771109" calcext:value-type="float">
            <text:p>4.771109</text:p>
          </table:table-cell>
          <table:table-cell office:value-type="float" office:value="19.993422" calcext:value-type="float">
            <text:p>19.993422</text:p>
          </table:table-cell>
          <table:table-cell office:value-type="float" office:value="15.222313" calcext:value-type="float">
            <text:p>15.222313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9564" calcext:value-type="float">
            <text:p>2479564</text:p>
          </table:table-cell>
          <table:table-cell office:value-type="float" office:value="1994592" calcext:value-type="float">
            <text:p>1994592</text:p>
          </table:table-cell>
          <table:table-cell office:value-type="float" office:value="2357" calcext:value-type="float">
            <text:p>2357</text:p>
          </table:table-cell>
          <table:table-cell office:value-type="float" office:value="1896" calcext:value-type="float">
            <text:p>1896</text:p>
          </table:table-cell>
          <table:table-cell office:value-type="float" office:value="1.01827" calcext:value-type="float">
            <text:p>1.01827</text:p>
          </table:table-cell>
          <table:table-cell office:value-type="float" office:value="20.456589" calcext:value-type="float">
            <text:p>20.456589</text:p>
          </table:table-cell>
          <table:table-cell office:value-type="float" office:value="19.438319" calcext:value-type="float">
            <text:p>19.438319</text:p>
          </table:table-cell>
          <table:table-cell office:value-type="float" office:value="0.820891" calcext:value-type="float">
            <text:p>0.82089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7460" calcext:value-type="float">
            <text:p>2477460</text:p>
          </table:table-cell>
          <table:table-cell office:value-type="float" office:value="347160" calcext:value-type="float">
            <text:p>347160</text:p>
          </table:table-cell>
          <table:table-cell office:value-type="float" office:value="2355" calcext:value-type="float">
            <text:p>2355</text:p>
          </table:table-cell>
          <table:table-cell office:value-type="float" office:value="330" calcext:value-type="float">
            <text:p>330</text:p>
          </table:table-cell>
          <table:table-cell office:value-type="float" office:value="1.104483" calcext:value-type="float">
            <text:p>1.104483</text:p>
          </table:table-cell>
          <table:table-cell office:value-type="float" office:value="20.462011" calcext:value-type="float">
            <text:p>20.462011</text:p>
          </table:table-cell>
          <table:table-cell office:value-type="float" office:value="19.357528" calcext:value-type="float">
            <text:p>19.357528</text:p>
          </table:table-cell>
          <table:table-cell office:value-type="float" office:value="0.143473" calcext:value-type="float">
            <text:p>0.14347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296" calcext:value-type="float">
            <text:p>20296</text:p>
          </table:table-cell>
          <table:table-cell office:value-type="float" office:value="20016" calcext:value-type="float">
            <text:p>20016</text:p>
          </table:table-cell>
          <table:table-cell office:value-type="float" office:value="503" calcext:value-type="float">
            <text:p>503</text:p>
          </table:table-cell>
          <table:table-cell office:value-type="float" office:value="496" calcext:value-type="float">
            <text:p>496</text:p>
          </table:table-cell>
          <table:table-cell office:value-type="float" office:value="1.053705" calcext:value-type="float">
            <text:p>1.053705</text:p>
          </table:table-cell>
          <table:table-cell office:value-type="float" office:value="20.536151" calcext:value-type="float">
            <text:p>20.536151</text:p>
          </table:table-cell>
          <table:table-cell office:value-type="float" office:value="19.482446" calcext:value-type="float">
            <text:p>19.482446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38617" calcext:value-type="float">
            <text:p>1.038617</text:p>
          </table:table-cell>
          <table:table-cell office:value-type="float" office:value="16.83376" calcext:value-type="float">
            <text:p>16.83376</text:p>
          </table:table-cell>
          <table:table-cell office:value-type="float" office:value="15.795143" calcext:value-type="float">
            <text:p>15.79514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71529" calcext:value-type="float">
            <text:p>1.071529</text:p>
          </table:table-cell>
          <table:table-cell office:value-type="float" office:value="15.264447" calcext:value-type="float">
            <text:p>15.264447</text:p>
          </table:table-cell>
          <table:table-cell office:value-type="float" office:value="14.192918" calcext:value-type="float">
            <text:p>14.19291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.552046" calcext:value-type="float">
            <text:p>3.552046</text:p>
          </table:table-cell>
          <table:table-cell office:value-type="float" office:value="19.183635" calcext:value-type="float">
            <text:p>19.183635</text:p>
          </table:table-cell>
          <table:table-cell office:value-type="float" office:value="15.631589" calcext:value-type="float">
            <text:p>15.63158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8500" calcext:value-type="float">
            <text:p>2498500</text:p>
          </table:table-cell>
          <table:table-cell office:value-type="float" office:value="2065076" calcext:value-type="float">
            <text:p>2065076</text:p>
          </table:table-cell>
          <table:table-cell office:value-type="float" office:value="2375" calcext:value-type="float">
            <text:p>2375</text:p>
          </table:table-cell>
          <table:table-cell office:value-type="float" office:value="1963" calcext:value-type="float">
            <text:p>1963</text:p>
          </table:table-cell>
          <table:table-cell office:value-type="float" office:value="1.017789" calcext:value-type="float">
            <text:p>1.017789</text:p>
          </table:table-cell>
          <table:table-cell office:value-type="float" office:value="20.483514" calcext:value-type="float">
            <text:p>20.483514</text:p>
          </table:table-cell>
          <table:table-cell office:value-type="float" office:value="19.465725" calcext:value-type="float">
            <text:p>19.465725</text:p>
          </table:table-cell>
          <table:table-cell office:value-type="float" office:value="0.848702" calcext:value-type="float">
            <text:p>0.84870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7448" calcext:value-type="float">
            <text:p>2497448</text:p>
          </table:table-cell>
          <table:table-cell office:value-type="float" office:value="393448" calcext:value-type="float">
            <text:p>393448</text:p>
          </table:table-cell>
          <table:table-cell office:value-type="float" office:value="2374" calcext:value-type="float">
            <text:p>2374</text:p>
          </table:table-cell>
          <table:table-cell office:value-type="float" office:value="374" calcext:value-type="float">
            <text:p>374</text:p>
          </table:table-cell>
          <table:table-cell office:value-type="float" office:value="1.104053" calcext:value-type="float">
            <text:p>1.104053</text:p>
          </table:table-cell>
          <table:table-cell office:value-type="float" office:value="20.502633" calcext:value-type="float">
            <text:p>20.502633</text:p>
          </table:table-cell>
          <table:table-cell office:value-type="float" office:value="19.398581" calcext:value-type="float">
            <text:p>19.398581</text:p>
          </table:table-cell>
          <table:table-cell office:value-type="float" office:value="0.162258" calcext:value-type="float">
            <text:p>0.16225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16" calcext:value-type="float">
            <text:p>16616</text:p>
          </table:table-cell>
          <table:table-cell office:value-type="float" office:value="16320" calcext:value-type="float">
            <text:p>16320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1.052995" calcext:value-type="float">
            <text:p>1.052995</text:p>
          </table:table-cell>
          <table:table-cell office:value-type="float" office:value="20.547333" calcext:value-type="float">
            <text:p>20.547333</text:p>
          </table:table-cell>
          <table:table-cell office:value-type="float" office:value="19.494338" calcext:value-type="float">
            <text:p>19.494338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" calcext:value-type="float">
            <text:p>424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26152" calcext:value-type="float">
            <text:p>1.026152</text:p>
          </table:table-cell>
          <table:table-cell office:value-type="float" office:value="10.596718" calcext:value-type="float">
            <text:p>10.596718</text:p>
          </table:table-cell>
          <table:table-cell office:value-type="float" office:value="9.570566" calcext:value-type="float">
            <text:p>9.570566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070839" calcext:value-type="float">
            <text:p>1.070839</text:p>
          </table:table-cell>
          <table:table-cell office:value-type="float" office:value="11.087318" calcext:value-type="float">
            <text:p>11.087318</text:p>
          </table:table-cell>
          <table:table-cell office:value-type="float" office:value="10.016479" calcext:value-type="float">
            <text:p>10.01647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20" calcext:value-type="float">
            <text:p>192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.710823" calcext:value-type="float">
            <text:p>2.710823</text:p>
          </table:table-cell>
          <table:table-cell office:value-type="float" office:value="19.147352" calcext:value-type="float">
            <text:p>19.147352</text:p>
          </table:table-cell>
          <table:table-cell office:value-type="float" office:value="16.436529" calcext:value-type="float">
            <text:p>16.436529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18488" calcext:value-type="float">
            <text:p>2518488</text:p>
          </table:table-cell>
          <table:table-cell office:value-type="float" office:value="2105052" calcext:value-type="float">
            <text:p>2105052</text:p>
          </table:table-cell>
          <table:table-cell office:value-type="float" office:value="2394" calcext:value-type="float">
            <text:p>2394</text:p>
          </table:table-cell>
          <table:table-cell office:value-type="float" office:value="2001" calcext:value-type="float">
            <text:p>2001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20.476351" calcext:value-type="float">
            <text:p>20.476351</text:p>
          </table:table-cell>
          <table:table-cell office:value-type="float" office:value="19.465909" calcext:value-type="float">
            <text:p>19.465909</text:p>
          </table:table-cell>
          <table:table-cell office:value-type="float" office:value="0.865124" calcext:value-type="float">
            <text:p>0.86512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17436" calcext:value-type="float">
            <text:p>2517436</text:p>
          </table:table-cell>
          <table:table-cell office:value-type="float" office:value="420800" calcext:value-type="float">
            <text:p>420800</text:p>
          </table:table-cell>
          <table:table-cell office:value-type="float" office:value="2393" calcext:value-type="float">
            <text:p>2393</text:p>
          </table:table-cell>
          <table:table-cell office:value-type="float" office:value="400" calcext:value-type="float">
            <text:p>400</text:p>
          </table:table-cell>
          <table:table-cell office:value-type="float" office:value="1.116297" calcext:value-type="float">
            <text:p>1.116297</text:p>
          </table:table-cell>
          <table:table-cell office:value-type="float" office:value="21.011901" calcext:value-type="float">
            <text:p>21.011901</text:p>
          </table:table-cell>
          <table:table-cell office:value-type="float" office:value="19.895604" calcext:value-type="float">
            <text:p>19.895604</text:p>
          </table:table-cell>
          <table:table-cell office:value-type="float" office:value="0.169203" calcext:value-type="float">
            <text:p>0.16920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480" calcext:value-type="float">
            <text:p>16480</text:p>
          </table:table-cell>
          <table:table-cell office:value-type="float" office:value="15888" calcext:value-type="float">
            <text:p>15888</text:p>
          </table:table-cell>
          <table:table-cell office:value-type="float" office:value="407" calcext:value-type="float">
            <text:p>407</text:p>
          </table:table-cell>
          <table:table-cell office:value-type="float" office:value="393" calcext:value-type="float">
            <text:p>393</text:p>
          </table:table-cell>
          <table:table-cell office:value-type="float" office:value="1.039264" calcext:value-type="float">
            <text:p>1.039264</text:p>
          </table:table-cell>
          <table:table-cell office:value-type="float" office:value="20.50304" calcext:value-type="float">
            <text:p>20.50304</text:p>
          </table:table-cell>
          <table:table-cell office:value-type="float" office:value="19.463776" calcext:value-type="float">
            <text:p>19.463776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24215" calcext:value-type="float">
            <text:p>1.024215</text:p>
          </table:table-cell>
          <table:table-cell office:value-type="float" office:value="21.015936" calcext:value-type="float">
            <text:p>21.015936</text:p>
          </table:table-cell>
          <table:table-cell office:value-type="float" office:value="19.991721" calcext:value-type="float">
            <text:p>19.99172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51285" calcext:value-type="float">
            <text:p>1.051285</text:p>
          </table:table-cell>
          <table:table-cell office:value-type="float" office:value="21.01431" calcext:value-type="float">
            <text:p>21.01431</text:p>
          </table:table-cell>
          <table:table-cell office:value-type="float" office:value="19.963025" calcext:value-type="float">
            <text:p>19.96302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.842498" calcext:value-type="float">
            <text:p>2.842498</text:p>
          </table:table-cell>
          <table:table-cell office:value-type="float" office:value="20.501594" calcext:value-type="float">
            <text:p>20.501594</text:p>
          </table:table-cell>
          <table:table-cell office:value-type="float" office:value="17.659096" calcext:value-type="float">
            <text:p>17.659096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8476" calcext:value-type="float">
            <text:p>2538476</text:p>
          </table:table-cell>
          <table:table-cell office:value-type="float" office:value="1991436" calcext:value-type="float">
            <text:p>1991436</text:p>
          </table:table-cell>
          <table:table-cell office:value-type="float" office:value="2413" calcext:value-type="float">
            <text:p>2413</text:p>
          </table:table-cell>
          <table:table-cell office:value-type="float" office:value="1893" calcext:value-type="float">
            <text:p>1893</text:p>
          </table:table-cell>
          <table:table-cell office:value-type="float" office:value="1.01707" calcext:value-type="float">
            <text:p>1.01707</text:p>
          </table:table-cell>
          <table:table-cell office:value-type="float" office:value="20.784201" calcext:value-type="float">
            <text:p>20.784201</text:p>
          </table:table-cell>
          <table:table-cell office:value-type="float" office:value="19.767131" calcext:value-type="float">
            <text:p>19.767131</text:p>
          </table:table-cell>
          <table:table-cell office:value-type="float" office:value="0.805959" calcext:value-type="float">
            <text:p>0.805959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7424" calcext:value-type="float">
            <text:p>2537424</text:p>
          </table:table-cell>
          <table:table-cell office:value-type="float" office:value="393448" calcext:value-type="float">
            <text:p>393448</text:p>
          </table:table-cell>
          <table:table-cell office:value-type="float" office:value="2412" calcext:value-type="float">
            <text:p>2412</text:p>
          </table:table-cell>
          <table:table-cell office:value-type="float" office:value="374" calcext:value-type="float">
            <text:p>374</text:p>
          </table:table-cell>
          <table:table-cell office:value-type="float" office:value="1.314766" calcext:value-type="float">
            <text:p>1.314766</text:p>
          </table:table-cell>
          <table:table-cell office:value-type="float" office:value="21.002285" calcext:value-type="float">
            <text:p>21.002285</text:p>
          </table:table-cell>
          <table:table-cell office:value-type="float" office:value="19.687519" calcext:value-type="float">
            <text:p>19.687519</text:p>
          </table:table-cell>
          <table:table-cell office:value-type="float" office:value="0.159877" calcext:value-type="float">
            <text:p>0.159877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00" calcext:value-type="float">
            <text:p>17800</text:p>
          </table:table-cell>
          <table:table-cell office:value-type="float" office:value="17064" calcext:value-type="float">
            <text:p>17064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1.274853" calcext:value-type="float">
            <text:p>1.274853</text:p>
          </table:table-cell>
          <table:table-cell office:value-type="float" office:value="21.053201" calcext:value-type="float">
            <text:p>21.053201</text:p>
          </table:table-cell>
          <table:table-cell office:value-type="float" office:value="19.778348" calcext:value-type="float">
            <text:p>19.778348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2" calcext:value-type="float">
            <text:p>712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259746" calcext:value-type="float">
            <text:p>1.259746</text:p>
          </table:table-cell>
          <table:table-cell office:value-type="float" office:value="21.051595" calcext:value-type="float">
            <text:p>21.051595</text:p>
          </table:table-cell>
          <table:table-cell office:value-type="float" office:value="19.791849" calcext:value-type="float">
            <text:p>19.79184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287335" calcext:value-type="float">
            <text:p>1.287335</text:p>
          </table:table-cell>
          <table:table-cell office:value-type="float" office:value="20.716339" calcext:value-type="float">
            <text:p>20.716339</text:p>
          </table:table-cell>
          <table:table-cell office:value-type="float" office:value="19.429005" calcext:value-type="float">
            <text:p>19.4290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02" calcext:value-type="float">
            <text:p>1902</text:p>
          </table:table-cell>
          <table:table-cell office:value-type="float" office:value="1854" calcext:value-type="float">
            <text:p>185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.320541" calcext:value-type="float">
            <text:p>4.320541</text:p>
          </table:table-cell>
          <table:table-cell office:value-type="float" office:value="21.054835" calcext:value-type="float">
            <text:p>21.054835</text:p>
          </table:table-cell>
          <table:table-cell office:value-type="float" office:value="16.734294" calcext:value-type="float">
            <text:p>16.734294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58464" calcext:value-type="float">
            <text:p>2558464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2432" calcext:value-type="float">
            <text:p>2432</text:p>
          </table:table-cell>
          <table:table-cell office:value-type="float" office:value="1899" calcext:value-type="float">
            <text:p>1899</text:p>
          </table:table-cell>
          <table:table-cell office:value-type="float" office:value="1.009203" calcext:value-type="float">
            <text:p>1.009203</text:p>
          </table:table-cell>
          <table:table-cell office:value-type="float" office:value="20.482881" calcext:value-type="float">
            <text:p>20.482881</text:p>
          </table:table-cell>
          <table:table-cell office:value-type="float" office:value="19.473679" calcext:value-type="float">
            <text:p>19.473679</text:p>
          </table:table-cell>
          <table:table-cell office:value-type="float" office:value="0.820697" calcext:value-type="float">
            <text:p>0.82069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57412" calcext:value-type="float">
            <text:p>2557412</text:p>
          </table:table-cell>
          <table:table-cell office:value-type="float" office:value="415540" calcext:value-type="float">
            <text:p>415540</text:p>
          </table:table-cell>
          <table:table-cell office:value-type="float" office:value="2431" calcext:value-type="float">
            <text:p>2431</text:p>
          </table:table-cell>
          <table:table-cell office:value-type="float" office:value="395" calcext:value-type="float">
            <text:p>395</text:p>
          </table:table-cell>
          <table:table-cell office:value-type="float" office:value="1.076735" calcext:value-type="float">
            <text:p>1.076735</text:p>
          </table:table-cell>
          <table:table-cell office:value-type="float" office:value="20.883824" calcext:value-type="float">
            <text:p>20.883824</text:p>
          </table:table-cell>
          <table:table-cell office:value-type="float" office:value="19.807089" calcext:value-type="float">
            <text:p>19.807089</text:p>
          </table:table-cell>
          <table:table-cell office:value-type="float" office:value="0.167835" calcext:value-type="float">
            <text:p>0.16783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736" calcext:value-type="float">
            <text:p>14736</text:p>
          </table:table-cell>
          <table:table-cell office:value-type="float" office:value="14448" calcext:value-type="float">
            <text:p>14448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  <table:table-cell office:value-type="float" office:value="1.033413" calcext:value-type="float">
            <text:p>1.033413</text:p>
          </table:table-cell>
          <table:table-cell office:value-type="float" office:value="20.368695" calcext:value-type="float">
            <text:p>20.368695</text:p>
          </table:table-cell>
          <table:table-cell office:value-type="float" office:value="19.335282" calcext:value-type="float">
            <text:p>19.335282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23157" calcext:value-type="float">
            <text:p>1.023157</text:p>
          </table:table-cell>
          <table:table-cell office:value-type="float" office:value="17.379336" calcext:value-type="float">
            <text:p>17.379336</text:p>
          </table:table-cell>
          <table:table-cell office:value-type="float" office:value="16.35618" calcext:value-type="float">
            <text:p>16.3561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56839" calcext:value-type="float">
            <text:p>1.056839</text:p>
          </table:table-cell>
          <table:table-cell office:value-type="float" office:value="15.795156" calcext:value-type="float">
            <text:p>15.795156</text:p>
          </table:table-cell>
          <table:table-cell office:value-type="float" office:value="14.738317" calcext:value-type="float">
            <text:p>14.73831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824" calcext:value-type="float">
            <text:p>18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.804414" calcext:value-type="float">
            <text:p>3.804414</text:p>
          </table:table-cell>
          <table:table-cell office:value-type="float" office:value="19.892027" calcext:value-type="float">
            <text:p>19.892027</text:p>
          </table:table-cell>
          <table:table-cell office:value-type="float" office:value="16.087613" calcext:value-type="float">
            <text:p>16.087613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78452" calcext:value-type="float">
            <text:p>2578452</text:p>
          </table:table-cell>
          <table:table-cell office:value-type="float" office:value="2042984" calcext:value-type="float">
            <text:p>2042984</text:p>
          </table:table-cell>
          <table:table-cell office:value-type="float" office:value="2451" calcext:value-type="float">
            <text:p>2451</text:p>
          </table:table-cell>
          <table:table-cell office:value-type="float" office:value="1942" calcext:value-type="float">
            <text:p>1942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20.446527" calcext:value-type="float">
            <text:p>20.446527</text:p>
          </table:table-cell>
          <table:table-cell office:value-type="float" office:value="19.437025" calcext:value-type="float">
            <text:p>19.437025</text:p>
          </table:table-cell>
          <table:table-cell office:value-type="float" office:value="0.840863" calcext:value-type="float">
            <text:p>0.840863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77400" calcext:value-type="float">
            <text:p>2577400</text:p>
          </table:table-cell>
          <table:table-cell office:value-type="float" office:value="353472" calcext:value-type="float">
            <text:p>353472</text:p>
          </table:table-cell>
          <table:table-cell office:value-type="float" office:value="2450" calcext:value-type="float">
            <text:p>2450</text:p>
          </table:table-cell>
          <table:table-cell office:value-type="float" office:value="336" calcext:value-type="float">
            <text:p>336</text:p>
          </table:table-cell>
          <table:table-cell office:value-type="float" office:value="1.321299" calcext:value-type="float">
            <text:p>1.321299</text:p>
          </table:table-cell>
          <table:table-cell office:value-type="float" office:value="20.692327" calcext:value-type="float">
            <text:p>20.692327</text:p>
          </table:table-cell>
          <table:table-cell office:value-type="float" office:value="19.371029" calcext:value-type="float">
            <text:p>19.371029</text:p>
          </table:table-cell>
          <table:table-cell office:value-type="float" office:value="0.14598" calcext:value-type="float">
            <text:p>0.14598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88" calcext:value-type="float">
            <text:p>18488</text:p>
          </table:table-cell>
          <table:table-cell office:value-type="float" office:value="17968" calcext:value-type="float">
            <text:p>17968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1.278539" calcext:value-type="float">
            <text:p>1.278539</text:p>
          </table:table-cell>
          <table:table-cell office:value-type="float" office:value="20.778316" calcext:value-type="float">
            <text:p>20.778316</text:p>
          </table:table-cell>
          <table:table-cell office:value-type="float" office:value="19.499777" calcext:value-type="float">
            <text:p>19.499777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263551" calcext:value-type="float">
            <text:p>1.263551</text:p>
          </table:table-cell>
          <table:table-cell office:value-type="float" office:value="20.857113" calcext:value-type="float">
            <text:p>20.857113</text:p>
          </table:table-cell>
          <table:table-cell office:value-type="float" office:value="19.593562" calcext:value-type="float">
            <text:p>19.59356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290761" calcext:value-type="float">
            <text:p>1.290761</text:p>
          </table:table-cell>
          <table:table-cell office:value-type="float" office:value="20.502985" calcext:value-type="float">
            <text:p>20.502985</text:p>
          </table:table-cell>
          <table:table-cell office:value-type="float" office:value="19.212224" calcext:value-type="float">
            <text:p>19.212224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06" calcext:value-type="float">
            <text:p>180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.097774" calcext:value-type="float">
            <text:p>3.097774</text:p>
          </table:table-cell>
          <table:table-cell office:value-type="float" office:value="20.858447" calcext:value-type="float">
            <text:p>20.858447</text:p>
          </table:table-cell>
          <table:table-cell office:value-type="float" office:value="17.760672" calcext:value-type="float">
            <text:p>17.76067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98440" calcext:value-type="float">
            <text:p>2598440</text:p>
          </table:table-cell>
          <table:table-cell office:value-type="float" office:value="2092428" calcext:value-type="float">
            <text:p>2092428</text:p>
          </table:table-cell>
          <table:table-cell office:value-type="float" office:value="2470" calcext:value-type="float">
            <text:p>2470</text:p>
          </table:table-cell>
          <table:table-cell office:value-type="float" office:value="1989" calcext:value-type="float">
            <text:p>1989</text:p>
          </table:table-cell>
          <table:table-cell office:value-type="float" office:value="1.020333" calcext:value-type="float">
            <text:p>1.020333</text:p>
          </table:table-cell>
          <table:table-cell office:value-type="float" office:value="20.467028" calcext:value-type="float">
            <text:p>20.467028</text:p>
          </table:table-cell>
          <table:table-cell office:value-type="float" office:value="19.446695" calcext:value-type="float">
            <text:p>19.446695</text:p>
          </table:table-cell>
          <table:table-cell office:value-type="float" office:value="0.860785" calcext:value-type="float">
            <text:p>0.86078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97388" calcext:value-type="float">
            <text:p>2597388</text:p>
          </table:table-cell>
          <table:table-cell office:value-type="float" office:value="351368" calcext:value-type="float">
            <text:p>351368</text:p>
          </table:table-cell>
          <table:table-cell office:value-type="float" office:value="2469" calcext:value-type="float">
            <text:p>2469</text:p>
          </table:table-cell>
          <table:table-cell office:value-type="float" office:value="334" calcext:value-type="float">
            <text:p>334</text:p>
          </table:table-cell>
          <table:table-cell office:value-type="float" office:value="1.123024" calcext:value-type="float">
            <text:p>1.123024</text:p>
          </table:table-cell>
          <table:table-cell office:value-type="float" office:value="20.597721" calcext:value-type="float">
            <text:p>20.597721</text:p>
          </table:table-cell>
          <table:table-cell office:value-type="float" office:value="19.474697" calcext:value-type="float">
            <text:p>19.474697</text:p>
          </table:table-cell>
          <table:table-cell office:value-type="float" office:value="0.144338" calcext:value-type="float">
            <text:p>0.14433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592" calcext:value-type="float">
            <text:p>17592</text:p>
          </table:table-cell>
          <table:table-cell office:value-type="float" office:value="17176" calcext:value-type="float">
            <text:p>17176</text:p>
          </table:table-cell>
          <table:table-cell office:value-type="float" office:value="435" calcext:value-type="float">
            <text:p>435</text:p>
          </table:table-cell>
          <table:table-cell office:value-type="float" office:value="425" calcext:value-type="float">
            <text:p>425</text:p>
          </table:table-cell>
          <table:table-cell office:value-type="float" office:value="1.048254" calcext:value-type="float">
            <text:p>1.048254</text:p>
          </table:table-cell>
          <table:table-cell office:value-type="float" office:value="20.618572" calcext:value-type="float">
            <text:p>20.618572</text:p>
          </table:table-cell>
          <table:table-cell office:value-type="float" office:value="19.570318" calcext:value-type="float">
            <text:p>19.570318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27623" calcext:value-type="float">
            <text:p>1.027623</text:p>
          </table:table-cell>
          <table:table-cell office:value-type="float" office:value="18.483283" calcext:value-type="float">
            <text:p>18.483283</text:p>
          </table:table-cell>
          <table:table-cell office:value-type="float" office:value="17.45566" calcext:value-type="float">
            <text:p>17.45566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71741" calcext:value-type="float">
            <text:p>1.071741</text:p>
          </table:table-cell>
          <table:table-cell office:value-type="float" office:value="10.59757" calcext:value-type="float">
            <text:p>10.59757</text:p>
          </table:table-cell>
          <table:table-cell office:value-type="float" office:value="9.52583" calcext:value-type="float">
            <text:p>9.5258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.778501" calcext:value-type="float">
            <text:p>2.778501</text:p>
          </table:table-cell>
          <table:table-cell office:value-type="float" office:value="19.45152" calcext:value-type="float">
            <text:p>19.45152</text:p>
          </table:table-cell>
          <table:table-cell office:value-type="float" office:value="16.673019" calcext:value-type="float">
            <text:p>16.673019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18428" calcext:value-type="float">
            <text:p>2618428</text:p>
          </table:table-cell>
          <table:table-cell office:value-type="float" office:value="1951460" calcext:value-type="float">
            <text:p>1951460</text:p>
          </table:table-cell>
          <table:table-cell office:value-type="float" office:value="2489" calcext:value-type="float">
            <text:p>2489</text:p>
          </table:table-cell>
          <table:table-cell office:value-type="float" office:value="1855" calcext:value-type="float">
            <text:p>1855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20.460694" calcext:value-type="float">
            <text:p>20.460694</text:p>
          </table:table-cell>
          <table:table-cell office:value-type="float" office:value="19.450441" calcext:value-type="float">
            <text:p>19.450441</text:p>
          </table:table-cell>
          <table:table-cell office:value-type="float" office:value="0.802639" calcext:value-type="float">
            <text:p>0.802639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17376" calcext:value-type="float">
            <text:p>2617376</text:p>
          </table:table-cell>
          <table:table-cell office:value-type="float" office:value="403968" calcext:value-type="float">
            <text:p>403968</text:p>
          </table:table-cell>
          <table:table-cell office:value-type="float" office:value="2488" calcext:value-type="float">
            <text:p>2488</text:p>
          </table:table-cell>
          <table:table-cell office:value-type="float" office:value="384" calcext:value-type="float">
            <text:p>384</text:p>
          </table:table-cell>
          <table:table-cell office:value-type="float" office:value="2.096221" calcext:value-type="float">
            <text:p>2.096221</text:p>
          </table:table-cell>
          <table:table-cell office:value-type="float" office:value="20.209732" calcext:value-type="float">
            <text:p>20.209732</text:p>
          </table:table-cell>
          <table:table-cell office:value-type="float" office:value="18.113512" calcext:value-type="float">
            <text:p>18.113512</text:p>
          </table:table-cell>
          <table:table-cell office:value-type="float" office:value="0.178416" calcext:value-type="float">
            <text:p>0.178416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76" calcext:value-type="float">
            <text:p>16376</text:p>
          </table:table-cell>
          <table:table-cell office:value-type="float" office:value="15808" calcext:value-type="float">
            <text:p>15808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office:value-type="float" office:value="1.049565" calcext:value-type="float">
            <text:p>1.049565</text:p>
          </table:table-cell>
          <table:table-cell office:value-type="float" office:value="20.75793" calcext:value-type="float">
            <text:p>20.75793</text:p>
          </table:table-cell>
          <table:table-cell office:value-type="float" office:value="19.708365" calcext:value-type="float">
            <text:p>19.708365</text:p>
          </table:table-cell>
          <table:table-cell office:value-type="float" office:value="0.006417" calcext:value-type="float">
            <text:p>0.006417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68" calcext:value-type="float">
            <text:p>568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033467" calcext:value-type="float">
            <text:p>1.033467</text:p>
          </table:table-cell>
          <table:table-cell office:value-type="float" office:value="20.230143" calcext:value-type="float">
            <text:p>20.230143</text:p>
          </table:table-cell>
          <table:table-cell office:value-type="float" office:value="19.196676" calcext:value-type="float">
            <text:p>19.19667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63268" calcext:value-type="float">
            <text:p>2.063268</text:p>
          </table:table-cell>
          <table:table-cell office:value-type="float" office:value="20.21407" calcext:value-type="float">
            <text:p>20.21407</text:p>
          </table:table-cell>
          <table:table-cell office:value-type="float" office:value="18.150802" calcext:value-type="float">
            <text:p>18.15080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.918391" calcext:value-type="float">
            <text:p>3.918391</text:p>
          </table:table-cell>
          <table:table-cell office:value-type="float" office:value="20.789315" calcext:value-type="float">
            <text:p>20.789315</text:p>
          </table:table-cell>
          <table:table-cell office:value-type="float" office:value="16.870924" calcext:value-type="float">
            <text:p>16.870924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38416" calcext:value-type="float">
            <text:p>2638416</text:p>
          </table:table-cell>
          <table:table-cell office:value-type="float" office:value="2056660" calcext:value-type="float">
            <text:p>2056660</text:p>
          </table:table-cell>
          <table:table-cell office:value-type="float" office:value="2508" calcext:value-type="float">
            <text:p>2508</text:p>
          </table:table-cell>
          <table:table-cell office:value-type="float" office:value="1955" calcext:value-type="float">
            <text:p>1955</text:p>
          </table:table-cell>
          <table:table-cell office:value-type="float" office:value="1.018424" calcext:value-type="float">
            <text:p>1.018424</text:p>
          </table:table-cell>
          <table:table-cell office:value-type="float" office:value="20.613541" calcext:value-type="float">
            <text:p>20.613541</text:p>
          </table:table-cell>
          <table:table-cell office:value-type="float" office:value="19.595117" calcext:value-type="float">
            <text:p>19.595117</text:p>
          </table:table-cell>
          <table:table-cell office:value-type="float" office:value="0.839662" calcext:value-type="float">
            <text:p>0.83966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37364" calcext:value-type="float">
            <text:p>2637364</text:p>
          </table:table-cell>
          <table:table-cell office:value-type="float" office:value="307184" calcext:value-type="float">
            <text:p>307184</text:p>
          </table:table-cell>
          <table:table-cell office:value-type="float" office:value="2507" calcext:value-type="float">
            <text:p>2507</text:p>
          </table:table-cell>
          <table:table-cell office:value-type="float" office:value="292" calcext:value-type="float">
            <text:p>292</text:p>
          </table:table-cell>
          <table:table-cell office:value-type="float" office:value="1.110709" calcext:value-type="float">
            <text:p>1.110709</text:p>
          </table:table-cell>
          <table:table-cell office:value-type="float" office:value="20.862501" calcext:value-type="float">
            <text:p>20.862501</text:p>
          </table:table-cell>
          <table:table-cell office:value-type="float" office:value="19.751791" calcext:value-type="float">
            <text:p>19.751791</text:p>
          </table:table-cell>
          <table:table-cell office:value-type="float" office:value="0.124418" calcext:value-type="float">
            <text:p>0.12441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8" calcext:value-type="float">
            <text:p>19128</text:p>
          </table:table-cell>
          <table:table-cell office:value-type="float" office:value="18560" calcext:value-type="float">
            <text:p>18560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1.046445" calcext:value-type="float">
            <text:p>1.046445</text:p>
          </table:table-cell>
          <table:table-cell office:value-type="float" office:value="20.616585" calcext:value-type="float">
            <text:p>20.616585</text:p>
          </table:table-cell>
          <table:table-cell office:value-type="float" office:value="19.57014" calcext:value-type="float">
            <text:p>19.57014</text:p>
          </table:table-cell>
          <table:table-cell office:value-type="float" office:value="0.007587" calcext:value-type="float">
            <text:p>0.00758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025673" calcext:value-type="float">
            <text:p>1.025673</text:p>
          </table:table-cell>
          <table:table-cell office:value-type="float" office:value="20.624847" calcext:value-type="float">
            <text:p>20.624847</text:p>
          </table:table-cell>
          <table:table-cell office:value-type="float" office:value="19.599174" calcext:value-type="float">
            <text:p>19.59917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77795" calcext:value-type="float">
            <text:p>1.077795</text:p>
          </table:table-cell>
          <table:table-cell office:value-type="float" office:value="20.617919" calcext:value-type="float">
            <text:p>20.617919</text:p>
          </table:table-cell>
          <table:table-cell office:value-type="float" office:value="19.540123" calcext:value-type="float">
            <text:p>19.54012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20" calcext:value-type="float">
            <text:p>192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.611291" calcext:value-type="float">
            <text:p>3.611291</text:p>
          </table:table-cell>
          <table:table-cell office:value-type="float" office:value="20.391286" calcext:value-type="float">
            <text:p>20.391286</text:p>
          </table:table-cell>
          <table:table-cell office:value-type="float" office:value="16.779995" calcext:value-type="float">
            <text:p>16.779995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58404" calcext:value-type="float">
            <text:p>2658404</text:p>
          </table:table-cell>
          <table:table-cell office:value-type="float" office:value="2089272" calcext:value-type="float">
            <text:p>2089272</text:p>
          </table:table-cell>
          <table:table-cell office:value-type="float" office:value="2527" calcext:value-type="float">
            <text:p>2527</text:p>
          </table:table-cell>
          <table:table-cell office:value-type="float" office:value="1986" calcext:value-type="float">
            <text:p>1986</text:p>
          </table:table-cell>
          <table:table-cell office:value-type="float" office:value="1.007462" calcext:value-type="float">
            <text:p>1.007462</text:p>
          </table:table-cell>
          <table:table-cell office:value-type="float" office:value="20.502133" calcext:value-type="float">
            <text:p>20.502133</text:p>
          </table:table-cell>
          <table:table-cell office:value-type="float" office:value="19.494671" calcext:value-type="float">
            <text:p>19.494671</text:p>
          </table:table-cell>
          <table:table-cell office:value-type="float" office:value="0.857372" calcext:value-type="float">
            <text:p>0.85737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57352" calcext:value-type="float">
            <text:p>2657352</text:p>
          </table:table-cell>
          <table:table-cell office:value-type="float" office:value="446048" calcext:value-type="float">
            <text:p>446048</text:p>
          </table:table-cell>
          <table:table-cell office:value-type="float" office:value="2526" calcext:value-type="float">
            <text:p>2526</text:p>
          </table:table-cell>
          <table:table-cell office:value-type="float" office:value="424" calcext:value-type="float">
            <text:p>424</text:p>
          </table:table-cell>
          <table:table-cell office:value-type="float" office:value="1.103817" calcext:value-type="float">
            <text:p>1.103817</text:p>
          </table:table-cell>
          <table:table-cell office:value-type="float" office:value="21.01032" calcext:value-type="float">
            <text:p>21.01032</text:p>
          </table:table-cell>
          <table:table-cell office:value-type="float" office:value="19.906503" calcext:value-type="float">
            <text:p>19.906503</text:p>
          </table:table-cell>
          <table:table-cell office:value-type="float" office:value="0.179257" calcext:value-type="float">
            <text:p>0.179257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544" calcext:value-type="float">
            <text:p>15544</text:p>
          </table:table-cell>
          <table:table-cell office:value-type="float" office:value="14752" calcext:value-type="float">
            <text:p>14752</text:p>
          </table:table-cell>
          <table:table-cell office:value-type="float" office:value="384" calcext:value-type="float">
            <text:p>384</text:p>
          </table:table-cell>
          <table:table-cell office:value-type="float" office:value="365" calcext:value-type="float">
            <text:p>365</text:p>
          </table:table-cell>
          <table:table-cell office:value-type="float" office:value="1.037685" calcext:value-type="float">
            <text:p>1.037685</text:p>
          </table:table-cell>
          <table:table-cell office:value-type="float" office:value="20.505237" calcext:value-type="float">
            <text:p>20.505237</text:p>
          </table:table-cell>
          <table:table-cell office:value-type="float" office:value="19.467552" calcext:value-type="float">
            <text:p>19.467552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768" calcext:value-type="float">
            <text:p>76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022636" calcext:value-type="float">
            <text:p>1.022636</text:p>
          </table:table-cell>
          <table:table-cell office:value-type="float" office:value="20.507997" calcext:value-type="float">
            <text:p>20.507997</text:p>
          </table:table-cell>
          <table:table-cell office:value-type="float" office:value="19.485361" calcext:value-type="float">
            <text:p>19.485361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055429" calcext:value-type="float">
            <text:p>1.055429</text:p>
          </table:table-cell>
          <table:table-cell office:value-type="float" office:value="20.506571" calcext:value-type="float">
            <text:p>20.506571</text:p>
          </table:table-cell>
          <table:table-cell office:value-type="float" office:value="19.451142" calcext:value-type="float">
            <text:p>19.45114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695499" calcext:value-type="float">
            <text:p>2.695499</text:p>
          </table:table-cell>
          <table:table-cell office:value-type="float" office:value="20.041815" calcext:value-type="float">
            <text:p>20.041815</text:p>
          </table:table-cell>
          <table:table-cell office:value-type="float" office:value="17.346316" calcext:value-type="float">
            <text:p>17.346316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78392" calcext:value-type="float">
            <text:p>2678392</text:p>
          </table:table-cell>
          <table:table-cell office:value-type="float" office:value="2189212" calcext:value-type="float">
            <text:p>2189212</text:p>
          </table:table-cell>
          <table:table-cell office:value-type="float" office:value="2546" calcext:value-type="float">
            <text:p>2546</text:p>
          </table:table-cell>
          <table:table-cell office:value-type="float" office:value="2081" calcext:value-type="float">
            <text:p>2081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20.491625" calcext:value-type="float">
            <text:p>20.491625</text:p>
          </table:table-cell>
          <table:table-cell office:value-type="float" office:value="19.481353" calcext:value-type="float">
            <text:p>19.481353</text:p>
          </table:table-cell>
          <table:table-cell office:value-type="float" office:value="0.898998" calcext:value-type="float">
            <text:p>0.89899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77340" calcext:value-type="float">
            <text:p>2677340</text:p>
          </table:table-cell>
          <table:table-cell office:value-type="float" office:value="339796" calcext:value-type="float">
            <text:p>339796</text:p>
          </table:table-cell>
          <table:table-cell office:value-type="float" office:value="2545" calcext:value-type="float">
            <text:p>2545</text:p>
          </table:table-cell>
          <table:table-cell office:value-type="float" office:value="323" calcext:value-type="float">
            <text:p>323</text:p>
          </table:table-cell>
          <table:table-cell office:value-type="float" office:value="1.111009" calcext:value-type="float">
            <text:p>1.111009</text:p>
          </table:table-cell>
          <table:table-cell office:value-type="float" office:value="19.829609" calcext:value-type="float">
            <text:p>19.829609</text:p>
          </table:table-cell>
          <table:table-cell office:value-type="float" office:value="18.7186" calcext:value-type="float">
            <text:p>18.7186</text:p>
          </table:table-cell>
          <table:table-cell office:value-type="float" office:value="0.145223" calcext:value-type="float">
            <text:p>0.145223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96" calcext:value-type="float">
            <text:p>15896</text:p>
          </table:table-cell>
          <table:table-cell office:value-type="float" office:value="15608" calcext:value-type="float">
            <text:p>15608</text:p>
          </table:table-cell>
          <table:table-cell office:value-type="float" office:value="393" calcext:value-type="float">
            <text:p>393</text:p>
          </table:table-cell>
          <table:table-cell office:value-type="float" office:value="386" calcext:value-type="float">
            <text:p>386</text:p>
          </table:table-cell>
          <table:table-cell office:value-type="float" office:value="1.041663" calcext:value-type="float">
            <text:p>1.041663</text:p>
          </table:table-cell>
          <table:table-cell office:value-type="float" office:value="20.150584" calcext:value-type="float">
            <text:p>20.150584</text:p>
          </table:table-cell>
          <table:table-cell office:value-type="float" office:value="19.108921" calcext:value-type="float">
            <text:p>19.108921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032357" calcext:value-type="float">
            <text:p>1.032357</text:p>
          </table:table-cell>
          <table:table-cell office:value-type="float" office:value="19.850604" calcext:value-type="float">
            <text:p>19.850604</text:p>
          </table:table-cell>
          <table:table-cell office:value-type="float" office:value="18.818246" calcext:value-type="float">
            <text:p>18.81824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89081" calcext:value-type="float">
            <text:p>1.089081</text:p>
          </table:table-cell>
          <table:table-cell office:value-type="float" office:value="19.843735" calcext:value-type="float">
            <text:p>19.843735</text:p>
          </table:table-cell>
          <table:table-cell office:value-type="float" office:value="18.754654" calcext:value-type="float">
            <text:p>18.75465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.742102" calcext:value-type="float">
            <text:p>2.742102</text:p>
          </table:table-cell>
          <table:table-cell office:value-type="float" office:value="20.153153" calcext:value-type="float">
            <text:p>20.153153</text:p>
          </table:table-cell>
          <table:table-cell office:value-type="float" office:value="17.411051" calcext:value-type="float">
            <text:p>17.41105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99432" calcext:value-type="float">
            <text:p>2699432</text:p>
          </table:table-cell>
          <table:table-cell office:value-type="float" office:value="2084012" calcext:value-type="float">
            <text:p>2084012</text:p>
          </table:table-cell>
          <table:table-cell office:value-type="float" office:value="2566" calcext:value-type="float">
            <text:p>2566</text:p>
          </table:table-cell>
          <table:table-cell office:value-type="float" office:value="1981" calcext:value-type="float">
            <text:p>1981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20.368439" calcext:value-type="float">
            <text:p>20.368439</text:p>
          </table:table-cell>
          <table:table-cell office:value-type="float" office:value="19.358137" calcext:value-type="float">
            <text:p>19.358137</text:p>
          </table:table-cell>
          <table:table-cell office:value-type="float" office:value="0.861245" calcext:value-type="float">
            <text:p>0.861245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97328" calcext:value-type="float">
            <text:p>2697328</text:p>
          </table:table-cell>
          <table:table-cell office:value-type="float" office:value="307184" calcext:value-type="float">
            <text:p>307184</text:p>
          </table:table-cell>
          <table:table-cell office:value-type="float" office:value="2564" calcext:value-type="float">
            <text:p>2564</text:p>
          </table:table-cell>
          <table:table-cell office:value-type="float" office:value="292" calcext:value-type="float">
            <text:p>292</text:p>
          </table:table-cell>
          <table:table-cell office:value-type="float" office:value="1.105087" calcext:value-type="float">
            <text:p>1.105087</text:p>
          </table:table-cell>
          <table:table-cell office:value-type="float" office:value="19.584336" calcext:value-type="float">
            <text:p>19.584336</text:p>
          </table:table-cell>
          <table:table-cell office:value-type="float" office:value="18.479249" calcext:value-type="float">
            <text:p>18.479249</text:p>
          </table:table-cell>
          <table:table-cell office:value-type="float" office:value="0.132985" calcext:value-type="float">
            <text:p>0.132985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64" calcext:value-type="float">
            <text:p>16664</text:p>
          </table:table-cell>
          <table:table-cell office:value-type="float" office:value="16256" calcext:value-type="float">
            <text:p>16256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office:value-type="float" office:value="1.042333" calcext:value-type="float">
            <text:p>1.042333</text:p>
          </table:table-cell>
          <table:table-cell office:value-type="float" office:value="19.88324" calcext:value-type="float">
            <text:p>19.88324</text:p>
          </table:table-cell>
          <table:table-cell office:value-type="float" office:value="18.840908" calcext:value-type="float">
            <text:p>18.840908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32967" calcext:value-type="float">
            <text:p>1.032967</text:p>
          </table:table-cell>
          <table:table-cell office:value-type="float" office:value="19.585822" calcext:value-type="float">
            <text:p>19.585822</text:p>
          </table:table-cell>
          <table:table-cell office:value-type="float" office:value="18.552856" calcext:value-type="float">
            <text:p>18.55285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66789" calcext:value-type="float">
            <text:p>1.066789</text:p>
          </table:table-cell>
          <table:table-cell office:value-type="float" office:value="15.1131" calcext:value-type="float">
            <text:p>15.1131</text:p>
          </table:table-cell>
          <table:table-cell office:value-type="float" office:value="14.046311" calcext:value-type="float">
            <text:p>14.04631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.621549" calcext:value-type="float">
            <text:p>3.621549</text:p>
          </table:table-cell>
          <table:table-cell office:value-type="float" office:value="19.900604" calcext:value-type="float">
            <text:p>19.900604</text:p>
          </table:table-cell>
          <table:table-cell office:value-type="float" office:value="16.279055" calcext:value-type="float">
            <text:p>16.279055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19420" calcext:value-type="float">
            <text:p>2719420</text:p>
          </table:table-cell>
          <table:table-cell office:value-type="float" office:value="1990384" calcext:value-type="float">
            <text:p>1990384</text:p>
          </table:table-cell>
          <table:table-cell office:value-type="float" office:value="2585" calcext:value-type="float">
            <text:p>2585</text:p>
          </table:table-cell>
          <table:table-cell office:value-type="float" office:value="1892" calcext:value-type="float">
            <text:p>1892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20.279982" calcext:value-type="float">
            <text:p>20.279982</text:p>
          </table:table-cell>
          <table:table-cell office:value-type="float" office:value="19.263693" calcext:value-type="float">
            <text:p>19.263693</text:p>
          </table:table-cell>
          <table:table-cell office:value-type="float" office:value="0.826585" calcext:value-type="float">
            <text:p>0.82658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17316" calcext:value-type="float">
            <text:p>2717316</text:p>
          </table:table-cell>
          <table:table-cell office:value-type="float" office:value="417644" calcext:value-type="float">
            <text:p>417644</text:p>
          </table:table-cell>
          <table:table-cell office:value-type="float" office:value="2583" calcext:value-type="float">
            <text:p>2583</text:p>
          </table:table-cell>
          <table:table-cell office:value-type="float" office:value="397" calcext:value-type="float">
            <text:p>397</text:p>
          </table:table-cell>
          <table:table-cell office:value-type="float" office:value="1.113295" calcext:value-type="float">
            <text:p>1.113295</text:p>
          </table:table-cell>
          <table:table-cell office:value-type="float" office:value="20.629522" calcext:value-type="float">
            <text:p>20.629522</text:p>
          </table:table-cell>
          <table:table-cell office:value-type="float" office:value="19.516227" calcext:value-type="float">
            <text:p>19.516227</text:p>
          </table:table-cell>
          <table:table-cell office:value-type="float" office:value="0.171199" calcext:value-type="float">
            <text:p>0.17119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36" calcext:value-type="float">
            <text:p>17336</text:p>
          </table:table-cell>
          <table:table-cell office:value-type="float" office:value="16872" calcext:value-type="float">
            <text:p>16872</text:p>
          </table:table-cell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office:value-type="float" office:value="1.04486" calcext:value-type="float">
            <text:p>1.04486</text:p>
          </table:table-cell>
          <table:table-cell office:value-type="float" office:value="20.615708" calcext:value-type="float">
            <text:p>20.615708</text:p>
          </table:table-cell>
          <table:table-cell office:value-type="float" office:value="19.570848" calcext:value-type="float">
            <text:p>19.570848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37991" calcext:value-type="float">
            <text:p>1.037991</text:p>
          </table:table-cell>
          <table:table-cell office:value-type="float" office:value="20.631129" calcext:value-type="float">
            <text:p>20.631129</text:p>
          </table:table-cell>
          <table:table-cell office:value-type="float" office:value="19.593138" calcext:value-type="float">
            <text:p>19.59313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74" calcext:value-type="float">
            <text:p>4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69257" calcext:value-type="float">
            <text:p>1.069257</text:p>
          </table:table-cell>
          <table:table-cell office:value-type="float" office:value="20.618197" calcext:value-type="float">
            <text:p>20.618197</text:p>
          </table:table-cell>
          <table:table-cell office:value-type="float" office:value="19.548941" calcext:value-type="float">
            <text:p>19.54894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728" calcext:value-type="float">
            <text:p>17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.886596" calcext:value-type="float">
            <text:p>2.886596</text:p>
          </table:table-cell>
          <table:table-cell office:value-type="float" office:value="20.591149" calcext:value-type="float">
            <text:p>20.591149</text:p>
          </table:table-cell>
          <table:table-cell office:value-type="float" office:value="17.704553" calcext:value-type="float">
            <text:p>17.704553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39408" calcext:value-type="float">
            <text:p>2739408</text:p>
          </table:table-cell>
          <table:table-cell office:value-type="float" office:value="1992488" calcext:value-type="float">
            <text:p>1992488</text:p>
          </table:table-cell>
          <table:table-cell office:value-type="float" office:value="2604" calcext:value-type="float">
            <text:p>2604</text:p>
          </table:table-cell>
          <table:table-cell office:value-type="float" office:value="1894" calcext:value-type="float">
            <text:p>1894</text:p>
          </table:table-cell>
          <table:table-cell office:value-type="float" office:value="1.012281" calcext:value-type="float">
            <text:p>1.012281</text:p>
          </table:table-cell>
          <table:table-cell office:value-type="float" office:value="20.522268" calcext:value-type="float">
            <text:p>20.522268</text:p>
          </table:table-cell>
          <table:table-cell office:value-type="float" office:value="19.509987" calcext:value-type="float">
            <text:p>19.509987</text:p>
          </table:table-cell>
          <table:table-cell office:value-type="float" office:value="0.817013" calcext:value-type="float">
            <text:p>0.817013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37304" calcext:value-type="float">
            <text:p>2737304</text:p>
          </table:table-cell>
          <table:table-cell office:value-type="float" office:value="397656" calcext:value-type="float">
            <text:p>397656</text:p>
          </table:table-cell>
          <table:table-cell office:value-type="float" office:value="2602" calcext:value-type="float">
            <text:p>2602</text:p>
          </table:table-cell>
          <table:table-cell office:value-type="float" office:value="378" calcext:value-type="float">
            <text:p>378</text:p>
          </table:table-cell>
          <table:table-cell office:value-type="float" office:value="1.093383" calcext:value-type="float">
            <text:p>1.093383</text:p>
          </table:table-cell>
          <table:table-cell office:value-type="float" office:value="19.993393" calcext:value-type="float">
            <text:p>19.993393</text:p>
          </table:table-cell>
          <table:table-cell office:value-type="float" office:value="18.90001" calcext:value-type="float">
            <text:p>18.90001</text:p>
          </table:table-cell>
          <table:table-cell office:value-type="float" office:value="0.16832" calcext:value-type="float">
            <text:p>0.16832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304" calcext:value-type="float">
            <text:p>21304</text:p>
          </table:table-cell>
          <table:table-cell office:value-type="float" office:value="20864" calcext:value-type="float">
            <text:p>20864</text:p>
          </table:table-cell>
          <table:table-cell office:value-type="float" office:value="528" calcext:value-type="float">
            <text:p>528</text:p>
          </table:table-cell>
          <table:table-cell office:value-type="float" office:value="517" calcext:value-type="float">
            <text:p>517</text:p>
          </table:table-cell>
          <table:table-cell office:value-type="float" office:value="1.037244" calcext:value-type="float">
            <text:p>1.037244</text:p>
          </table:table-cell>
          <table:table-cell office:value-type="float" office:value="20.987528" calcext:value-type="float">
            <text:p>20.987528</text:p>
          </table:table-cell>
          <table:table-cell office:value-type="float" office:value="19.950284" calcext:value-type="float">
            <text:p>19.950284</text:p>
          </table:table-cell>
          <table:table-cell office:value-type="float" office:value="0.008366" calcext:value-type="float">
            <text:p>0.008366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35657" calcext:value-type="float">
            <text:p>1.035657</text:p>
          </table:table-cell>
          <table:table-cell office:value-type="float" office:value="17.550915" calcext:value-type="float">
            <text:p>17.550915</text:p>
          </table:table-cell>
          <table:table-cell office:value-type="float" office:value="16.515257" calcext:value-type="float">
            <text:p>16.515257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54968" calcext:value-type="float">
            <text:p>1.054968</text:p>
          </table:table-cell>
          <table:table-cell office:value-type="float" office:value="17.574279" calcext:value-type="float">
            <text:p>17.574279</text:p>
          </table:table-cell>
          <table:table-cell office:value-type="float" office:value="16.519311" calcext:value-type="float">
            <text:p>16.51931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.664954" calcext:value-type="float">
            <text:p>2.664954</text:p>
          </table:table-cell>
          <table:table-cell office:value-type="float" office:value="20.077118" calcext:value-type="float">
            <text:p>20.077118</text:p>
          </table:table-cell>
          <table:table-cell office:value-type="float" office:value="17.412164" calcext:value-type="float">
            <text:p>17.412164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58344" calcext:value-type="float">
            <text:p>2758344</text:p>
          </table:table-cell>
          <table:table-cell office:value-type="float" office:value="2301776" calcext:value-type="float">
            <text:p>2301776</text:p>
          </table:table-cell>
          <table:table-cell office:value-type="float" office:value="2622" calcext:value-type="float">
            <text:p>2622</text:p>
          </table:table-cell>
          <table:table-cell office:value-type="float" office:value="2188" calcext:value-type="float">
            <text:p>2188</text:p>
          </table:table-cell>
          <table:table-cell office:value-type="float" office:value="1.010262" calcext:value-type="float">
            <text:p>1.010262</text:p>
          </table:table-cell>
          <table:table-cell office:value-type="float" office:value="20.539134" calcext:value-type="float">
            <text:p>20.539134</text:p>
          </table:table-cell>
          <table:table-cell office:value-type="float" office:value="19.528872" calcext:value-type="float">
            <text:p>19.528872</text:p>
          </table:table-cell>
          <table:table-cell office:value-type="float" office:value="0.942922" calcext:value-type="float">
            <text:p>0.94292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57292" calcext:value-type="float">
            <text:p>2757292</text:p>
          </table:table-cell>
          <table:table-cell office:value-type="float" office:value="368200" calcext:value-type="float">
            <text:p>368200</text:p>
          </table:table-cell>
          <table:table-cell office:value-type="float" office:value="2621" calcext:value-type="float">
            <text:p>2621</text:p>
          </table:table-cell>
          <table:table-cell office:value-type="float" office:value="350" calcext:value-type="float">
            <text:p>350</text:p>
          </table:table-cell>
          <table:table-cell office:value-type="float" office:value="2.113186" calcext:value-type="float">
            <text:p>2.113186</text:p>
          </table:table-cell>
          <table:table-cell office:value-type="float" office:value="20.707693" calcext:value-type="float">
            <text:p>20.707693</text:p>
          </table:table-cell>
          <table:table-cell office:value-type="float" office:value="18.594508" calcext:value-type="float">
            <text:p>18.594508</text:p>
          </table:table-cell>
          <table:table-cell office:value-type="float" office:value="0.158412" calcext:value-type="float">
            <text:p>0.15841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12" calcext:value-type="float">
            <text:p>10112</text:p>
          </table:table-cell>
          <table:table-cell office:value-type="float" office:value="9744" calcext:value-type="float">
            <text:p>9744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1.048625" calcext:value-type="float">
            <text:p>1.048625</text:p>
          </table:table-cell>
          <table:table-cell office:value-type="float" office:value="20.123537" calcext:value-type="float">
            <text:p>20.123537</text:p>
          </table:table-cell>
          <table:table-cell office:value-type="float" office:value="19.074912" calcext:value-type="float">
            <text:p>19.074912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32167" calcext:value-type="float">
            <text:p>1.032167</text:p>
          </table:table-cell>
          <table:table-cell office:value-type="float" office:value="19.951216" calcext:value-type="float">
            <text:p>19.951216</text:p>
          </table:table-cell>
          <table:table-cell office:value-type="float" office:value="18.919049" calcext:value-type="float">
            <text:p>18.91904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.080292" calcext:value-type="float">
            <text:p>2.080292</text:p>
          </table:table-cell>
          <table:table-cell office:value-type="float" office:value="20.498579" calcext:value-type="float">
            <text:p>20.498579</text:p>
          </table:table-cell>
          <table:table-cell office:value-type="float" office:value="18.418288" calcext:value-type="float">
            <text:p>18.41828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605923" calcext:value-type="float">
            <text:p>4.605923</text:p>
          </table:table-cell>
          <table:table-cell office:value-type="float" office:value="20.036944" calcext:value-type="float">
            <text:p>20.036944</text:p>
          </table:table-cell>
          <table:table-cell office:value-type="float" office:value="15.431021" calcext:value-type="float">
            <text:p>15.43102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78332" calcext:value-type="float">
            <text:p>2778332</text:p>
          </table:table-cell>
          <table:table-cell office:value-type="float" office:value="2053504" calcext:value-type="float">
            <text:p>2053504</text:p>
          </table:table-cell>
          <table:table-cell office:value-type="float" office:value="2641" calcext:value-type="float">
            <text:p>2641</text:p>
          </table:table-cell>
          <table:table-cell office:value-type="float" office:value="1952" calcext:value-type="float">
            <text:p>1952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20.483345" calcext:value-type="float">
            <text:p>20.483345</text:p>
          </table:table-cell>
          <table:table-cell office:value-type="float" office:value="19.476123" calcext:value-type="float">
            <text:p>19.476123</text:p>
          </table:table-cell>
          <table:table-cell office:value-type="float" office:value="0.843496" calcext:value-type="float">
            <text:p>0.843496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77280" calcext:value-type="float">
            <text:p>2777280</text:p>
          </table:table-cell>
          <table:table-cell office:value-type="float" office:value="370304" calcext:value-type="float">
            <text:p>370304</text:p>
          </table:table-cell>
          <table:table-cell office:value-type="float" office:value="2640" calcext:value-type="float">
            <text:p>2640</text:p>
          </table:table-cell>
          <table:table-cell office:value-type="float" office:value="352" calcext:value-type="float">
            <text:p>352</text:p>
          </table:table-cell>
          <table:table-cell office:value-type="float" office:value="1.108267" calcext:value-type="float">
            <text:p>1.108267</text:p>
          </table:table-cell>
          <table:table-cell office:value-type="float" office:value="20.626805" calcext:value-type="float">
            <text:p>20.626805</text:p>
          </table:table-cell>
          <table:table-cell office:value-type="float" office:value="19.518537" calcext:value-type="float">
            <text:p>19.518537</text:p>
          </table:table-cell>
          <table:table-cell office:value-type="float" office:value="0.151775" calcext:value-type="float">
            <text:p>0.151775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896" calcext:value-type="float">
            <text:p>18896</text:p>
          </table:table-cell>
          <table:table-cell office:value-type="float" office:value="18488" calcext:value-type="float">
            <text:p>18488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1.037085" calcext:value-type="float">
            <text:p>1.037085</text:p>
          </table:table-cell>
          <table:table-cell office:value-type="float" office:value="20.802581" calcext:value-type="float">
            <text:p>20.802581</text:p>
          </table:table-cell>
          <table:table-cell office:value-type="float" office:value="19.765496" calcext:value-type="float">
            <text:p>19.76549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22076" calcext:value-type="float">
            <text:p>1.022076</text:p>
          </table:table-cell>
          <table:table-cell office:value-type="float" office:value="17.354995" calcext:value-type="float">
            <text:p>17.354995</text:p>
          </table:table-cell>
          <table:table-cell office:value-type="float" office:value="16.332919" calcext:value-type="float">
            <text:p>16.332919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55009" calcext:value-type="float">
            <text:p>1.055009</text:p>
          </table:table-cell>
          <table:table-cell office:value-type="float" office:value="17.8512" calcext:value-type="float">
            <text:p>17.8512</text:p>
          </table:table-cell>
          <table:table-cell office:value-type="float" office:value="16.796191" calcext:value-type="float">
            <text:p>16.79619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776" calcext:value-type="float">
            <text:p>177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.712924" calcext:value-type="float">
            <text:p>2.712924</text:p>
          </table:table-cell>
          <table:table-cell office:value-type="float" office:value="19.857975" calcext:value-type="float">
            <text:p>19.857975</text:p>
          </table:table-cell>
          <table:table-cell office:value-type="float" office:value="17.145051" calcext:value-type="float">
            <text:p>17.14505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99372" calcext:value-type="float">
            <text:p>2799372</text:p>
          </table:table-cell>
          <table:table-cell office:value-type="float" office:value="2062972" calcext:value-type="float">
            <text:p>2062972</text:p>
          </table:table-cell>
          <table:table-cell office:value-type="float" office:value="2661" calcext:value-type="float">
            <text:p>2661</text:p>
          </table:table-cell>
          <table:table-cell office:value-type="float" office:value="1961" calcext:value-type="float">
            <text:p>1961</text:p>
          </table:table-cell>
          <table:table-cell office:value-type="float" office:value="1.007413" calcext:value-type="float">
            <text:p>1.007413</text:p>
          </table:table-cell>
          <table:table-cell office:value-type="float" office:value="20.501527" calcext:value-type="float">
            <text:p>20.501527</text:p>
          </table:table-cell>
          <table:table-cell office:value-type="float" office:value="19.494114" calcext:value-type="float">
            <text:p>19.494114</text:p>
          </table:table-cell>
          <table:table-cell office:value-type="float" office:value="0.846603" calcext:value-type="float">
            <text:p>0.84660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97268" calcext:value-type="float">
            <text:p>2797268</text:p>
          </table:table-cell>
          <table:table-cell office:value-type="float" office:value="358732" calcext:value-type="float">
            <text:p>358732</text:p>
          </table:table-cell>
          <table:table-cell office:value-type="float" office:value="2659" calcext:value-type="float">
            <text:p>2659</text:p>
          </table:table-cell>
          <table:table-cell office:value-type="float" office:value="341" calcext:value-type="float">
            <text:p>341</text:p>
          </table:table-cell>
          <table:table-cell office:value-type="float" office:value="1.091591" calcext:value-type="float">
            <text:p>1.091591</text:p>
          </table:table-cell>
          <table:table-cell office:value-type="float" office:value="20.653823" calcext:value-type="float">
            <text:p>20.653823</text:p>
          </table:table-cell>
          <table:table-cell office:value-type="float" office:value="19.562232" calcext:value-type="float">
            <text:p>19.562232</text:p>
          </table:table-cell>
          <table:table-cell office:value-type="float" office:value="0.146704" calcext:value-type="float">
            <text:p>0.14670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960" calcext:value-type="float">
            <text:p>15960</text:p>
          </table:table-cell>
          <table:table-cell office:value-type="float" office:value="15544" calcext:value-type="float">
            <text:p>15544</text:p>
          </table:table-cell>
          <table:table-cell office:value-type="float" office:value="394" calcext:value-type="float">
            <text:p>394</text:p>
          </table:table-cell>
          <table:table-cell office:value-type="float" office:value="384" calcext:value-type="float">
            <text:p>384</text:p>
          </table:table-cell>
          <table:table-cell office:value-type="float" office:value="1.033921" calcext:value-type="float">
            <text:p>1.033921</text:p>
          </table:table-cell>
          <table:table-cell office:value-type="float" office:value="20.705388" calcext:value-type="float">
            <text:p>20.705388</text:p>
          </table:table-cell>
          <table:table-cell office:value-type="float" office:value="19.671467" calcext:value-type="float">
            <text:p>19.671467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4535" calcext:value-type="float">
            <text:p>1.024535</text:p>
          </table:table-cell>
          <table:table-cell office:value-type="float" office:value="19.928156" calcext:value-type="float">
            <text:p>19.928156</text:p>
          </table:table-cell>
          <table:table-cell office:value-type="float" office:value="18.903621" calcext:value-type="float">
            <text:p>18.90362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058717" calcext:value-type="float">
            <text:p>1.058717</text:p>
          </table:table-cell>
          <table:table-cell office:value-type="float" office:value="18.132396" calcext:value-type="float">
            <text:p>18.132396</text:p>
          </table:table-cell>
          <table:table-cell office:value-type="float" office:value="17.073679" calcext:value-type="float">
            <text:p>17.07367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920" calcext:value-type="float">
            <text:p>19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717176" calcext:value-type="float">
            <text:p>2.717176</text:p>
          </table:table-cell>
          <table:table-cell office:value-type="float" office:value="19.482408" calcext:value-type="float">
            <text:p>19.482408</text:p>
          </table:table-cell>
          <table:table-cell office:value-type="float" office:value="16.765231" calcext:value-type="float">
            <text:p>16.765231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18308" calcext:value-type="float">
            <text:p>2818308</text:p>
          </table:table-cell>
          <table:table-cell office:value-type="float" office:value="2004060" calcext:value-type="float">
            <text:p>2004060</text:p>
          </table:table-cell>
          <table:table-cell office:value-type="float" office:value="2679" calcext:value-type="float">
            <text:p>2679</text:p>
          </table:table-cell>
          <table:table-cell office:value-type="float" office:value="1905" calcext:value-type="float">
            <text:p>1905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20.735443" calcext:value-type="float">
            <text:p>20.735443</text:p>
          </table:table-cell>
          <table:table-cell office:value-type="float" office:value="19.726221" calcext:value-type="float">
            <text:p>19.726221</text:p>
          </table:table-cell>
          <table:table-cell office:value-type="float" office:value="0.81275" calcext:value-type="float">
            <text:p>0.81275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7256" calcext:value-type="float">
            <text:p>2817256</text:p>
          </table:table-cell>
          <table:table-cell office:value-type="float" office:value="355576" calcext:value-type="float">
            <text:p>355576</text:p>
          </table:table-cell>
          <table:table-cell office:value-type="float" office:value="2678" calcext:value-type="float">
            <text:p>2678</text:p>
          </table:table-cell>
          <table:table-cell office:value-type="float" office:value="338" calcext:value-type="float">
            <text:p>338</text:p>
          </table:table-cell>
          <table:table-cell office:value-type="float" office:value="1.099311" calcext:value-type="float">
            <text:p>1.099311</text:p>
          </table:table-cell>
          <table:table-cell office:value-type="float" office:value="20.9162" calcext:value-type="float">
            <text:p>20.9162</text:p>
          </table:table-cell>
          <table:table-cell office:value-type="float" office:value="19.816889" calcext:value-type="float">
            <text:p>19.816889</text:p>
          </table:table-cell>
          <table:table-cell office:value-type="float" office:value="0.143545" calcext:value-type="float">
            <text:p>0.143545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536" calcext:value-type="float">
            <text:p>18536</text:p>
          </table:table-cell>
          <table:table-cell office:value-type="float" office:value="17744" calcext:value-type="float">
            <text:p>17744</text:p>
          </table:table-cell>
          <table:table-cell office:value-type="float" office:value="459" calcext:value-type="float">
            <text:p>459</text:p>
          </table:table-cell>
          <table:table-cell office:value-type="float" office:value="440" calcext:value-type="float">
            <text:p>440</text:p>
          </table:table-cell>
          <table:table-cell office:value-type="float" office:value="1.041742" calcext:value-type="float">
            <text:p>1.041742</text:p>
          </table:table-cell>
          <table:table-cell office:value-type="float" office:value="21.072223" calcext:value-type="float">
            <text:p>21.072223</text:p>
          </table:table-cell>
          <table:table-cell office:value-type="float" office:value="20.030481" calcext:value-type="float">
            <text:p>20.030481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026693" calcext:value-type="float">
            <text:p>1.026693</text:p>
          </table:table-cell>
          <table:table-cell office:value-type="float" office:value="20.920447" calcext:value-type="float">
            <text:p>20.920447</text:p>
          </table:table-cell>
          <table:table-cell office:value-type="float" office:value="19.893753" calcext:value-type="float">
            <text:p>19.89375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60936" calcext:value-type="float">
            <text:p>1.060936</text:p>
          </table:table-cell>
          <table:table-cell office:value-type="float" office:value="20.918961" calcext:value-type="float">
            <text:p>20.918961</text:p>
          </table:table-cell>
          <table:table-cell office:value-type="float" office:value="19.858025" calcext:value-type="float">
            <text:p>19.8580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36" calcext:value-type="float">
            <text:p>15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.56934" calcext:value-type="float">
            <text:p>3.56934</text:p>
          </table:table-cell>
          <table:table-cell office:value-type="float" office:value="20.377411" calcext:value-type="float">
            <text:p>20.377411</text:p>
          </table:table-cell>
          <table:table-cell office:value-type="float" office:value="16.808071" calcext:value-type="float">
            <text:p>16.80807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38296" calcext:value-type="float">
            <text:p>2838296</text:p>
          </table:table-cell>
          <table:table-cell office:value-type="float" office:value="2012476" calcext:value-type="float">
            <text:p>2012476</text:p>
          </table:table-cell>
          <table:table-cell office:value-type="float" office:value="2698" calcext:value-type="float">
            <text:p>2698</text:p>
          </table:table-cell>
          <table:table-cell office:value-type="float" office:value="1913" calcext:value-type="float">
            <text:p>1913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20.440239" calcext:value-type="float">
            <text:p>20.440239</text:p>
          </table:table-cell>
          <table:table-cell office:value-type="float" office:value="19.420979" calcext:value-type="float">
            <text:p>19.420979</text:p>
          </table:table-cell>
          <table:table-cell office:value-type="float" office:value="0.828991" calcext:value-type="float">
            <text:p>0.82899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37244" calcext:value-type="float">
            <text:p>2837244</text:p>
          </table:table-cell>
          <table:table-cell office:value-type="float" office:value="514428" calcext:value-type="float">
            <text:p>514428</text:p>
          </table:table-cell>
          <table:table-cell office:value-type="float" office:value="2697" calcext:value-type="float">
            <text:p>2697</text:p>
          </table:table-cell>
          <table:table-cell office:value-type="float" office:value="489" calcext:value-type="float">
            <text:p>489</text:p>
          </table:table-cell>
          <table:table-cell office:value-type="float" office:value="1.137208" calcext:value-type="float">
            <text:p>1.137208</text:p>
          </table:table-cell>
          <table:table-cell office:value-type="float" office:value="20.949512" calcext:value-type="float">
            <text:p>20.949512</text:p>
          </table:table-cell>
          <table:table-cell office:value-type="float" office:value="19.812304" calcext:value-type="float">
            <text:p>19.812304</text:p>
          </table:table-cell>
          <table:table-cell office:value-type="float" office:value="0.207721" calcext:value-type="float">
            <text:p>0.20772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76" calcext:value-type="float">
            <text:p>10176</text:p>
          </table:table-cell>
          <table:table-cell office:value-type="float" office:value="9512" calcext:value-type="float">
            <text:p>9512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1.059318" calcext:value-type="float">
            <text:p>1.059318</text:p>
          </table:table-cell>
          <table:table-cell office:value-type="float" office:value="20.441685" calcext:value-type="float">
            <text:p>20.441685</text:p>
          </table:table-cell>
          <table:table-cell office:value-type="float" office:value="19.382367" calcext:value-type="float">
            <text:p>19.382367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" calcext:value-type="float">
            <text:p>760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46646" calcext:value-type="float">
            <text:p>1.046646</text:p>
          </table:table-cell>
          <table:table-cell office:value-type="float" office:value="17.636107" calcext:value-type="float">
            <text:p>17.636107</text:p>
          </table:table-cell>
          <table:table-cell office:value-type="float" office:value="16.589461" calcext:value-type="float">
            <text:p>16.589461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9339" calcext:value-type="float">
            <text:p>1.09339</text:p>
          </table:table-cell>
          <table:table-cell office:value-type="float" office:value="18.623126" calcext:value-type="float">
            <text:p>18.623126</text:p>
          </table:table-cell>
          <table:table-cell office:value-type="float" office:value="17.529736" calcext:value-type="float">
            <text:p>17.52973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24" calcext:value-type="float">
            <text:p>18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.061994" calcext:value-type="float">
            <text:p>4.061994</text:p>
          </table:table-cell>
          <table:table-cell office:value-type="float" office:value="20.293988" calcext:value-type="float">
            <text:p>20.293988</text:p>
          </table:table-cell>
          <table:table-cell office:value-type="float" office:value="16.231994" calcext:value-type="float">
            <text:p>16.231994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58284" calcext:value-type="float">
            <text:p>2858284</text:p>
          </table:table-cell>
          <table:table-cell office:value-type="float" office:value="2019840" calcext:value-type="float">
            <text:p>2019840</text:p>
          </table:table-cell>
          <table:table-cell office:value-type="float" office:value="2717" calcext:value-type="float">
            <text:p>2717</text:p>
          </table:table-cell>
          <table:table-cell office:value-type="float" office:value="1920" calcext:value-type="float">
            <text:p>1920</text:p>
          </table:table-cell>
          <table:table-cell office:value-type="float" office:value="1.017193" calcext:value-type="float">
            <text:p>1.017193</text:p>
          </table:table-cell>
          <table:table-cell office:value-type="float" office:value="20.27088" calcext:value-type="float">
            <text:p>20.27088</text:p>
          </table:table-cell>
          <table:table-cell office:value-type="float" office:value="19.253687" calcext:value-type="float">
            <text:p>19.253687</text:p>
          </table:table-cell>
          <table:table-cell office:value-type="float" office:value="0.839253" calcext:value-type="float">
            <text:p>0.839253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57232" calcext:value-type="float">
            <text:p>2857232</text:p>
          </table:table-cell>
          <table:table-cell office:value-type="float" office:value="416592" calcext:value-type="float">
            <text:p>416592</text:p>
          </table:table-cell>
          <table:table-cell office:value-type="float" office:value="2716" calcext:value-type="float">
            <text:p>2716</text:p>
          </table:table-cell>
          <table:table-cell office:value-type="float" office:value="396" calcext:value-type="float">
            <text:p>396</text:p>
          </table:table-cell>
          <table:table-cell office:value-type="float" office:value="1.107627" calcext:value-type="float">
            <text:p>1.107627</text:p>
          </table:table-cell>
          <table:table-cell office:value-type="float" office:value="20.505561" calcext:value-type="float">
            <text:p>20.505561</text:p>
          </table:table-cell>
          <table:table-cell office:value-type="float" office:value="19.397934" calcext:value-type="float">
            <text:p>19.397934</text:p>
          </table:table-cell>
          <table:table-cell office:value-type="float" office:value="0.171809" calcext:value-type="float">
            <text:p>0.171809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20" calcext:value-type="float">
            <text:p>10320</text:p>
          </table:table-cell>
          <table:table-cell office:value-type="float" office:value="9720" calcext:value-type="float">
            <text:p>9720</text:p>
          </table:table-cell>
          <table:table-cell office:value-type="float" office:value="254" calcext:value-type="float">
            <text:p>254</text:p>
          </table:table-cell>
          <table:table-cell office:value-type="float" office:value="240" calcext:value-type="float">
            <text:p>240</text:p>
          </table:table-cell>
          <table:table-cell office:value-type="float" office:value="1.040461" calcext:value-type="float">
            <text:p>1.040461</text:p>
          </table:table-cell>
          <table:table-cell office:value-type="float" office:value="20.304739" calcext:value-type="float">
            <text:p>20.304739</text:p>
          </table:table-cell>
          <table:table-cell office:value-type="float" office:value="19.264278" calcext:value-type="float">
            <text:p>19.264278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6" calcext:value-type="float">
            <text:p>856</text:p>
          </table:table-cell>
          <table:table-cell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024182" calcext:value-type="float">
            <text:p>1.024182</text:p>
          </table:table-cell>
          <table:table-cell office:value-type="float" office:value="20.508613" calcext:value-type="float">
            <text:p>20.508613</text:p>
          </table:table-cell>
          <table:table-cell office:value-type="float" office:value="19.484431" calcext:value-type="float">
            <text:p>19.48443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6909" calcext:value-type="float">
            <text:p>1.06909</text:p>
          </table:table-cell>
          <table:table-cell office:value-type="float" office:value="20.507187" calcext:value-type="float">
            <text:p>20.507187</text:p>
          </table:table-cell>
          <table:table-cell office:value-type="float" office:value="19.438097" calcext:value-type="float">
            <text:p>19.43809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584" calcext:value-type="float">
            <text:p>158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.907321" calcext:value-type="float">
            <text:p>4.907321</text:p>
          </table:table-cell>
          <table:table-cell office:value-type="float" office:value="20.443692" calcext:value-type="float">
            <text:p>20.443692</text:p>
          </table:table-cell>
          <table:table-cell office:value-type="float" office:value="15.53637" calcext:value-type="float">
            <text:p>15.53637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79324" calcext:value-type="float">
            <text:p>2879324</text:p>
          </table:table-cell>
          <table:table-cell office:value-type="float" office:value="2008268" calcext:value-type="float">
            <text:p>2008268</text:p>
          </table:table-cell>
          <table:table-cell office:value-type="float" office:value="2737" calcext:value-type="float">
            <text:p>2737</text:p>
          </table:table-cell>
          <table:table-cell office:value-type="float" office:value="1909" calcext:value-type="float">
            <text:p>1909</text:p>
          </table:table-cell>
          <table:table-cell office:value-type="float" office:value="1.007333" calcext:value-type="float">
            <text:p>1.007333</text:p>
          </table:table-cell>
          <table:table-cell office:value-type="float" office:value="20.362431" calcext:value-type="float">
            <text:p>20.362431</text:p>
          </table:table-cell>
          <table:table-cell office:value-type="float" office:value="19.355099" calcext:value-type="float">
            <text:p>19.355099</text:p>
          </table:table-cell>
          <table:table-cell office:value-type="float" office:value="0.830073" calcext:value-type="float">
            <text:p>0.83007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77220" calcext:value-type="float">
            <text:p>2877220</text:p>
          </table:table-cell>
          <table:table-cell office:value-type="float" office:value="415540" calcext:value-type="float">
            <text:p>415540</text:p>
          </table:table-cell>
          <table:table-cell office:value-type="float" office:value="2735" calcext:value-type="float">
            <text:p>2735</text:p>
          </table:table-cell>
          <table:table-cell office:value-type="float" office:value="395" calcext:value-type="float">
            <text:p>395</text:p>
          </table:table-cell>
          <table:table-cell office:value-type="float" office:value="1.108748" calcext:value-type="float">
            <text:p>1.108748</text:p>
          </table:table-cell>
          <table:table-cell office:value-type="float" office:value="20.507671" calcext:value-type="float">
            <text:p>20.507671</text:p>
          </table:table-cell>
          <table:table-cell office:value-type="float" office:value="19.398923" calcext:value-type="float">
            <text:p>19.398923</text:p>
          </table:table-cell>
          <table:table-cell office:value-type="float" office:value="0.171366" calcext:value-type="float">
            <text:p>0.17136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56" calcext:value-type="float">
            <text:p>14456</text:p>
          </table:table-cell>
          <table:table-cell office:value-type="float" office:value="13768" calcext:value-type="float">
            <text:p>13768</text:p>
          </table:table-cell>
          <table:table-cell office:value-type="float" office:value="357" calcext:value-type="float">
            <text:p>357</text:p>
          </table:table-cell>
          <table:table-cell office:value-type="float" office:value="340" calcext:value-type="float">
            <text:p>340</text:p>
          </table:table-cell>
          <table:table-cell office:value-type="float" office:value="1.033721" calcext:value-type="float">
            <text:p>1.033721</text:p>
          </table:table-cell>
          <table:table-cell office:value-type="float" office:value="20.410412" calcext:value-type="float">
            <text:p>20.410412</text:p>
          </table:table-cell>
          <table:table-cell office:value-type="float" office:value="19.376691" calcext:value-type="float">
            <text:p>19.376691</text:p>
          </table:table-cell>
          <table:table-cell office:value-type="float" office:value="0.005684" calcext:value-type="float">
            <text:p>0.00568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26591" calcext:value-type="float">
            <text:p>1.026591</text:p>
          </table:table-cell>
          <table:table-cell office:value-type="float" office:value="18.079029" calcext:value-type="float">
            <text:p>18.079029</text:p>
          </table:table-cell>
          <table:table-cell office:value-type="float" office:value="17.052437" calcext:value-type="float">
            <text:p>17.05243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6243" calcext:value-type="float">
            <text:p>1.06243</text:p>
          </table:table-cell>
          <table:table-cell office:value-type="float" office:value="18.077603" calcext:value-type="float">
            <text:p>18.077603</text:p>
          </table:table-cell>
          <table:table-cell office:value-type="float" office:value="17.015173" calcext:value-type="float">
            <text:p>17.01517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.071087" calcext:value-type="float">
            <text:p>3.071087</text:p>
          </table:table-cell>
          <table:table-cell office:value-type="float" office:value="20.388847" calcext:value-type="float">
            <text:p>20.388847</text:p>
          </table:table-cell>
          <table:table-cell office:value-type="float" office:value="17.31776" calcext:value-type="float">
            <text:p>17.31776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98260" calcext:value-type="float">
            <text:p>2898260</text:p>
          </table:table-cell>
          <table:table-cell office:value-type="float" office:value="1991436" calcext:value-type="float">
            <text:p>1991436</text:p>
          </table:table-cell>
          <table:table-cell office:value-type="float" office:value="2755" calcext:value-type="float">
            <text:p>2755</text:p>
          </table:table-cell>
          <table:table-cell office:value-type="float" office:value="1893" calcext:value-type="float">
            <text:p>1893</text:p>
          </table:table-cell>
          <table:table-cell office:value-type="float" office:value="1.016978" calcext:value-type="float">
            <text:p>1.016978</text:p>
          </table:table-cell>
          <table:table-cell office:value-type="float" office:value="20.492873" calcext:value-type="float">
            <text:p>20.492873</text:p>
          </table:table-cell>
          <table:table-cell office:value-type="float" office:value="19.475895" calcext:value-type="float">
            <text:p>19.475895</text:p>
          </table:table-cell>
          <table:table-cell office:value-type="float" office:value="0.818011" calcext:value-type="float">
            <text:p>0.81801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97208" calcext:value-type="float">
            <text:p>2897208</text:p>
          </table:table-cell>
          <table:table-cell office:value-type="float" office:value="367148" calcext:value-type="float">
            <text:p>367148</text:p>
          </table:table-cell>
          <table:table-cell office:value-type="float" office:value="2754" calcext:value-type="float">
            <text:p>2754</text:p>
          </table:table-cell>
          <table:table-cell office:value-type="float" office:value="349" calcext:value-type="float">
            <text:p>349</text:p>
          </table:table-cell>
          <table:table-cell office:value-type="float" office:value="1.327484" calcext:value-type="float">
            <text:p>1.327484</text:p>
          </table:table-cell>
          <table:table-cell office:value-type="float" office:value="21.033083" calcext:value-type="float">
            <text:p>21.033083</text:p>
          </table:table-cell>
          <table:table-cell office:value-type="float" office:value="19.705599" calcext:value-type="float">
            <text:p>19.705599</text:p>
          </table:table-cell>
          <table:table-cell office:value-type="float" office:value="0.149053" calcext:value-type="float">
            <text:p>0.149053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32" calcext:value-type="float">
            <text:p>18432</text:p>
          </table:table-cell>
          <table:table-cell office:value-type="float" office:value="17832" calcext:value-type="float">
            <text:p>17832</text:p>
          </table:table-cell>
          <table:table-cell office:value-type="float" office:value="456" calcext:value-type="float">
            <text:p>456</text:p>
          </table:table-cell>
          <table:table-cell office:value-type="float" office:value="441" calcext:value-type="float">
            <text:p>441</text:p>
          </table:table-cell>
          <table:table-cell office:value-type="float" office:value="1.270985" calcext:value-type="float">
            <text:p>1.270985</text:p>
          </table:table-cell>
          <table:table-cell office:value-type="float" office:value="20.851713" calcext:value-type="float">
            <text:p>20.851713</text:p>
          </table:table-cell>
          <table:table-cell office:value-type="float" office:value="19.580729" calcext:value-type="float">
            <text:p>19.580729</text:p>
          </table:table-cell>
          <table:table-cell office:value-type="float" office:value="0.007286" calcext:value-type="float">
            <text:p>0.007286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255896" calcext:value-type="float">
            <text:p>1.255896</text:p>
          </table:table-cell>
          <table:table-cell office:value-type="float" office:value="21.035935" calcext:value-type="float">
            <text:p>21.035935</text:p>
          </table:table-cell>
          <table:table-cell office:value-type="float" office:value="19.780039" calcext:value-type="float">
            <text:p>19.78003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294591" calcext:value-type="float">
            <text:p>1.294591</text:p>
          </table:table-cell>
          <table:table-cell office:value-type="float" office:value="21.034529" calcext:value-type="float">
            <text:p>21.034529</text:p>
          </table:table-cell>
          <table:table-cell office:value-type="float" office:value="19.739937" calcext:value-type="float">
            <text:p>19.7399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728" calcext:value-type="float">
            <text:p>17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.931038" calcext:value-type="float">
            <text:p>3.931038</text:p>
          </table:table-cell>
          <table:table-cell office:value-type="float" office:value="20.827858" calcext:value-type="float">
            <text:p>20.827858</text:p>
          </table:table-cell>
          <table:table-cell office:value-type="float" office:value="16.89682" calcext:value-type="float">
            <text:p>16.89682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19300" calcext:value-type="float">
            <text:p>2919300</text:p>
          </table:table-cell>
          <table:table-cell office:value-type="float" office:value="1980916" calcext:value-type="float">
            <text:p>1980916</text:p>
          </table:table-cell>
          <table:table-cell office:value-type="float" office:value="2775" calcext:value-type="float">
            <text:p>2775</text:p>
          </table:table-cell>
          <table:table-cell office:value-type="float" office:value="1883" calcext:value-type="float">
            <text:p>1883</text:p>
          </table:table-cell>
          <table:table-cell office:value-type="float" office:value="1.015281" calcext:value-type="float">
            <text:p>1.015281</text:p>
          </table:table-cell>
          <table:table-cell office:value-type="float" office:value="20.49895" calcext:value-type="float">
            <text:p>20.49895</text:p>
          </table:table-cell>
          <table:table-cell office:value-type="float" office:value="19.48367" calcext:value-type="float">
            <text:p>19.48367</text:p>
          </table:table-cell>
          <table:table-cell office:value-type="float" office:value="0.813365" calcext:value-type="float">
            <text:p>0.81336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17196" calcext:value-type="float">
            <text:p>2917196</text:p>
          </table:table-cell>
          <table:table-cell office:value-type="float" office:value="438684" calcext:value-type="float">
            <text:p>438684</text:p>
          </table:table-cell>
          <table:table-cell office:value-type="float" office:value="2773" calcext:value-type="float">
            <text:p>2773</text:p>
          </table:table-cell>
          <table:table-cell office:value-type="float" office:value="417" calcext:value-type="float">
            <text:p>417</text:p>
          </table:table-cell>
          <table:table-cell office:value-type="float" office:value="1.14098" calcext:value-type="float">
            <text:p>1.14098</text:p>
          </table:table-cell>
          <table:table-cell office:value-type="float" office:value="20.610564" calcext:value-type="float">
            <text:p>20.610564</text:p>
          </table:table-cell>
          <table:table-cell office:value-type="float" office:value="19.469584" calcext:value-type="float">
            <text:p>19.469584</text:p>
          </table:table-cell>
          <table:table-cell office:value-type="float" office:value="0.180254" calcext:value-type="float">
            <text:p>0.18025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008" calcext:value-type="float">
            <text:p>14008</text:p>
          </table:table-cell>
          <table:table-cell office:value-type="float" office:value="13376" calcext:value-type="float">
            <text:p>13376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  <table:table-cell office:value-type="float" office:value="1.049606" calcext:value-type="float">
            <text:p>1.049606</text:p>
          </table:table-cell>
          <table:table-cell office:value-type="float" office:value="20.730037" calcext:value-type="float">
            <text:p>20.730037</text:p>
          </table:table-cell>
          <table:table-cell office:value-type="float" office:value="19.680431" calcext:value-type="float">
            <text:p>19.680431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68" calcext:value-type="float">
            <text:p>56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.028995" calcext:value-type="float">
            <text:p>1.028995</text:p>
          </table:table-cell>
          <table:table-cell office:value-type="float" office:value="18.291119" calcext:value-type="float">
            <text:p>18.291119</text:p>
          </table:table-cell>
          <table:table-cell office:value-type="float" office:value="17.262124" calcext:value-type="float">
            <text:p>17.26212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80657" calcext:value-type="float">
            <text:p>1.080657</text:p>
          </table:table-cell>
          <table:table-cell office:value-type="float" office:value="20.728451" calcext:value-type="float">
            <text:p>20.728451</text:p>
          </table:table-cell>
          <table:table-cell office:value-type="float" office:value="19.647795" calcext:value-type="float">
            <text:p>19.64779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1872" calcext:value-type="float">
            <text:p>187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.958951" calcext:value-type="float">
            <text:p>4.958951</text:p>
          </table:table-cell>
          <table:table-cell office:value-type="float" office:value="20.722385" calcext:value-type="float">
            <text:p>20.722385</text:p>
          </table:table-cell>
          <table:table-cell office:value-type="float" office:value="15.763433" calcext:value-type="float">
            <text:p>15.76343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39288" calcext:value-type="float">
            <text:p>2939288</text:p>
          </table:table-cell>
          <table:table-cell office:value-type="float" office:value="1996696" calcext:value-type="float">
            <text:p>1996696</text:p>
          </table:table-cell>
          <table:table-cell office:value-type="float" office:value="2794" calcext:value-type="float">
            <text:p>2794</text:p>
          </table:table-cell>
          <table:table-cell office:value-type="float" office:value="1898" calcext:value-type="float">
            <text:p>1898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20.546706" calcext:value-type="float">
            <text:p>20.546706</text:p>
          </table:table-cell>
          <table:table-cell office:value-type="float" office:value="19.535265" calcext:value-type="float">
            <text:p>19.535265</text:p>
          </table:table-cell>
          <table:table-cell office:value-type="float" office:value="0.817679" calcext:value-type="float">
            <text:p>0.817679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37184" calcext:value-type="float">
            <text:p>2937184</text:p>
          </table:table-cell>
          <table:table-cell office:value-type="float" office:value="433424" calcext:value-type="float">
            <text:p>433424</text:p>
          </table:table-cell>
          <table:table-cell office:value-type="float" office:value="2792" calcext:value-type="float">
            <text:p>2792</text:p>
          </table:table-cell>
          <table:table-cell office:value-type="float" office:value="412" calcext:value-type="float">
            <text:p>412</text:p>
          </table:table-cell>
          <table:table-cell office:value-type="float" office:value="1.322684" calcext:value-type="float">
            <text:p>1.322684</text:p>
          </table:table-cell>
          <table:table-cell office:value-type="float" office:value="21.059001" calcext:value-type="float">
            <text:p>21.059001</text:p>
          </table:table-cell>
          <table:table-cell office:value-type="float" office:value="19.736317" calcext:value-type="float">
            <text:p>19.736317</text:p>
          </table:table-cell>
          <table:table-cell office:value-type="float" office:value="0.175686" calcext:value-type="float">
            <text:p>0.175686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216" calcext:value-type="float">
            <text:p>16216</text:p>
          </table:table-cell>
          <table:table-cell office:value-type="float" office:value="15456" calcext:value-type="float">
            <text:p>15456</text:p>
          </table:table-cell>
          <table:table-cell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office:value-type="float" office:value="1.279882" calcext:value-type="float">
            <text:p>1.279882</text:p>
          </table:table-cell>
          <table:table-cell office:value-type="float" office:value="20.89114" calcext:value-type="float">
            <text:p>20.89114</text:p>
          </table:table-cell>
          <table:table-cell office:value-type="float" office:value="19.611258" calcext:value-type="float">
            <text:p>19.611258</text:p>
          </table:table-cell>
          <table:table-cell office:value-type="float" office:value="0.006305" calcext:value-type="float">
            <text:p>0.006305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8" calcext:value-type="float">
            <text:p>80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259431" calcext:value-type="float">
            <text:p>1.259431</text:p>
          </table:table-cell>
          <table:table-cell office:value-type="float" office:value="18.779887" calcext:value-type="float">
            <text:p>18.779887</text:p>
          </table:table-cell>
          <table:table-cell office:value-type="float" office:value="17.520456" calcext:value-type="float">
            <text:p>17.520456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97826" calcext:value-type="float">
            <text:p>1.297826</text:p>
          </table:table-cell>
          <table:table-cell office:value-type="float" office:value="18.872206" calcext:value-type="float">
            <text:p>18.872206</text:p>
          </table:table-cell>
          <table:table-cell office:value-type="float" office:value="17.574379" calcext:value-type="float">
            <text:p>17.57437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872" calcext:value-type="float">
            <text:p>187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.155898" calcext:value-type="float">
            <text:p>3.155898</text:p>
          </table:table-cell>
          <table:table-cell office:value-type="float" office:value="20.886477" calcext:value-type="float">
            <text:p>20.886477</text:p>
          </table:table-cell>
          <table:table-cell office:value-type="float" office:value="17.730578" calcext:value-type="float">
            <text:p>17.730578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58224" calcext:value-type="float">
            <text:p>2958224</text:p>
          </table:table-cell>
          <table:table-cell office:value-type="float" office:value="2217616" calcext:value-type="float">
            <text:p>2217616</text:p>
          </table:table-cell>
          <table:table-cell office:value-type="float" office:value="2812" calcext:value-type="float">
            <text:p>2812</text:p>
          </table:table-cell>
          <table:table-cell office:value-type="float" office:value="2108" calcext:value-type="float">
            <text:p>2108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20.402624" calcext:value-type="float">
            <text:p>20.402624</text:p>
          </table:table-cell>
          <table:table-cell office:value-type="float" office:value="19.386343" calcext:value-type="float">
            <text:p>19.386343</text:p>
          </table:table-cell>
          <table:table-cell office:value-type="float" office:value="0.915125" calcext:value-type="float">
            <text:p>0.91512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57172" calcext:value-type="float">
            <text:p>2957172</text:p>
          </table:table-cell>
          <table:table-cell office:value-type="float" office:value="413436" calcext:value-type="float">
            <text:p>413436</text:p>
          </table:table-cell>
          <table:table-cell office:value-type="float" office:value="2811" calcext:value-type="float">
            <text:p>2811</text:p>
          </table:table-cell>
          <table:table-cell office:value-type="float" office:value="393" calcext:value-type="float">
            <text:p>393</text:p>
          </table:table-cell>
          <table:table-cell office:value-type="float" office:value="1.125352" calcext:value-type="float">
            <text:p>1.125352</text:p>
          </table:table-cell>
          <table:table-cell office:value-type="float" office:value="20.729404" calcext:value-type="float">
            <text:p>20.729404</text:p>
          </table:table-cell>
          <table:table-cell office:value-type="float" office:value="19.604052" calcext:value-type="float">
            <text:p>19.604052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76" calcext:value-type="float">
            <text:p>10576</text:p>
          </table:table-cell>
          <table:table-cell office:value-type="float" office:value="9760" calcext:value-type="float">
            <text:p>9760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1.050386" calcext:value-type="float">
            <text:p>1.050386</text:p>
          </table:table-cell>
          <table:table-cell office:value-type="float" office:value="20.261533" calcext:value-type="float">
            <text:p>20.261533</text:p>
          </table:table-cell>
          <table:table-cell office:value-type="float" office:value="19.211147" calcext:value-type="float">
            <text:p>19.211147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9775" calcext:value-type="float">
            <text:p>1.029775</text:p>
          </table:table-cell>
          <table:table-cell office:value-type="float" office:value="20.271216" calcext:value-type="float">
            <text:p>20.271216</text:p>
          </table:table-cell>
          <table:table-cell office:value-type="float" office:value="19.241441" calcext:value-type="float">
            <text:p>19.24144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76033" calcext:value-type="float">
            <text:p>1.076033</text:p>
          </table:table-cell>
          <table:table-cell office:value-type="float" office:value="20.701451" calcext:value-type="float">
            <text:p>20.701451</text:p>
          </table:table-cell>
          <table:table-cell office:value-type="float" office:value="19.625419" calcext:value-type="float">
            <text:p>19.62541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.036518" calcext:value-type="float">
            <text:p>3.036518</text:p>
          </table:table-cell>
          <table:table-cell office:value-type="float" office:value="19.795601" calcext:value-type="float">
            <text:p>19.795601</text:p>
          </table:table-cell>
          <table:table-cell office:value-type="float" office:value="16.759083" calcext:value-type="float">
            <text:p>16.759083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79264" calcext:value-type="float">
            <text:p>2979264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832" calcext:value-type="float">
            <text:p>2832</text:p>
          </table:table-cell>
          <table:table-cell office:value-type="float" office:value="1980" calcext:value-type="float">
            <text:p>1980</text:p>
          </table:table-cell>
          <table:table-cell office:value-type="float" office:value="1.016329" calcext:value-type="float">
            <text:p>1.016329</text:p>
          </table:table-cell>
          <table:table-cell office:value-type="float" office:value="20.68448" calcext:value-type="float">
            <text:p>20.68448</text:p>
          </table:table-cell>
          <table:table-cell office:value-type="float" office:value="19.668151" calcext:value-type="float">
            <text:p>19.668151</text:p>
          </table:table-cell>
          <table:table-cell office:value-type="float" office:value="0.847242" calcext:value-type="float">
            <text:p>0.84724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77160" calcext:value-type="float">
            <text:p>2977160</text:p>
          </table:table-cell>
          <table:table-cell office:value-type="float" office:value="360836" calcext:value-type="float">
            <text:p>360836</text:p>
          </table:table-cell>
          <table:table-cell office:value-type="float" office:value="2830" calcext:value-type="float">
            <text:p>2830</text:p>
          </table:table-cell>
          <table:table-cell office:value-type="float" office:value="343" calcext:value-type="float">
            <text:p>343</text:p>
          </table:table-cell>
          <table:table-cell office:value-type="float" office:value="1.125305" calcext:value-type="float">
            <text:p>1.125305</text:p>
          </table:table-cell>
          <table:table-cell office:value-type="float" office:value="21.196816" calcext:value-type="float">
            <text:p>21.196816</text:p>
          </table:table-cell>
          <table:table-cell office:value-type="float" office:value="20.071511" calcext:value-type="float">
            <text:p>20.071511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824" calcext:value-type="float">
            <text:p>19824</text:p>
          </table:table-cell>
          <table:table-cell office:value-type="float" office:value="19440" calcext:value-type="float">
            <text:p>19440</text:p>
          </table:table-cell>
          <table:table-cell office:value-type="float" office:value="491" calcext:value-type="float">
            <text:p>491</text:p>
          </table:table-cell>
          <table:table-cell office:value-type="float" office:value="482" calcext:value-type="float">
            <text:p>482</text:p>
          </table:table-cell>
          <table:table-cell office:value-type="float" office:value="1.051205" calcext:value-type="float">
            <text:p>1.051205</text:p>
          </table:table-cell>
          <table:table-cell office:value-type="float" office:value="21.346879" calcext:value-type="float">
            <text:p>21.346879</text:p>
          </table:table-cell>
          <table:table-cell office:value-type="float" office:value="20.295674" calcext:value-type="float">
            <text:p>20.295674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030973" calcext:value-type="float">
            <text:p>1.030973</text:p>
          </table:table-cell>
          <table:table-cell office:value-type="float" office:value="21.35524" calcext:value-type="float">
            <text:p>21.35524</text:p>
          </table:table-cell>
          <table:table-cell office:value-type="float" office:value="20.324266" calcext:value-type="float">
            <text:p>20.32426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92011" calcext:value-type="float">
            <text:p>1.092011</text:p>
          </table:table-cell>
          <table:table-cell office:value-type="float" office:value="19.166595" calcext:value-type="float">
            <text:p>19.166595</text:p>
          </table:table-cell>
          <table:table-cell office:value-type="float" office:value="18.074584" calcext:value-type="float">
            <text:p>18.07458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06" calcext:value-type="float">
            <text:p>1806</text:p>
          </table:table-cell>
          <table:table-cell office:value-type="float" office:value="1710" calcext:value-type="float">
            <text:p>171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.634287" calcext:value-type="float">
            <text:p>3.634287</text:p>
          </table:table-cell>
          <table:table-cell office:value-type="float" office:value="21.356754" calcext:value-type="float">
            <text:p>21.356754</text:p>
          </table:table-cell>
          <table:table-cell office:value-type="float" office:value="17.722466" calcext:value-type="float">
            <text:p>17.722466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98200" calcext:value-type="float">
            <text:p>2998200</text:p>
          </table:table-cell>
          <table:table-cell office:value-type="float" office:value="2104000" calcext:value-type="float">
            <text:p>2104000</text:p>
          </table:table-cell>
          <table:table-cell office:value-type="float" office:value="2850" calcext:value-type="float">
            <text:p>2850</text:p>
          </table:table-cell>
          <table:table-cell office:value-type="float" office:value="2000" calcext:value-type="float">
            <text:p>2000</text:p>
          </table:table-cell>
          <table:table-cell office:value-type="float" office:value="1.01633" calcext:value-type="float">
            <text:p>1.01633</text:p>
          </table:table-cell>
          <table:table-cell office:value-type="float" office:value="20.464591" calcext:value-type="float">
            <text:p>20.464591</text:p>
          </table:table-cell>
          <table:table-cell office:value-type="float" office:value="19.448261" calcext:value-type="float">
            <text:p>19.448261</text:p>
          </table:table-cell>
          <table:table-cell office:value-type="float" office:value="0.865476" calcext:value-type="float">
            <text:p>0.86547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97148" calcext:value-type="float">
            <text:p>2997148</text:p>
          </table:table-cell>
          <table:table-cell office:value-type="float" office:value="396604" calcext:value-type="float">
            <text:p>396604</text:p>
          </table:table-cell>
          <table:table-cell office:value-type="float" office:value="2849" calcext:value-type="float">
            <text:p>2849</text:p>
          </table:table-cell>
          <table:table-cell office:value-type="float" office:value="377" calcext:value-type="float">
            <text:p>377</text:p>
          </table:table-cell>
          <table:table-cell office:value-type="float" office:value="1.175032" calcext:value-type="float">
            <text:p>1.175032</text:p>
          </table:table-cell>
          <table:table-cell office:value-type="float" office:value="20.526408" calcext:value-type="float">
            <text:p>20.526408</text:p>
          </table:table-cell>
          <table:table-cell office:value-type="float" office:value="19.351376" calcext:value-type="float">
            <text:p>19.351376</text:p>
          </table:table-cell>
          <table:table-cell office:value-type="float" office:value="0.163959" calcext:value-type="float">
            <text:p>0.163959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784" calcext:value-type="float">
            <text:p>13784</text:p>
          </table:table-cell>
          <table:table-cell office:value-type="float" office:value="13192" calcext:value-type="float">
            <text:p>13192</text:p>
          </table:table-cell>
          <table:table-cell office:value-type="float" office:value="340" calcext:value-type="float">
            <text:p>340</text:p>
          </table:table-cell>
          <table:table-cell office:value-type="float" office:value="326" calcext:value-type="float">
            <text:p>326</text:p>
          </table:table-cell>
          <table:table-cell office:value-type="float" office:value="1.062411" calcext:value-type="float">
            <text:p>1.062411</text:p>
          </table:table-cell>
          <table:table-cell office:value-type="float" office:value="20.578018" calcext:value-type="float">
            <text:p>20.578018</text:p>
          </table:table-cell>
          <table:table-cell office:value-type="float" office:value="19.515607" calcext:value-type="float">
            <text:p>19.515607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36518" calcext:value-type="float">
            <text:p>1.036518</text:p>
          </table:table-cell>
          <table:table-cell office:value-type="float" office:value="19.798332" calcext:value-type="float">
            <text:p>19.798332</text:p>
          </table:table-cell>
          <table:table-cell office:value-type="float" office:value="18.761814" calcext:value-type="float">
            <text:p>18.76181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82" calcext:value-type="float">
            <text:p>582</text:p>
          </table:table-cell>
          <table:table-cell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147582" calcext:value-type="float">
            <text:p>1.147582</text:p>
          </table:table-cell>
          <table:table-cell office:value-type="float" office:value="19.628784" calcext:value-type="float">
            <text:p>19.628784</text:p>
          </table:table-cell>
          <table:table-cell office:value-type="float" office:value="18.481202" calcext:value-type="float">
            <text:p>18.481202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.106727" calcext:value-type="float">
            <text:p>3.106727</text:p>
          </table:table-cell>
          <table:table-cell office:value-type="float" office:value="18.869315" calcext:value-type="float">
            <text:p>18.869315</text:p>
          </table:table-cell>
          <table:table-cell office:value-type="float" office:value="15.762588" calcext:value-type="float">
            <text:p>15.762588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18188" calcext:value-type="float">
            <text:p>3018188</text:p>
          </table:table-cell>
          <table:table-cell office:value-type="float" office:value="2079804" calcext:value-type="float">
            <text:p>2079804</text:p>
          </table:table-cell>
          <table:table-cell office:value-type="float" office:value="2869" calcext:value-type="float">
            <text:p>2869</text:p>
          </table:table-cell>
          <table:table-cell office:value-type="float" office:value="1977" calcext:value-type="float">
            <text:p>1977</text:p>
          </table:table-cell>
          <table:table-cell office:value-type="float" office:value="1.017281" calcext:value-type="float">
            <text:p>1.017281</text:p>
          </table:table-cell>
          <table:table-cell office:value-type="float" office:value="20.471827" calcext:value-type="float">
            <text:p>20.471827</text:p>
          </table:table-cell>
          <table:table-cell office:value-type="float" office:value="19.454546" calcext:value-type="float">
            <text:p>19.454546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17136" calcext:value-type="float">
            <text:p>3017136</text:p>
          </table:table-cell>
          <table:table-cell office:value-type="float" office:value="409228" calcext:value-type="float">
            <text:p>409228</text:p>
          </table:table-cell>
          <table:table-cell office:value-type="float" office:value="2868" calcext:value-type="float">
            <text:p>2868</text:p>
          </table:table-cell>
          <table:table-cell office:value-type="float" office:value="389" calcext:value-type="float">
            <text:p>389</text:p>
          </table:table-cell>
          <table:table-cell office:value-type="float" office:value="2.115186" calcext:value-type="float">
            <text:p>2.115186</text:p>
          </table:table-cell>
          <table:table-cell office:value-type="float" office:value="20.986801" calcext:value-type="float">
            <text:p>20.986801</text:p>
          </table:table-cell>
          <table:table-cell office:value-type="float" office:value="18.871615" calcext:value-type="float">
            <text:p>18.871615</text:p>
          </table:table-cell>
          <table:table-cell office:value-type="float" office:value="0.173479" calcext:value-type="float">
            <text:p>0.173479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80" calcext:value-type="float">
            <text:p>17680</text:p>
          </table:table-cell>
          <table:table-cell office:value-type="float" office:value="17312" calcext:value-type="float">
            <text:p>17312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1.052736" calcext:value-type="float">
            <text:p>1.052736</text:p>
          </table:table-cell>
          <table:table-cell office:value-type="float" office:value="20.495335" calcext:value-type="float">
            <text:p>20.495335</text:p>
          </table:table-cell>
          <table:table-cell office:value-type="float" office:value="19.442599" calcext:value-type="float">
            <text:p>19.442599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30715" calcext:value-type="float">
            <text:p>1.030715</text:p>
          </table:table-cell>
          <table:table-cell office:value-type="float" office:value="20.483057" calcext:value-type="float">
            <text:p>20.483057</text:p>
          </table:table-cell>
          <table:table-cell office:value-type="float" office:value="19.452342" calcext:value-type="float">
            <text:p>19.45234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.082274" calcext:value-type="float">
            <text:p>2.082274</text:p>
          </table:table-cell>
          <table:table-cell office:value-type="float" office:value="20.481611" calcext:value-type="float">
            <text:p>20.481611</text:p>
          </table:table-cell>
          <table:table-cell office:value-type="float" office:value="18.399337" calcext:value-type="float">
            <text:p>18.3993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.824929" calcext:value-type="float">
            <text:p>3.824929</text:p>
          </table:table-cell>
          <table:table-cell office:value-type="float" office:value="20.478831" calcext:value-type="float">
            <text:p>20.478831</text:p>
          </table:table-cell>
          <table:table-cell office:value-type="float" office:value="16.653902" calcext:value-type="float">
            <text:p>16.653902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39228" calcext:value-type="float">
            <text:p>3039228</text:p>
          </table:table-cell>
          <table:table-cell office:value-type="float" office:value="2274424" calcext:value-type="float">
            <text:p>2274424</text:p>
          </table:table-cell>
          <table:table-cell office:value-type="float" office:value="2889" calcext:value-type="float">
            <text:p>2889</text:p>
          </table:table-cell>
          <table:table-cell office:value-type="float" office:value="2162" calcext:value-type="float">
            <text:p>2162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20.779873" calcext:value-type="float">
            <text:p>20.779873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0.92033" calcext:value-type="float">
            <text:p>0.9203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37124" calcext:value-type="float">
            <text:p>3037124</text:p>
          </table:table-cell>
          <table:table-cell office:value-type="float" office:value="353472" calcext:value-type="float">
            <text:p>353472</text:p>
          </table:table-cell>
          <table:table-cell office:value-type="float" office:value="2887" calcext:value-type="float">
            <text:p>2887</text:p>
          </table:table-cell>
          <table:table-cell office:value-type="float" office:value="336" calcext:value-type="float">
            <text:p>336</text:p>
          </table:table-cell>
          <table:table-cell office:value-type="float" office:value="1.133828" calcext:value-type="float">
            <text:p>1.133828</text:p>
          </table:table-cell>
          <table:table-cell office:value-type="float" office:value="20.494337" calcext:value-type="float">
            <text:p>20.494337</text:p>
          </table:table-cell>
          <table:table-cell office:value-type="float" office:value="19.360509" calcext:value-type="float">
            <text:p>19.360509</text:p>
          </table:table-cell>
          <table:table-cell office:value-type="float" office:value="0.146059" calcext:value-type="float">
            <text:p>0.14605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040" calcext:value-type="float">
            <text:p>12040</text:p>
          </table:table-cell>
          <table:table-cell office:value-type="float" office:value="11488" calcext:value-type="float">
            <text:p>11488</text:p>
          </table:table-cell>
          <table:table-cell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  <table:table-cell office:value-type="float" office:value="1.047396" calcext:value-type="float">
            <text:p>1.047396</text:p>
          </table:table-cell>
          <table:table-cell office:value-type="float" office:value="20.786784" calcext:value-type="float">
            <text:p>20.786784</text:p>
          </table:table-cell>
          <table:table-cell office:value-type="float" office:value="19.739388" calcext:value-type="float">
            <text:p>19.739388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" calcext:value-type="float">
            <text:p>131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025975" calcext:value-type="float">
            <text:p>1.025975</text:p>
          </table:table-cell>
          <table:table-cell office:value-type="float" office:value="20.693327" calcext:value-type="float">
            <text:p>20.693327</text:p>
          </table:table-cell>
          <table:table-cell office:value-type="float" office:value="19.667353" calcext:value-type="float">
            <text:p>19.667353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4" calcext:value-type="float">
            <text:p>354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75622" calcext:value-type="float">
            <text:p>1.075622</text:p>
          </table:table-cell>
          <table:table-cell office:value-type="float" office:value="20.783859" calcext:value-type="float">
            <text:p>20.783859</text:p>
          </table:table-cell>
          <table:table-cell office:value-type="float" office:value="19.708237" calcext:value-type="float">
            <text:p>19.70823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872" calcext:value-type="float">
            <text:p>187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.522781" calcext:value-type="float">
            <text:p>3.522781</text:p>
          </table:table-cell>
          <table:table-cell office:value-type="float" office:value="20.717391" calcext:value-type="float">
            <text:p>20.717391</text:p>
          </table:table-cell>
          <table:table-cell office:value-type="float" office:value="17.19461" calcext:value-type="float">
            <text:p>17.19461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8164" calcext:value-type="float">
            <text:p>3058164</text:p>
          </table:table-cell>
          <table:table-cell office:value-type="float" office:value="2133456" calcext:value-type="float">
            <text:p>2133456</text:p>
          </table:table-cell>
          <table:table-cell office:value-type="float" office:value="2907" calcext:value-type="float">
            <text:p>2907</text:p>
          </table:table-cell>
          <table:table-cell office:value-type="float" office:value="2028" calcext:value-type="float">
            <text:p>2028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20.719725" calcext:value-type="float">
            <text:p>20.719725</text:p>
          </table:table-cell>
          <table:table-cell office:value-type="float" office:value="19.700415" calcext:value-type="float">
            <text:p>19.700415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57112" calcext:value-type="float">
            <text:p>3057112</text:p>
          </table:table-cell>
          <table:table-cell office:value-type="float" office:value="371356" calcext:value-type="float">
            <text:p>371356</text:p>
          </table:table-cell>
          <table:table-cell office:value-type="float" office:value="2906" calcext:value-type="float">
            <text:p>2906</text:p>
          </table:table-cell>
          <table:table-cell office:value-type="float" office:value="353" calcext:value-type="float">
            <text:p>353</text:p>
          </table:table-cell>
          <table:table-cell office:value-type="float" office:value="1.166887" calcext:value-type="float">
            <text:p>1.166887</text:p>
          </table:table-cell>
          <table:table-cell office:value-type="float" office:value="20.309827" calcext:value-type="float">
            <text:p>20.309827</text:p>
          </table:table-cell>
          <table:table-cell office:value-type="float" office:value="19.142939" calcext:value-type="float">
            <text:p>19.142939</text:p>
          </table:table-cell>
          <table:table-cell office:value-type="float" office:value="0.155193" calcext:value-type="float">
            <text:p>0.155193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552" calcext:value-type="float">
            <text:p>17552</text:p>
          </table:table-cell>
          <table:table-cell office:value-type="float" office:value="17072" calcext:value-type="float">
            <text:p>17072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office:value-type="float" office:value="1.059057" calcext:value-type="float">
            <text:p>1.059057</text:p>
          </table:table-cell>
          <table:table-cell office:value-type="float" office:value="20.809271" calcext:value-type="float">
            <text:p>20.809271</text:p>
          </table:table-cell>
          <table:table-cell office:value-type="float" office:value="19.750214" calcext:value-type="float">
            <text:p>19.750214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576" calcext:value-type="float">
            <text:p>57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038626" calcext:value-type="float">
            <text:p>1.038626</text:p>
          </table:table-cell>
          <table:table-cell office:value-type="float" office:value="20.328181" calcext:value-type="float">
            <text:p>20.328181</text:p>
          </table:table-cell>
          <table:table-cell office:value-type="float" office:value="19.289555" calcext:value-type="float">
            <text:p>19.28955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110817" calcext:value-type="float">
            <text:p>1.110817</text:p>
          </table:table-cell>
          <table:table-cell office:value-type="float" office:value="20.329515" calcext:value-type="float">
            <text:p>20.329515</text:p>
          </table:table-cell>
          <table:table-cell office:value-type="float" office:value="19.218698" calcext:value-type="float">
            <text:p>19.21869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65681" calcext:value-type="float">
            <text:p>2.65681</text:p>
          </table:table-cell>
          <table:table-cell office:value-type="float" office:value="20.872946" calcext:value-type="float">
            <text:p>20.872946</text:p>
          </table:table-cell>
          <table:table-cell office:value-type="float" office:value="18.216136" calcext:value-type="float">
            <text:p>18.21613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79204" calcext:value-type="float">
            <text:p>3079204</text:p>
          </table:table-cell>
          <table:table-cell office:value-type="float" office:value="1974604" calcext:value-type="float">
            <text:p>1974604</text:p>
          </table:table-cell>
          <table:table-cell office:value-type="float" office:value="2927" calcext:value-type="float">
            <text:p>2927</text:p>
          </table:table-cell>
          <table:table-cell office:value-type="float" office:value="1877" calcext:value-type="float">
            <text:p>1877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20.502561" calcext:value-type="float">
            <text:p>20.502561</text:p>
          </table:table-cell>
          <table:table-cell office:value-type="float" office:value="19.49126" calcext:value-type="float">
            <text:p>19.49126</text:p>
          </table:table-cell>
          <table:table-cell office:value-type="float" office:value="0.810457" calcext:value-type="float">
            <text:p>0.81045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77100" calcext:value-type="float">
            <text:p>3077100</text:p>
          </table:table-cell>
          <table:table-cell office:value-type="float" office:value="436580" calcext:value-type="float">
            <text:p>436580</text:p>
          </table:table-cell>
          <table:table-cell office:value-type="float" office:value="2925" calcext:value-type="float">
            <text:p>2925</text:p>
          </table:table-cell>
          <table:table-cell office:value-type="float" office:value="415" calcext:value-type="float">
            <text:p>415</text:p>
          </table:table-cell>
          <table:table-cell office:value-type="float" office:value="1.129196" calcext:value-type="float">
            <text:p>1.129196</text:p>
          </table:table-cell>
          <table:table-cell office:value-type="float" office:value="20.62489" calcext:value-type="float">
            <text:p>20.62489</text:p>
          </table:table-cell>
          <table:table-cell office:value-type="float" office:value="19.495694" calcext:value-type="float">
            <text:p>19.495694</text:p>
          </table:table-cell>
          <table:table-cell office:value-type="float" office:value="0.179149" calcext:value-type="float">
            <text:p>0.17914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72" calcext:value-type="float">
            <text:p>18672</text:p>
          </table:table-cell>
          <table:table-cell office:value-type="float" office:value="18296" calcext:value-type="float">
            <text:p>18296</text:p>
          </table:table-cell>
          <table:table-cell office:value-type="float" office:value="462" calcext:value-type="float">
            <text:p>462</text:p>
          </table:table-cell>
          <table:table-cell office:value-type="float" office:value="453" calcext:value-type="float">
            <text:p>453</text:p>
          </table:table-cell>
          <table:table-cell office:value-type="float" office:value="1.055737" calcext:value-type="float">
            <text:p>1.055737</text:p>
          </table:table-cell>
          <table:table-cell office:value-type="float" office:value="20.737714" calcext:value-type="float">
            <text:p>20.737714</text:p>
          </table:table-cell>
          <table:table-cell office:value-type="float" office:value="19.681977" calcext:value-type="float">
            <text:p>19.681977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624" calcext:value-type="float">
            <text:p>62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040849" calcext:value-type="float">
            <text:p>1.040849</text:p>
          </table:table-cell>
          <table:table-cell office:value-type="float" office:value="20.736227" calcext:value-type="float">
            <text:p>20.736227</text:p>
          </table:table-cell>
          <table:table-cell office:value-type="float" office:value="19.695379" calcext:value-type="float">
            <text:p>19.69537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085337" calcext:value-type="float">
            <text:p>1.085337</text:p>
          </table:table-cell>
          <table:table-cell office:value-type="float" office:value="19.750993" calcext:value-type="float">
            <text:p>19.750993</text:p>
          </table:table-cell>
          <table:table-cell office:value-type="float" office:value="18.665656" calcext:value-type="float">
            <text:p>18.66565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536" calcext:value-type="float">
            <text:p>153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.886551" calcext:value-type="float">
            <text:p>2.886551</text:p>
          </table:table-cell>
          <table:table-cell office:value-type="float" office:value="17.459522" calcext:value-type="float">
            <text:p>17.459522</text:p>
          </table:table-cell>
          <table:table-cell office:value-type="float" office:value="14.572971" calcext:value-type="float">
            <text:p>14.572971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8140" calcext:value-type="float">
            <text:p>3098140</text:p>
          </table:table-cell>
          <table:table-cell office:value-type="float" office:value="2088220" calcext:value-type="float">
            <text:p>2088220</text:p>
          </table:table-cell>
          <table:table-cell office:value-type="float" office:value="2945" calcext:value-type="float">
            <text:p>2945</text:p>
          </table:table-cell>
          <table:table-cell office:value-type="float" office:value="1985" calcext:value-type="float">
            <text:p>1985</text:p>
          </table:table-cell>
          <table:table-cell office:value-type="float" office:value="1.019301" calcext:value-type="float">
            <text:p>1.019301</text:p>
          </table:table-cell>
          <table:table-cell office:value-type="float" office:value="20.493669" calcext:value-type="float">
            <text:p>20.493669</text:p>
          </table:table-cell>
          <table:table-cell office:value-type="float" office:value="19.474368" calcext:value-type="float">
            <text:p>19.474368</text:p>
          </table:table-cell>
          <table:table-cell office:value-type="float" office:value="0.857833" calcext:value-type="float">
            <text:p>0.857833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97088" calcext:value-type="float">
            <text:p>3097088</text:p>
          </table:table-cell>
          <table:table-cell office:value-type="float" office:value="347160" calcext:value-type="float">
            <text:p>347160</text:p>
          </table:table-cell>
          <table:table-cell office:value-type="float" office:value="2944" calcext:value-type="float">
            <text:p>2944</text:p>
          </table:table-cell>
          <table:table-cell office:value-type="float" office:value="330" calcext:value-type="float">
            <text:p>330</text:p>
          </table:table-cell>
          <table:table-cell office:value-type="float" office:value="1.335656" calcext:value-type="float">
            <text:p>1.335656</text:p>
          </table:table-cell>
          <table:table-cell office:value-type="float" office:value="20.554098" calcext:value-type="float">
            <text:p>20.554098</text:p>
          </table:table-cell>
          <table:table-cell office:value-type="float" office:value="19.218442" calcext:value-type="float">
            <text:p>19.218442</text:p>
          </table:table-cell>
          <table:table-cell office:value-type="float" office:value="0.144511" calcext:value-type="float">
            <text:p>0.144511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96" calcext:value-type="float">
            <text:p>17896</text:p>
          </table:table-cell>
          <table:table-cell office:value-type="float" office:value="17304" calcext:value-type="float">
            <text:p>17304</text:p>
          </table:table-cell>
          <table:table-cell office:value-type="float" office:value="443" calcext:value-type="float">
            <text:p>443</text:p>
          </table:table-cell>
          <table:table-cell office:value-type="float" office:value="429" calcext:value-type="float">
            <text:p>429</text:p>
          </table:table-cell>
          <table:table-cell office:value-type="float" office:value="1.274134" calcext:value-type="float">
            <text:p>1.274134</text:p>
          </table:table-cell>
          <table:table-cell office:value-type="float" office:value="20.660285" calcext:value-type="float">
            <text:p>20.660285</text:p>
          </table:table-cell>
          <table:table-cell office:value-type="float" office:value="19.386151" calcext:value-type="float">
            <text:p>19.386151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2" calcext:value-type="float">
            <text:p>472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59245" calcext:value-type="float">
            <text:p>1.259245</text:p>
          </table:table-cell>
          <table:table-cell office:value-type="float" office:value="20.655842" calcext:value-type="float">
            <text:p>20.655842</text:p>
          </table:table-cell>
          <table:table-cell office:value-type="float" office:value="19.396597" calcext:value-type="float">
            <text:p>19.39659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91958" calcext:value-type="float">
            <text:p>1.291958</text:p>
          </table:table-cell>
          <table:table-cell office:value-type="float" office:value="17.981052" calcext:value-type="float">
            <text:p>17.981052</text:p>
          </table:table-cell>
          <table:table-cell office:value-type="float" office:value="16.689094" calcext:value-type="float">
            <text:p>16.68909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950" calcext:value-type="float">
            <text:p>19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.917999" calcext:value-type="float">
            <text:p>4.917999</text:p>
          </table:table-cell>
          <table:table-cell office:value-type="float" office:value="20.663477" calcext:value-type="float">
            <text:p>20.663477</text:p>
          </table:table-cell>
          <table:table-cell office:value-type="float" office:value="15.745478" calcext:value-type="float">
            <text:p>15.745478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19180" calcext:value-type="float">
            <text:p>3119180</text:p>
          </table:table-cell>
          <table:table-cell office:value-type="float" office:value="2079804" calcext:value-type="float">
            <text:p>2079804</text:p>
          </table:table-cell>
          <table:table-cell office:value-type="float" office:value="2965" calcext:value-type="float">
            <text:p>2965</text:p>
          </table:table-cell>
          <table:table-cell office:value-type="float" office:value="1977" calcext:value-type="float">
            <text:p>1977</text:p>
          </table:table-cell>
          <table:table-cell office:value-type="float" office:value="1.019349" calcext:value-type="float">
            <text:p>1.019349</text:p>
          </table:table-cell>
          <table:table-cell office:value-type="float" office:value="20.920181" calcext:value-type="float">
            <text:p>20.920181</text:p>
          </table:table-cell>
          <table:table-cell office:value-type="float" office:value="19.900831" calcext:value-type="float">
            <text:p>19.900831</text:p>
          </table:table-cell>
          <table:table-cell office:value-type="float" office:value="0.836067" calcext:value-type="float">
            <text:p>0.836067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17076" calcext:value-type="float">
            <text:p>3117076</text:p>
          </table:table-cell>
          <table:table-cell office:value-type="float" office:value="391344" calcext:value-type="float">
            <text:p>391344</text:p>
          </table:table-cell>
          <table:table-cell office:value-type="float" office:value="2963" calcext:value-type="float">
            <text:p>2963</text:p>
          </table:table-cell>
          <table:table-cell office:value-type="float" office:value="372" calcext:value-type="float">
            <text:p>372</text:p>
          </table:table-cell>
          <table:table-cell office:value-type="float" office:value="1.127535" calcext:value-type="float">
            <text:p>1.127535</text:p>
          </table:table-cell>
          <table:table-cell office:value-type="float" office:value="20.184464" calcext:value-type="float">
            <text:p>20.184464</text:p>
          </table:table-cell>
          <table:table-cell office:value-type="float" office:value="19.056929" calcext:value-type="float">
            <text:p>19.056929</text:p>
          </table:table-cell>
          <table:table-cell office:value-type="float" office:value="0.164284" calcext:value-type="float">
            <text:p>0.16428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32" calcext:value-type="float">
            <text:p>17832</text:p>
          </table:table-cell>
          <table:table-cell office:value-type="float" office:value="17296" calcext:value-type="float">
            <text:p>17296</text:p>
          </table:table-cell>
          <table:table-cell office:value-type="float" office:value="441" calcext:value-type="float">
            <text:p>441</text:p>
          </table:table-cell>
          <table:table-cell office:value-type="float" office:value="428" calcext:value-type="float">
            <text:p>428</text:p>
          </table:table-cell>
          <table:table-cell office:value-type="float" office:value="1.058737" calcext:value-type="float">
            <text:p>1.058737</text:p>
          </table:table-cell>
          <table:table-cell office:value-type="float" office:value="20.487803" calcext:value-type="float">
            <text:p>20.487803</text:p>
          </table:table-cell>
          <table:table-cell office:value-type="float" office:value="19.429066" calcext:value-type="float">
            <text:p>19.429066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8" calcext:value-type="float">
            <text:p>928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046325" calcext:value-type="float">
            <text:p>1.046325</text:p>
          </table:table-cell>
          <table:table-cell office:value-type="float" office:value="20.574497" calcext:value-type="float">
            <text:p>20.574497</text:p>
          </table:table-cell>
          <table:table-cell office:value-type="float" office:value="19.528171" calcext:value-type="float">
            <text:p>19.528171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42" calcext:value-type="float">
            <text:p>642</text:p>
          </table:table-cell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088127" calcext:value-type="float">
            <text:p>1.088127</text:p>
          </table:table-cell>
          <table:table-cell office:value-type="float" office:value="19.626213" calcext:value-type="float">
            <text:p>19.626213</text:p>
          </table:table-cell>
          <table:table-cell office:value-type="float" office:value="18.538086" calcext:value-type="float">
            <text:p>18.53808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.73083" calcext:value-type="float">
            <text:p>2.73083</text:p>
          </table:table-cell>
          <table:table-cell office:value-type="float" office:value="20.577661" calcext:value-type="float">
            <text:p>20.577661</text:p>
          </table:table-cell>
          <table:table-cell office:value-type="float" office:value="17.846831" calcext:value-type="float">
            <text:p>17.846831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38116" calcext:value-type="float">
            <text:p>3138116</text:p>
          </table:table-cell>
          <table:table-cell office:value-type="float" office:value="1994592" calcext:value-type="float">
            <text:p>1994592</text:p>
          </table:table-cell>
          <table:table-cell office:value-type="float" office:value="2983" calcext:value-type="float">
            <text:p>2983</text:p>
          </table:table-cell>
          <table:table-cell office:value-type="float" office:value="1896" calcext:value-type="float">
            <text:p>1896</text:p>
          </table:table-cell>
          <table:table-cell office:value-type="float" office:value="1.009262" calcext:value-type="float">
            <text:p>1.009262</text:p>
          </table:table-cell>
          <table:table-cell office:value-type="float" office:value="20.657196" calcext:value-type="float">
            <text:p>20.657196</text:p>
          </table:table-cell>
          <table:table-cell office:value-type="float" office:value="19.647934" calcext:value-type="float">
            <text:p>19.647934</text:p>
          </table:table-cell>
          <table:table-cell office:value-type="float" office:value="0.812133" calcext:value-type="float">
            <text:p>0.812133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37064" calcext:value-type="float">
            <text:p>3137064</text:p>
          </table:table-cell>
          <table:table-cell office:value-type="float" office:value="407124" calcext:value-type="float">
            <text:p>407124</text:p>
          </table:table-cell>
          <table:table-cell office:value-type="float" office:value="2982" calcext:value-type="float">
            <text:p>2982</text:p>
          </table:table-cell>
          <table:table-cell office:value-type="float" office:value="387" calcext:value-type="float">
            <text:p>387</text:p>
          </table:table-cell>
          <table:table-cell office:value-type="float" office:value="1.142064" calcext:value-type="float">
            <text:p>1.142064</text:p>
          </table:table-cell>
          <table:table-cell office:value-type="float" office:value="21.309104" calcext:value-type="float">
            <text:p>21.309104</text:p>
          </table:table-cell>
          <table:table-cell office:value-type="float" office:value="20.16704" calcext:value-type="float">
            <text:p>20.16704</text:p>
          </table:table-cell>
          <table:table-cell office:value-type="float" office:value="0.161501" calcext:value-type="float">
            <text:p>0.16150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20" calcext:value-type="float">
            <text:p>17720</text:p>
          </table:table-cell>
          <table:table-cell office:value-type="float" office:value="17080" calcext:value-type="float">
            <text:p>17080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1.046275" calcext:value-type="float">
            <text:p>1.046275</text:p>
          </table:table-cell>
          <table:table-cell office:value-type="float" office:value="20.817838" calcext:value-type="float">
            <text:p>20.817838</text:p>
          </table:table-cell>
          <table:table-cell office:value-type="float" office:value="19.771563" calcext:value-type="float">
            <text:p>19.771563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31547" calcext:value-type="float">
            <text:p>1.031547</text:p>
          </table:table-cell>
          <table:table-cell office:value-type="float" office:value="19.460642" calcext:value-type="float">
            <text:p>19.460642</text:p>
          </table:table-cell>
          <table:table-cell office:value-type="float" office:value="18.429096" calcext:value-type="float">
            <text:p>18.42909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075365" calcext:value-type="float">
            <text:p>1.075365</text:p>
          </table:table-cell>
          <table:table-cell office:value-type="float" office:value="19.459176" calcext:value-type="float">
            <text:p>19.459176</text:p>
          </table:table-cell>
          <table:table-cell office:value-type="float" office:value="18.383812" calcext:value-type="float">
            <text:p>18.383812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.619523" calcext:value-type="float">
            <text:p>2.619523</text:p>
          </table:table-cell>
          <table:table-cell office:value-type="float" office:value="20.816152" calcext:value-type="float">
            <text:p>20.816152</text:p>
          </table:table-cell>
          <table:table-cell office:value-type="float" office:value="18.196629" calcext:value-type="float">
            <text:p>18.196629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58104" calcext:value-type="float">
            <text:p>3158104</text:p>
          </table:table-cell>
          <table:table-cell office:value-type="float" office:value="2052452" calcext:value-type="float">
            <text:p>2052452</text:p>
          </table:table-cell>
          <table:table-cell office:value-type="float" office:value="3002" calcext:value-type="float">
            <text:p>3002</text:p>
          </table:table-cell>
          <table:table-cell office:value-type="float" office:value="1951" calcext:value-type="float">
            <text:p>1951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20.667425" calcext:value-type="float">
            <text:p>20.667425</text:p>
          </table:table-cell>
          <table:table-cell office:value-type="float" office:value="19.657103" calcext:value-type="float">
            <text:p>19.657103</text:p>
          </table:table-cell>
          <table:table-cell office:value-type="float" office:value="0.835302" calcext:value-type="float">
            <text:p>0.83530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57052" calcext:value-type="float">
            <text:p>3157052</text:p>
          </table:table-cell>
          <table:table-cell office:value-type="float" office:value="451308" calcext:value-type="float">
            <text:p>451308</text:p>
          </table:table-cell>
          <table:table-cell office:value-type="float" office:value="3001" calcext:value-type="float">
            <text:p>3001</text:p>
          </table:table-cell>
          <table:table-cell office:value-type="float" office:value="429" calcext:value-type="float">
            <text:p>429</text:p>
          </table:table-cell>
          <table:table-cell office:value-type="float" office:value="1.336816" calcext:value-type="float">
            <text:p>1.336816</text:p>
          </table:table-cell>
          <table:table-cell office:value-type="float" office:value="21.183615" calcext:value-type="float">
            <text:p>21.183615</text:p>
          </table:table-cell>
          <table:table-cell office:value-type="float" office:value="19.846799" calcext:value-type="float">
            <text:p>19.846799</text:p>
          </table:table-cell>
          <table:table-cell office:value-type="float" office:value="0.181917" calcext:value-type="float">
            <text:p>0.18191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353" calcext:value-type="float">
            <text:p>353</text:p>
          </table:table-cell>
          <table:table-cell office:value-type="float" office:value="341" calcext:value-type="float">
            <text:p>341</text:p>
          </table:table-cell>
          <table:table-cell office:value-type="float" office:value="1.286279" calcext:value-type="float">
            <text:p>1.286279</text:p>
          </table:table-cell>
          <table:table-cell office:value-type="float" office:value="21.294024" calcext:value-type="float">
            <text:p>21.294024</text:p>
          </table:table-cell>
          <table:table-cell office:value-type="float" office:value="20.007745" calcext:value-type="float">
            <text:p>20.007745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" calcext:value-type="float">
            <text:p>760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260347" calcext:value-type="float">
            <text:p>1.260347</text:p>
          </table:table-cell>
          <table:table-cell office:value-type="float" office:value="21.336281" calcext:value-type="float">
            <text:p>21.336281</text:p>
          </table:table-cell>
          <table:table-cell office:value-type="float" office:value="20.075934" calcext:value-type="float">
            <text:p>20.07593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303983" calcext:value-type="float">
            <text:p>1.303983</text:p>
          </table:table-cell>
          <table:table-cell office:value-type="float" office:value="17.54552" calcext:value-type="float">
            <text:p>17.54552</text:p>
          </table:table-cell>
          <table:table-cell office:value-type="float" office:value="16.241536" calcext:value-type="float">
            <text:p>16.24153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854" calcext:value-type="float">
            <text:p>185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.273517" calcext:value-type="float">
            <text:p>4.273517</text:p>
          </table:table-cell>
          <table:table-cell office:value-type="float" office:value="21.337615" calcext:value-type="float">
            <text:p>21.337615</text:p>
          </table:table-cell>
          <table:table-cell office:value-type="float" office:value="17.064098" calcext:value-type="float">
            <text:p>17.064098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79144" calcext:value-type="float">
            <text:p>3179144</text:p>
          </table:table-cell>
          <table:table-cell office:value-type="float" office:value="1790504" calcext:value-type="float">
            <text:p>1790504</text:p>
          </table:table-cell>
          <table:table-cell office:value-type="float" office:value="3022" calcext:value-type="float">
            <text:p>3022</text:p>
          </table:table-cell>
          <table:table-cell office:value-type="float" office:value="1702" calcext:value-type="float">
            <text:p>1702</text:p>
          </table:table-cell>
          <table:table-cell office:value-type="float" office:value="1.009213" calcext:value-type="float">
            <text:p>1.009213</text:p>
          </table:table-cell>
          <table:table-cell office:value-type="float" office:value="20.456324" calcext:value-type="float">
            <text:p>20.456324</text:p>
          </table:table-cell>
          <table:table-cell office:value-type="float" office:value="19.447111" calcext:value-type="float">
            <text:p>19.447111</text:p>
          </table:table-cell>
          <table:table-cell office:value-type="float" office:value="0.736564" calcext:value-type="float">
            <text:p>0.736564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77040" calcext:value-type="float">
            <text:p>3177040</text:p>
          </table:table-cell>
          <table:table-cell office:value-type="float" office:value="438684" calcext:value-type="float">
            <text:p>438684</text:p>
          </table:table-cell>
          <table:table-cell office:value-type="float" office:value="3020" calcext:value-type="float">
            <text:p>3020</text:p>
          </table:table-cell>
          <table:table-cell office:value-type="float" office:value="417" calcext:value-type="float">
            <text:p>417</text:p>
          </table:table-cell>
          <table:table-cell office:value-type="float" office:value="1.355757" calcext:value-type="float">
            <text:p>1.355757</text:p>
          </table:table-cell>
          <table:table-cell office:value-type="float" office:value="20.703355" calcext:value-type="float">
            <text:p>20.703355</text:p>
          </table:table-cell>
          <table:table-cell office:value-type="float" office:value="19.347598" calcext:value-type="float">
            <text:p>19.347598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56" calcext:value-type="float">
            <text:p>17856</text:p>
          </table:table-cell>
          <table:table-cell office:value-type="float" office:value="16800" calcext:value-type="float">
            <text:p>16800</text:p>
          </table:table-cell>
          <table:table-cell office:value-type="float" office:value="442" calcext:value-type="float">
            <text:p>442</text:p>
          </table:table-cell>
          <table:table-cell office:value-type="float" office:value="416" calcext:value-type="float">
            <text:p>416</text:p>
          </table:table-cell>
          <table:table-cell office:value-type="float" office:value="1.283269" calcext:value-type="float">
            <text:p>1.283269</text:p>
          </table:table-cell>
          <table:table-cell office:value-type="float" office:value="21.09259" calcext:value-type="float">
            <text:p>21.09259</text:p>
          </table:table-cell>
          <table:table-cell office:value-type="float" office:value="19.809321" calcext:value-type="float">
            <text:p>19.809321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74223" calcext:value-type="float">
            <text:p>1.274223</text:p>
          </table:table-cell>
          <table:table-cell office:value-type="float" office:value="21.091163" calcext:value-type="float">
            <text:p>21.091163</text:p>
          </table:table-cell>
          <table:table-cell office:value-type="float" office:value="19.81694" calcext:value-type="float">
            <text:p>19.8169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18" calcext:value-type="float">
            <text:p>618</text:p>
          </table:table-cell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317181" calcext:value-type="float">
            <text:p>1.317181</text:p>
          </table:table-cell>
          <table:table-cell office:value-type="float" office:value="20.491465" calcext:value-type="float">
            <text:p>20.491465</text:p>
          </table:table-cell>
          <table:table-cell office:value-type="float" office:value="19.174283" calcext:value-type="float">
            <text:p>19.17428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806" calcext:value-type="float">
            <text:p>180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.985835" calcext:value-type="float">
            <text:p>4.985835</text:p>
          </table:table-cell>
          <table:table-cell office:value-type="float" office:value="21.094084" calcext:value-type="float">
            <text:p>21.094084</text:p>
          </table:table-cell>
          <table:table-cell office:value-type="float" office:value="16.108248" calcext:value-type="float">
            <text:p>16.108248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98080" calcext:value-type="float">
            <text:p>3198080</text:p>
          </table:table-cell>
          <table:table-cell office:value-type="float" office:value="2048244" calcext:value-type="float">
            <text:p>2048244</text:p>
          </table:table-cell>
          <table:table-cell office:value-type="float" office:value="3040" calcext:value-type="float">
            <text:p>3040</text:p>
          </table:table-cell>
          <table:table-cell office:value-type="float" office:value="1947" calcext:value-type="float">
            <text:p>1947</text:p>
          </table:table-cell>
          <table:table-cell office:value-type="float" office:value="1.016147" calcext:value-type="float">
            <text:p>1.016147</text:p>
          </table:table-cell>
          <table:table-cell office:value-type="float" office:value="20.130519" calcext:value-type="float">
            <text:p>20.130519</text:p>
          </table:table-cell>
          <table:table-cell office:value-type="float" office:value="19.114372" calcext:value-type="float">
            <text:p>19.114372</text:p>
          </table:table-cell>
          <table:table-cell office:value-type="float" office:value="0.857258" calcext:value-type="float">
            <text:p>0.85725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97028" calcext:value-type="float">
            <text:p>3197028</text:p>
          </table:table-cell>
          <table:table-cell office:value-type="float" office:value="354524" calcext:value-type="float">
            <text:p>354524</text:p>
          </table:table-cell>
          <table:table-cell office:value-type="float" office:value="3039" calcext:value-type="float">
            <text:p>3039</text:p>
          </table:table-cell>
          <table:table-cell office:value-type="float" office:value="337" calcext:value-type="float">
            <text:p>337</text:p>
          </table:table-cell>
          <table:table-cell office:value-type="float" office:value="1.147521" calcext:value-type="float">
            <text:p>1.147521</text:p>
          </table:table-cell>
          <table:table-cell office:value-type="float" office:value="20.151908" calcext:value-type="float">
            <text:p>20.151908</text:p>
          </table:table-cell>
          <table:table-cell office:value-type="float" office:value="19.004387" calcext:value-type="float">
            <text:p>19.004387</text:p>
          </table:table-cell>
          <table:table-cell office:value-type="float" office:value="0.149239" calcext:value-type="float">
            <text:p>0.14923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912" calcext:value-type="float">
            <text:p>17912</text:p>
          </table:table-cell>
          <table:table-cell office:value-type="float" office:value="17136" calcext:value-type="float">
            <text:p>17136</text:p>
          </table:table-cell>
          <table:table-cell office:value-type="float" office:value="443" calcext:value-type="float">
            <text:p>443</text:p>
          </table:table-cell>
          <table:table-cell office:value-type="float" office:value="424" calcext:value-type="float">
            <text:p>424</text:p>
          </table:table-cell>
          <table:table-cell office:value-type="float" office:value="1.057017" calcext:value-type="float">
            <text:p>1.057017</text:p>
          </table:table-cell>
          <table:table-cell office:value-type="float" office:value="20.56338" calcext:value-type="float">
            <text:p>20.56338</text:p>
          </table:table-cell>
          <table:table-cell office:value-type="float" office:value="19.506363" calcext:value-type="float">
            <text:p>19.506363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23097" calcext:value-type="float">
            <text:p>1.023097</text:p>
          </table:table-cell>
          <table:table-cell office:value-type="float" office:value="20.046663" calcext:value-type="float">
            <text:p>20.046663</text:p>
          </table:table-cell>
          <table:table-cell office:value-type="float" office:value="19.023566" calcext:value-type="float">
            <text:p>19.023566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92239" calcext:value-type="float">
            <text:p>1.092239</text:p>
          </table:table-cell>
          <table:table-cell office:value-type="float" office:value="20.045077" calcext:value-type="float">
            <text:p>20.045077</text:p>
          </table:table-cell>
          <table:table-cell office:value-type="float" office:value="18.952838" calcext:value-type="float">
            <text:p>18.952838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.760908" calcext:value-type="float">
            <text:p>2.760908</text:p>
          </table:table-cell>
          <table:table-cell office:value-type="float" office:value="20.561974" calcext:value-type="float">
            <text:p>20.561974</text:p>
          </table:table-cell>
          <table:table-cell office:value-type="float" office:value="17.801066" calcext:value-type="float">
            <text:p>17.801066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19120" calcext:value-type="float">
            <text:p>3219120</text:p>
          </table:table-cell>
          <table:table-cell office:value-type="float" office:value="2271268" calcext:value-type="float">
            <text:p>2271268</text:p>
          </table:table-cell>
          <table:table-cell office:value-type="float" office:value="3060" calcext:value-type="float">
            <text:p>3060</text:p>
          </table:table-cell>
          <table:table-cell office:value-type="float" office:value="2159" calcext:value-type="float">
            <text:p>2159</text:p>
          </table:table-cell>
          <table:table-cell office:value-type="float" office:value="1.016449" calcext:value-type="float">
            <text:p>1.016449</text:p>
          </table:table-cell>
          <table:table-cell office:value-type="float" office:value="20.44044" calcext:value-type="float">
            <text:p>20.44044</text:p>
          </table:table-cell>
          <table:table-cell office:value-type="float" office:value="19.423991" calcext:value-type="float">
            <text:p>19.423991</text:p>
          </table:table-cell>
          <table:table-cell office:value-type="float" office:value="0.935449" calcext:value-type="float">
            <text:p>0.935449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17016" calcext:value-type="float">
            <text:p>3217016</text:p>
          </table:table-cell>
          <table:table-cell office:value-type="float" office:value="235648" calcext:value-type="float">
            <text:p>235648</text:p>
          </table:table-cell>
          <table:table-cell office:value-type="float" office:value="3058" calcext:value-type="float">
            <text:p>3058</text:p>
          </table:table-cell>
          <table:table-cell office:value-type="float" office:value="224" calcext:value-type="float">
            <text:p>224</text:p>
          </table:table-cell>
          <table:table-cell office:value-type="float" office:value="2.339794" calcext:value-type="float">
            <text:p>2.339794</text:p>
          </table:table-cell>
          <table:table-cell office:value-type="float" office:value="19.345334" calcext:value-type="float">
            <text:p>19.345334</text:p>
          </table:table-cell>
          <table:table-cell office:value-type="float" office:value="17.00554" calcext:value-type="float">
            <text:p>17.00554</text:p>
          </table:table-cell>
          <table:table-cell office:value-type="float" office:value="0.110857" calcext:value-type="float">
            <text:p>0.11085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608" calcext:value-type="float">
            <text:p>13608</text:p>
          </table:table-cell>
          <table:table-cell office:value-type="float" office:value="12928" calcext:value-type="float">
            <text:p>12928</text:p>
          </table:table-cell>
          <table:table-cell office:value-type="float" office:value="337" calcext:value-type="float">
            <text:p>337</text:p>
          </table:table-cell>
          <table:table-cell office:value-type="float" office:value="321" calcext:value-type="float">
            <text:p>321</text:p>
          </table:table-cell>
          <table:table-cell office:value-type="float" office:value="1.277097" calcext:value-type="float">
            <text:p>1.277097</text:p>
          </table:table-cell>
          <table:table-cell office:value-type="float" office:value="18.864655" calcext:value-type="float">
            <text:p>18.864655</text:p>
          </table:table-cell>
          <table:table-cell office:value-type="float" office:value="17.587557" calcext:value-type="float">
            <text:p>17.587557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0" calcext:value-type="float">
            <text:p>520</text:p>
          </table:table-cell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268071" calcext:value-type="float">
            <text:p>1.268071</text:p>
          </table:table-cell>
          <table:table-cell office:value-type="float" office:value="15.335978" calcext:value-type="float">
            <text:p>15.335978</text:p>
          </table:table-cell>
          <table:table-cell office:value-type="float" office:value="14.067906" calcext:value-type="float">
            <text:p>14.06790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307079" calcext:value-type="float">
            <text:p>2.307079</text:p>
          </table:table-cell>
          <table:table-cell office:value-type="float" office:value="19.805159" calcext:value-type="float">
            <text:p>19.805159</text:p>
          </table:table-cell>
          <table:table-cell office:value-type="float" office:value="17.49808" calcext:value-type="float">
            <text:p>17.4980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.91719" calcext:value-type="float">
            <text:p>4.91719</text:p>
          </table:table-cell>
          <table:table-cell office:value-type="float" office:value="19.807688" calcext:value-type="float">
            <text:p>19.807688</text:p>
          </table:table-cell>
          <table:table-cell office:value-type="float" office:value="14.890498" calcext:value-type="float">
            <text:p>14.890498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38056" calcext:value-type="float">
            <text:p>3238056</text:p>
          </table:table-cell>
          <table:table-cell office:value-type="float" office:value="1886236" calcext:value-type="float">
            <text:p>1886236</text:p>
          </table:table-cell>
          <table:table-cell office:value-type="float" office:value="3078" calcext:value-type="float">
            <text:p>3078</text:p>
          </table:table-cell>
          <table:table-cell office:value-type="float" office:value="1793" calcext:value-type="float">
            <text:p>1793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20.679609" calcext:value-type="float">
            <text:p>20.679609</text:p>
          </table:table-cell>
          <table:table-cell office:value-type="float" office:value="19.66312" calcext:value-type="float">
            <text:p>19.66312</text:p>
          </table:table-cell>
          <table:table-cell office:value-type="float" office:value="0.767421" calcext:value-type="float">
            <text:p>0.76742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37004" calcext:value-type="float">
            <text:p>3237004</text:p>
          </table:table-cell>
          <table:table-cell office:value-type="float" office:value="427112" calcext:value-type="float">
            <text:p>427112</text:p>
          </table:table-cell>
          <table:table-cell office:value-type="float" office:value="3077" calcext:value-type="float">
            <text:p>3077</text:p>
          </table:table-cell>
          <table:table-cell office:value-type="float" office:value="406" calcext:value-type="float">
            <text:p>406</text:p>
          </table:table-cell>
          <table:table-cell office:value-type="float" office:value="1.331327" calcext:value-type="float">
            <text:p>1.331327</text:p>
          </table:table-cell>
          <table:table-cell office:value-type="float" office:value="21.190909" calcext:value-type="float">
            <text:p>21.190909</text:p>
          </table:table-cell>
          <table:table-cell office:value-type="float" office:value="19.859581" calcext:value-type="float">
            <text:p>19.859581</text:p>
          </table:table-cell>
          <table:table-cell office:value-type="float" office:value="0.172053" calcext:value-type="float">
            <text:p>0.172053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28" calcext:value-type="float">
            <text:p>18328</text:p>
          </table:table-cell>
          <table:table-cell office:value-type="float" office:value="17592" calcext:value-type="float">
            <text:p>17592</text:p>
          </table:table-cell>
          <table:table-cell office:value-type="float" office:value="453" calcext:value-type="float">
            <text:p>453</text:p>
          </table:table-cell>
          <table:table-cell office:value-type="float" office:value="435" calcext:value-type="float">
            <text:p>435</text:p>
          </table:table-cell>
          <table:table-cell office:value-type="float" office:value="1.269505" calcext:value-type="float">
            <text:p>1.269505</text:p>
          </table:table-cell>
          <table:table-cell office:value-type="float" office:value="20.714243" calcext:value-type="float">
            <text:p>20.714243</text:p>
          </table:table-cell>
          <table:table-cell office:value-type="float" office:value="19.444737" calcext:value-type="float">
            <text:p>19.444737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4" calcext:value-type="float">
            <text:p>704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260119" calcext:value-type="float">
            <text:p>1.260119</text:p>
          </table:table-cell>
          <table:table-cell office:value-type="float" office:value="20.696369" calcext:value-type="float">
            <text:p>20.696369</text:p>
          </table:table-cell>
          <table:table-cell office:value-type="float" office:value="19.43625" calcext:value-type="float">
            <text:p>19.4362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292692" calcext:value-type="float">
            <text:p>1.292692</text:p>
          </table:table-cell>
          <table:table-cell office:value-type="float" office:value="21.192283" calcext:value-type="float">
            <text:p>21.192283</text:p>
          </table:table-cell>
          <table:table-cell office:value-type="float" office:value="19.899591" calcext:value-type="float">
            <text:p>19.89959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.809743" calcext:value-type="float">
            <text:p>4.809743</text:p>
          </table:table-cell>
          <table:table-cell office:value-type="float" office:value="20.606821" calcext:value-type="float">
            <text:p>20.606821</text:p>
          </table:table-cell>
          <table:table-cell office:value-type="float" office:value="15.797078" calcext:value-type="float">
            <text:p>15.79707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59096" calcext:value-type="float">
            <text:p>3259096</text:p>
          </table:table-cell>
          <table:table-cell office:value-type="float" office:value="2115572" calcext:value-type="float">
            <text:p>2115572</text:p>
          </table:table-cell>
          <table:table-cell office:value-type="float" office:value="3098" calcext:value-type="float">
            <text:p>3098</text:p>
          </table:table-cell>
          <table:table-cell office:value-type="float" office:value="2011" calcext:value-type="float">
            <text:p>2011</text:p>
          </table:table-cell>
          <table:table-cell office:value-type="float" office:value="1.007301" calcext:value-type="float">
            <text:p>1.007301</text:p>
          </table:table-cell>
          <table:table-cell office:value-type="float" office:value="20.704891" calcext:value-type="float">
            <text:p>20.704891</text:p>
          </table:table-cell>
          <table:table-cell office:value-type="float" office:value="19.697589" calcext:value-type="float">
            <text:p>19.697589</text:p>
          </table:table-cell>
          <table:table-cell office:value-type="float" office:value="0.859221" calcext:value-type="float">
            <text:p>0.859221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56992" calcext:value-type="float">
            <text:p>3256992</text:p>
          </table:table-cell>
          <table:table-cell office:value-type="float" office:value="476556" calcext:value-type="float">
            <text:p>476556</text:p>
          </table:table-cell>
          <table:table-cell office:value-type="float" office:value="3096" calcext:value-type="float">
            <text:p>3096</text:p>
          </table:table-cell>
          <table:table-cell office:value-type="float" office:value="453" calcext:value-type="float">
            <text:p>453</text:p>
          </table:table-cell>
          <table:table-cell office:value-type="float" office:value="1.38981" calcext:value-type="float">
            <text:p>1.38981</text:p>
          </table:table-cell>
          <table:table-cell office:value-type="float" office:value="21.248558" calcext:value-type="float">
            <text:p>21.248558</text:p>
          </table:table-cell>
          <table:table-cell office:value-type="float" office:value="19.858748" calcext:value-type="float">
            <text:p>19.858748</text:p>
          </table:table-cell>
          <table:table-cell office:value-type="float" office:value="0.191978" calcext:value-type="float">
            <text:p>0.191978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104" calcext:value-type="float">
            <text:p>17104</text:p>
          </table:table-cell>
          <table:table-cell office:value-type="float" office:value="16704" calcext:value-type="float">
            <text:p>16704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office:value-type="float" office:value="1.299877" calcext:value-type="float">
            <text:p>1.299877</text:p>
          </table:table-cell>
          <table:table-cell office:value-type="float" office:value="20.722244" calcext:value-type="float">
            <text:p>20.722244</text:p>
          </table:table-cell>
          <table:table-cell office:value-type="float" office:value="19.422367" calcext:value-type="float">
            <text:p>19.422367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8" calcext:value-type="float">
            <text:p>688</text:p>
          </table:table-cell>
          <table:table-cell office:value-type="float" office:value="592" calcext:value-type="float">
            <text:p>59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73845" calcext:value-type="float">
            <text:p>1.273845</text:p>
          </table:table-cell>
          <table:table-cell office:value-type="float" office:value="20.725288" calcext:value-type="float">
            <text:p>20.725288</text:p>
          </table:table-cell>
          <table:table-cell office:value-type="float" office:value="19.451443" calcext:value-type="float">
            <text:p>19.451443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340112" calcext:value-type="float">
            <text:p>1.340112</text:p>
          </table:table-cell>
          <table:table-cell office:value-type="float" office:value="20.28966" calcext:value-type="float">
            <text:p>20.28966</text:p>
          </table:table-cell>
          <table:table-cell office:value-type="float" office:value="18.949548" calcext:value-type="float">
            <text:p>18.94954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950" calcext:value-type="float">
            <text:p>19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.074569" calcext:value-type="float">
            <text:p>3.074569</text:p>
          </table:table-cell>
          <table:table-cell office:value-type="float" office:value="20.863798" calcext:value-type="float">
            <text:p>20.863798</text:p>
          </table:table-cell>
          <table:table-cell office:value-type="float" office:value="17.789228" calcext:value-type="float">
            <text:p>17.789228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78032" calcext:value-type="float">
            <text:p>3278032</text:p>
          </table:table-cell>
          <table:table-cell office:value-type="float" office:value="2295464" calcext:value-type="float">
            <text:p>2295464</text:p>
          </table:table-cell>
          <table:table-cell office:value-type="float" office:value="3116" calcext:value-type="float">
            <text:p>3116</text:p>
          </table:table-cell>
          <table:table-cell office:value-type="float" office:value="2182" calcext:value-type="float">
            <text:p>2182</text:p>
          </table:table-cell>
          <table:table-cell office:value-type="float" office:value="1.019844" calcext:value-type="float">
            <text:p>1.019844</text:p>
          </table:table-cell>
          <table:table-cell office:value-type="float" office:value="20.478088" calcext:value-type="float">
            <text:p>20.478088</text:p>
          </table:table-cell>
          <table:table-cell office:value-type="float" office:value="19.458244" calcext:value-type="float">
            <text:p>19.458244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76980" calcext:value-type="float">
            <text:p>3276980</text:p>
          </table:table-cell>
          <table:table-cell office:value-type="float" office:value="337692" calcext:value-type="float">
            <text:p>337692</text:p>
          </table:table-cell>
          <table:table-cell office:value-type="float" office:value="3115" calcext:value-type="float">
            <text:p>3115</text:p>
          </table:table-cell>
          <table:table-cell office:value-type="float" office:value="321" calcext:value-type="float">
            <text:p>321</text:p>
          </table:table-cell>
          <table:table-cell office:value-type="float" office:value="1.747895" calcext:value-type="float">
            <text:p>1.747895</text:p>
          </table:table-cell>
          <table:table-cell office:value-type="float" office:value="20.50647" calcext:value-type="float">
            <text:p>20.50647</text:p>
          </table:table-cell>
          <table:table-cell office:value-type="float" office:value="18.758575" calcext:value-type="float">
            <text:p>18.758575</text:p>
          </table:table-cell>
          <table:table-cell office:value-type="float" office:value="0.144016" calcext:value-type="float">
            <text:p>0.14401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712" calcext:value-type="float">
            <text:p>12712</text:p>
          </table:table-cell>
          <table:table-cell office:value-type="float" office:value="11736" calcext:value-type="float">
            <text:p>11736</text:p>
          </table:table-cell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office:value-type="float" office:value="1.674989" calcext:value-type="float">
            <text:p>1.674989</text:p>
          </table:table-cell>
          <table:table-cell office:value-type="float" office:value="20.599566" calcext:value-type="float">
            <text:p>20.599566</text:p>
          </table:table-cell>
          <table:table-cell office:value-type="float" office:value="18.924577" calcext:value-type="float">
            <text:p>18.924577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65978" calcext:value-type="float">
            <text:p>1.65978</text:p>
          </table:table-cell>
          <table:table-cell office:value-type="float" office:value="18.151177" calcext:value-type="float">
            <text:p>18.151177</text:p>
          </table:table-cell>
          <table:table-cell office:value-type="float" office:value="16.491397" calcext:value-type="float">
            <text:p>16.491397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692893" calcext:value-type="float">
            <text:p>1.692893</text:p>
          </table:table-cell>
          <table:table-cell office:value-type="float" office:value="18.144329" calcext:value-type="float">
            <text:p>18.144329</text:p>
          </table:table-cell>
          <table:table-cell office:value-type="float" office:value="16.451436" calcext:value-type="float">
            <text:p>16.45143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1248" calcext:value-type="float">
            <text:p>124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.250839" calcext:value-type="float">
            <text:p>3.250839</text:p>
          </table:table-cell>
          <table:table-cell office:value-type="float" office:value="19.329406" calcext:value-type="float">
            <text:p>19.329406</text:p>
          </table:table-cell>
          <table:table-cell office:value-type="float" office:value="16.078567" calcext:value-type="float">
            <text:p>16.078567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99072" calcext:value-type="float">
            <text:p>3299072</text:p>
          </table:table-cell>
          <table:table-cell office:value-type="float" office:value="2626844" calcext:value-type="float">
            <text:p>2626844</text:p>
          </table:table-cell>
          <table:table-cell office:value-type="float" office:value="3136" calcext:value-type="float">
            <text:p>3136</text:p>
          </table:table-cell>
          <table:table-cell office:value-type="float" office:value="2497" calcext:value-type="float">
            <text:p>2497</text:p>
          </table:table-cell>
          <table:table-cell office:value-type="float" office:value="1.008382" calcext:value-type="float">
            <text:p>1.008382</text:p>
          </table:table-cell>
          <table:table-cell office:value-type="float" office:value="20.744489" calcext:value-type="float">
            <text:p>20.744489</text:p>
          </table:table-cell>
          <table:table-cell office:value-type="float" office:value="19.736107" calcext:value-type="float">
            <text:p>19.736107</text:p>
          </table:table-cell>
          <table:table-cell office:value-type="float" office:value="1.064787" calcext:value-type="float">
            <text:p>1.064787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96968" calcext:value-type="float">
            <text:p>3296968</text:p>
          </table:table-cell>
          <table:table-cell office:value-type="float" office:value="211452" calcext:value-type="float">
            <text:p>211452</text:p>
          </table:table-cell>
          <table:table-cell office:value-type="float" office:value="3134" calcext:value-type="float">
            <text:p>3134</text:p>
          </table:table-cell>
          <table:table-cell office:value-type="float" office:value="201" calcext:value-type="float">
            <text:p>201</text:p>
          </table:table-cell>
          <table:table-cell office:value-type="float" office:value="1.142911" calcext:value-type="float">
            <text:p>1.142911</text:p>
          </table:table-cell>
          <table:table-cell office:value-type="float" office:value="20.793596" calcext:value-type="float">
            <text:p>20.793596</text:p>
          </table:table-cell>
          <table:table-cell office:value-type="float" office:value="19.650685" calcext:value-type="float">
            <text:p>19.650685</text:p>
          </table:table-cell>
          <table:table-cell office:value-type="float" office:value="0.086084" calcext:value-type="float">
            <text:p>0.086084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544" calcext:value-type="float">
            <text:p>11544</text:p>
          </table:table-cell>
          <table:table-cell office:value-type="float" office:value="10808" calcext:value-type="float">
            <text:p>10808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1.069625" calcext:value-type="float">
            <text:p>1.069625</text:p>
          </table:table-cell>
          <table:table-cell office:value-type="float" office:value="20.943748" calcext:value-type="float">
            <text:p>20.943748</text:p>
          </table:table-cell>
          <table:table-cell office:value-type="float" office:value="19.874123" calcext:value-type="float">
            <text:p>19.87412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41392" calcext:value-type="float">
            <text:p>1.041392</text:p>
          </table:table-cell>
          <table:table-cell office:value-type="float" office:value="20.939833" calcext:value-type="float">
            <text:p>20.939833</text:p>
          </table:table-cell>
          <table:table-cell office:value-type="float" office:value="19.898441" calcext:value-type="float">
            <text:p>19.89844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" calcext:value-type="float">
            <text:p>306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93311" calcext:value-type="float">
            <text:p>1.093311</text:p>
          </table:table-cell>
          <table:table-cell office:value-type="float" office:value="20.942322" calcext:value-type="float">
            <text:p>20.942322</text:p>
          </table:table-cell>
          <table:table-cell office:value-type="float" office:value="19.849011" calcext:value-type="float">
            <text:p>19.84901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.956738" calcext:value-type="float">
            <text:p>5.956738</text:p>
          </table:table-cell>
          <table:table-cell office:value-type="float" office:value="20.929703" calcext:value-type="float">
            <text:p>20.929703</text:p>
          </table:table-cell>
          <table:table-cell office:value-type="float" office:value="14.972966" calcext:value-type="float">
            <text:p>14.97296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19060" calcext:value-type="float">
            <text:p>3319060</text:p>
          </table:table-cell>
          <table:table-cell office:value-type="float" office:value="2266008" calcext:value-type="float">
            <text:p>2266008</text:p>
          </table:table-cell>
          <table:table-cell office:value-type="float" office:value="3155" calcext:value-type="float">
            <text:p>3155</text:p>
          </table:table-cell>
          <table:table-cell office:value-type="float" office:value="2154" calcext:value-type="float">
            <text:p>2154</text:p>
          </table:table-cell>
          <table:table-cell office:value-type="float" office:value="1.010301" calcext:value-type="float">
            <text:p>1.010301</text:p>
          </table:table-cell>
          <table:table-cell office:value-type="float" office:value="20.527742" calcext:value-type="float">
            <text:p>20.527742</text:p>
          </table:table-cell>
          <table:table-cell office:value-type="float" office:value="19.517441" calcext:value-type="float">
            <text:p>19.517441</text:p>
          </table:table-cell>
          <table:table-cell office:value-type="float" office:value="0.928814" calcext:value-type="float">
            <text:p>0.92881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16956" calcext:value-type="float">
            <text:p>3316956</text:p>
          </table:table-cell>
          <table:table-cell office:value-type="float" office:value="331380" calcext:value-type="float">
            <text:p>331380</text:p>
          </table:table-cell>
          <table:table-cell office:value-type="float" office:value="3153" calcext:value-type="float">
            <text:p>3153</text:p>
          </table:table-cell>
          <table:table-cell office:value-type="float" office:value="315" calcext:value-type="float">
            <text:p>315</text:p>
          </table:table-cell>
          <table:table-cell office:value-type="float" office:value="1.13772" calcext:value-type="float">
            <text:p>1.13772</text:p>
          </table:table-cell>
          <table:table-cell office:value-type="float" office:value="20.751237" calcext:value-type="float">
            <text:p>20.751237</text:p>
          </table:table-cell>
          <table:table-cell office:value-type="float" office:value="19.613517" calcext:value-type="float">
            <text:p>19.613517</text:p>
          </table:table-cell>
          <table:table-cell office:value-type="float" office:value="0.135164" calcext:value-type="float">
            <text:p>0.13516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536" calcext:value-type="float">
            <text:p>14536</text:p>
          </table:table-cell>
          <table:table-cell office:value-type="float" office:value="13672" calcext:value-type="float">
            <text:p>13672</text:p>
          </table:table-cell>
          <table:table-cell office:value-type="float" office:value="359" calcext:value-type="float">
            <text:p>359</text:p>
          </table:table-cell>
          <table:table-cell office:value-type="float" office:value="338" calcext:value-type="float">
            <text:p>338</text:p>
          </table:table-cell>
          <table:table-cell office:value-type="float" office:value="1.054207" calcext:value-type="float">
            <text:p>1.054207</text:p>
          </table:table-cell>
          <table:table-cell office:value-type="float" office:value="20.551429" calcext:value-type="float">
            <text:p>20.551429</text:p>
          </table:table-cell>
          <table:table-cell office:value-type="float" office:value="19.497222" calcext:value-type="float">
            <text:p>19.497222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2726" calcext:value-type="float">
            <text:p>1.032726</text:p>
          </table:table-cell>
          <table:table-cell office:value-type="float" office:value="20.257179" calcext:value-type="float">
            <text:p>20.257179</text:p>
          </table:table-cell>
          <table:table-cell office:value-type="float" office:value="19.224453" calcext:value-type="float">
            <text:p>19.22445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082817" calcext:value-type="float">
            <text:p>1.082817</text:p>
          </table:table-cell>
          <table:table-cell office:value-type="float" office:value="20.752571" calcext:value-type="float">
            <text:p>20.752571</text:p>
          </table:table-cell>
          <table:table-cell office:value-type="float" office:value="19.669755" calcext:value-type="float">
            <text:p>19.669755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256" calcext:value-type="float">
            <text:p>2256</text:p>
          </table:table-cell>
          <table:table-cell office:value-type="float" office:value="2208" calcext:value-type="float">
            <text:p>220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.638002" calcext:value-type="float">
            <text:p>2.638002</text:p>
          </table:table-cell>
          <table:table-cell office:value-type="float" office:value="20.595433" calcext:value-type="float">
            <text:p>20.595433</text:p>
          </table:table-cell>
          <table:table-cell office:value-type="float" office:value="17.957431" calcext:value-type="float">
            <text:p>17.957431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37996" calcext:value-type="float">
            <text:p>3337996</text:p>
          </table:table-cell>
          <table:table-cell office:value-type="float" office:value="2180796" calcext:value-type="float">
            <text:p>2180796</text:p>
          </table:table-cell>
          <table:table-cell office:value-type="float" office:value="3173" calcext:value-type="float">
            <text:p>3173</text:p>
          </table:table-cell>
          <table:table-cell office:value-type="float" office:value="2073" calcext:value-type="float">
            <text:p>2073</text:p>
          </table:table-cell>
          <table:table-cell office:value-type="float" office:value="1.01421" calcext:value-type="float">
            <text:p>1.01421</text:p>
          </table:table-cell>
          <table:table-cell office:value-type="float" office:value="20.500877" calcext:value-type="float">
            <text:p>20.500877</text:p>
          </table:table-cell>
          <table:table-cell office:value-type="float" office:value="19.486667" calcext:value-type="float">
            <text:p>19.486667</text:p>
          </table:table-cell>
          <table:table-cell office:value-type="float" office:value="0.895298" calcext:value-type="float">
            <text:p>0.895298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36944" calcext:value-type="float">
            <text:p>3336944</text:p>
          </table:table-cell>
          <table:table-cell office:value-type="float" office:value="307184" calcext:value-type="float">
            <text:p>307184</text:p>
          </table:table-cell>
          <table:table-cell office:value-type="float" office:value="3172" calcext:value-type="float">
            <text:p>3172</text:p>
          </table:table-cell>
          <table:table-cell office:value-type="float" office:value="292" calcext:value-type="float">
            <text:p>292</text:p>
          </table:table-cell>
          <table:table-cell office:value-type="float" office:value="2.128004" calcext:value-type="float">
            <text:p>2.128004</text:p>
          </table:table-cell>
          <table:table-cell office:value-type="float" office:value="20.700218" calcext:value-type="float">
            <text:p>20.700218</text:p>
          </table:table-cell>
          <table:table-cell office:value-type="float" office:value="18.572214" calcext:value-type="float">
            <text:p>18.572214</text:p>
          </table:table-cell>
          <table:table-cell office:value-type="float" office:value="0.13232" calcext:value-type="float">
            <text:p>0.13232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232" calcext:value-type="float">
            <text:p>14232</text:p>
          </table:table-cell>
          <table:table-cell office:value-type="float" office:value="13528" calcext:value-type="float">
            <text:p>13528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office:value-type="float" office:value="1.060731" calcext:value-type="float">
            <text:p>1.060731</text:p>
          </table:table-cell>
          <table:table-cell office:value-type="float" office:value="20.001428" calcext:value-type="float">
            <text:p>20.001428</text:p>
          </table:table-cell>
          <table:table-cell office:value-type="float" office:value="18.940698" calcext:value-type="float">
            <text:p>18.940698</text:p>
          </table:table-cell>
          <table:table-cell office:value-type="float" office:value="0.005714" calcext:value-type="float">
            <text:p>0.005714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40199" calcext:value-type="float">
            <text:p>1.040199</text:p>
          </table:table-cell>
          <table:table-cell office:value-type="float" office:value="19.997325" calcext:value-type="float">
            <text:p>19.997325</text:p>
          </table:table-cell>
          <table:table-cell office:value-type="float" office:value="18.957126" calcext:value-type="float">
            <text:p>18.95712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.089788" calcext:value-type="float">
            <text:p>2.089788</text:p>
          </table:table-cell>
          <table:table-cell office:value-type="float" office:value="20.495455" calcext:value-type="float">
            <text:p>20.495455</text:p>
          </table:table-cell>
          <table:table-cell office:value-type="float" office:value="18.405666" calcext:value-type="float">
            <text:p>18.40566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92" calcext:value-type="float">
            <text:p>139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.873669" calcext:value-type="float">
            <text:p>3.873669</text:p>
          </table:table-cell>
          <table:table-cell office:value-type="float" office:value="20.175245" calcext:value-type="float">
            <text:p>20.175245</text:p>
          </table:table-cell>
          <table:table-cell office:value-type="float" office:value="16.301576" calcext:value-type="float">
            <text:p>16.301576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57984" calcext:value-type="float">
            <text:p>3357984</text:p>
          </table:table-cell>
          <table:table-cell office:value-type="float" office:value="2317556" calcext:value-type="float">
            <text:p>2317556</text:p>
          </table:table-cell>
          <table:table-cell office:value-type="float" office:value="3192" calcext:value-type="float">
            <text:p>3192</text:p>
          </table:table-cell>
          <table:table-cell office:value-type="float" office:value="2203" calcext:value-type="float">
            <text:p>2203</text:p>
          </table:table-cell>
          <table:table-cell office:value-type="float" office:value="1.019289" calcext:value-type="float">
            <text:p>1.019289</text:p>
          </table:table-cell>
          <table:table-cell office:value-type="float" office:value="20.812278" calcext:value-type="float">
            <text:p>20.812278</text:p>
          </table:table-cell>
          <table:table-cell office:value-type="float" office:value="19.792989" calcext:value-type="float">
            <text:p>19.792989</text:p>
          </table:table-cell>
          <table:table-cell office:value-type="float" office:value="0.936718" calcext:value-type="float">
            <text:p>0.93671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56932" calcext:value-type="float">
            <text:p>3356932</text:p>
          </table:table-cell>
          <table:table-cell office:value-type="float" office:value="294560" calcext:value-type="float">
            <text:p>294560</text:p>
          </table:table-cell>
          <table:table-cell office:value-type="float" office:value="3191" calcext:value-type="float">
            <text:p>3191</text:p>
          </table:table-cell>
          <table:table-cell office:value-type="float" office:value="280" calcext:value-type="float">
            <text:p>280</text:p>
          </table:table-cell>
          <table:table-cell office:value-type="float" office:value="1.194771" calcext:value-type="float">
            <text:p>1.194771</text:p>
          </table:table-cell>
          <table:table-cell office:value-type="float" office:value="19.771137" calcext:value-type="float">
            <text:p>19.771137</text:p>
          </table:table-cell>
          <table:table-cell office:value-type="float" office:value="18.576366" calcext:value-type="float">
            <text:p>18.576366</text:p>
          </table:table-cell>
          <table:table-cell office:value-type="float" office:value="0.126854" calcext:value-type="float">
            <text:p>0.12685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48" calcext:value-type="float">
            <text:p>17848</text:p>
          </table:table-cell>
          <table:table-cell office:value-type="float" office:value="16696" calcext:value-type="float">
            <text:p>16696</text:p>
          </table:table-cell>
          <table:table-cell office:value-type="float" office:value="442" calcext:value-type="float">
            <text:p>442</text:p>
          </table:table-cell>
          <table:table-cell office:value-type="float" office:value="414" calcext:value-type="float">
            <text:p>414</text:p>
          </table:table-cell>
          <table:table-cell office:value-type="float" office:value="1.06456" calcext:value-type="float">
            <text:p>1.06456</text:p>
          </table:table-cell>
          <table:table-cell office:value-type="float" office:value="20.599755" calcext:value-type="float">
            <text:p>20.599755</text:p>
          </table:table-cell>
          <table:table-cell office:value-type="float" office:value="19.535195" calcext:value-type="float">
            <text:p>19.535195</text:p>
          </table:table-cell>
          <table:table-cell office:value-type="float" office:value="0.006837" calcext:value-type="float">
            <text:p>0.006837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0" calcext:value-type="float">
            <text:p>800</text:p>
          </table:table-cell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038726" calcext:value-type="float">
            <text:p>1.038726</text:p>
          </table:table-cell>
          <table:table-cell office:value-type="float" office:value="20.813925" calcext:value-type="float">
            <text:p>20.813925</text:p>
          </table:table-cell>
          <table:table-cell office:value-type="float" office:value="19.775199" calcext:value-type="float">
            <text:p>19.775199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74" calcext:value-type="float">
            <text:p>474</text:p>
          </table:table-cell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94459" calcext:value-type="float">
            <text:p>1.094459</text:p>
          </table:table-cell>
          <table:table-cell office:value-type="float" office:value="20.501417" calcext:value-type="float">
            <text:p>20.501417</text:p>
          </table:table-cell>
          <table:table-cell office:value-type="float" office:value="19.406957" calcext:value-type="float">
            <text:p>19.40695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776" calcext:value-type="float">
            <text:p>177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.640046" calcext:value-type="float">
            <text:p>2.640046</text:p>
          </table:table-cell>
          <table:table-cell office:value-type="float" office:value="20.604478" calcext:value-type="float">
            <text:p>20.604478</text:p>
          </table:table-cell>
          <table:table-cell office:value-type="float" office:value="17.964432" calcext:value-type="float">
            <text:p>17.964432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77972" calcext:value-type="float">
            <text:p>3377972</text:p>
          </table:table-cell>
          <table:table-cell office:value-type="float" office:value="2229188" calcext:value-type="float">
            <text:p>2229188</text:p>
          </table:table-cell>
          <table:table-cell office:value-type="float" office:value="3211" calcext:value-type="float">
            <text:p>3211</text:p>
          </table:table-cell>
          <table:table-cell office:value-type="float" office:value="2119" calcext:value-type="float">
            <text:p>2119</text:p>
          </table:table-cell>
          <table:table-cell office:value-type="float" office:value="1.015321" calcext:value-type="float">
            <text:p>1.015321</text:p>
          </table:table-cell>
          <table:table-cell office:value-type="float" office:value="20.700733" calcext:value-type="float">
            <text:p>20.700733</text:p>
          </table:table-cell>
          <table:table-cell office:value-type="float" office:value="19.685412" calcext:value-type="float">
            <text:p>19.685412</text:p>
          </table:table-cell>
          <table:table-cell office:value-type="float" office:value="0.905925" calcext:value-type="float">
            <text:p>0.905925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76920" calcext:value-type="float">
            <text:p>3376920</text:p>
          </table:table-cell>
          <table:table-cell office:value-type="float" office:value="399760" calcext:value-type="float">
            <text:p>399760</text:p>
          </table:table-cell>
          <table:table-cell office:value-type="float" office:value="3210" calcext:value-type="float">
            <text:p>3210</text:p>
          </table:table-cell>
          <table:table-cell office:value-type="float" office:value="380" calcext:value-type="float">
            <text:p>380</text:p>
          </table:table-cell>
          <table:table-cell office:value-type="float" office:value="1.333295" calcext:value-type="float">
            <text:p>1.333295</text:p>
          </table:table-cell>
          <table:table-cell office:value-type="float" office:value="21.218237" calcext:value-type="float">
            <text:p>21.218237</text:p>
          </table:table-cell>
          <table:table-cell office:value-type="float" office:value="19.884942" calcext:value-type="float">
            <text:p>19.884942</text:p>
          </table:table-cell>
          <table:table-cell office:value-type="float" office:value="0.160829" calcext:value-type="float">
            <text:p>0.160829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88" calcext:value-type="float">
            <text:p>11688</text:p>
          </table:table-cell>
          <table:table-cell office:value-type="float" office:value="10984" calcext:value-type="float">
            <text:p>10984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1.271672" calcext:value-type="float">
            <text:p>1.271672</text:p>
          </table:table-cell>
          <table:table-cell office:value-type="float" office:value="20.71461" calcext:value-type="float">
            <text:p>20.71461</text:p>
          </table:table-cell>
          <table:table-cell office:value-type="float" office:value="19.442938" calcext:value-type="float">
            <text:p>19.442938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8" calcext:value-type="float">
            <text:p>808</text:p>
          </table:table-cell>
          <table:table-cell office:value-type="float" office:value="712" calcext:value-type="float">
            <text:p>7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261986" calcext:value-type="float">
            <text:p>1.261986</text:p>
          </table:table-cell>
          <table:table-cell office:value-type="float" office:value="21.225297" calcext:value-type="float">
            <text:p>21.225297</text:p>
          </table:table-cell>
          <table:table-cell office:value-type="float" office:value="19.963311" calcext:value-type="float">
            <text:p>19.963311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96" calcext:value-type="float">
            <text:p>696</text:p>
          </table:table-cell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294839" calcext:value-type="float">
            <text:p>1.294839</text:p>
          </table:table-cell>
          <table:table-cell office:value-type="float" office:value="21.207273" calcext:value-type="float">
            <text:p>21.207273</text:p>
          </table:table-cell>
          <table:table-cell office:value-type="float" office:value="19.912434" calcext:value-type="float">
            <text:p>19.91243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536" calcext:value-type="float">
            <text:p>15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.956399" calcext:value-type="float">
            <text:p>4.956399</text:p>
          </table:table-cell>
          <table:table-cell office:value-type="float" office:value="20.321002" calcext:value-type="float">
            <text:p>20.321002</text:p>
          </table:table-cell>
          <table:table-cell office:value-type="float" office:value="15.364603" calcext:value-type="float">
            <text:p>15.3646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97960" calcext:value-type="float">
            <text:p>3397960</text:p>
          </table:table-cell>
          <table:table-cell office:value-type="float" office:value="2014580" calcext:value-type="float">
            <text:p>2014580</text:p>
          </table:table-cell>
          <table:table-cell office:value-type="float" office:value="3230" calcext:value-type="float">
            <text:p>3230</text:p>
          </table:table-cell>
          <table:table-cell office:value-type="float" office:value="1915" calcext:value-type="float">
            <text:p>1915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20.762041" calcext:value-type="float">
            <text:p>20.762041</text:p>
          </table:table-cell>
          <table:table-cell office:value-type="float" office:value="19.751789" calcext:value-type="float">
            <text:p>19.751789</text:p>
          </table:table-cell>
          <table:table-cell office:value-type="float" office:value="0.815958" calcext:value-type="float">
            <text:p>0.81595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96908" calcext:value-type="float">
            <text:p>3396908</text:p>
          </table:table-cell>
          <table:table-cell office:value-type="float" office:value="394500" calcext:value-type="float">
            <text:p>394500</text:p>
          </table:table-cell>
          <table:table-cell office:value-type="float" office:value="3229" calcext:value-type="float">
            <text:p>3229</text:p>
          </table:table-cell>
          <table:table-cell office:value-type="float" office:value="375" calcext:value-type="float">
            <text:p>375</text:p>
          </table:table-cell>
          <table:table-cell office:value-type="float" office:value="1.166493" calcext:value-type="float">
            <text:p>1.166493</text:p>
          </table:table-cell>
          <table:table-cell office:value-type="float" office:value="20.436844" calcext:value-type="float">
            <text:p>20.436844</text:p>
          </table:table-cell>
          <table:table-cell office:value-type="float" office:value="19.270351" calcext:value-type="float">
            <text:p>19.270351</text:p>
          </table:table-cell>
          <table:table-cell office:value-type="float" office:value="0.163775" calcext:value-type="float">
            <text:p>0.16377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976" calcext:value-type="float">
            <text:p>21976</text:p>
          </table:table-cell>
          <table:table-cell office:value-type="float" office:value="21472" calcext:value-type="float">
            <text:p>21472</text:p>
          </table:table-cell>
          <table:table-cell office:value-type="float" office:value="545" calcext:value-type="float">
            <text:p>545</text:p>
          </table:table-cell>
          <table:table-cell office:value-type="float" office:value="533" calcext:value-type="float">
            <text:p>533</text:p>
          </table:table-cell>
          <table:table-cell office:value-type="float" office:value="1.054259" calcext:value-type="float">
            <text:p>1.054259</text:p>
          </table:table-cell>
          <table:table-cell office:value-type="float" office:value="20.880271" calcext:value-type="float">
            <text:p>20.880271</text:p>
          </table:table-cell>
          <table:table-cell office:value-type="float" office:value="19.826012" calcext:value-type="float">
            <text:p>19.826012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52" calcext:value-type="float">
            <text:p>752</text:p>
          </table:table-cell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27235" calcext:value-type="float">
            <text:p>1.027235</text:p>
          </table:table-cell>
          <table:table-cell office:value-type="float" office:value="20.447931" calcext:value-type="float">
            <text:p>20.447931</text:p>
          </table:table-cell>
          <table:table-cell office:value-type="float" office:value="19.420696" calcext:value-type="float">
            <text:p>19.42069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95183" calcext:value-type="float">
            <text:p>1.095183</text:p>
          </table:table-cell>
          <table:table-cell office:value-type="float" office:value="20.446525" calcext:value-type="float">
            <text:p>20.446525</text:p>
          </table:table-cell>
          <table:table-cell office:value-type="float" office:value="19.351341" calcext:value-type="float">
            <text:p>19.3513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680" calcext:value-type="float">
            <text:p>16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.563693" calcext:value-type="float">
            <text:p>3.563693</text:p>
          </table:table-cell>
          <table:table-cell office:value-type="float" office:value="20.632187" calcext:value-type="float">
            <text:p>20.632187</text:p>
          </table:table-cell>
          <table:table-cell office:value-type="float" office:value="17.068494" calcext:value-type="float">
            <text:p>17.068494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19000" calcext:value-type="float">
            <text:p>3419000</text:p>
          </table:table-cell>
          <table:table-cell office:value-type="float" office:value="2196576" calcext:value-type="float">
            <text:p>2196576</text:p>
          </table:table-cell>
          <table:table-cell office:value-type="float" office:value="3250" calcext:value-type="float">
            <text:p>3250</text:p>
          </table:table-cell>
          <table:table-cell office:value-type="float" office:value="2088" calcext:value-type="float">
            <text:p>2088</text:p>
          </table:table-cell>
          <table:table-cell office:value-type="float" office:value="1.01535" calcext:value-type="float">
            <text:p>1.01535</text:p>
          </table:table-cell>
          <table:table-cell office:value-type="float" office:value="20.518747" calcext:value-type="float">
            <text:p>20.518747</text:p>
          </table:table-cell>
          <table:table-cell office:value-type="float" office:value="19.503397" calcext:value-type="float">
            <text:p>19.503397</text:p>
          </table:table-cell>
          <table:table-cell office:value-type="float" office:value="0.901002" calcext:value-type="float">
            <text:p>0.901002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16896" calcext:value-type="float">
            <text:p>3416896</text:p>
          </table:table-cell>
          <table:table-cell office:value-type="float" office:value="346108" calcext:value-type="float">
            <text:p>346108</text:p>
          </table:table-cell>
          <table:table-cell office:value-type="float" office:value="3248" calcext:value-type="float">
            <text:p>3248</text:p>
          </table:table-cell>
          <table:table-cell office:value-type="float" office:value="329" calcext:value-type="float">
            <text:p>329</text:p>
          </table:table-cell>
          <table:table-cell office:value-type="float" office:value="1.201007" calcext:value-type="float">
            <text:p>1.201007</text:p>
          </table:table-cell>
          <table:table-cell office:value-type="float" office:value="20.529852" calcext:value-type="float">
            <text:p>20.529852</text:p>
          </table:table-cell>
          <table:table-cell office:value-type="float" office:value="19.328845" calcext:value-type="float">
            <text:p>19.328845</text:p>
          </table:table-cell>
          <table:table-cell office:value-type="float" office:value="0.14325" calcext:value-type="float">
            <text:p>0.14325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64" calcext:value-type="float">
            <text:p>14464</text:p>
          </table:table-cell>
          <table:table-cell office:value-type="float" office:value="13224" calcext:value-type="float">
            <text:p>13224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1.067353" calcext:value-type="float">
            <text:p>1.067353</text:p>
          </table:table-cell>
          <table:table-cell office:value-type="float" office:value="20.586693" calcext:value-type="float">
            <text:p>20.586693</text:p>
          </table:table-cell>
          <table:table-cell office:value-type="float" office:value="19.51934" calcext:value-type="float">
            <text:p>19.5193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34607" calcext:value-type="float">
            <text:p>1.034607</text:p>
          </table:table-cell>
          <table:table-cell office:value-type="float" office:value="20.031099" calcext:value-type="float">
            <text:p>20.031099</text:p>
          </table:table-cell>
          <table:table-cell office:value-type="float" office:value="18.996492" calcext:value-type="float">
            <text:p>18.996492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113071" calcext:value-type="float">
            <text:p>1.113071</text:p>
          </table:table-cell>
          <table:table-cell office:value-type="float" office:value="20.506631" calcext:value-type="float">
            <text:p>20.506631</text:p>
          </table:table-cell>
          <table:table-cell office:value-type="float" office:value="19.39356" calcext:value-type="float">
            <text:p>19.3935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920" calcext:value-type="float">
            <text:p>19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.526331" calcext:value-type="float">
            <text:p>3.526331</text:p>
          </table:table-cell>
          <table:table-cell office:value-type="float" office:value="20.625265" calcext:value-type="float">
            <text:p>20.625265</text:p>
          </table:table-cell>
          <table:table-cell office:value-type="float" office:value="17.098935" calcext:value-type="float">
            <text:p>17.098935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38988" calcext:value-type="float">
            <text:p>3438988</text:p>
          </table:table-cell>
          <table:table-cell office:value-type="float" office:value="1900964" calcext:value-type="float">
            <text:p>1900964</text:p>
          </table:table-cell>
          <table:table-cell office:value-type="float" office:value="3269" calcext:value-type="float">
            <text:p>3269</text:p>
          </table:table-cell>
          <table:table-cell office:value-type="float" office:value="1807" calcext:value-type="float">
            <text:p>1807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20.187047" calcext:value-type="float">
            <text:p>20.187047</text:p>
          </table:table-cell>
          <table:table-cell office:value-type="float" office:value="19.170698" calcext:value-type="float">
            <text:p>19.170698</text:p>
          </table:table-cell>
          <table:table-cell office:value-type="float" office:value="0.793279" calcext:value-type="float">
            <text:p>0.79327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348212" calcext:value-type="float">
            <text:p>348212</text:p>
          </table:table-cell>
          <table:table-cell office:value-type="float" office:value="3267" calcext:value-type="float">
            <text:p>3267</text:p>
          </table:table-cell>
          <table:table-cell office:value-type="float" office:value="331" calcext:value-type="float">
            <text:p>331</text:p>
          </table:table-cell>
          <table:table-cell office:value-type="float" office:value="1.376631" calcext:value-type="float">
            <text:p>1.376631</text:p>
          </table:table-cell>
          <table:table-cell office:value-type="float" office:value="20.706306" calcext:value-type="float">
            <text:p>20.706306</text:p>
          </table:table-cell>
          <table:table-cell office:value-type="float" office:value="19.329675" calcext:value-type="float">
            <text:p>19.329675</text:p>
          </table:table-cell>
          <table:table-cell office:value-type="float" office:value="0.144115" calcext:value-type="float">
            <text:p>0.144115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64" calcext:value-type="float">
            <text:p>17264</text:p>
          </table:table-cell>
          <table:table-cell office:value-type="float" office:value="15768" calcext:value-type="float">
            <text:p>15768</text:p>
          </table:table-cell>
          <table:table-cell office:value-type="float" office:value="426" calcext:value-type="float">
            <text:p>426</text:p>
          </table:table-cell>
          <table:table-cell office:value-type="float" office:value="390" calcext:value-type="float">
            <text:p>390</text:p>
          </table:table-cell>
          <table:table-cell office:value-type="float" office:value="1.281816" calcext:value-type="float">
            <text:p>1.281816</text:p>
          </table:table-cell>
          <table:table-cell office:value-type="float" office:value="20.501327" calcext:value-type="float">
            <text:p>20.501327</text:p>
          </table:table-cell>
          <table:table-cell office:value-type="float" office:value="19.219511" calcext:value-type="float">
            <text:p>19.219511</text:p>
          </table:table-cell>
          <table:table-cell office:value-type="float" office:value="0.006563" calcext:value-type="float">
            <text:p>0.00656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2" calcext:value-type="float">
            <text:p>952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61245" calcext:value-type="float">
            <text:p>1.261245</text:p>
          </table:table-cell>
          <table:table-cell office:value-type="float" office:value="20.499801" calcext:value-type="float">
            <text:p>20.499801</text:p>
          </table:table-cell>
          <table:table-cell office:value-type="float" office:value="19.238556" calcext:value-type="float">
            <text:p>19.238556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305103" calcext:value-type="float">
            <text:p>1.305103</text:p>
          </table:table-cell>
          <table:table-cell office:value-type="float" office:value="20.507481" calcext:value-type="float">
            <text:p>20.507481</text:p>
          </table:table-cell>
          <table:table-cell office:value-type="float" office:value="19.202379" calcext:value-type="float">
            <text:p>19.20237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.057306" calcext:value-type="float">
            <text:p>3.057306</text:p>
          </table:table-cell>
          <table:table-cell office:value-type="float" office:value="20.194026" calcext:value-type="float">
            <text:p>20.194026</text:p>
          </table:table-cell>
          <table:table-cell office:value-type="float" office:value="17.136719" calcext:value-type="float">
            <text:p>17.136719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7924" calcext:value-type="float">
            <text:p>3457924</text:p>
          </table:table-cell>
          <table:table-cell office:value-type="float" office:value="2168172" calcext:value-type="float">
            <text:p>2168172</text:p>
          </table:table-cell>
          <table:table-cell office:value-type="float" office:value="3287" calcext:value-type="float">
            <text:p>3287</text:p>
          </table:table-cell>
          <table:table-cell office:value-type="float" office:value="2061" calcext:value-type="float">
            <text:p>2061</text:p>
          </table:table-cell>
          <table:table-cell office:value-type="float" office:value="1.016341" calcext:value-type="float">
            <text:p>1.016341</text:p>
          </table:table-cell>
          <table:table-cell office:value-type="float" office:value="20.538824" calcext:value-type="float">
            <text:p>20.538824</text:p>
          </table:table-cell>
          <table:table-cell office:value-type="float" office:value="19.522483" calcext:value-type="float">
            <text:p>19.522483</text:p>
          </table:table-cell>
          <table:table-cell office:value-type="float" office:value="0.888482" calcext:value-type="float">
            <text:p>0.888482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56872" calcext:value-type="float">
            <text:p>3456872</text:p>
          </table:table-cell>
          <table:table-cell office:value-type="float" office:value="301924" calcext:value-type="float">
            <text:p>301924</text:p>
          </table:table-cell>
          <table:table-cell office:value-type="float" office:value="3286" calcext:value-type="float">
            <text:p>3286</text:p>
          </table:table-cell>
          <table:table-cell office:value-type="float" office:value="287" calcext:value-type="float">
            <text:p>287</text:p>
          </table:table-cell>
          <table:table-cell office:value-type="float" office:value="1.170193" calcext:value-type="float">
            <text:p>1.170193</text:p>
          </table:table-cell>
          <table:table-cell office:value-type="float" office:value="20.008431" calcext:value-type="float">
            <text:p>20.008431</text:p>
          </table:table-cell>
          <table:table-cell office:value-type="float" office:value="18.838238" calcext:value-type="float">
            <text:p>18.838238</text:p>
          </table:table-cell>
          <table:table-cell office:value-type="float" office:value="0.128218" calcext:value-type="float">
            <text:p>0.128218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456" calcext:value-type="float">
            <text:p>20456</text:p>
          </table:table-cell>
          <table:table-cell office:value-type="float" office:value="19968" calcext:value-type="float">
            <text:p>19968</text:p>
          </table:table-cell>
          <table:table-cell office:value-type="float" office:value="507" calcext:value-type="float">
            <text:p>507</text:p>
          </table:table-cell>
          <table:table-cell office:value-type="float" office:value="495" calcext:value-type="float">
            <text:p>495</text:p>
          </table:table-cell>
          <table:table-cell office:value-type="float" office:value="1.062371" calcext:value-type="float">
            <text:p>1.062371</text:p>
          </table:table-cell>
          <table:table-cell office:value-type="float" office:value="20.999572" calcext:value-type="float">
            <text:p>20.999572</text:p>
          </table:table-cell>
          <table:table-cell office:value-type="float" office:value="19.9372" calcext:value-type="float">
            <text:p>19.9372</text:p>
          </table:table-cell>
          <table:table-cell office:value-type="float" office:value="0.008012" calcext:value-type="float">
            <text:p>0.008012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8" calcext:value-type="float">
            <text:p>648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4152" calcext:value-type="float">
            <text:p>1.04152</text:p>
          </table:table-cell>
          <table:table-cell office:value-type="float" office:value="17.563176" calcext:value-type="float">
            <text:p>17.563176</text:p>
          </table:table-cell>
          <table:table-cell office:value-type="float" office:value="16.521656" calcext:value-type="float">
            <text:p>16.521656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97453" calcext:value-type="float">
            <text:p>1.097453</text:p>
          </table:table-cell>
          <table:table-cell office:value-type="float" office:value="18.800628" calcext:value-type="float">
            <text:p>18.800628</text:p>
          </table:table-cell>
          <table:table-cell office:value-type="float" office:value="17.703175" calcext:value-type="float">
            <text:p>17.70317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872" calcext:value-type="float">
            <text:p>187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.666982" calcext:value-type="float">
            <text:p>2.666982</text:p>
          </table:table-cell>
          <table:table-cell office:value-type="float" office:value="20.090995" calcext:value-type="float">
            <text:p>20.090995</text:p>
          </table:table-cell>
          <table:table-cell office:value-type="float" office:value="17.424014" calcext:value-type="float">
            <text:p>17.42401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78964" calcext:value-type="float">
            <text:p>3478964</text:p>
          </table:table-cell>
          <table:table-cell office:value-type="float" office:value="2358584" calcext:value-type="float">
            <text:p>2358584</text:p>
          </table:table-cell>
          <table:table-cell office:value-type="float" office:value="3307" calcext:value-type="float">
            <text:p>3307</text:p>
          </table:table-cell>
          <table:table-cell office:value-type="float" office:value="2242" calcext:value-type="float">
            <text:p>2242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20.420514" calcext:value-type="float">
            <text:p>20.420514</text:p>
          </table:table-cell>
          <table:table-cell office:value-type="float" office:value="19.410272" calcext:value-type="float">
            <text:p>19.410272</text:p>
          </table:table-cell>
          <table:table-cell office:value-type="float" office:value="0.972097" calcext:value-type="float">
            <text:p>0.97209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76860" calcext:value-type="float">
            <text:p>3476860</text:p>
          </table:table-cell>
          <table:table-cell office:value-type="float" office:value="213556" calcext:value-type="float">
            <text:p>213556</text:p>
          </table:table-cell>
          <table:table-cell office:value-type="float" office:value="3305" calcext:value-type="float">
            <text:p>3305</text:p>
          </table:table-cell>
          <table:table-cell office:value-type="float" office:value="203" calcext:value-type="float">
            <text:p>203</text:p>
          </table:table-cell>
          <table:table-cell office:value-type="float" office:value="1.132281" calcext:value-type="float">
            <text:p>1.132281</text:p>
          </table:table-cell>
          <table:table-cell office:value-type="float" office:value="20.426217" calcext:value-type="float">
            <text:p>20.426217</text:p>
          </table:table-cell>
          <table:table-cell office:value-type="float" office:value="19.293935" calcext:value-type="float">
            <text:p>19.293935</text:p>
          </table:table-cell>
          <table:table-cell office:value-type="float" office:value="0.088548" calcext:value-type="float">
            <text:p>0.08854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760" calcext:value-type="float">
            <text:p>15760</text:p>
          </table:table-cell>
          <table:table-cell office:value-type="float" office:value="14680" calcext:value-type="float">
            <text:p>14680</text:p>
          </table:table-cell>
          <table:table-cell office:value-type="float" office:value="391" calcext:value-type="float">
            <text:p>391</text:p>
          </table:table-cell>
          <table:table-cell office:value-type="float" office:value="364" calcext:value-type="float">
            <text:p>364</text:p>
          </table:table-cell>
          <table:table-cell office:value-type="float" office:value="1.047555" calcext:value-type="float">
            <text:p>1.047555</text:p>
          </table:table-cell>
          <table:table-cell office:value-type="float" office:value="20.496969" calcext:value-type="float">
            <text:p>20.496969</text:p>
          </table:table-cell>
          <table:table-cell office:value-type="float" office:value="19.449414" calcext:value-type="float">
            <text:p>19.449414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34983" calcext:value-type="float">
            <text:p>1.034983</text:p>
          </table:table-cell>
          <table:table-cell office:value-type="float" office:value="19.878146" calcext:value-type="float">
            <text:p>19.878146</text:p>
          </table:table-cell>
          <table:table-cell office:value-type="float" office:value="18.843162" calcext:value-type="float">
            <text:p>18.84316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83497" calcext:value-type="float">
            <text:p>1.083497</text:p>
          </table:table-cell>
          <table:table-cell office:value-type="float" office:value="19.867481" calcext:value-type="float">
            <text:p>19.867481</text:p>
          </table:table-cell>
          <table:table-cell office:value-type="float" office:value="18.783984" calcext:value-type="float">
            <text:p>18.78398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344" calcext:value-type="float">
            <text:p>1344</text:p>
          </table:table-cell>
          <table:table-cell office:value-type="float" office:value="1248" calcext:value-type="float">
            <text:p>124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.540569" calcext:value-type="float">
            <text:p>3.540569</text:p>
          </table:table-cell>
          <table:table-cell office:value-type="float" office:value="19.398592" calcext:value-type="float">
            <text:p>19.398592</text:p>
          </table:table-cell>
          <table:table-cell office:value-type="float" office:value="15.858023" calcext:value-type="float">
            <text:p>15.858023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97900" calcext:value-type="float">
            <text:p>3497900</text:p>
          </table:table-cell>
          <table:table-cell office:value-type="float" office:value="2180796" calcext:value-type="float">
            <text:p>2180796</text:p>
          </table:table-cell>
          <table:table-cell office:value-type="float" office:value="3325" calcext:value-type="float">
            <text:p>3325</text:p>
          </table:table-cell>
          <table:table-cell office:value-type="float" office:value="2073" calcext:value-type="float">
            <text:p>2073</text:p>
          </table:table-cell>
          <table:table-cell office:value-type="float" office:value="1.010481" calcext:value-type="float">
            <text:p>1.010481</text:p>
          </table:table-cell>
          <table:table-cell office:value-type="float" office:value="20.65036" calcext:value-type="float">
            <text:p>20.65036</text:p>
          </table:table-cell>
          <table:table-cell office:value-type="float" office:value="19.639879" calcext:value-type="float">
            <text:p>19.639879</text:p>
          </table:table-cell>
          <table:table-cell office:value-type="float" office:value="0.888313" calcext:value-type="float">
            <text:p>0.888313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96848" calcext:value-type="float">
            <text:p>3496848</text:p>
          </table:table-cell>
          <table:table-cell office:value-type="float" office:value="329276" calcext:value-type="float">
            <text:p>329276</text:p>
          </table:table-cell>
          <table:table-cell office:value-type="float" office:value="3324" calcext:value-type="float">
            <text:p>3324</text:p>
          </table:table-cell>
          <table:table-cell office:value-type="float" office:value="313" calcext:value-type="float">
            <text:p>313</text:p>
          </table:table-cell>
          <table:table-cell office:value-type="float" office:value="1.177861" calcext:value-type="float">
            <text:p>1.177861</text:p>
          </table:table-cell>
          <table:table-cell office:value-type="float" office:value="21.126381" calcext:value-type="float">
            <text:p>21.126381</text:p>
          </table:table-cell>
          <table:table-cell office:value-type="float" office:value="19.94852" calcext:value-type="float">
            <text:p>19.94852</text:p>
          </table:table-cell>
          <table:table-cell office:value-type="float" office:value="0.13205" calcext:value-type="float">
            <text:p>0.13205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76" calcext:value-type="float">
            <text:p>19176</text:p>
          </table:table-cell>
          <table:table-cell office:value-type="float" office:value="18224" calcext:value-type="float">
            <text:p>18224</text:p>
          </table:table-cell>
          <table:table-cell office:value-type="float" office:value="474" calcext:value-type="float">
            <text:p>474</text:p>
          </table:table-cell>
          <table:table-cell office:value-type="float" office:value="451" calcext:value-type="float">
            <text:p>451</text:p>
          </table:table-cell>
          <table:table-cell office:value-type="float" office:value="1.070647" calcext:value-type="float">
            <text:p>1.070647</text:p>
          </table:table-cell>
          <table:table-cell office:value-type="float" office:value="21.55343" calcext:value-type="float">
            <text:p>21.55343</text:p>
          </table:table-cell>
          <table:table-cell office:value-type="float" office:value="20.482782" calcext:value-type="float">
            <text:p>20.482782</text:p>
          </table:table-cell>
          <table:table-cell office:value-type="float" office:value="0.007118" calcext:value-type="float">
            <text:p>0.007118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4" calcext:value-type="float">
            <text:p>944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032686" calcext:value-type="float">
            <text:p>1.032686</text:p>
          </table:table-cell>
          <table:table-cell office:value-type="float" office:value="21.548991" calcext:value-type="float">
            <text:p>21.548991</text:p>
          </table:table-cell>
          <table:table-cell office:value-type="float" office:value="20.516305" calcext:value-type="float">
            <text:p>20.51630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12" calcext:value-type="float">
            <text:p>612</text:p>
          </table:table-cell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110722" calcext:value-type="float">
            <text:p>1.110722</text:p>
          </table:table-cell>
          <table:table-cell office:value-type="float" office:value="20.782553" calcext:value-type="float">
            <text:p>20.782553</text:p>
          </table:table-cell>
          <table:table-cell office:value-type="float" office:value="19.671831" calcext:value-type="float">
            <text:p>19.67183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06" calcext:value-type="float">
            <text:p>1806</text:p>
          </table:table-cell>
          <table:table-cell office:value-type="float" office:value="1758" calcext:value-type="float">
            <text:p>175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.58129" calcext:value-type="float">
            <text:p>2.58129</text:p>
          </table:table-cell>
          <table:table-cell office:value-type="float" office:value="21.550385" calcext:value-type="float">
            <text:p>21.550385</text:p>
          </table:table-cell>
          <table:table-cell office:value-type="float" office:value="18.969095" calcext:value-type="float">
            <text:p>18.96909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18940" calcext:value-type="float">
            <text:p>3518940</text:p>
          </table:table-cell>
          <table:table-cell office:value-type="float" office:value="2182900" calcext:value-type="float">
            <text:p>2182900</text:p>
          </table:table-cell>
          <table:table-cell office:value-type="float" office:value="3345" calcext:value-type="float">
            <text:p>3345</text:p>
          </table:table-cell>
          <table:table-cell office:value-type="float" office:value="2075" calcext:value-type="float">
            <text:p>2075</text:p>
          </table:table-cell>
          <table:table-cell office:value-type="float" office:value="1.021039" calcext:value-type="float">
            <text:p>1.021039</text:p>
          </table:table-cell>
          <table:table-cell office:value-type="float" office:value="20.584705" calcext:value-type="float">
            <text:p>20.584705</text:p>
          </table:table-cell>
          <table:table-cell office:value-type="float" office:value="19.563666" calcext:value-type="float">
            <text:p>19.563666</text:p>
          </table:table-cell>
          <table:table-cell office:value-type="float" office:value="0.892634" calcext:value-type="float">
            <text:p>0.89263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16836" calcext:value-type="float">
            <text:p>3516836</text:p>
          </table:table-cell>
          <table:table-cell office:value-type="float" office:value="378720" calcext:value-type="float">
            <text:p>378720</text:p>
          </table:table-cell>
          <table:table-cell office:value-type="float" office:value="3343" calcext:value-type="float">
            <text:p>3343</text:p>
          </table:table-cell>
          <table:table-cell office:value-type="float" office:value="360" calcext:value-type="float">
            <text:p>360</text:p>
          </table:table-cell>
          <table:table-cell office:value-type="float" office:value="1.420126" calcext:value-type="float">
            <text:p>1.420126</text:p>
          </table:table-cell>
          <table:table-cell office:value-type="float" office:value="21.314277" calcext:value-type="float">
            <text:p>21.314277</text:p>
          </table:table-cell>
          <table:table-cell office:value-type="float" office:value="19.894151" calcext:value-type="float">
            <text:p>19.894151</text:p>
          </table:table-cell>
          <table:table-cell office:value-type="float" office:value="0.152294" calcext:value-type="float">
            <text:p>0.15229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80" calcext:value-type="float">
            <text:p>16680</text:p>
          </table:table-cell>
          <table:table-cell office:value-type="float" office:value="15672" calcext:value-type="float">
            <text:p>15672</text:p>
          </table:table-cell>
          <table:table-cell office:value-type="float" office:value="412" calcext:value-type="float">
            <text:p>412</text:p>
          </table:table-cell>
          <table:table-cell office:value-type="float" office:value="388" calcext:value-type="float">
            <text:p>388</text:p>
          </table:table-cell>
          <table:table-cell office:value-type="float" office:value="1.308964" calcext:value-type="float">
            <text:p>1.308964</text:p>
          </table:table-cell>
          <table:table-cell office:value-type="float" office:value="20.783976" calcext:value-type="float">
            <text:p>20.783976</text:p>
          </table:table-cell>
          <table:table-cell office:value-type="float" office:value="19.475012" calcext:value-type="float">
            <text:p>19.475012</text:p>
          </table:table-cell>
          <table:table-cell office:value-type="float" office:value="0.006438" calcext:value-type="float">
            <text:p>0.00643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2" calcext:value-type="float">
            <text:p>792</text:p>
          </table:table-cell>
          <table:table-cell office:value-type="float" office:value="696" calcext:value-type="float">
            <text:p>69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28295" calcext:value-type="float">
            <text:p>1.28295</text:p>
          </table:table-cell>
          <table:table-cell office:value-type="float" office:value="21.318512" calcext:value-type="float">
            <text:p>21.318512</text:p>
          </table:table-cell>
          <table:table-cell office:value-type="float" office:value="20.035562" calcext:value-type="float">
            <text:p>20.035562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6" calcext:value-type="float">
            <text:p>396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337673" calcext:value-type="float">
            <text:p>1.337673</text:p>
          </table:table-cell>
          <table:table-cell office:value-type="float" office:value="21.316886" calcext:value-type="float">
            <text:p>21.316886</text:p>
          </table:table-cell>
          <table:table-cell office:value-type="float" office:value="19.979213" calcext:value-type="float">
            <text:p>19.97921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.996646" calcext:value-type="float">
            <text:p>2.996646</text:p>
          </table:table-cell>
          <table:table-cell office:value-type="float" office:value="20.78235" calcext:value-type="float">
            <text:p>20.78235</text:p>
          </table:table-cell>
          <table:table-cell office:value-type="float" office:value="17.785704" calcext:value-type="float">
            <text:p>17.785704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7876" calcext:value-type="float">
            <text:p>3537876</text:p>
          </table:table-cell>
          <table:table-cell office:value-type="float" office:value="2360688" calcext:value-type="float">
            <text:p>2360688</text:p>
          </table:table-cell>
          <table:table-cell office:value-type="float" office:value="3363" calcext:value-type="float">
            <text:p>3363</text:p>
          </table:table-cell>
          <table:table-cell office:value-type="float" office:value="2244" calcext:value-type="float">
            <text:p>2244</text:p>
          </table:table-cell>
          <table:table-cell office:value-type="float" office:value="1.019269" calcext:value-type="float">
            <text:p>1.019269</text:p>
          </table:table-cell>
          <table:table-cell office:value-type="float" office:value="20.367261" calcext:value-type="float">
            <text:p>20.367261</text:p>
          </table:table-cell>
          <table:table-cell office:value-type="float" office:value="19.347991" calcext:value-type="float">
            <text:p>19.347991</text:p>
          </table:table-cell>
          <table:table-cell office:value-type="float" office:value="0.976096" calcext:value-type="float">
            <text:p>0.976096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36824" calcext:value-type="float">
            <text:p>3536824</text:p>
          </table:table-cell>
          <table:table-cell office:value-type="float" office:value="287196" calcext:value-type="float">
            <text:p>287196</text:p>
          </table:table-cell>
          <table:table-cell office:value-type="float" office:value="3362" calcext:value-type="float">
            <text:p>3362</text:p>
          </table:table-cell>
          <table:table-cell office:value-type="float" office:value="273" calcext:value-type="float">
            <text:p>273</text:p>
          </table:table-cell>
          <table:table-cell office:value-type="float" office:value="1.262905" calcext:value-type="float">
            <text:p>1.262905</text:p>
          </table:table-cell>
          <table:table-cell office:value-type="float" office:value="19.85088" calcext:value-type="float">
            <text:p>19.85088</text:p>
          </table:table-cell>
          <table:table-cell office:value-type="float" office:value="18.587976" calcext:value-type="float">
            <text:p>18.587976</text:p>
          </table:table-cell>
          <table:table-cell office:value-type="float" office:value="0.123605" calcext:value-type="float">
            <text:p>0.123605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040" calcext:value-type="float">
            <text:p>13040</text:p>
          </table:table-cell>
          <table:table-cell office:value-type="float" office:value="11984" calcext:value-type="float">
            <text:p>11984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office:value-type="float" office:value="1.081068" calcext:value-type="float">
            <text:p>1.081068</text:p>
          </table:table-cell>
          <table:table-cell office:value-type="float" office:value="19.369902" calcext:value-type="float">
            <text:p>19.369902</text:p>
          </table:table-cell>
          <table:table-cell office:value-type="float" office:value="18.288834" calcext:value-type="float">
            <text:p>18.288834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44" calcext:value-type="float">
            <text:p>544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54834" calcext:value-type="float">
            <text:p>1.054834</text:p>
          </table:table-cell>
          <table:table-cell office:value-type="float" office:value="19.845378" calcext:value-type="float">
            <text:p>19.845378</text:p>
          </table:table-cell>
          <table:table-cell office:value-type="float" office:value="18.790544" calcext:value-type="float">
            <text:p>18.790544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20182" calcext:value-type="float">
            <text:p>1.20182</text:p>
          </table:table-cell>
          <table:table-cell office:value-type="float" office:value="16.474255" calcext:value-type="float">
            <text:p>16.474255</text:p>
          </table:table-cell>
          <table:table-cell office:value-type="float" office:value="15.272435" calcext:value-type="float">
            <text:p>15.27243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36" calcext:value-type="float">
            <text:p>1536</text:p>
          </table:table-cell>
          <table:table-cell office:value-type="float" office:value="1344" calcext:value-type="float">
            <text:p>134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.858151" calcext:value-type="float">
            <text:p>4.858151</text:p>
          </table:table-cell>
          <table:table-cell office:value-type="float" office:value="19.351826" calcext:value-type="float">
            <text:p>19.351826</text:p>
          </table:table-cell>
          <table:table-cell office:value-type="float" office:value="14.493675" calcext:value-type="float">
            <text:p>14.493675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7864" calcext:value-type="float">
            <text:p>3557864</text:p>
          </table:table-cell>
          <table:table-cell office:value-type="float" office:value="2317556" calcext:value-type="float">
            <text:p>2317556</text:p>
          </table:table-cell>
          <table:table-cell office:value-type="float" office:value="3382" calcext:value-type="float">
            <text:p>3382</text:p>
          </table:table-cell>
          <table:table-cell office:value-type="float" office:value="2203" calcext:value-type="float">
            <text:p>2203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20.445119" calcext:value-type="float">
            <text:p>20.445119</text:p>
          </table:table-cell>
          <table:table-cell office:value-type="float" office:value="19.435618" calcext:value-type="float">
            <text:p>19.435618</text:p>
          </table:table-cell>
          <table:table-cell office:value-type="float" office:value="0.953942" calcext:value-type="float">
            <text:p>0.95394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56812" calcext:value-type="float">
            <text:p>3556812</text:p>
          </table:table-cell>
          <table:table-cell office:value-type="float" office:value="259844" calcext:value-type="float">
            <text:p>259844</text:p>
          </table:table-cell>
          <table:table-cell office:value-type="float" office:value="3381" calcext:value-type="float">
            <text:p>3381</text:p>
          </table:table-cell>
          <table:table-cell office:value-type="float" office:value="247" calcext:value-type="float">
            <text:p>247</text:p>
          </table:table-cell>
          <table:table-cell office:value-type="float" office:value="1.171373" calcext:value-type="float">
            <text:p>1.171373</text:p>
          </table:table-cell>
          <table:table-cell office:value-type="float" office:value="20.199313" calcext:value-type="float">
            <text:p>20.199313</text:p>
          </table:table-cell>
          <table:table-cell office:value-type="float" office:value="19.02794" calcext:value-type="float">
            <text:p>19.02794</text:p>
          </table:table-cell>
          <table:table-cell office:value-type="float" office:value="0.109247" calcext:value-type="float">
            <text:p>0.10924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0" calcext:value-type="float">
            <text:p>18240</text:p>
          </table:table-cell>
          <table:table-cell office:value-type="float" office:value="17296" calcext:value-type="float">
            <text:p>17296</text:p>
          </table:table-cell>
          <table:table-cell office:value-type="float" office:value="452" calcext:value-type="float">
            <text:p>452</text:p>
          </table:table-cell>
          <table:table-cell office:value-type="float" office:value="429" calcext:value-type="float">
            <text:p>429</text:p>
          </table:table-cell>
          <table:table-cell office:value-type="float" office:value="1.05844" calcext:value-type="float">
            <text:p>1.05844</text:p>
          </table:table-cell>
          <table:table-cell office:value-type="float" office:value="20.780219" calcext:value-type="float">
            <text:p>20.780219</text:p>
          </table:table-cell>
          <table:table-cell office:value-type="float" office:value="19.721779" calcext:value-type="float">
            <text:p>19.721779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26363" calcext:value-type="float">
            <text:p>1.026363</text:p>
          </table:table-cell>
          <table:table-cell office:value-type="float" office:value="20.219345" calcext:value-type="float">
            <text:p>20.219345</text:p>
          </table:table-cell>
          <table:table-cell office:value-type="float" office:value="19.192981" calcext:value-type="float">
            <text:p>19.19298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105527" calcext:value-type="float">
            <text:p>1.105527</text:p>
          </table:table-cell>
          <table:table-cell office:value-type="float" office:value="20.724177" calcext:value-type="float">
            <text:p>20.724177</text:p>
          </table:table-cell>
          <table:table-cell office:value-type="float" office:value="19.61865" calcext:value-type="float">
            <text:p>19.6186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440" calcext:value-type="float">
            <text:p>14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.963516" calcext:value-type="float">
            <text:p>4.963516</text:p>
          </table:table-cell>
          <table:table-cell office:value-type="float" office:value="19.471864" calcext:value-type="float">
            <text:p>19.471864</text:p>
          </table:table-cell>
          <table:table-cell office:value-type="float" office:value="14.508348" calcext:value-type="float">
            <text:p>14.508348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8904" calcext:value-type="float">
            <text:p>3578904</text:p>
          </table:table-cell>
          <table:table-cell office:value-type="float" office:value="2087168" calcext:value-type="float">
            <text:p>2087168</text:p>
          </table:table-cell>
          <table:table-cell office:value-type="float" office:value="3402" calcext:value-type="float">
            <text:p>3402</text:p>
          </table:table-cell>
          <table:table-cell office:value-type="float" office:value="1984" calcext:value-type="float">
            <text:p>1984</text:p>
          </table:table-cell>
          <table:table-cell office:value-type="float" office:value="1.010341" calcext:value-type="float">
            <text:p>1.010341</text:p>
          </table:table-cell>
          <table:table-cell office:value-type="float" office:value="20.828104" calcext:value-type="float">
            <text:p>20.828104</text:p>
          </table:table-cell>
          <table:table-cell office:value-type="float" office:value="19.817763" calcext:value-type="float">
            <text:p>19.817763</text:p>
          </table:table-cell>
          <table:table-cell office:value-type="float" office:value="0.842544" calcext:value-type="float">
            <text:p>0.842544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76800" calcext:value-type="float">
            <text:p>3576800</text:p>
          </table:table-cell>
          <table:table-cell office:value-type="float" office:value="409228" calcext:value-type="float">
            <text:p>409228</text:p>
          </table:table-cell>
          <table:table-cell office:value-type="float" office:value="3400" calcext:value-type="float">
            <text:p>3400</text:p>
          </table:table-cell>
          <table:table-cell office:value-type="float" office:value="389" calcext:value-type="float">
            <text:p>389</text:p>
          </table:table-cell>
          <table:table-cell office:value-type="float" office:value="1.401205" calcext:value-type="float">
            <text:p>1.401205</text:p>
          </table:table-cell>
          <table:table-cell office:value-type="float" office:value="21.241849" calcext:value-type="float">
            <text:p>21.241849</text:p>
          </table:table-cell>
          <table:table-cell office:value-type="float" office:value="19.840645" calcext:value-type="float">
            <text:p>19.840645</text:p>
          </table:table-cell>
          <table:table-cell office:value-type="float" office:value="0.165006" calcext:value-type="float">
            <text:p>0.165006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032" calcext:value-type="float">
            <text:p>14032</text:p>
          </table:table-cell>
          <table:table-cell office:value-type="float" office:value="12848" calcext:value-type="float">
            <text:p>12848</text:p>
          </table:table-cell>
          <table:table-cell office:value-type="float" office:value="346" calcext:value-type="float">
            <text:p>346</text:p>
          </table:table-cell>
          <table:table-cell office:value-type="float" office:value="317" calcext:value-type="float">
            <text:p>317</text:p>
          </table:table-cell>
          <table:table-cell office:value-type="float" office:value="1.300647" calcext:value-type="float">
            <text:p>1.300647</text:p>
          </table:table-cell>
          <table:table-cell office:value-type="float" office:value="21.377105" calcext:value-type="float">
            <text:p>21.377105</text:p>
          </table:table-cell>
          <table:table-cell office:value-type="float" office:value="20.076458" calcext:value-type="float">
            <text:p>20.076458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274253" calcext:value-type="float">
            <text:p>1.274253</text:p>
          </table:table-cell>
          <table:table-cell office:value-type="float" office:value="21.374325" calcext:value-type="float">
            <text:p>21.374325</text:p>
          </table:table-cell>
          <table:table-cell office:value-type="float" office:value="20.100072" calcext:value-type="float">
            <text:p>20.10007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44" calcext:value-type="float">
            <text:p>444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340281" calcext:value-type="float">
            <text:p>1.340281</text:p>
          </table:table-cell>
          <table:table-cell office:value-type="float" office:value="17.448749" calcext:value-type="float">
            <text:p>17.448749</text:p>
          </table:table-cell>
          <table:table-cell office:value-type="float" office:value="16.108468" calcext:value-type="float">
            <text:p>16.108468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328179" calcext:value-type="float">
            <text:p>3.328179</text:p>
          </table:table-cell>
          <table:table-cell office:value-type="float" office:value="21.375659" calcext:value-type="float">
            <text:p>21.375659</text:p>
          </table:table-cell>
          <table:table-cell office:value-type="float" office:value="18.04748" calcext:value-type="float">
            <text:p>18.04748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97840" calcext:value-type="float">
            <text:p>3597840</text:p>
          </table:table-cell>
          <table:table-cell office:value-type="float" office:value="2073492" calcext:value-type="float">
            <text:p>2073492</text:p>
          </table:table-cell>
          <table:table-cell office:value-type="float" office:value="3420" calcext:value-type="float">
            <text:p>3420</text:p>
          </table:table-cell>
          <table:table-cell office:value-type="float" office:value="1971" calcext:value-type="float">
            <text:p>1971</text:p>
          </table:table-cell>
          <table:table-cell office:value-type="float" office:value="1.014289" calcext:value-type="float">
            <text:p>1.014289</text:p>
          </table:table-cell>
          <table:table-cell office:value-type="float" office:value="20.291622" calcext:value-type="float">
            <text:p>20.291622</text:p>
          </table:table-cell>
          <table:table-cell office:value-type="float" office:value="19.277332" calcext:value-type="float">
            <text:p>19.277332</text:p>
          </table:table-cell>
          <table:table-cell office:value-type="float" office:value="0.860489" calcext:value-type="float">
            <text:p>0.86048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96788" calcext:value-type="float">
            <text:p>3596788</text:p>
          </table:table-cell>
          <table:table-cell office:value-type="float" office:value="267208" calcext:value-type="float">
            <text:p>267208</text:p>
          </table:table-cell>
          <table:table-cell office:value-type="float" office:value="3419" calcext:value-type="float">
            <text:p>3419</text:p>
          </table:table-cell>
          <table:table-cell office:value-type="float" office:value="254" calcext:value-type="float">
            <text:p>254</text:p>
          </table:table-cell>
          <table:table-cell office:value-type="float" office:value="1.833665" calcext:value-type="float">
            <text:p>1.833665</text:p>
          </table:table-cell>
          <table:table-cell office:value-type="float" office:value="20.344856" calcext:value-type="float">
            <text:p>20.344856</text:p>
          </table:table-cell>
          <table:table-cell office:value-type="float" office:value="18.511191" calcext:value-type="float">
            <text:p>18.511191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120" calcext:value-type="float">
            <text:p>17120</text:p>
          </table:table-cell>
          <table:table-cell office:value-type="float" office:value="15856" calcext:value-type="float">
            <text:p>15856</text:p>
          </table:table-cell>
          <table:table-cell office:value-type="float" office:value="424" calcext:value-type="float">
            <text:p>424</text:p>
          </table:table-cell>
          <table:table-cell office:value-type="float" office:value="393" calcext:value-type="float">
            <text:p>393</text:p>
          </table:table-cell>
          <table:table-cell office:value-type="float" office:value="1.711054" calcext:value-type="float">
            <text:p>1.711054</text:p>
          </table:table-cell>
          <table:table-cell office:value-type="float" office:value="20.509011" calcext:value-type="float">
            <text:p>20.509011</text:p>
          </table:table-cell>
          <table:table-cell office:value-type="float" office:value="18.797958" calcext:value-type="float">
            <text:p>18.797958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0" calcext:value-type="float">
            <text:p>520</text:p>
          </table:table-cell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673474" calcext:value-type="float">
            <text:p>1.673474</text:p>
          </table:table-cell>
          <table:table-cell office:value-type="float" office:value="17.976314" calcext:value-type="float">
            <text:p>17.976314</text:p>
          </table:table-cell>
          <table:table-cell office:value-type="float" office:value="16.30284" calcext:value-type="float">
            <text:p>16.30284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8" calcext:value-type="float">
            <text:p>318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767736" calcext:value-type="float">
            <text:p>1.767736</text:p>
          </table:table-cell>
          <table:table-cell office:value-type="float" office:value="19.086382" calcext:value-type="float">
            <text:p>19.086382</text:p>
          </table:table-cell>
          <table:table-cell office:value-type="float" office:value="17.318645" calcext:value-type="float">
            <text:p>17.31864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776" calcext:value-type="float">
            <text:p>177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.252219" calcext:value-type="float">
            <text:p>4.252219</text:p>
          </table:table-cell>
          <table:table-cell office:value-type="float" office:value="20.537996" calcext:value-type="float">
            <text:p>20.537996</text:p>
          </table:table-cell>
          <table:table-cell office:value-type="float" office:value="16.285777" calcext:value-type="float">
            <text:p>16.28577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7828" calcext:value-type="float">
            <text:p>3617828</text:p>
          </table:table-cell>
          <table:table-cell office:value-type="float" office:value="2232344" calcext:value-type="float">
            <text:p>2232344</text:p>
          </table:table-cell>
          <table:table-cell office:value-type="float" office:value="3439" calcext:value-type="float">
            <text:p>3439</text:p>
          </table:table-cell>
          <table:table-cell office:value-type="float" office:value="2122" calcext:value-type="float">
            <text:p>2122</text:p>
          </table:table-cell>
          <table:table-cell office:value-type="float" office:value="1.016967" calcext:value-type="float">
            <text:p>1.016967</text:p>
          </table:table-cell>
          <table:table-cell office:value-type="float" office:value="20.750173" calcext:value-type="float">
            <text:p>20.750173</text:p>
          </table:table-cell>
          <table:table-cell office:value-type="float" office:value="19.733207" calcext:value-type="float">
            <text:p>19.733207</text:p>
          </table:table-cell>
          <table:table-cell office:value-type="float" office:value="0.90501" calcext:value-type="float">
            <text:p>0.90501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16776" calcext:value-type="float">
            <text:p>3616776</text:p>
          </table:table-cell>
          <table:table-cell office:value-type="float" office:value="383980" calcext:value-type="float">
            <text:p>383980</text:p>
          </table:table-cell>
          <table:table-cell office:value-type="float" office:value="3438" calcext:value-type="float">
            <text:p>3438</text:p>
          </table:table-cell>
          <table:table-cell office:value-type="float" office:value="365" calcext:value-type="float">
            <text:p>365</text:p>
          </table:table-cell>
          <table:table-cell office:value-type="float" office:value="1.215536" calcext:value-type="float">
            <text:p>1.215536</text:p>
          </table:table-cell>
          <table:table-cell office:value-type="float" office:value="21.26054" calcext:value-type="float">
            <text:p>21.26054</text:p>
          </table:table-cell>
          <table:table-cell office:value-type="float" office:value="20.045003" calcext:value-type="float">
            <text:p>20.045003</text:p>
          </table:table-cell>
          <table:table-cell office:value-type="float" office:value="0.153247" calcext:value-type="float">
            <text:p>0.153247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176" calcext:value-type="float">
            <text:p>13176</text:p>
          </table:table-cell>
          <table:table-cell office:value-type="float" office:value="11936" calcext:value-type="float">
            <text:p>11936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1.076618" calcext:value-type="float">
            <text:p>1.076618</text:p>
          </table:table-cell>
          <table:table-cell office:value-type="float" office:value="20.754656" calcext:value-type="float">
            <text:p>20.754656</text:p>
          </table:table-cell>
          <table:table-cell office:value-type="float" office:value="19.678038" calcext:value-type="float">
            <text:p>19.678038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50704" calcext:value-type="float">
            <text:p>1.050704</text:p>
          </table:table-cell>
          <table:table-cell office:value-type="float" office:value="19.077766" calcext:value-type="float">
            <text:p>19.077766</text:p>
          </table:table-cell>
          <table:table-cell office:value-type="float" office:value="18.027062" calcext:value-type="float">
            <text:p>18.027062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74" calcext:value-type="float">
            <text:p>474</text:p>
          </table:table-cell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127878" calcext:value-type="float">
            <text:p>1.127878</text:p>
          </table:table-cell>
          <table:table-cell office:value-type="float" office:value="20.223503" calcext:value-type="float">
            <text:p>20.223503</text:p>
          </table:table-cell>
          <table:table-cell office:value-type="float" office:value="19.095624" calcext:value-type="float">
            <text:p>19.09562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24" calcext:value-type="float">
            <text:p>18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.807763" calcext:value-type="float">
            <text:p>2.807763</text:p>
          </table:table-cell>
          <table:table-cell office:value-type="float" office:value="20.318312" calcext:value-type="float">
            <text:p>20.318312</text:p>
          </table:table-cell>
          <table:table-cell office:value-type="float" office:value="17.510549" calcext:value-type="float">
            <text:p>17.510549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8868" calcext:value-type="float">
            <text:p>3638868</text:p>
          </table:table-cell>
          <table:table-cell office:value-type="float" office:value="2162912" calcext:value-type="float">
            <text:p>2162912</text:p>
          </table:table-cell>
          <table:table-cell office:value-type="float" office:value="3459" calcext:value-type="float">
            <text:p>3459</text:p>
          </table:table-cell>
          <table:table-cell office:value-type="float" office:value="2056" calcext:value-type="float">
            <text:p>2056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20.539864" calcext:value-type="float">
            <text:p>20.539864</text:p>
          </table:table-cell>
          <table:table-cell office:value-type="float" office:value="19.523543" calcext:value-type="float">
            <text:p>19.523543</text:p>
          </table:table-cell>
          <table:table-cell office:value-type="float" office:value="0.886278" calcext:value-type="float">
            <text:p>0.886278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36764" calcext:value-type="float">
            <text:p>3636764</text:p>
          </table:table-cell>
          <table:table-cell office:value-type="float" office:value="356628" calcext:value-type="float">
            <text:p>356628</text:p>
          </table:table-cell>
          <table:table-cell office:value-type="float" office:value="3457" calcext:value-type="float">
            <text:p>3457</text:p>
          </table:table-cell>
          <table:table-cell office:value-type="float" office:value="339" calcext:value-type="float">
            <text:p>339</text:p>
          </table:table-cell>
          <table:table-cell office:value-type="float" office:value="1.225537" calcext:value-type="float">
            <text:p>1.225537</text:p>
          </table:table-cell>
          <table:table-cell office:value-type="float" office:value="21.246915" calcext:value-type="float">
            <text:p>21.246915</text:p>
          </table:table-cell>
          <table:table-cell office:value-type="float" office:value="20.021377" calcext:value-type="float">
            <text:p>20.021377</text:p>
          </table:table-cell>
          <table:table-cell office:value-type="float" office:value="0.142499" calcext:value-type="float">
            <text:p>0.142499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696" calcext:value-type="float">
            <text:p>13696</text:p>
          </table:table-cell>
          <table:table-cell office:value-type="float" office:value="12704" calcext:value-type="float">
            <text:p>12704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1.056509" calcext:value-type="float">
            <text:p>1.056509</text:p>
          </table:table-cell>
          <table:table-cell office:value-type="float" office:value="21.058155" calcext:value-type="float">
            <text:p>21.058155</text:p>
          </table:table-cell>
          <table:table-cell office:value-type="float" office:value="20.001646" calcext:value-type="float">
            <text:p>20.001646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.035637" calcext:value-type="float">
            <text:p>1.035637</text:p>
          </table:table-cell>
          <table:table-cell office:value-type="float" office:value="21.059681" calcext:value-type="float">
            <text:p>21.059681</text:p>
          </table:table-cell>
          <table:table-cell office:value-type="float" office:value="20.024044" calcext:value-type="float">
            <text:p>20.02404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31939" calcext:value-type="float">
            <text:p>1.131939</text:p>
          </table:table-cell>
          <table:table-cell office:value-type="float" office:value="21.067775" calcext:value-type="float">
            <text:p>21.067775</text:p>
          </table:table-cell>
          <table:table-cell office:value-type="float" office:value="19.935836" calcext:value-type="float">
            <text:p>19.93583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.013768" calcext:value-type="float">
            <text:p>3.013768</text:p>
          </table:table-cell>
          <table:table-cell office:value-type="float" office:value="20.594555" calcext:value-type="float">
            <text:p>20.594555</text:p>
          </table:table-cell>
          <table:table-cell office:value-type="float" office:value="17.580787" calcext:value-type="float">
            <text:p>17.580787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7804" calcext:value-type="float">
            <text:p>3657804</text:p>
          </table:table-cell>
          <table:table-cell office:value-type="float" office:value="2260748" calcext:value-type="float">
            <text:p>2260748</text:p>
          </table:table-cell>
          <table:table-cell office:value-type="float" office:value="3477" calcext:value-type="float">
            <text:p>3477</text:p>
          </table:table-cell>
          <table:table-cell office:value-type="float" office:value="2149" calcext:value-type="float">
            <text:p>2149</text:p>
          </table:table-cell>
          <table:table-cell office:value-type="float" office:value="1.01599" calcext:value-type="float">
            <text:p>1.01599</text:p>
          </table:table-cell>
          <table:table-cell office:value-type="float" office:value="20.644769" calcext:value-type="float">
            <text:p>20.644769</text:p>
          </table:table-cell>
          <table:table-cell office:value-type="float" office:value="19.628779" calcext:value-type="float">
            <text:p>19.628779</text:p>
          </table:table-cell>
          <table:table-cell office:value-type="float" office:value="0.921401" calcext:value-type="float">
            <text:p>0.921401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56752" calcext:value-type="float">
            <text:p>3656752</text:p>
          </table:table-cell>
          <table:table-cell office:value-type="float" office:value="299820" calcext:value-type="float">
            <text:p>299820</text:p>
          </table:table-cell>
          <table:table-cell office:value-type="float" office:value="3476" calcext:value-type="float">
            <text:p>3476</text:p>
          </table:table-cell>
          <table:table-cell office:value-type="float" office:value="285" calcext:value-type="float">
            <text:p>285</text:p>
          </table:table-cell>
          <table:table-cell office:value-type="float" office:value="1.174787" calcext:value-type="float">
            <text:p>1.174787</text:p>
          </table:table-cell>
          <table:table-cell office:value-type="float" office:value="21.382177" calcext:value-type="float">
            <text:p>21.382177</text:p>
          </table:table-cell>
          <table:table-cell office:value-type="float" office:value="20.207391" calcext:value-type="float">
            <text:p>20.207391</text:p>
          </table:table-cell>
          <table:table-cell office:value-type="float" office:value="0.118697" calcext:value-type="float">
            <text:p>0.118697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064" calcext:value-type="float">
            <text:p>13064</text:p>
          </table:table-cell>
          <table:table-cell office:value-type="float" office:value="12288" calcext:value-type="float">
            <text:p>12288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1.066863" calcext:value-type="float">
            <text:p>1.066863</text:p>
          </table:table-cell>
          <table:table-cell office:value-type="float" office:value="20.927532" calcext:value-type="float">
            <text:p>20.927532</text:p>
          </table:table-cell>
          <table:table-cell office:value-type="float" office:value="19.860669" calcext:value-type="float">
            <text:p>19.86066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" calcext:value-type="float">
            <text:p>424</text:p>
          </table:table-cell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040969" calcext:value-type="float">
            <text:p>1.040969</text:p>
          </table:table-cell>
          <table:table-cell office:value-type="float" office:value="20.691739" calcext:value-type="float">
            <text:p>20.691739</text:p>
          </table:table-cell>
          <table:table-cell office:value-type="float" office:value="19.650769" calcext:value-type="float">
            <text:p>19.65076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" calcext:value-type="float">
            <text:p>306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114061" calcext:value-type="float">
            <text:p>1.114061</text:p>
          </table:table-cell>
          <table:table-cell office:value-type="float" office:value="20.690053" calcext:value-type="float">
            <text:p>20.690053</text:p>
          </table:table-cell>
          <table:table-cell office:value-type="float" office:value="19.575992" calcext:value-type="float">
            <text:p>19.57599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776" calcext:value-type="float">
            <text:p>177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.529275" calcext:value-type="float">
            <text:p>3.529275</text:p>
          </table:table-cell>
          <table:table-cell office:value-type="float" office:value="20.925946" calcext:value-type="float">
            <text:p>20.925946</text:p>
          </table:table-cell>
          <table:table-cell office:value-type="float" office:value="17.396671" calcext:value-type="float">
            <text:p>17.39667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77792" calcext:value-type="float">
            <text:p>3677792</text:p>
          </table:table-cell>
          <table:table-cell office:value-type="float" office:value="2195524" calcext:value-type="float">
            <text:p>2195524</text:p>
          </table:table-cell>
          <table:table-cell office:value-type="float" office:value="3496" calcext:value-type="float">
            <text:p>3496</text:p>
          </table:table-cell>
          <table:table-cell office:value-type="float" office:value="2087" calcext:value-type="float">
            <text:p>2087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20.734521" calcext:value-type="float">
            <text:p>20.734521</text:p>
          </table:table-cell>
          <table:table-cell office:value-type="float" office:value="19.727119" calcext:value-type="float">
            <text:p>19.727119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76740" calcext:value-type="float">
            <text:p>3676740</text:p>
          </table:table-cell>
          <table:table-cell office:value-type="float" office:value="322964" calcext:value-type="float">
            <text:p>322964</text:p>
          </table:table-cell>
          <table:table-cell office:value-type="float" office:value="3495" calcext:value-type="float">
            <text:p>3495</text:p>
          </table:table-cell>
          <table:table-cell office:value-type="float" office:value="307" calcext:value-type="float">
            <text:p>307</text:p>
          </table:table-cell>
          <table:table-cell office:value-type="float" office:value="1.179815" calcext:value-type="float">
            <text:p>1.179815</text:p>
          </table:table-cell>
          <table:table-cell office:value-type="float" office:value="20.704923" calcext:value-type="float">
            <text:p>20.704923</text:p>
          </table:table-cell>
          <table:table-cell office:value-type="float" office:value="19.525108" calcext:value-type="float">
            <text:p>19.525108</text:p>
          </table:table-cell>
          <table:table-cell office:value-type="float" office:value="0.132328" calcext:value-type="float">
            <text:p>0.13232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12" calcext:value-type="float">
            <text:p>17312</text:p>
          </table:table-cell>
          <table:table-cell office:value-type="float" office:value="16360" calcext:value-type="float">
            <text:p>16360</text:p>
          </table:table-cell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office:value-type="float" office:value="1.049718" calcext:value-type="float">
            <text:p>1.049718</text:p>
          </table:table-cell>
          <table:table-cell office:value-type="float" office:value="20.767709" calcext:value-type="float">
            <text:p>20.767709</text:p>
          </table:table-cell>
          <table:table-cell office:value-type="float" office:value="19.717991" calcext:value-type="float">
            <text:p>19.717991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528" calcext:value-type="float">
            <text:p>5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029507" calcext:value-type="float">
            <text:p>1.029507</text:p>
          </table:table-cell>
          <table:table-cell office:value-type="float" office:value="20.197677" calcext:value-type="float">
            <text:p>20.197677</text:p>
          </table:table-cell>
          <table:table-cell office:value-type="float" office:value="19.16817" calcext:value-type="float">
            <text:p>19.16817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97401" calcext:value-type="float">
            <text:p>1.097401</text:p>
          </table:table-cell>
          <table:table-cell office:value-type="float" office:value="18.620034" calcext:value-type="float">
            <text:p>18.620034</text:p>
          </table:table-cell>
          <table:table-cell office:value-type="float" office:value="17.522634" calcext:value-type="float">
            <text:p>17.522634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.623528" calcext:value-type="float">
            <text:p>2.623528</text:p>
          </table:table-cell>
          <table:table-cell office:value-type="float" office:value="20.878564" calcext:value-type="float">
            <text:p>20.878564</text:p>
          </table:table-cell>
          <table:table-cell office:value-type="float" office:value="18.255036" calcext:value-type="float">
            <text:p>18.255036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98832" calcext:value-type="float">
            <text:p>3698832</text:p>
          </table:table-cell>
          <table:table-cell office:value-type="float" office:value="2048244" calcext:value-type="float">
            <text:p>2048244</text:p>
          </table:table-cell>
          <table:table-cell office:value-type="float" office:value="3516" calcext:value-type="float">
            <text:p>3516</text:p>
          </table:table-cell>
          <table:table-cell office:value-type="float" office:value="1947" calcext:value-type="float">
            <text:p>1947</text:p>
          </table:table-cell>
          <table:table-cell office:value-type="float" office:value="1.01443" calcext:value-type="float">
            <text:p>1.01443</text:p>
          </table:table-cell>
          <table:table-cell office:value-type="float" office:value="20.739417" calcext:value-type="float">
            <text:p>20.739417</text:p>
          </table:table-cell>
          <table:table-cell office:value-type="float" office:value="19.724987" calcext:value-type="float">
            <text:p>19.724987</text:p>
          </table:table-cell>
          <table:table-cell office:value-type="float" office:value="0.830721" calcext:value-type="float">
            <text:p>0.830721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96728" calcext:value-type="float">
            <text:p>3696728</text:p>
          </table:table-cell>
          <table:table-cell office:value-type="float" office:value="345056" calcext:value-type="float">
            <text:p>345056</text:p>
          </table:table-cell>
          <table:table-cell office:value-type="float" office:value="3514" calcext:value-type="float">
            <text:p>3514</text:p>
          </table:table-cell>
          <table:table-cell office:value-type="float" office:value="328" calcext:value-type="float">
            <text:p>328</text:p>
          </table:table-cell>
          <table:table-cell office:value-type="float" office:value="1.223912" calcext:value-type="float">
            <text:p>1.223912</text:p>
          </table:table-cell>
          <table:table-cell office:value-type="float" office:value="20.74492" calcext:value-type="float">
            <text:p>20.74492</text:p>
          </table:table-cell>
          <table:table-cell office:value-type="float" office:value="19.521008" calcext:value-type="float">
            <text:p>19.521008</text:p>
          </table:table-cell>
          <table:table-cell office:value-type="float" office:value="0.141409" calcext:value-type="float">
            <text:p>0.141409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392" calcext:value-type="float">
            <text:p>20392</text:p>
          </table:table-cell>
          <table:table-cell office:value-type="float" office:value="19224" calcext:value-type="float">
            <text:p>19224</text:p>
          </table:table-cell>
          <table:table-cell office:value-type="float" office:value="505" calcext:value-type="float">
            <text:p>505</text:p>
          </table:table-cell>
          <table:table-cell office:value-type="float" office:value="476" calcext:value-type="float">
            <text:p>476</text:p>
          </table:table-cell>
          <table:table-cell office:value-type="float" office:value="1.061111" calcext:value-type="float">
            <text:p>1.061111</text:p>
          </table:table-cell>
          <table:table-cell office:value-type="float" office:value="20.882174" calcext:value-type="float">
            <text:p>20.882174</text:p>
          </table:table-cell>
          <table:table-cell office:value-type="float" office:value="19.821064" calcext:value-type="float">
            <text:p>19.821064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34917" calcext:value-type="float">
            <text:p>1.034917</text:p>
          </table:table-cell>
          <table:table-cell office:value-type="float" office:value="20.87905" calcext:value-type="float">
            <text:p>20.87905</text:p>
          </table:table-cell>
          <table:table-cell office:value-type="float" office:value="19.844134" calcext:value-type="float">
            <text:p>19.844134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41199" calcext:value-type="float">
            <text:p>1.141199</text:p>
          </table:table-cell>
          <table:table-cell office:value-type="float" office:value="20.217729" calcext:value-type="float">
            <text:p>20.217729</text:p>
          </table:table-cell>
          <table:table-cell office:value-type="float" office:value="19.07653" calcext:value-type="float">
            <text:p>19.0765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.918001" calcext:value-type="float">
            <text:p>2.918001</text:p>
          </table:table-cell>
          <table:table-cell office:value-type="float" office:value="20.891182" calcext:value-type="float">
            <text:p>20.891182</text:p>
          </table:table-cell>
          <table:table-cell office:value-type="float" office:value="17.97318" calcext:value-type="float">
            <text:p>17.9731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8820" calcext:value-type="float">
            <text:p>3718820</text:p>
          </table:table-cell>
          <table:table-cell office:value-type="float" office:value="2201836" calcext:value-type="float">
            <text:p>2201836</text:p>
          </table:table-cell>
          <table:table-cell office:value-type="float" office:value="3535" calcext:value-type="float">
            <text:p>3535</text:p>
          </table:table-cell>
          <table:table-cell office:value-type="float" office:value="2093" calcext:value-type="float">
            <text:p>20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20.403333" calcext:value-type="float">
            <text:p>20.403333</text:p>
          </table:table-cell>
          <table:table-cell office:value-type="float" office:value="19.395091" calcext:value-type="float">
            <text:p>19.395091</text:p>
          </table:table-cell>
          <table:table-cell office:value-type="float" office:value="0.908203" calcext:value-type="float">
            <text:p>0.90820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16716" calcext:value-type="float">
            <text:p>3716716</text:p>
          </table:table-cell>
          <table:table-cell office:value-type="float" office:value="334536" calcext:value-type="float">
            <text:p>334536</text:p>
          </table:table-cell>
          <table:table-cell office:value-type="float" office:value="3533" calcext:value-type="float">
            <text:p>3533</text:p>
          </table:table-cell>
          <table:table-cell office:value-type="float" office:value="318" calcext:value-type="float">
            <text:p>318</text:p>
          </table:table-cell>
          <table:table-cell office:value-type="float" office:value="1.146673" calcext:value-type="float">
            <text:p>1.146673</text:p>
          </table:table-cell>
          <table:table-cell office:value-type="float" office:value="19.884634" calcext:value-type="float">
            <text:p>19.884634</text:p>
          </table:table-cell>
          <table:table-cell office:value-type="float" office:value="18.737962" calcext:value-type="float">
            <text:p>18.737962</text:p>
          </table:table-cell>
          <table:table-cell office:value-type="float" office:value="0.142827" calcext:value-type="float">
            <text:p>0.14282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44" calcext:value-type="float">
            <text:p>12944</text:p>
          </table:table-cell>
          <table:table-cell office:value-type="float" office:value="12040" calcext:value-type="float">
            <text:p>12040</text:p>
          </table:table-cell>
          <table:table-cell office:value-type="float" office:value="320" calcext:value-type="float">
            <text:p>320</text:p>
          </table:table-cell>
          <table:table-cell office:value-type="float" office:value="298" calcext:value-type="float">
            <text:p>298</text:p>
          </table:table-cell>
          <table:table-cell office:value-type="float" office:value="1.051357" calcext:value-type="float">
            <text:p>1.051357</text:p>
          </table:table-cell>
          <table:table-cell office:value-type="float" office:value="20.406365" calcext:value-type="float">
            <text:p>20.406365</text:p>
          </table:table-cell>
          <table:table-cell office:value-type="float" office:value="19.355007" calcext:value-type="float">
            <text:p>19.355007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0" calcext:value-type="float">
            <text:p>680</text:p>
          </table:table-cell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025063" calcext:value-type="float">
            <text:p>1.025063</text:p>
          </table:table-cell>
          <table:table-cell office:value-type="float" office:value="19.851418" calcext:value-type="float">
            <text:p>19.851418</text:p>
          </table:table-cell>
          <table:table-cell office:value-type="float" office:value="18.826355" calcext:value-type="float">
            <text:p>18.82635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080647" calcext:value-type="float">
            <text:p>1.080647</text:p>
          </table:table-cell>
          <table:table-cell office:value-type="float" office:value="19.892798" calcext:value-type="float">
            <text:p>19.892798</text:p>
          </table:table-cell>
          <table:table-cell office:value-type="float" office:value="18.812151" calcext:value-type="float">
            <text:p>18.812151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680" calcext:value-type="float">
            <text:p>16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.774129" calcext:value-type="float">
            <text:p>4.774129</text:p>
          </table:table-cell>
          <table:table-cell office:value-type="float" office:value="19.390698" calcext:value-type="float">
            <text:p>19.390698</text:p>
          </table:table-cell>
          <table:table-cell office:value-type="float" office:value="14.616568" calcext:value-type="float">
            <text:p>14.61656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7756" calcext:value-type="float">
            <text:p>3737756</text:p>
          </table:table-cell>
          <table:table-cell office:value-type="float" office:value="2058764" calcext:value-type="float">
            <text:p>2058764</text:p>
          </table:table-cell>
          <table:table-cell office:value-type="float" office:value="3553" calcext:value-type="float">
            <text:p>3553</text:p>
          </table:table-cell>
          <table:table-cell office:value-type="float" office:value="1957" calcext:value-type="float">
            <text:p>1957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20.75557" calcext:value-type="float">
            <text:p>20.75557</text:p>
          </table:table-cell>
          <table:table-cell office:value-type="float" office:value="19.745349" calcext:value-type="float">
            <text:p>19.745349</text:p>
          </table:table-cell>
          <table:table-cell office:value-type="float" office:value="0.834126" calcext:value-type="float">
            <text:p>0.834126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36704" calcext:value-type="float">
            <text:p>3736704</text:p>
          </table:table-cell>
          <table:table-cell office:value-type="float" office:value="292456" calcext:value-type="float">
            <text:p>292456</text:p>
          </table:table-cell>
          <table:table-cell office:value-type="float" office:value="3552" calcext:value-type="float">
            <text:p>3552</text:p>
          </table:table-cell>
          <table:table-cell office:value-type="float" office:value="278" calcext:value-type="float">
            <text:p>278</text:p>
          </table:table-cell>
          <table:table-cell office:value-type="float" office:value="1.195063" calcext:value-type="float">
            <text:p>1.195063</text:p>
          </table:table-cell>
          <table:table-cell office:value-type="float" office:value="20.558583" calcext:value-type="float">
            <text:p>20.558583</text:p>
          </table:table-cell>
          <table:table-cell office:value-type="float" office:value="19.363521" calcext:value-type="float">
            <text:p>19.363521</text:p>
          </table:table-cell>
          <table:table-cell office:value-type="float" office:value="0.120828" calcext:value-type="float">
            <text:p>0.120828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00" calcext:value-type="float">
            <text:p>17800</text:p>
          </table:table-cell>
          <table:table-cell office:value-type="float" office:value="16600" calcext:value-type="float">
            <text:p>16600</text:p>
          </table:table-cell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office:value-type="float" office:value="1.06034" calcext:value-type="float">
            <text:p>1.06034</text:p>
          </table:table-cell>
          <table:table-cell office:value-type="float" office:value="20.760555" calcext:value-type="float">
            <text:p>20.760555</text:p>
          </table:table-cell>
          <table:table-cell office:value-type="float" office:value="19.700215" calcext:value-type="float">
            <text:p>19.700215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52" calcext:value-type="float">
            <text:p>75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41135" calcext:value-type="float">
            <text:p>1.041135</text:p>
          </table:table-cell>
          <table:table-cell office:value-type="float" office:value="20.890707" calcext:value-type="float">
            <text:p>20.890707</text:p>
          </table:table-cell>
          <table:table-cell office:value-type="float" office:value="19.849572" calcext:value-type="float">
            <text:p>19.849572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07027" calcext:value-type="float">
            <text:p>1.107027</text:p>
          </table:table-cell>
          <table:table-cell office:value-type="float" office:value="20.83247" calcext:value-type="float">
            <text:p>20.83247</text:p>
          </table:table-cell>
          <table:table-cell office:value-type="float" office:value="19.725443" calcext:value-type="float">
            <text:p>19.72544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.074884" calcext:value-type="float">
            <text:p>4.074884</text:p>
          </table:table-cell>
          <table:table-cell office:value-type="float" office:value="19.698211" calcext:value-type="float">
            <text:p>19.698211</text:p>
          </table:table-cell>
          <table:table-cell office:value-type="float" office:value="15.623327" calcext:value-type="float">
            <text:p>15.623327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7744" calcext:value-type="float">
            <text:p>3757744</text:p>
          </table:table-cell>
          <table:table-cell office:value-type="float" office:value="2190264" calcext:value-type="float">
            <text:p>2190264</text:p>
          </table:table-cell>
          <table:table-cell office:value-type="float" office:value="3572" calcext:value-type="float">
            <text:p>3572</text:p>
          </table:table-cell>
          <table:table-cell office:value-type="float" office:value="2082" calcext:value-type="float">
            <text:p>2082</text:p>
          </table:table-cell>
          <table:table-cell office:value-type="float" office:value="1.02059" calcext:value-type="float">
            <text:p>1.02059</text:p>
          </table:table-cell>
          <table:table-cell office:value-type="float" office:value="20.494683" calcext:value-type="float">
            <text:p>20.494683</text:p>
          </table:table-cell>
          <table:table-cell office:value-type="float" office:value="19.474093" calcext:value-type="float">
            <text:p>19.474093</text:p>
          </table:table-cell>
          <table:table-cell office:value-type="float" office:value="0.899765" calcext:value-type="float">
            <text:p>0.89976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56692" calcext:value-type="float">
            <text:p>3756692</text:p>
          </table:table-cell>
          <table:table-cell office:value-type="float" office:value="256688" calcext:value-type="float">
            <text:p>256688</text:p>
          </table:table-cell>
          <table:table-cell office:value-type="float" office:value="3571" calcext:value-type="float">
            <text:p>3571</text:p>
          </table:table-cell>
          <table:table-cell office:value-type="float" office:value="244" calcext:value-type="float">
            <text:p>244</text:p>
          </table:table-cell>
          <table:table-cell office:value-type="float" office:value="1.561284" calcext:value-type="float">
            <text:p>1.561284</text:p>
          </table:table-cell>
          <table:table-cell office:value-type="float" office:value="20.588949" calcext:value-type="float">
            <text:p>20.588949</text:p>
          </table:table-cell>
          <table:table-cell office:value-type="float" office:value="19.027665" calcext:value-type="float">
            <text:p>19.027665</text:p>
          </table:table-cell>
          <table:table-cell office:value-type="float" office:value="0.107922" calcext:value-type="float">
            <text:p>0.10792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800" calcext:value-type="float">
            <text:p>19800</text:p>
          </table:table-cell>
          <table:table-cell office:value-type="float" office:value="18864" calcext:value-type="float">
            <text:p>18864</text:p>
          </table:table-cell>
          <table:table-cell office:value-type="float" office:value="491" calcext:value-type="float">
            <text:p>491</text:p>
          </table:table-cell>
          <table:table-cell office:value-type="float" office:value="468" calcext:value-type="float">
            <text:p>468</text:p>
          </table:table-cell>
          <table:table-cell office:value-type="float" office:value="1.355779" calcext:value-type="float">
            <text:p>1.355779</text:p>
          </table:table-cell>
          <table:table-cell office:value-type="float" office:value="20.601049" calcext:value-type="float">
            <text:p>20.601049</text:p>
          </table:table-cell>
          <table:table-cell office:value-type="float" office:value="19.245269" calcext:value-type="float">
            <text:p>19.245269</text:p>
          </table:table-cell>
          <table:table-cell office:value-type="float" office:value="0.007842" calcext:value-type="float">
            <text:p>0.00784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528" calcext:value-type="float">
            <text:p>5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20.671188" calcext:value-type="float">
            <text:p>20.671188</text:p>
          </table:table-cell>
          <table:table-cell office:value-type="float" office:value="19.369016" calcext:value-type="float">
            <text:p>19.36901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440475" calcext:value-type="float">
            <text:p>1.440475</text:p>
          </table:table-cell>
          <table:table-cell office:value-type="float" office:value="20.669602" calcext:value-type="float">
            <text:p>20.669602</text:p>
          </table:table-cell>
          <table:table-cell office:value-type="float" office:value="19.229127" calcext:value-type="float">
            <text:p>19.22912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.819107" calcext:value-type="float">
            <text:p>4.819107</text:p>
          </table:table-cell>
          <table:table-cell office:value-type="float" office:value="19.972909" calcext:value-type="float">
            <text:p>19.972909</text:p>
          </table:table-cell>
          <table:table-cell office:value-type="float" office:value="15.153802" calcext:value-type="float">
            <text:p>15.153802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8784" calcext:value-type="float">
            <text:p>3778784</text:p>
          </table:table-cell>
          <table:table-cell office:value-type="float" office:value="2097688" calcext:value-type="float">
            <text:p>2097688</text:p>
          </table:table-cell>
          <table:table-cell office:value-type="float" office:value="3592" calcext:value-type="float">
            <text:p>3592</text:p>
          </table:table-cell>
          <table:table-cell office:value-type="float" office:value="1994" calcext:value-type="float">
            <text:p>1994</text:p>
          </table:table-cell>
          <table:table-cell office:value-type="float" office:value="1.009342" calcext:value-type="float">
            <text:p>1.009342</text:p>
          </table:table-cell>
          <table:table-cell office:value-type="float" office:value="20.528834" calcext:value-type="float">
            <text:p>20.528834</text:p>
          </table:table-cell>
          <table:table-cell office:value-type="float" office:value="19.519492" calcext:value-type="float">
            <text:p>19.519492</text:p>
          </table:table-cell>
          <table:table-cell office:value-type="float" office:value="0.859731" calcext:value-type="float">
            <text:p>0.859731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76680" calcext:value-type="float">
            <text:p>3776680</text:p>
          </table:table-cell>
          <table:table-cell office:value-type="float" office:value="360836" calcext:value-type="float">
            <text:p>360836</text:p>
          </table:table-cell>
          <table:table-cell office:value-type="float" office:value="3590" calcext:value-type="float">
            <text:p>3590</text:p>
          </table:table-cell>
          <table:table-cell office:value-type="float" office:value="343" calcext:value-type="float">
            <text:p>343</text:p>
          </table:table-cell>
          <table:table-cell office:value-type="float" office:value="1.505433" calcext:value-type="float">
            <text:p>1.505433</text:p>
          </table:table-cell>
          <table:table-cell office:value-type="float" office:value="21.062666" calcext:value-type="float">
            <text:p>21.062666</text:p>
          </table:table-cell>
          <table:table-cell office:value-type="float" office:value="19.557232" calcext:value-type="float">
            <text:p>19.557232</text:p>
          </table:table-cell>
          <table:table-cell office:value-type="float" office:value="0.147602" calcext:value-type="float">
            <text:p>0.147602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80" calcext:value-type="float">
            <text:p>13880</text:p>
          </table:table-cell>
          <table:table-cell office:value-type="float" office:value="12912" calcext:value-type="float">
            <text:p>12912</text:p>
          </table:table-cell>
          <table:table-cell office:value-type="float" office:value="343" calcext:value-type="float">
            <text:p>343</text:p>
          </table:table-cell>
          <table:table-cell office:value-type="float" office:value="320" calcext:value-type="float">
            <text:p>320</text:p>
          </table:table-cell>
          <table:table-cell office:value-type="float" office:value="1.333383" calcext:value-type="float">
            <text:p>1.333383</text:p>
          </table:table-cell>
          <table:table-cell office:value-type="float" office:value="20.559974" calcext:value-type="float">
            <text:p>20.559974</text:p>
          </table:table-cell>
          <table:table-cell office:value-type="float" office:value="19.226591" calcext:value-type="float">
            <text:p>19.226591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" calcext:value-type="float">
            <text:p>656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290361" calcext:value-type="float">
            <text:p>1.290361</text:p>
          </table:table-cell>
          <table:table-cell office:value-type="float" office:value="21.066821" calcext:value-type="float">
            <text:p>21.066821</text:p>
          </table:table-cell>
          <table:table-cell office:value-type="float" office:value="19.77646" calcext:value-type="float">
            <text:p>19.7764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2" calcext:value-type="float">
            <text:p>402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395589" calcext:value-type="float">
            <text:p>1.395589</text:p>
          </table:table-cell>
          <table:table-cell office:value-type="float" office:value="21.065415" calcext:value-type="float">
            <text:p>21.065415</text:p>
          </table:table-cell>
          <table:table-cell office:value-type="float" office:value="19.669826" calcext:value-type="float">
            <text:p>19.66982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84" calcext:value-type="float">
            <text:p>158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.028024" calcext:value-type="float">
            <text:p>4.028024</text:p>
          </table:table-cell>
          <table:table-cell office:value-type="float" office:value="20.558568" calcext:value-type="float">
            <text:p>20.558568</text:p>
          </table:table-cell>
          <table:table-cell office:value-type="float" office:value="16.530545" calcext:value-type="float">
            <text:p>16.530545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7720" calcext:value-type="float">
            <text:p>379772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3610" calcext:value-type="float">
            <text:p>3610</text:p>
          </table:table-cell>
          <table:table-cell office:value-type="float" office:value="1976" calcext:value-type="float">
            <text:p>1976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20.832571" calcext:value-type="float">
            <text:p>20.832571</text:p>
          </table:table-cell>
          <table:table-cell office:value-type="float" office:value="19.822359" calcext:value-type="float">
            <text:p>19.822359</text:p>
          </table:table-cell>
          <table:table-cell office:value-type="float" office:value="0.838952" calcext:value-type="float">
            <text:p>0.83895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96668" calcext:value-type="float">
            <text:p>3796668</text:p>
          </table:table-cell>
          <table:table-cell office:value-type="float" office:value="334536" calcext:value-type="float">
            <text:p>334536</text:p>
          </table:table-cell>
          <table:table-cell office:value-type="float" office:value="3609" calcext:value-type="float">
            <text:p>3609</text:p>
          </table:table-cell>
          <table:table-cell office:value-type="float" office:value="318" calcext:value-type="float">
            <text:p>318</text:p>
          </table:table-cell>
          <table:table-cell office:value-type="float" office:value="1.221297" calcext:value-type="float">
            <text:p>1.221297</text:p>
          </table:table-cell>
          <table:table-cell office:value-type="float" office:value="20.313083" calcext:value-type="float">
            <text:p>20.313083</text:p>
          </table:table-cell>
          <table:table-cell office:value-type="float" office:value="19.091785" calcext:value-type="float">
            <text:p>19.091785</text:p>
          </table:table-cell>
          <table:table-cell office:value-type="float" office:value="0.14018" calcext:value-type="float">
            <text:p>0.1401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584" calcext:value-type="float">
            <text:p>14584</text:p>
          </table:table-cell>
          <table:table-cell office:value-type="float" office:value="13368" calcext:value-type="float">
            <text:p>13368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1.059161" calcext:value-type="float">
            <text:p>1.059161</text:p>
          </table:table-cell>
          <table:table-cell office:value-type="float" office:value="20.840982" calcext:value-type="float">
            <text:p>20.840982</text:p>
          </table:table-cell>
          <table:table-cell office:value-type="float" office:value="19.781821" calcext:value-type="float">
            <text:p>19.781821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3889" calcext:value-type="float">
            <text:p>1.03889</text:p>
          </table:table-cell>
          <table:table-cell office:value-type="float" office:value="20.342285" calcext:value-type="float">
            <text:p>20.342285</text:p>
          </table:table-cell>
          <table:table-cell office:value-type="float" office:value="19.303395" calcext:value-type="float">
            <text:p>19.30339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111591" calcext:value-type="float">
            <text:p>1.111591</text:p>
          </table:table-cell>
          <table:table-cell office:value-type="float" office:value="20.339125" calcext:value-type="float">
            <text:p>20.339125</text:p>
          </table:table-cell>
          <table:table-cell office:value-type="float" office:value="19.227533" calcext:value-type="float">
            <text:p>19.22753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728" calcext:value-type="float">
            <text:p>17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.569654" calcext:value-type="float">
            <text:p>3.569654</text:p>
          </table:table-cell>
          <table:table-cell office:value-type="float" office:value="20.863178" calcext:value-type="float">
            <text:p>20.863178</text:p>
          </table:table-cell>
          <table:table-cell office:value-type="float" office:value="17.293524" calcext:value-type="float">
            <text:p>17.293524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8760" calcext:value-type="float">
            <text:p>3818760</text:p>
          </table:table-cell>
          <table:table-cell office:value-type="float" office:value="2219720" calcext:value-type="float">
            <text:p>2219720</text:p>
          </table:table-cell>
          <table:table-cell office:value-type="float" office:value="3630" calcext:value-type="float">
            <text:p>3630</text:p>
          </table:table-cell>
          <table:table-cell office:value-type="float" office:value="2110" calcext:value-type="float">
            <text:p>2110</text:p>
          </table:table-cell>
          <table:table-cell office:value-type="float" office:value="1.01645" calcext:value-type="float">
            <text:p>1.01645</text:p>
          </table:table-cell>
          <table:table-cell office:value-type="float" office:value="20.580653" calcext:value-type="float">
            <text:p>20.580653</text:p>
          </table:table-cell>
          <table:table-cell office:value-type="float" office:value="19.564203" calcext:value-type="float">
            <text:p>19.564203</text:p>
          </table:table-cell>
          <table:table-cell office:value-type="float" office:value="0.907666" calcext:value-type="float">
            <text:p>0.907666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16656" calcext:value-type="float">
            <text:p>3816656</text:p>
          </table:table-cell>
          <table:table-cell office:value-type="float" office:value="378720" calcext:value-type="float">
            <text:p>378720</text:p>
          </table:table-cell>
          <table:table-cell office:value-type="float" office:value="3628" calcext:value-type="float">
            <text:p>3628</text:p>
          </table:table-cell>
          <table:table-cell office:value-type="float" office:value="360" calcext:value-type="float">
            <text:p>360</text:p>
          </table:table-cell>
          <table:table-cell office:value-type="float" office:value="1.275827" calcext:value-type="float">
            <text:p>1.275827</text:p>
          </table:table-cell>
          <table:table-cell office:value-type="float" office:value="21.137201" calcext:value-type="float">
            <text:p>21.137201</text:p>
          </table:table-cell>
          <table:table-cell office:value-type="float" office:value="19.861374" calcext:value-type="float">
            <text:p>19.861374</text:p>
          </table:table-cell>
          <table:table-cell office:value-type="float" office:value="0.152545" calcext:value-type="float">
            <text:p>0.152545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720" calcext:value-type="float">
            <text:p>16720</text:p>
          </table:table-cell>
          <table:table-cell office:value-type="float" office:value="15408" calcext:value-type="float">
            <text:p>15408</text:p>
          </table:table-cell>
          <table:table-cell office:value-type="float" office:value="414" calcext:value-type="float">
            <text:p>414</text:p>
          </table:table-cell>
          <table:table-cell office:value-type="float" office:value="382" calcext:value-type="float">
            <text:p>382</text:p>
          </table:table-cell>
          <table:table-cell office:value-type="float" office:value="1.062081" calcext:value-type="float">
            <text:p>1.062081</text:p>
          </table:table-cell>
          <table:table-cell office:value-type="float" office:value="20.626216" calcext:value-type="float">
            <text:p>20.626216</text:p>
          </table:table-cell>
          <table:table-cell office:value-type="float" office:value="19.564135" calcext:value-type="float">
            <text:p>19.564135</text:p>
          </table:table-cell>
          <table:table-cell office:value-type="float" office:value="0.006301" calcext:value-type="float">
            <text:p>0.006301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32" calcext:value-type="float">
            <text:p>4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35887" calcext:value-type="float">
            <text:p>1.035887</text:p>
          </table:table-cell>
          <table:table-cell office:value-type="float" office:value="19.626362" calcext:value-type="float">
            <text:p>19.626362</text:p>
          </table:table-cell>
          <table:table-cell office:value-type="float" office:value="18.590475" calcext:value-type="float">
            <text:p>18.59047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82349" calcext:value-type="float">
            <text:p>1.182349</text:p>
          </table:table-cell>
          <table:table-cell office:value-type="float" office:value="19.638781" calcext:value-type="float">
            <text:p>19.638781</text:p>
          </table:table-cell>
          <table:table-cell office:value-type="float" office:value="18.456432" calcext:value-type="float">
            <text:p>18.45643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.067822" calcext:value-type="float">
            <text:p>3.067822</text:p>
          </table:table-cell>
          <table:table-cell office:value-type="float" office:value="20.602407" calcext:value-type="float">
            <text:p>20.602407</text:p>
          </table:table-cell>
          <table:table-cell office:value-type="float" office:value="17.534586" calcext:value-type="float">
            <text:p>17.534586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8748" calcext:value-type="float">
            <text:p>3838748</text:p>
          </table:table-cell>
          <table:table-cell office:value-type="float" office:value="2073492" calcext:value-type="float">
            <text:p>2073492</text:p>
          </table:table-cell>
          <table:table-cell office:value-type="float" office:value="3649" calcext:value-type="float">
            <text:p>3649</text:p>
          </table:table-cell>
          <table:table-cell office:value-type="float" office:value="1971" calcext:value-type="float">
            <text:p>1971</text:p>
          </table:table-cell>
          <table:table-cell office:value-type="float" office:value="1.017683" calcext:value-type="float">
            <text:p>1.017683</text:p>
          </table:table-cell>
          <table:table-cell office:value-type="float" office:value="20.176455" calcext:value-type="float">
            <text:p>20.176455</text:p>
          </table:table-cell>
          <table:table-cell office:value-type="float" office:value="19.158772" calcext:value-type="float">
            <text:p>19.158772</text:p>
          </table:table-cell>
          <table:table-cell office:value-type="float" office:value="0.865814" calcext:value-type="float">
            <text:p>0.86581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36644" calcext:value-type="float">
            <text:p>3836644</text:p>
          </table:table-cell>
          <table:table-cell office:value-type="float" office:value="297716" calcext:value-type="float">
            <text:p>297716</text:p>
          </table:table-cell>
          <table:table-cell office:value-type="float" office:value="3647" calcext:value-type="float">
            <text:p>3647</text:p>
          </table:table-cell>
          <table:table-cell office:value-type="float" office:value="283" calcext:value-type="float">
            <text:p>283</text:p>
          </table:table-cell>
          <table:table-cell office:value-type="float" office:value="1.202877" calcext:value-type="float">
            <text:p>1.202877</text:p>
          </table:table-cell>
          <table:table-cell office:value-type="float" office:value="20.061229" calcext:value-type="float">
            <text:p>20.061229</text:p>
          </table:table-cell>
          <table:table-cell office:value-type="float" office:value="18.858352" calcext:value-type="float">
            <text:p>18.858352</text:p>
          </table:table-cell>
          <table:table-cell office:value-type="float" office:value="0.126296" calcext:value-type="float">
            <text:p>0.126296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512" calcext:value-type="float">
            <text:p>16512</text:p>
          </table:table-cell>
          <table:table-cell office:value-type="float" office:value="15352" calcext:value-type="float">
            <text:p>15352</text:p>
          </table:table-cell>
          <table:table-cell office:value-type="float" office:value="408" calcext:value-type="float">
            <text:p>408</text:p>
          </table:table-cell>
          <table:table-cell office:value-type="float" office:value="380" calcext:value-type="float">
            <text:p>380</text:p>
          </table:table-cell>
          <table:table-cell office:value-type="float" office:value="1.063362" calcext:value-type="float">
            <text:p>1.063362</text:p>
          </table:table-cell>
          <table:table-cell office:value-type="float" office:value="20.628942" calcext:value-type="float">
            <text:p>20.628942</text:p>
          </table:table-cell>
          <table:table-cell office:value-type="float" office:value="19.56558" calcext:value-type="float">
            <text:p>19.56558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8" calcext:value-type="float">
            <text:p>848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030435" calcext:value-type="float">
            <text:p>1.030435</text:p>
          </table:table-cell>
          <table:table-cell office:value-type="float" office:value="20.131859" calcext:value-type="float">
            <text:p>20.131859</text:p>
          </table:table-cell>
          <table:table-cell office:value-type="float" office:value="19.101424" calcext:value-type="float">
            <text:p>19.10142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14662" calcext:value-type="float">
            <text:p>1.114662</text:p>
          </table:table-cell>
          <table:table-cell office:value-type="float" office:value="20.617445" calcext:value-type="float">
            <text:p>20.617445</text:p>
          </table:table-cell>
          <table:table-cell office:value-type="float" office:value="19.502783" calcext:value-type="float">
            <text:p>19.502783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.982228" calcext:value-type="float">
            <text:p>2.982228</text:p>
          </table:table-cell>
          <table:table-cell office:value-type="float" office:value="20.638475" calcext:value-type="float">
            <text:p>20.638475</text:p>
          </table:table-cell>
          <table:table-cell office:value-type="float" office:value="17.656247" calcext:value-type="float">
            <text:p>17.656247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8736" calcext:value-type="float">
            <text:p>3858736</text:p>
          </table:table-cell>
          <table:table-cell office:value-type="float" office:value="2224980" calcext:value-type="float">
            <text:p>2224980</text:p>
          </table:table-cell>
          <table:table-cell office:value-type="float" office:value="3668" calcext:value-type="float">
            <text:p>3668</text:p>
          </table:table-cell>
          <table:table-cell office:value-type="float" office:value="2115" calcext:value-type="float">
            <text:p>2115</text:p>
          </table:table-cell>
          <table:table-cell office:value-type="float" office:value="1.008501" calcext:value-type="float">
            <text:p>1.008501</text:p>
          </table:table-cell>
          <table:table-cell office:value-type="float" office:value="20.981194" calcext:value-type="float">
            <text:p>20.981194</text:p>
          </table:table-cell>
          <table:table-cell office:value-type="float" office:value="19.972693" calcext:value-type="float">
            <text:p>19.972693</text:p>
          </table:table-cell>
          <table:table-cell office:value-type="float" office:value="0.891209" calcext:value-type="float">
            <text:p>0.891209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6632" calcext:value-type="float">
            <text:p>3856632</text:p>
          </table:table-cell>
          <table:table-cell office:value-type="float" office:value="302976" calcext:value-type="float">
            <text:p>302976</text:p>
          </table:table-cell>
          <table:table-cell office:value-type="float" office:value="3666" calcext:value-type="float">
            <text:p>3666</text:p>
          </table:table-cell>
          <table:table-cell office:value-type="float" office:value="288" calcext:value-type="float">
            <text:p>288</text:p>
          </table:table-cell>
          <table:table-cell office:value-type="float" office:value="1.197833" calcext:value-type="float">
            <text:p>1.197833</text:p>
          </table:table-cell>
          <table:table-cell office:value-type="float" office:value="21.03893" calcext:value-type="float">
            <text:p>21.03893</text:p>
          </table:table-cell>
          <table:table-cell office:value-type="float" office:value="19.841097" calcext:value-type="float">
            <text:p>19.841097</text:p>
          </table:table-cell>
          <table:table-cell office:value-type="float" office:value="0.122161" calcext:value-type="float">
            <text:p>0.122161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672" calcext:value-type="float">
            <text:p>14672</text:p>
          </table:table-cell>
          <table:table-cell office:value-type="float" office:value="13608" calcext:value-type="float">
            <text:p>13608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1.045715" calcext:value-type="float">
            <text:p>1.045715</text:p>
          </table:table-cell>
          <table:table-cell office:value-type="float" office:value="20.996529" calcext:value-type="float">
            <text:p>20.996529</text:p>
          </table:table-cell>
          <table:table-cell office:value-type="float" office:value="19.950814" calcext:value-type="float">
            <text:p>19.950814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2752" calcext:value-type="float">
            <text:p>1.02752</text:p>
          </table:table-cell>
          <table:table-cell office:value-type="float" office:value="19.512623" calcext:value-type="float">
            <text:p>19.512623</text:p>
          </table:table-cell>
          <table:table-cell office:value-type="float" office:value="18.485103" calcext:value-type="float">
            <text:p>18.48510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2" calcext:value-type="float">
            <text:p>552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098025" calcext:value-type="float">
            <text:p>1.098025</text:p>
          </table:table-cell>
          <table:table-cell office:value-type="float" office:value="19.480733" calcext:value-type="float">
            <text:p>19.480733</text:p>
          </table:table-cell>
          <table:table-cell office:value-type="float" office:value="18.382708" calcext:value-type="float">
            <text:p>18.382708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.553198" calcext:value-type="float">
            <text:p>2.553198</text:p>
          </table:table-cell>
          <table:table-cell office:value-type="float" office:value="20.529041" calcext:value-type="float">
            <text:p>20.529041</text:p>
          </table:table-cell>
          <table:table-cell office:value-type="float" office:value="17.975844" calcext:value-type="float">
            <text:p>17.975844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8724" calcext:value-type="float">
            <text:p>3878724</text:p>
          </table:table-cell>
          <table:table-cell office:value-type="float" office:value="1909380" calcext:value-type="float">
            <text:p>1909380</text:p>
          </table:table-cell>
          <table:table-cell office:value-type="float" office:value="3687" calcext:value-type="float">
            <text:p>3687</text:p>
          </table:table-cell>
          <table:table-cell office:value-type="float" office:value="1815" calcext:value-type="float">
            <text:p>1815</text:p>
          </table:table-cell>
          <table:table-cell office:value-type="float" office:value="1.01717" calcext:value-type="float">
            <text:p>1.01717</text:p>
          </table:table-cell>
          <table:table-cell office:value-type="float" office:value="20.737897" calcext:value-type="float">
            <text:p>20.737897</text:p>
          </table:table-cell>
          <table:table-cell office:value-type="float" office:value="19.720727" calcext:value-type="float">
            <text:p>19.720727</text:p>
          </table:table-cell>
          <table:table-cell office:value-type="float" office:value="0.774568" calcext:value-type="float">
            <text:p>0.774568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76620" calcext:value-type="float">
            <text:p>3876620</text:p>
          </table:table-cell>
          <table:table-cell office:value-type="float" office:value="466036" calcext:value-type="float">
            <text:p>466036</text:p>
          </table:table-cell>
          <table:table-cell office:value-type="float" office:value="3685" calcext:value-type="float">
            <text:p>3685</text:p>
          </table:table-cell>
          <table:table-cell office:value-type="float" office:value="443" calcext:value-type="float">
            <text:p>443</text:p>
          </table:table-cell>
          <table:table-cell office:value-type="float" office:value="1.204616" calcext:value-type="float">
            <text:p>1.204616</text:p>
          </table:table-cell>
          <table:table-cell office:value-type="float" office:value="21.257876" calcext:value-type="float">
            <text:p>21.257876</text:p>
          </table:table-cell>
          <table:table-cell office:value-type="float" office:value="20.05326" calcext:value-type="float">
            <text:p>20.05326</text:p>
          </table:table-cell>
          <table:table-cell office:value-type="float" office:value="0.185919" calcext:value-type="float">
            <text:p>0.18591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16" calcext:value-type="float">
            <text:p>17616</text:p>
          </table:table-cell>
          <table:table-cell office:value-type="float" office:value="15744" calcext:value-type="float">
            <text:p>15744</text:p>
          </table:table-cell>
          <table:table-cell office:value-type="float" office:value="435" calcext:value-type="float">
            <text:p>435</text:p>
          </table:table-cell>
          <table:table-cell office:value-type="float" office:value="389" calcext:value-type="float">
            <text:p>389</text:p>
          </table:table-cell>
          <table:table-cell office:value-type="float" office:value="1.064921" calcext:value-type="float">
            <text:p>1.064921</text:p>
          </table:table-cell>
          <table:table-cell office:value-type="float" office:value="20.742849" calcext:value-type="float">
            <text:p>20.742849</text:p>
          </table:table-cell>
          <table:table-cell office:value-type="float" office:value="19.677929" calcext:value-type="float">
            <text:p>19.677929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16" calcext:value-type="float">
            <text:p>616</text:p>
          </table:table-cell>
          <table:table-cell office:value-type="float" office:value="424" calcext:value-type="float">
            <text:p>4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37477" calcext:value-type="float">
            <text:p>1.037477</text:p>
          </table:table-cell>
          <table:table-cell office:value-type="float" office:value="17.780936" calcext:value-type="float">
            <text:p>17.780936</text:p>
          </table:table-cell>
          <table:table-cell office:value-type="float" office:value="16.743459" calcext:value-type="float">
            <text:p>16.743459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105255" calcext:value-type="float">
            <text:p>1.105255</text:p>
          </table:table-cell>
          <table:table-cell office:value-type="float" office:value="17.77939" calcext:value-type="float">
            <text:p>17.77939</text:p>
          </table:table-cell>
          <table:table-cell office:value-type="float" office:value="16.674135" calcext:value-type="float">
            <text:p>16.67413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968" calcext:value-type="float">
            <text:p>196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.812494" calcext:value-type="float">
            <text:p>2.812494</text:p>
          </table:table-cell>
          <table:table-cell office:value-type="float" office:value="20.290207" calcext:value-type="float">
            <text:p>20.290207</text:p>
          </table:table-cell>
          <table:table-cell office:value-type="float" office:value="17.477713" calcext:value-type="float">
            <text:p>17.477713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8712" calcext:value-type="float">
            <text:p>3898712</text:p>
          </table:table-cell>
          <table:table-cell office:value-type="float" office:value="2241812" calcext:value-type="float">
            <text:p>2241812</text:p>
          </table:table-cell>
          <table:table-cell office:value-type="float" office:value="3706" calcext:value-type="float">
            <text:p>3706</text:p>
          </table:table-cell>
          <table:table-cell office:value-type="float" office:value="2131" calcext:value-type="float">
            <text:p>2131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20.767496" calcext:value-type="float">
            <text:p>20.767496</text:p>
          </table:table-cell>
          <table:table-cell office:value-type="float" office:value="19.759035" calcext:value-type="float">
            <text:p>19.759035</text:p>
          </table:table-cell>
          <table:table-cell office:value-type="float" office:value="0.907661" calcext:value-type="float">
            <text:p>0.907661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96608" calcext:value-type="float">
            <text:p>3896608</text:p>
          </table:table-cell>
          <table:table-cell office:value-type="float" office:value="320860" calcext:value-type="float">
            <text:p>320860</text:p>
          </table:table-cell>
          <table:table-cell office:value-type="float" office:value="3704" calcext:value-type="float">
            <text:p>3704</text:p>
          </table:table-cell>
          <table:table-cell office:value-type="float" office:value="305" calcext:value-type="float">
            <text:p>305</text:p>
          </table:table-cell>
          <table:table-cell office:value-type="float" office:value="1.204228" calcext:value-type="float">
            <text:p>1.204228</text:p>
          </table:table-cell>
          <table:table-cell office:value-type="float" office:value="20.830589" calcext:value-type="float">
            <text:p>20.830589</text:p>
          </table:table-cell>
          <table:table-cell office:value-type="float" office:value="19.626361" calcext:value-type="float">
            <text:p>19.626361</text:p>
          </table:table-cell>
          <table:table-cell office:value-type="float" office:value="0.130787" calcext:value-type="float">
            <text:p>0.130787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16" calcext:value-type="float">
            <text:p>20816</text:p>
          </table:table-cell>
          <table:table-cell office:value-type="float" office:value="19032" calcext:value-type="float">
            <text:p>19032</text:p>
          </table:table-cell>
          <table:table-cell office:value-type="float" office:value="516" calcext:value-type="float">
            <text:p>516</text:p>
          </table:table-cell>
          <table:table-cell office:value-type="float" office:value="472" calcext:value-type="float">
            <text:p>472</text:p>
          </table:table-cell>
          <table:table-cell office:value-type="float" office:value="1.05862" calcext:value-type="float">
            <text:p>1.05862</text:p>
          </table:table-cell>
          <table:table-cell office:value-type="float" office:value="21.381367" calcext:value-type="float">
            <text:p>21.381367</text:p>
          </table:table-cell>
          <table:table-cell office:value-type="float" office:value="20.322747" calcext:value-type="float">
            <text:p>20.322747</text:p>
          </table:table-cell>
          <table:table-cell office:value-type="float" office:value="0.007492" calcext:value-type="float">
            <text:p>0.007492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08" calcext:value-type="float">
            <text:p>608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36919" calcext:value-type="float">
            <text:p>1.036919</text:p>
          </table:table-cell>
          <table:table-cell office:value-type="float" office:value="20.844194" calcext:value-type="float">
            <text:p>20.844194</text:p>
          </table:table-cell>
          <table:table-cell office:value-type="float" office:value="19.807275" calcext:value-type="float">
            <text:p>19.80727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98955" calcext:value-type="float">
            <text:p>1.098955</text:p>
          </table:table-cell>
          <table:table-cell office:value-type="float" office:value="21.307123" calcext:value-type="float">
            <text:p>21.307123</text:p>
          </table:table-cell>
          <table:table-cell office:value-type="float" office:value="20.208168" calcext:value-type="float">
            <text:p>20.20816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824" calcext:value-type="float">
            <text:p>18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.585072" calcext:value-type="float">
            <text:p>2.585072</text:p>
          </table:table-cell>
          <table:table-cell office:value-type="float" office:value="21.325198" calcext:value-type="float">
            <text:p>21.325198</text:p>
          </table:table-cell>
          <table:table-cell office:value-type="float" office:value="18.740126" calcext:value-type="float">
            <text:p>18.740126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7648" calcext:value-type="float">
            <text:p>3917648</text:p>
          </table:table-cell>
          <table:table-cell office:value-type="float" office:value="2215512" calcext:value-type="float">
            <text:p>2215512</text:p>
          </table:table-cell>
          <table:table-cell office:value-type="float" office:value="3724" calcext:value-type="float">
            <text:p>3724</text:p>
          </table:table-cell>
          <table:table-cell office:value-type="float" office:value="2106" calcext:value-type="float">
            <text:p>2106</text:p>
          </table:table-cell>
          <table:table-cell office:value-type="float" office:value="1.007242" calcext:value-type="float">
            <text:p>1.007242</text:p>
          </table:table-cell>
          <table:table-cell office:value-type="float" office:value="20.964514" calcext:value-type="float">
            <text:p>20.964514</text:p>
          </table:table-cell>
          <table:table-cell office:value-type="float" office:value="19.957272" calcext:value-type="float">
            <text:p>19.957272</text:p>
          </table:table-cell>
          <table:table-cell office:value-type="float" office:value="0.888102" calcext:value-type="float">
            <text:p>0.88810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16596" calcext:value-type="float">
            <text:p>3916596</text:p>
          </table:table-cell>
          <table:table-cell office:value-type="float" office:value="351368" calcext:value-type="float">
            <text:p>351368</text:p>
          </table:table-cell>
          <table:table-cell office:value-type="float" office:value="3723" calcext:value-type="float">
            <text:p>3723</text:p>
          </table:table-cell>
          <table:table-cell office:value-type="float" office:value="334" calcext:value-type="float">
            <text:p>334</text:p>
          </table:table-cell>
          <table:table-cell office:value-type="float" office:value="1.179792" calcext:value-type="float">
            <text:p>1.179792</text:p>
          </table:table-cell>
          <table:table-cell office:value-type="float" office:value="21.454078" calcext:value-type="float">
            <text:p>21.454078</text:p>
          </table:table-cell>
          <table:table-cell office:value-type="float" office:value="20.274286" calcext:value-type="float">
            <text:p>20.274286</text:p>
          </table:table-cell>
          <table:table-cell office:value-type="float" office:value="0.138646" calcext:value-type="float">
            <text:p>0.13864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76" calcext:value-type="float">
            <text:p>17376</text:p>
          </table:table-cell>
          <table:table-cell office:value-type="float" office:value="15136" calcext:value-type="float">
            <text:p>15136</text:p>
          </table:table-cell>
          <table:table-cell office:value-type="float" office:value="430" calcext:value-type="float">
            <text:p>430</text:p>
          </table:table-cell>
          <table:table-cell office:value-type="float" office:value="375" calcext:value-type="float">
            <text:p>375</text:p>
          </table:table-cell>
          <table:table-cell office:value-type="float" office:value="1.073949" calcext:value-type="float">
            <text:p>1.073949</text:p>
          </table:table-cell>
          <table:table-cell office:value-type="float" office:value="21.52776" calcext:value-type="float">
            <text:p>21.52776</text:p>
          </table:table-cell>
          <table:table-cell office:value-type="float" office:value="20.453811" calcext:value-type="float">
            <text:p>20.45381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.045875" calcext:value-type="float">
            <text:p>1.045875</text:p>
          </table:table-cell>
          <table:table-cell office:value-type="float" office:value="21.57663" calcext:value-type="float">
            <text:p>21.57663</text:p>
          </table:table-cell>
          <table:table-cell office:value-type="float" office:value="20.530755" calcext:value-type="float">
            <text:p>20.530755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108441" calcext:value-type="float">
            <text:p>1.108441</text:p>
          </table:table-cell>
          <table:table-cell office:value-type="float" office:value="20.772233" calcext:value-type="float">
            <text:p>20.772233</text:p>
          </table:table-cell>
          <table:table-cell office:value-type="float" office:value="19.663793" calcext:value-type="float">
            <text:p>19.66379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02" calcext:value-type="float">
            <text:p>1902</text:p>
          </table:table-cell>
          <table:table-cell office:value-type="float" office:value="1662" calcext:value-type="float">
            <text:p>166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.611513" calcext:value-type="float">
            <text:p>3.611513</text:p>
          </table:table-cell>
          <table:table-cell office:value-type="float" office:value="21.577964" calcext:value-type="float">
            <text:p>21.577964</text:p>
          </table:table-cell>
          <table:table-cell office:value-type="float" office:value="17.96645" calcext:value-type="float">
            <text:p>17.9664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8688" calcext:value-type="float">
            <text:p>3938688</text:p>
          </table:table-cell>
          <table:table-cell office:value-type="float" office:value="2280736" calcext:value-type="float">
            <text:p>2280736</text:p>
          </table:table-cell>
          <table:table-cell office:value-type="float" office:value="3744" calcext:value-type="float">
            <text:p>3744</text:p>
          </table:table-cell>
          <table:table-cell office:value-type="float" office:value="2168" calcext:value-type="float">
            <text:p>2168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20.554564" calcext:value-type="float">
            <text:p>20.554564</text:p>
          </table:table-cell>
          <table:table-cell office:value-type="float" office:value="19.539263" calcext:value-type="float">
            <text:p>19.539263</text:p>
          </table:table-cell>
          <table:table-cell office:value-type="float" office:value="0.933806" calcext:value-type="float">
            <text:p>0.933806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36584" calcext:value-type="float">
            <text:p>3936584</text:p>
          </table:table-cell>
          <table:table-cell office:value-type="float" office:value="244064" calcext:value-type="float">
            <text:p>244064</text:p>
          </table:table-cell>
          <table:table-cell office:value-type="float" office:value="3742" calcext:value-type="float">
            <text:p>3742</text:p>
          </table:table-cell>
          <table:table-cell office:value-type="float" office:value="232" calcext:value-type="float">
            <text:p>232</text:p>
          </table:table-cell>
          <table:table-cell office:value-type="float" office:value="1.580956" calcext:value-type="float">
            <text:p>1.580956</text:p>
          </table:table-cell>
          <table:table-cell office:value-type="float" office:value="20.561524" calcext:value-type="float">
            <text:p>20.561524</text:p>
          </table:table-cell>
          <table:table-cell office:value-type="float" office:value="18.980568" calcext:value-type="float">
            <text:p>18.980568</text:p>
          </table:table-cell>
          <table:table-cell office:value-type="float" office:value="0.102869" calcext:value-type="float">
            <text:p>0.102869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0" calcext:value-type="float">
            <text:p>15360</text:p>
          </table:table-cell>
          <table:table-cell office:value-type="float" office:value="13680" calcext:value-type="float">
            <text:p>13680</text:p>
          </table:table-cell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office:value-type="float" office:value="1.358645" calcext:value-type="float">
            <text:p>1.358645</text:p>
          </table:table-cell>
          <table:table-cell office:value-type="float" office:value="20.627479" calcext:value-type="float">
            <text:p>20.627479</text:p>
          </table:table-cell>
          <table:table-cell office:value-type="float" office:value="19.268834" calcext:value-type="float">
            <text:p>19.268834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" calcext:value-type="float">
            <text:p>376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93352" calcext:value-type="float">
            <text:p>1.293352</text:p>
          </table:table-cell>
          <table:table-cell office:value-type="float" office:value="19.537931" calcext:value-type="float">
            <text:p>19.537931</text:p>
          </table:table-cell>
          <table:table-cell office:value-type="float" office:value="18.244579" calcext:value-type="float">
            <text:p>18.24457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437858" calcext:value-type="float">
            <text:p>1.437858</text:p>
          </table:table-cell>
          <table:table-cell office:value-type="float" office:value="20.628945" calcext:value-type="float">
            <text:p>20.628945</text:p>
          </table:table-cell>
          <table:table-cell office:value-type="float" office:value="19.191086" calcext:value-type="float">
            <text:p>19.19108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256" calcext:value-type="float">
            <text:p>2256</text:p>
          </table:table-cell>
          <table:table-cell office:value-type="float" office:value="2160" calcext:value-type="float">
            <text:p>216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.788253" calcext:value-type="float">
            <text:p>3.788253</text:p>
          </table:table-cell>
          <table:table-cell office:value-type="float" office:value="20.598951" calcext:value-type="float">
            <text:p>20.598951</text:p>
          </table:table-cell>
          <table:table-cell office:value-type="float" office:value="16.810698" calcext:value-type="float">
            <text:p>16.810698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2443796" calcext:value-type="float">
            <text:p>2443796</text:p>
          </table:table-cell>
          <table:table-cell office:value-type="float" office:value="3763" calcext:value-type="float">
            <text:p>3763</text:p>
          </table:table-cell>
          <table:table-cell office:value-type="float" office:value="2323" calcext:value-type="float">
            <text:p>2323</text:p>
          </table:table-cell>
          <table:table-cell office:value-type="float" office:value="1.016341" calcext:value-type="float">
            <text:p>1.016341</text:p>
          </table:table-cell>
          <table:table-cell office:value-type="float" office:value="20.822402" calcext:value-type="float">
            <text:p>20.822402</text:p>
          </table:table-cell>
          <table:table-cell office:value-type="float" office:value="19.806061" calcext:value-type="float">
            <text:p>19.806061</text:p>
          </table:table-cell>
          <table:table-cell office:value-type="float" office:value="0.98709" calcext:value-type="float">
            <text:p>0.98709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6572" calcext:value-type="float">
            <text:p>3956572</text:p>
          </table:table-cell>
          <table:table-cell office:value-type="float" office:value="253532" calcext:value-type="float">
            <text:p>253532</text:p>
          </table:table-cell>
          <table:table-cell office:value-type="float" office:value="3761" calcext:value-type="float">
            <text:p>3761</text:p>
          </table:table-cell>
          <table:table-cell office:value-type="float" office:value="241" calcext:value-type="float">
            <text:p>241</text:p>
          </table:table-cell>
          <table:table-cell office:value-type="float" office:value="3.923851" calcext:value-type="float">
            <text:p>3.923851</text:p>
          </table:table-cell>
          <table:table-cell office:value-type="float" office:value="20.913057" calcext:value-type="float">
            <text:p>20.913057</text:p>
          </table:table-cell>
          <table:table-cell office:value-type="float" office:value="16.989205" calcext:value-type="float">
            <text:p>16.989205</text:p>
          </table:table-cell>
          <table:table-cell office:value-type="float" office:value="0.119385" calcext:value-type="float">
            <text:p>0.11938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288" calcext:value-type="float">
            <text:p>12288</text:p>
          </table:table-cell>
          <table:table-cell office:value-type="float" office:value="10968" calcext:value-type="float">
            <text:p>10968</text:p>
          </table:table-cell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1.881318" calcext:value-type="float">
            <text:p>1.881318</text:p>
          </table:table-cell>
          <table:table-cell office:value-type="float" office:value="20.273693" calcext:value-type="float">
            <text:p>20.273693</text:p>
          </table:table-cell>
          <table:table-cell office:value-type="float" office:value="18.392375" calcext:value-type="float">
            <text:p>18.392375</text:p>
          </table:table-cell>
          <table:table-cell office:value-type="float" office:value="0.004771" calcext:value-type="float">
            <text:p>0.00477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" calcext:value-type="float">
            <text:p>416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766302" calcext:value-type="float">
            <text:p>1.766302</text:p>
          </table:table-cell>
          <table:table-cell office:value-type="float" office:value="19.527302" calcext:value-type="float">
            <text:p>19.527302</text:p>
          </table:table-cell>
          <table:table-cell office:value-type="float" office:value="17.761" calcext:value-type="float">
            <text:p>17.76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122014" calcext:value-type="float">
            <text:p>3.122014</text:p>
          </table:table-cell>
          <table:table-cell office:value-type="float" office:value="19.525856" calcext:value-type="float">
            <text:p>19.525856</text:p>
          </table:table-cell>
          <table:table-cell office:value-type="float" office:value="16.403842" calcext:value-type="float">
            <text:p>16.40384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632" calcext:value-type="float">
            <text:p>163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.503058" calcext:value-type="float">
            <text:p>5.503058</text:p>
          </table:table-cell>
          <table:table-cell office:value-type="float" office:value="20.322613" calcext:value-type="float">
            <text:p>20.322613</text:p>
          </table:table-cell>
          <table:table-cell office:value-type="float" office:value="14.819556" calcext:value-type="float">
            <text:p>14.81955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7612" calcext:value-type="float">
            <text:p>3977612</text:p>
          </table:table-cell>
          <table:table-cell office:value-type="float" office:value="2353324" calcext:value-type="float">
            <text:p>2353324</text:p>
          </table:table-cell>
          <table:table-cell office:value-type="float" office:value="3781" calcext:value-type="float">
            <text:p>3781</text:p>
          </table:table-cell>
          <table:table-cell office:value-type="float" office:value="2237" calcext:value-type="float">
            <text:p>2237</text:p>
          </table:table-cell>
          <table:table-cell office:value-type="float" office:value="1.016301" calcext:value-type="float">
            <text:p>1.016301</text:p>
          </table:table-cell>
          <table:table-cell office:value-type="float" office:value="20.402161" calcext:value-type="float">
            <text:p>20.402161</text:p>
          </table:table-cell>
          <table:table-cell office:value-type="float" office:value="19.385861" calcext:value-type="float">
            <text:p>19.385861</text:p>
          </table:table-cell>
          <table:table-cell office:value-type="float" office:value="0.971151" calcext:value-type="float">
            <text:p>0.971151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76560" calcext:value-type="float">
            <text:p>3976560</text:p>
          </table:table-cell>
          <table:table-cell office:value-type="float" office:value="185152" calcext:value-type="float">
            <text:p>185152</text:p>
          </table:table-cell>
          <table:table-cell office:value-type="float" office:value="3780" calcext:value-type="float">
            <text:p>3780</text:p>
          </table:table-cell>
          <table:table-cell office:value-type="float" office:value="176" calcext:value-type="float">
            <text:p>176</text:p>
          </table:table-cell>
          <table:table-cell office:value-type="float" office:value="1.25106" calcext:value-type="float">
            <text:p>1.25106</text:p>
          </table:table-cell>
          <table:table-cell office:value-type="float" office:value="20.925463" calcext:value-type="float">
            <text:p>20.925463</text:p>
          </table:table-cell>
          <table:table-cell office:value-type="float" office:value="19.674403" calcext:value-type="float">
            <text:p>19.674403</text:p>
          </table:table-cell>
          <table:table-cell office:value-type="float" office:value="0.075286" calcext:value-type="float">
            <text:p>0.075286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08" calcext:value-type="float">
            <text:p>8408</text:p>
          </table:table-cell>
          <table:table-cell office:value-type="float" office:value="7648" calcext:value-type="float">
            <text:p>7648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.083784" calcext:value-type="float">
            <text:p>1.083784</text:p>
          </table:table-cell>
          <table:table-cell office:value-type="float" office:value="20.403668" calcext:value-type="float">
            <text:p>20.403668</text:p>
          </table:table-cell>
          <table:table-cell office:value-type="float" office:value="19.319884" calcext:value-type="float">
            <text:p>19.319884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4066" calcext:value-type="float">
            <text:p>1.04066</text:p>
          </table:table-cell>
          <table:table-cell office:value-type="float" office:value="20.405095" calcext:value-type="float">
            <text:p>20.405095</text:p>
          </table:table-cell>
          <table:table-cell office:value-type="float" office:value="19.364435" calcext:value-type="float">
            <text:p>19.36443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30213" calcext:value-type="float">
            <text:p>1.130213</text:p>
          </table:table-cell>
          <table:table-cell office:value-type="float" office:value="20.407029" calcext:value-type="float">
            <text:p>20.407029</text:p>
          </table:table-cell>
          <table:table-cell office:value-type="float" office:value="19.276816" calcext:value-type="float">
            <text:p>19.27681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97600" calcext:value-type="float">
            <text:p>3997600</text:p>
          </table:table-cell>
          <table:table-cell office:value-type="float" office:value="2025100" calcext:value-type="float">
            <text:p>2025100</text:p>
          </table:table-cell>
          <table:table-cell office:value-type="float" office:value="3800" calcext:value-type="float">
            <text:p>3800</text:p>
          </table:table-cell>
          <table:table-cell office:value-type="float" office:value="1925" calcext:value-type="float">
            <text:p>1925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20.484794" calcext:value-type="float">
            <text:p>20.484794</text:p>
          </table:table-cell>
          <table:table-cell office:value-type="float" office:value="19.476332" calcext:value-type="float">
            <text:p>19.476332</text:p>
          </table:table-cell>
          <table:table-cell office:value-type="float" office:value="0.83182" calcext:value-type="float">
            <text:p>0.8318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95496" calcext:value-type="float">
            <text:p>3995496</text:p>
          </table:table-cell>
          <table:table-cell office:value-type="float" office:value="279832" calcext:value-type="float">
            <text:p>279832</text:p>
          </table:table-cell>
          <table:table-cell office:value-type="float" office:value="3798" calcext:value-type="float">
            <text:p>3798</text:p>
          </table:table-cell>
          <table:table-cell office:value-type="float" office:value="266" calcext:value-type="float">
            <text:p>266</text:p>
          </table:table-cell>
          <table:table-cell office:value-type="float" office:value="1.634277" calcext:value-type="float">
            <text:p>1.634277</text:p>
          </table:table-cell>
          <table:table-cell office:value-type="float" office:value="20.588936" calcext:value-type="float">
            <text:p>20.588936</text:p>
          </table:table-cell>
          <table:table-cell office:value-type="float" office:value="18.954659" calcext:value-type="float">
            <text:p>18.954659</text:p>
          </table:table-cell>
          <table:table-cell office:value-type="float" office:value="0.118106" calcext:value-type="float">
            <text:p>0.11810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8" calcext:value-type="float">
            <text:p>18728</text:p>
          </table:table-cell>
          <table:table-cell office:value-type="float" office:value="16808" calcext:value-type="float">
            <text:p>16808</text:p>
          </table:table-cell>
          <table:table-cell office:value-type="float" office:value="464" calcext:value-type="float">
            <text:p>464</text:p>
          </table:table-cell>
          <table:table-cell office:value-type="float" office:value="417" calcext:value-type="float">
            <text:p>417</text:p>
          </table:table-cell>
          <table:table-cell office:value-type="float" office:value="1.367227" calcext:value-type="float">
            <text:p>1.367227</text:p>
          </table:table-cell>
          <table:table-cell office:value-type="float" office:value="20.67782" calcext:value-type="float">
            <text:p>20.67782</text:p>
          </table:table-cell>
          <table:table-cell office:value-type="float" office:value="19.310593" calcext:value-type="float">
            <text:p>19.310593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0" calcext:value-type="float">
            <text:p>640</text:p>
          </table:table-cell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307817" calcext:value-type="float">
            <text:p>1.307817</text:p>
          </table:table-cell>
          <table:table-cell office:value-type="float" office:value="15.918099" calcext:value-type="float">
            <text:p>15.918099</text:p>
          </table:table-cell>
          <table:table-cell office:value-type="float" office:value="14.610282" calcext:value-type="float">
            <text:p>14.610282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84" calcext:value-type="float">
            <text:p>384</text:p>
          </table:table-cell>
          <table:table-cell office:value-type="float" office:value="354" calcext:value-type="float">
            <text:p>35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457585" calcext:value-type="float">
            <text:p>1.457585</text:p>
          </table:table-cell>
          <table:table-cell office:value-type="float" office:value="19.695594" calcext:value-type="float">
            <text:p>19.695594</text:p>
          </table:table-cell>
          <table:table-cell office:value-type="float" office:value="18.238009" calcext:value-type="float">
            <text:p>18.23800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12" calcext:value-type="float">
            <text:p>2112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.852949" calcext:value-type="float">
            <text:p>3.852949</text:p>
          </table:table-cell>
          <table:table-cell office:value-type="float" office:value="19.706348" calcext:value-type="float">
            <text:p>19.706348</text:p>
          </table:table-cell>
          <table:table-cell office:value-type="float" office:value="15.853398" calcext:value-type="float">
            <text:p>15.853398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8640" calcext:value-type="float">
            <text:p>4018640</text:p>
          </table:table-cell>
          <table:table-cell office:value-type="float" office:value="2318608" calcext:value-type="float">
            <text:p>2318608</text:p>
          </table:table-cell>
          <table:table-cell office:value-type="float" office:value="3820" calcext:value-type="float">
            <text:p>3820</text:p>
          </table:table-cell>
          <table:table-cell office:value-type="float" office:value="2204" calcext:value-type="float">
            <text:p>2204</text:p>
          </table:table-cell>
          <table:table-cell office:value-type="float" office:value="1.020413" calcext:value-type="float">
            <text:p>1.020413</text:p>
          </table:table-cell>
          <table:table-cell office:value-type="float" office:value="21.002949" calcext:value-type="float">
            <text:p>21.002949</text:p>
          </table:table-cell>
          <table:table-cell office:value-type="float" office:value="19.982536" calcext:value-type="float">
            <text:p>19.982536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15484" calcext:value-type="float">
            <text:p>4015484</text:p>
          </table:table-cell>
          <table:table-cell office:value-type="float" office:value="312444" calcext:value-type="float">
            <text:p>312444</text:p>
          </table:table-cell>
          <table:table-cell office:value-type="float" office:value="3817" calcext:value-type="float">
            <text:p>3817</text:p>
          </table:table-cell>
          <table:table-cell office:value-type="float" office:value="297" calcext:value-type="float">
            <text:p>297</text:p>
          </table:table-cell>
          <table:table-cell office:value-type="float" office:value="2.645223" calcext:value-type="float">
            <text:p>2.645223</text:p>
          </table:table-cell>
          <table:table-cell office:value-type="float" office:value="20.611033" calcext:value-type="float">
            <text:p>20.611033</text:p>
          </table:table-cell>
          <table:table-cell office:value-type="float" office:value="17.96581" calcext:value-type="float">
            <text:p>17.96581</text:p>
          </table:table-cell>
          <table:table-cell office:value-type="float" office:value="0.139128" calcext:value-type="float">
            <text:p>0.139128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736" calcext:value-type="float">
            <text:p>13736</text:p>
          </table:table-cell>
          <table:table-cell office:value-type="float" office:value="12656" calcext:value-type="float">
            <text:p>12656</text:p>
          </table:table-cell>
          <table:table-cell office:value-type="float" office:value="339" calcext:value-type="float">
            <text:p>339</text:p>
          </table:table-cell>
          <table:table-cell office:value-type="float" office:value="313" calcext:value-type="float">
            <text:p>313</text:p>
          </table:table-cell>
          <table:table-cell office:value-type="float" office:value="1.072425" calcext:value-type="float">
            <text:p>1.072425</text:p>
          </table:table-cell>
          <table:table-cell office:value-type="float" office:value="21.020318" calcext:value-type="float">
            <text:p>21.020318</text:p>
          </table:table-cell>
          <table:table-cell office:value-type="float" office:value="19.947893" calcext:value-type="float">
            <text:p>19.947893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0" calcext:value-type="float">
            <text:p>520</text:p>
          </table:table-cell>
          <table:table-cell office:value-type="float" office:value="472" calcext:value-type="float">
            <text:p>4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38768" calcext:value-type="float">
            <text:p>1.038768</text:p>
          </table:table-cell>
          <table:table-cell office:value-type="float" office:value="19.661934" calcext:value-type="float">
            <text:p>19.661934</text:p>
          </table:table-cell>
          <table:table-cell office:value-type="float" office:value="18.623166" calcext:value-type="float">
            <text:p>18.62316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249261" calcext:value-type="float">
            <text:p>2.249261</text:p>
          </table:table-cell>
          <table:table-cell office:value-type="float" office:value="21.009853" calcext:value-type="float">
            <text:p>21.009853</text:p>
          </table:table-cell>
          <table:table-cell office:value-type="float" office:value="18.760592" calcext:value-type="float">
            <text:p>18.76059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.890579" calcext:value-type="float">
            <text:p>3.890579</text:p>
          </table:table-cell>
          <table:table-cell office:value-type="float" office:value="20.785147" calcext:value-type="float">
            <text:p>20.785147</text:p>
          </table:table-cell>
          <table:table-cell office:value-type="float" office:value="16.894568" calcext:value-type="float">
            <text:p>16.894568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8628" calcext:value-type="float">
            <text:p>4038628</text:p>
          </table:table-cell>
          <table:table-cell office:value-type="float" office:value="2140820" calcext:value-type="float">
            <text:p>2140820</text:p>
          </table:table-cell>
          <table:table-cell office:value-type="float" office:value="3839" calcext:value-type="float">
            <text:p>3839</text:p>
          </table:table-cell>
          <table:table-cell office:value-type="float" office:value="2035" calcext:value-type="float">
            <text:p>2035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20.795775" calcext:value-type="float">
            <text:p>20.795775</text:p>
          </table:table-cell>
          <table:table-cell office:value-type="float" office:value="19.781465" calcext:value-type="float">
            <text:p>19.781465</text:p>
          </table:table-cell>
          <table:table-cell office:value-type="float" office:value="0.865788" calcext:value-type="float">
            <text:p>0.86578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35472" calcext:value-type="float">
            <text:p>4035472</text:p>
          </table:table-cell>
          <table:table-cell office:value-type="float" office:value="378720" calcext:value-type="float">
            <text:p>378720</text:p>
          </table:table-cell>
          <table:table-cell office:value-type="float" office:value="3836" calcext:value-type="float">
            <text:p>3836</text:p>
          </table:table-cell>
          <table:table-cell office:value-type="float" office:value="360" calcext:value-type="float">
            <text:p>360</text:p>
          </table:table-cell>
          <table:table-cell office:value-type="float" office:value="1.216943" calcext:value-type="float">
            <text:p>1.216943</text:p>
          </table:table-cell>
          <table:table-cell office:value-type="float" office:value="20.314637" calcext:value-type="float">
            <text:p>20.314637</text:p>
          </table:table-cell>
          <table:table-cell office:value-type="float" office:value="19.097694" calcext:value-type="float">
            <text:p>19.097694</text:p>
          </table:table-cell>
          <table:table-cell office:value-type="float" office:value="0.158645" calcext:value-type="float">
            <text:p>0.15864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944" calcext:value-type="float">
            <text:p>14944</text:p>
          </table:table-cell>
          <table:table-cell office:value-type="float" office:value="13920" calcext:value-type="float">
            <text:p>13920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  <table:table-cell office:value-type="float" office:value="1.071335" calcext:value-type="float">
            <text:p>1.071335</text:p>
          </table:table-cell>
          <table:table-cell office:value-type="float" office:value="20.799628" calcext:value-type="float">
            <text:p>20.799628</text:p>
          </table:table-cell>
          <table:table-cell office:value-type="float" office:value="19.728293" calcext:value-type="float">
            <text:p>19.728293</text:p>
          </table:table-cell>
          <table:table-cell office:value-type="float" office:value="0.005645" calcext:value-type="float">
            <text:p>0.00564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8" calcext:value-type="float">
            <text:p>928</text:p>
          </table:table-cell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44671" calcext:value-type="float">
            <text:p>1.044671</text:p>
          </table:table-cell>
          <table:table-cell office:value-type="float" office:value="20.358309" calcext:value-type="float">
            <text:p>20.358309</text:p>
          </table:table-cell>
          <table:table-cell office:value-type="float" office:value="19.313638" calcext:value-type="float">
            <text:p>19.31363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17033" calcext:value-type="float">
            <text:p>1.117033</text:p>
          </table:table-cell>
          <table:table-cell office:value-type="float" office:value="20.331698" calcext:value-type="float">
            <text:p>20.331698</text:p>
          </table:table-cell>
          <table:table-cell office:value-type="float" office:value="19.214665" calcext:value-type="float">
            <text:p>19.2146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1872" calcext:value-type="float">
            <text:p>187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.627416" calcext:value-type="float">
            <text:p>2.627416</text:p>
          </table:table-cell>
          <table:table-cell office:value-type="float" office:value="20.916792" calcext:value-type="float">
            <text:p>20.916792</text:p>
          </table:table-cell>
          <table:table-cell office:value-type="float" office:value="18.289376" calcext:value-type="float">
            <text:p>18.289376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58616" calcext:value-type="float">
            <text:p>4058616</text:p>
          </table:table-cell>
          <table:table-cell office:value-type="float" office:value="2900364" calcext:value-type="float">
            <text:p>2900364</text:p>
          </table:table-cell>
          <table:table-cell office:value-type="float" office:value="3858" calcext:value-type="float">
            <text:p>3858</text:p>
          </table:table-cell>
          <table:table-cell office:value-type="float" office:value="2757" calcext:value-type="float">
            <text:p>2757</text:p>
          </table:table-cell>
          <table:table-cell office:value-type="float" office:value="1.007453" calcext:value-type="float">
            <text:p>1.007453</text:p>
          </table:table-cell>
          <table:table-cell office:value-type="float" office:value="20.792263" calcext:value-type="float">
            <text:p>20.792263</text:p>
          </table:table-cell>
          <table:table-cell office:value-type="float" office:value="19.78481" calcext:value-type="float">
            <text:p>19.78481</text:p>
          </table:table-cell>
          <table:table-cell office:value-type="float" office:value="1.172764" calcext:value-type="float">
            <text:p>1.172764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55460" calcext:value-type="float">
            <text:p>4055460</text:p>
          </table:table-cell>
          <table:table-cell office:value-type="float" office:value="198828" calcext:value-type="float">
            <text:p>198828</text:p>
          </table:table-cell>
          <table:table-cell office:value-type="float" office:value="3855" calcext:value-type="float">
            <text:p>3855</text:p>
          </table:table-cell>
          <table:table-cell office:value-type="float" office:value="189" calcext:value-type="float">
            <text:p>189</text:p>
          </table:table-cell>
          <table:table-cell office:value-type="float" office:value="1.201869" calcext:value-type="float">
            <text:p>1.201869</text:p>
          </table:table-cell>
          <table:table-cell office:value-type="float" office:value="20.393317" calcext:value-type="float">
            <text:p>20.393317</text:p>
          </table:table-cell>
          <table:table-cell office:value-type="float" office:value="19.191447" calcext:value-type="float">
            <text:p>19.191447</text:p>
          </table:table-cell>
          <table:table-cell office:value-type="float" office:value="0.082882" calcext:value-type="float">
            <text:p>0.082882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20" calcext:value-type="float">
            <text:p>9320</text:p>
          </table:table-cell>
          <table:table-cell office:value-type="float" office:value="8616" calcext:value-type="float">
            <text:p>8616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1.056861" calcext:value-type="float">
            <text:p>1.056861</text:p>
          </table:table-cell>
          <table:table-cell office:value-type="float" office:value="20.514111" calcext:value-type="float">
            <text:p>20.514111</text:p>
          </table:table-cell>
          <table:table-cell office:value-type="float" office:value="19.457249" calcext:value-type="float">
            <text:p>19.457249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37617" calcext:value-type="float">
            <text:p>1.037617</text:p>
          </table:table-cell>
          <table:table-cell office:value-type="float" office:value="13.997878" calcext:value-type="float">
            <text:p>13.997878</text:p>
          </table:table-cell>
          <table:table-cell office:value-type="float" office:value="12.960262" calcext:value-type="float">
            <text:p>12.96026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97966" calcext:value-type="float">
            <text:p>1.097966</text:p>
          </table:table-cell>
          <table:table-cell office:value-type="float" office:value="13.99085" calcext:value-type="float">
            <text:p>13.99085</text:p>
          </table:table-cell>
          <table:table-cell office:value-type="float" office:value="12.892884" calcext:value-type="float">
            <text:p>12.892884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488" calcext:value-type="float">
            <text:p>1488</text:p>
          </table:table-cell>
          <table:table-cell office:value-type="float" office:value="1392" calcext:value-type="float">
            <text:p>139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.526703" calcext:value-type="float">
            <text:p>3.526703</text:p>
          </table:table-cell>
          <table:table-cell office:value-type="float" office:value="20.541487" calcext:value-type="float">
            <text:p>20.541487</text:p>
          </table:table-cell>
          <table:table-cell office:value-type="float" office:value="17.014784" calcext:value-type="float">
            <text:p>17.0147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7552" calcext:value-type="float">
            <text:p>4077552</text:p>
          </table:table-cell>
          <table:table-cell office:value-type="float" office:value="1974604" calcext:value-type="float">
            <text:p>1974604</text:p>
          </table:table-cell>
          <table:table-cell office:value-type="float" office:value="3876" calcext:value-type="float">
            <text:p>3876</text:p>
          </table:table-cell>
          <table:table-cell office:value-type="float" office:value="1877" calcext:value-type="float">
            <text:p>1877</text:p>
          </table:table-cell>
          <table:table-cell office:value-type="float" office:value="1.007302" calcext:value-type="float">
            <text:p>1.007302</text:p>
          </table:table-cell>
          <table:table-cell office:value-type="float" office:value="20.495951" calcext:value-type="float">
            <text:p>20.495951</text:p>
          </table:table-cell>
          <table:table-cell office:value-type="float" office:value="19.488649" calcext:value-type="float">
            <text:p>19.488649</text:p>
          </table:table-cell>
          <table:table-cell office:value-type="float" office:value="0.810566" calcext:value-type="float">
            <text:p>0.81056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75448" calcext:value-type="float">
            <text:p>4075448</text:p>
          </table:table-cell>
          <table:table-cell office:value-type="float" office:value="328224" calcext:value-type="float">
            <text:p>328224</text:p>
          </table:table-cell>
          <table:table-cell office:value-type="float" office:value="3874" calcext:value-type="float">
            <text:p>3874</text:p>
          </table:table-cell>
          <table:table-cell office:value-type="float" office:value="312" calcext:value-type="float">
            <text:p>312</text:p>
          </table:table-cell>
          <table:table-cell office:value-type="float" office:value="1.185472" calcext:value-type="float">
            <text:p>1.185472</text:p>
          </table:table-cell>
          <table:table-cell office:value-type="float" office:value="20.651746" calcext:value-type="float">
            <text:p>20.651746</text:p>
          </table:table-cell>
          <table:table-cell office:value-type="float" office:value="19.466274" calcext:value-type="float">
            <text:p>19.466274</text:p>
          </table:table-cell>
          <table:table-cell office:value-type="float" office:value="0.134889" calcext:value-type="float">
            <text:p>0.134889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60" calcext:value-type="float">
            <text:p>19160</text:p>
          </table:table-cell>
          <table:table-cell office:value-type="float" office:value="17472" calcext:value-type="float">
            <text:p>17472</text:p>
          </table:table-cell>
          <table:table-cell office:value-type="float" office:value="475" calcext:value-type="float">
            <text:p>475</text:p>
          </table:table-cell>
          <table:table-cell office:value-type="float" office:value="433" calcext:value-type="float">
            <text:p>433</text:p>
          </table:table-cell>
          <table:table-cell office:value-type="float" office:value="1.068786" calcext:value-type="float">
            <text:p>1.068786</text:p>
          </table:table-cell>
          <table:table-cell office:value-type="float" office:value="20.679771" calcext:value-type="float">
            <text:p>20.679771</text:p>
          </table:table-cell>
          <table:table-cell office:value-type="float" office:value="19.610985" calcext:value-type="float">
            <text:p>19.610985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4" calcext:value-type="float">
            <text:p>504</text:p>
          </table:table-cell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35919" calcext:value-type="float">
            <text:p>1.035919</text:p>
          </table:table-cell>
          <table:table-cell office:value-type="float" office:value="16.065121" calcext:value-type="float">
            <text:p>16.065121</text:p>
          </table:table-cell>
          <table:table-cell office:value-type="float" office:value="15.029202" calcext:value-type="float">
            <text:p>15.029202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108881" calcext:value-type="float">
            <text:p>1.108881</text:p>
          </table:table-cell>
          <table:table-cell office:value-type="float" office:value="15.450385" calcext:value-type="float">
            <text:p>15.450385</text:p>
          </table:table-cell>
          <table:table-cell office:value-type="float" office:value="14.341505" calcext:value-type="float">
            <text:p>14.3415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12" calcext:value-type="float">
            <text:p>2112</text:p>
          </table:table-cell>
          <table:table-cell office:value-type="float" office:value="1920" calcext:value-type="float">
            <text:p>19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.733759" calcext:value-type="float">
            <text:p>4.733759</text:p>
          </table:table-cell>
          <table:table-cell office:value-type="float" office:value="19.646564" calcext:value-type="float">
            <text:p>19.646564</text:p>
          </table:table-cell>
          <table:table-cell office:value-type="float" office:value="14.912806" calcext:value-type="float">
            <text:p>14.91280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97540" calcext:value-type="float">
            <text:p>4097540</text:p>
          </table:table-cell>
          <table:table-cell office:value-type="float" office:value="2321764" calcext:value-type="float">
            <text:p>2321764</text:p>
          </table:table-cell>
          <table:table-cell office:value-type="float" office:value="3895" calcext:value-type="float">
            <text:p>3895</text:p>
          </table:table-cell>
          <table:table-cell office:value-type="float" office:value="2207" calcext:value-type="float">
            <text:p>2207</text:p>
          </table:table-cell>
          <table:table-cell office:value-type="float" office:value="1.014409" calcext:value-type="float">
            <text:p>1.014409</text:p>
          </table:table-cell>
          <table:table-cell office:value-type="float" office:value="20.751933" calcext:value-type="float">
            <text:p>20.751933</text:p>
          </table:table-cell>
          <table:table-cell office:value-type="float" office:value="19.737523" calcext:value-type="float">
            <text:p>19.737523</text:p>
          </table:table-cell>
          <table:table-cell office:value-type="float" office:value="0.941056" calcext:value-type="float">
            <text:p>0.941056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95436" calcext:value-type="float">
            <text:p>4095436</text:p>
          </table:table-cell>
          <table:table-cell office:value-type="float" office:value="337692" calcext:value-type="float">
            <text:p>337692</text:p>
          </table:table-cell>
          <table:table-cell office:value-type="float" office:value="3893" calcext:value-type="float">
            <text:p>3893</text:p>
          </table:table-cell>
          <table:table-cell office:value-type="float" office:value="321" calcext:value-type="float">
            <text:p>321</text:p>
          </table:table-cell>
          <table:table-cell office:value-type="float" office:value="1.218366" calcext:value-type="float">
            <text:p>1.218366</text:p>
          </table:table-cell>
          <table:table-cell office:value-type="float" office:value="21.264196" calcext:value-type="float">
            <text:p>21.264196</text:p>
          </table:table-cell>
          <table:table-cell office:value-type="float" office:value="20.04583" calcext:value-type="float">
            <text:p>20.04583</text:p>
          </table:table-cell>
          <table:table-cell office:value-type="float" office:value="0.134768" calcext:value-type="float">
            <text:p>0.134768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16" calcext:value-type="float">
            <text:p>14816</text:p>
          </table:table-cell>
          <table:table-cell office:value-type="float" office:value="13304" calcext:value-type="float">
            <text:p>13304</text:p>
          </table:table-cell>
          <table:table-cell office:value-type="float" office:value="366" calcext:value-type="float">
            <text:p>366</text:p>
          </table:table-cell>
          <table:table-cell office:value-type="float" office:value="329" calcext:value-type="float">
            <text:p>329</text:p>
          </table:table-cell>
          <table:table-cell office:value-type="float" office:value="1.072375" calcext:value-type="float">
            <text:p>1.072375</text:p>
          </table:table-cell>
          <table:table-cell office:value-type="float" office:value="20.762891" calcext:value-type="float">
            <text:p>20.762891</text:p>
          </table:table-cell>
          <table:table-cell office:value-type="float" office:value="19.690516" calcext:value-type="float">
            <text:p>19.690516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00" calcext:value-type="float">
            <text:p>600</text:p>
          </table:table-cell>
          <table:table-cell office:value-type="float" office:value="552" calcext:value-type="float">
            <text:p>55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40179" calcext:value-type="float">
            <text:p>1.040179</text:p>
          </table:table-cell>
          <table:table-cell office:value-type="float" office:value="18.711206" calcext:value-type="float">
            <text:p>18.711206</text:p>
          </table:table-cell>
          <table:table-cell office:value-type="float" office:value="17.671028" calcext:value-type="float">
            <text:p>17.67102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17813" calcext:value-type="float">
            <text:p>1.117813</text:p>
          </table:table-cell>
          <table:table-cell office:value-type="float" office:value="20.761425" calcext:value-type="float">
            <text:p>20.761425</text:p>
          </table:table-cell>
          <table:table-cell office:value-type="float" office:value="19.643613" calcext:value-type="float">
            <text:p>19.64361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56" calcext:value-type="float">
            <text:p>225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.631843" calcext:value-type="float">
            <text:p>2.631843</text:p>
          </table:table-cell>
          <table:table-cell office:value-type="float" office:value="20.298643" calcext:value-type="float">
            <text:p>20.298643</text:p>
          </table:table-cell>
          <table:table-cell office:value-type="float" office:value="17.6668" calcext:value-type="float">
            <text:p>17.6668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7528" calcext:value-type="float">
            <text:p>4117528</text:p>
          </table:table-cell>
          <table:table-cell office:value-type="float" office:value="2209200" calcext:value-type="float">
            <text:p>2209200</text:p>
          </table:table-cell>
          <table:table-cell office:value-type="float" office:value="3914" calcext:value-type="float">
            <text:p>3914</text:p>
          </table:table-cell>
          <table:table-cell office:value-type="float" office:value="2100" calcext:value-type="float">
            <text:p>2100</text:p>
          </table:table-cell>
          <table:table-cell office:value-type="float" office:value="1.018209" calcext:value-type="float">
            <text:p>1.018209</text:p>
          </table:table-cell>
          <table:table-cell office:value-type="float" office:value="20.925831" calcext:value-type="float">
            <text:p>20.925831</text:p>
          </table:table-cell>
          <table:table-cell office:value-type="float" office:value="19.907621" calcext:value-type="float">
            <text:p>19.907621</text:p>
          </table:table-cell>
          <table:table-cell office:value-type="float" office:value="0.887781" calcext:value-type="float">
            <text:p>0.887781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15424" calcext:value-type="float">
            <text:p>4115424</text:p>
          </table:table-cell>
          <table:table-cell office:value-type="float" office:value="289300" calcext:value-type="float">
            <text:p>289300</text:p>
          </table:table-cell>
          <table:table-cell office:value-type="float" office:value="3912" calcext:value-type="float">
            <text:p>3912</text:p>
          </table:table-cell>
          <table:table-cell office:value-type="float" office:value="275" calcext:value-type="float">
            <text:p>275</text:p>
          </table:table-cell>
          <table:table-cell office:value-type="float" office:value="1.253839" calcext:value-type="float">
            <text:p>1.253839</text:p>
          </table:table-cell>
          <table:table-cell office:value-type="float" office:value="19.791855" calcext:value-type="float">
            <text:p>19.791855</text:p>
          </table:table-cell>
          <table:table-cell office:value-type="float" office:value="18.538016" calcext:value-type="float">
            <text:p>18.538016</text:p>
          </table:table-cell>
          <table:table-cell office:value-type="float" office:value="0.124846" calcext:value-type="float">
            <text:p>0.12484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84" calcext:value-type="float">
            <text:p>17384</text:p>
          </table:table-cell>
          <table:table-cell office:value-type="float" office:value="15504" calcext:value-type="float">
            <text:p>15504</text:p>
          </table:table-cell>
          <table:table-cell office:value-type="float" office:value="431" calcext:value-type="float">
            <text:p>431</text:p>
          </table:table-cell>
          <table:table-cell office:value-type="float" office:value="385" calcext:value-type="float">
            <text:p>385</text:p>
          </table:table-cell>
          <table:table-cell office:value-type="float" office:value="1.075535" calcext:value-type="float">
            <text:p>1.075535</text:p>
          </table:table-cell>
          <table:table-cell office:value-type="float" office:value="20.404983" calcext:value-type="float">
            <text:p>20.404983</text:p>
          </table:table-cell>
          <table:table-cell office:value-type="float" office:value="19.329448" calcext:value-type="float">
            <text:p>19.329448</text:p>
          </table:table-cell>
          <table:table-cell office:value-type="float" office:value="0.006417" calcext:value-type="float">
            <text:p>0.00641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4" calcext:value-type="float">
            <text:p>744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44039" calcext:value-type="float">
            <text:p>1.044039</text:p>
          </table:table-cell>
          <table:table-cell office:value-type="float" office:value="19.819498" calcext:value-type="float">
            <text:p>19.819498</text:p>
          </table:table-cell>
          <table:table-cell office:value-type="float" office:value="18.775459" calcext:value-type="float">
            <text:p>18.77545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132218" calcext:value-type="float">
            <text:p>1.132218</text:p>
          </table:table-cell>
          <table:table-cell office:value-type="float" office:value="19.800058" calcext:value-type="float">
            <text:p>19.800058</text:p>
          </table:table-cell>
          <table:table-cell office:value-type="float" office:value="18.66784" calcext:value-type="float">
            <text:p>18.66784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84" calcext:value-type="float">
            <text:p>158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.633923" calcext:value-type="float">
            <text:p>3.633923</text:p>
          </table:table-cell>
          <table:table-cell office:value-type="float" office:value="20.552222" calcext:value-type="float">
            <text:p>20.552222</text:p>
          </table:table-cell>
          <table:table-cell office:value-type="float" office:value="16.918299" calcext:value-type="float">
            <text:p>16.918299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37516" calcext:value-type="float">
            <text:p>4137516</text:p>
          </table:table-cell>
          <table:table-cell office:value-type="float" office:value="1993540" calcext:value-type="float">
            <text:p>1993540</text:p>
          </table:table-cell>
          <table:table-cell office:value-type="float" office:value="3933" calcext:value-type="float">
            <text:p>3933</text:p>
          </table:table-cell>
          <table:table-cell office:value-type="float" office:value="1895" calcext:value-type="float">
            <text:p>1895</text:p>
          </table:table-cell>
          <table:table-cell office:value-type="float" office:value="1.01441" calcext:value-type="float">
            <text:p>1.01441</text:p>
          </table:table-cell>
          <table:table-cell office:value-type="float" office:value="20.681231" calcext:value-type="float">
            <text:p>20.681231</text:p>
          </table:table-cell>
          <table:table-cell office:value-type="float" office:value="19.666821" calcext:value-type="float">
            <text:p>19.666821</text:p>
          </table:table-cell>
          <table:table-cell office:value-type="float" office:value="0.810925" calcext:value-type="float">
            <text:p>0.810925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35412" calcext:value-type="float">
            <text:p>4135412</text:p>
          </table:table-cell>
          <table:table-cell office:value-type="float" office:value="377668" calcext:value-type="float">
            <text:p>377668</text:p>
          </table:table-cell>
          <table:table-cell office:value-type="float" office:value="3931" calcext:value-type="float">
            <text:p>3931</text:p>
          </table:table-cell>
          <table:table-cell office:value-type="float" office:value="359" calcext:value-type="float">
            <text:p>359</text:p>
          </table:table-cell>
          <table:table-cell office:value-type="float" office:value="1.212603" calcext:value-type="float">
            <text:p>1.212603</text:p>
          </table:table-cell>
          <table:table-cell office:value-type="float" office:value="21.337693" calcext:value-type="float">
            <text:p>21.337693</text:p>
          </table:table-cell>
          <table:table-cell office:value-type="float" office:value="20.125091" calcext:value-type="float">
            <text:p>20.125091</text:p>
          </table:table-cell>
          <table:table-cell office:value-type="float" office:value="0.150128" calcext:value-type="float">
            <text:p>0.150128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552" calcext:value-type="float">
            <text:p>15552</text:p>
          </table:table-cell>
          <table:table-cell office:value-type="float" office:value="13712" calcext:value-type="float">
            <text:p>13712</text:p>
          </table:table-cell>
          <table:table-cell office:value-type="float" office:value="385" calcext:value-type="float">
            <text:p>385</text:p>
          </table:table-cell>
          <table:table-cell office:value-type="float" office:value="340" calcext:value-type="float">
            <text:p>340</text:p>
          </table:table-cell>
          <table:table-cell office:value-type="float" office:value="1.061682" calcext:value-type="float">
            <text:p>1.061682</text:p>
          </table:table-cell>
          <table:table-cell office:value-type="float" office:value="20.823099" calcext:value-type="float">
            <text:p>20.823099</text:p>
          </table:table-cell>
          <table:table-cell office:value-type="float" office:value="19.761417" calcext:value-type="float">
            <text:p>19.761417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0" calcext:value-type="float">
            <text:p>640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36795" calcext:value-type="float">
            <text:p>1.036795</text:p>
          </table:table-cell>
          <table:table-cell office:value-type="float" office:value="19.517562" calcext:value-type="float">
            <text:p>19.517562</text:p>
          </table:table-cell>
          <table:table-cell office:value-type="float" office:value="18.480768" calcext:value-type="float">
            <text:p>18.48076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2" calcext:value-type="float">
            <text:p>462</text:p>
          </table:table-cell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13282" calcext:value-type="float">
            <text:p>1.113282</text:p>
          </table:table-cell>
          <table:table-cell office:value-type="float" office:value="19.557755" calcext:value-type="float">
            <text:p>19.557755</text:p>
          </table:table-cell>
          <table:table-cell office:value-type="float" office:value="18.444473" calcext:value-type="float">
            <text:p>18.44447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.69647" calcext:value-type="float">
            <text:p>3.69647</text:p>
          </table:table-cell>
          <table:table-cell office:value-type="float" office:value="20.821673" calcext:value-type="float">
            <text:p>20.821673</text:p>
          </table:table-cell>
          <table:table-cell office:value-type="float" office:value="17.125202" calcext:value-type="float">
            <text:p>17.125202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8556" calcext:value-type="float">
            <text:p>4158556</text:p>
          </table:table-cell>
          <table:table-cell office:value-type="float" office:value="2847764" calcext:value-type="float">
            <text:p>2847764</text:p>
          </table:table-cell>
          <table:table-cell office:value-type="float" office:value="3953" calcext:value-type="float">
            <text:p>3953</text:p>
          </table:table-cell>
          <table:table-cell office:value-type="float" office:value="2707" calcext:value-type="float">
            <text:p>2707</text:p>
          </table:table-cell>
          <table:table-cell office:value-type="float" office:value="1.015221" calcext:value-type="float">
            <text:p>1.015221</text:p>
          </table:table-cell>
          <table:table-cell office:value-type="float" office:value="20.782945" calcext:value-type="float">
            <text:p>20.782945</text:p>
          </table:table-cell>
          <table:table-cell office:value-type="float" office:value="19.767724" calcext:value-type="float">
            <text:p>19.767724</text:p>
          </table:table-cell>
          <table:table-cell office:value-type="float" office:value="1.15249" calcext:value-type="float">
            <text:p>1.15249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55400" calcext:value-type="float">
            <text:p>4155400</text:p>
          </table:table-cell>
          <table:table-cell office:value-type="float" office:value="188308" calcext:value-type="float">
            <text:p>188308</text:p>
          </table:table-cell>
          <table:table-cell office:value-type="float" office:value="3950" calcext:value-type="float">
            <text:p>3950</text:p>
          </table:table-cell>
          <table:table-cell office:value-type="float" office:value="179" calcext:value-type="float">
            <text:p>179</text:p>
          </table:table-cell>
          <table:table-cell office:value-type="float" office:value="1.229323" calcext:value-type="float">
            <text:p>1.229323</text:p>
          </table:table-cell>
          <table:table-cell office:value-type="float" office:value="20.75193" calcext:value-type="float">
            <text:p>20.75193</text:p>
          </table:table-cell>
          <table:table-cell office:value-type="float" office:value="19.522607" calcext:value-type="float">
            <text:p>19.522607</text:p>
          </table:table-cell>
          <table:table-cell office:value-type="float" office:value="0.077165" calcext:value-type="float">
            <text:p>0.07716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28" calcext:value-type="float">
            <text:p>8328</text:p>
          </table:table-cell>
          <table:table-cell office:value-type="float" office:value="7480" calcext:value-type="float">
            <text:p>748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.082622" calcext:value-type="float">
            <text:p>1.082622</text:p>
          </table:table-cell>
          <table:table-cell office:value-type="float" office:value="21.273671" calcext:value-type="float">
            <text:p>21.273671</text:p>
          </table:table-cell>
          <table:table-cell office:value-type="float" office:value="20.191049" calcext:value-type="float">
            <text:p>20.191049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16" calcext:value-type="float">
            <text:p>616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4016" calcext:value-type="float">
            <text:p>1.04016</text:p>
          </table:table-cell>
          <table:table-cell office:value-type="float" office:value="21.277826" calcext:value-type="float">
            <text:p>21.277826</text:p>
          </table:table-cell>
          <table:table-cell office:value-type="float" office:value="20.237666" calcext:value-type="float">
            <text:p>20.23766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141706" calcext:value-type="float">
            <text:p>1.141706</text:p>
          </table:table-cell>
          <table:table-cell office:value-type="float" office:value="21.25643" calcext:value-type="float">
            <text:p>21.25643</text:p>
          </table:table-cell>
          <table:table-cell office:value-type="float" office:value="20.114724" calcext:value-type="float">
            <text:p>20.11472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.854761" calcext:value-type="float">
            <text:p>4.854761</text:p>
          </table:table-cell>
          <table:table-cell office:value-type="float" office:value="21.27622" calcext:value-type="float">
            <text:p>21.27622</text:p>
          </table:table-cell>
          <table:table-cell office:value-type="float" office:value="16.421459" calcext:value-type="float">
            <text:p>16.42145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7492" calcext:value-type="float">
            <text:p>4177492</text:p>
          </table:table-cell>
          <table:table-cell office:value-type="float" office:value="2266008" calcext:value-type="float">
            <text:p>2266008</text:p>
          </table:table-cell>
          <table:table-cell office:value-type="float" office:value="3971" calcext:value-type="float">
            <text:p>3971</text:p>
          </table:table-cell>
          <table:table-cell office:value-type="float" office:value="2154" calcext:value-type="float">
            <text:p>2154</text:p>
          </table:table-cell>
          <table:table-cell office:value-type="float" office:value="1.013181" calcext:value-type="float">
            <text:p>1.013181</text:p>
          </table:table-cell>
          <table:table-cell office:value-type="float" office:value="20.92151" calcext:value-type="float">
            <text:p>20.92151</text:p>
          </table:table-cell>
          <table:table-cell office:value-type="float" office:value="19.908329" calcext:value-type="float">
            <text:p>19.908329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75388" calcext:value-type="float">
            <text:p>4175388</text:p>
          </table:table-cell>
          <table:table-cell office:value-type="float" office:value="306132" calcext:value-type="float">
            <text:p>306132</text:p>
          </table:table-cell>
          <table:table-cell office:value-type="float" office:value="3969" calcext:value-type="float">
            <text:p>3969</text:p>
          </table:table-cell>
          <table:table-cell office:value-type="float" office:value="291" calcext:value-type="float">
            <text:p>291</text:p>
          </table:table-cell>
          <table:table-cell office:value-type="float" office:value="1.727713" calcext:value-type="float">
            <text:p>1.727713</text:p>
          </table:table-cell>
          <table:table-cell office:value-type="float" office:value="19.015689" calcext:value-type="float">
            <text:p>19.015689</text:p>
          </table:table-cell>
          <table:table-cell office:value-type="float" office:value="17.287976" calcext:value-type="float">
            <text:p>17.287976</text:p>
          </table:table-cell>
          <table:table-cell office:value-type="float" office:value="0.141662" calcext:value-type="float">
            <text:p>0.14166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688" calcext:value-type="float">
            <text:p>15688</text:p>
          </table:table-cell>
          <table:table-cell office:value-type="float" office:value="13576" calcext:value-type="float">
            <text:p>13576</text:p>
          </table:table-cell>
          <table:table-cell office:value-type="float" office:value="388" calcext:value-type="float">
            <text:p>388</text:p>
          </table:table-cell>
          <table:table-cell office:value-type="float" office:value="336" calcext:value-type="float">
            <text:p>336</text:p>
          </table:table-cell>
          <table:table-cell office:value-type="float" office:value="1.401416" calcext:value-type="float">
            <text:p>1.401416</text:p>
          </table:table-cell>
          <table:table-cell office:value-type="float" office:value="20.980795" calcext:value-type="float">
            <text:p>20.980795</text:p>
          </table:table-cell>
          <table:table-cell office:value-type="float" office:value="19.579379" calcext:value-type="float">
            <text:p>19.579379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680" calcext:value-type="float">
            <text:p>68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314433" calcext:value-type="float">
            <text:p>1.314433</text:p>
          </table:table-cell>
          <table:table-cell office:value-type="float" office:value="17.978994" calcext:value-type="float">
            <text:p>17.978994</text:p>
          </table:table-cell>
          <table:table-cell office:value-type="float" office:value="16.664561" calcext:value-type="float">
            <text:p>16.664561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44" calcext:value-type="float">
            <text:p>444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519148" calcext:value-type="float">
            <text:p>1.519148</text:p>
          </table:table-cell>
          <table:table-cell office:value-type="float" office:value="19.388552" calcext:value-type="float">
            <text:p>19.388552</text:p>
          </table:table-cell>
          <table:table-cell office:value-type="float" office:value="17.869404" calcext:value-type="float">
            <text:p>17.86940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24" calcext:value-type="float">
            <text:p>18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.181783" calcext:value-type="float">
            <text:p>3.181783</text:p>
          </table:table-cell>
          <table:table-cell office:value-type="float" office:value="20.97034" calcext:value-type="float">
            <text:p>20.97034</text:p>
          </table:table-cell>
          <table:table-cell office:value-type="float" office:value="17.788557" calcext:value-type="float">
            <text:p>17.788557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97480" calcext:value-type="float">
            <text:p>4197480</text:p>
          </table:table-cell>
          <table:table-cell office:value-type="float" office:value="2353324" calcext:value-type="float">
            <text:p>2353324</text:p>
          </table:table-cell>
          <table:table-cell office:value-type="float" office:value="3990" calcext:value-type="float">
            <text:p>3990</text:p>
          </table:table-cell>
          <table:table-cell office:value-type="float" office:value="2237" calcext:value-type="float">
            <text:p>2237</text:p>
          </table:table-cell>
          <table:table-cell office:value-type="float" office:value="1.020161" calcext:value-type="float">
            <text:p>1.020161</text:p>
          </table:table-cell>
          <table:table-cell office:value-type="float" office:value="20.781183" calcext:value-type="float">
            <text:p>20.781183</text:p>
          </table:table-cell>
          <table:table-cell office:value-type="float" office:value="19.761021" calcext:value-type="float">
            <text:p>19.761021</text:p>
          </table:table-cell>
          <table:table-cell office:value-type="float" office:value="0.952713" calcext:value-type="float">
            <text:p>0.95271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95376" calcext:value-type="float">
            <text:p>4195376</text:p>
          </table:table-cell>
          <table:table-cell office:value-type="float" office:value="264052" calcext:value-type="float">
            <text:p>264052</text:p>
          </table:table-cell>
          <table:table-cell office:value-type="float" office:value="3988" calcext:value-type="float">
            <text:p>3988</text:p>
          </table:table-cell>
          <table:table-cell office:value-type="float" office:value="251" calcext:value-type="float">
            <text:p>251</text:p>
          </table:table-cell>
          <table:table-cell office:value-type="float" office:value="2.835108" calcext:value-type="float">
            <text:p>2.835108</text:p>
          </table:table-cell>
          <table:table-cell office:value-type="float" office:value="20.434013" calcext:value-type="float">
            <text:p>20.434013</text:p>
          </table:table-cell>
          <table:table-cell office:value-type="float" office:value="17.598905" calcext:value-type="float">
            <text:p>17.598905</text:p>
          </table:table-cell>
          <table:table-cell office:value-type="float" office:value="0.120031" calcext:value-type="float">
            <text:p>0.12003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8" calcext:value-type="float">
            <text:p>14408</text:p>
          </table:table-cell>
          <table:table-cell office:value-type="float" office:value="12848" calcext:value-type="float">
            <text:p>12848</text:p>
          </table:table-cell>
          <table:table-cell office:value-type="float" office:value="356" calcext:value-type="float">
            <text:p>356</text:p>
          </table:table-cell>
          <table:table-cell office:value-type="float" office:value="318" calcext:value-type="float">
            <text:p>318</text:p>
          </table:table-cell>
          <table:table-cell office:value-type="float" office:value="1.088853" calcext:value-type="float">
            <text:p>1.088853</text:p>
          </table:table-cell>
          <table:table-cell office:value-type="float" office:value="20.976918" calcext:value-type="float">
            <text:p>20.976918</text:p>
          </table:table-cell>
          <table:table-cell office:value-type="float" office:value="19.888065" calcext:value-type="float">
            <text:p>19.888065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045971" calcext:value-type="float">
            <text:p>1.045971</text:p>
          </table:table-cell>
          <table:table-cell office:value-type="float" office:value="19.104161" calcext:value-type="float">
            <text:p>19.104161</text:p>
          </table:table-cell>
          <table:table-cell office:value-type="float" office:value="18.05819" calcext:value-type="float">
            <text:p>18.05819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324678" calcext:value-type="float">
            <text:p>2.324678</text:p>
          </table:table-cell>
          <table:table-cell office:value-type="float" office:value="20.293569" calcext:value-type="float">
            <text:p>20.293569</text:p>
          </table:table-cell>
          <table:table-cell office:value-type="float" office:value="17.968891" calcext:value-type="float">
            <text:p>17.968891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1968" calcext:value-type="float">
            <text:p>196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.774729" calcext:value-type="float">
            <text:p>3.774729</text:p>
          </table:table-cell>
          <table:table-cell office:value-type="float" office:value="19.379143" calcext:value-type="float">
            <text:p>19.379143</text:p>
          </table:table-cell>
          <table:table-cell office:value-type="float" office:value="15.604414" calcext:value-type="float">
            <text:p>15.604414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8520" calcext:value-type="float">
            <text:p>4218520</text:p>
          </table:table-cell>
          <table:table-cell office:value-type="float" office:value="1970396" calcext:value-type="float">
            <text:p>1970396</text:p>
          </table:table-cell>
          <table:table-cell office:value-type="float" office:value="4010" calcext:value-type="float">
            <text:p>4010</text:p>
          </table:table-cell>
          <table:table-cell office:value-type="float" office:value="1873" calcext:value-type="float">
            <text:p>1873</text:p>
          </table:table-cell>
          <table:table-cell office:value-type="float" office:value="1.018731" calcext:value-type="float">
            <text:p>1.018731</text:p>
          </table:table-cell>
          <table:table-cell office:value-type="float" office:value="20.530735" calcext:value-type="float">
            <text:p>20.530735</text:p>
          </table:table-cell>
          <table:table-cell office:value-type="float" office:value="19.512004" calcext:value-type="float">
            <text:p>19.512004</text:p>
          </table:table-cell>
          <table:table-cell office:value-type="float" office:value="0.80787" calcext:value-type="float">
            <text:p>0.80787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15364" calcext:value-type="float">
            <text:p>4215364</text:p>
          </table:table-cell>
          <table:table-cell office:value-type="float" office:value="372408" calcext:value-type="float">
            <text:p>372408</text:p>
          </table:table-cell>
          <table:table-cell office:value-type="float" office:value="4007" calcext:value-type="float">
            <text:p>4007</text:p>
          </table:table-cell>
          <table:table-cell office:value-type="float" office:value="354" calcext:value-type="float">
            <text:p>354</text:p>
          </table:table-cell>
          <table:table-cell office:value-type="float" office:value="1.748787" calcext:value-type="float">
            <text:p>1.748787</text:p>
          </table:table-cell>
          <table:table-cell office:value-type="float" office:value="21.388725" calcext:value-type="float">
            <text:p>21.388725</text:p>
          </table:table-cell>
          <table:table-cell office:value-type="float" office:value="19.639938" calcext:value-type="float">
            <text:p>19.639938</text:p>
          </table:table-cell>
          <table:table-cell office:value-type="float" office:value="0.151694" calcext:value-type="float">
            <text:p>0.151694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60" calcext:value-type="float">
            <text:p>16960</text:p>
          </table:table-cell>
          <table:table-cell office:value-type="float" office:value="14488" calcext:value-type="float">
            <text:p>14488</text:p>
          </table:table-cell>
          <table:table-cell office:value-type="float" office:value="420" calcext:value-type="float">
            <text:p>420</text:p>
          </table:table-cell>
          <table:table-cell office:value-type="float" office:value="359" calcext:value-type="float">
            <text:p>359</text:p>
          </table:table-cell>
          <table:table-cell office:value-type="float" office:value="1.405445" calcext:value-type="float">
            <text:p>1.405445</text:p>
          </table:table-cell>
          <table:table-cell office:value-type="float" office:value="20.842355" calcext:value-type="float">
            <text:p>20.842355</text:p>
          </table:table-cell>
          <table:table-cell office:value-type="float" office:value="19.43691" calcext:value-type="float">
            <text:p>19.43691</text:p>
          </table:table-cell>
          <table:table-cell office:value-type="float" office:value="0.005963" calcext:value-type="float">
            <text:p>0.005963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" calcext:value-type="float">
            <text:p>456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17781" calcext:value-type="float">
            <text:p>1.317781</text:p>
          </table:table-cell>
          <table:table-cell office:value-type="float" office:value="19.212065" calcext:value-type="float">
            <text:p>19.212065</text:p>
          </table:table-cell>
          <table:table-cell office:value-type="float" office:value="17.894284" calcext:value-type="float">
            <text:p>17.89428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507369" calcext:value-type="float">
            <text:p>1.507369</text:p>
          </table:table-cell>
          <table:table-cell office:value-type="float" office:value="19.199634" calcext:value-type="float">
            <text:p>19.199634</text:p>
          </table:table-cell>
          <table:table-cell office:value-type="float" office:value="17.692265" calcext:value-type="float">
            <text:p>17.69226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872" calcext:value-type="float">
            <text:p>187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.996847" calcext:value-type="float">
            <text:p>3.996847</text:p>
          </table:table-cell>
          <table:table-cell office:value-type="float" office:value="20.840669" calcext:value-type="float">
            <text:p>20.840669</text:p>
          </table:table-cell>
          <table:table-cell office:value-type="float" office:value="16.843822" calcext:value-type="float">
            <text:p>16.843822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38508" calcext:value-type="float">
            <text:p>4238508</text:p>
          </table:table-cell>
          <table:table-cell office:value-type="float" office:value="2352272" calcext:value-type="float">
            <text:p>2352272</text:p>
          </table:table-cell>
          <table:table-cell office:value-type="float" office:value="4029" calcext:value-type="float">
            <text:p>4029</text:p>
          </table:table-cell>
          <table:table-cell office:value-type="float" office:value="2236" calcext:value-type="float">
            <text:p>2236</text:p>
          </table:table-cell>
          <table:table-cell office:value-type="float" office:value="1.019124" calcext:value-type="float">
            <text:p>1.019124</text:p>
          </table:table-cell>
          <table:table-cell office:value-type="float" office:value="20.944819" calcext:value-type="float">
            <text:p>20.944819</text:p>
          </table:table-cell>
          <table:table-cell office:value-type="float" office:value="19.925695" calcext:value-type="float">
            <text:p>19.925695</text:p>
          </table:table-cell>
          <table:table-cell office:value-type="float" office:value="0.944418" calcext:value-type="float">
            <text:p>0.94441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35352" calcext:value-type="float">
            <text:p>4235352</text:p>
          </table:table-cell>
          <table:table-cell office:value-type="float" office:value="247220" calcext:value-type="float">
            <text:p>247220</text:p>
          </table:table-cell>
          <table:table-cell office:value-type="float" office:value="4026" calcext:value-type="float">
            <text:p>4026</text:p>
          </table:table-cell>
          <table:table-cell office:value-type="float" office:value="235" calcext:value-type="float">
            <text:p>235</text:p>
          </table:table-cell>
          <table:table-cell office:value-type="float" office:value="1.760638" calcext:value-type="float">
            <text:p>1.760638</text:p>
          </table:table-cell>
          <table:table-cell office:value-type="float" office:value="19.966626" calcext:value-type="float">
            <text:p>19.966626</text:p>
          </table:table-cell>
          <table:table-cell office:value-type="float" office:value="18.205988" calcext:value-type="float">
            <text:p>18.205988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44" calcext:value-type="float">
            <text:p>14344</text:p>
          </table:table-cell>
          <table:table-cell office:value-type="float" office:value="12832" calcext:value-type="float">
            <text:p>12832</text:p>
          </table:table-cell>
          <table:table-cell office:value-type="float" office:value="355" calcext:value-type="float">
            <text:p>355</text:p>
          </table:table-cell>
          <table:table-cell office:value-type="float" office:value="318" calcext:value-type="float">
            <text:p>318</text:p>
          </table:table-cell>
          <table:table-cell office:value-type="float" office:value="1.416233" calcext:value-type="float">
            <text:p>1.416233</text:p>
          </table:table-cell>
          <table:table-cell office:value-type="float" office:value="20.970863" calcext:value-type="float">
            <text:p>20.970863</text:p>
          </table:table-cell>
          <table:table-cell office:value-type="float" office:value="19.55463" calcext:value-type="float">
            <text:p>19.5546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323247" calcext:value-type="float">
            <text:p>1.323247</text:p>
          </table:table-cell>
          <table:table-cell office:value-type="float" office:value="19.980643" calcext:value-type="float">
            <text:p>19.980643</text:p>
          </table:table-cell>
          <table:table-cell office:value-type="float" office:value="18.657396" calcext:value-type="float">
            <text:p>18.65739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" calcext:value-type="float">
            <text:p>306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534865" calcext:value-type="float">
            <text:p>1.534865</text:p>
          </table:table-cell>
          <table:table-cell office:value-type="float" office:value="20.972429" calcext:value-type="float">
            <text:p>20.972429</text:p>
          </table:table-cell>
          <table:table-cell office:value-type="float" office:value="19.437564" calcext:value-type="float">
            <text:p>19.4375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584" calcext:value-type="float">
            <text:p>158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.201924" calcext:value-type="float">
            <text:p>4.201924</text:p>
          </table:table-cell>
          <table:table-cell office:value-type="float" office:value="20.525309" calcext:value-type="float">
            <text:p>20.525309</text:p>
          </table:table-cell>
          <table:table-cell office:value-type="float" office:value="16.323385" calcext:value-type="float">
            <text:p>16.323385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7444" calcext:value-type="float">
            <text:p>4257444</text:p>
          </table:table-cell>
          <table:table-cell office:value-type="float" office:value="2044036" calcext:value-type="float">
            <text:p>2044036</text:p>
          </table:table-cell>
          <table:table-cell office:value-type="float" office:value="4047" calcext:value-type="float">
            <text:p>4047</text:p>
          </table:table-cell>
          <table:table-cell office:value-type="float" office:value="1943" calcext:value-type="float">
            <text:p>1943</text:p>
          </table:table-cell>
          <table:table-cell office:value-type="float" office:value="1.018902" calcext:value-type="float">
            <text:p>1.018902</text:p>
          </table:table-cell>
          <table:table-cell office:value-type="float" office:value="20.227966" calcext:value-type="float">
            <text:p>20.227966</text:p>
          </table:table-cell>
          <table:table-cell office:value-type="float" office:value="19.209064" calcext:value-type="float">
            <text:p>19.209064</text:p>
          </table:table-cell>
          <table:table-cell office:value-type="float" office:value="0.85128" calcext:value-type="float">
            <text:p>0.85128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55340" calcext:value-type="float">
            <text:p>4255340</text:p>
          </table:table-cell>
          <table:table-cell office:value-type="float" office:value="322964" calcext:value-type="float">
            <text:p>322964</text:p>
          </table:table-cell>
          <table:table-cell office:value-type="float" office:value="4045" calcext:value-type="float">
            <text:p>4045</text:p>
          </table:table-cell>
          <table:table-cell office:value-type="float" office:value="307" calcext:value-type="float">
            <text:p>307</text:p>
          </table:table-cell>
          <table:table-cell office:value-type="float" office:value="1.212169" calcext:value-type="float">
            <text:p>1.212169</text:p>
          </table:table-cell>
          <table:table-cell office:value-type="float" office:value="20.671286" calcext:value-type="float">
            <text:p>20.671286</text:p>
          </table:table-cell>
          <table:table-cell office:value-type="float" office:value="19.459117" calcext:value-type="float">
            <text:p>19.459117</text:p>
          </table:table-cell>
          <table:table-cell office:value-type="float" office:value="0.132776" calcext:value-type="float">
            <text:p>0.132776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024" calcext:value-type="float">
            <text:p>18024</text:p>
          </table:table-cell>
          <table:table-cell office:value-type="float" office:value="16576" calcext:value-type="float">
            <text:p>16576</text:p>
          </table:table-cell>
          <table:table-cell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  <table:table-cell office:value-type="float" office:value="1.060837" calcext:value-type="float">
            <text:p>1.060837</text:p>
          </table:table-cell>
          <table:table-cell office:value-type="float" office:value="20.62301" calcext:value-type="float">
            <text:p>20.62301</text:p>
          </table:table-cell>
          <table:table-cell office:value-type="float" office:value="19.562173" calcext:value-type="float">
            <text:p>19.562173</text:p>
          </table:table-cell>
          <table:table-cell office:value-type="float" office:value="0.006779" calcext:value-type="float">
            <text:p>0.006779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0" calcext:value-type="float">
            <text:p>68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033811" calcext:value-type="float">
            <text:p>1.033811</text:p>
          </table:table-cell>
          <table:table-cell office:value-type="float" office:value="17.377925" calcext:value-type="float">
            <text:p>17.377925</text:p>
          </table:table-cell>
          <table:table-cell office:value-type="float" office:value="16.344115" calcext:value-type="float">
            <text:p>16.344115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12887" calcext:value-type="float">
            <text:p>1.112887</text:p>
          </table:table-cell>
          <table:table-cell office:value-type="float" office:value="18.95572" calcext:value-type="float">
            <text:p>18.95572</text:p>
          </table:table-cell>
          <table:table-cell office:value-type="float" office:value="17.842833" calcext:value-type="float">
            <text:p>17.84283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.13087" calcext:value-type="float">
            <text:p>3.13087</text:p>
          </table:table-cell>
          <table:table-cell office:value-type="float" office:value="20.621584" calcext:value-type="float">
            <text:p>20.621584</text:p>
          </table:table-cell>
          <table:table-cell office:value-type="float" office:value="17.490714" calcext:value-type="float">
            <text:p>17.490714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8484" calcext:value-type="float">
            <text:p>4278484</text:p>
          </table:table-cell>
          <table:table-cell office:value-type="float" office:value="2170276" calcext:value-type="float">
            <text:p>2170276</text:p>
          </table:table-cell>
          <table:table-cell office:value-type="float" office:value="4067" calcext:value-type="float">
            <text:p>4067</text:p>
          </table:table-cell>
          <table:table-cell office:value-type="float" office:value="2063" calcext:value-type="float">
            <text:p>2063</text:p>
          </table:table-cell>
          <table:table-cell office:value-type="float" office:value="1.013229" calcext:value-type="float">
            <text:p>1.013229</text:p>
          </table:table-cell>
          <table:table-cell office:value-type="float" office:value="20.354249" calcext:value-type="float">
            <text:p>20.354249</text:p>
          </table:table-cell>
          <table:table-cell office:value-type="float" office:value="19.34102" calcext:value-type="float">
            <text:p>19.34102</text:p>
          </table:table-cell>
          <table:table-cell office:value-type="float" office:value="0.897688" calcext:value-type="float">
            <text:p>0.897688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75328" calcext:value-type="float">
            <text:p>4275328</text:p>
          </table:table-cell>
          <table:table-cell office:value-type="float" office:value="345056" calcext:value-type="float">
            <text:p>345056</text:p>
          </table:table-cell>
          <table:table-cell office:value-type="float" office:value="4064" calcext:value-type="float">
            <text:p>4064</text:p>
          </table:table-cell>
          <table:table-cell office:value-type="float" office:value="328" calcext:value-type="float">
            <text:p>328</text:p>
          </table:table-cell>
          <table:table-cell office:value-type="float" office:value="1.221385" calcext:value-type="float">
            <text:p>1.221385</text:p>
          </table:table-cell>
          <table:table-cell office:value-type="float" office:value="20.348827" calcext:value-type="float">
            <text:p>20.348827</text:p>
          </table:table-cell>
          <table:table-cell office:value-type="float" office:value="19.127442" calcext:value-type="float">
            <text:p>19.127442</text:p>
          </table:table-cell>
          <table:table-cell office:value-type="float" office:value="0.144319" calcext:value-type="float">
            <text:p>0.14431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72" calcext:value-type="float">
            <text:p>19672</text:p>
          </table:table-cell>
          <table:table-cell office:value-type="float" office:value="18184" calcext:value-type="float">
            <text:p>18184</text:p>
          </table:table-cell>
          <table:table-cell office:value-type="float" office:value="488" calcext:value-type="float">
            <text:p>488</text:p>
          </table:table-cell>
          <table:table-cell office:value-type="float" office:value="451" calcext:value-type="float">
            <text:p>451</text:p>
          </table:table-cell>
          <table:table-cell office:value-type="float" office:value="1.070975" calcext:value-type="float">
            <text:p>1.070975</text:p>
          </table:table-cell>
          <table:table-cell office:value-type="float" office:value="20.490726" calcext:value-type="float">
            <text:p>20.490726</text:p>
          </table:table-cell>
          <table:table-cell office:value-type="float" office:value="19.419751" calcext:value-type="float">
            <text:p>19.419751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6" calcext:value-type="float">
            <text:p>896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38429" calcext:value-type="float">
            <text:p>1.038429</text:p>
          </table:table-cell>
          <table:table-cell office:value-type="float" office:value="16.626506" calcext:value-type="float">
            <text:p>16.626506</text:p>
          </table:table-cell>
          <table:table-cell office:value-type="float" office:value="15.588077" calcext:value-type="float">
            <text:p>15.588077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1059" calcext:value-type="float">
            <text:p>1.11059</text:p>
          </table:table-cell>
          <table:table-cell office:value-type="float" office:value="20.498649" calcext:value-type="float">
            <text:p>20.498649</text:p>
          </table:table-cell>
          <table:table-cell office:value-type="float" office:value="19.388059" calcext:value-type="float">
            <text:p>19.38805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728" calcext:value-type="float">
            <text:p>172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.635886" calcext:value-type="float">
            <text:p>2.635886</text:p>
          </table:table-cell>
          <table:table-cell office:value-type="float" office:value="20.541553" calcext:value-type="float">
            <text:p>20.541553</text:p>
          </table:table-cell>
          <table:table-cell office:value-type="float" office:value="17.905668" calcext:value-type="float">
            <text:p>17.905668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7420" calcext:value-type="float">
            <text:p>4297420</text:p>
          </table:table-cell>
          <table:table-cell office:value-type="float" office:value="2270216" calcext:value-type="float">
            <text:p>2270216</text:p>
          </table:table-cell>
          <table:table-cell office:value-type="float" office:value="4085" calcext:value-type="float">
            <text:p>4085</text:p>
          </table:table-cell>
          <table:table-cell office:value-type="float" office:value="2158" calcext:value-type="float">
            <text:p>2158</text:p>
          </table:table-cell>
          <table:table-cell office:value-type="float" office:value="1.019513" calcext:value-type="float">
            <text:p>1.019513</text:p>
          </table:table-cell>
          <table:table-cell office:value-type="float" office:value="20.651208" calcext:value-type="float">
            <text:p>20.651208</text:p>
          </table:table-cell>
          <table:table-cell office:value-type="float" office:value="19.631695" calcext:value-type="float">
            <text:p>19.631695</text:p>
          </table:table-cell>
          <table:table-cell office:value-type="float" office:value="0.925123" calcext:value-type="float">
            <text:p>0.925123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95316" calcext:value-type="float">
            <text:p>4295316</text:p>
          </table:table-cell>
          <table:table-cell office:value-type="float" office:value="279832" calcext:value-type="float">
            <text:p>279832</text:p>
          </table:table-cell>
          <table:table-cell office:value-type="float" office:value="4083" calcext:value-type="float">
            <text:p>4083</text:p>
          </table:table-cell>
          <table:table-cell office:value-type="float" office:value="266" calcext:value-type="float">
            <text:p>266</text:p>
          </table:table-cell>
          <table:table-cell office:value-type="float" office:value="3.075776" calcext:value-type="float">
            <text:p>3.075776</text:p>
          </table:table-cell>
          <table:table-cell office:value-type="float" office:value="21.015445" calcext:value-type="float">
            <text:p>21.015445</text:p>
          </table:table-cell>
          <table:table-cell office:value-type="float" office:value="17.939668" calcext:value-type="float">
            <text:p>17.939668</text:p>
          </table:table-cell>
          <table:table-cell office:value-type="float" office:value="0.124788" calcext:value-type="float">
            <text:p>0.124788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448" calcext:value-type="float">
            <text:p>17448</text:p>
          </table:table-cell>
          <table:table-cell office:value-type="float" office:value="14536" calcext:value-type="float">
            <text:p>14536</text:p>
          </table:table-cell>
          <table:table-cell office:value-type="float" office:value="432" calcext:value-type="float">
            <text:p>432</text:p>
          </table:table-cell>
          <table:table-cell office:value-type="float" office:value="360" calcext:value-type="float">
            <text:p>360</text:p>
          </table:table-cell>
          <table:table-cell office:value-type="float" office:value="1.070655" calcext:value-type="float">
            <text:p>1.070655</text:p>
          </table:table-cell>
          <table:table-cell office:value-type="float" office:value="20.686853" calcext:value-type="float">
            <text:p>20.686853</text:p>
          </table:table-cell>
          <table:table-cell office:value-type="float" office:value="19.616199" calcext:value-type="float">
            <text:p>19.616199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8" calcext:value-type="float">
            <text:p>928</text:p>
          </table:table-cell>
          <table:table-cell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32185" calcext:value-type="float">
            <text:p>1.032185</text:p>
          </table:table-cell>
          <table:table-cell office:value-type="float" office:value="21.019427" calcext:value-type="float">
            <text:p>21.019427</text:p>
          </table:table-cell>
          <table:table-cell office:value-type="float" office:value="19.987241" calcext:value-type="float">
            <text:p>19.987241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327881" calcext:value-type="float">
            <text:p>2.327881</text:p>
          </table:table-cell>
          <table:table-cell office:value-type="float" office:value="21.018021" calcext:value-type="float">
            <text:p>21.018021</text:p>
          </table:table-cell>
          <table:table-cell office:value-type="float" office:value="18.69014" calcext:value-type="float">
            <text:p>18.6901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536" calcext:value-type="float">
            <text:p>15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.763985" calcext:value-type="float">
            <text:p>3.763985</text:p>
          </table:table-cell>
          <table:table-cell office:value-type="float" office:value="20.835347" calcext:value-type="float">
            <text:p>20.835347</text:p>
          </table:table-cell>
          <table:table-cell office:value-type="float" office:value="17.071362" calcext:value-type="float">
            <text:p>17.07136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17408" calcext:value-type="float">
            <text:p>4317408</text:p>
          </table:table-cell>
          <table:table-cell office:value-type="float" office:value="2004060" calcext:value-type="float">
            <text:p>2004060</text:p>
          </table:table-cell>
          <table:table-cell office:value-type="float" office:value="4104" calcext:value-type="float">
            <text:p>4104</text:p>
          </table:table-cell>
          <table:table-cell office:value-type="float" office:value="1905" calcext:value-type="float">
            <text:p>1905</text:p>
          </table:table-cell>
          <table:table-cell office:value-type="float" office:value="1.027539" calcext:value-type="float">
            <text:p>1.027539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9.505794" calcext:value-type="float">
            <text:p>19.505794</text:p>
          </table:table-cell>
          <table:table-cell office:value-type="float" office:value="0.821934" calcext:value-type="float">
            <text:p>0.82193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680" calcext:value-type="float">
            <text:p>16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6.474752" calcext:value-type="float">
            <text:p>16.474752</text:p>
          </table:table-cell>
          <table:table-cell office:value-type="float" office:value="15.459543" calcext:value-type="float">
            <text:p>15.459543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15304" calcext:value-type="float">
            <text:p>4315304</text:p>
          </table:table-cell>
          <table:table-cell office:value-type="float" office:value="365044" calcext:value-type="float">
            <text:p>365044</text:p>
          </table:table-cell>
          <table:table-cell office:value-type="float" office:value="4102" calcext:value-type="float">
            <text:p>4102</text:p>
          </table:table-cell>
          <table:table-cell office:value-type="float" office:value="347" calcext:value-type="float">
            <text:p>347</text:p>
          </table:table-cell>
          <table:table-cell office:value-type="float" office:value="1.236488" calcext:value-type="float">
            <text:p>1.236488</text:p>
          </table:table-cell>
          <table:table-cell office:value-type="float" office:value="20.104006" calcext:value-type="float">
            <text:p>20.104006</text:p>
          </table:table-cell>
          <table:table-cell office:value-type="float" office:value="18.867518" calcext:value-type="float">
            <text:p>18.867518</text:p>
          </table:table-cell>
          <table:table-cell office:value-type="float" office:value="0.154782" calcext:value-type="float">
            <text:p>0.15478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0" calcext:value-type="float">
            <text:p>18240</text:p>
          </table:table-cell>
          <table:table-cell office:value-type="float" office:value="16976" calcext:value-type="float">
            <text:p>16976</text:p>
          </table:table-cell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office:value-type="float" office:value="1.064838" calcext:value-type="float">
            <text:p>1.064838</text:p>
          </table:table-cell>
          <table:table-cell office:value-type="float" office:value="20.142252" calcext:value-type="float">
            <text:p>20.142252</text:p>
          </table:table-cell>
          <table:table-cell office:value-type="float" office:value="19.077414" calcext:value-type="float">
            <text:p>19.077414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.927617" calcext:value-type="float">
            <text:p>3.927617</text:p>
          </table:table-cell>
          <table:table-cell office:value-type="float" office:value="20.158982" calcext:value-type="float">
            <text:p>20.158982</text:p>
          </table:table-cell>
          <table:table-cell office:value-type="float" office:value="16.231365" calcext:value-type="float">
            <text:p>16.231365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2" calcext:value-type="float">
            <text:p>492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116078" calcext:value-type="float">
            <text:p>1.116078</text:p>
          </table:table-cell>
          <table:table-cell office:value-type="float" office:value="20.157456" calcext:value-type="float">
            <text:p>20.157456</text:p>
          </table:table-cell>
          <table:table-cell office:value-type="float" office:value="19.041378" calcext:value-type="float">
            <text:p>19.041378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37396" calcext:value-type="float">
            <text:p>4337396</text:p>
          </table:table-cell>
          <table:table-cell office:value-type="float" office:value="2249176" calcext:value-type="float">
            <text:p>2249176</text:p>
          </table:table-cell>
          <table:table-cell office:value-type="float" office:value="4123" calcext:value-type="float">
            <text:p>4123</text:p>
          </table:table-cell>
          <table:table-cell office:value-type="float" office:value="2138" calcext:value-type="float">
            <text:p>2138</text:p>
          </table:table-cell>
          <table:table-cell office:value-type="float" office:value="1.014261" calcext:value-type="float">
            <text:p>1.014261</text:p>
          </table:table-cell>
          <table:table-cell office:value-type="float" office:value="20.432565" calcext:value-type="float">
            <text:p>20.432565</text:p>
          </table:table-cell>
          <table:table-cell office:value-type="float" office:value="19.418304" calcext:value-type="float">
            <text:p>19.418304</text:p>
          </table:table-cell>
          <table:table-cell office:value-type="float" office:value="0.926621" calcext:value-type="float">
            <text:p>0.926621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35292" calcext:value-type="float">
            <text:p>4335292</text:p>
          </table:table-cell>
          <table:table-cell office:value-type="float" office:value="284040" calcext:value-type="float">
            <text:p>284040</text:p>
          </table:table-cell>
          <table:table-cell office:value-type="float" office:value="4121" calcext:value-type="float">
            <text:p>4121</text:p>
          </table:table-cell>
          <table:table-cell office:value-type="float" office:value="270" calcext:value-type="float">
            <text:p>270</text:p>
          </table:table-cell>
          <table:table-cell office:value-type="float" office:value="1.332987" calcext:value-type="float">
            <text:p>1.332987</text:p>
          </table:table-cell>
          <table:table-cell office:value-type="float" office:value="19.901213" calcext:value-type="float">
            <text:p>19.901213</text:p>
          </table:table-cell>
          <table:table-cell office:value-type="float" office:value="18.568226" calcext:value-type="float">
            <text:p>18.568226</text:p>
          </table:table-cell>
          <table:table-cell office:value-type="float" office:value="0.122377" calcext:value-type="float">
            <text:p>0.122377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048" calcext:value-type="float">
            <text:p>15048</text:p>
          </table:table-cell>
          <table:table-cell office:value-type="float" office:value="13656" calcext:value-type="float">
            <text:p>13656</text:p>
          </table:table-cell>
          <table:table-cell office:value-type="float" office:value="371" calcext:value-type="float">
            <text:p>371</text:p>
          </table:table-cell>
          <table:table-cell office:value-type="float" office:value="337" calcext:value-type="float">
            <text:p>337</text:p>
          </table:table-cell>
          <table:table-cell office:value-type="float" office:value="1.088215" calcext:value-type="float">
            <text:p>1.088215</text:p>
          </table:table-cell>
          <table:table-cell office:value-type="float" office:value="20.511094" calcext:value-type="float">
            <text:p>20.511094</text:p>
          </table:table-cell>
          <table:table-cell office:value-type="float" office:value="19.422879" calcext:value-type="float">
            <text:p>19.422879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4803" calcext:value-type="float">
            <text:p>1.044803</text:p>
          </table:table-cell>
          <table:table-cell office:value-type="float" office:value="19.919398" calcext:value-type="float">
            <text:p>19.919398</text:p>
          </table:table-cell>
          <table:table-cell office:value-type="float" office:value="18.874596" calcext:value-type="float">
            <text:p>18.87459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40585" calcext:value-type="float">
            <text:p>1.140585</text:p>
          </table:table-cell>
          <table:table-cell office:value-type="float" office:value="19.904094" calcext:value-type="float">
            <text:p>19.904094</text:p>
          </table:table-cell>
          <table:table-cell office:value-type="float" office:value="18.763509" calcext:value-type="float">
            <text:p>18.76350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12" calcext:value-type="float">
            <text:p>2112</text:p>
          </table:table-cell>
          <table:table-cell office:value-type="float" office:value="2064" calcext:value-type="float">
            <text:p>206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.602053" calcext:value-type="float">
            <text:p>4.602053</text:p>
          </table:table-cell>
          <table:table-cell office:value-type="float" office:value="20.51252" calcext:value-type="float">
            <text:p>20.51252</text:p>
          </table:table-cell>
          <table:table-cell office:value-type="float" office:value="15.910467" calcext:value-type="float">
            <text:p>15.910467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7384" calcext:value-type="float">
            <text:p>4357384</text:p>
          </table:table-cell>
          <table:table-cell office:value-type="float" office:value="2133456" calcext:value-type="float">
            <text:p>2133456</text:p>
          </table:table-cell>
          <table:table-cell office:value-type="float" office:value="4142" calcext:value-type="float">
            <text:p>4142</text:p>
          </table:table-cell>
          <table:table-cell office:value-type="float" office:value="2028" calcext:value-type="float">
            <text:p>2028</text:p>
          </table:table-cell>
          <table:table-cell office:value-type="float" office:value="1.01549" calcext:value-type="float">
            <text:p>1.01549</text:p>
          </table:table-cell>
          <table:table-cell office:value-type="float" office:value="20.978589" calcext:value-type="float">
            <text:p>20.978589</text:p>
          </table:table-cell>
          <table:table-cell office:value-type="float" office:value="19.963099" calcext:value-type="float">
            <text:p>19.963099</text:p>
          </table:table-cell>
          <table:table-cell office:value-type="float" office:value="0.85496" calcext:value-type="float">
            <text:p>0.8549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55280" calcext:value-type="float">
            <text:p>4355280</text:p>
          </table:table-cell>
          <table:table-cell office:value-type="float" office:value="316652" calcext:value-type="float">
            <text:p>316652</text:p>
          </table:table-cell>
          <table:table-cell office:value-type="float" office:value="4140" calcext:value-type="float">
            <text:p>4140</text:p>
          </table:table-cell>
          <table:table-cell office:value-type="float" office:value="301" calcext:value-type="float">
            <text:p>301</text:p>
          </table:table-cell>
          <table:table-cell office:value-type="float" office:value="1.321509" calcext:value-type="float">
            <text:p>1.321509</text:p>
          </table:table-cell>
          <table:table-cell office:value-type="float" office:value="19.96343" calcext:value-type="float">
            <text:p>19.96343</text:p>
          </table:table-cell>
          <table:table-cell office:value-type="float" office:value="18.64192" calcext:value-type="float">
            <text:p>18.64192</text:p>
          </table:table-cell>
          <table:table-cell office:value-type="float" office:value="0.135888" calcext:value-type="float">
            <text:p>0.13588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568" calcext:value-type="float">
            <text:p>21568</text:p>
          </table:table-cell>
          <table:table-cell office:value-type="float" office:value="19136" calcext:value-type="float">
            <text:p>19136</text:p>
          </table:table-cell>
          <table:table-cell office:value-type="float" office:value="535" calcext:value-type="float">
            <text:p>535</text:p>
          </table:table-cell>
          <table:table-cell office:value-type="float" office:value="475" calcext:value-type="float">
            <text:p>475</text:p>
          </table:table-cell>
          <table:table-cell office:value-type="float" office:value="1.100919" calcext:value-type="float">
            <text:p>1.100919</text:p>
          </table:table-cell>
          <table:table-cell office:value-type="float" office:value="21.109112" calcext:value-type="float">
            <text:p>21.109112</text:p>
          </table:table-cell>
          <table:table-cell office:value-type="float" office:value="20.008193" calcext:value-type="float">
            <text:p>20.008193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66377" calcext:value-type="float">
            <text:p>1.066377</text:p>
          </table:table-cell>
          <table:table-cell office:value-type="float" office:value="21.103638" calcext:value-type="float">
            <text:p>21.103638</text:p>
          </table:table-cell>
          <table:table-cell office:value-type="float" office:value="20.037262" calcext:value-type="float">
            <text:p>20.037262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68247" calcext:value-type="float">
            <text:p>1.168247</text:p>
          </table:table-cell>
          <table:table-cell office:value-type="float" office:value="21.106148" calcext:value-type="float">
            <text:p>21.106148</text:p>
          </table:table-cell>
          <table:table-cell office:value-type="float" office:value="19.9379" calcext:value-type="float">
            <text:p>19.937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.77589" calcext:value-type="float">
            <text:p>4.77589</text:p>
          </table:table-cell>
          <table:table-cell office:value-type="float" office:value="21.097552" calcext:value-type="float">
            <text:p>21.097552</text:p>
          </table:table-cell>
          <table:table-cell office:value-type="float" office:value="16.321662" calcext:value-type="float">
            <text:p>16.321662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8424" calcext:value-type="float">
            <text:p>4378424</text:p>
          </table:table-cell>
          <table:table-cell office:value-type="float" office:value="2042984" calcext:value-type="float">
            <text:p>2042984</text:p>
          </table:table-cell>
          <table:table-cell office:value-type="float" office:value="4162" calcext:value-type="float">
            <text:p>4162</text:p>
          </table:table-cell>
          <table:table-cell office:value-type="float" office:value="1942" calcext:value-type="float">
            <text:p>1942</text:p>
          </table:table-cell>
          <table:table-cell office:value-type="float" office:value="1.013289" calcext:value-type="float">
            <text:p>1.013289</text:p>
          </table:table-cell>
          <table:table-cell office:value-type="float" office:value="20.635026" calcext:value-type="float">
            <text:p>20.635026</text:p>
          </table:table-cell>
          <table:table-cell office:value-type="float" office:value="19.621737" calcext:value-type="float">
            <text:p>19.621737</text:p>
          </table:table-cell>
          <table:table-cell office:value-type="float" office:value="0.832947" calcext:value-type="float">
            <text:p>0.832947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75268" calcext:value-type="float">
            <text:p>4375268</text:p>
          </table:table-cell>
          <table:table-cell office:value-type="float" office:value="298768" calcext:value-type="float">
            <text:p>298768</text:p>
          </table:table-cell>
          <table:table-cell office:value-type="float" office:value="4159" calcext:value-type="float">
            <text:p>4159</text:p>
          </table:table-cell>
          <table:table-cell office:value-type="float" office:value="284" calcext:value-type="float">
            <text:p>284</text:p>
          </table:table-cell>
          <table:table-cell office:value-type="float" office:value="1.876944" calcext:value-type="float">
            <text:p>1.876944</text:p>
          </table:table-cell>
          <table:table-cell office:value-type="float" office:value="20.112755" calcext:value-type="float">
            <text:p>20.112755</text:p>
          </table:table-cell>
          <table:table-cell office:value-type="float" office:value="18.235811" calcext:value-type="float">
            <text:p>18.235811</text:p>
          </table:table-cell>
          <table:table-cell office:value-type="float" office:value="0.131069" calcext:value-type="float">
            <text:p>0.131069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912" calcext:value-type="float">
            <text:p>20912</text:p>
          </table:table-cell>
          <table:table-cell office:value-type="float" office:value="18128" calcext:value-type="float">
            <text:p>18128</text:p>
          </table:table-cell>
          <table:table-cell office:value-type="float" office:value="517" calcext:value-type="float">
            <text:p>517</text:p>
          </table:table-cell>
          <table:table-cell office:value-type="float" office:value="449" calcext:value-type="float">
            <text:p>449</text:p>
          </table:table-cell>
          <table:table-cell office:value-type="float" office:value="1.418153" calcext:value-type="float">
            <text:p>1.418153</text:p>
          </table:table-cell>
          <table:table-cell office:value-type="float" office:value="20.642951" calcext:value-type="float">
            <text:p>20.642951</text:p>
          </table:table-cell>
          <table:table-cell office:value-type="float" office:value="19.224799" calcext:value-type="float">
            <text:p>19.224799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4" calcext:value-type="float">
            <text:p>1224</text:p>
          </table:table-cell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.325767" calcext:value-type="float">
            <text:p>1.325767</text:p>
          </table:table-cell>
          <table:table-cell office:value-type="float" office:value="20.762719" calcext:value-type="float">
            <text:p>20.762719</text:p>
          </table:table-cell>
          <table:table-cell office:value-type="float" office:value="19.436952" calcext:value-type="float">
            <text:p>19.436952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54763" calcext:value-type="float">
            <text:p>1.54763</text:p>
          </table:table-cell>
          <table:table-cell office:value-type="float" office:value="20.126931" calcext:value-type="float">
            <text:p>20.126931</text:p>
          </table:table-cell>
          <table:table-cell office:value-type="float" office:value="18.5793" calcext:value-type="float">
            <text:p>18.57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.170636" calcext:value-type="float">
            <text:p>3.170636</text:p>
          </table:table-cell>
          <table:table-cell office:value-type="float" office:value="19.646026" calcext:value-type="float">
            <text:p>19.646026</text:p>
          </table:table-cell>
          <table:table-cell office:value-type="float" office:value="16.47539" calcext:value-type="float">
            <text:p>16.47539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7360" calcext:value-type="float">
            <text:p>4397360</text:p>
          </table:table-cell>
          <table:table-cell office:value-type="float" office:value="2328076" calcext:value-type="float">
            <text:p>2328076</text:p>
          </table:table-cell>
          <table:table-cell office:value-type="float" office:value="4180" calcext:value-type="float">
            <text:p>4180</text:p>
          </table:table-cell>
          <table:table-cell office:value-type="float" office:value="2213" calcext:value-type="float">
            <text:p>2213</text:p>
          </table:table-cell>
          <table:table-cell office:value-type="float" office:value="1.014059" calcext:value-type="float">
            <text:p>1.014059</text:p>
          </table:table-cell>
          <table:table-cell office:value-type="float" office:value="20.590328" calcext:value-type="float">
            <text:p>20.590328</text:p>
          </table:table-cell>
          <table:table-cell office:value-type="float" office:value="19.576269" calcext:value-type="float">
            <text:p>19.576269</text:p>
          </table:table-cell>
          <table:table-cell office:value-type="float" office:value="0.951387" calcext:value-type="float">
            <text:p>0.95138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95256" calcext:value-type="float">
            <text:p>4395256</text:p>
          </table:table-cell>
          <table:table-cell office:value-type="float" office:value="296664" calcext:value-type="float">
            <text:p>296664</text:p>
          </table:table-cell>
          <table:table-cell office:value-type="float" office:value="4178" calcext:value-type="float">
            <text:p>4178</text:p>
          </table:table-cell>
          <table:table-cell office:value-type="float" office:value="282" calcext:value-type="float">
            <text:p>282</text:p>
          </table:table-cell>
          <table:table-cell office:value-type="float" office:value="6.219243" calcext:value-type="float">
            <text:p>6.219243</text:p>
          </table:table-cell>
          <table:table-cell office:value-type="float" office:value="21.233899" calcext:value-type="float">
            <text:p>21.233899</text:p>
          </table:table-cell>
          <table:table-cell office:value-type="float" office:value="15.014656" calcext:value-type="float">
            <text:p>15.014656</text:p>
          </table:table-cell>
          <table:table-cell office:value-type="float" office:value="0.158066" calcext:value-type="float">
            <text:p>0.15806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584" calcext:value-type="float">
            <text:p>11584</text:p>
          </table:table-cell>
          <table:table-cell office:value-type="float" office:value="9784" calcext:value-type="float">
            <text:p>9784</text:p>
          </table:table-cell>
          <table:table-cell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office:value-type="float" office:value="1.447815" calcext:value-type="float">
            <text:p>1.447815</text:p>
          </table:table-cell>
          <table:table-cell office:value-type="float" office:value="20.781493" calcext:value-type="float">
            <text:p>20.781493</text:p>
          </table:table-cell>
          <table:table-cell office:value-type="float" office:value="19.333678" calcext:value-type="float">
            <text:p>19.333678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52" calcext:value-type="float">
            <text:p>75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332359" calcext:value-type="float">
            <text:p>1.332359</text:p>
          </table:table-cell>
          <table:table-cell office:value-type="float" office:value="20.694537" calcext:value-type="float">
            <text:p>20.694537</text:p>
          </table:table-cell>
          <table:table-cell office:value-type="float" office:value="19.362178" calcext:value-type="float">
            <text:p>19.362178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04" calcext:value-type="float">
            <text:p>504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.455319" calcext:value-type="float">
            <text:p>4.455319</text:p>
          </table:table-cell>
          <table:table-cell office:value-type="float" office:value="20.697478" calcext:value-type="float">
            <text:p>20.697478</text:p>
          </table:table-cell>
          <table:table-cell office:value-type="float" office:value="16.242159" calcext:value-type="float">
            <text:p>16.242159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776" calcext:value-type="float">
            <text:p>177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.185254" calcext:value-type="float">
            <text:p>5.185254</text:p>
          </table:table-cell>
          <table:table-cell office:value-type="float" office:value="20.741569" calcext:value-type="float">
            <text:p>20.741569</text:p>
          </table:table-cell>
          <table:table-cell office:value-type="float" office:value="15.556315" calcext:value-type="float">
            <text:p>15.55631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7348" calcext:value-type="float">
            <text:p>4417348</text:p>
          </table:table-cell>
          <table:table-cell office:value-type="float" office:value="2250228" calcext:value-type="float">
            <text:p>2250228</text:p>
          </table:table-cell>
          <table:table-cell office:value-type="float" office:value="4199" calcext:value-type="float">
            <text:p>4199</text:p>
          </table:table-cell>
          <table:table-cell office:value-type="float" office:value="2139" calcext:value-type="float">
            <text:p>2139</text:p>
          </table:table-cell>
          <table:table-cell office:value-type="float" office:value="1.013289" calcext:value-type="float">
            <text:p>1.013289</text:p>
          </table:table-cell>
          <table:table-cell office:value-type="float" office:value="21.020831" calcext:value-type="float">
            <text:p>21.020831</text:p>
          </table:table-cell>
          <table:table-cell office:value-type="float" office:value="20.007542" calcext:value-type="float">
            <text:p>20.007542</text:p>
          </table:table-cell>
          <table:table-cell office:value-type="float" office:value="0.899752" calcext:value-type="float">
            <text:p>0.899752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15244" calcext:value-type="float">
            <text:p>4415244</text:p>
          </table:table-cell>
          <table:table-cell office:value-type="float" office:value="228284" calcext:value-type="float">
            <text:p>228284</text:p>
          </table:table-cell>
          <table:table-cell office:value-type="float" office:value="4197" calcext:value-type="float">
            <text:p>4197</text:p>
          </table:table-cell>
          <table:table-cell office:value-type="float" office:value="217" calcext:value-type="float">
            <text:p>217</text:p>
          </table:table-cell>
          <table:table-cell office:value-type="float" office:value="1.271623" calcext:value-type="float">
            <text:p>1.271623</text:p>
          </table:table-cell>
          <table:table-cell office:value-type="float" office:value="20.41601" calcext:value-type="float">
            <text:p>20.41601</text:p>
          </table:table-cell>
          <table:table-cell office:value-type="float" office:value="19.144387" calcext:value-type="float">
            <text:p>19.144387</text:p>
          </table:table-cell>
          <table:table-cell office:value-type="float" office:value="0.095395" calcext:value-type="float">
            <text:p>0.095395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312" calcext:value-type="float">
            <text:p>22312</text:p>
          </table:table-cell>
          <table:table-cell office:value-type="float" office:value="20592" calcext:value-type="float">
            <text:p>20592</text:p>
          </table:table-cell>
          <table:table-cell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float" office:value="1.076232" calcext:value-type="float">
            <text:p>1.076232</text:p>
          </table:table-cell>
          <table:table-cell office:value-type="float" office:value="20.631757" calcext:value-type="float">
            <text:p>20.631757</text:p>
          </table:table-cell>
          <table:table-cell office:value-type="float" office:value="19.555525" calcext:value-type="float">
            <text:p>19.555525</text:p>
          </table:table-cell>
          <table:table-cell office:value-type="float" office:value="0.008424" calcext:value-type="float">
            <text:p>0.008424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" calcext:value-type="float">
            <text:p>424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037869" calcext:value-type="float">
            <text:p>1.037869</text:p>
          </table:table-cell>
          <table:table-cell office:value-type="float" office:value="17.659844" calcext:value-type="float">
            <text:p>17.659844</text:p>
          </table:table-cell>
          <table:table-cell office:value-type="float" office:value="16.621975" calcext:value-type="float">
            <text:p>16.62197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28602" calcext:value-type="float">
            <text:p>1.128602</text:p>
          </table:table-cell>
          <table:table-cell office:value-type="float" office:value="17.658258" calcext:value-type="float">
            <text:p>17.658258</text:p>
          </table:table-cell>
          <table:table-cell office:value-type="float" office:value="16.529656" calcext:value-type="float">
            <text:p>16.52965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.532736" calcext:value-type="float">
            <text:p>3.532736</text:p>
          </table:table-cell>
          <table:table-cell office:value-type="float" office:value="20.676613" calcext:value-type="float">
            <text:p>20.676613</text:p>
          </table:table-cell>
          <table:table-cell office:value-type="float" office:value="17.143877" calcext:value-type="float">
            <text:p>17.143877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7336" calcext:value-type="float">
            <text:p>4437336</text:p>
          </table:table-cell>
          <table:table-cell office:value-type="float" office:value="2276528" calcext:value-type="float">
            <text:p>2276528</text:p>
          </table:table-cell>
          <table:table-cell office:value-type="float" office:value="4218" calcext:value-type="float">
            <text:p>4218</text:p>
          </table:table-cell>
          <table:table-cell office:value-type="float" office:value="2164" calcext:value-type="float">
            <text:p>2164</text:p>
          </table:table-cell>
          <table:table-cell office:value-type="float" office:value="1.018926" calcext:value-type="float">
            <text:p>1.018926</text:p>
          </table:table-cell>
          <table:table-cell office:value-type="float" office:value="20.707101" calcext:value-type="float">
            <text:p>20.707101</text:p>
          </table:table-cell>
          <table:table-cell office:value-type="float" office:value="19.688175" calcext:value-type="float">
            <text:p>19.688175</text:p>
          </table:table-cell>
          <table:table-cell office:value-type="float" office:value="0.925034" calcext:value-type="float">
            <text:p>0.925034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35232" calcext:value-type="float">
            <text:p>4435232</text:p>
          </table:table-cell>
          <table:table-cell office:value-type="float" office:value="269312" calcext:value-type="float">
            <text:p>269312</text:p>
          </table:table-cell>
          <table:table-cell office:value-type="float" office:value="4216" calcext:value-type="float">
            <text:p>4216</text:p>
          </table:table-cell>
          <table:table-cell office:value-type="float" office:value="256" calcext:value-type="float">
            <text:p>256</text:p>
          </table:table-cell>
          <table:table-cell office:value-type="float" office:value="3.078855" calcext:value-type="float">
            <text:p>3.078855</text:p>
          </table:table-cell>
          <table:table-cell office:value-type="float" office:value="20.714161" calcext:value-type="float">
            <text:p>20.714161</text:p>
          </table:table-cell>
          <table:table-cell office:value-type="float" office:value="17.635306" calcext:value-type="float">
            <text:p>17.635306</text:p>
          </table:table-cell>
          <table:table-cell office:value-type="float" office:value="0.122169" calcext:value-type="float">
            <text:p>0.12216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208" calcext:value-type="float">
            <text:p>14208</text:p>
          </table:table-cell>
          <table:table-cell office:value-type="float" office:value="13064" calcext:value-type="float">
            <text:p>13064</text:p>
          </table:table-cell>
          <table:table-cell office:value-type="float" office:value="352" calcext:value-type="float">
            <text:p>352</text:p>
          </table:table-cell>
          <table:table-cell office:value-type="float" office:value="324" calcext:value-type="float">
            <text:p>324</text:p>
          </table:table-cell>
          <table:table-cell office:value-type="float" office:value="2.076668" calcext:value-type="float">
            <text:p>2.076668</text:p>
          </table:table-cell>
          <table:table-cell office:value-type="float" office:value="20.721545" calcext:value-type="float">
            <text:p>20.721545</text:p>
          </table:table-cell>
          <table:table-cell office:value-type="float" office:value="18.644877" calcext:value-type="float">
            <text:p>18.644877</text:p>
          </table:table-cell>
          <table:table-cell office:value-type="float" office:value="0.005605" calcext:value-type="float">
            <text:p>0.00560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0" calcext:value-type="float">
            <text:p>28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833611" calcext:value-type="float">
            <text:p>1.833611</text:p>
          </table:table-cell>
          <table:table-cell office:value-type="float" office:value="20.226927" calcext:value-type="float">
            <text:p>20.226927</text:p>
          </table:table-cell>
          <table:table-cell office:value-type="float" office:value="18.393316" calcext:value-type="float">
            <text:p>18.39331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375425" calcext:value-type="float">
            <text:p>2.375425</text:p>
          </table:table-cell>
          <table:table-cell office:value-type="float" office:value="20.643747" calcext:value-type="float">
            <text:p>20.643747</text:p>
          </table:table-cell>
          <table:table-cell office:value-type="float" office:value="18.268322" calcext:value-type="float">
            <text:p>18.268322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20" calcext:value-type="float">
            <text:p>192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.532797" calcext:value-type="float">
            <text:p>4.532797</text:p>
          </table:table-cell>
          <table:table-cell office:value-type="float" office:value="20.27266" calcext:value-type="float">
            <text:p>20.27266</text:p>
          </table:table-cell>
          <table:table-cell office:value-type="float" office:value="15.739862" calcext:value-type="float">
            <text:p>15.739862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57324" calcext:value-type="float">
            <text:p>4457324</text:p>
          </table:table-cell>
          <table:table-cell office:value-type="float" office:value="2285996" calcext:value-type="float">
            <text:p>2285996</text:p>
          </table:table-cell>
          <table:table-cell office:value-type="float" office:value="4237" calcext:value-type="float">
            <text:p>4237</text:p>
          </table:table-cell>
          <table:table-cell office:value-type="float" office:value="2173" calcext:value-type="float">
            <text:p>2173</text:p>
          </table:table-cell>
          <table:table-cell office:value-type="float" office:value="1.008373" calcext:value-type="float">
            <text:p>1.008373</text:p>
          </table:table-cell>
          <table:table-cell office:value-type="float" office:value="20.662795" calcext:value-type="float">
            <text:p>20.662795</text:p>
          </table:table-cell>
          <table:table-cell office:value-type="float" office:value="19.654422" calcext:value-type="float">
            <text:p>19.654422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55220" calcext:value-type="float">
            <text:p>4455220</text:p>
          </table:table-cell>
          <table:table-cell office:value-type="float" office:value="264052" calcext:value-type="float">
            <text:p>264052</text:p>
          </table:table-cell>
          <table:table-cell office:value-type="float" office:value="4235" calcext:value-type="float">
            <text:p>4235</text:p>
          </table:table-cell>
          <table:table-cell office:value-type="float" office:value="251" calcext:value-type="float">
            <text:p>251</text:p>
          </table:table-cell>
          <table:table-cell office:value-type="float" office:value="1.253161" calcext:value-type="float">
            <text:p>1.253161</text:p>
          </table:table-cell>
          <table:table-cell office:value-type="float" office:value="19.1565" calcext:value-type="float">
            <text:p>19.1565</text:p>
          </table:table-cell>
          <table:table-cell office:value-type="float" office:value="17.903338" calcext:value-type="float">
            <text:p>17.903338</text:p>
          </table:table-cell>
          <table:table-cell office:value-type="float" office:value="0.11799" calcext:value-type="float">
            <text:p>0.11799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36" calcext:value-type="float">
            <text:p>17336</text:p>
          </table:table-cell>
          <table:table-cell office:value-type="float" office:value="15784" calcext:value-type="float">
            <text:p>15784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1.08087" calcext:value-type="float">
            <text:p>1.08087</text:p>
          </table:table-cell>
          <table:table-cell office:value-type="float" office:value="20.757589" calcext:value-type="float">
            <text:p>20.757589</text:p>
          </table:table-cell>
          <table:table-cell office:value-type="float" office:value="19.676719" calcext:value-type="float">
            <text:p>19.676719</text:p>
          </table:table-cell>
          <table:table-cell office:value-type="float" office:value="0.006417" calcext:value-type="float">
            <text:p>0.00641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" calcext:value-type="float">
            <text:p>656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37298" calcext:value-type="float">
            <text:p>1.037298</text:p>
          </table:table-cell>
          <table:table-cell office:value-type="float" office:value="20.800754" calcext:value-type="float">
            <text:p>20.800754</text:p>
          </table:table-cell>
          <table:table-cell office:value-type="float" office:value="19.763456" calcext:value-type="float">
            <text:p>19.76345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137653" calcext:value-type="float">
            <text:p>1.137653</text:p>
          </table:table-cell>
          <table:table-cell office:value-type="float" office:value="20.605069" calcext:value-type="float">
            <text:p>20.605069</text:p>
          </table:table-cell>
          <table:table-cell office:value-type="float" office:value="19.467416" calcext:value-type="float">
            <text:p>19.46741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.8304" calcext:value-type="float">
            <text:p>2.8304</text:p>
          </table:table-cell>
          <table:table-cell office:value-type="float" office:value="20.803979" calcext:value-type="float">
            <text:p>20.803979</text:p>
          </table:table-cell>
          <table:table-cell office:value-type="float" office:value="17.973579" calcext:value-type="float">
            <text:p>17.973579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77312" calcext:value-type="float">
            <text:p>4477312</text:p>
          </table:table-cell>
          <table:table-cell office:value-type="float" office:value="2870908" calcext:value-type="float">
            <text:p>2870908</text:p>
          </table:table-cell>
          <table:table-cell office:value-type="float" office:value="4256" calcext:value-type="float">
            <text:p>4256</text:p>
          </table:table-cell>
          <table:table-cell office:value-type="float" office:value="2729" calcext:value-type="float">
            <text:p>2729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20.862124" calcext:value-type="float">
            <text:p>20.862124</text:p>
          </table:table-cell>
          <table:table-cell office:value-type="float" office:value="19.853743" calcext:value-type="float">
            <text:p>19.853743</text:p>
          </table:table-cell>
          <table:table-cell office:value-type="float" office:value="1.156823" calcext:value-type="float">
            <text:p>1.15682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5208" calcext:value-type="float">
            <text:p>4475208</text:p>
          </table:table-cell>
          <table:table-cell office:value-type="float" office:value="205140" calcext:value-type="float">
            <text:p>205140</text:p>
          </table:table-cell>
          <table:table-cell office:value-type="float" office:value="4254" calcext:value-type="float">
            <text:p>4254</text:p>
          </table:table-cell>
          <table:table-cell office:value-type="float" office:value="195" calcext:value-type="float">
            <text:p>195</text:p>
          </table:table-cell>
          <table:table-cell office:value-type="float" office:value="1.330393" calcext:value-type="float">
            <text:p>1.330393</text:p>
          </table:table-cell>
          <table:table-cell office:value-type="float" office:value="11.25613" calcext:value-type="float">
            <text:p>11.25613</text:p>
          </table:table-cell>
          <table:table-cell office:value-type="float" office:value="9.925737" calcext:value-type="float">
            <text:p>9.925737</text:p>
          </table:table-cell>
          <table:table-cell office:value-type="float" office:value="0.16534" calcext:value-type="float">
            <text:p>0.1653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20" calcext:value-type="float">
            <text:p>5320</text:p>
          </table:table-cell>
          <table:table-cell office:value-type="float" office:value="4816" calcext:value-type="float">
            <text:p>4816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.113394" calcext:value-type="float">
            <text:p>1.113394</text:p>
          </table:table-cell>
          <table:table-cell office:value-type="float" office:value="20.446893" calcext:value-type="float">
            <text:p>20.446893</text:p>
          </table:table-cell>
          <table:table-cell office:value-type="float" office:value="19.333499" calcext:value-type="float">
            <text:p>19.333499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52977" calcext:value-type="float">
            <text:p>1.052977</text:p>
          </table:table-cell>
          <table:table-cell office:value-type="float" office:value="20.375439" calcext:value-type="float">
            <text:p>20.375439</text:p>
          </table:table-cell>
          <table:table-cell office:value-type="float" office:value="19.322463" calcext:value-type="float">
            <text:p>19.32246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87655" calcext:value-type="float">
            <text:p>1.187655</text:p>
          </table:table-cell>
          <table:table-cell office:value-type="float" office:value="20.144427" calcext:value-type="float">
            <text:p>20.144427</text:p>
          </table:table-cell>
          <table:table-cell office:value-type="float" office:value="18.956772" calcext:value-type="float">
            <text:p>18.95677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.866837" calcext:value-type="float">
            <text:p>2.866837</text:p>
          </table:table-cell>
          <table:table-cell office:value-type="float" office:value="20.564548" calcext:value-type="float">
            <text:p>20.564548</text:p>
          </table:table-cell>
          <table:table-cell office:value-type="float" office:value="17.697711" calcext:value-type="float">
            <text:p>17.697711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8352" calcext:value-type="float">
            <text:p>4498352</text:p>
          </table:table-cell>
          <table:table-cell office:value-type="float" office:value="2079804" calcext:value-type="float">
            <text:p>2079804</text:p>
          </table:table-cell>
          <table:table-cell office:value-type="float" office:value="4276" calcext:value-type="float">
            <text:p>4276</text:p>
          </table:table-cell>
          <table:table-cell office:value-type="float" office:value="1977" calcext:value-type="float">
            <text:p>1977</text:p>
          </table:table-cell>
          <table:table-cell office:value-type="float" office:value="1.019321" calcext:value-type="float">
            <text:p>1.019321</text:p>
          </table:table-cell>
          <table:table-cell office:value-type="float" office:value="20.854091" calcext:value-type="float">
            <text:p>20.854091</text:p>
          </table:table-cell>
          <table:table-cell office:value-type="float" office:value="19.834771" calcext:value-type="float">
            <text:p>19.834771</text:p>
          </table:table-cell>
          <table:table-cell office:value-type="float" office:value="0.838852" calcext:value-type="float">
            <text:p>0.838852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95196" calcext:value-type="float">
            <text:p>4495196</text:p>
          </table:table-cell>
          <table:table-cell office:value-type="float" office:value="401864" calcext:value-type="float">
            <text:p>401864</text:p>
          </table:table-cell>
          <table:table-cell office:value-type="float" office:value="4273" calcext:value-type="float">
            <text:p>4273</text:p>
          </table:table-cell>
          <table:table-cell office:value-type="float" office:value="382" calcext:value-type="float">
            <text:p>382</text:p>
          </table:table-cell>
          <table:table-cell office:value-type="float" office:value="1.998762" calcext:value-type="float">
            <text:p>1.998762</text:p>
          </table:table-cell>
          <table:table-cell office:value-type="float" office:value="21.41213" calcext:value-type="float">
            <text:p>21.41213</text:p>
          </table:table-cell>
          <table:table-cell office:value-type="float" office:value="19.413369" calcext:value-type="float">
            <text:p>19.413369</text:p>
          </table:table-cell>
          <table:table-cell office:value-type="float" office:value="0.165603" calcext:value-type="float">
            <text:p>0.165603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32" calcext:value-type="float">
            <text:p>20032</text:p>
          </table:table-cell>
          <table:table-cell office:value-type="float" office:value="17328" calcext:value-type="float">
            <text:p>17328</text:p>
          </table:table-cell>
          <table:table-cell office:value-type="float" office:value="496" calcext:value-type="float">
            <text:p>496</text:p>
          </table:table-cell>
          <table:table-cell office:value-type="float" office:value="429" calcext:value-type="float">
            <text:p>429</text:p>
          </table:table-cell>
          <table:table-cell office:value-type="float" office:value="1.463353" calcext:value-type="float">
            <text:p>1.463353</text:p>
          </table:table-cell>
          <table:table-cell office:value-type="float" office:value="20.915255" calcext:value-type="float">
            <text:p>20.915255</text:p>
          </table:table-cell>
          <table:table-cell office:value-type="float" office:value="19.451903" calcext:value-type="float">
            <text:p>19.451903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2" calcext:value-type="float">
            <text:p>1032</text:p>
          </table:table-cell>
          <table:table-cell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341393" calcext:value-type="float">
            <text:p>1.341393</text:p>
          </table:table-cell>
          <table:table-cell office:value-type="float" office:value="20.916682" calcext:value-type="float">
            <text:p>20.916682</text:p>
          </table:table-cell>
          <table:table-cell office:value-type="float" office:value="19.575289" calcext:value-type="float">
            <text:p>19.57528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22" calcext:value-type="float">
            <text:p>522</text:p>
          </table:table-cell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14401" calcext:value-type="float">
            <text:p>1.614401</text:p>
          </table:table-cell>
          <table:table-cell office:value-type="float" office:value="20.9079" calcext:value-type="float">
            <text:p>20.9079</text:p>
          </table:table-cell>
          <table:table-cell office:value-type="float" office:value="19.293499" calcext:value-type="float">
            <text:p>19.293499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24" calcext:value-type="float">
            <text:p>18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.346845" calcext:value-type="float">
            <text:p>3.346845</text:p>
          </table:table-cell>
          <table:table-cell office:value-type="float" office:value="20.905271" calcext:value-type="float">
            <text:p>20.905271</text:p>
          </table:table-cell>
          <table:table-cell office:value-type="float" office:value="17.558426" calcext:value-type="float">
            <text:p>17.558426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17288" calcext:value-type="float">
            <text:p>4517288</text:p>
          </table:table-cell>
          <table:table-cell office:value-type="float" office:value="2435380" calcext:value-type="float">
            <text:p>2435380</text:p>
          </table:table-cell>
          <table:table-cell office:value-type="float" office:value="4294" calcext:value-type="float">
            <text:p>4294</text:p>
          </table:table-cell>
          <table:table-cell office:value-type="float" office:value="2315" calcext:value-type="float">
            <text:p>2315</text:p>
          </table:table-cell>
          <table:table-cell office:value-type="float" office:value="1.017209" calcext:value-type="float">
            <text:p>1.017209</text:p>
          </table:table-cell>
          <table:table-cell office:value-type="float" office:value="20.959529" calcext:value-type="float">
            <text:p>20.959529</text:p>
          </table:table-cell>
          <table:table-cell office:value-type="float" office:value="19.94232" calcext:value-type="float">
            <text:p>19.94232</text:p>
          </table:table-cell>
          <table:table-cell office:value-type="float" office:value="0.97697" calcext:value-type="float">
            <text:p>0.9769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15184" calcext:value-type="float">
            <text:p>4515184</text:p>
          </table:table-cell>
          <table:table-cell office:value-type="float" office:value="232492" calcext:value-type="float">
            <text:p>232492</text:p>
          </table:table-cell>
          <table:table-cell office:value-type="float" office:value="4292" calcext:value-type="float">
            <text:p>4292</text:p>
          </table:table-cell>
          <table:table-cell office:value-type="float" office:value="221" calcext:value-type="float">
            <text:p>221</text:p>
          </table:table-cell>
          <table:table-cell office:value-type="float" office:value="1.336355" calcext:value-type="float">
            <text:p>1.336355</text:p>
          </table:table-cell>
          <table:table-cell office:value-type="float" office:value="20.823788" calcext:value-type="float">
            <text:p>20.823788</text:p>
          </table:table-cell>
          <table:table-cell office:value-type="float" office:value="19.487433" calcext:value-type="float">
            <text:p>19.487433</text:p>
          </table:table-cell>
          <table:table-cell office:value-type="float" office:value="0.095443" calcext:value-type="float">
            <text:p>0.09544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264" calcext:value-type="float">
            <text:p>15264</text:p>
          </table:table-cell>
          <table:table-cell office:value-type="float" office:value="13488" calcext:value-type="float">
            <text:p>13488</text:p>
          </table:table-cell>
          <table:table-cell office:value-type="float" office:value="377" calcext:value-type="float">
            <text:p>377</text:p>
          </table:table-cell>
          <table:table-cell office:value-type="float" office:value="334" calcext:value-type="float">
            <text:p>334</text:p>
          </table:table-cell>
          <table:table-cell office:value-type="float" office:value="1.086101" calcext:value-type="float">
            <text:p>1.086101</text:p>
          </table:table-cell>
          <table:table-cell office:value-type="float" office:value="21.381401" calcext:value-type="float">
            <text:p>21.381401</text:p>
          </table:table-cell>
          <table:table-cell office:value-type="float" office:value="20.2953" calcext:value-type="float">
            <text:p>20.2953</text:p>
          </table:table-cell>
          <table:table-cell office:value-type="float" office:value="0.005317" calcext:value-type="float">
            <text:p>0.00531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043099" calcext:value-type="float">
            <text:p>1.043099</text:p>
          </table:table-cell>
          <table:table-cell office:value-type="float" office:value="21.388505" calcext:value-type="float">
            <text:p>21.388505</text:p>
          </table:table-cell>
          <table:table-cell office:value-type="float" office:value="20.345406" calcext:value-type="float">
            <text:p>20.34540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182552" calcext:value-type="float">
            <text:p>1.182552</text:p>
          </table:table-cell>
          <table:table-cell office:value-type="float" office:value="21.386939" calcext:value-type="float">
            <text:p>21.386939</text:p>
          </table:table-cell>
          <table:table-cell office:value-type="float" office:value="20.204387" calcext:value-type="float">
            <text:p>20.204387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896258" calcext:value-type="float">
            <text:p>2.896258</text:p>
          </table:table-cell>
          <table:table-cell office:value-type="float" office:value="21.379995" calcext:value-type="float">
            <text:p>21.379995</text:p>
          </table:table-cell>
          <table:table-cell office:value-type="float" office:value="18.483737" calcext:value-type="float">
            <text:p>18.483737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38328" calcext:value-type="float">
            <text:p>4538328</text:p>
          </table:table-cell>
          <table:table-cell office:value-type="float" office:value="2241812" calcext:value-type="float">
            <text:p>2241812</text:p>
          </table:table-cell>
          <table:table-cell office:value-type="float" office:value="4314" calcext:value-type="float">
            <text:p>4314</text:p>
          </table:table-cell>
          <table:table-cell office:value-type="float" office:value="2131" calcext:value-type="float">
            <text:p>2131</text:p>
          </table:table-cell>
          <table:table-cell office:value-type="float" office:value="1.018018" calcext:value-type="float">
            <text:p>1.018018</text:p>
          </table:table-cell>
          <table:table-cell office:value-type="float" office:value="20.953363" calcext:value-type="float">
            <text:p>20.953363</text:p>
          </table:table-cell>
          <table:table-cell office:value-type="float" office:value="19.935345" calcext:value-type="float">
            <text:p>19.935345</text:p>
          </table:table-cell>
          <table:table-cell office:value-type="float" office:value="0.899633" calcext:value-type="float">
            <text:p>0.899633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35172" calcext:value-type="float">
            <text:p>4535172</text:p>
          </table:table-cell>
          <table:table-cell office:value-type="float" office:value="314548" calcext:value-type="float">
            <text:p>314548</text:p>
          </table:table-cell>
          <table:table-cell office:value-type="float" office:value="4311" calcext:value-type="float">
            <text:p>4311</text:p>
          </table:table-cell>
          <table:table-cell office:value-type="float" office:value="299" calcext:value-type="float">
            <text:p>299</text:p>
          </table:table-cell>
          <table:table-cell office:value-type="float" office:value="2.15841" calcext:value-type="float">
            <text:p>2.15841</text:p>
          </table:table-cell>
          <table:table-cell office:value-type="float" office:value="20.774623" calcext:value-type="float">
            <text:p>20.774623</text:p>
          </table:table-cell>
          <table:table-cell office:value-type="float" office:value="18.616212" calcext:value-type="float">
            <text:p>18.616212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64" calcext:value-type="float">
            <text:p>17264</text:p>
          </table:table-cell>
          <table:table-cell office:value-type="float" office:value="15216" calcext:value-type="float">
            <text:p>15216</text:p>
          </table:table-cell>
          <table:table-cell office:value-type="float" office:value="428" calcext:value-type="float">
            <text:p>428</text:p>
          </table:table-cell>
          <table:table-cell office:value-type="float" office:value="378" calcext:value-type="float">
            <text:p>378</text:p>
          </table:table-cell>
          <table:table-cell office:value-type="float" office:value="1.514638" calcext:value-type="float">
            <text:p>1.514638</text:p>
          </table:table-cell>
          <table:table-cell office:value-type="float" office:value="20.355539" calcext:value-type="float">
            <text:p>20.355539</text:p>
          </table:table-cell>
          <table:table-cell office:value-type="float" office:value="18.840901" calcext:value-type="float">
            <text:p>18.840901</text:p>
          </table:table-cell>
          <table:table-cell office:value-type="float" office:value="0.006461" calcext:value-type="float">
            <text:p>0.006461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6" calcext:value-type="float">
            <text:p>736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354041" calcext:value-type="float">
            <text:p>1.354041</text:p>
          </table:table-cell>
          <table:table-cell office:value-type="float" office:value="21.254224" calcext:value-type="float">
            <text:p>21.254224</text:p>
          </table:table-cell>
          <table:table-cell office:value-type="float" office:value="19.900183" calcext:value-type="float">
            <text:p>19.90018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705845" calcext:value-type="float">
            <text:p>1.705845</text:p>
          </table:table-cell>
          <table:table-cell office:value-type="float" office:value="21.252718" calcext:value-type="float">
            <text:p>21.252718</text:p>
          </table:table-cell>
          <table:table-cell office:value-type="float" office:value="19.546873" calcext:value-type="float">
            <text:p>19.546873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.128604" calcext:value-type="float">
            <text:p>5.128604</text:p>
          </table:table-cell>
          <table:table-cell office:value-type="float" office:value="19.866148" calcext:value-type="float">
            <text:p>19.866148</text:p>
          </table:table-cell>
          <table:table-cell office:value-type="float" office:value="14.737544" calcext:value-type="float">
            <text:p>14.737544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7264" calcext:value-type="float">
            <text:p>4557264</text:p>
          </table:table-cell>
          <table:table-cell office:value-type="float" office:value="2807788" calcext:value-type="float">
            <text:p>2807788</text:p>
          </table:table-cell>
          <table:table-cell office:value-type="float" office:value="4332" calcext:value-type="float">
            <text:p>4332</text:p>
          </table:table-cell>
          <table:table-cell office:value-type="float" office:value="2669" calcext:value-type="float">
            <text:p>2669</text:p>
          </table:table-cell>
          <table:table-cell office:value-type="float" office:value="1.017454" calcext:value-type="float">
            <text:p>1.017454</text:p>
          </table:table-cell>
          <table:table-cell office:value-type="float" office:value="20.925397" calcext:value-type="float">
            <text:p>20.925397</text:p>
          </table:table-cell>
          <table:table-cell office:value-type="float" office:value="19.907943" calcext:value-type="float">
            <text:p>19.907943</text:p>
          </table:table-cell>
          <table:table-cell office:value-type="float" office:value="1.128309" calcext:value-type="float">
            <text:p>1.12830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55160" calcext:value-type="float">
            <text:p>4555160</text:p>
          </table:table-cell>
          <table:table-cell office:value-type="float" office:value="249324" calcext:value-type="float">
            <text:p>249324</text:p>
          </table:table-cell>
          <table:table-cell office:value-type="float" office:value="4330" calcext:value-type="float">
            <text:p>4330</text:p>
          </table:table-cell>
          <table:table-cell office:value-type="float" office:value="237" calcext:value-type="float">
            <text:p>237</text:p>
          </table:table-cell>
          <table:table-cell office:value-type="float" office:value="1.99811" calcext:value-type="float">
            <text:p>1.99811</text:p>
          </table:table-cell>
          <table:table-cell office:value-type="float" office:value="21.434894" calcext:value-type="float">
            <text:p>21.434894</text:p>
          </table:table-cell>
          <table:table-cell office:value-type="float" office:value="19.436784" calcext:value-type="float">
            <text:p>19.436784</text:p>
          </table:table-cell>
          <table:table-cell office:value-type="float" office:value="0.102619" calcext:value-type="float">
            <text:p>0.10261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84" calcext:value-type="float">
            <text:p>8984</text:p>
          </table:table-cell>
          <table:table-cell office:value-type="float" office:value="7248" calcext:value-type="float">
            <text:p>7248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float" office:value="1.476862" calcext:value-type="float">
            <text:p>1.476862</text:p>
          </table:table-cell>
          <table:table-cell office:value-type="float" office:value="21.372224" calcext:value-type="float">
            <text:p>21.372224</text:p>
          </table:table-cell>
          <table:table-cell office:value-type="float" office:value="19.895362" calcext:value-type="float">
            <text:p>19.895362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35118" calcext:value-type="float">
            <text:p>1.35118</text:p>
          </table:table-cell>
          <table:table-cell office:value-type="float" office:value="20.937539" calcext:value-type="float">
            <text:p>20.937539</text:p>
          </table:table-cell>
          <table:table-cell office:value-type="float" office:value="19.586359" calcext:value-type="float">
            <text:p>19.58635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4" calcext:value-type="float">
            <text:p>294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656243" calcext:value-type="float">
            <text:p>1.656243</text:p>
          </table:table-cell>
          <table:table-cell office:value-type="float" office:value="21.44032" calcext:value-type="float">
            <text:p>21.44032</text:p>
          </table:table-cell>
          <table:table-cell office:value-type="float" office:value="19.784076" calcext:value-type="float">
            <text:p>19.78407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466058" calcext:value-type="float">
            <text:p>3.466058</text:p>
          </table:table-cell>
          <table:table-cell office:value-type="float" office:value="20.793977" calcext:value-type="float">
            <text:p>20.793977</text:p>
          </table:table-cell>
          <table:table-cell office:value-type="float" office:value="17.327919" calcext:value-type="float">
            <text:p>17.327919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78304" calcext:value-type="float">
            <text:p>4578304</text:p>
          </table:table-cell>
          <table:table-cell office:value-type="float" office:value="2075596" calcext:value-type="float">
            <text:p>2075596</text:p>
          </table:table-cell>
          <table:table-cell office:value-type="float" office:value="4352" calcext:value-type="float">
            <text:p>4352</text:p>
          </table:table-cell>
          <table:table-cell office:value-type="float" office:value="1973" calcext:value-type="float">
            <text:p>1973</text:p>
          </table:table-cell>
          <table:table-cell office:value-type="float" office:value="1.01353" calcext:value-type="float">
            <text:p>1.01353</text:p>
          </table:table-cell>
          <table:table-cell office:value-type="float" office:value="21.018251" calcext:value-type="float">
            <text:p>21.018251</text:p>
          </table:table-cell>
          <table:table-cell office:value-type="float" office:value="20.004721" calcext:value-type="float">
            <text:p>20.004721</text:p>
          </table:table-cell>
          <table:table-cell office:value-type="float" office:value="0.830042" calcext:value-type="float">
            <text:p>0.830042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75148" calcext:value-type="float">
            <text:p>4575148</text:p>
          </table:table-cell>
          <table:table-cell office:value-type="float" office:value="291404" calcext:value-type="float">
            <text:p>291404</text:p>
          </table:table-cell>
          <table:table-cell office:value-type="float" office:value="4349" calcext:value-type="float">
            <text:p>4349</text:p>
          </table:table-cell>
          <table:table-cell office:value-type="float" office:value="277" calcext:value-type="float">
            <text:p>277</text:p>
          </table:table-cell>
          <table:table-cell office:value-type="float" office:value="1.256064" calcext:value-type="float">
            <text:p>1.256064</text:p>
          </table:table-cell>
          <table:table-cell office:value-type="float" office:value="21.223543" calcext:value-type="float">
            <text:p>21.223543</text:p>
          </table:table-cell>
          <table:table-cell office:value-type="float" office:value="19.967479" calcext:value-type="float">
            <text:p>19.967479</text:p>
          </table:table-cell>
          <table:table-cell office:value-type="float" office:value="0.116751" calcext:value-type="float">
            <text:p>0.116751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84" calcext:value-type="float">
            <text:p>16984</text:p>
          </table:table-cell>
          <table:table-cell office:value-type="float" office:value="14504" calcext:value-type="float">
            <text:p>14504</text:p>
          </table:table-cell>
          <table:table-cell office:value-type="float" office:value="420" calcext:value-type="float">
            <text:p>420</text:p>
          </table:table-cell>
          <table:table-cell office:value-type="float" office:value="359" calcext:value-type="float">
            <text:p>359</text:p>
          </table:table-cell>
          <table:table-cell office:value-type="float" office:value="1.077929" calcext:value-type="float">
            <text:p>1.077929</text:p>
          </table:table-cell>
          <table:table-cell office:value-type="float" office:value="21.272715" calcext:value-type="float">
            <text:p>21.272715</text:p>
          </table:table-cell>
          <table:table-cell office:value-type="float" office:value="20.194786" calcext:value-type="float">
            <text:p>20.194786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0" calcext:value-type="float">
            <text:p>1400</text:p>
          </table:table-cell>
          <table:table-cell office:value-type="float" office:value="1224" calcext:value-type="float">
            <text:p>12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.039479" calcext:value-type="float">
            <text:p>1.039479</text:p>
          </table:table-cell>
          <table:table-cell office:value-type="float" office:value="21.274121" calcext:value-type="float">
            <text:p>21.274121</text:p>
          </table:table-cell>
          <table:table-cell office:value-type="float" office:value="20.234642" calcext:value-type="float">
            <text:p>20.234642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32" calcext:value-type="float">
            <text:p>732</text:p>
          </table:table-cell>
          <table:table-cell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145257" calcext:value-type="float">
            <text:p>1.145257</text:p>
          </table:table-cell>
          <table:table-cell office:value-type="float" office:value="21.247738" calcext:value-type="float">
            <text:p>21.247738</text:p>
          </table:table-cell>
          <table:table-cell office:value-type="float" office:value="20.102481" calcext:value-type="float">
            <text:p>20.102481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854" calcext:value-type="float">
            <text:p>18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.56499" calcext:value-type="float">
            <text:p>3.56499</text:p>
          </table:table-cell>
          <table:table-cell office:value-type="float" office:value="21.26965" calcext:value-type="float">
            <text:p>21.26965</text:p>
          </table:table-cell>
          <table:table-cell office:value-type="float" office:value="17.70466" calcext:value-type="float">
            <text:p>17.70466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98292" calcext:value-type="float">
            <text:p>4598292</text:p>
          </table:table-cell>
          <table:table-cell office:value-type="float" office:value="2174484" calcext:value-type="float">
            <text:p>2174484</text:p>
          </table:table-cell>
          <table:table-cell office:value-type="float" office:value="4371" calcext:value-type="float">
            <text:p>4371</text:p>
          </table:table-cell>
          <table:table-cell office:value-type="float" office:value="2067" calcext:value-type="float">
            <text:p>2067</text:p>
          </table:table-cell>
          <table:table-cell office:value-type="float" office:value="1.01749" calcext:value-type="float">
            <text:p>1.01749</text:p>
          </table:table-cell>
          <table:table-cell office:value-type="float" office:value="20.256401" calcext:value-type="float">
            <text:p>20.256401</text:p>
          </table:table-cell>
          <table:table-cell office:value-type="float" office:value="19.238911" calcext:value-type="float">
            <text:p>19.238911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95136" calcext:value-type="float">
            <text:p>4595136</text:p>
          </table:table-cell>
          <table:table-cell office:value-type="float" office:value="280884" calcext:value-type="float">
            <text:p>280884</text:p>
          </table:table-cell>
          <table:table-cell office:value-type="float" office:value="4368" calcext:value-type="float">
            <text:p>4368</text:p>
          </table:table-cell>
          <table:table-cell office:value-type="float" office:value="267" calcext:value-type="float">
            <text:p>267</text:p>
          </table:table-cell>
          <table:table-cell office:value-type="float" office:value="1.308904" calcext:value-type="float">
            <text:p>1.308904</text:p>
          </table:table-cell>
          <table:table-cell office:value-type="float" office:value="20.250315" calcext:value-type="float">
            <text:p>20.250315</text:p>
          </table:table-cell>
          <table:table-cell office:value-type="float" office:value="18.941411" calcext:value-type="float">
            <text:p>18.941411</text:p>
          </table:table-cell>
          <table:table-cell office:value-type="float" office:value="0.118633" calcext:value-type="float">
            <text:p>0.11863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04" calcext:value-type="float">
            <text:p>21104</text:p>
          </table:table-cell>
          <table:table-cell office:value-type="float" office:value="19752" calcext:value-type="float">
            <text:p>19752</text:p>
          </table:table-cell>
          <table:table-cell office:value-type="float" office:value="524" calcext:value-type="float">
            <text:p>524</text:p>
          </table:table-cell>
          <table:table-cell office:value-type="float" office:value="491" calcext:value-type="float">
            <text:p>491</text:p>
          </table:table-cell>
          <table:table-cell office:value-type="float" office:value="1.086931" calcext:value-type="float">
            <text:p>1.086931</text:p>
          </table:table-cell>
          <table:table-cell office:value-type="float" office:value="20.764017" calcext:value-type="float">
            <text:p>20.764017</text:p>
          </table:table-cell>
          <table:table-cell office:value-type="float" office:value="19.677086" calcext:value-type="float">
            <text:p>19.677086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" calcext:value-type="float">
            <text:p>656</text:p>
          </table:table-cell>
          <table:table-cell office:value-type="float" office:value="608" calcext:value-type="float">
            <text:p>60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44269" calcext:value-type="float">
            <text:p>1.044269</text:p>
          </table:table-cell>
          <table:table-cell office:value-type="float" office:value="20.259275" calcext:value-type="float">
            <text:p>20.259275</text:p>
          </table:table-cell>
          <table:table-cell office:value-type="float" office:value="19.215005" calcext:value-type="float">
            <text:p>19.21500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66165" calcext:value-type="float">
            <text:p>1.166165</text:p>
          </table:table-cell>
          <table:table-cell office:value-type="float" office:value="20.727502" calcext:value-type="float">
            <text:p>20.727502</text:p>
          </table:table-cell>
          <table:table-cell office:value-type="float" office:value="19.561337" calcext:value-type="float">
            <text:p>19.5613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.521151" calcext:value-type="float">
            <text:p>3.521151</text:p>
          </table:table-cell>
          <table:table-cell office:value-type="float" office:value="20.765563" calcext:value-type="float">
            <text:p>20.765563</text:p>
          </table:table-cell>
          <table:table-cell office:value-type="float" office:value="17.244413" calcext:value-type="float">
            <text:p>17.244413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8280" calcext:value-type="float">
            <text:p>4618280</text:p>
          </table:table-cell>
          <table:table-cell office:value-type="float" office:value="2231292" calcext:value-type="float">
            <text:p>2231292</text:p>
          </table:table-cell>
          <table:table-cell office:value-type="float" office:value="4390" calcext:value-type="float">
            <text:p>4390</text:p>
          </table:table-cell>
          <table:table-cell office:value-type="float" office:value="2121" calcext:value-type="float">
            <text:p>2121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20.765653" calcext:value-type="float">
            <text:p>20.765653</text:p>
          </table:table-cell>
          <table:table-cell office:value-type="float" office:value="19.757171" calcext:value-type="float">
            <text:p>19.757171</text:p>
          </table:table-cell>
          <table:table-cell office:value-type="float" office:value="0.903486" calcext:value-type="float">
            <text:p>0.903486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15124" calcext:value-type="float">
            <text:p>4615124</text:p>
          </table:table-cell>
          <table:table-cell office:value-type="float" office:value="243012" calcext:value-type="float">
            <text:p>243012</text:p>
          </table:table-cell>
          <table:table-cell office:value-type="float" office:value="4387" calcext:value-type="float">
            <text:p>4387</text:p>
          </table:table-cell>
          <table:table-cell office:value-type="float" office:value="231" calcext:value-type="float">
            <text:p>231</text:p>
          </table:table-cell>
          <table:table-cell office:value-type="float" office:value="2.004172" calcext:value-type="float">
            <text:p>2.004172</text:p>
          </table:table-cell>
          <table:table-cell office:value-type="float" office:value="20.571284" calcext:value-type="float">
            <text:p>20.571284</text:p>
          </table:table-cell>
          <table:table-cell office:value-type="float" office:value="18.567112" calcext:value-type="float">
            <text:p>18.567112</text:p>
          </table:table-cell>
          <table:table-cell office:value-type="float" office:value="0.104706" calcext:value-type="float">
            <text:p>0.104706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12" calcext:value-type="float">
            <text:p>18112</text:p>
          </table:table-cell>
          <table:table-cell office:value-type="float" office:value="15392" calcext:value-type="float">
            <text:p>15392</text:p>
          </table:table-cell>
          <table:table-cell office:value-type="float" office:value="450" calcext:value-type="float">
            <text:p>450</text:p>
          </table:table-cell>
          <table:table-cell office:value-type="float" office:value="382" calcext:value-type="float">
            <text:p>382</text:p>
          </table:table-cell>
          <table:table-cell office:value-type="float" office:value="1.47226" calcext:value-type="float">
            <text:p>1.47226</text:p>
          </table:table-cell>
          <table:table-cell office:value-type="float" office:value="20.965009" calcext:value-type="float">
            <text:p>20.965009</text:p>
          </table:table-cell>
          <table:table-cell office:value-type="float" office:value="19.492749" calcext:value-type="float">
            <text:p>19.492749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353837" calcext:value-type="float">
            <text:p>1.353837</text:p>
          </table:table-cell>
          <table:table-cell office:value-type="float" office:value="20.594205" calcext:value-type="float">
            <text:p>20.594205</text:p>
          </table:table-cell>
          <table:table-cell office:value-type="float" office:value="19.240368" calcext:value-type="float">
            <text:p>19.24036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646519" calcext:value-type="float">
            <text:p>1.646519</text:p>
          </table:table-cell>
          <table:table-cell office:value-type="float" office:value="20.592679" calcext:value-type="float">
            <text:p>20.592679</text:p>
          </table:table-cell>
          <table:table-cell office:value-type="float" office:value="18.94616" calcext:value-type="float">
            <text:p>18.9461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84" calcext:value-type="float">
            <text:p>158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.948536" calcext:value-type="float">
            <text:p>3.948536</text:p>
          </table:table-cell>
          <table:table-cell office:value-type="float" office:value="19.706863" calcext:value-type="float">
            <text:p>19.706863</text:p>
          </table:table-cell>
          <table:table-cell office:value-type="float" office:value="15.758327" calcext:value-type="float">
            <text:p>15.758327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2007216" calcext:value-type="float">
            <text:p>2007216</text:p>
          </table:table-cell>
          <table:table-cell office:value-type="float" office:value="4408" calcext:value-type="float">
            <text:p>4408</text:p>
          </table:table-cell>
          <table:table-cell office:value-type="float" office:value="1908" calcext:value-type="float">
            <text:p>1908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21.006125" calcext:value-type="float">
            <text:p>21.006125</text:p>
          </table:table-cell>
          <table:table-cell office:value-type="float" office:value="19.992575" calcext:value-type="float">
            <text:p>19.992575</text:p>
          </table:table-cell>
          <table:table-cell office:value-type="float" office:value="0.803185" calcext:value-type="float">
            <text:p>0.80318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35112" calcext:value-type="float">
            <text:p>4635112</text:p>
          </table:table-cell>
          <table:table-cell office:value-type="float" office:value="390292" calcext:value-type="float">
            <text:p>390292</text:p>
          </table:table-cell>
          <table:table-cell office:value-type="float" office:value="4406" calcext:value-type="float">
            <text:p>4406</text:p>
          </table:table-cell>
          <table:table-cell office:value-type="float" office:value="371" calcext:value-type="float">
            <text:p>371</text:p>
          </table:table-cell>
          <table:table-cell office:value-type="float" office:value="1.315487" calcext:value-type="float">
            <text:p>1.315487</text:p>
          </table:table-cell>
          <table:table-cell office:value-type="float" office:value="21.542966" calcext:value-type="float">
            <text:p>21.542966</text:p>
          </table:table-cell>
          <table:table-cell office:value-type="float" office:value="20.227478" calcext:value-type="float">
            <text:p>20.227478</text:p>
          </table:table-cell>
          <table:table-cell office:value-type="float" office:value="0.154361" calcext:value-type="float">
            <text:p>0.15436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048" calcext:value-type="float">
            <text:p>21048</text:p>
          </table:table-cell>
          <table:table-cell office:value-type="float" office:value="18544" calcext:value-type="float">
            <text:p>18544</text:p>
          </table:table-cell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1.092746" calcext:value-type="float">
            <text:p>1.092746</text:p>
          </table:table-cell>
          <table:table-cell office:value-type="float" office:value="21.553521" calcext:value-type="float">
            <text:p>21.553521</text:p>
          </table:table-cell>
          <table:table-cell office:value-type="float" office:value="20.460775" calcext:value-type="float">
            <text:p>20.460775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8" calcext:value-type="float">
            <text:p>848</text:p>
          </table:table-cell>
          <table:table-cell office:value-type="float" office:value="752" calcext:value-type="float">
            <text:p>75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.049394" calcext:value-type="float">
            <text:p>1.049394</text:p>
          </table:table-cell>
          <table:table-cell office:value-type="float" office:value="21.552114" calcext:value-type="float">
            <text:p>21.552114</text:p>
          </table:table-cell>
          <table:table-cell office:value-type="float" office:value="20.50272" calcext:value-type="float">
            <text:p>20.5027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426" calcext:value-type="float">
            <text:p>4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66887" calcext:value-type="float">
            <text:p>1.166887</text:p>
          </table:table-cell>
          <table:table-cell office:value-type="float" office:value="19.387306" calcext:value-type="float">
            <text:p>19.387306</text:p>
          </table:table-cell>
          <table:table-cell office:value-type="float" office:value="18.220419" calcext:value-type="float">
            <text:p>18.22041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902" calcext:value-type="float">
            <text:p>190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.835561" calcext:value-type="float">
            <text:p>4.835561</text:p>
          </table:table-cell>
          <table:table-cell office:value-type="float" office:value="21.555115" calcext:value-type="float">
            <text:p>21.555115</text:p>
          </table:table-cell>
          <table:table-cell office:value-type="float" office:value="16.719554" calcext:value-type="float">
            <text:p>16.719554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58256" calcext:value-type="float">
            <text:p>4658256</text:p>
          </table:table-cell>
          <table:table-cell office:value-type="float" office:value="2174484" calcext:value-type="float">
            <text:p>2174484</text:p>
          </table:table-cell>
          <table:table-cell office:value-type="float" office:value="4428" calcext:value-type="float">
            <text:p>4428</text:p>
          </table:table-cell>
          <table:table-cell office:value-type="float" office:value="2067" calcext:value-type="float">
            <text:p>2067</text:p>
          </table:table-cell>
          <table:table-cell office:value-type="float" office:value="1.013269" calcext:value-type="float">
            <text:p>1.013269</text:p>
          </table:table-cell>
          <table:table-cell office:value-type="float" office:value="20.50025" calcext:value-type="float">
            <text:p>20.50025</text:p>
          </table:table-cell>
          <table:table-cell office:value-type="float" office:value="19.486981" calcext:value-type="float">
            <text:p>19.486981</text:p>
          </table:table-cell>
          <table:table-cell office:value-type="float" office:value="0.892692" calcext:value-type="float">
            <text:p>0.892692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55100" calcext:value-type="float">
            <text:p>4655100</text:p>
          </table:table-cell>
          <table:table-cell office:value-type="float" office:value="329276" calcext:value-type="float">
            <text:p>329276</text:p>
          </table:table-cell>
          <table:table-cell office:value-type="float" office:value="4425" calcext:value-type="float">
            <text:p>4425</text:p>
          </table:table-cell>
          <table:table-cell office:value-type="float" office:value="313" calcext:value-type="float">
            <text:p>313</text:p>
          </table:table-cell>
          <table:table-cell office:value-type="float" office:value="1.255982" calcext:value-type="float">
            <text:p>1.255982</text:p>
          </table:table-cell>
          <table:table-cell office:value-type="float" office:value="20.566509" calcext:value-type="float">
            <text:p>20.566509</text:p>
          </table:table-cell>
          <table:table-cell office:value-type="float" office:value="19.310527" calcext:value-type="float">
            <text:p>19.310527</text:p>
          </table:table-cell>
          <table:table-cell office:value-type="float" office:value="0.136413" calcext:value-type="float">
            <text:p>0.136413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440" calcext:value-type="float">
            <text:p>15440</text:p>
          </table:table-cell>
          <table:table-cell office:value-type="float" office:value="13312" calcext:value-type="float">
            <text:p>13312</text:p>
          </table:table-cell>
          <table:table-cell office:value-type="float" office:value="381" calcext:value-type="float">
            <text:p>381</text:p>
          </table:table-cell>
          <table:table-cell office:value-type="float" office:value="329" calcext:value-type="float">
            <text:p>329</text:p>
          </table:table-cell>
          <table:table-cell office:value-type="float" office:value="1.076378" calcext:value-type="float">
            <text:p>1.076378</text:p>
          </table:table-cell>
          <table:table-cell office:value-type="float" office:value="20.67591" calcext:value-type="float">
            <text:p>20.67591</text:p>
          </table:table-cell>
          <table:table-cell office:value-type="float" office:value="19.599532" calcext:value-type="float">
            <text:p>19.599532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00" calcext:value-type="float">
            <text:p>60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39079" calcext:value-type="float">
            <text:p>1.039079</text:p>
          </table:table-cell>
          <table:table-cell office:value-type="float" office:value="19.672715" calcext:value-type="float">
            <text:p>19.672715</text:p>
          </table:table-cell>
          <table:table-cell office:value-type="float" office:value="18.633636" calcext:value-type="float">
            <text:p>18.63363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140033" calcext:value-type="float">
            <text:p>1.140033</text:p>
          </table:table-cell>
          <table:table-cell office:value-type="float" office:value="20.674484" calcext:value-type="float">
            <text:p>20.674484</text:p>
          </table:table-cell>
          <table:table-cell office:value-type="float" office:value="19.534451" calcext:value-type="float">
            <text:p>19.53445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08" calcext:value-type="float">
            <text:p>220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.941449" calcext:value-type="float">
            <text:p>2.941449</text:p>
          </table:table-cell>
          <table:table-cell office:value-type="float" office:value="20.021014" calcext:value-type="float">
            <text:p>20.021014</text:p>
          </table:table-cell>
          <table:table-cell office:value-type="float" office:value="17.079565" calcext:value-type="float">
            <text:p>17.079565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78244" calcext:value-type="float">
            <text:p>4678244</text:p>
          </table:table-cell>
          <table:table-cell office:value-type="float" office:value="2397508" calcext:value-type="float">
            <text:p>2397508</text:p>
          </table:table-cell>
          <table:table-cell office:value-type="float" office:value="4447" calcext:value-type="float">
            <text:p>4447</text:p>
          </table:table-cell>
          <table:table-cell office:value-type="float" office:value="2279" calcext:value-type="float">
            <text:p>2279</text:p>
          </table:table-cell>
          <table:table-cell office:value-type="float" office:value="1.018441" calcext:value-type="float">
            <text:p>1.018441</text:p>
          </table:table-cell>
          <table:table-cell office:value-type="float" office:value="20.895409" calcext:value-type="float">
            <text:p>20.895409</text:p>
          </table:table-cell>
          <table:table-cell office:value-type="float" office:value="19.876968" calcext:value-type="float">
            <text:p>19.876968</text:p>
          </table:table-cell>
          <table:table-cell office:value-type="float" office:value="0.964939" calcext:value-type="float">
            <text:p>0.96493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75088" calcext:value-type="float">
            <text:p>4675088</text:p>
          </table:table-cell>
          <table:table-cell office:value-type="float" office:value="217764" calcext:value-type="float">
            <text:p>217764</text:p>
          </table:table-cell>
          <table:table-cell office:value-type="float" office:value="4444" calcext:value-type="float">
            <text:p>4444</text:p>
          </table:table-cell>
          <table:table-cell office:value-type="float" office:value="207" calcext:value-type="float">
            <text:p>207</text:p>
          </table:table-cell>
          <table:table-cell office:value-type="float" office:value="1.398289" calcext:value-type="float">
            <text:p>1.398289</text:p>
          </table:table-cell>
          <table:table-cell office:value-type="float" office:value="21.41178" calcext:value-type="float">
            <text:p>21.41178</text:p>
          </table:table-cell>
          <table:table-cell office:value-type="float" office:value="20.01349" calcext:value-type="float">
            <text:p>20.01349</text:p>
          </table:table-cell>
          <table:table-cell office:value-type="float" office:value="0.087047" calcext:value-type="float">
            <text:p>0.08704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12" calcext:value-type="float">
            <text:p>17312</text:p>
          </table:table-cell>
          <table:table-cell office:value-type="float" office:value="15848" calcext:value-type="float">
            <text:p>15848</text:p>
          </table:table-cell>
          <table:table-cell office:value-type="float" office:value="429" calcext:value-type="float">
            <text:p>429</text:p>
          </table:table-cell>
          <table:table-cell office:value-type="float" office:value="393" calcext:value-type="float">
            <text:p>393</text:p>
          </table:table-cell>
          <table:table-cell office:value-type="float" office:value="1.10364" calcext:value-type="float">
            <text:p>1.10364</text:p>
          </table:table-cell>
          <table:table-cell office:value-type="float" office:value="20.909735" calcext:value-type="float">
            <text:p>20.909735</text:p>
          </table:table-cell>
          <table:table-cell office:value-type="float" office:value="19.806095" calcext:value-type="float">
            <text:p>19.806095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48563" calcext:value-type="float">
            <text:p>1.048563</text:p>
          </table:table-cell>
          <table:table-cell office:value-type="float" office:value="21.414732" calcext:value-type="float">
            <text:p>21.414732</text:p>
          </table:table-cell>
          <table:table-cell office:value-type="float" office:value="20.366169" calcext:value-type="float">
            <text:p>20.366169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74" calcext:value-type="float">
            <text:p>474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173278" calcext:value-type="float">
            <text:p>1.173278</text:p>
          </table:table-cell>
          <table:table-cell office:value-type="float" office:value="21.413326" calcext:value-type="float">
            <text:p>21.413326</text:p>
          </table:table-cell>
          <table:table-cell office:value-type="float" office:value="20.240048" calcext:value-type="float">
            <text:p>20.24004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776" calcext:value-type="float">
            <text:p>177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.818087" calcext:value-type="float">
            <text:p>4.818087</text:p>
          </table:table-cell>
          <table:table-cell office:value-type="float" office:value="20.719217" calcext:value-type="float">
            <text:p>20.719217</text:p>
          </table:table-cell>
          <table:table-cell office:value-type="float" office:value="15.90113" calcext:value-type="float">
            <text:p>15.90113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98232" calcext:value-type="float">
            <text:p>4698232</text:p>
          </table:table-cell>
          <table:table-cell office:value-type="float" office:value="2409080" calcext:value-type="float">
            <text:p>2409080</text:p>
          </table:table-cell>
          <table:table-cell office:value-type="float" office:value="4466" calcext:value-type="float">
            <text:p>4466</text:p>
          </table:table-cell>
          <table:table-cell office:value-type="float" office:value="2290" calcext:value-type="float">
            <text:p>2290</text:p>
          </table:table-cell>
          <table:table-cell office:value-type="float" office:value="1.016329" calcext:value-type="float">
            <text:p>1.016329</text:p>
          </table:table-cell>
          <table:table-cell office:value-type="float" office:value="20.854472" calcext:value-type="float">
            <text:p>20.854472</text:p>
          </table:table-cell>
          <table:table-cell office:value-type="float" office:value="19.838143" calcext:value-type="float">
            <text:p>19.838143</text:p>
          </table:table-cell>
          <table:table-cell office:value-type="float" office:value="0.971494" calcext:value-type="float">
            <text:p>0.971494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95076" calcext:value-type="float">
            <text:p>4695076</text:p>
          </table:table-cell>
          <table:table-cell office:value-type="float" office:value="281936" calcext:value-type="float">
            <text:p>281936</text:p>
          </table:table-cell>
          <table:table-cell office:value-type="float" office:value="4463" calcext:value-type="float">
            <text:p>4463</text:p>
          </table:table-cell>
          <table:table-cell office:value-type="float" office:value="268" calcext:value-type="float">
            <text:p>268</text:p>
          </table:table-cell>
          <table:table-cell office:value-type="float" office:value="1.329531" calcext:value-type="float">
            <text:p>1.329531</text:p>
          </table:table-cell>
          <table:table-cell office:value-type="float" office:value="20.814741" calcext:value-type="float">
            <text:p>20.814741</text:p>
          </table:table-cell>
          <table:table-cell office:value-type="float" office:value="19.48521" calcext:value-type="float">
            <text:p>19.48521</text:p>
          </table:table-cell>
          <table:table-cell office:value-type="float" office:value="0.115754" calcext:value-type="float">
            <text:p>0.115754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00" calcext:value-type="float">
            <text:p>17800</text:p>
          </table:table-cell>
          <table:table-cell office:value-type="float" office:value="16312" calcext:value-type="float">
            <text:p>16312</text:p>
          </table:table-cell>
          <table:table-cell office:value-type="float" office:value="441" calcext:value-type="float">
            <text:p>441</text:p>
          </table:table-cell>
          <table:table-cell office:value-type="float" office:value="405" calcext:value-type="float">
            <text:p>405</text:p>
          </table:table-cell>
          <table:table-cell office:value-type="float" office:value="1.079178" calcext:value-type="float">
            <text:p>1.079178</text:p>
          </table:table-cell>
          <table:table-cell office:value-type="float" office:value="21.347462" calcext:value-type="float">
            <text:p>21.347462</text:p>
          </table:table-cell>
          <table:table-cell office:value-type="float" office:value="20.268284" calcext:value-type="float">
            <text:p>20.268284</text:p>
          </table:table-cell>
          <table:table-cell office:value-type="float" office:value="0.006438" calcext:value-type="float">
            <text:p>0.006438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1129" calcext:value-type="float">
            <text:p>1.041129</text:p>
          </table:table-cell>
          <table:table-cell office:value-type="float" office:value="20.855899" calcext:value-type="float">
            <text:p>20.855899</text:p>
          </table:table-cell>
          <table:table-cell office:value-type="float" office:value="19.81477" calcext:value-type="float">
            <text:p>19.8147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47226" calcext:value-type="float">
            <text:p>1.147226</text:p>
          </table:table-cell>
          <table:table-cell office:value-type="float" office:value="20.14037" calcext:value-type="float">
            <text:p>20.14037</text:p>
          </table:table-cell>
          <table:table-cell office:value-type="float" office:value="18.993144" calcext:value-type="float">
            <text:p>18.99314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824" calcext:value-type="float">
            <text:p>18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.594584" calcext:value-type="float">
            <text:p>2.594584</text:p>
          </table:table-cell>
          <table:table-cell office:value-type="float" office:value="20.325743" calcext:value-type="float">
            <text:p>20.325743</text:p>
          </table:table-cell>
          <table:table-cell office:value-type="float" office:value="17.73116" calcext:value-type="float">
            <text:p>17.73116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18220" calcext:value-type="float">
            <text:p>471822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4485" calcext:value-type="float">
            <text:p>4485</text:p>
          </table:table-cell>
          <table:table-cell office:value-type="float" office:value="1976" calcext:value-type="float">
            <text:p>1976</text:p>
          </table:table-cell>
          <table:table-cell office:value-type="float" office:value="1.014341" calcext:value-type="float">
            <text:p>1.014341</text:p>
          </table:table-cell>
          <table:table-cell office:value-type="float" office:value="20.619087" calcext:value-type="float">
            <text:p>20.619087</text:p>
          </table:table-cell>
          <table:table-cell office:value-type="float" office:value="19.604747" calcext:value-type="float">
            <text:p>19.604747</text:p>
          </table:table-cell>
          <table:table-cell office:value-type="float" office:value="0.848265" calcext:value-type="float">
            <text:p>0.84826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15064" calcext:value-type="float">
            <text:p>4715064</text:p>
          </table:table-cell>
          <table:table-cell office:value-type="float" office:value="350316" calcext:value-type="float">
            <text:p>350316</text:p>
          </table:table-cell>
          <table:table-cell office:value-type="float" office:value="4482" calcext:value-type="float">
            <text:p>4482</text:p>
          </table:table-cell>
          <table:table-cell office:value-type="float" office:value="333" calcext:value-type="float">
            <text:p>333</text:p>
          </table:table-cell>
          <table:table-cell office:value-type="float" office:value="2.190163" calcext:value-type="float">
            <text:p>2.190163</text:p>
          </table:table-cell>
          <table:table-cell office:value-type="float" office:value="20.705932" calcext:value-type="float">
            <text:p>20.705932</text:p>
          </table:table-cell>
          <table:table-cell office:value-type="float" office:value="18.515769" calcext:value-type="float">
            <text:p>18.515769</text:p>
          </table:table-cell>
          <table:table-cell office:value-type="float" office:value="0.151359" calcext:value-type="float">
            <text:p>0.15135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56" calcext:value-type="float">
            <text:p>21656</text:p>
          </table:table-cell>
          <table:table-cell office:value-type="float" office:value="20088" calcext:value-type="float">
            <text:p>20088</text:p>
          </table:table-cell>
          <table:table-cell office:value-type="float" office:value="537" calcext:value-type="float">
            <text:p>537</text:p>
          </table:table-cell>
          <table:table-cell office:value-type="float" office:value="498" calcext:value-type="float">
            <text:p>498</text:p>
          </table:table-cell>
          <table:table-cell office:value-type="float" office:value="1.497721" calcext:value-type="float">
            <text:p>1.497721</text:p>
          </table:table-cell>
          <table:table-cell office:value-type="float" office:value="20.659613" calcext:value-type="float">
            <text:p>20.659613</text:p>
          </table:table-cell>
          <table:table-cell office:value-type="float" office:value="19.161891" calcext:value-type="float">
            <text:p>19.161891</text:p>
          </table:table-cell>
          <table:table-cell office:value-type="float" office:value="0.008387" calcext:value-type="float">
            <text:p>0.00838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4" calcext:value-type="float">
            <text:p>984</text:p>
          </table:table-cell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360414" calcext:value-type="float">
            <text:p>1.360414</text:p>
          </table:table-cell>
          <table:table-cell office:value-type="float" office:value="20.788852" calcext:value-type="float">
            <text:p>20.788852</text:p>
          </table:table-cell>
          <table:table-cell office:value-type="float" office:value="19.428438" calcext:value-type="float">
            <text:p>19.4284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6" calcext:value-type="float">
            <text:p>396</text:p>
          </table:table-cell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705076" calcext:value-type="float">
            <text:p>1.705076</text:p>
          </table:table-cell>
          <table:table-cell office:value-type="float" office:value="20.708401" calcext:value-type="float">
            <text:p>20.708401</text:p>
          </table:table-cell>
          <table:table-cell office:value-type="float" office:value="19.003325" calcext:value-type="float">
            <text:p>19.00332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64" calcext:value-type="float">
            <text:p>2064</text:p>
          </table:table-cell>
          <table:table-cell office:value-type="float" office:value="1632" calcext:value-type="float">
            <text:p>163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.693171" calcext:value-type="float">
            <text:p>4.693171</text:p>
          </table:table-cell>
          <table:table-cell office:value-type="float" office:value="20.787446" calcext:value-type="float">
            <text:p>20.787446</text:p>
          </table:table-cell>
          <table:table-cell office:value-type="float" office:value="16.094275" calcext:value-type="float">
            <text:p>16.094275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38208" calcext:value-type="float">
            <text:p>4738208</text:p>
          </table:table-cell>
          <table:table-cell office:value-type="float" office:value="2325972" calcext:value-type="float">
            <text:p>2325972</text:p>
          </table:table-cell>
          <table:table-cell office:value-type="float" office:value="4504" calcext:value-type="float">
            <text:p>4504</text:p>
          </table:table-cell>
          <table:table-cell office:value-type="float" office:value="2211" calcext:value-type="float">
            <text:p>2211</text:p>
          </table:table-cell>
          <table:table-cell office:value-type="float" office:value="1.015289" calcext:value-type="float">
            <text:p>1.015289</text:p>
          </table:table-cell>
          <table:table-cell office:value-type="float" office:value="20.877632" calcext:value-type="float">
            <text:p>20.877632</text:p>
          </table:table-cell>
          <table:table-cell office:value-type="float" office:value="19.862343" calcext:value-type="float">
            <text:p>19.862343</text:p>
          </table:table-cell>
          <table:table-cell office:value-type="float" office:value="0.936837" calcext:value-type="float">
            <text:p>0.936837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35052" calcext:value-type="float">
            <text:p>4735052</text:p>
          </table:table-cell>
          <table:table-cell office:value-type="float" office:value="217764" calcext:value-type="float">
            <text:p>217764</text:p>
          </table:table-cell>
          <table:table-cell office:value-type="float" office:value="4501" calcext:value-type="float">
            <text:p>4501</text:p>
          </table:table-cell>
          <table:table-cell office:value-type="float" office:value="207" calcext:value-type="float">
            <text:p>207</text:p>
          </table:table-cell>
          <table:table-cell office:value-type="float" office:value="2.177844" calcext:value-type="float">
            <text:p>2.177844</text:p>
          </table:table-cell>
          <table:table-cell office:value-type="float" office:value="20.537239" calcext:value-type="float">
            <text:p>20.537239</text:p>
          </table:table-cell>
          <table:table-cell office:value-type="float" office:value="18.359395" calcext:value-type="float">
            <text:p>18.359395</text:p>
          </table:table-cell>
          <table:table-cell office:value-type="float" office:value="0.094889" calcext:value-type="float">
            <text:p>0.094889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32" calcext:value-type="float">
            <text:p>18632</text:p>
          </table:table-cell>
          <table:table-cell office:value-type="float" office:value="15200" calcext:value-type="float">
            <text:p>15200</text:p>
          </table:table-cell>
          <table:table-cell office:value-type="float" office:value="462" calcext:value-type="float">
            <text:p>462</text:p>
          </table:table-cell>
          <table:table-cell office:value-type="float" office:value="377" calcext:value-type="float">
            <text:p>377</text:p>
          </table:table-cell>
          <table:table-cell office:value-type="float" office:value="1.509695" calcext:value-type="float">
            <text:p>1.509695</text:p>
          </table:table-cell>
          <table:table-cell office:value-type="float" office:value="21.362073" calcext:value-type="float">
            <text:p>21.362073</text:p>
          </table:table-cell>
          <table:table-cell office:value-type="float" office:value="19.852378" calcext:value-type="float">
            <text:p>19.852378</text:p>
          </table:table-cell>
          <table:table-cell office:value-type="float" office:value="0.006125" calcext:value-type="float">
            <text:p>0.006125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0" calcext:value-type="float">
            <text:p>840</text:p>
          </table:table-cell>
          <table:table-cell office:value-type="float" office:value="592" calcext:value-type="float">
            <text:p>59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361263" calcext:value-type="float">
            <text:p>1.361263</text:p>
          </table:table-cell>
          <table:table-cell office:value-type="float" office:value="21.392471" calcext:value-type="float">
            <text:p>21.392471</text:p>
          </table:table-cell>
          <table:table-cell office:value-type="float" office:value="20.031208" calcext:value-type="float">
            <text:p>20.03120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84" calcext:value-type="float">
            <text:p>384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71673" calcext:value-type="float">
            <text:p>1.71673</text:p>
          </table:table-cell>
          <table:table-cell office:value-type="float" office:value="20.884219" calcext:value-type="float">
            <text:p>20.884219</text:p>
          </table:table-cell>
          <table:table-cell office:value-type="float" office:value="19.167489" calcext:value-type="float">
            <text:p>19.16748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12" calcext:value-type="float">
            <text:p>2112</text:p>
          </table:table-cell>
          <table:table-cell office:value-type="float" office:value="1968" calcext:value-type="float">
            <text:p>196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.950047" calcext:value-type="float">
            <text:p>3.950047</text:p>
          </table:table-cell>
          <table:table-cell office:value-type="float" office:value="21.393917" calcext:value-type="float">
            <text:p>21.393917</text:p>
          </table:table-cell>
          <table:table-cell office:value-type="float" office:value="17.44387" calcext:value-type="float">
            <text:p>17.44387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57144" calcext:value-type="float">
            <text:p>4757144</text:p>
          </table:table-cell>
          <table:table-cell office:value-type="float" office:value="2482720" calcext:value-type="float">
            <text:p>2482720</text:p>
          </table:table-cell>
          <table:table-cell office:value-type="float" office:value="4522" calcext:value-type="float">
            <text:p>4522</text:p>
          </table:table-cell>
          <table:table-cell office:value-type="float" office:value="2360" calcext:value-type="float">
            <text:p>2360</text:p>
          </table:table-cell>
          <table:table-cell office:value-type="float" office:value="1.019279" calcext:value-type="float">
            <text:p>1.019279</text:p>
          </table:table-cell>
          <table:table-cell office:value-type="float" office:value="20.835381" calcext:value-type="float">
            <text:p>20.835381</text:p>
          </table:table-cell>
          <table:table-cell office:value-type="float" office:value="19.816102" calcext:value-type="float">
            <text:p>19.816102</text:p>
          </table:table-cell>
          <table:table-cell office:value-type="float" office:value="1.002304" calcext:value-type="float">
            <text:p>1.00230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55040" calcext:value-type="float">
            <text:p>4755040</text:p>
          </table:table-cell>
          <table:table-cell office:value-type="float" office:value="230388" calcext:value-type="float">
            <text:p>230388</text:p>
          </table:table-cell>
          <table:table-cell office:value-type="float" office:value="4520" calcext:value-type="float">
            <text:p>4520</text:p>
          </table:table-cell>
          <table:table-cell office:value-type="float" office:value="219" calcext:value-type="float">
            <text:p>219</text:p>
          </table:table-cell>
          <table:table-cell office:value-type="float" office:value="3.295742" calcext:value-type="float">
            <text:p>3.295742</text:p>
          </table:table-cell>
          <table:table-cell office:value-type="float" office:value="20.860778" calcext:value-type="float">
            <text:p>20.860778</text:p>
          </table:table-cell>
          <table:table-cell office:value-type="float" office:value="17.565036" calcext:value-type="float">
            <text:p>17.565036</text:p>
          </table:table-cell>
          <table:table-cell office:value-type="float" office:value="0.10493" calcext:value-type="float">
            <text:p>0.1049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392" calcext:value-type="float">
            <text:p>11392</text:p>
          </table:table-cell>
          <table:table-cell office:value-type="float" office:value="9664" calcext:value-type="float">
            <text:p>9664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2.2227" calcext:value-type="float">
            <text:p>2.2227</text:p>
          </table:table-cell>
          <table:table-cell office:value-type="float" office:value="21.000767" calcext:value-type="float">
            <text:p>21.000767</text:p>
          </table:table-cell>
          <table:table-cell office:value-type="float" office:value="18.778067" calcext:value-type="float">
            <text:p>18.778067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8" calcext:value-type="float">
            <text:p>688</text:p>
          </table:table-cell>
          <table:table-cell office:value-type="float" office:value="544" calcext:value-type="float">
            <text:p>54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896484" calcext:value-type="float">
            <text:p>1.896484</text:p>
          </table:table-cell>
          <table:table-cell office:value-type="float" office:value="20.918641" calcext:value-type="float">
            <text:p>20.918641</text:p>
          </table:table-cell>
          <table:table-cell office:value-type="float" office:value="19.022157" calcext:value-type="float">
            <text:p>19.02215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672752" calcext:value-type="float">
            <text:p>2.672752</text:p>
          </table:table-cell>
          <table:table-cell office:value-type="float" office:value="20.921422" calcext:value-type="float">
            <text:p>20.921422</text:p>
          </table:table-cell>
          <table:table-cell office:value-type="float" office:value="18.24867" calcext:value-type="float">
            <text:p>18.2486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82926" calcext:value-type="float">
            <text:p>3.82926</text:p>
          </table:table-cell>
          <table:table-cell office:value-type="float" office:value="20.517867" calcext:value-type="float">
            <text:p>20.517867</text:p>
          </table:table-cell>
          <table:table-cell office:value-type="float" office:value="16.688607" calcext:value-type="float">
            <text:p>16.688607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78184" calcext:value-type="float">
            <text:p>4778184</text:p>
          </table:table-cell>
          <table:table-cell office:value-type="float" office:value="2154496" calcext:value-type="float">
            <text:p>2154496</text:p>
          </table:table-cell>
          <table:table-cell office:value-type="float" office:value="4542" calcext:value-type="float">
            <text:p>4542</text:p>
          </table:table-cell>
          <table:table-cell office:value-type="float" office:value="2048" calcext:value-type="float">
            <text:p>2048</text:p>
          </table:table-cell>
          <table:table-cell office:value-type="float" office:value="1.01739" calcext:value-type="float">
            <text:p>1.01739</text:p>
          </table:table-cell>
          <table:table-cell office:value-type="float" office:value="20.504418" calcext:value-type="float">
            <text:p>20.504418</text:p>
          </table:table-cell>
          <table:table-cell office:value-type="float" office:value="19.487028" calcext:value-type="float">
            <text:p>19.487028</text:p>
          </table:table-cell>
          <table:table-cell office:value-type="float" office:value="0.884484" calcext:value-type="float">
            <text:p>0.884484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75028" calcext:value-type="float">
            <text:p>4775028</text:p>
          </table:table-cell>
          <table:table-cell office:value-type="float" office:value="334536" calcext:value-type="float">
            <text:p>334536</text:p>
          </table:table-cell>
          <table:table-cell office:value-type="float" office:value="4539" calcext:value-type="float">
            <text:p>4539</text:p>
          </table:table-cell>
          <table:table-cell office:value-type="float" office:value="318" calcext:value-type="float">
            <text:p>318</text:p>
          </table:table-cell>
          <table:table-cell office:value-type="float" office:value="1.347659" calcext:value-type="float">
            <text:p>1.347659</text:p>
          </table:table-cell>
          <table:table-cell office:value-type="float" office:value="20.520846" calcext:value-type="float">
            <text:p>20.520846</text:p>
          </table:table-cell>
          <table:table-cell office:value-type="float" office:value="19.173187" calcext:value-type="float">
            <text:p>19.173187</text:p>
          </table:table-cell>
          <table:table-cell office:value-type="float" office:value="0.139585" calcext:value-type="float">
            <text:p>0.139585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072" calcext:value-type="float">
            <text:p>15072</text:p>
          </table:table-cell>
          <table:table-cell office:value-type="float" office:value="12808" calcext:value-type="float">
            <text:p>12808</text:p>
          </table:table-cell>
          <table:table-cell office:value-type="float" office:value="373" calcext:value-type="float">
            <text:p>373</text:p>
          </table:table-cell>
          <table:table-cell office:value-type="float" office:value="317" calcext:value-type="float">
            <text:p>317</text:p>
          </table:table-cell>
          <table:table-cell office:value-type="float" office:value="1.081549" calcext:value-type="float">
            <text:p>1.081549</text:p>
          </table:table-cell>
          <table:table-cell office:value-type="float" office:value="20.767379" calcext:value-type="float">
            <text:p>20.767379</text:p>
          </table:table-cell>
          <table:table-cell office:value-type="float" office:value="19.685831" calcext:value-type="float">
            <text:p>19.685831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2" calcext:value-type="float">
            <text:p>712</text:p>
          </table:table-cell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044646" calcext:value-type="float">
            <text:p>1.044646</text:p>
          </table:table-cell>
          <table:table-cell office:value-type="float" office:value="15.913901" calcext:value-type="float">
            <text:p>15.913901</text:p>
          </table:table-cell>
          <table:table-cell office:value-type="float" office:value="14.869255" calcext:value-type="float">
            <text:p>14.86925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160542" calcext:value-type="float">
            <text:p>1.160542</text:p>
          </table:table-cell>
          <table:table-cell office:value-type="float" office:value="15.883417" calcext:value-type="float">
            <text:p>15.883417</text:p>
          </table:table-cell>
          <table:table-cell office:value-type="float" office:value="14.722875" calcext:value-type="float">
            <text:p>14.72287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.92169" calcext:value-type="float">
            <text:p>2.92169</text:p>
          </table:table-cell>
          <table:table-cell office:value-type="float" office:value="19.835646" calcext:value-type="float">
            <text:p>19.835646</text:p>
          </table:table-cell>
          <table:table-cell office:value-type="float" office:value="16.913956" calcext:value-type="float">
            <text:p>16.913956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97120" calcext:value-type="float">
            <text:p>4797120</text:p>
          </table:table-cell>
          <table:table-cell office:value-type="float" office:value="2235500" calcext:value-type="float">
            <text:p>2235500</text:p>
          </table:table-cell>
          <table:table-cell office:value-type="float" office:value="4560" calcext:value-type="float">
            <text:p>4560</text:p>
          </table:table-cell>
          <table:table-cell office:value-type="float" office:value="2125" calcext:value-type="float">
            <text:p>2125</text:p>
          </table:table-cell>
          <table:table-cell office:value-type="float" office:value="1.008321" calcext:value-type="float">
            <text:p>1.008321</text:p>
          </table:table-cell>
          <table:table-cell office:value-type="float" office:value="20.780052" calcext:value-type="float">
            <text:p>20.780052</text:p>
          </table:table-cell>
          <table:table-cell office:value-type="float" office:value="19.771731" calcext:value-type="float">
            <text:p>19.771731</text:p>
          </table:table-cell>
          <table:table-cell office:value-type="float" office:value="0.904524" calcext:value-type="float">
            <text:p>0.90452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5016" calcext:value-type="float">
            <text:p>4795016</text:p>
          </table:table-cell>
          <table:table-cell office:value-type="float" office:value="292456" calcext:value-type="float">
            <text:p>292456</text:p>
          </table:table-cell>
          <table:table-cell office:value-type="float" office:value="4558" calcext:value-type="float">
            <text:p>4558</text:p>
          </table:table-cell>
          <table:table-cell office:value-type="float" office:value="278" calcext:value-type="float">
            <text:p>278</text:p>
          </table:table-cell>
          <table:table-cell office:value-type="float" office:value="1.259363" calcext:value-type="float">
            <text:p>1.259363</text:p>
          </table:table-cell>
          <table:table-cell office:value-type="float" office:value="20.254569" calcext:value-type="float">
            <text:p>20.254569</text:p>
          </table:table-cell>
          <table:table-cell office:value-type="float" office:value="18.995205" calcext:value-type="float">
            <text:p>18.995205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04" calcext:value-type="float">
            <text:p>18304</text:p>
          </table:table-cell>
          <table:table-cell office:value-type="float" office:value="15392" calcext:value-type="float">
            <text:p>15392</text:p>
          </table:table-cell>
          <table:table-cell office:value-type="float" office:value="453" calcext:value-type="float">
            <text:p>453</text:p>
          </table:table-cell>
          <table:table-cell office:value-type="float" office:value="381" calcext:value-type="float">
            <text:p>381</text:p>
          </table:table-cell>
          <table:table-cell office:value-type="float" office:value="1.074378" calcext:value-type="float">
            <text:p>1.074378</text:p>
          </table:table-cell>
          <table:table-cell office:value-type="float" office:value="20.32155" calcext:value-type="float">
            <text:p>20.32155</text:p>
          </table:table-cell>
          <table:table-cell office:value-type="float" office:value="19.247172" calcext:value-type="float">
            <text:p>19.247172</text:p>
          </table:table-cell>
          <table:table-cell office:value-type="float" office:value="0.006398" calcext:value-type="float">
            <text:p>0.00639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0" calcext:value-type="float">
            <text:p>640</text:p>
          </table:table-cell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37399" calcext:value-type="float">
            <text:p>1.037399</text:p>
          </table:table-cell>
          <table:table-cell office:value-type="float" office:value="20.09868" calcext:value-type="float">
            <text:p>20.09868</text:p>
          </table:table-cell>
          <table:table-cell office:value-type="float" office:value="19.061281" calcext:value-type="float">
            <text:p>19.06128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8" calcext:value-type="float">
            <text:p>318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131441" calcext:value-type="float">
            <text:p>1.131441</text:p>
          </table:table-cell>
          <table:table-cell office:value-type="float" office:value="18.736111" calcext:value-type="float">
            <text:p>18.736111</text:p>
          </table:table-cell>
          <table:table-cell office:value-type="float" office:value="17.60467" calcext:value-type="float">
            <text:p>17.6046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.595307" calcext:value-type="float">
            <text:p>2.595307</text:p>
          </table:table-cell>
          <table:table-cell office:value-type="float" office:value="20.324119" calcext:value-type="float">
            <text:p>20.324119</text:p>
          </table:table-cell>
          <table:table-cell office:value-type="float" office:value="17.728812" calcext:value-type="float">
            <text:p>17.728812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17108" calcext:value-type="float">
            <text:p>4817108</text:p>
          </table:table-cell>
          <table:table-cell office:value-type="float" office:value="2401716" calcext:value-type="float">
            <text:p>2401716</text:p>
          </table:table-cell>
          <table:table-cell office:value-type="float" office:value="4579" calcext:value-type="float">
            <text:p>4579</text:p>
          </table:table-cell>
          <table:table-cell office:value-type="float" office:value="2283" calcext:value-type="float">
            <text:p>2283</text:p>
          </table:table-cell>
          <table:table-cell office:value-type="float" office:value="1.020284" calcext:value-type="float">
            <text:p>1.020284</text:p>
          </table:table-cell>
          <table:table-cell office:value-type="float" office:value="20.990827" calcext:value-type="float">
            <text:p>20.990827</text:p>
          </table:table-cell>
          <table:table-cell office:value-type="float" office:value="19.970543" calcext:value-type="float">
            <text:p>19.970543</text:p>
          </table:table-cell>
          <table:table-cell office:value-type="float" office:value="0.962103" calcext:value-type="float">
            <text:p>0.962103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15004" calcext:value-type="float">
            <text:p>4815004</text:p>
          </table:table-cell>
          <table:table-cell office:value-type="float" office:value="263000" calcext:value-type="float">
            <text:p>263000</text:p>
          </table:table-cell>
          <table:table-cell office:value-type="float" office:value="4577" calcext:value-type="float">
            <text:p>4577</text:p>
          </table:table-cell>
          <table:table-cell office:value-type="float" office:value="250" calcext:value-type="float">
            <text:p>250</text:p>
          </table:table-cell>
          <table:table-cell office:value-type="float" office:value="1.410177" calcext:value-type="float">
            <text:p>1.410177</text:p>
          </table:table-cell>
          <table:table-cell office:value-type="float" office:value="20.612061" calcext:value-type="float">
            <text:p>20.612061</text:p>
          </table:table-cell>
          <table:table-cell office:value-type="float" office:value="19.201884" calcext:value-type="float">
            <text:p>19.201884</text:p>
          </table:table-cell>
          <table:table-cell office:value-type="float" office:value="0.109573" calcext:value-type="float">
            <text:p>0.109573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584" calcext:value-type="float">
            <text:p>18584</text:p>
          </table:table-cell>
          <table:table-cell office:value-type="float" office:value="15840" calcext:value-type="float">
            <text:p>15840</text:p>
          </table:table-cell>
          <table:table-cell office:value-type="float" office:value="460" calcext:value-type="float">
            <text:p>460</text:p>
          </table:table-cell>
          <table:table-cell office:value-type="float" office:value="393" calcext:value-type="float">
            <text:p>393</text:p>
          </table:table-cell>
          <table:table-cell office:value-type="float" office:value="1.110063" calcext:value-type="float">
            <text:p>1.110063</text:p>
          </table:table-cell>
          <table:table-cell office:value-type="float" office:value="21.519408" calcext:value-type="float">
            <text:p>21.519408</text:p>
          </table:table-cell>
          <table:table-cell office:value-type="float" office:value="20.409345" calcext:value-type="float">
            <text:p>20.409345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0" calcext:value-type="float">
            <text:p>640</text:p>
          </table:table-cell>
          <table:table-cell office:value-type="float" office:value="504" calcext:value-type="float">
            <text:p>50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37999" calcext:value-type="float">
            <text:p>1.037999</text:p>
          </table:table-cell>
          <table:table-cell office:value-type="float" office:value="21.00269" calcext:value-type="float">
            <text:p>21.00269</text:p>
          </table:table-cell>
          <table:table-cell office:value-type="float" office:value="19.964691" calcext:value-type="float">
            <text:p>19.96469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6" calcext:value-type="float">
            <text:p>336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190206" calcext:value-type="float">
            <text:p>1.190206</text:p>
          </table:table-cell>
          <table:table-cell office:value-type="float" office:value="21.009955" calcext:value-type="float">
            <text:p>21.009955</text:p>
          </table:table-cell>
          <table:table-cell office:value-type="float" office:value="19.819749" calcext:value-type="float">
            <text:p>19.8197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.963087" calcext:value-type="float">
            <text:p>2.963087</text:p>
          </table:table-cell>
          <table:table-cell office:value-type="float" office:value="20.847767" calcext:value-type="float">
            <text:p>20.847767</text:p>
          </table:table-cell>
          <table:table-cell office:value-type="float" office:value="17.88468" calcext:value-type="float">
            <text:p>17.88468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38148" calcext:value-type="float">
            <text:p>4838148</text:p>
          </table:table-cell>
          <table:table-cell office:value-type="float" office:value="2003008" calcext:value-type="float">
            <text:p>2003008</text:p>
          </table:table-cell>
          <table:table-cell office:value-type="float" office:value="4599" calcext:value-type="float">
            <text:p>4599</text:p>
          </table:table-cell>
          <table:table-cell office:value-type="float" office:value="1904" calcext:value-type="float">
            <text:p>1904</text:p>
          </table:table-cell>
          <table:table-cell office:value-type="float" office:value="1.01237" calcext:value-type="float">
            <text:p>1.01237</text:p>
          </table:table-cell>
          <table:table-cell office:value-type="float" office:value="20.497171" calcext:value-type="float">
            <text:p>20.497171</text:p>
          </table:table-cell>
          <table:table-cell office:value-type="float" office:value="19.484801" calcext:value-type="float">
            <text:p>19.484801</text:p>
          </table:table-cell>
          <table:table-cell office:value-type="float" office:value="0.822388" calcext:value-type="float">
            <text:p>0.822388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34992" calcext:value-type="float">
            <text:p>4834992</text:p>
          </table:table-cell>
          <table:table-cell office:value-type="float" office:value="260896" calcext:value-type="float">
            <text:p>260896</text:p>
          </table:table-cell>
          <table:table-cell office:value-type="float" office:value="4596" calcext:value-type="float">
            <text:p>4596</text:p>
          </table:table-cell>
          <table:table-cell office:value-type="float" office:value="248" calcext:value-type="float">
            <text:p>248</text:p>
          </table:table-cell>
          <table:table-cell office:value-type="float" office:value="1.309565" calcext:value-type="float">
            <text:p>1.309565</text:p>
          </table:table-cell>
          <table:table-cell office:value-type="float" office:value="19.763612" calcext:value-type="float">
            <text:p>19.763612</text:p>
          </table:table-cell>
          <table:table-cell office:value-type="float" office:value="18.454047" calcext:value-type="float">
            <text:p>18.454047</text:p>
          </table:table-cell>
          <table:table-cell office:value-type="float" office:value="0.113101" calcext:value-type="float">
            <text:p>0.11310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784" calcext:value-type="float">
            <text:p>20784</text:p>
          </table:table-cell>
          <table:table-cell office:value-type="float" office:value="18784" calcext:value-type="float">
            <text:p>18784</text:p>
          </table:table-cell>
          <table:table-cell office:value-type="float" office:value="516" calcext:value-type="float">
            <text:p>516</text:p>
          </table:table-cell>
          <table:table-cell office:value-type="float" office:value="467" calcext:value-type="float">
            <text:p>467</text:p>
          </table:table-cell>
          <table:table-cell office:value-type="float" office:value="1.081921" calcext:value-type="float">
            <text:p>1.081921</text:p>
          </table:table-cell>
          <table:table-cell office:value-type="float" office:value="20.501501" calcext:value-type="float">
            <text:p>20.501501</text:p>
          </table:table-cell>
          <table:table-cell office:value-type="float" office:value="19.41958" calcext:value-type="float">
            <text:p>19.41958</text:p>
          </table:table-cell>
          <table:table-cell office:value-type="float" office:value="0.007738" calcext:value-type="float">
            <text:p>0.007738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" calcext:value-type="float">
            <text:p>760</text:p>
          </table:table-cell>
          <table:table-cell office:value-type="float" office:value="624" calcext:value-type="float">
            <text:p>6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037529" calcext:value-type="float">
            <text:p>1.037529</text:p>
          </table:table-cell>
          <table:table-cell office:value-type="float" office:value="17.112422" calcext:value-type="float">
            <text:p>17.112422</text:p>
          </table:table-cell>
          <table:table-cell office:value-type="float" office:value="16.074892" calcext:value-type="float">
            <text:p>16.07489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150719" calcext:value-type="float">
            <text:p>1.150719</text:p>
          </table:table-cell>
          <table:table-cell office:value-type="float" office:value="18.449033" calcext:value-type="float">
            <text:p>18.449033</text:p>
          </table:table-cell>
          <table:table-cell office:value-type="float" office:value="17.298313" calcext:value-type="float">
            <text:p>17.29831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32" calcext:value-type="float">
            <text:p>163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.537527" calcext:value-type="float">
            <text:p>3.537527</text:p>
          </table:table-cell>
          <table:table-cell office:value-type="float" office:value="19.883635" calcext:value-type="float">
            <text:p>19.883635</text:p>
          </table:table-cell>
          <table:table-cell office:value-type="float" office:value="16.346108" calcext:value-type="float">
            <text:p>16.346108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58136" calcext:value-type="float">
            <text:p>4858136</text:p>
          </table:table-cell>
          <table:table-cell office:value-type="float" office:value="2240760" calcext:value-type="float">
            <text:p>2240760</text:p>
          </table:table-cell>
          <table:table-cell office:value-type="float" office:value="4618" calcext:value-type="float">
            <text:p>4618</text:p>
          </table:table-cell>
          <table:table-cell office:value-type="float" office:value="2130" calcext:value-type="float">
            <text:p>2130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20.139212" calcext:value-type="float">
            <text:p>20.139212</text:p>
          </table:table-cell>
          <table:table-cell office:value-type="float" office:value="19.124003" calcext:value-type="float">
            <text:p>19.124003</text:p>
          </table:table-cell>
          <table:table-cell office:value-type="float" office:value="0.93736" calcext:value-type="float">
            <text:p>0.93736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54980" calcext:value-type="float">
            <text:p>4854980</text:p>
          </table:table-cell>
          <table:table-cell office:value-type="float" office:value="253532" calcext:value-type="float">
            <text:p>253532</text:p>
          </table:table-cell>
          <table:table-cell office:value-type="float" office:value="4615" calcext:value-type="float">
            <text:p>4615</text:p>
          </table:table-cell>
          <table:table-cell office:value-type="float" office:value="241" calcext:value-type="float">
            <text:p>241</text:p>
          </table:table-cell>
          <table:table-cell office:value-type="float" office:value="1.422535" calcext:value-type="float">
            <text:p>1.422535</text:p>
          </table:table-cell>
          <table:table-cell office:value-type="float" office:value="20.680388" calcext:value-type="float">
            <text:p>20.680388</text:p>
          </table:table-cell>
          <table:table-cell office:value-type="float" office:value="19.257853" calcext:value-type="float">
            <text:p>19.257853</text:p>
          </table:table-cell>
          <table:table-cell office:value-type="float" office:value="0.105321" calcext:value-type="float">
            <text:p>0.105321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248" calcext:value-type="float">
            <text:p>13248</text:p>
          </table:table-cell>
          <table:table-cell office:value-type="float" office:value="11536" calcext:value-type="float">
            <text:p>11536</text:p>
          </table:table-cell>
          <table:table-cell office:value-type="float" office:value="328" calcext:value-type="float">
            <text:p>328</text:p>
          </table:table-cell>
          <table:table-cell office:value-type="float" office:value="286" calcext:value-type="float">
            <text:p>286</text:p>
          </table:table-cell>
          <table:table-cell office:value-type="float" office:value="1.117687" calcext:value-type="float">
            <text:p>1.117687</text:p>
          </table:table-cell>
          <table:table-cell office:value-type="float" office:value="20.149101" calcext:value-type="float">
            <text:p>20.149101</text:p>
          </table:table-cell>
          <table:table-cell office:value-type="float" office:value="19.031414" calcext:value-type="float">
            <text:p>19.031414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12" calcext:value-type="float">
            <text:p>512</text:p>
          </table:table-cell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63189" calcext:value-type="float">
            <text:p>1.063189</text:p>
          </table:table-cell>
          <table:table-cell office:value-type="float" office:value="20.681935" calcext:value-type="float">
            <text:p>20.681935</text:p>
          </table:table-cell>
          <table:table-cell office:value-type="float" office:value="19.618746" calcext:value-type="float">
            <text:p>19.61874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219251" calcext:value-type="float">
            <text:p>1.219251</text:p>
          </table:table-cell>
          <table:table-cell office:value-type="float" office:value="20.662931" calcext:value-type="float">
            <text:p>20.662931</text:p>
          </table:table-cell>
          <table:table-cell office:value-type="float" office:value="19.44368" calcext:value-type="float">
            <text:p>19.4436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776" calcext:value-type="float">
            <text:p>177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.572259" calcext:value-type="float">
            <text:p>3.572259</text:p>
          </table:table-cell>
          <table:table-cell office:value-type="float" office:value="20.23156" calcext:value-type="float">
            <text:p>20.23156</text:p>
          </table:table-cell>
          <table:table-cell office:value-type="float" office:value="16.659301" calcext:value-type="float">
            <text:p>16.659301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77072" calcext:value-type="float">
            <text:p>4877072</text:p>
          </table:table-cell>
          <table:table-cell office:value-type="float" office:value="2289152" calcext:value-type="float">
            <text:p>2289152</text:p>
          </table:table-cell>
          <table:table-cell office:value-type="float" office:value="4636" calcext:value-type="float">
            <text:p>4636</text:p>
          </table:table-cell>
          <table:table-cell office:value-type="float" office:value="2176" calcext:value-type="float">
            <text:p>2176</text:p>
          </table:table-cell>
          <table:table-cell office:value-type="float" office:value="1.008501" calcext:value-type="float">
            <text:p>1.008501</text:p>
          </table:table-cell>
          <table:table-cell office:value-type="float" office:value="20.721871" calcext:value-type="float">
            <text:p>20.721871</text:p>
          </table:table-cell>
          <table:table-cell office:value-type="float" office:value="19.713369" calcext:value-type="float">
            <text:p>19.713369</text:p>
          </table:table-cell>
          <table:table-cell office:value-type="float" office:value="0.928974" calcext:value-type="float">
            <text:p>0.92897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74968" calcext:value-type="float">
            <text:p>4874968</text:p>
          </table:table-cell>
          <table:table-cell office:value-type="float" office:value="214608" calcext:value-type="float">
            <text:p>214608</text:p>
          </table:table-cell>
          <table:table-cell office:value-type="float" office:value="4634" calcext:value-type="float">
            <text:p>4634</text:p>
          </table:table-cell>
          <table:table-cell office:value-type="float" office:value="204" calcext:value-type="float">
            <text:p>204</text:p>
          </table:table-cell>
          <table:table-cell office:value-type="float" office:value="1.350856" calcext:value-type="float">
            <text:p>1.350856</text:p>
          </table:table-cell>
          <table:table-cell office:value-type="float" office:value="19.521108" calcext:value-type="float">
            <text:p>19.521108</text:p>
          </table:table-cell>
          <table:table-cell office:value-type="float" office:value="18.170252" calcext:value-type="float">
            <text:p>18.170252</text:p>
          </table:table-cell>
          <table:table-cell office:value-type="float" office:value="0.094488" calcext:value-type="float">
            <text:p>0.09448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60" calcext:value-type="float">
            <text:p>16960</text:p>
          </table:table-cell>
          <table:table-cell office:value-type="float" office:value="14232" calcext:value-type="float">
            <text:p>14232</text:p>
          </table:table-cell>
          <table:table-cell office:value-type="float" office:value="419" calcext:value-type="float">
            <text:p>419</text:p>
          </table:table-cell>
          <table:table-cell office:value-type="float" office:value="352" calcext:value-type="float">
            <text:p>352</text:p>
          </table:table-cell>
          <table:table-cell office:value-type="float" office:value="1.089776" calcext:value-type="float">
            <text:p>1.089776</text:p>
          </table:table-cell>
          <table:table-cell office:value-type="float" office:value="20.831685" calcext:value-type="float">
            <text:p>20.831685</text:p>
          </table:table-cell>
          <table:table-cell office:value-type="float" office:value="19.741909" calcext:value-type="float">
            <text:p>19.741909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2" calcext:value-type="float">
            <text:p>632</text:p>
          </table:table-cell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41631" calcext:value-type="float">
            <text:p>1.041631</text:p>
          </table:table-cell>
          <table:table-cell office:value-type="float" office:value="20.835772" calcext:value-type="float">
            <text:p>20.835772</text:p>
          </table:table-cell>
          <table:table-cell office:value-type="float" office:value="19.794141" calcext:value-type="float">
            <text:p>19.79414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158374" calcext:value-type="float">
            <text:p>1.158374</text:p>
          </table:table-cell>
          <table:table-cell office:value-type="float" office:value="13.12731" calcext:value-type="float">
            <text:p>13.12731</text:p>
          </table:table-cell>
          <table:table-cell office:value-type="float" office:value="11.968936" calcext:value-type="float">
            <text:p>11.96893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.321093" calcext:value-type="float">
            <text:p>3.321093</text:p>
          </table:table-cell>
          <table:table-cell office:value-type="float" office:value="19.805102" calcext:value-type="float">
            <text:p>19.805102</text:p>
          </table:table-cell>
          <table:table-cell office:value-type="float" office:value="16.484009" calcext:value-type="float">
            <text:p>16.484009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1.998848" calcext:value-type="float">
            <text:p>1.998848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4.5744in" svg:y="0.5228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0.008914" calcext:value-type="float">
            <text:p>0.008914</text:p>
          </table:table-cell>
          <table:table-cell office:value-type="float" office:value="0.009408" calcext:value-type="float">
            <text:p>0.009408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17296" calcext:value-type="float">
            <text:p>0.017296</text:p>
          </table:table-cell>
          <table:table-cell office:value-type="float" office:value="0.017308" calcext:value-type="float">
            <text:p>0.017308</text:p>
          </table:table-cell>
        </table:table-row>
        <table:table-row table:style-name="ro1">
          <table:table-cell office:value-type="float" office:value="0.024576" calcext:value-type="float">
            <text:p>0.024576</text:p>
          </table:table-cell>
          <table:table-cell office:value-type="float" office:value="0.025698" calcext:value-type="float">
            <text:p>0.025698</text:p>
          </table:table-cell>
          <table:table-cell office:value-type="float" office:value="0.025742" calcext:value-type="float">
            <text:p>0.025742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34132" calcext:value-type="float">
            <text:p>0.034132</text:p>
          </table:table-cell>
          <table:table-cell office:value-type="float" office:value="0.034164" calcext:value-type="float">
            <text:p>0.034164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042553" calcext:value-type="float">
            <text:p>0.042553</text:p>
          </table:table-cell>
          <table:table-cell office:value-type="float" office:value="0.042595" calcext:value-type="float">
            <text:p>0.042595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51034" calcext:value-type="float">
            <text:p>0.051034</text:p>
          </table:table-cell>
        </table:table-row>
        <table:table-row table:style-name="ro1">
          <table:table-cell office:value-type="float" office:value="0.057344" calcext:value-type="float">
            <text:p>0.057344</text:p>
          </table:table-cell>
          <table:table-cell office:value-type="float" office:value="0.059394" calcext:value-type="float">
            <text:p>0.059394</text:p>
          </table:table-cell>
          <table:table-cell office:value-type="float" office:value="0.059443" calcext:value-type="float">
            <text:p>0.059443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67811" calcext:value-type="float">
            <text:p>0.067811</text:p>
          </table:table-cell>
          <table:table-cell office:value-type="float" office:value="0.067899" calcext:value-type="float">
            <text:p>0.067899</text:p>
          </table:table-cell>
        </table:table-row>
        <table:table-row table:style-name="ro1">
          <table:table-cell office:value-type="float" office:value="0.073728" calcext:value-type="float">
            <text:p>0.073728</text:p>
          </table:table-cell>
          <table:table-cell office:value-type="float" office:value="0.076208" calcext:value-type="float">
            <text:p>0.076208</text:p>
          </table:table-cell>
          <table:table-cell office:value-type="float" office:value="0.076339" calcext:value-type="float">
            <text:p>0.076339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84655" calcext:value-type="float">
            <text:p>0.084655</text:p>
          </table:table-cell>
          <table:table-cell office:value-type="float" office:value="0.084776" calcext:value-type="float">
            <text:p>0.084776</text:p>
          </table:table-cell>
        </table:table-row>
        <table:table-row table:style-name="ro1">
          <table:table-cell office:value-type="float" office:value="0.090112" calcext:value-type="float">
            <text:p>0.090112</text:p>
          </table:table-cell>
          <table:table-cell office:value-type="float" office:value="0.093077" calcext:value-type="float">
            <text:p>0.093077</text:p>
          </table:table-cell>
          <table:table-cell office:value-type="float" office:value="0.093135" calcext:value-type="float">
            <text:p>0.093135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0.101578" calcext:value-type="float">
            <text:p>0.101578</text:p>
          </table:table-cell>
        </table:table-row>
        <table:table-row table:style-name="ro1">
          <table:table-cell office:value-type="float" office:value="0.106496" calcext:value-type="float">
            <text:p>0.106496</text:p>
          </table:table-cell>
          <table:table-cell office:value-type="float" office:value="0.109889" calcext:value-type="float">
            <text:p>0.109889</text:p>
          </table:table-cell>
          <table:table-cell office:value-type="float" office:value="0.110004" calcext:value-type="float">
            <text:p>0.110004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118493" calcext:value-type="float">
            <text:p>0.118493</text:p>
          </table:table-cell>
        </table:table-row>
        <table:table-row table:style-name="ro1">
          <table:table-cell office:value-type="float" office:value="0.12288" calcext:value-type="float">
            <text:p>0.12288</text:p>
          </table:table-cell>
          <table:table-cell office:value-type="float" office:value="0.126733" calcext:value-type="float">
            <text:p>0.126733</text:p>
          </table:table-cell>
          <table:table-cell office:value-type="float" office:value="0.126907" calcext:value-type="float">
            <text:p>0.126907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135257" calcext:value-type="float">
            <text:p>0.135257</text:p>
          </table:table-cell>
        </table:table-row>
        <table:table-row table:style-name="ro1">
          <table:table-cell office:value-type="float" office:value="0.139264" calcext:value-type="float">
            <text:p>0.139264</text:p>
          </table:table-cell>
          <table:table-cell office:value-type="float" office:value="0.143546" calcext:value-type="float">
            <text:p>0.143546</text:p>
          </table:table-cell>
          <table:table-cell office:value-type="float" office:value="0.143728" calcext:value-type="float">
            <text:p>0.1437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151959" calcext:value-type="float">
            <text:p>0.151959</text:p>
          </table:table-cell>
          <table:table-cell office:value-type="float" office:value="0.152675" calcext:value-type="float">
            <text:p>0.152675</text:p>
          </table:table-cell>
        </table:table-row>
        <table:table-row table:style-name="ro1">
          <table:table-cell office:value-type="float" office:value="0.155648" calcext:value-type="float">
            <text:p>0.155648</text:p>
          </table:table-cell>
          <table:table-cell office:value-type="float" office:value="0.160435" calcext:value-type="float">
            <text:p>0.160435</text:p>
          </table:table-cell>
          <table:table-cell office:value-type="float" office:value="0.160617" calcext:value-type="float">
            <text:p>0.160617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168866" calcext:value-type="float">
            <text:p>0.168866</text:p>
          </table:table-cell>
          <table:table-cell office:value-type="float" office:value="0.16896" calcext:value-type="float">
            <text:p>0.16896</text:p>
          </table:table-cell>
        </table:table-row>
        <table:table-row table:style-name="ro1">
          <table:table-cell office:value-type="float" office:value="0.172032" calcext:value-type="float">
            <text:p>0.172032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77816" calcext:value-type="float">
            <text:p>0.177816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185635" calcext:value-type="float">
            <text:p>0.185635</text:p>
          </table:table-cell>
          <table:table-cell office:value-type="float" office:value="0.185851" calcext:value-type="float">
            <text:p>0.185851</text:p>
          </table:table-cell>
        </table:table-row>
        <table:table-row table:style-name="ro1">
          <table:table-cell office:value-type="float" office:value="0.188416" calcext:value-type="float">
            <text:p>0.188416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0.194263" calcext:value-type="float">
            <text:p>0.194263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202496" calcext:value-type="float">
            <text:p>0.202496</text:p>
          </table:table-cell>
          <table:table-cell office:value-type="float" office:value="0.202704" calcext:value-type="float">
            <text:p>0.202704</text:p>
          </table:table-cell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1097" calcext:value-type="float">
            <text:p>0.21097</text:p>
          </table:table-cell>
          <table:table-cell office:value-type="float" office:value="0.211296" calcext:value-type="float">
            <text:p>0.211296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219462" calcext:value-type="float">
            <text:p>0.219462</text:p>
          </table:table-cell>
        </table:table-row>
        <table:table-row table:style-name="ro1">
          <table:table-cell office:value-type="float" office:value="0.221184" calcext:value-type="float">
            <text:p>0.221184</text:p>
          </table:table-cell>
          <table:table-cell office:value-type="float" office:value="0.227751" calcext:value-type="float">
            <text:p>0.227751</text:p>
          </table:table-cell>
          <table:table-cell office:value-type="float" office:value="0.228128" calcext:value-type="float">
            <text:p>0.228128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236134" calcext:value-type="float">
            <text:p>0.236134</text:p>
          </table:table-cell>
          <table:table-cell office:value-type="float" office:value="0.236731" calcext:value-type="float">
            <text:p>0.236731</text:p>
          </table:table-cell>
        </table:table-row>
        <table:table-row table:style-name="ro1">
          <table:table-cell office:value-type="float" office:value="0.237568" calcext:value-type="float">
            <text:p>0.237568</text:p>
          </table:table-cell>
          <table:table-cell office:value-type="float" office:value="0.244538" calcext:value-type="float">
            <text:p>0.244538</text:p>
          </table:table-cell>
          <table:table-cell office:value-type="float" office:value="0.245039" calcext:value-type="float">
            <text:p>0.24503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253019" calcext:value-type="float">
            <text:p>0.253019</text:p>
          </table:table-cell>
          <table:table-cell office:value-type="float" office:value="0.253354" calcext:value-type="float">
            <text:p>0.253354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  <table:table-cell office:value-type="float" office:value="0.261438" calcext:value-type="float">
            <text:p>0.261438</text:p>
          </table:table-cell>
          <table:table-cell office:value-type="float" office:value="0.261734" calcext:value-type="float">
            <text:p>0.26173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269872" calcext:value-type="float">
            <text:p>0.269872</text:p>
          </table:table-cell>
          <table:table-cell office:value-type="float" office:value="0.27019" calcext:value-type="float">
            <text:p>0.27019</text:p>
          </table:table-cell>
        </table:table-row>
        <table:table-row table:style-name="ro1">
          <table:table-cell office:value-type="float" office:value="0.270336" calcext:value-type="float">
            <text:p>0.270336</text:p>
          </table:table-cell>
          <table:table-cell office:value-type="float" office:value="0.278381" calcext:value-type="float">
            <text:p>0.278381</text:p>
          </table:table-cell>
          <table:table-cell office:value-type="float" office:value="0.278652" calcext:value-type="float">
            <text:p>0.278652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286638" calcext:value-type="float">
            <text:p>0.286638</text:p>
          </table:table-cell>
          <table:table-cell office:value-type="float" office:value="0.286959" calcext:value-type="float">
            <text:p>0.286959</text:p>
          </table:table-cell>
        </table:table-row>
        <table:table-row table:style-name="ro1">
          <table:table-cell office:value-type="float" office:value="0.28672" calcext:value-type="float">
            <text:p>0.28672</text:p>
          </table:table-cell>
          <table:table-cell office:value-type="float" office:value="0.295068" calcext:value-type="float">
            <text:p>0.295068</text:p>
          </table:table-cell>
          <table:table-cell office:value-type="float" office:value="0.295507" calcext:value-type="float">
            <text:p>0.295507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303457" calcext:value-type="float">
            <text:p>0.303457</text:p>
          </table:table-cell>
          <table:table-cell office:value-type="float" office:value="0.303956" calcext:value-type="float">
            <text:p>0.303956</text:p>
          </table:table-cell>
        </table:table-row>
        <table:table-row table:style-name="ro1">
          <table:table-cell office:value-type="float" office:value="0.303104" calcext:value-type="float">
            <text:p>0.303104</text:p>
          </table:table-cell>
          <table:table-cell office:value-type="float" office:value="0.311902" calcext:value-type="float">
            <text:p>0.311902</text:p>
          </table:table-cell>
          <table:table-cell office:value-type="float" office:value="0.312404" calcext:value-type="float">
            <text:p>0.312404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320289" calcext:value-type="float">
            <text:p>0.320289</text:p>
          </table:table-cell>
          <table:table-cell office:value-type="float" office:value="0.320682" calcext:value-type="float">
            <text:p>0.320682</text:p>
          </table:table-cell>
        </table:table-row>
        <table:table-row table:style-name="ro1">
          <table:table-cell office:value-type="float" office:value="0.319488" calcext:value-type="float">
            <text:p>0.319488</text:p>
          </table:table-cell>
          <table:table-cell office:value-type="float" office:value="0.328847" calcext:value-type="float">
            <text:p>0.328847</text:p>
          </table:table-cell>
          <table:table-cell office:value-type="float" office:value="0.329709" calcext:value-type="float">
            <text:p>0.329709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337124" calcext:value-type="float">
            <text:p>0.337124</text:p>
          </table:table-cell>
          <table:table-cell office:value-type="float" office:value="0.337645" calcext:value-type="float">
            <text:p>0.337645</text:p>
          </table:table-cell>
        </table:table-row>
        <table:table-row table:style-name="ro1">
          <table:table-cell office:value-type="float" office:value="0.335872" calcext:value-type="float">
            <text:p>0.335872</text:p>
          </table:table-cell>
          <table:table-cell office:value-type="float" office:value="0.345558" calcext:value-type="float">
            <text:p>0.345558</text:p>
          </table:table-cell>
          <table:table-cell office:value-type="float" office:value="0.346512" calcext:value-type="float">
            <text:p>0.346512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354015" calcext:value-type="float">
            <text:p>0.354015</text:p>
          </table:table-cell>
          <table:table-cell office:value-type="float" office:value="0.35441" calcext:value-type="float">
            <text:p>0.35441</text:p>
          </table:table-cell>
        </table:table-row>
        <table:table-row table:style-name="ro1">
          <table:table-cell office:value-type="float" office:value="0.352256" calcext:value-type="float">
            <text:p>0.352256</text:p>
          </table:table-cell>
          <table:table-cell office:value-type="float" office:value="0.362473" calcext:value-type="float">
            <text:p>0.362473</text:p>
          </table:table-cell>
          <table:table-cell office:value-type="float" office:value="0.363318" calcext:value-type="float">
            <text:p>0.363318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370811" calcext:value-type="float">
            <text:p>0.370811</text:p>
          </table:table-cell>
          <table:table-cell office:value-type="float" office:value="0.371301" calcext:value-type="float">
            <text:p>0.371301</text:p>
          </table:table-cell>
        </table:table-row>
        <table:table-row table:style-name="ro1">
          <table:table-cell office:value-type="float" office:value="0.36864" calcext:value-type="float">
            <text:p>0.36864</text:p>
          </table:table-cell>
          <table:table-cell office:value-type="float" office:value="0.379227" calcext:value-type="float">
            <text:p>0.379227</text:p>
          </table:table-cell>
          <table:table-cell office:value-type="float" office:value="0.379654" calcext:value-type="float">
            <text:p>0.379654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0.388568" calcext:value-type="float">
            <text:p>0.388568</text:p>
          </table:table-cell>
        </table:table-row>
        <table:table-row table:style-name="ro1">
          <table:table-cell office:value-type="float" office:value="0.385024" calcext:value-type="float">
            <text:p>0.385024</text:p>
          </table:table-cell>
          <table:table-cell office:value-type="float" office:value="0.396166" calcext:value-type="float">
            <text:p>0.396166</text:p>
          </table:table-cell>
          <table:table-cell office:value-type="float" office:value="0.396658" calcext:value-type="float">
            <text:p>0.396658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404473" calcext:value-type="float">
            <text:p>0.404473</text:p>
          </table:table-cell>
          <table:table-cell office:value-type="float" office:value="0.404905" calcext:value-type="float">
            <text:p>0.404905</text:p>
          </table:table-cell>
        </table:table-row>
        <table:table-row table:style-name="ro1">
          <table:table-cell office:value-type="float" office:value="0.401408" calcext:value-type="float">
            <text:p>0.401408</text:p>
          </table:table-cell>
          <table:table-cell office:value-type="float" office:value="0.412932" calcext:value-type="float">
            <text:p>0.412932</text:p>
          </table:table-cell>
          <table:table-cell office:value-type="float" office:value="0.41368" calcext:value-type="float">
            <text:p>0.41368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421335" calcext:value-type="float">
            <text:p>0.421335</text:p>
          </table:table-cell>
          <table:table-cell office:value-type="float" office:value="0.421742" calcext:value-type="float">
            <text:p>0.421742</text:p>
          </table:table-cell>
        </table:table-row>
        <table:table-row table:style-name="ro1">
          <table:table-cell office:value-type="float" office:value="0.417792" calcext:value-type="float">
            <text:p>0.417792</text:p>
          </table:table-cell>
          <table:table-cell office:value-type="float" office:value="0.429886" calcext:value-type="float">
            <text:p>0.429886</text:p>
          </table:table-cell>
          <table:table-cell office:value-type="float" office:value="0.430658" calcext:value-type="float">
            <text:p>0.430658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43811" calcext:value-type="float">
            <text:p>0.43811</text:p>
          </table:table-cell>
          <table:table-cell office:value-type="float" office:value="0.438981" calcext:value-type="float">
            <text:p>0.438981</text:p>
          </table:table-cell>
        </table:table-row>
        <table:table-row table:style-name="ro1">
          <table:table-cell office:value-type="float" office:value="0.434176" calcext:value-type="float">
            <text:p>0.434176</text:p>
          </table:table-cell>
          <table:table-cell office:value-type="float" office:value="0.446513" calcext:value-type="float">
            <text:p>0.446513</text:p>
          </table:table-cell>
          <table:table-cell office:value-type="float" office:value="0.447434" calcext:value-type="float">
            <text:p>0.447434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455024" calcext:value-type="float">
            <text:p>0.455024</text:p>
          </table:table-cell>
          <table:table-cell office:value-type="float" office:value="0.455979" calcext:value-type="float">
            <text:p>0.455979</text:p>
          </table:table-cell>
        </table:table-row>
        <table:table-row table:style-name="ro1">
          <table:table-cell office:value-type="float" office:value="0.45056" calcext:value-type="float">
            <text:p>0.45056</text:p>
          </table:table-cell>
          <table:table-cell office:value-type="float" office:value="0.463529" calcext:value-type="float">
            <text:p>0.463529</text:p>
          </table:table-cell>
          <table:table-cell office:value-type="float" office:value="0.464263" calcext:value-type="float">
            <text:p>0.464263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471892" calcext:value-type="float">
            <text:p>0.471892</text:p>
          </table:table-cell>
          <table:table-cell office:value-type="float" office:value="0.472597" calcext:value-type="float">
            <text:p>0.472597</text:p>
          </table:table-cell>
        </table:table-row>
        <table:table-row table:style-name="ro1">
          <table:table-cell office:value-type="float" office:value="0.466944" calcext:value-type="float">
            <text:p>0.466944</text:p>
          </table:table-cell>
          <table:table-cell office:value-type="float" office:value="0.480202" calcext:value-type="float">
            <text:p>0.480202</text:p>
          </table:table-cell>
          <table:table-cell office:value-type="float" office:value="0.481056" calcext:value-type="float">
            <text:p>0.481056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488741" calcext:value-type="float">
            <text:p>0.488741</text:p>
          </table:table-cell>
          <table:table-cell office:value-type="float" office:value="0.489834" calcext:value-type="float">
            <text:p>0.489834</text:p>
          </table:table-cell>
        </table:table-row>
        <table:table-row table:style-name="ro1">
          <table:table-cell office:value-type="float" office:value="0.483328" calcext:value-type="float">
            <text:p>0.483328</text:p>
          </table:table-cell>
          <table:table-cell office:value-type="float" office:value="0.497019" calcext:value-type="float">
            <text:p>0.497019</text:p>
          </table:table-cell>
          <table:table-cell office:value-type="float" office:value="0.49826" calcext:value-type="float">
            <text:p>0.49826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505379" calcext:value-type="float">
            <text:p>0.505379</text:p>
          </table:table-cell>
          <table:table-cell office:value-type="float" office:value="0.506447" calcext:value-type="float">
            <text:p>0.506447</text:p>
          </table:table-cell>
        </table:table-row>
        <table:table-row table:style-name="ro1">
          <table:table-cell office:value-type="float" office:value="0.499712" calcext:value-type="float">
            <text:p>0.499712</text:p>
          </table:table-cell>
          <table:table-cell office:value-type="float" office:value="0.50618" calcext:value-type="float">
            <text:p>0.50618</text:p>
          </table:table-cell>
          <table:table-cell office:value-type="float" office:value="0.507396" calcext:value-type="float">
            <text:p>0.50739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511929" calcext:value-type="float">
            <text:p>0.511929</text:p>
          </table:table-cell>
          <table:table-cell office:value-type="float" office:value="0.478255" calcext:value-type="float">
            <text:p>0.478255</text:p>
          </table:table-cell>
        </table:table-row>
        <table:table-row table:style-name="ro1">
          <table:table-cell office:value-type="float" office:value="0.516096" calcext:value-type="float">
            <text:p>0.516096</text:p>
          </table:table-cell>
          <table:table-cell office:value-type="float" office:value="0.521046" calcext:value-type="float">
            <text:p>0.521046</text:p>
          </table:table-cell>
          <table:table-cell office:value-type="float" office:value="0.442447" calcext:value-type="float">
            <text:p>0.442447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516158" calcext:value-type="float">
            <text:p>0.516158</text:p>
          </table:table-cell>
          <table:table-cell office:value-type="float" office:value="0.448222" calcext:value-type="float">
            <text:p>0.448222</text:p>
          </table:table-cell>
        </table:table-row>
        <table:table-row table:style-name="ro1">
          <table:table-cell office:value-type="float" office:value="0.53248" calcext:value-type="float">
            <text:p>0.53248</text:p>
          </table:table-cell>
          <table:table-cell office:value-type="float" office:value="0.523441" calcext:value-type="float">
            <text:p>0.523441</text:p>
          </table:table-cell>
          <table:table-cell office:value-type="float" office:value="0.421588" calcext:value-type="float">
            <text:p>0.421588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532482" calcext:value-type="float">
            <text:p>0.532482</text:p>
          </table:table-cell>
          <table:table-cell office:value-type="float" office:value="0.407973" calcext:value-type="float">
            <text:p>0.407973</text:p>
          </table:table-cell>
        </table:table-row>
        <table:table-row table:style-name="ro1">
          <table:table-cell office:value-type="float" office:value="0.548864" calcext:value-type="float">
            <text:p>0.548864</text:p>
          </table:table-cell>
          <table:table-cell office:value-type="float" office:value="0.551622" calcext:value-type="float">
            <text:p>0.551622</text:p>
          </table:table-cell>
          <table:table-cell office:value-type="float" office:value="0.458837" calcext:value-type="float">
            <text:p>0.45883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536852" calcext:value-type="float">
            <text:p>0.536852</text:p>
          </table:table-cell>
          <table:table-cell office:value-type="float" office:value="0.39366" calcext:value-type="float">
            <text:p>0.39366</text:p>
          </table:table-cell>
        </table:table-row>
        <table:table-row table:style-name="ro1">
          <table:table-cell office:value-type="float" office:value="0.565248" calcext:value-type="float">
            <text:p>0.565248</text:p>
          </table:table-cell>
          <table:table-cell office:value-type="float" office:value="0.538843" calcext:value-type="float">
            <text:p>0.538843</text:p>
          </table:table-cell>
          <table:table-cell office:value-type="float" office:value="0.376107" calcext:value-type="float">
            <text:p>0.37610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548854" calcext:value-type="float">
            <text:p>0.548854</text:p>
          </table:table-cell>
          <table:table-cell office:value-type="float" office:value="0.389985" calcext:value-type="float">
            <text:p>0.389985</text:p>
          </table:table-cell>
        </table:table-row>
        <table:table-row table:style-name="ro1">
          <table:table-cell office:value-type="float" office:value="0.581632" calcext:value-type="float">
            <text:p>0.581632</text:p>
          </table:table-cell>
          <table:table-cell office:value-type="float" office:value="0.574739" calcext:value-type="float">
            <text:p>0.574739</text:p>
          </table:table-cell>
          <table:table-cell office:value-type="float" office:value="0.428099" calcext:value-type="float">
            <text:p>0.428099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590428" calcext:value-type="float">
            <text:p>0.590428</text:p>
          </table:table-cell>
          <table:table-cell office:value-type="float" office:value="0.422519" calcext:value-type="float">
            <text:p>0.422519</text:p>
          </table:table-cell>
        </table:table-row>
        <table:table-row table:style-name="ro1">
          <table:table-cell office:value-type="float" office:value="0.598016" calcext:value-type="float">
            <text:p>0.598016</text:p>
          </table:table-cell>
          <table:table-cell office:value-type="float" office:value="0.594819" calcext:value-type="float">
            <text:p>0.594819</text:p>
          </table:table-cell>
          <table:table-cell office:value-type="float" office:value="0.425675" calcext:value-type="float">
            <text:p>0.425675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591542" calcext:value-type="float">
            <text:p>0.591542</text:p>
          </table:table-cell>
          <table:table-cell office:value-type="float" office:value="0.405761" calcext:value-type="float">
            <text:p>0.405761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0.603784" calcext:value-type="float">
            <text:p>0.603784</text:p>
          </table:table-cell>
          <table:table-cell office:value-type="float" office:value="0.411453" calcext:value-type="float">
            <text:p>0.411453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619092" calcext:value-type="float">
            <text:p>0.619092</text:p>
          </table:table-cell>
          <table:table-cell office:value-type="float" office:value="0.397304" calcext:value-type="float">
            <text:p>0.397304</text:p>
          </table:table-cell>
        </table:table-row>
        <table:table-row table:style-name="ro1">
          <table:table-cell office:value-type="float" office:value="0.630784" calcext:value-type="float">
            <text:p>0.630784</text:p>
          </table:table-cell>
          <table:table-cell office:value-type="float" office:value="0.604833" calcext:value-type="float">
            <text:p>0.604833</text:p>
          </table:table-cell>
          <table:table-cell office:value-type="float" office:value="0.378637" calcext:value-type="float">
            <text:p>0.378637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611011" calcext:value-type="float">
            <text:p>0.611011</text:p>
          </table:table-cell>
          <table:table-cell office:value-type="float" office:value="0.381194" calcext:value-type="float">
            <text:p>0.381194</text:p>
          </table:table-cell>
        </table:table-row>
        <table:table-row table:style-name="ro1">
          <table:table-cell office:value-type="float" office:value="0.647168" calcext:value-type="float">
            <text:p>0.647168</text:p>
          </table:table-cell>
          <table:table-cell office:value-type="float" office:value="0.631529" calcext:value-type="float">
            <text:p>0.631529</text:p>
          </table:table-cell>
          <table:table-cell office:value-type="float" office:value="0.380686" calcext:value-type="float">
            <text:p>0.380686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640698" calcext:value-type="float">
            <text:p>0.640698</text:p>
          </table:table-cell>
          <table:table-cell office:value-type="float" office:value="0.389253" calcext:value-type="float">
            <text:p>0.389253</text:p>
          </table:table-cell>
        </table:table-row>
        <table:table-row table:style-name="ro1">
          <table:table-cell office:value-type="float" office:value="0.663552" calcext:value-type="float">
            <text:p>0.663552</text:p>
          </table:table-cell>
          <table:table-cell office:value-type="float" office:value="0.642309" calcext:value-type="float">
            <text:p>0.642309</text:p>
          </table:table-cell>
          <table:table-cell office:value-type="float" office:value="0.36934" calcext:value-type="float">
            <text:p>0.36934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333182" calcext:value-type="float">
            <text:p>0.333182</text:p>
          </table:table-cell>
        </table:table-row>
        <table:table-row table:style-name="ro1">
          <table:table-cell office:value-type="float" office:value="0.679936" calcext:value-type="float">
            <text:p>0.679936</text:p>
          </table:table-cell>
          <table:table-cell office:value-type="float" office:value="0.661142" calcext:value-type="float">
            <text:p>0.661142</text:p>
          </table:table-cell>
          <table:table-cell office:value-type="float" office:value="0.368749" calcext:value-type="float">
            <text:p>0.36874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613614" calcext:value-type="float">
            <text:p>0.613614</text:p>
          </table:table-cell>
          <table:table-cell office:value-type="float" office:value="0.325496" calcext:value-type="float">
            <text:p>0.325496</text:p>
          </table:table-cell>
        </table:table-row>
        <table:table-row table:style-name="ro1">
          <table:table-cell office:value-type="float" office:value="0.69632" calcext:value-type="float">
            <text:p>0.69632</text:p>
          </table:table-cell>
          <table:table-cell office:value-type="float" office:value="0.662204" calcext:value-type="float">
            <text:p>0.662204</text:p>
          </table:table-cell>
          <table:table-cell office:value-type="float" office:value="0.339314" calcext:value-type="float">
            <text:p>0.339314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675479" calcext:value-type="float">
            <text:p>0.675479</text:p>
          </table:table-cell>
          <table:table-cell office:value-type="float" office:value="0.311382" calcext:value-type="float">
            <text:p>0.311382</text:p>
          </table:table-cell>
        </table:table-row>
        <table:table-row table:style-name="ro1">
          <table:table-cell office:value-type="float" office:value="0.712704" calcext:value-type="float">
            <text:p>0.712704</text:p>
          </table:table-cell>
          <table:table-cell office:value-type="float" office:value="0.698118" calcext:value-type="float">
            <text:p>0.698118</text:p>
          </table:table-cell>
          <table:table-cell office:value-type="float" office:value="0.31986" calcext:value-type="float">
            <text:p>0.31986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690632" calcext:value-type="float">
            <text:p>0.690632</text:p>
          </table:table-cell>
          <table:table-cell office:value-type="float" office:value="0.354585" calcext:value-type="float">
            <text:p>0.354585</text:p>
          </table:table-cell>
        </table:table-row>
        <table:table-row table:style-name="ro1">
          <table:table-cell office:value-type="float" office:value="0.729088" calcext:value-type="float">
            <text:p>0.729088</text:p>
          </table:table-cell>
          <table:table-cell office:value-type="float" office:value="0.713889" calcext:value-type="float">
            <text:p>0.713889</text:p>
          </table:table-cell>
          <table:table-cell office:value-type="float" office:value="0.332495" calcext:value-type="float">
            <text:p>0.332495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703754" calcext:value-type="float">
            <text:p>0.703754</text:p>
          </table:table-cell>
          <table:table-cell office:value-type="float" office:value="0.331547" calcext:value-type="float">
            <text:p>0.331547</text:p>
          </table:table-cell>
        </table:table-row>
        <table:table-row table:style-name="ro1">
          <table:table-cell office:value-type="float" office:value="0.745472" calcext:value-type="float">
            <text:p>0.745472</text:p>
          </table:table-cell>
          <table:table-cell office:value-type="float" office:value="0.727147" calcext:value-type="float">
            <text:p>0.727147</text:p>
          </table:table-cell>
          <table:table-cell office:value-type="float" office:value="0.342535" calcext:value-type="float">
            <text:p>0.342535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69746" calcext:value-type="float">
            <text:p>0.69746</text:p>
          </table:table-cell>
          <table:table-cell office:value-type="float" office:value="0.302036" calcext:value-type="float">
            <text:p>0.302036</text:p>
          </table:table-cell>
        </table:table-row>
        <table:table-row table:style-name="ro1">
          <table:table-cell office:value-type="float" office:value="0.761856" calcext:value-type="float">
            <text:p>0.761856</text:p>
          </table:table-cell>
          <table:table-cell office:value-type="float" office:value="0.73257" calcext:value-type="float">
            <text:p>0.73257</text:p>
          </table:table-cell>
          <table:table-cell office:value-type="float" office:value="0.331332" calcext:value-type="float">
            <text:p>0.331332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709641" calcext:value-type="float">
            <text:p>0.709641</text:p>
          </table:table-cell>
          <table:table-cell office:value-type="float" office:value="0.318292" calcext:value-type="float">
            <text:p>0.318292</text:p>
          </table:table-cell>
        </table:table-row>
        <table:table-row table:style-name="ro1">
          <table:table-cell office:value-type="float" office:value="0.77824" calcext:value-type="float">
            <text:p>0.77824</text:p>
          </table:table-cell>
          <table:table-cell office:value-type="float" office:value="0.74202" calcext:value-type="float">
            <text:p>0.74202</text:p>
          </table:table-cell>
          <table:table-cell office:value-type="float" office:value="0.320335" calcext:value-type="float">
            <text:p>0.320335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725479" calcext:value-type="float">
            <text:p>0.725479</text:p>
          </table:table-cell>
          <table:table-cell office:value-type="float" office:value="0.268138" calcext:value-type="float">
            <text:p>0.268138</text:p>
          </table:table-cell>
        </table:table-row>
        <table:table-row table:style-name="ro1">
          <table:table-cell office:value-type="float" office:value="0.794624" calcext:value-type="float">
            <text:p>0.794624</text:p>
          </table:table-cell>
          <table:table-cell office:value-type="float" office:value="0.736702" calcext:value-type="float">
            <text:p>0.736702</text:p>
          </table:table-cell>
          <table:table-cell office:value-type="float" office:value="0.293428" calcext:value-type="float">
            <text:p>0.29342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752529" calcext:value-type="float">
            <text:p>0.752529</text:p>
          </table:table-cell>
          <table:table-cell office:value-type="float" office:value="0.27988" calcext:value-type="float">
            <text:p>0.27988</text:p>
          </table:table-cell>
        </table:table-row>
        <table:table-row table:style-name="ro1">
          <table:table-cell office:value-type="float" office:value="0.811008" calcext:value-type="float">
            <text:p>0.811008</text:p>
          </table:table-cell>
          <table:table-cell office:value-type="float" office:value="0.728981" calcext:value-type="float">
            <text:p>0.728981</text:p>
          </table:table-cell>
          <table:table-cell office:value-type="float" office:value="0.289392" calcext:value-type="float">
            <text:p>0.289392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764509" calcext:value-type="float">
            <text:p>0.764509</text:p>
          </table:table-cell>
          <table:table-cell office:value-type="float" office:value="0.267611" calcext:value-type="float">
            <text:p>0.267611</text:p>
          </table:table-cell>
        </table:table-row>
        <table:table-row table:style-name="ro1">
          <table:table-cell office:value-type="float" office:value="0.827392" calcext:value-type="float">
            <text:p>0.827392</text:p>
          </table:table-cell>
          <table:table-cell office:value-type="float" office:value="0.744011" calcext:value-type="float">
            <text:p>0.744011</text:p>
          </table:table-cell>
          <table:table-cell office:value-type="float" office:value="0.247154" calcext:value-type="float">
            <text:p>0.247154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771012" calcext:value-type="float">
            <text:p>0.771012</text:p>
          </table:table-cell>
          <table:table-cell office:value-type="float" office:value="0.294662" calcext:value-type="float">
            <text:p>0.294662</text:p>
          </table:table-cell>
        </table:table-row>
        <table:table-row table:style-name="ro1">
          <table:table-cell office:value-type="float" office:value="0.843776" calcext:value-type="float">
            <text:p>0.843776</text:p>
          </table:table-cell>
          <table:table-cell office:value-type="float" office:value="0.766682" calcext:value-type="float">
            <text:p>0.766682</text:p>
          </table:table-cell>
          <table:table-cell office:value-type="float" office:value="0.244129" calcext:value-type="float">
            <text:p>0.244129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770653" calcext:value-type="float">
            <text:p>0.770653</text:p>
          </table:table-cell>
          <table:table-cell office:value-type="float" office:value="0.247552" calcext:value-type="float">
            <text:p>0.247552</text:p>
          </table:table-cell>
        </table:table-row>
        <table:table-row table:style-name="ro1">
          <table:table-cell office:value-type="float" office:value="0.86016" calcext:value-type="float">
            <text:p>0.86016</text:p>
          </table:table-cell>
          <table:table-cell office:value-type="float" office:value="0.772748" calcext:value-type="float">
            <text:p>0.772748</text:p>
          </table:table-cell>
          <table:table-cell office:value-type="float" office:value="0.260354" calcext:value-type="float">
            <text:p>0.260354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792197" calcext:value-type="float">
            <text:p>0.792197</text:p>
          </table:table-cell>
          <table:table-cell office:value-type="float" office:value="0.23968" calcext:value-type="float">
            <text:p>0.23968</text:p>
          </table:table-cell>
        </table:table-row>
        <table:table-row table:style-name="ro1">
          <table:table-cell office:value-type="float" office:value="0.876544" calcext:value-type="float">
            <text:p>0.876544</text:p>
          </table:table-cell>
          <table:table-cell office:value-type="float" office:value="0.793135" calcext:value-type="float">
            <text:p>0.793135</text:p>
          </table:table-cell>
          <table:table-cell office:value-type="float" office:value="0.231661" calcext:value-type="float">
            <text:p>0.231661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761113" calcext:value-type="float">
            <text:p>0.761113</text:p>
          </table:table-cell>
          <table:table-cell office:value-type="float" office:value="0.223202" calcext:value-type="float">
            <text:p>0.223202</text:p>
          </table:table-cell>
        </table:table-row>
        <table:table-row table:style-name="ro1">
          <table:table-cell office:value-type="float" office:value="0.892928" calcext:value-type="float">
            <text:p>0.892928</text:p>
          </table:table-cell>
          <table:table-cell office:value-type="float" office:value="0.810351" calcext:value-type="float">
            <text:p>0.810351</text:p>
          </table:table-cell>
          <table:table-cell office:value-type="float" office:value="0.222246" calcext:value-type="float">
            <text:p>0.222246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797751" calcext:value-type="float">
            <text:p>0.797751</text:p>
          </table:table-cell>
          <table:table-cell office:value-type="float" office:value="0.220393" calcext:value-type="float">
            <text:p>0.220393</text:p>
          </table:table-cell>
        </table:table-row>
        <table:table-row table:style-name="ro1">
          <table:table-cell office:value-type="float" office:value="0.909312" calcext:value-type="float">
            <text:p>0.909312</text:p>
          </table:table-cell>
          <table:table-cell office:value-type="float" office:value="0.803557" calcext:value-type="float">
            <text:p>0.803557</text:p>
          </table:table-cell>
          <table:table-cell office:value-type="float" office:value="0.198196" calcext:value-type="float">
            <text:p>0.198196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810304" calcext:value-type="float">
            <text:p>0.810304</text:p>
          </table:table-cell>
          <table:table-cell office:value-type="float" office:value="0.213168" calcext:value-type="float">
            <text:p>0.213168</text:p>
          </table:table-cell>
        </table:table-row>
        <table:table-row table:style-name="ro1">
          <table:table-cell office:value-type="float" office:value="0.925696" calcext:value-type="float">
            <text:p>0.925696</text:p>
          </table:table-cell>
          <table:table-cell office:value-type="float" office:value="0.815965" calcext:value-type="float">
            <text:p>0.815965</text:p>
          </table:table-cell>
          <table:table-cell office:value-type="float" office:value="0.192031" calcext:value-type="float">
            <text:p>0.192031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850579" calcext:value-type="float">
            <text:p>0.850579</text:p>
          </table:table-cell>
          <table:table-cell office:value-type="float" office:value="0.235646" calcext:value-type="float">
            <text:p>0.235646</text:p>
          </table:table-cell>
        </table:table-row>
        <table:table-row table:style-name="ro1">
          <table:table-cell office:value-type="float" office:value="0.94208" calcext:value-type="float">
            <text:p>0.94208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198427" calcext:value-type="float">
            <text:p>0.198427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840489" calcext:value-type="float">
            <text:p>0.840489</text:p>
          </table:table-cell>
          <table:table-cell office:value-type="float" office:value="0.190658" calcext:value-type="float">
            <text:p>0.190658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835998" calcext:value-type="float">
            <text:p>0.835998</text:p>
          </table:table-cell>
          <table:table-cell office:value-type="float" office:value="0.152951" calcext:value-type="float">
            <text:p>0.152951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835925" calcext:value-type="float">
            <text:p>0.835925</text:p>
          </table:table-cell>
          <table:table-cell office:value-type="float" office:value="0.16576" calcext:value-type="float">
            <text:p>0.16576</text:p>
          </table:table-cell>
        </table:table-row>
        <table:table-row table:style-name="ro1">
          <table:table-cell office:value-type="float" office:value="0.974848" calcext:value-type="float">
            <text:p>0.974848</text:p>
          </table:table-cell>
          <table:table-cell office:value-type="float" office:value="0.853289" calcext:value-type="float">
            <text:p>0.853289</text:p>
          </table:table-cell>
          <table:table-cell office:value-type="float" office:value="0.166132" calcext:value-type="float">
            <text:p>0.166132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837852" calcext:value-type="float">
            <text:p>0.837852</text:p>
          </table:table-cell>
          <table:table-cell office:value-type="float" office:value="0.173836" calcext:value-type="float">
            <text:p>0.173836</text:p>
          </table:table-cell>
        </table:table-row>
        <table:table-row table:style-name="ro1">
          <table:table-cell office:value-type="float" office:value="0.991232" calcext:value-type="float">
            <text:p>0.991232</text:p>
          </table:table-cell>
          <table:table-cell office:value-type="float" office:value="0.82818" calcext:value-type="float">
            <text:p>0.82818</text:p>
          </table:table-cell>
          <table:table-cell office:value-type="float" office:value="0.162954" calcext:value-type="float">
            <text:p>0.162954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786517" calcext:value-type="float">
            <text:p>0.786517</text:p>
          </table:table-cell>
          <table:table-cell office:value-type="float" office:value="0.155951" calcext:value-type="float">
            <text:p>0.155951</text:p>
          </table:table-cell>
        </table:table-row>
        <table:table-row table:style-name="ro1">
          <table:table-cell office:value-type="float" office:value="1.007616" calcext:value-type="float">
            <text:p>1.007616</text:p>
          </table:table-cell>
          <table:table-cell office:value-type="float" office:value="0.813833" calcext:value-type="float">
            <text:p>0.813833</text:p>
          </table:table-cell>
          <table:table-cell office:value-type="float" office:value="0.146811" calcext:value-type="float">
            <text:p>0.146811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820891" calcext:value-type="float">
            <text:p>0.820891</text:p>
          </table:table-cell>
          <table:table-cell office:value-type="float" office:value="0.143473" calcext:value-type="float">
            <text:p>0.143473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848702" calcext:value-type="float">
            <text:p>0.848702</text:p>
          </table:table-cell>
          <table:table-cell office:value-type="float" office:value="0.162258" calcext:value-type="float">
            <text:p>0.162258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865124" calcext:value-type="float">
            <text:p>0.865124</text:p>
          </table:table-cell>
          <table:table-cell office:value-type="float" office:value="0.169203" calcext:value-type="float">
            <text:p>0.169203</text:p>
          </table:table-cell>
        </table:table-row>
        <table:table-row table:style-name="ro1">
          <table:table-cell office:value-type="float" office:value="1.040384" calcext:value-type="float">
            <text:p>1.040384</text:p>
          </table:table-cell>
          <table:table-cell office:value-type="float" office:value="0.805959" calcext:value-type="float">
            <text:p>0.805959</text:p>
          </table:table-cell>
          <table:table-cell office:value-type="float" office:value="0.159877" calcext:value-type="float">
            <text:p>0.159877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820697" calcext:value-type="float">
            <text:p>0.820697</text:p>
          </table:table-cell>
          <table:table-cell office:value-type="float" office:value="0.167835" calcext:value-type="float">
            <text:p>0.167835</text:p>
          </table:table-cell>
        </table:table-row>
        <table:table-row table:style-name="ro1">
          <table:table-cell office:value-type="float" office:value="1.056768" calcext:value-type="float">
            <text:p>1.056768</text:p>
          </table:table-cell>
          <table:table-cell office:value-type="float" office:value="0.840863" calcext:value-type="float">
            <text:p>0.840863</text:p>
          </table:table-cell>
          <table:table-cell office:value-type="float" office:value="0.14598" calcext:value-type="float">
            <text:p>0.14598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860785" calcext:value-type="float">
            <text:p>0.860785</text:p>
          </table:table-cell>
          <table:table-cell office:value-type="float" office:value="0.144338" calcext:value-type="float">
            <text:p>0.144338</text:p>
          </table:table-cell>
        </table:table-row>
        <table:table-row table:style-name="ro1">
          <table:table-cell office:value-type="float" office:value="1.073152" calcext:value-type="float">
            <text:p>1.073152</text:p>
          </table:table-cell>
          <table:table-cell office:value-type="float" office:value="0.802639" calcext:value-type="float">
            <text:p>0.802639</text:p>
          </table:table-cell>
          <table:table-cell office:value-type="float" office:value="0.178416" calcext:value-type="float">
            <text:p>0.178416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839662" calcext:value-type="float">
            <text:p>0.839662</text:p>
          </table:table-cell>
          <table:table-cell office:value-type="float" office:value="0.124418" calcext:value-type="float">
            <text:p>0.124418</text:p>
          </table:table-cell>
        </table:table-row>
        <table:table-row table:style-name="ro1">
          <table:table-cell office:value-type="float" office:value="1.089536" calcext:value-type="float">
            <text:p>1.089536</text:p>
          </table:table-cell>
          <table:table-cell office:value-type="float" office:value="0.857372" calcext:value-type="float">
            <text:p>0.857372</text:p>
          </table:table-cell>
          <table:table-cell office:value-type="float" office:value="0.179257" calcext:value-type="float">
            <text:p>0.179257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898998" calcext:value-type="float">
            <text:p>0.898998</text:p>
          </table:table-cell>
          <table:table-cell office:value-type="float" office:value="0.145223" calcext:value-type="float">
            <text:p>0.145223</text:p>
          </table:table-cell>
        </table:table-row>
        <table:table-row table:style-name="ro1">
          <table:table-cell office:value-type="float" office:value="1.10592" calcext:value-type="float">
            <text:p>1.10592</text:p>
          </table:table-cell>
          <table:table-cell office:value-type="float" office:value="0.861245" calcext:value-type="float">
            <text:p>0.861245</text:p>
          </table:table-cell>
          <table:table-cell office:value-type="float" office:value="0.132985" calcext:value-type="float">
            <text:p>0.132985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826585" calcext:value-type="float">
            <text:p>0.826585</text:p>
          </table:table-cell>
          <table:table-cell office:value-type="float" office:value="0.171199" calcext:value-type="float">
            <text:p>0.171199</text:p>
          </table:table-cell>
        </table:table-row>
        <table:table-row table:style-name="ro1">
          <table:table-cell office:value-type="float" office:value="1.122304" calcext:value-type="float">
            <text:p>1.122304</text:p>
          </table:table-cell>
          <table:table-cell office:value-type="float" office:value="0.817013" calcext:value-type="float">
            <text:p>0.817013</text:p>
          </table:table-cell>
          <table:table-cell office:value-type="float" office:value="0.16832" calcext:value-type="float">
            <text:p>0.16832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942922" calcext:value-type="float">
            <text:p>0.942922</text:p>
          </table:table-cell>
          <table:table-cell office:value-type="float" office:value="0.158412" calcext:value-type="float">
            <text:p>0.158412</text:p>
          </table:table-cell>
        </table:table-row>
        <table:table-row table:style-name="ro1">
          <table:table-cell office:value-type="float" office:value="1.138688" calcext:value-type="float">
            <text:p>1.138688</text:p>
          </table:table-cell>
          <table:table-cell office:value-type="float" office:value="0.843496" calcext:value-type="float">
            <text:p>0.843496</text:p>
          </table:table-cell>
          <table:table-cell office:value-type="float" office:value="0.151775" calcext:value-type="float">
            <text:p>0.151775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846603" calcext:value-type="float">
            <text:p>0.846603</text:p>
          </table:table-cell>
          <table:table-cell office:value-type="float" office:value="0.146704" calcext:value-type="float">
            <text:p>0.146704</text:p>
          </table:table-cell>
        </table:table-row>
        <table:table-row table:style-name="ro1">
          <table:table-cell office:value-type="float" office:value="1.155072" calcext:value-type="float">
            <text:p>1.155072</text:p>
          </table:table-cell>
          <table:table-cell office:value-type="float" office:value="0.81275" calcext:value-type="float">
            <text:p>0.81275</text:p>
          </table:table-cell>
          <table:table-cell office:value-type="float" office:value="0.143545" calcext:value-type="float">
            <text:p>0.143545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828991" calcext:value-type="float">
            <text:p>0.828991</text:p>
          </table:table-cell>
          <table:table-cell office:value-type="float" office:value="0.207721" calcext:value-type="float">
            <text:p>0.207721</text:p>
          </table:table-cell>
        </table:table-row>
        <table:table-row table:style-name="ro1">
          <table:table-cell office:value-type="float" office:value="1.171456" calcext:value-type="float">
            <text:p>1.171456</text:p>
          </table:table-cell>
          <table:table-cell office:value-type="float" office:value="0.839253" calcext:value-type="float">
            <text:p>0.839253</text:p>
          </table:table-cell>
          <table:table-cell office:value-type="float" office:value="0.171809" calcext:value-type="float">
            <text:p>0.171809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830073" calcext:value-type="float">
            <text:p>0.830073</text:p>
          </table:table-cell>
          <table:table-cell office:value-type="float" office:value="0.171366" calcext:value-type="float">
            <text:p>0.171366</text:p>
          </table:table-cell>
        </table:table-row>
        <table:table-row table:style-name="ro1">
          <table:table-cell office:value-type="float" office:value="1.18784" calcext:value-type="float">
            <text:p>1.18784</text:p>
          </table:table-cell>
          <table:table-cell office:value-type="float" office:value="0.818011" calcext:value-type="float">
            <text:p>0.818011</text:p>
          </table:table-cell>
          <table:table-cell office:value-type="float" office:value="0.149053" calcext:value-type="float">
            <text:p>0.149053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813365" calcext:value-type="float">
            <text:p>0.813365</text:p>
          </table:table-cell>
          <table:table-cell office:value-type="float" office:value="0.180254" calcext:value-type="float">
            <text:p>0.180254</text:p>
          </table:table-cell>
        </table:table-row>
        <table:table-row table:style-name="ro1">
          <table:table-cell office:value-type="float" office:value="1.204224" calcext:value-type="float">
            <text:p>1.204224</text:p>
          </table:table-cell>
          <table:table-cell office:value-type="float" office:value="0.817679" calcext:value-type="float">
            <text:p>0.817679</text:p>
          </table:table-cell>
          <table:table-cell office:value-type="float" office:value="0.175686" calcext:value-type="float">
            <text:p>0.175686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915125" calcext:value-type="float">
            <text:p>0.915125</text:p>
          </table:table-cell>
          <table:table-cell office:value-type="float" office:value="0.168715" calcext:value-type="float">
            <text:p>0.168715</text:p>
          </table:table-cell>
        </table:table-row>
        <table:table-row table:style-name="ro1">
          <table:table-cell office:value-type="float" office:value="1.220608" calcext:value-type="float">
            <text:p>1.220608</text:p>
          </table:table-cell>
          <table:table-cell office:value-type="float" office:value="0.847242" calcext:value-type="float">
            <text:p>0.847242</text:p>
          </table:table-cell>
          <table:table-cell office:value-type="float" office:value="0.14382" calcext:value-type="float">
            <text:p>0.14382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865476" calcext:value-type="float">
            <text:p>0.865476</text:p>
          </table:table-cell>
          <table:table-cell office:value-type="float" office:value="0.163959" calcext:value-type="float">
            <text:p>0.163959</text:p>
          </table:table-cell>
        </table:table-row>
        <table:table-row table:style-name="ro1">
          <table:table-cell office:value-type="float" office:value="1.236992" calcext:value-type="float">
            <text:p>1.236992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0.173479" calcext:value-type="float">
            <text:p>0.173479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92033" calcext:value-type="float">
            <text:p>0.92033</text:p>
          </table:table-cell>
          <table:table-cell office:value-type="float" office:value="0.146059" calcext:value-type="float">
            <text:p>0.146059</text:p>
          </table:table-cell>
        </table:table-row>
        <table:table-row table:style-name="ro1">
          <table:table-cell office:value-type="float" office:value="1.253376" calcext:value-type="float">
            <text:p>1.253376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155193" calcext:value-type="float">
            <text:p>0.155193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810457" calcext:value-type="float">
            <text:p>0.810457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1.26976" calcext:value-type="float">
            <text:p>1.26976</text:p>
          </table:table-cell>
          <table:table-cell office:value-type="float" office:value="0.857833" calcext:value-type="float">
            <text:p>0.857833</text:p>
          </table:table-cell>
          <table:table-cell office:value-type="float" office:value="0.144511" calcext:value-type="float">
            <text:p>0.144511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836067" calcext:value-type="float">
            <text:p>0.836067</text:p>
          </table:table-cell>
          <table:table-cell office:value-type="float" office:value="0.164284" calcext:value-type="float">
            <text:p>0.164284</text:p>
          </table:table-cell>
        </table:table-row>
        <table:table-row table:style-name="ro1">
          <table:table-cell office:value-type="float" office:value="1.286144" calcext:value-type="float">
            <text:p>1.286144</text:p>
          </table:table-cell>
          <table:table-cell office:value-type="float" office:value="0.812133" calcext:value-type="float">
            <text:p>0.812133</text:p>
          </table:table-cell>
          <table:table-cell office:value-type="float" office:value="0.161501" calcext:value-type="float">
            <text:p>0.161501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835302" calcext:value-type="float">
            <text:p>0.835302</text:p>
          </table:table-cell>
          <table:table-cell office:value-type="float" office:value="0.181917" calcext:value-type="float">
            <text:p>0.181917</text:p>
          </table:table-cell>
        </table:table-row>
        <table:table-row table:style-name="ro1">
          <table:table-cell office:value-type="float" office:value="1.302528" calcext:value-type="float">
            <text:p>1.302528</text:p>
          </table:table-cell>
          <table:table-cell office:value-type="float" office:value="0.736564" calcext:value-type="float">
            <text:p>0.736564</text:p>
          </table:table-cell>
          <table:table-cell office:value-type="float" office:value="0.181391" calcext:value-type="float">
            <text:p>0.181391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857258" calcext:value-type="float">
            <text:p>0.857258</text:p>
          </table:table-cell>
          <table:table-cell office:value-type="float" office:value="0.149239" calcext:value-type="float">
            <text:p>0.149239</text:p>
          </table:table-cell>
        </table:table-row>
        <table:table-row table:style-name="ro1">
          <table:table-cell office:value-type="float" office:value="1.318912" calcext:value-type="float">
            <text:p>1.318912</text:p>
          </table:table-cell>
          <table:table-cell office:value-type="float" office:value="0.935449" calcext:value-type="float">
            <text:p>0.935449</text:p>
          </table:table-cell>
          <table:table-cell office:value-type="float" office:value="0.110857" calcext:value-type="float">
            <text:p>0.110857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767421" calcext:value-type="float">
            <text:p>0.767421</text:p>
          </table:table-cell>
          <table:table-cell office:value-type="float" office:value="0.172053" calcext:value-type="float">
            <text:p>0.172053</text:p>
          </table:table-cell>
        </table:table-row>
        <table:table-row table:style-name="ro1">
          <table:table-cell office:value-type="float" office:value="1.335296" calcext:value-type="float">
            <text:p>1.335296</text:p>
          </table:table-cell>
          <table:table-cell office:value-type="float" office:value="0.859221" calcext:value-type="float">
            <text:p>0.859221</text:p>
          </table:table-cell>
          <table:table-cell office:value-type="float" office:value="0.191978" calcext:value-type="float">
            <text:p>0.191978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144016" calcext:value-type="float">
            <text:p>0.144016</text:p>
          </table:table-cell>
        </table:table-row>
        <table:table-row table:style-name="ro1">
          <table:table-cell office:value-type="float" office:value="1.35168" calcext:value-type="float">
            <text:p>1.35168</text:p>
          </table:table-cell>
          <table:table-cell office:value-type="float" office:value="1.064787" calcext:value-type="float">
            <text:p>1.064787</text:p>
          </table:table-cell>
          <table:table-cell office:value-type="float" office:value="0.086084" calcext:value-type="float">
            <text:p>0.086084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928814" calcext:value-type="float">
            <text:p>0.928814</text:p>
          </table:table-cell>
          <table:table-cell office:value-type="float" office:value="0.135164" calcext:value-type="float">
            <text:p>0.135164</text:p>
          </table:table-cell>
        </table:table-row>
        <table:table-row table:style-name="ro1">
          <table:table-cell office:value-type="float" office:value="1.368064" calcext:value-type="float">
            <text:p>1.368064</text:p>
          </table:table-cell>
          <table:table-cell office:value-type="float" office:value="0.895298" calcext:value-type="float">
            <text:p>0.895298</text:p>
          </table:table-cell>
          <table:table-cell office:value-type="float" office:value="0.13232" calcext:value-type="float">
            <text:p>0.13232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936718" calcext:value-type="float">
            <text:p>0.936718</text:p>
          </table:table-cell>
          <table:table-cell office:value-type="float" office:value="0.126854" calcext:value-type="float">
            <text:p>0.126854</text:p>
          </table:table-cell>
        </table:table-row>
        <table:table-row table:style-name="ro1">
          <table:table-cell office:value-type="float" office:value="1.384448" calcext:value-type="float">
            <text:p>1.384448</text:p>
          </table:table-cell>
          <table:table-cell office:value-type="float" office:value="0.905925" calcext:value-type="float">
            <text:p>0.905925</text:p>
          </table:table-cell>
          <table:table-cell office:value-type="float" office:value="0.160829" calcext:value-type="float">
            <text:p>0.160829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815958" calcext:value-type="float">
            <text:p>0.815958</text:p>
          </table:table-cell>
          <table:table-cell office:value-type="float" office:value="0.163775" calcext:value-type="float">
            <text:p>0.163775</text:p>
          </table:table-cell>
        </table:table-row>
        <table:table-row table:style-name="ro1">
          <table:table-cell office:value-type="float" office:value="1.400832" calcext:value-type="float">
            <text:p>1.400832</text:p>
          </table:table-cell>
          <table:table-cell office:value-type="float" office:value="0.901002" calcext:value-type="float">
            <text:p>0.901002</text:p>
          </table:table-cell>
          <table:table-cell office:value-type="float" office:value="0.14325" calcext:value-type="float">
            <text:p>0.14325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793279" calcext:value-type="float">
            <text:p>0.793279</text:p>
          </table:table-cell>
          <table:table-cell office:value-type="float" office:value="0.144115" calcext:value-type="float">
            <text:p>0.144115</text:p>
          </table:table-cell>
        </table:table-row>
        <table:table-row table:style-name="ro1">
          <table:table-cell office:value-type="float" office:value="1.417216" calcext:value-type="float">
            <text:p>1.417216</text:p>
          </table:table-cell>
          <table:table-cell office:value-type="float" office:value="0.888482" calcext:value-type="float">
            <text:p>0.888482</text:p>
          </table:table-cell>
          <table:table-cell office:value-type="float" office:value="0.128218" calcext:value-type="float">
            <text:p>0.128218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972097" calcext:value-type="float">
            <text:p>0.972097</text:p>
          </table:table-cell>
          <table:table-cell office:value-type="float" office:value="0.088548" calcext:value-type="float">
            <text:p>0.088548</text:p>
          </table:table-cell>
        </table:table-row>
        <table:table-row table:style-name="ro1">
          <table:table-cell office:value-type="float" office:value="1.4336" calcext:value-type="float">
            <text:p>1.4336</text:p>
          </table:table-cell>
          <table:table-cell office:value-type="float" office:value="0.888313" calcext:value-type="float">
            <text:p>0.888313</text:p>
          </table:table-cell>
          <table:table-cell office:value-type="float" office:value="0.13205" calcext:value-type="float">
            <text:p>0.13205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892634" calcext:value-type="float">
            <text:p>0.892634</text:p>
          </table:table-cell>
          <table:table-cell office:value-type="float" office:value="0.152294" calcext:value-type="float">
            <text:p>0.152294</text:p>
          </table:table-cell>
        </table:table-row>
        <table:table-row table:style-name="ro1">
          <table:table-cell office:value-type="float" office:value="1.449984" calcext:value-type="float">
            <text:p>1.449984</text:p>
          </table:table-cell>
          <table:table-cell office:value-type="float" office:value="0.976096" calcext:value-type="float">
            <text:p>0.976096</text:p>
          </table:table-cell>
          <table:table-cell office:value-type="float" office:value="0.123605" calcext:value-type="float">
            <text:p>0.123605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953942" calcext:value-type="float">
            <text:p>0.953942</text:p>
          </table:table-cell>
          <table:table-cell office:value-type="float" office:value="0.109247" calcext:value-type="float">
            <text:p>0.109247</text:p>
          </table:table-cell>
        </table:table-row>
        <table:table-row table:style-name="ro1">
          <table:table-cell office:value-type="float" office:value="1.466368" calcext:value-type="float">
            <text:p>1.466368</text:p>
          </table:table-cell>
          <table:table-cell office:value-type="float" office:value="0.842544" calcext:value-type="float">
            <text:p>0.842544</text:p>
          </table:table-cell>
          <table:table-cell office:value-type="float" office:value="0.165006" calcext:value-type="float">
            <text:p>0.165006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860489" calcext:value-type="float">
            <text:p>0.860489</text:p>
          </table:table-cell>
          <table:table-cell office:value-type="float" office:value="0.11548" calcext:value-type="float">
            <text:p>0.11548</text:p>
          </table:table-cell>
        </table:table-row>
        <table:table-row table:style-name="ro1">
          <table:table-cell office:value-type="float" office:value="1.482752" calcext:value-type="float">
            <text:p>1.482752</text:p>
          </table:table-cell>
          <table:table-cell office:value-type="float" office:value="0.90501" calcext:value-type="float">
            <text:p>0.90501</text:p>
          </table:table-cell>
          <table:table-cell office:value-type="float" office:value="0.153247" calcext:value-type="float">
            <text:p>0.153247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886278" calcext:value-type="float">
            <text:p>0.886278</text:p>
          </table:table-cell>
          <table:table-cell office:value-type="float" office:value="0.142499" calcext:value-type="float">
            <text:p>0.142499</text:p>
          </table:table-cell>
        </table:table-row>
        <table:table-row table:style-name="ro1">
          <table:table-cell office:value-type="float" office:value="1.499136" calcext:value-type="float">
            <text:p>1.499136</text:p>
          </table:table-cell>
          <table:table-cell office:value-type="float" office:value="0.921401" calcext:value-type="float">
            <text:p>0.921401</text:p>
          </table:table-cell>
          <table:table-cell office:value-type="float" office:value="0.118697" calcext:value-type="float">
            <text:p>0.118697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.132328" calcext:value-type="float">
            <text:p>0.132328</text:p>
          </table:table-cell>
        </table:table-row>
        <table:table-row table:style-name="ro1">
          <table:table-cell office:value-type="float" office:value="1.51552" calcext:value-type="float">
            <text:p>1.51552</text:p>
          </table:table-cell>
          <table:table-cell office:value-type="float" office:value="0.830721" calcext:value-type="float">
            <text:p>0.830721</text:p>
          </table:table-cell>
          <table:table-cell office:value-type="float" office:value="0.141409" calcext:value-type="float">
            <text:p>0.141409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908203" calcext:value-type="float">
            <text:p>0.908203</text:p>
          </table:table-cell>
          <table:table-cell office:value-type="float" office:value="0.142827" calcext:value-type="float">
            <text:p>0.142827</text:p>
          </table:table-cell>
        </table:table-row>
        <table:table-row table:style-name="ro1">
          <table:table-cell office:value-type="float" office:value="1.531904" calcext:value-type="float">
            <text:p>1.531904</text:p>
          </table:table-cell>
          <table:table-cell office:value-type="float" office:value="0.834126" calcext:value-type="float">
            <text:p>0.834126</text:p>
          </table:table-cell>
          <table:table-cell office:value-type="float" office:value="0.120828" calcext:value-type="float">
            <text:p>0.120828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899765" calcext:value-type="float">
            <text:p>0.899765</text:p>
          </table:table-cell>
          <table:table-cell office:value-type="float" office:value="0.107922" calcext:value-type="float">
            <text:p>0.107922</text:p>
          </table:table-cell>
        </table:table-row>
        <table:table-row table:style-name="ro1">
          <table:table-cell office:value-type="float" office:value="1.548288" calcext:value-type="float">
            <text:p>1.548288</text:p>
          </table:table-cell>
          <table:table-cell office:value-type="float" office:value="0.859731" calcext:value-type="float">
            <text:p>0.859731</text:p>
          </table:table-cell>
          <table:table-cell office:value-type="float" office:value="0.147602" calcext:value-type="float">
            <text:p>0.147602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838952" calcext:value-type="float">
            <text:p>0.838952</text:p>
          </table:table-cell>
          <table:table-cell office:value-type="float" office:value="0.14018" calcext:value-type="float">
            <text:p>0.14018</text:p>
          </table:table-cell>
        </table:table-row>
        <table:table-row table:style-name="ro1">
          <table:table-cell office:value-type="float" office:value="1.564672" calcext:value-type="float">
            <text:p>1.564672</text:p>
          </table:table-cell>
          <table:table-cell office:value-type="float" office:value="0.907666" calcext:value-type="float">
            <text:p>0.907666</text:p>
          </table:table-cell>
          <table:table-cell office:value-type="float" office:value="0.152545" calcext:value-type="float">
            <text:p>0.152545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865814" calcext:value-type="float">
            <text:p>0.865814</text:p>
          </table:table-cell>
          <table:table-cell office:value-type="float" office:value="0.126296" calcext:value-type="float">
            <text:p>0.126296</text:p>
          </table:table-cell>
        </table:table-row>
        <table:table-row table:style-name="ro1">
          <table:table-cell office:value-type="float" office:value="1.581056" calcext:value-type="float">
            <text:p>1.581056</text:p>
          </table:table-cell>
          <table:table-cell office:value-type="float" office:value="0.891209" calcext:value-type="float">
            <text:p>0.891209</text:p>
          </table:table-cell>
          <table:table-cell office:value-type="float" office:value="0.122161" calcext:value-type="float">
            <text:p>0.122161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774568" calcext:value-type="float">
            <text:p>0.774568</text:p>
          </table:table-cell>
          <table:table-cell office:value-type="float" office:value="0.185919" calcext:value-type="float">
            <text:p>0.185919</text:p>
          </table:table-cell>
        </table:table-row>
        <table:table-row table:style-name="ro1">
          <table:table-cell office:value-type="float" office:value="1.59744" calcext:value-type="float">
            <text:p>1.59744</text:p>
          </table:table-cell>
          <table:table-cell office:value-type="float" office:value="0.907661" calcext:value-type="float">
            <text:p>0.907661</text:p>
          </table:table-cell>
          <table:table-cell office:value-type="float" office:value="0.130787" calcext:value-type="float">
            <text:p>0.130787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888102" calcext:value-type="float">
            <text:p>0.888102</text:p>
          </table:table-cell>
          <table:table-cell office:value-type="float" office:value="0.138646" calcext:value-type="float">
            <text:p>0.138646</text:p>
          </table:table-cell>
        </table:table-row>
        <table:table-row table:style-name="ro1">
          <table:table-cell office:value-type="float" office:value="1.613824" calcext:value-type="float">
            <text:p>1.613824</text:p>
          </table:table-cell>
          <table:table-cell office:value-type="float" office:value="0.933806" calcext:value-type="float">
            <text:p>0.933806</text:p>
          </table:table-cell>
          <table:table-cell office:value-type="float" office:value="0.102869" calcext:value-type="float">
            <text:p>0.102869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98709" calcext:value-type="float">
            <text:p>0.98709</text:p>
          </table:table-cell>
          <table:table-cell office:value-type="float" office:value="0.119385" calcext:value-type="float">
            <text:p>0.119385</text:p>
          </table:table-cell>
        </table:table-row>
        <table:table-row table:style-name="ro1">
          <table:table-cell office:value-type="float" office:value="1.630208" calcext:value-type="float">
            <text:p>1.630208</text:p>
          </table:table-cell>
          <table:table-cell office:value-type="float" office:value="0.971151" calcext:value-type="float">
            <text:p>0.971151</text:p>
          </table:table-cell>
          <table:table-cell office:value-type="float" office:value="0.075286" calcext:value-type="float">
            <text:p>0.075286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182" calcext:value-type="float">
            <text:p>0.83182</text:p>
          </table:table-cell>
          <table:table-cell office:value-type="float" office:value="0.118106" calcext:value-type="float">
            <text:p>0.118106</text:p>
          </table:table-cell>
        </table:table-row>
        <table:table-row table:style-name="ro1">
          <table:table-cell office:value-type="float" office:value="1.646592" calcext:value-type="float">
            <text:p>1.646592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139128" calcext:value-type="float">
            <text:p>0.139128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865788" calcext:value-type="float">
            <text:p>0.865788</text:p>
          </table:table-cell>
          <table:table-cell office:value-type="float" office:value="0.158645" calcext:value-type="float">
            <text:p>0.158645</text:p>
          </table:table-cell>
        </table:table-row>
        <table:table-row table:style-name="ro1">
          <table:table-cell office:value-type="float" office:value="1.662976" calcext:value-type="float">
            <text:p>1.662976</text:p>
          </table:table-cell>
          <table:table-cell office:value-type="float" office:value="1.172764" calcext:value-type="float">
            <text:p>1.172764</text:p>
          </table:table-cell>
          <table:table-cell office:value-type="float" office:value="0.082882" calcext:value-type="float">
            <text:p>0.082882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810566" calcext:value-type="float">
            <text:p>0.810566</text:p>
          </table:table-cell>
          <table:table-cell office:value-type="float" office:value="0.134889" calcext:value-type="float">
            <text:p>0.134889</text:p>
          </table:table-cell>
        </table:table-row>
        <table:table-row table:style-name="ro1">
          <table:table-cell office:value-type="float" office:value="1.67936" calcext:value-type="float">
            <text:p>1.67936</text:p>
          </table:table-cell>
          <table:table-cell office:value-type="float" office:value="0.941056" calcext:value-type="float">
            <text:p>0.941056</text:p>
          </table:table-cell>
          <table:table-cell office:value-type="float" office:value="0.134768" calcext:value-type="float">
            <text:p>0.134768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887781" calcext:value-type="float">
            <text:p>0.887781</text:p>
          </table:table-cell>
          <table:table-cell office:value-type="float" office:value="0.124846" calcext:value-type="float">
            <text:p>0.124846</text:p>
          </table:table-cell>
        </table:table-row>
        <table:table-row table:style-name="ro1">
          <table:table-cell office:value-type="float" office:value="1.695744" calcext:value-type="float">
            <text:p>1.695744</text:p>
          </table:table-cell>
          <table:table-cell office:value-type="float" office:value="0.810925" calcext:value-type="float">
            <text:p>0.810925</text:p>
          </table:table-cell>
          <table:table-cell office:value-type="float" office:value="0.150128" calcext:value-type="float">
            <text:p>0.150128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1.15249" calcext:value-type="float">
            <text:p>1.15249</text:p>
          </table:table-cell>
          <table:table-cell office:value-type="float" office:value="0.077165" calcext:value-type="float">
            <text:p>0.077165</text:p>
          </table:table-cell>
        </table:table-row>
        <table:table-row table:style-name="ro1">
          <table:table-cell office:value-type="float" office:value="1.712128" calcext:value-type="float">
            <text:p>1.712128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141662" calcext:value-type="float">
            <text:p>0.141662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952713" calcext:value-type="float">
            <text:p>0.952713</text:p>
          </table:table-cell>
          <table:table-cell office:value-type="float" office:value="0.120031" calcext:value-type="float">
            <text:p>0.120031</text:p>
          </table:table-cell>
        </table:table-row>
        <table:table-row table:style-name="ro1">
          <table:table-cell office:value-type="float" office:value="1.728512" calcext:value-type="float">
            <text:p>1.728512</text:p>
          </table:table-cell>
          <table:table-cell office:value-type="float" office:value="0.80787" calcext:value-type="float">
            <text:p>0.80787</text:p>
          </table:table-cell>
          <table:table-cell office:value-type="float" office:value="0.151694" calcext:value-type="float">
            <text:p>0.151694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944418" calcext:value-type="float">
            <text:p>0.944418</text:p>
          </table:table-cell>
          <table:table-cell office:value-type="float" office:value="0.108632" calcext:value-type="float">
            <text:p>0.108632</text:p>
          </table:table-cell>
        </table:table-row>
        <table:table-row table:style-name="ro1">
          <table:table-cell office:value-type="float" office:value="1.744896" calcext:value-type="float">
            <text:p>1.744896</text:p>
          </table:table-cell>
          <table:table-cell office:value-type="float" office:value="0.85128" calcext:value-type="float">
            <text:p>0.85128</text:p>
          </table:table-cell>
          <table:table-cell office:value-type="float" office:value="0.132776" calcext:value-type="float">
            <text:p>0.132776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897688" calcext:value-type="float">
            <text:p>0.897688</text:p>
          </table:table-cell>
          <table:table-cell office:value-type="float" office:value="0.144319" calcext:value-type="float">
            <text:p>0.144319</text:p>
          </table:table-cell>
        </table:table-row>
        <table:table-row table:style-name="ro1">
          <table:table-cell office:value-type="float" office:value="1.76128" calcext:value-type="float">
            <text:p>1.76128</text:p>
          </table:table-cell>
          <table:table-cell office:value-type="float" office:value="0.925123" calcext:value-type="float">
            <text:p>0.925123</text:p>
          </table:table-cell>
          <table:table-cell office:value-type="float" office:value="0.124788" calcext:value-type="float">
            <text:p>0.124788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821934" calcext:value-type="float">
            <text:p>0.821934</text:p>
          </table:table-cell>
          <table:table-cell office:value-type="float" office:value="0.154782" calcext:value-type="float">
            <text:p>0.154782</text:p>
          </table:table-cell>
        </table:table-row>
        <table:table-row table:style-name="ro1">
          <table:table-cell office:value-type="float" office:value="1.777664" calcext:value-type="float">
            <text:p>1.777664</text:p>
          </table:table-cell>
          <table:table-cell office:value-type="float" office:value="0.926621" calcext:value-type="float">
            <text:p>0.926621</text:p>
          </table:table-cell>
          <table:table-cell office:value-type="float" office:value="0.122377" calcext:value-type="float">
            <text:p>0.122377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85496" calcext:value-type="float">
            <text:p>0.85496</text:p>
          </table:table-cell>
          <table:table-cell office:value-type="float" office:value="0.135888" calcext:value-type="float">
            <text:p>0.135888</text:p>
          </table:table-cell>
        </table:table-row>
        <table:table-row table:style-name="ro1">
          <table:table-cell office:value-type="float" office:value="1.794048" calcext:value-type="float">
            <text:p>1.794048</text:p>
          </table:table-cell>
          <table:table-cell office:value-type="float" office:value="0.832947" calcext:value-type="float">
            <text:p>0.832947</text:p>
          </table:table-cell>
          <table:table-cell office:value-type="float" office:value="0.131069" calcext:value-type="float">
            <text:p>0.131069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951387" calcext:value-type="float">
            <text:p>0.951387</text:p>
          </table:table-cell>
          <table:table-cell office:value-type="float" office:value="0.158066" calcext:value-type="float">
            <text:p>0.158066</text:p>
          </table:table-cell>
        </table:table-row>
        <table:table-row table:style-name="ro1">
          <table:table-cell office:value-type="float" office:value="1.810432" calcext:value-type="float">
            <text:p>1.810432</text:p>
          </table:table-cell>
          <table:table-cell office:value-type="float" office:value="0.899752" calcext:value-type="float">
            <text:p>0.899752</text:p>
          </table:table-cell>
          <table:table-cell office:value-type="float" office:value="0.095395" calcext:value-type="float">
            <text:p>0.095395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925034" calcext:value-type="float">
            <text:p>0.925034</text:p>
          </table:table-cell>
          <table:table-cell office:value-type="float" office:value="0.122169" calcext:value-type="float">
            <text:p>0.122169</text:p>
          </table:table-cell>
        </table:table-row>
        <table:table-row table:style-name="ro1">
          <table:table-cell office:value-type="float" office:value="1.826816" calcext:value-type="float">
            <text:p>1.826816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11799" calcext:value-type="float">
            <text:p>0.11799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1.156823" calcext:value-type="float">
            <text:p>1.156823</text:p>
          </table:table-cell>
          <table:table-cell office:value-type="float" office:value="0.16534" calcext:value-type="float">
            <text:p>0.16534</text:p>
          </table:table-cell>
        </table:table-row>
        <table:table-row table:style-name="ro1">
          <table:table-cell office:value-type="float" office:value="1.8432" calcext:value-type="float">
            <text:p>1.8432</text:p>
          </table:table-cell>
          <table:table-cell office:value-type="float" office:value="0.838852" calcext:value-type="float">
            <text:p>0.838852</text:p>
          </table:table-cell>
          <table:table-cell office:value-type="float" office:value="0.165603" calcext:value-type="float">
            <text:p>0.165603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97697" calcext:value-type="float">
            <text:p>0.97697</text:p>
          </table:table-cell>
          <table:table-cell office:value-type="float" office:value="0.095443" calcext:value-type="float">
            <text:p>0.095443</text:p>
          </table:table-cell>
        </table:table-row>
        <table:table-row table:style-name="ro1">
          <table:table-cell office:value-type="float" office:value="1.859584" calcext:value-type="float">
            <text:p>1.859584</text:p>
          </table:table-cell>
          <table:table-cell office:value-type="float" office:value="0.899633" calcext:value-type="float">
            <text:p>0.899633</text:p>
          </table:table-cell>
          <table:table-cell office:value-type="float" office:value="0.135172" calcext:value-type="float">
            <text:p>0.135172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1.128309" calcext:value-type="float">
            <text:p>1.128309</text:p>
          </table:table-cell>
          <table:table-cell office:value-type="float" office:value="0.102619" calcext:value-type="float">
            <text:p>0.102619</text:p>
          </table:table-cell>
        </table:table-row>
        <table:table-row table:style-name="ro1">
          <table:table-cell office:value-type="float" office:value="1.875968" calcext:value-type="float">
            <text:p>1.875968</text:p>
          </table:table-cell>
          <table:table-cell office:value-type="float" office:value="0.830042" calcext:value-type="float">
            <text:p>0.830042</text:p>
          </table:table-cell>
          <table:table-cell office:value-type="float" office:value="0.116751" calcext:value-type="float">
            <text:p>0.116751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0.118633" calcext:value-type="float">
            <text:p>0.118633</text:p>
          </table:table-cell>
        </table:table-row>
        <table:table-row table:style-name="ro1">
          <table:table-cell office:value-type="float" office:value="1.892352" calcext:value-type="float">
            <text:p>1.892352</text:p>
          </table:table-cell>
          <table:table-cell office:value-type="float" office:value="0.903486" calcext:value-type="float">
            <text:p>0.903486</text:p>
          </table:table-cell>
          <table:table-cell office:value-type="float" office:value="0.104706" calcext:value-type="float">
            <text:p>0.104706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803185" calcext:value-type="float">
            <text:p>0.803185</text:p>
          </table:table-cell>
          <table:table-cell office:value-type="float" office:value="0.154361" calcext:value-type="float">
            <text:p>0.154361</text:p>
          </table:table-cell>
        </table:table-row>
        <table:table-row table:style-name="ro1">
          <table:table-cell office:value-type="float" office:value="1.908736" calcext:value-type="float">
            <text:p>1.908736</text:p>
          </table:table-cell>
          <table:table-cell office:value-type="float" office:value="0.892692" calcext:value-type="float">
            <text:p>0.892692</text:p>
          </table:table-cell>
          <table:table-cell office:value-type="float" office:value="0.136413" calcext:value-type="float">
            <text:p>0.136413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964939" calcext:value-type="float">
            <text:p>0.964939</text:p>
          </table:table-cell>
          <table:table-cell office:value-type="float" office:value="0.087047" calcext:value-type="float">
            <text:p>0.087047</text:p>
          </table:table-cell>
        </table:table-row>
        <table:table-row table:style-name="ro1">
          <table:table-cell office:value-type="float" office:value="1.92512" calcext:value-type="float">
            <text:p>1.92512</text:p>
          </table:table-cell>
          <table:table-cell office:value-type="float" office:value="0.971494" calcext:value-type="float">
            <text:p>0.971494</text:p>
          </table:table-cell>
          <table:table-cell office:value-type="float" office:value="0.115754" calcext:value-type="float">
            <text:p>0.115754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848265" calcext:value-type="float">
            <text:p>0.848265</text:p>
          </table:table-cell>
          <table:table-cell office:value-type="float" office:value="0.151359" calcext:value-type="float">
            <text:p>0.151359</text:p>
          </table:table-cell>
        </table:table-row>
        <table:table-row table:style-name="ro1">
          <table:table-cell office:value-type="float" office:value="1.941504" calcext:value-type="float">
            <text:p>1.941504</text:p>
          </table:table-cell>
          <table:table-cell office:value-type="float" office:value="0.936837" calcext:value-type="float">
            <text:p>0.936837</text:p>
          </table:table-cell>
          <table:table-cell office:value-type="float" office:value="0.094889" calcext:value-type="float">
            <text:p>0.094889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1.002304" calcext:value-type="float">
            <text:p>1.002304</text:p>
          </table:table-cell>
          <table:table-cell office:value-type="float" office:value="0.10493" calcext:value-type="float">
            <text:p>0.10493</text:p>
          </table:table-cell>
        </table:table-row>
        <table:table-row table:style-name="ro1">
          <table:table-cell office:value-type="float" office:value="1.957888" calcext:value-type="float">
            <text:p>1.957888</text:p>
          </table:table-cell>
          <table:table-cell office:value-type="float" office:value="0.884484" calcext:value-type="float">
            <text:p>0.884484</text:p>
          </table:table-cell>
          <table:table-cell office:value-type="float" office:value="0.139585" calcext:value-type="float">
            <text:p>0.139585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904524" calcext:value-type="float">
            <text:p>0.904524</text:p>
          </table:table-cell>
          <table:table-cell office:value-type="float" office:value="0.12317" calcext:value-type="float">
            <text:p>0.12317</text:p>
          </table:table-cell>
        </table:table-row>
        <table:table-row table:style-name="ro1">
          <table:table-cell office:value-type="float" office:value="1.974272" calcext:value-type="float">
            <text:p>1.974272</text:p>
          </table:table-cell>
          <table:table-cell office:value-type="float" office:value="0.962103" calcext:value-type="float">
            <text:p>0.962103</text:p>
          </table:table-cell>
          <table:table-cell office:value-type="float" office:value="0.109573" calcext:value-type="float">
            <text:p>0.109573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822388" calcext:value-type="float">
            <text:p>0.822388</text:p>
          </table:table-cell>
          <table:table-cell office:value-type="float" office:value="0.113101" calcext:value-type="float">
            <text:p>0.113101</text:p>
          </table:table-cell>
        </table:table-row>
        <table:table-row table:style-name="ro1">
          <table:table-cell office:value-type="float" office:value="1.990656" calcext:value-type="float">
            <text:p>1.990656</text:p>
          </table:table-cell>
          <table:table-cell office:value-type="float" office:value="0.93736" calcext:value-type="float">
            <text:p>0.93736</text:p>
          </table:table-cell>
          <table:table-cell office:value-type="float" office:value="0.105321" calcext:value-type="float">
            <text:p>0.105321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928974" calcext:value-type="float">
            <text:p>0.928974</text:p>
          </table:table-cell>
          <table:table-cell office:value-type="float" office:value="0.094488" calcext:value-type="float">
            <text:p>0.094488</text:p>
          </table:table-cell>
        </table:table-row>
      </table:table>
      <table:named-expressions/>
      <table:database-ranges>
        <table:database-range table:name="__Anonymous_Sheet_DB__0" table:target-range-address="simulation_results_RR_4.A1:simulation_results_RR_4.M1404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01:16:29.079226891</dc:date>
    <meta:editing-duration>PT1M46S</meta:editing-duration>
    <meta:editing-cycles>1</meta:editing-cycles>
    <meta:document-statistic meta:table-count="2" meta:cell-count="1898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8cm" svg:width="13.16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2">
                <text:p>0.008192</text:p>
                <draw:g>
                  <svg:desc>Sheet2.A2:Sheet2.A245</svg:desc>
                </draw:g>
              </table:table-cell>
              <table:table-cell office:value-type="float" office:value="0.008914">
                <text:p>0.008914</text:p>
                <draw:g>
                  <svg:desc>Sheet2.B2:Sheet2.B245</svg:desc>
                </draw:g>
              </table:table-cell>
              <table:table-cell office:value-type="float" office:value="0.009408">
                <text:p>0.009408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84">
                <text:p>0.016384</text:p>
              </table:table-cell>
              <table:table-cell office:value-type="float" office:value="0.017296">
                <text:p>0.017296</text:p>
              </table:table-cell>
              <table:table-cell office:value-type="float" office:value="0.017308">
                <text:p>0.017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76">
                <text:p>0.024576</text:p>
              </table:table-cell>
              <table:table-cell office:value-type="float" office:value="0.025698">
                <text:p>0.025698</text:p>
              </table:table-cell>
              <table:table-cell office:value-type="float" office:value="0.025742">
                <text:p>0.025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68">
                <text:p>0.032768</text:p>
              </table:table-cell>
              <table:table-cell office:value-type="float" office:value="0.034132">
                <text:p>0.034132</text:p>
              </table:table-cell>
              <table:table-cell office:value-type="float" office:value="0.034164">
                <text:p>0.034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">
                <text:p>0.04096</text:p>
              </table:table-cell>
              <table:table-cell office:value-type="float" office:value="0.042553">
                <text:p>0.042553</text:p>
              </table:table-cell>
              <table:table-cell office:value-type="float" office:value="0.042595">
                <text:p>0.0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52">
                <text:p>0.049152</text:p>
              </table:table-cell>
              <table:table-cell office:value-type="float" office:value="0.05096">
                <text:p>0.05096</text:p>
              </table:table-cell>
              <table:table-cell office:value-type="float" office:value="0.051034">
                <text:p>0.051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344">
                <text:p>0.057344</text:p>
              </table:table-cell>
              <table:table-cell office:value-type="float" office:value="0.059394">
                <text:p>0.059394</text:p>
              </table:table-cell>
              <table:table-cell office:value-type="float" office:value="0.059443">
                <text:p>0.059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536">
                <text:p>0.065536</text:p>
              </table:table-cell>
              <table:table-cell office:value-type="float" office:value="0.067811">
                <text:p>0.067811</text:p>
              </table:table-cell>
              <table:table-cell office:value-type="float" office:value="0.067899">
                <text:p>0.067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728">
                <text:p>0.073728</text:p>
              </table:table-cell>
              <table:table-cell office:value-type="float" office:value="0.076208">
                <text:p>0.076208</text:p>
              </table:table-cell>
              <table:table-cell office:value-type="float" office:value="0.076339">
                <text:p>0.076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2">
                <text:p>0.08192</text:p>
              </table:table-cell>
              <table:table-cell office:value-type="float" office:value="0.084655">
                <text:p>0.084655</text:p>
              </table:table-cell>
              <table:table-cell office:value-type="float" office:value="0.084776">
                <text:p>0.084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112">
                <text:p>0.090112</text:p>
              </table:table-cell>
              <table:table-cell office:value-type="float" office:value="0.093077">
                <text:p>0.093077</text:p>
              </table:table-cell>
              <table:table-cell office:value-type="float" office:value="0.093135">
                <text:p>0.093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304">
                <text:p>0.098304</text:p>
              </table:table-cell>
              <table:table-cell office:value-type="float" office:value="0.10148">
                <text:p>0.10148</text:p>
              </table:table-cell>
              <table:table-cell office:value-type="float" office:value="0.101578">
                <text:p>0.101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496">
                <text:p>0.106496</text:p>
              </table:table-cell>
              <table:table-cell office:value-type="float" office:value="0.109889">
                <text:p>0.109889</text:p>
              </table:table-cell>
              <table:table-cell office:value-type="float" office:value="0.110004">
                <text:p>0.11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688">
                <text:p>0.114688</text:p>
              </table:table-cell>
              <table:table-cell office:value-type="float" office:value="0.11833">
                <text:p>0.11833</text:p>
              </table:table-cell>
              <table:table-cell office:value-type="float" office:value="0.118493">
                <text:p>0.118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88">
                <text:p>0.12288</text:p>
              </table:table-cell>
              <table:table-cell office:value-type="float" office:value="0.126733">
                <text:p>0.126733</text:p>
              </table:table-cell>
              <table:table-cell office:value-type="float" office:value="0.126907">
                <text:p>0.126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072">
                <text:p>0.131072</text:p>
              </table:table-cell>
              <table:table-cell office:value-type="float" office:value="0.13513">
                <text:p>0.13513</text:p>
              </table:table-cell>
              <table:table-cell office:value-type="float" office:value="0.135257">
                <text:p>0.135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264">
                <text:p>0.139264</text:p>
              </table:table-cell>
              <table:table-cell office:value-type="float" office:value="0.143546">
                <text:p>0.143546</text:p>
              </table:table-cell>
              <table:table-cell office:value-type="float" office:value="0.143728">
                <text:p>0.143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456">
                <text:p>0.147456</text:p>
              </table:table-cell>
              <table:table-cell office:value-type="float" office:value="0.151959">
                <text:p>0.151959</text:p>
              </table:table-cell>
              <table:table-cell office:value-type="float" office:value="0.152675">
                <text:p>0.152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648">
                <text:p>0.155648</text:p>
              </table:table-cell>
              <table:table-cell office:value-type="float" office:value="0.160435">
                <text:p>0.160435</text:p>
              </table:table-cell>
              <table:table-cell office:value-type="float" office:value="0.160617">
                <text:p>0.160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384">
                <text:p>0.16384</text:p>
              </table:table-cell>
              <table:table-cell office:value-type="float" office:value="0.168866">
                <text:p>0.168866</text:p>
              </table:table-cell>
              <table:table-cell office:value-type="float" office:value="0.16896">
                <text:p>0.16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2032">
                <text:p>0.172032</text:p>
              </table:table-cell>
              <table:table-cell office:value-type="float" office:value="0.1773">
                <text:p>0.1773</text:p>
              </table:table-cell>
              <table:table-cell office:value-type="float" office:value="0.177816">
                <text:p>0.177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24">
                <text:p>0.180224</text:p>
              </table:table-cell>
              <table:table-cell office:value-type="float" office:value="0.185635">
                <text:p>0.185635</text:p>
              </table:table-cell>
              <table:table-cell office:value-type="float" office:value="0.185851">
                <text:p>0.185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16">
                <text:p>0.188416</text:p>
              </table:table-cell>
              <table:table-cell office:value-type="float" office:value="0.194107">
                <text:p>0.194107</text:p>
              </table:table-cell>
              <table:table-cell office:value-type="float" office:value="0.194263">
                <text:p>0.194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08">
                <text:p>0.196608</text:p>
              </table:table-cell>
              <table:table-cell office:value-type="float" office:value="0.202496">
                <text:p>0.202496</text:p>
              </table:table-cell>
              <table:table-cell office:value-type="float" office:value="0.202704">
                <text:p>0.202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">
                <text:p>0.2048</text:p>
              </table:table-cell>
              <table:table-cell office:value-type="float" office:value="0.21097">
                <text:p>0.21097</text:p>
              </table:table-cell>
              <table:table-cell office:value-type="float" office:value="0.211296">
                <text:p>0.211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2992">
                <text:p>0.212992</text:p>
              </table:table-cell>
              <table:table-cell office:value-type="float" office:value="0.219309">
                <text:p>0.219309</text:p>
              </table:table-cell>
              <table:table-cell office:value-type="float" office:value="0.219462">
                <text:p>0.219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184">
                <text:p>0.221184</text:p>
              </table:table-cell>
              <table:table-cell office:value-type="float" office:value="0.227751">
                <text:p>0.227751</text:p>
              </table:table-cell>
              <table:table-cell office:value-type="float" office:value="0.228128">
                <text:p>0.228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376">
                <text:p>0.229376</text:p>
              </table:table-cell>
              <table:table-cell office:value-type="float" office:value="0.236134">
                <text:p>0.236134</text:p>
              </table:table-cell>
              <table:table-cell office:value-type="float" office:value="0.236731">
                <text:p>0.236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568">
                <text:p>0.237568</text:p>
              </table:table-cell>
              <table:table-cell office:value-type="float" office:value="0.244538">
                <text:p>0.244538</text:p>
              </table:table-cell>
              <table:table-cell office:value-type="float" office:value="0.245039">
                <text:p>0.24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76">
                <text:p>0.24576</text:p>
              </table:table-cell>
              <table:table-cell office:value-type="float" office:value="0.253019">
                <text:p>0.253019</text:p>
              </table:table-cell>
              <table:table-cell office:value-type="float" office:value="0.253354">
                <text:p>0.253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52">
                <text:p>0.253952</text:p>
              </table:table-cell>
              <table:table-cell office:value-type="float" office:value="0.261438">
                <text:p>0.261438</text:p>
              </table:table-cell>
              <table:table-cell office:value-type="float" office:value="0.261734">
                <text:p>0.261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144">
                <text:p>0.262144</text:p>
              </table:table-cell>
              <table:table-cell office:value-type="float" office:value="0.269872">
                <text:p>0.269872</text:p>
              </table:table-cell>
              <table:table-cell office:value-type="float" office:value="0.27019">
                <text:p>0.27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336">
                <text:p>0.270336</text:p>
              </table:table-cell>
              <table:table-cell office:value-type="float" office:value="0.278381">
                <text:p>0.278381</text:p>
              </table:table-cell>
              <table:table-cell office:value-type="float" office:value="0.278652">
                <text:p>0.278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28">
                <text:p>0.278528</text:p>
              </table:table-cell>
              <table:table-cell office:value-type="float" office:value="0.286638">
                <text:p>0.286638</text:p>
              </table:table-cell>
              <table:table-cell office:value-type="float" office:value="0.286959">
                <text:p>0.286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2">
                <text:p>0.28672</text:p>
              </table:table-cell>
              <table:table-cell office:value-type="float" office:value="0.295068">
                <text:p>0.295068</text:p>
              </table:table-cell>
              <table:table-cell office:value-type="float" office:value="0.295507">
                <text:p>0.295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912">
                <text:p>0.294912</text:p>
              </table:table-cell>
              <table:table-cell office:value-type="float" office:value="0.303457">
                <text:p>0.303457</text:p>
              </table:table-cell>
              <table:table-cell office:value-type="float" office:value="0.303956">
                <text:p>0.30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104">
                <text:p>0.303104</text:p>
              </table:table-cell>
              <table:table-cell office:value-type="float" office:value="0.311902">
                <text:p>0.311902</text:p>
              </table:table-cell>
              <table:table-cell office:value-type="float" office:value="0.312404">
                <text:p>0.312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1296">
                <text:p>0.311296</text:p>
              </table:table-cell>
              <table:table-cell office:value-type="float" office:value="0.320289">
                <text:p>0.320289</text:p>
              </table:table-cell>
              <table:table-cell office:value-type="float" office:value="0.320682">
                <text:p>0.320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488">
                <text:p>0.319488</text:p>
              </table:table-cell>
              <table:table-cell office:value-type="float" office:value="0.328847">
                <text:p>0.328847</text:p>
              </table:table-cell>
              <table:table-cell office:value-type="float" office:value="0.329709">
                <text:p>0.3297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68">
                <text:p>0.32768</text:p>
              </table:table-cell>
              <table:table-cell office:value-type="float" office:value="0.337124">
                <text:p>0.337124</text:p>
              </table:table-cell>
              <table:table-cell office:value-type="float" office:value="0.337645">
                <text:p>0.337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5872">
                <text:p>0.335872</text:p>
              </table:table-cell>
              <table:table-cell office:value-type="float" office:value="0.345558">
                <text:p>0.345558</text:p>
              </table:table-cell>
              <table:table-cell office:value-type="float" office:value="0.346512">
                <text:p>0.346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64">
                <text:p>0.344064</text:p>
              </table:table-cell>
              <table:table-cell office:value-type="float" office:value="0.354015">
                <text:p>0.354015</text:p>
              </table:table-cell>
              <table:table-cell office:value-type="float" office:value="0.35441">
                <text:p>0.35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6">
                <text:p>0.352256</text:p>
              </table:table-cell>
              <table:table-cell office:value-type="float" office:value="0.362473">
                <text:p>0.362473</text:p>
              </table:table-cell>
              <table:table-cell office:value-type="float" office:value="0.363318">
                <text:p>0.363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448">
                <text:p>0.360448</text:p>
              </table:table-cell>
              <table:table-cell office:value-type="float" office:value="0.370811">
                <text:p>0.370811</text:p>
              </table:table-cell>
              <table:table-cell office:value-type="float" office:value="0.371301">
                <text:p>0.37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64">
                <text:p>0.36864</text:p>
              </table:table-cell>
              <table:table-cell office:value-type="float" office:value="0.379227">
                <text:p>0.379227</text:p>
              </table:table-cell>
              <table:table-cell office:value-type="float" office:value="0.379654">
                <text:p>0.379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32">
                <text:p>0.376832</text:p>
              </table:table-cell>
              <table:table-cell office:value-type="float" office:value="0.38773">
                <text:p>0.38773</text:p>
              </table:table-cell>
              <table:table-cell office:value-type="float" office:value="0.388568">
                <text:p>0.388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5024">
                <text:p>0.385024</text:p>
              </table:table-cell>
              <table:table-cell office:value-type="float" office:value="0.396166">
                <text:p>0.396166</text:p>
              </table:table-cell>
              <table:table-cell office:value-type="float" office:value="0.396658">
                <text:p>0.3966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216">
                <text:p>0.393216</text:p>
              </table:table-cell>
              <table:table-cell office:value-type="float" office:value="0.404473">
                <text:p>0.404473</text:p>
              </table:table-cell>
              <table:table-cell office:value-type="float" office:value="0.404905">
                <text:p>0.404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08">
                <text:p>0.401408</text:p>
              </table:table-cell>
              <table:table-cell office:value-type="float" office:value="0.412932">
                <text:p>0.412932</text:p>
              </table:table-cell>
              <table:table-cell office:value-type="float" office:value="0.41368">
                <text:p>0.41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6">
                <text:p>0.4096</text:p>
              </table:table-cell>
              <table:table-cell office:value-type="float" office:value="0.421335">
                <text:p>0.421335</text:p>
              </table:table-cell>
              <table:table-cell office:value-type="float" office:value="0.421742">
                <text:p>0.421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7792">
                <text:p>0.417792</text:p>
              </table:table-cell>
              <table:table-cell office:value-type="float" office:value="0.429886">
                <text:p>0.429886</text:p>
              </table:table-cell>
              <table:table-cell office:value-type="float" office:value="0.430658">
                <text:p>0.430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984">
                <text:p>0.425984</text:p>
              </table:table-cell>
              <table:table-cell office:value-type="float" office:value="0.43811">
                <text:p>0.43811</text:p>
              </table:table-cell>
              <table:table-cell office:value-type="float" office:value="0.438981">
                <text:p>0.4389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4176">
                <text:p>0.434176</text:p>
              </table:table-cell>
              <table:table-cell office:value-type="float" office:value="0.446513">
                <text:p>0.446513</text:p>
              </table:table-cell>
              <table:table-cell office:value-type="float" office:value="0.447434">
                <text:p>0.447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368">
                <text:p>0.442368</text:p>
              </table:table-cell>
              <table:table-cell office:value-type="float" office:value="0.455024">
                <text:p>0.455024</text:p>
              </table:table-cell>
              <table:table-cell office:value-type="float" office:value="0.455979">
                <text:p>0.455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6">
                <text:p>0.45056</text:p>
              </table:table-cell>
              <table:table-cell office:value-type="float" office:value="0.463529">
                <text:p>0.463529</text:p>
              </table:table-cell>
              <table:table-cell office:value-type="float" office:value="0.464263">
                <text:p>0.464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752">
                <text:p>0.458752</text:p>
              </table:table-cell>
              <table:table-cell office:value-type="float" office:value="0.471892">
                <text:p>0.471892</text:p>
              </table:table-cell>
              <table:table-cell office:value-type="float" office:value="0.472597">
                <text:p>0.472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6944">
                <text:p>0.466944</text:p>
              </table:table-cell>
              <table:table-cell office:value-type="float" office:value="0.480202">
                <text:p>0.480202</text:p>
              </table:table-cell>
              <table:table-cell office:value-type="float" office:value="0.481056">
                <text:p>0.481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5136">
                <text:p>0.475136</text:p>
              </table:table-cell>
              <table:table-cell office:value-type="float" office:value="0.488741">
                <text:p>0.488741</text:p>
              </table:table-cell>
              <table:table-cell office:value-type="float" office:value="0.489834">
                <text:p>0.489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328">
                <text:p>0.483328</text:p>
              </table:table-cell>
              <table:table-cell office:value-type="float" office:value="0.497019">
                <text:p>0.497019</text:p>
              </table:table-cell>
              <table:table-cell office:value-type="float" office:value="0.49826">
                <text:p>0.49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152">
                <text:p>0.49152</text:p>
              </table:table-cell>
              <table:table-cell office:value-type="float" office:value="0.505379">
                <text:p>0.505379</text:p>
              </table:table-cell>
              <table:table-cell office:value-type="float" office:value="0.506447">
                <text:p>0.506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712">
                <text:p>0.499712</text:p>
              </table:table-cell>
              <table:table-cell office:value-type="float" office:value="0.50618">
                <text:p>0.50618</text:p>
              </table:table-cell>
              <table:table-cell office:value-type="float" office:value="0.507396">
                <text:p>0.507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7904">
                <text:p>0.507904</text:p>
              </table:table-cell>
              <table:table-cell office:value-type="float" office:value="0.511929">
                <text:p>0.511929</text:p>
              </table:table-cell>
              <table:table-cell office:value-type="float" office:value="0.478255">
                <text:p>0.478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096">
                <text:p>0.516096</text:p>
              </table:table-cell>
              <table:table-cell office:value-type="float" office:value="0.521046">
                <text:p>0.521046</text:p>
              </table:table-cell>
              <table:table-cell office:value-type="float" office:value="0.442447">
                <text:p>0.442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4288">
                <text:p>0.524288</text:p>
              </table:table-cell>
              <table:table-cell office:value-type="float" office:value="0.516158">
                <text:p>0.516158</text:p>
              </table:table-cell>
              <table:table-cell office:value-type="float" office:value="0.448222">
                <text:p>0.448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8">
                <text:p>0.53248</text:p>
              </table:table-cell>
              <table:table-cell office:value-type="float" office:value="0.523441">
                <text:p>0.523441</text:p>
              </table:table-cell>
              <table:table-cell office:value-type="float" office:value="0.421588">
                <text:p>0.4215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672">
                <text:p>0.540672</text:p>
              </table:table-cell>
              <table:table-cell office:value-type="float" office:value="0.532482">
                <text:p>0.532482</text:p>
              </table:table-cell>
              <table:table-cell office:value-type="float" office:value="0.407973">
                <text:p>0.407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864">
                <text:p>0.548864</text:p>
              </table:table-cell>
              <table:table-cell office:value-type="float" office:value="0.551622">
                <text:p>0.551622</text:p>
              </table:table-cell>
              <table:table-cell office:value-type="float" office:value="0.458837">
                <text:p>0.458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7056">
                <text:p>0.557056</text:p>
              </table:table-cell>
              <table:table-cell office:value-type="float" office:value="0.536852">
                <text:p>0.536852</text:p>
              </table:table-cell>
              <table:table-cell office:value-type="float" office:value="0.39366">
                <text:p>0.39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5248">
                <text:p>0.565248</text:p>
              </table:table-cell>
              <table:table-cell office:value-type="float" office:value="0.538843">
                <text:p>0.538843</text:p>
              </table:table-cell>
              <table:table-cell office:value-type="float" office:value="0.376107">
                <text:p>0.376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44">
                <text:p>0.57344</text:p>
              </table:table-cell>
              <table:table-cell office:value-type="float" office:value="0.548854">
                <text:p>0.548854</text:p>
              </table:table-cell>
              <table:table-cell office:value-type="float" office:value="0.389985">
                <text:p>0.389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1632">
                <text:p>0.581632</text:p>
              </table:table-cell>
              <table:table-cell office:value-type="float" office:value="0.574739">
                <text:p>0.574739</text:p>
              </table:table-cell>
              <table:table-cell office:value-type="float" office:value="0.428099">
                <text:p>0.4280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9824">
                <text:p>0.589824</text:p>
              </table:table-cell>
              <table:table-cell office:value-type="float" office:value="0.590428">
                <text:p>0.590428</text:p>
              </table:table-cell>
              <table:table-cell office:value-type="float" office:value="0.422519">
                <text:p>0.422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016">
                <text:p>0.598016</text:p>
              </table:table-cell>
              <table:table-cell office:value-type="float" office:value="0.594819">
                <text:p>0.594819</text:p>
              </table:table-cell>
              <table:table-cell office:value-type="float" office:value="0.425675">
                <text:p>0.425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6208">
                <text:p>0.606208</text:p>
              </table:table-cell>
              <table:table-cell office:value-type="float" office:value="0.591542">
                <text:p>0.591542</text:p>
              </table:table-cell>
              <table:table-cell office:value-type="float" office:value="0.405761">
                <text:p>0.405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44">
                <text:p>0.6144</text:p>
              </table:table-cell>
              <table:table-cell office:value-type="float" office:value="0.603784">
                <text:p>0.603784</text:p>
              </table:table-cell>
              <table:table-cell office:value-type="float" office:value="0.411453">
                <text:p>0.411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592">
                <text:p>0.622592</text:p>
              </table:table-cell>
              <table:table-cell office:value-type="float" office:value="0.619092">
                <text:p>0.619092</text:p>
              </table:table-cell>
              <table:table-cell office:value-type="float" office:value="0.397304">
                <text:p>0.39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784">
                <text:p>0.630784</text:p>
              </table:table-cell>
              <table:table-cell office:value-type="float" office:value="0.604833">
                <text:p>0.604833</text:p>
              </table:table-cell>
              <table:table-cell office:value-type="float" office:value="0.378637">
                <text:p>0.3786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976">
                <text:p>0.638976</text:p>
              </table:table-cell>
              <table:table-cell office:value-type="float" office:value="0.611011">
                <text:p>0.611011</text:p>
              </table:table-cell>
              <table:table-cell office:value-type="float" office:value="0.381194">
                <text:p>0.381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168">
                <text:p>0.647168</text:p>
              </table:table-cell>
              <table:table-cell office:value-type="float" office:value="0.631529">
                <text:p>0.631529</text:p>
              </table:table-cell>
              <table:table-cell office:value-type="float" office:value="0.380686">
                <text:p>0.380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536">
                <text:p>0.65536</text:p>
              </table:table-cell>
              <table:table-cell office:value-type="float" office:value="0.640698">
                <text:p>0.640698</text:p>
              </table:table-cell>
              <table:table-cell office:value-type="float" office:value="0.389253">
                <text:p>0.389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3552">
                <text:p>0.663552</text:p>
              </table:table-cell>
              <table:table-cell office:value-type="float" office:value="0.642309">
                <text:p>0.642309</text:p>
              </table:table-cell>
              <table:table-cell office:value-type="float" office:value="0.36934">
                <text:p>0.36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1744">
                <text:p>0.671744</text:p>
              </table:table-cell>
              <table:table-cell office:value-type="float" office:value="0.6641">
                <text:p>0.6641</text:p>
              </table:table-cell>
              <table:table-cell office:value-type="float" office:value="0.333182">
                <text:p>0.333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9936">
                <text:p>0.679936</text:p>
              </table:table-cell>
              <table:table-cell office:value-type="float" office:value="0.661142">
                <text:p>0.661142</text:p>
              </table:table-cell>
              <table:table-cell office:value-type="float" office:value="0.368749">
                <text:p>0.36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8128">
                <text:p>0.688128</text:p>
              </table:table-cell>
              <table:table-cell office:value-type="float" office:value="0.613614">
                <text:p>0.613614</text:p>
              </table:table-cell>
              <table:table-cell office:value-type="float" office:value="0.325496">
                <text:p>0.325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632">
                <text:p>0.69632</text:p>
              </table:table-cell>
              <table:table-cell office:value-type="float" office:value="0.662204">
                <text:p>0.662204</text:p>
              </table:table-cell>
              <table:table-cell office:value-type="float" office:value="0.339314">
                <text:p>0.3393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4512">
                <text:p>0.704512</text:p>
              </table:table-cell>
              <table:table-cell office:value-type="float" office:value="0.675479">
                <text:p>0.675479</text:p>
              </table:table-cell>
              <table:table-cell office:value-type="float" office:value="0.311382">
                <text:p>0.3113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2704">
                <text:p>0.712704</text:p>
              </table:table-cell>
              <table:table-cell office:value-type="float" office:value="0.698118">
                <text:p>0.698118</text:p>
              </table:table-cell>
              <table:table-cell office:value-type="float" office:value="0.31986">
                <text:p>0.31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0896">
                <text:p>0.720896</text:p>
              </table:table-cell>
              <table:table-cell office:value-type="float" office:value="0.690632">
                <text:p>0.690632</text:p>
              </table:table-cell>
              <table:table-cell office:value-type="float" office:value="0.354585">
                <text:p>0.354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9088">
                <text:p>0.729088</text:p>
              </table:table-cell>
              <table:table-cell office:value-type="float" office:value="0.713889">
                <text:p>0.713889</text:p>
              </table:table-cell>
              <table:table-cell office:value-type="float" office:value="0.332495">
                <text:p>0.332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728">
                <text:p>0.73728</text:p>
              </table:table-cell>
              <table:table-cell office:value-type="float" office:value="0.703754">
                <text:p>0.703754</text:p>
              </table:table-cell>
              <table:table-cell office:value-type="float" office:value="0.331547">
                <text:p>0.331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5472">
                <text:p>0.745472</text:p>
              </table:table-cell>
              <table:table-cell office:value-type="float" office:value="0.727147">
                <text:p>0.727147</text:p>
              </table:table-cell>
              <table:table-cell office:value-type="float" office:value="0.342535">
                <text:p>0.342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64">
                <text:p>0.753664</text:p>
              </table:table-cell>
              <table:table-cell office:value-type="float" office:value="0.69746">
                <text:p>0.69746</text:p>
              </table:table-cell>
              <table:table-cell office:value-type="float" office:value="0.302036">
                <text:p>0.3020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856">
                <text:p>0.761856</text:p>
              </table:table-cell>
              <table:table-cell office:value-type="float" office:value="0.73257">
                <text:p>0.73257</text:p>
              </table:table-cell>
              <table:table-cell office:value-type="float" office:value="0.331332">
                <text:p>0.331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0048">
                <text:p>0.770048</text:p>
              </table:table-cell>
              <table:table-cell office:value-type="float" office:value="0.709641">
                <text:p>0.709641</text:p>
              </table:table-cell>
              <table:table-cell office:value-type="float" office:value="0.318292">
                <text:p>0.318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24">
                <text:p>0.77824</text:p>
              </table:table-cell>
              <table:table-cell office:value-type="float" office:value="0.74202">
                <text:p>0.74202</text:p>
              </table:table-cell>
              <table:table-cell office:value-type="float" office:value="0.320335">
                <text:p>0.320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432">
                <text:p>0.786432</text:p>
              </table:table-cell>
              <table:table-cell office:value-type="float" office:value="0.725479">
                <text:p>0.725479</text:p>
              </table:table-cell>
              <table:table-cell office:value-type="float" office:value="0.268138">
                <text:p>0.268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624">
                <text:p>0.794624</text:p>
              </table:table-cell>
              <table:table-cell office:value-type="float" office:value="0.736702">
                <text:p>0.736702</text:p>
              </table:table-cell>
              <table:table-cell office:value-type="float" office:value="0.293428">
                <text:p>0.2934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816">
                <text:p>0.802816</text:p>
              </table:table-cell>
              <table:table-cell office:value-type="float" office:value="0.752529">
                <text:p>0.752529</text:p>
              </table:table-cell>
              <table:table-cell office:value-type="float" office:value="0.27988">
                <text:p>0.279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1008">
                <text:p>0.811008</text:p>
              </table:table-cell>
              <table:table-cell office:value-type="float" office:value="0.728981">
                <text:p>0.728981</text:p>
              </table:table-cell>
              <table:table-cell office:value-type="float" office:value="0.289392">
                <text:p>0.289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2">
                <text:p>0.8192</text:p>
              </table:table-cell>
              <table:table-cell office:value-type="float" office:value="0.764509">
                <text:p>0.764509</text:p>
              </table:table-cell>
              <table:table-cell office:value-type="float" office:value="0.267611">
                <text:p>0.267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392">
                <text:p>0.827392</text:p>
              </table:table-cell>
              <table:table-cell office:value-type="float" office:value="0.744011">
                <text:p>0.744011</text:p>
              </table:table-cell>
              <table:table-cell office:value-type="float" office:value="0.247154">
                <text:p>0.247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584">
                <text:p>0.835584</text:p>
              </table:table-cell>
              <table:table-cell office:value-type="float" office:value="0.771012">
                <text:p>0.771012</text:p>
              </table:table-cell>
              <table:table-cell office:value-type="float" office:value="0.294662">
                <text:p>0.2946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3776">
                <text:p>0.843776</text:p>
              </table:table-cell>
              <table:table-cell office:value-type="float" office:value="0.766682">
                <text:p>0.766682</text:p>
              </table:table-cell>
              <table:table-cell office:value-type="float" office:value="0.244129">
                <text:p>0.244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1968">
                <text:p>0.851968</text:p>
              </table:table-cell>
              <table:table-cell office:value-type="float" office:value="0.770653">
                <text:p>0.770653</text:p>
              </table:table-cell>
              <table:table-cell office:value-type="float" office:value="0.247552">
                <text:p>0.2475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16">
                <text:p>0.86016</text:p>
              </table:table-cell>
              <table:table-cell office:value-type="float" office:value="0.772748">
                <text:p>0.772748</text:p>
              </table:table-cell>
              <table:table-cell office:value-type="float" office:value="0.260354">
                <text:p>0.260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8352">
                <text:p>0.868352</text:p>
              </table:table-cell>
              <table:table-cell office:value-type="float" office:value="0.792197">
                <text:p>0.792197</text:p>
              </table:table-cell>
              <table:table-cell office:value-type="float" office:value="0.23968">
                <text:p>0.23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44">
                <text:p>0.876544</text:p>
              </table:table-cell>
              <table:table-cell office:value-type="float" office:value="0.793135">
                <text:p>0.793135</text:p>
              </table:table-cell>
              <table:table-cell office:value-type="float" office:value="0.231661">
                <text:p>0.231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736">
                <text:p>0.884736</text:p>
              </table:table-cell>
              <table:table-cell office:value-type="float" office:value="0.761113">
                <text:p>0.761113</text:p>
              </table:table-cell>
              <table:table-cell office:value-type="float" office:value="0.223202">
                <text:p>0.2232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8">
                <text:p>0.892928</text:p>
              </table:table-cell>
              <table:table-cell office:value-type="float" office:value="0.810351">
                <text:p>0.810351</text:p>
              </table:table-cell>
              <table:table-cell office:value-type="float" office:value="0.222246">
                <text:p>0.2222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12">
                <text:p>0.90112</text:p>
              </table:table-cell>
              <table:table-cell office:value-type="float" office:value="0.797751">
                <text:p>0.797751</text:p>
              </table:table-cell>
              <table:table-cell office:value-type="float" office:value="0.220393">
                <text:p>0.2203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312">
                <text:p>0.909312</text:p>
              </table:table-cell>
              <table:table-cell office:value-type="float" office:value="0.803557">
                <text:p>0.803557</text:p>
              </table:table-cell>
              <table:table-cell office:value-type="float" office:value="0.198196">
                <text:p>0.198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7504">
                <text:p>0.917504</text:p>
              </table:table-cell>
              <table:table-cell office:value-type="float" office:value="0.810304">
                <text:p>0.810304</text:p>
              </table:table-cell>
              <table:table-cell office:value-type="float" office:value="0.213168">
                <text:p>0.213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696">
                <text:p>0.925696</text:p>
              </table:table-cell>
              <table:table-cell office:value-type="float" office:value="0.815965">
                <text:p>0.815965</text:p>
              </table:table-cell>
              <table:table-cell office:value-type="float" office:value="0.192031">
                <text:p>0.192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3888">
                <text:p>0.933888</text:p>
              </table:table-cell>
              <table:table-cell office:value-type="float" office:value="0.850579">
                <text:p>0.850579</text:p>
              </table:table-cell>
              <table:table-cell office:value-type="float" office:value="0.235646">
                <text:p>0.2356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08">
                <text:p>0.94208</text:p>
              </table:table-cell>
              <table:table-cell office:value-type="float" office:value="0.792962">
                <text:p>0.792962</text:p>
              </table:table-cell>
              <table:table-cell office:value-type="float" office:value="0.198427">
                <text:p>0.1984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72">
                <text:p>0.950272</text:p>
              </table:table-cell>
              <table:table-cell office:value-type="float" office:value="0.840489">
                <text:p>0.840489</text:p>
              </table:table-cell>
              <table:table-cell office:value-type="float" office:value="0.190658">
                <text:p>0.190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64">
                <text:p>0.958464</text:p>
              </table:table-cell>
              <table:table-cell office:value-type="float" office:value="0.835998">
                <text:p>0.835998</text:p>
              </table:table-cell>
              <table:table-cell office:value-type="float" office:value="0.152951">
                <text:p>0.152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6656">
                <text:p>0.966656</text:p>
              </table:table-cell>
              <table:table-cell office:value-type="float" office:value="0.835925">
                <text:p>0.835925</text:p>
              </table:table-cell>
              <table:table-cell office:value-type="float" office:value="0.16576">
                <text:p>0.16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4848">
                <text:p>0.974848</text:p>
              </table:table-cell>
              <table:table-cell office:value-type="float" office:value="0.853289">
                <text:p>0.853289</text:p>
              </table:table-cell>
              <table:table-cell office:value-type="float" office:value="0.166132">
                <text:p>0.166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04">
                <text:p>0.98304</text:p>
              </table:table-cell>
              <table:table-cell office:value-type="float" office:value="0.837852">
                <text:p>0.837852</text:p>
              </table:table-cell>
              <table:table-cell office:value-type="float" office:value="0.173836">
                <text:p>0.173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232">
                <text:p>0.991232</text:p>
              </table:table-cell>
              <table:table-cell office:value-type="float" office:value="0.82818">
                <text:p>0.82818</text:p>
              </table:table-cell>
              <table:table-cell office:value-type="float" office:value="0.162954">
                <text:p>0.162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24">
                <text:p>0.999424</text:p>
              </table:table-cell>
              <table:table-cell office:value-type="float" office:value="0.786517">
                <text:p>0.786517</text:p>
              </table:table-cell>
              <table:table-cell office:value-type="float" office:value="0.155951">
                <text:p>0.1559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7616">
                <text:p>1.007616</text:p>
              </table:table-cell>
              <table:table-cell office:value-type="float" office:value="0.813833">
                <text:p>0.813833</text:p>
              </table:table-cell>
              <table:table-cell office:value-type="float" office:value="0.146811">
                <text:p>0.1468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808">
                <text:p>1.015808</text:p>
              </table:table-cell>
              <table:table-cell office:value-type="float" office:value="0.820891">
                <text:p>0.820891</text:p>
              </table:table-cell>
              <table:table-cell office:value-type="float" office:value="0.143473">
                <text:p>0.1434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4">
                <text:p>1.024</text:p>
              </table:table-cell>
              <table:table-cell office:value-type="float" office:value="0.848702">
                <text:p>0.848702</text:p>
              </table:table-cell>
              <table:table-cell office:value-type="float" office:value="0.162258">
                <text:p>0.162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2192">
                <text:p>1.032192</text:p>
              </table:table-cell>
              <table:table-cell office:value-type="float" office:value="0.865124">
                <text:p>0.865124</text:p>
              </table:table-cell>
              <table:table-cell office:value-type="float" office:value="0.169203">
                <text:p>0.169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0384">
                <text:p>1.040384</text:p>
              </table:table-cell>
              <table:table-cell office:value-type="float" office:value="0.805959">
                <text:p>0.805959</text:p>
              </table:table-cell>
              <table:table-cell office:value-type="float" office:value="0.159877">
                <text:p>0.1598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8576">
                <text:p>1.048576</text:p>
              </table:table-cell>
              <table:table-cell office:value-type="float" office:value="0.820697">
                <text:p>0.820697</text:p>
              </table:table-cell>
              <table:table-cell office:value-type="float" office:value="0.167835">
                <text:p>0.167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768">
                <text:p>1.056768</text:p>
              </table:table-cell>
              <table:table-cell office:value-type="float" office:value="0.840863">
                <text:p>0.840863</text:p>
              </table:table-cell>
              <table:table-cell office:value-type="float" office:value="0.14598">
                <text:p>0.145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496">
                <text:p>1.06496</text:p>
              </table:table-cell>
              <table:table-cell office:value-type="float" office:value="0.860785">
                <text:p>0.860785</text:p>
              </table:table-cell>
              <table:table-cell office:value-type="float" office:value="0.144338">
                <text:p>0.144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3152">
                <text:p>1.073152</text:p>
              </table:table-cell>
              <table:table-cell office:value-type="float" office:value="0.802639">
                <text:p>0.802639</text:p>
              </table:table-cell>
              <table:table-cell office:value-type="float" office:value="0.178416">
                <text:p>0.178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344">
                <text:p>1.081344</text:p>
              </table:table-cell>
              <table:table-cell office:value-type="float" office:value="0.839662">
                <text:p>0.839662</text:p>
              </table:table-cell>
              <table:table-cell office:value-type="float" office:value="0.124418">
                <text:p>0.124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9536">
                <text:p>1.089536</text:p>
              </table:table-cell>
              <table:table-cell office:value-type="float" office:value="0.857372">
                <text:p>0.857372</text:p>
              </table:table-cell>
              <table:table-cell office:value-type="float" office:value="0.179257">
                <text:p>0.179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7728">
                <text:p>1.097728</text:p>
              </table:table-cell>
              <table:table-cell office:value-type="float" office:value="0.898998">
                <text:p>0.898998</text:p>
              </table:table-cell>
              <table:table-cell office:value-type="float" office:value="0.145223">
                <text:p>0.145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92">
                <text:p>1.10592</text:p>
              </table:table-cell>
              <table:table-cell office:value-type="float" office:value="0.861245">
                <text:p>0.861245</text:p>
              </table:table-cell>
              <table:table-cell office:value-type="float" office:value="0.132985">
                <text:p>0.132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4112">
                <text:p>1.114112</text:p>
              </table:table-cell>
              <table:table-cell office:value-type="float" office:value="0.826585">
                <text:p>0.826585</text:p>
              </table:table-cell>
              <table:table-cell office:value-type="float" office:value="0.171199">
                <text:p>0.171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304">
                <text:p>1.122304</text:p>
              </table:table-cell>
              <table:table-cell office:value-type="float" office:value="0.817013">
                <text:p>0.817013</text:p>
              </table:table-cell>
              <table:table-cell office:value-type="float" office:value="0.16832">
                <text:p>0.168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496">
                <text:p>1.130496</text:p>
              </table:table-cell>
              <table:table-cell office:value-type="float" office:value="0.942922">
                <text:p>0.942922</text:p>
              </table:table-cell>
              <table:table-cell office:value-type="float" office:value="0.158412">
                <text:p>0.158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688">
                <text:p>1.138688</text:p>
              </table:table-cell>
              <table:table-cell office:value-type="float" office:value="0.843496">
                <text:p>0.843496</text:p>
              </table:table-cell>
              <table:table-cell office:value-type="float" office:value="0.151775">
                <text:p>0.151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688">
                <text:p>1.14688</text:p>
              </table:table-cell>
              <table:table-cell office:value-type="float" office:value="0.846603">
                <text:p>0.846603</text:p>
              </table:table-cell>
              <table:table-cell office:value-type="float" office:value="0.146704">
                <text:p>0.1467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072">
                <text:p>1.155072</text:p>
              </table:table-cell>
              <table:table-cell office:value-type="float" office:value="0.81275">
                <text:p>0.81275</text:p>
              </table:table-cell>
              <table:table-cell office:value-type="float" office:value="0.143545">
                <text:p>0.143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264">
                <text:p>1.163264</text:p>
              </table:table-cell>
              <table:table-cell office:value-type="float" office:value="0.828991">
                <text:p>0.828991</text:p>
              </table:table-cell>
              <table:table-cell office:value-type="float" office:value="0.207721">
                <text:p>0.2077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1456">
                <text:p>1.171456</text:p>
              </table:table-cell>
              <table:table-cell office:value-type="float" office:value="0.839253">
                <text:p>0.839253</text:p>
              </table:table-cell>
              <table:table-cell office:value-type="float" office:value="0.171809">
                <text:p>0.1718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9648">
                <text:p>1.179648</text:p>
              </table:table-cell>
              <table:table-cell office:value-type="float" office:value="0.830073">
                <text:p>0.830073</text:p>
              </table:table-cell>
              <table:table-cell office:value-type="float" office:value="0.171366">
                <text:p>0.171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784">
                <text:p>1.18784</text:p>
              </table:table-cell>
              <table:table-cell office:value-type="float" office:value="0.818011">
                <text:p>0.818011</text:p>
              </table:table-cell>
              <table:table-cell office:value-type="float" office:value="0.149053">
                <text:p>0.149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6032">
                <text:p>1.196032</text:p>
              </table:table-cell>
              <table:table-cell office:value-type="float" office:value="0.813365">
                <text:p>0.813365</text:p>
              </table:table-cell>
              <table:table-cell office:value-type="float" office:value="0.180254">
                <text:p>0.1802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4224">
                <text:p>1.204224</text:p>
              </table:table-cell>
              <table:table-cell office:value-type="float" office:value="0.817679">
                <text:p>0.817679</text:p>
              </table:table-cell>
              <table:table-cell office:value-type="float" office:value="0.175686">
                <text:p>0.1756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2416">
                <text:p>1.212416</text:p>
              </table:table-cell>
              <table:table-cell office:value-type="float" office:value="0.915125">
                <text:p>0.915125</text:p>
              </table:table-cell>
              <table:table-cell office:value-type="float" office:value="0.168715">
                <text:p>0.1687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0608">
                <text:p>1.220608</text:p>
              </table:table-cell>
              <table:table-cell office:value-type="float" office:value="0.847242">
                <text:p>0.847242</text:p>
              </table:table-cell>
              <table:table-cell office:value-type="float" office:value="0.14382">
                <text:p>0.143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88">
                <text:p>1.2288</text:p>
              </table:table-cell>
              <table:table-cell office:value-type="float" office:value="0.865476">
                <text:p>0.865476</text:p>
              </table:table-cell>
              <table:table-cell office:value-type="float" office:value="0.163959">
                <text:p>0.1639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6992">
                <text:p>1.236992</text:p>
              </table:table-cell>
              <table:table-cell office:value-type="float" office:value="0.855246">
                <text:p>0.855246</text:p>
              </table:table-cell>
              <table:table-cell office:value-type="float" office:value="0.173479">
                <text:p>0.1734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5184">
                <text:p>1.245184</text:p>
              </table:table-cell>
              <table:table-cell office:value-type="float" office:value="0.92033">
                <text:p>0.92033</text:p>
              </table:table-cell>
              <table:table-cell office:value-type="float" office:value="0.146059">
                <text:p>0.146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3376">
                <text:p>1.253376</text:p>
              </table:table-cell>
              <table:table-cell office:value-type="float" office:value="0.86636">
                <text:p>0.86636</text:p>
              </table:table-cell>
              <table:table-cell office:value-type="float" office:value="0.155193">
                <text:p>0.1551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1568">
                <text:p>1.261568</text:p>
              </table:table-cell>
              <table:table-cell office:value-type="float" office:value="0.810457">
                <text:p>0.810457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976">
                <text:p>1.26976</text:p>
              </table:table-cell>
              <table:table-cell office:value-type="float" office:value="0.857833">
                <text:p>0.857833</text:p>
              </table:table-cell>
              <table:table-cell office:value-type="float" office:value="0.144511">
                <text:p>0.1445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952">
                <text:p>1.277952</text:p>
              </table:table-cell>
              <table:table-cell office:value-type="float" office:value="0.836067">
                <text:p>0.836067</text:p>
              </table:table-cell>
              <table:table-cell office:value-type="float" office:value="0.164284">
                <text:p>0.1642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6144">
                <text:p>1.286144</text:p>
              </table:table-cell>
              <table:table-cell office:value-type="float" office:value="0.812133">
                <text:p>0.812133</text:p>
              </table:table-cell>
              <table:table-cell office:value-type="float" office:value="0.161501">
                <text:p>0.161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4336">
                <text:p>1.294336</text:p>
              </table:table-cell>
              <table:table-cell office:value-type="float" office:value="0.835302">
                <text:p>0.835302</text:p>
              </table:table-cell>
              <table:table-cell office:value-type="float" office:value="0.181917">
                <text:p>0.1819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528">
                <text:p>1.302528</text:p>
              </table:table-cell>
              <table:table-cell office:value-type="float" office:value="0.736564">
                <text:p>0.736564</text:p>
              </table:table-cell>
              <table:table-cell office:value-type="float" office:value="0.181391">
                <text:p>0.1813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072">
                <text:p>1.31072</text:p>
              </table:table-cell>
              <table:table-cell office:value-type="float" office:value="0.857258">
                <text:p>0.857258</text:p>
              </table:table-cell>
              <table:table-cell office:value-type="float" office:value="0.149239">
                <text:p>0.1492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18912">
                <text:p>1.318912</text:p>
              </table:table-cell>
              <table:table-cell office:value-type="float" office:value="0.935449">
                <text:p>0.935449</text:p>
              </table:table-cell>
              <table:table-cell office:value-type="float" office:value="0.110857">
                <text:p>0.110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27104">
                <text:p>1.327104</text:p>
              </table:table-cell>
              <table:table-cell office:value-type="float" office:value="0.767421">
                <text:p>0.767421</text:p>
              </table:table-cell>
              <table:table-cell office:value-type="float" office:value="0.172053">
                <text:p>0.1720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5296">
                <text:p>1.335296</text:p>
              </table:table-cell>
              <table:table-cell office:value-type="float" office:value="0.859221">
                <text:p>0.859221</text:p>
              </table:table-cell>
              <table:table-cell office:value-type="float" office:value="0.191978">
                <text:p>0.1919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3488">
                <text:p>1.343488</text:p>
              </table:table-cell>
              <table:table-cell office:value-type="float" office:value="0.94375">
                <text:p>0.94375</text:p>
              </table:table-cell>
              <table:table-cell office:value-type="float" office:value="0.144016">
                <text:p>0.144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168">
                <text:p>1.35168</text:p>
              </table:table-cell>
              <table:table-cell office:value-type="float" office:value="1.064787">
                <text:p>1.064787</text:p>
              </table:table-cell>
              <table:table-cell office:value-type="float" office:value="0.086084">
                <text:p>0.086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59872">
                <text:p>1.359872</text:p>
              </table:table-cell>
              <table:table-cell office:value-type="float" office:value="0.928814">
                <text:p>0.928814</text:p>
              </table:table-cell>
              <table:table-cell office:value-type="float" office:value="0.135164">
                <text:p>0.135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68064">
                <text:p>1.368064</text:p>
              </table:table-cell>
              <table:table-cell office:value-type="float" office:value="0.895298">
                <text:p>0.895298</text:p>
              </table:table-cell>
              <table:table-cell office:value-type="float" office:value="0.13232">
                <text:p>0.132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6256">
                <text:p>1.376256</text:p>
              </table:table-cell>
              <table:table-cell office:value-type="float" office:value="0.936718">
                <text:p>0.936718</text:p>
              </table:table-cell>
              <table:table-cell office:value-type="float" office:value="0.126854">
                <text:p>0.126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84448">
                <text:p>1.384448</text:p>
              </table:table-cell>
              <table:table-cell office:value-type="float" office:value="0.905925">
                <text:p>0.905925</text:p>
              </table:table-cell>
              <table:table-cell office:value-type="float" office:value="0.160829">
                <text:p>0.1608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9264">
                <text:p>1.39264</text:p>
              </table:table-cell>
              <table:table-cell office:value-type="float" office:value="0.815958">
                <text:p>0.815958</text:p>
              </table:table-cell>
              <table:table-cell office:value-type="float" office:value="0.163775">
                <text:p>0.163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0832">
                <text:p>1.400832</text:p>
              </table:table-cell>
              <table:table-cell office:value-type="float" office:value="0.901002">
                <text:p>0.901002</text:p>
              </table:table-cell>
              <table:table-cell office:value-type="float" office:value="0.14325">
                <text:p>0.14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09024">
                <text:p>1.409024</text:p>
              </table:table-cell>
              <table:table-cell office:value-type="float" office:value="0.793279">
                <text:p>0.793279</text:p>
              </table:table-cell>
              <table:table-cell office:value-type="float" office:value="0.144115">
                <text:p>0.1441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7216">
                <text:p>1.417216</text:p>
              </table:table-cell>
              <table:table-cell office:value-type="float" office:value="0.888482">
                <text:p>0.888482</text:p>
              </table:table-cell>
              <table:table-cell office:value-type="float" office:value="0.128218">
                <text:p>0.128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25408">
                <text:p>1.425408</text:p>
              </table:table-cell>
              <table:table-cell office:value-type="float" office:value="0.972097">
                <text:p>0.972097</text:p>
              </table:table-cell>
              <table:table-cell office:value-type="float" office:value="0.088548">
                <text:p>0.0885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36">
                <text:p>1.4336</text:p>
              </table:table-cell>
              <table:table-cell office:value-type="float" office:value="0.888313">
                <text:p>0.888313</text:p>
              </table:table-cell>
              <table:table-cell office:value-type="float" office:value="0.13205">
                <text:p>0.13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41792">
                <text:p>1.441792</text:p>
              </table:table-cell>
              <table:table-cell office:value-type="float" office:value="0.892634">
                <text:p>0.892634</text:p>
              </table:table-cell>
              <table:table-cell office:value-type="float" office:value="0.152294">
                <text:p>0.1522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49984">
                <text:p>1.449984</text:p>
              </table:table-cell>
              <table:table-cell office:value-type="float" office:value="0.976096">
                <text:p>0.976096</text:p>
              </table:table-cell>
              <table:table-cell office:value-type="float" office:value="0.123605">
                <text:p>0.123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58176">
                <text:p>1.458176</text:p>
              </table:table-cell>
              <table:table-cell office:value-type="float" office:value="0.953942">
                <text:p>0.953942</text:p>
              </table:table-cell>
              <table:table-cell office:value-type="float" office:value="0.109247">
                <text:p>0.109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66368">
                <text:p>1.466368</text:p>
              </table:table-cell>
              <table:table-cell office:value-type="float" office:value="0.842544">
                <text:p>0.842544</text:p>
              </table:table-cell>
              <table:table-cell office:value-type="float" office:value="0.165006">
                <text:p>0.165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456">
                <text:p>1.47456</text:p>
              </table:table-cell>
              <table:table-cell office:value-type="float" office:value="0.860489">
                <text:p>0.860489</text:p>
              </table:table-cell>
              <table:table-cell office:value-type="float" office:value="0.11548">
                <text:p>0.11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82752">
                <text:p>1.482752</text:p>
              </table:table-cell>
              <table:table-cell office:value-type="float" office:value="0.90501">
                <text:p>0.90501</text:p>
              </table:table-cell>
              <table:table-cell office:value-type="float" office:value="0.153247">
                <text:p>0.1532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0944">
                <text:p>1.490944</text:p>
              </table:table-cell>
              <table:table-cell office:value-type="float" office:value="0.886278">
                <text:p>0.886278</text:p>
              </table:table-cell>
              <table:table-cell office:value-type="float" office:value="0.142499">
                <text:p>0.142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9136">
                <text:p>1.499136</text:p>
              </table:table-cell>
              <table:table-cell office:value-type="float" office:value="0.921401">
                <text:p>0.921401</text:p>
              </table:table-cell>
              <table:table-cell office:value-type="float" office:value="0.118697">
                <text:p>0.118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07328">
                <text:p>1.507328</text:p>
              </table:table-cell>
              <table:table-cell office:value-type="float" office:value="0.890358">
                <text:p>0.890358</text:p>
              </table:table-cell>
              <table:table-cell office:value-type="float" office:value="0.132328">
                <text:p>0.1323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1552">
                <text:p>1.51552</text:p>
              </table:table-cell>
              <table:table-cell office:value-type="float" office:value="0.830721">
                <text:p>0.830721</text:p>
              </table:table-cell>
              <table:table-cell office:value-type="float" office:value="0.141409">
                <text:p>0.141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3712">
                <text:p>1.523712</text:p>
              </table:table-cell>
              <table:table-cell office:value-type="float" office:value="0.908203">
                <text:p>0.908203</text:p>
              </table:table-cell>
              <table:table-cell office:value-type="float" office:value="0.142827">
                <text:p>0.142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1904">
                <text:p>1.531904</text:p>
              </table:table-cell>
              <table:table-cell office:value-type="float" office:value="0.834126">
                <text:p>0.834126</text:p>
              </table:table-cell>
              <table:table-cell office:value-type="float" office:value="0.120828">
                <text:p>0.120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40096">
                <text:p>1.540096</text:p>
              </table:table-cell>
              <table:table-cell office:value-type="float" office:value="0.899765">
                <text:p>0.899765</text:p>
              </table:table-cell>
              <table:table-cell office:value-type="float" office:value="0.107922">
                <text:p>0.1079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48288">
                <text:p>1.548288</text:p>
              </table:table-cell>
              <table:table-cell office:value-type="float" office:value="0.859731">
                <text:p>0.859731</text:p>
              </table:table-cell>
              <table:table-cell office:value-type="float" office:value="0.147602">
                <text:p>0.147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648">
                <text:p>1.55648</text:p>
              </table:table-cell>
              <table:table-cell office:value-type="float" office:value="0.838952">
                <text:p>0.838952</text:p>
              </table:table-cell>
              <table:table-cell office:value-type="float" office:value="0.14018">
                <text:p>0.14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4672">
                <text:p>1.564672</text:p>
              </table:table-cell>
              <table:table-cell office:value-type="float" office:value="0.907666">
                <text:p>0.907666</text:p>
              </table:table-cell>
              <table:table-cell office:value-type="float" office:value="0.152545">
                <text:p>0.1525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2864">
                <text:p>1.572864</text:p>
              </table:table-cell>
              <table:table-cell office:value-type="float" office:value="0.865814">
                <text:p>0.865814</text:p>
              </table:table-cell>
              <table:table-cell office:value-type="float" office:value="0.126296">
                <text:p>0.1262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1056">
                <text:p>1.581056</text:p>
              </table:table-cell>
              <table:table-cell office:value-type="float" office:value="0.891209">
                <text:p>0.891209</text:p>
              </table:table-cell>
              <table:table-cell office:value-type="float" office:value="0.122161">
                <text:p>0.1221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9248">
                <text:p>1.589248</text:p>
              </table:table-cell>
              <table:table-cell office:value-type="float" office:value="0.774568">
                <text:p>0.774568</text:p>
              </table:table-cell>
              <table:table-cell office:value-type="float" office:value="0.185919">
                <text:p>0.1859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744">
                <text:p>1.59744</text:p>
              </table:table-cell>
              <table:table-cell office:value-type="float" office:value="0.907661">
                <text:p>0.907661</text:p>
              </table:table-cell>
              <table:table-cell office:value-type="float" office:value="0.130787">
                <text:p>0.130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05632">
                <text:p>1.605632</text:p>
              </table:table-cell>
              <table:table-cell office:value-type="float" office:value="0.888102">
                <text:p>0.888102</text:p>
              </table:table-cell>
              <table:table-cell office:value-type="float" office:value="0.138646">
                <text:p>0.1386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3824">
                <text:p>1.613824</text:p>
              </table:table-cell>
              <table:table-cell office:value-type="float" office:value="0.933806">
                <text:p>0.933806</text:p>
              </table:table-cell>
              <table:table-cell office:value-type="float" office:value="0.102869">
                <text:p>0.1028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22016">
                <text:p>1.622016</text:p>
              </table:table-cell>
              <table:table-cell office:value-type="float" office:value="0.98709">
                <text:p>0.98709</text:p>
              </table:table-cell>
              <table:table-cell office:value-type="float" office:value="0.119385">
                <text:p>0.1193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30208">
                <text:p>1.630208</text:p>
              </table:table-cell>
              <table:table-cell office:value-type="float" office:value="0.971151">
                <text:p>0.971151</text:p>
              </table:table-cell>
              <table:table-cell office:value-type="float" office:value="0.075286">
                <text:p>0.075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384">
                <text:p>1.6384</text:p>
              </table:table-cell>
              <table:table-cell office:value-type="float" office:value="0.83182">
                <text:p>0.83182</text:p>
              </table:table-cell>
              <table:table-cell office:value-type="float" office:value="0.118106">
                <text:p>0.118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6592">
                <text:p>1.646592</text:p>
              </table:table-cell>
              <table:table-cell office:value-type="float" office:value="0.928254">
                <text:p>0.928254</text:p>
              </table:table-cell>
              <table:table-cell office:value-type="float" office:value="0.139128">
                <text:p>0.139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54784">
                <text:p>1.654784</text:p>
              </table:table-cell>
              <table:table-cell office:value-type="float" office:value="0.865788">
                <text:p>0.865788</text:p>
              </table:table-cell>
              <table:table-cell office:value-type="float" office:value="0.158645">
                <text:p>0.1586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62976">
                <text:p>1.662976</text:p>
              </table:table-cell>
              <table:table-cell office:value-type="float" office:value="1.172764">
                <text:p>1.172764</text:p>
              </table:table-cell>
              <table:table-cell office:value-type="float" office:value="0.082882">
                <text:p>0.082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71168">
                <text:p>1.671168</text:p>
              </table:table-cell>
              <table:table-cell office:value-type="float" office:value="0.810566">
                <text:p>0.810566</text:p>
              </table:table-cell>
              <table:table-cell office:value-type="float" office:value="0.134889">
                <text:p>0.134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7936">
                <text:p>1.67936</text:p>
              </table:table-cell>
              <table:table-cell office:value-type="float" office:value="0.941056">
                <text:p>0.941056</text:p>
              </table:table-cell>
              <table:table-cell office:value-type="float" office:value="0.134768">
                <text:p>0.1347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7552">
                <text:p>1.687552</text:p>
              </table:table-cell>
              <table:table-cell office:value-type="float" office:value="0.887781">
                <text:p>0.887781</text:p>
              </table:table-cell>
              <table:table-cell office:value-type="float" office:value="0.124846">
                <text:p>0.1248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95744">
                <text:p>1.695744</text:p>
              </table:table-cell>
              <table:table-cell office:value-type="float" office:value="0.810925">
                <text:p>0.810925</text:p>
              </table:table-cell>
              <table:table-cell office:value-type="float" office:value="0.150128">
                <text:p>0.150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03936">
                <text:p>1.703936</text:p>
              </table:table-cell>
              <table:table-cell office:value-type="float" office:value="1.15249">
                <text:p>1.15249</text:p>
              </table:table-cell>
              <table:table-cell office:value-type="float" office:value="0.077165">
                <text:p>0.0771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12128">
                <text:p>1.712128</text:p>
              </table:table-cell>
              <table:table-cell office:value-type="float" office:value="0.910577">
                <text:p>0.910577</text:p>
              </table:table-cell>
              <table:table-cell office:value-type="float" office:value="0.141662">
                <text:p>0.141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2032">
                <text:p>1.72032</text:p>
              </table:table-cell>
              <table:table-cell office:value-type="float" office:value="0.952713">
                <text:p>0.952713</text:p>
              </table:table-cell>
              <table:table-cell office:value-type="float" office:value="0.120031">
                <text:p>0.1200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28512">
                <text:p>1.728512</text:p>
              </table:table-cell>
              <table:table-cell office:value-type="float" office:value="0.80787">
                <text:p>0.80787</text:p>
              </table:table-cell>
              <table:table-cell office:value-type="float" office:value="0.151694">
                <text:p>0.151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6704">
                <text:p>1.736704</text:p>
              </table:table-cell>
              <table:table-cell office:value-type="float" office:value="0.944418">
                <text:p>0.944418</text:p>
              </table:table-cell>
              <table:table-cell office:value-type="float" office:value="0.108632">
                <text:p>0.108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44896">
                <text:p>1.744896</text:p>
              </table:table-cell>
              <table:table-cell office:value-type="float" office:value="0.85128">
                <text:p>0.85128</text:p>
              </table:table-cell>
              <table:table-cell office:value-type="float" office:value="0.132776">
                <text:p>0.132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53088">
                <text:p>1.753088</text:p>
              </table:table-cell>
              <table:table-cell office:value-type="float" office:value="0.897688">
                <text:p>0.897688</text:p>
              </table:table-cell>
              <table:table-cell office:value-type="float" office:value="0.144319">
                <text:p>0.1443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6128">
                <text:p>1.76128</text:p>
              </table:table-cell>
              <table:table-cell office:value-type="float" office:value="0.925123">
                <text:p>0.925123</text:p>
              </table:table-cell>
              <table:table-cell office:value-type="float" office:value="0.124788">
                <text:p>0.1247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69472">
                <text:p>1.769472</text:p>
              </table:table-cell>
              <table:table-cell office:value-type="float" office:value="0.821934">
                <text:p>0.821934</text:p>
              </table:table-cell>
              <table:table-cell office:value-type="float" office:value="0.154782">
                <text:p>0.1547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7664">
                <text:p>1.777664</text:p>
              </table:table-cell>
              <table:table-cell office:value-type="float" office:value="0.926621">
                <text:p>0.926621</text:p>
              </table:table-cell>
              <table:table-cell office:value-type="float" office:value="0.122377">
                <text:p>0.1223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85856">
                <text:p>1.785856</text:p>
              </table:table-cell>
              <table:table-cell office:value-type="float" office:value="0.85496">
                <text:p>0.85496</text:p>
              </table:table-cell>
              <table:table-cell office:value-type="float" office:value="0.135888">
                <text:p>0.1358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94048">
                <text:p>1.794048</text:p>
              </table:table-cell>
              <table:table-cell office:value-type="float" office:value="0.832947">
                <text:p>0.832947</text:p>
              </table:table-cell>
              <table:table-cell office:value-type="float" office:value="0.131069">
                <text:p>0.1310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0224">
                <text:p>1.80224</text:p>
              </table:table-cell>
              <table:table-cell office:value-type="float" office:value="0.951387">
                <text:p>0.951387</text:p>
              </table:table-cell>
              <table:table-cell office:value-type="float" office:value="0.158066">
                <text:p>0.1580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10432">
                <text:p>1.810432</text:p>
              </table:table-cell>
              <table:table-cell office:value-type="float" office:value="0.899752">
                <text:p>0.899752</text:p>
              </table:table-cell>
              <table:table-cell office:value-type="float" office:value="0.095395">
                <text:p>0.095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18624">
                <text:p>1.818624</text:p>
              </table:table-cell>
              <table:table-cell office:value-type="float" office:value="0.925034">
                <text:p>0.925034</text:p>
              </table:table-cell>
              <table:table-cell office:value-type="float" office:value="0.122169">
                <text:p>0.1221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26816">
                <text:p>1.826816</text:p>
              </table:table-cell>
              <table:table-cell office:value-type="float" office:value="0.930476">
                <text:p>0.930476</text:p>
              </table:table-cell>
              <table:table-cell office:value-type="float" office:value="0.11799">
                <text:p>0.117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35008">
                <text:p>1.835008</text:p>
              </table:table-cell>
              <table:table-cell office:value-type="float" office:value="1.156823">
                <text:p>1.156823</text:p>
              </table:table-cell>
              <table:table-cell office:value-type="float" office:value="0.16534">
                <text:p>0.16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432">
                <text:p>1.8432</text:p>
              </table:table-cell>
              <table:table-cell office:value-type="float" office:value="0.838852">
                <text:p>0.838852</text:p>
              </table:table-cell>
              <table:table-cell office:value-type="float" office:value="0.165603">
                <text:p>0.165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1392">
                <text:p>1.851392</text:p>
              </table:table-cell>
              <table:table-cell office:value-type="float" office:value="0.97697">
                <text:p>0.97697</text:p>
              </table:table-cell>
              <table:table-cell office:value-type="float" office:value="0.095443">
                <text:p>0.0954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9584">
                <text:p>1.859584</text:p>
              </table:table-cell>
              <table:table-cell office:value-type="float" office:value="0.899633">
                <text:p>0.899633</text:p>
              </table:table-cell>
              <table:table-cell office:value-type="float" office:value="0.135172">
                <text:p>0.1351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67776">
                <text:p>1.867776</text:p>
              </table:table-cell>
              <table:table-cell office:value-type="float" office:value="1.128309">
                <text:p>1.128309</text:p>
              </table:table-cell>
              <table:table-cell office:value-type="float" office:value="0.102619">
                <text:p>0.1026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75968">
                <text:p>1.875968</text:p>
              </table:table-cell>
              <table:table-cell office:value-type="float" office:value="0.830042">
                <text:p>0.830042</text:p>
              </table:table-cell>
              <table:table-cell office:value-type="float" office:value="0.116751">
                <text:p>0.116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8416">
                <text:p>1.88416</text:p>
              </table:table-cell>
              <table:table-cell office:value-type="float" office:value="0.904203">
                <text:p>0.904203</text:p>
              </table:table-cell>
              <table:table-cell office:value-type="float" office:value="0.118633">
                <text:p>0.1186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92352">
                <text:p>1.892352</text:p>
              </table:table-cell>
              <table:table-cell office:value-type="float" office:value="0.903486">
                <text:p>0.903486</text:p>
              </table:table-cell>
              <table:table-cell office:value-type="float" office:value="0.104706">
                <text:p>0.104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00544">
                <text:p>1.900544</text:p>
              </table:table-cell>
              <table:table-cell office:value-type="float" office:value="0.803185">
                <text:p>0.803185</text:p>
              </table:table-cell>
              <table:table-cell office:value-type="float" office:value="0.154361">
                <text:p>0.1543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08736">
                <text:p>1.908736</text:p>
              </table:table-cell>
              <table:table-cell office:value-type="float" office:value="0.892692">
                <text:p>0.892692</text:p>
              </table:table-cell>
              <table:table-cell office:value-type="float" office:value="0.136413">
                <text:p>0.136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16928">
                <text:p>1.916928</text:p>
              </table:table-cell>
              <table:table-cell office:value-type="float" office:value="0.964939">
                <text:p>0.964939</text:p>
              </table:table-cell>
              <table:table-cell office:value-type="float" office:value="0.087047">
                <text:p>0.0870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2512">
                <text:p>1.92512</text:p>
              </table:table-cell>
              <table:table-cell office:value-type="float" office:value="0.971494">
                <text:p>0.971494</text:p>
              </table:table-cell>
              <table:table-cell office:value-type="float" office:value="0.115754">
                <text:p>0.1157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33312">
                <text:p>1.933312</text:p>
              </table:table-cell>
              <table:table-cell office:value-type="float" office:value="0.848265">
                <text:p>0.848265</text:p>
              </table:table-cell>
              <table:table-cell office:value-type="float" office:value="0.151359">
                <text:p>0.1513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41504">
                <text:p>1.941504</text:p>
              </table:table-cell>
              <table:table-cell office:value-type="float" office:value="0.936837">
                <text:p>0.936837</text:p>
              </table:table-cell>
              <table:table-cell office:value-type="float" office:value="0.094889">
                <text:p>0.094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49696">
                <text:p>1.949696</text:p>
              </table:table-cell>
              <table:table-cell office:value-type="float" office:value="1.002304">
                <text:p>1.002304</text:p>
              </table:table-cell>
              <table:table-cell office:value-type="float" office:value="0.10493">
                <text:p>0.104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57888">
                <text:p>1.957888</text:p>
              </table:table-cell>
              <table:table-cell office:value-type="float" office:value="0.884484">
                <text:p>0.884484</text:p>
              </table:table-cell>
              <table:table-cell office:value-type="float" office:value="0.139585">
                <text:p>0.1395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6608">
                <text:p>1.96608</text:p>
              </table:table-cell>
              <table:table-cell office:value-type="float" office:value="0.904524">
                <text:p>0.904524</text:p>
              </table:table-cell>
              <table:table-cell office:value-type="float" office:value="0.12317">
                <text:p>0.123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74272">
                <text:p>1.974272</text:p>
              </table:table-cell>
              <table:table-cell office:value-type="float" office:value="0.962103">
                <text:p>0.962103</text:p>
              </table:table-cell>
              <table:table-cell office:value-type="float" office:value="0.109573">
                <text:p>0.1095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82464">
                <text:p>1.982464</text:p>
              </table:table-cell>
              <table:table-cell office:value-type="float" office:value="0.822388">
                <text:p>0.822388</text:p>
              </table:table-cell>
              <table:table-cell office:value-type="float" office:value="0.113101">
                <text:p>0.1131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0656">
                <text:p>1.990656</text:p>
              </table:table-cell>
              <table:table-cell office:value-type="float" office:value="0.93736">
                <text:p>0.93736</text:p>
              </table:table-cell>
              <table:table-cell office:value-type="float" office:value="0.105321">
                <text:p>0.1053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8848">
                <text:p>1.998848</text:p>
              </table:table-cell>
              <table:table-cell office:value-type="float" office:value="0.928974">
                <text:p>0.928974</text:p>
              </table:table-cell>
              <table:table-cell office:value-type="float" office:value="0.094488">
                <text:p>0.094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